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d119" officeooo:paragraph-rsid="001dd1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hpMyAdmin SQL Dump</text:p>
      <text:p text:style-name="P1">-- version 4.4.10</text:p>
      <text:p text:style-name="P1">-- http://www.phpmyadmin.net</text:p>
      <text:p text:style-name="P1">--</text:p>
      <text:p text:style-name="P1">-- Host: localhost:8889</text:p>
      <text:p text:style-name="P1">-- Generation Time: May 03, 2017 at 03:36 PM</text:p>
      <text:p text:style-name="P1">-- Server version: 5.5.42</text:p>
      <text:p text:style-name="P1">-- PHP Version: 7.0.0</text:p>
      <text:p text:style-name="P1"/>
      <text:p text:style-name="P1">SET SQL_MODE = "NO_AUTO_VALUE_ON_ZERO";</text:p>
      <text:p text:style-name="P1">SET time_zone = "+00:00";</text:p>
      <text:p text:style-name="P1"/>
      <text:p text:style-name="P1">--</text:p>
      <text:p text:style-name="P1">-- Database: `DinahCPN`</text:p>
      <text:p text:style-name="P1">--</text:p>
      <text:p text:style-name="P1"/>
      <text:p text:style-name="P1">-- --------------------------------------------------------</text:p>
      <text:p text:style-name="P1"/>
      <text:p text:style-name="P1">--</text:p>
      <text:p text:style-name="P1">-- Table structure for table `wp_commentmeta`</text:p>
      <text:p text:style-name="P1">--</text:p>
      <text:p text:style-name="P1"/>
      <text:p text:style-name="P1">CREATE TABLE `wp_commentmeta` (</text:p>
      <text:p text:style-name="P1"><text:s text:c="2"/>`meta_id` bigint(20) unsigned NOT NULL,</text:p>
      <text:p text:style-name="P1"><text:s text:c="2"/>`comment_id` bigint(20) unsigned NOT NULL DEFAULT '0',</text:p>
      <text:p text:style-name="P1"><text:s text:c="2"/>`meta_key` varchar(255) COLLATE utf8mb4_unicode_ci DEFAULT NULL,</text:p>
      <text:p text:style-name="P1"><text:s text:c="2"/>`meta_value` longtext COLLATE utf8mb4_unicode_ci</text:p>
      <text:p text:style-name="P1">) ENGINE=InnoDB DEFAULT CHARSET=utf8mb4 COLLATE=utf8mb4_unicode_ci;</text:p>
      <text:p text:style-name="P1"/>
      <text:p text:style-name="P1">-- --------------------------------------------------------</text:p>
      <text:p text:style-name="P1"/>
      <text:p text:style-name="P1">--</text:p>
      <text:p text:style-name="P1">-- Table structure for table `wp_comments`</text:p>
      <text:p text:style-name="P1">--</text:p>
      <text:p text:style-name="P1"/>
      <text:p text:style-name="P1">CREATE TABLE `wp_comments` (</text:p>
      <text:p text:style-name="P1"><text:s text:c="2"/>`comment_ID` bigint(20) unsigned NOT NULL,</text:p>
      <text:p text:style-name="P1"><text:s text:c="2"/>`comment_post_ID` bigint(20) unsigned NOT NULL DEFAULT '0',</text:p>
      <text:p text:style-name="P1"><text:s text:c="2"/>`comment_author` tinytext COLLATE utf8mb4_unicode_ci NOT NULL,</text:p>
      <text:p text:style-name="P1"><text:s text:c="2"/>`comment_author_email` varchar(100) COLLATE utf8mb4_unicode_ci NOT NULL DEFAULT '',</text:p>
      <text:p text:style-name="P1"><text:s text:c="2"/>`comment_author_url` varchar(200) COLLATE utf8mb4_unicode_ci NOT NULL DEFAULT '',</text:p>
      <text:p text:style-name="P1"><text:s text:c="2"/>`comment_author_IP` varchar(100) COLLATE utf8mb4_unicode_ci NOT NULL DEFAULT '',</text:p>
      <text:p text:style-name="P1"><text:s text:c="2"/>`comment_date` datetime NOT NULL DEFAULT '0000-00-00 00:00:00',</text:p>
      <text:p text:style-name="P1"><text:s text:c="2"/>`comment_date_gmt` datetime NOT NULL DEFAULT '0000-00-00 00:00:00',</text:p>
      <text:p text:style-name="P1"><text:s text:c="2"/>`comment_content` text COLLATE utf8mb4_unicode_ci NOT NULL,</text:p>
      <text:p text:style-name="P1"><text:s text:c="2"/>`comment_karma` int(11) NOT NULL DEFAULT '0',</text:p>
      <text:p text:style-name="P1"><text:s text:c="2"/>`comment_approved` varchar(20) COLLATE utf8mb4_unicode_ci NOT NULL DEFAULT '1',</text:p>
      <text:p text:style-name="P1"><text:s text:c="2"/>`comment_agent` varchar(255) COLLATE utf8mb4_unicode_ci NOT NULL DEFAULT '',</text:p>
      <text:p text:style-name="P1"><text:s text:c="2"/>`comment_type` varchar(20) COLLATE utf8mb4_unicode_ci NOT NULL DEFAULT '',</text:p>
      <text:p text:style-name="P1"><text:s text:c="2"/>`comment_parent` bigint(20) unsigned NOT NULL DEFAULT '0',</text:p>
      <text:p text:style-name="P1"><text:s text:c="2"/>`user_id` bigint(20) unsigned NOT NULL DEFAULT '0'</text:p>
      <text:p text:style-name="P1">) ENGINE=InnoDB AUTO_INCREMENT=2 DEFAULT CHARSET=utf8mb4 <text:soft-page-break/>COLLATE=utf8mb4_unicode_ci;</text:p>
      <text:p text:style-name="P1"/>
      <text:p text:style-name="P1">--</text:p>
      <text:p text:style-name="P1">-- Dumping data for table `wp_comments`</text:p>
      <text:p text:style-name="P1">--</text:p>
      <text:p text:style-name="P1"/>
      <text:p text:style-name="P1">INSERT INTO `wp_comments` (`comment_ID`, `comment_post_ID`, `comment_author`, `comment_author_email`, `comment_author_url`, `comment_author_IP`, `comment_date`, `comment_date_gmt`, `comment_content`, `comment_karma`, `comment_approved`, `comment_agent`, `comment_type`, `comment_parent`, `user_id`) VALUES</text:p>
      <text:p text:style-name="P1">(1, 1, 'A WordPress Commenter', 'wapuu@wordpress.example', 'https://wordpress.org/', '', '2017-04-26 20:24:10', '2017-04-26 20:24:10', 'Hi, this is a comment.\nTo get started with moderating, editing, and deleting comments, please visit the Comments screen in the dashboard.\nCommenter avatars come from &lt;a href="https://gravatar.com"&gt;Gravatar&lt;/a&gt;.', 0, '1', '', '', 0, 0);</text:p>
      <text:p text:style-name="P1"/>
      <text:p text:style-name="P1">-- --------------------------------------------------------</text:p>
      <text:p text:style-name="P1"/>
      <text:p text:style-name="P1">--</text:p>
      <text:p text:style-name="P1">-- Table structure for table `wp_duplicator_packages`</text:p>
      <text:p text:style-name="P1">--</text:p>
      <text:p text:style-name="P1"/>
      <text:p text:style-name="P1">CREATE TABLE `wp_duplicator_packages` (</text:p>
      <text:p text:style-name="P1"><text:s text:c="2"/>`id` bigint(20) unsigned NOT NULL,</text:p>
      <text:p text:style-name="P1"><text:s text:c="2"/>`name` varchar(250) NOT NULL,</text:p>
      <text:p text:style-name="P1"><text:s text:c="2"/>`hash` varchar(50) NOT NULL,</text:p>
      <text:p text:style-name="P1"><text:s text:c="2"/>`status` int(11) NOT NULL,</text:p>
      <text:p text:style-name="P1"><text:s text:c="2"/>`created` datetime NOT NULL DEFAULT '0000-00-00 00:00:00',</text:p>
      <text:p text:style-name="P1"><text:s text:c="2"/>`owner` varchar(60) NOT NULL,</text:p>
      <text:p text:style-name="P1"><text:s text:c="2"/>`package` mediumblob NOT NULL</text:p>
      <text:p text:style-name="P1">) ENGINE=InnoDB AUTO_INCREMENT=2 DEFAULT CHARSET=latin1;</text:p>
      <text:p text:style-name="P1"/>
      <text:p text:style-name="P1">--</text:p>
      <text:p text:style-name="P1">-- Dumping data for table `wp_duplicator_packages`</text:p>
      <text:p text:style-name="P1">--</text:p>
      <text:p text:style-name="P1"/>
      <text:p text:style-name="P1">INSERT INTO `wp_duplicator_packages` (`id`, `name`, `hash`, `status`, `created`, `owner`, `package`) VALUES</text:p>
      <text:p text:style-name="P1">(1, '20170503', 'b67ef35a7a3781946777170503093023', 100, '2017-05-03 09:30:36', 'DinahJ', 0x4f3a31313a224455505f5061636b616765223a32333a7b733a373a2243726561746564223b733a31393a22323031372d30352d30332030393a33303a3233223b733a373a2256657273696f6e223b733a353a22312e322e36223b733a393a2256657273696f6e5750223b733a353a22342e372e34223b733a393a2256657273696f6e4442223b733a363a22352e352e3432223b733a31303a2256657273696f6e504850223b733a353a22372e302e30223b733a393a2256657273696f6e4f53223b733a363a2244617277696e223b733a323a224944223b693a313b733a343a224e616d65223b733a383a223230313730353033223b733a343a2248617368223b733a33323a226236376566333561376133373831393436373737313730353033303933303233223b733a383a224e616d6548617368223b733a34313a2232303137303530335f6236376566333561376133373831393436373737313730353033303933303233223b733a343a2254797065223b693a303b733a353a224e6f746573223b733a303a22223b733a393a2253746f726550617468223b733a35353a222f55736572732f44696e61682f53697465732f776f726470726573732f776f726470726573732f77702d736e617073686f74732f746d70223b733a383a2253746f726555524c223b733a34353a22687474703a2f2f6c6f63616c686f73743a383838382f776f726470726573732f77702d736e617073686f74732f223b733a383a225363616e46696c65223b733a35313a22323031373<text:soft-page-break/>03530335f62363765663335613761333738313934363737373137303530333039333032335f7363616e2e6a736f6e223b733a373a2252756e74696d65223b733a31303a2232322e3438207365632e223b733a373a2245786553697a65223b733a383a223432322e30374b42223b733a373a225a697053697a65223b733a373a2234312e30314d42223b733a363a22537461747573223b4e3b733a363a22575055736572223b733a363a2244696e61684a223b733a373a2241726368697665223b4f3a31313a224455505f41726368697665223a31333a7b733a31303a2246696c74657244697273223b733a303a22223b733a31303a2246696c74657245787473223b733a303a22223b733a31333a2246696c74657244697273416c6c223b613a303a7b7d733a31333a2246696c74657245787473416c6c223b613a303a7b7d733a383a2246696c7465724f6e223b693a303b733a343a2246696c65223b733a35333a2232303137303530335f62363765663335613761333738313934363737373137303530333039333032335f617263686976652e7a6970223b733a363a22466f726d6174223b733a333a225a4950223b733a373a225061636b446972223b733a33383a222f55736572732f44696e61682f53697465732f776f726470726573732f776f72647072657373223b733a343a2253697a65223b693a34323939373734393b733a343a2244697273223b613a303a7b7d733a353a2246696c6573223b613a303a7b7d733a31303a2246696c746572496e666f223b4f3a32333a224455505f417263686976655f46696c7465725f496e666f223a363a7b733a343a2244697273223b4f3a33343a224455505f417263686976655f46696c7465725f53636f70655f4469726563746f7279223a343a7b733a373a225761726e696e67223b613a303a7b7d733a31303a22556e7265616461626c65223b613a303a7b7d733a343a22436f7265223b613a303a7b7d733a383a22496e7374616e6365223b613a303a7b7d7d733a353a2246696c6573223b4f3a32393a224455505f417263686976655f46696c7465725f53636f70655f46696c65223a353a7b733a343a2253697a65223b613a303a7b7d733a373a225761726e696e67223b613a303a7b7d733a31303a22556e7265616461626c65223b613a303a7b7d733a343a22436f7265223b613a303a7b7d733a383a22496e7374616e6365223b613a303a7b7d7d733a343a2245787473223b4f3a32393a224455505f417263686976655f46696c7465725f53636f70655f42617365223a323a7b733a343a22436f7265223b613a303a7b7d733a383a22496e7374616e6365223b613a303a7b7d7d733a393a2255446972436f756e74223b693a303b733a31303a225546696c65436f756e74223b693a303b733a393a2255457874436f756e74223b693a303b7d733a31303a22002a005061636b616765223b723a313b7d733a393a22496e7374616c6c6572223b4f3a31333a224455505f496e7374616c6c6572223a31323a7b733a343a2246696c65223b733a35353a2232303137303530335f62363765663335613761333738313934363737373137303530333039333032335f696e7374616c6c65722e706870223b733a343a2253697a65223b693a3433323230303b733a31303a224f7074734442486f7374223b733a303a22223b733a31303a224f7074734442506f7274223b733a303a22223b733a31303a224f70747344424e616d65223b733a303a22223b733a31303a224f707473444255736572223b733a303a22223b733a31323a224f70747353534c41646d696e223b693a303b733a31323a224f70747353534c4c6f67696e223b693a303b733a31313a224f70747343616368655750223b693a303b733a31333a224f707473436163686550617468223b693a303b733a31303a224f70747355524c4e6577223b733a303a22223b733a31303a22002a005061636b616765223b723a313b7d733a383a224461746162617365223b4f3a31323a224455505f4461746162617365223a31333a7b733a343a2254797065223b733a353a224d7953514c223b733a343a2253697a65223b693a3836343731303b733a343a2246696c65223b733a35343a2232303137303530335f62363765663335613761333738313934363737373137303530333039333032335f64617461626173652e73716c223b733a343a2250617468223b4e3b733a31323a2246696c7465725461626c6573223b733a303a22223b733a383a2246696c7465724f6e223b693a303b733a343a224e616d65223b4e3b733a31303a22436f6d70617469626c65223b733a303a22223b733a383a22436f6d6d656e7473223b733a31393a22536f7572636520646973747269627574696f6e223b733a31303a22002a005061636b616765223b723a313b733a32353a22004455505f446174616261736500646253746f726550617468223b733a3131303a222f55736572732f44696e61682f53697465732f776f726470726573732f776f726470726573732f77702d736e617073686f74732f746d702f32303137303530335f62363765663335613761333738313934363737373137303530333039333032335f64617461626173652e73716c223b733a32333a22004455505f446174616261736500454f464d61726b6572223b733a303a22223b733a32363a22004455505f4461746162617365006e6574776f726b466c757368223b623a303b7d7d);</text:p>
      <text:p text:style-name="P1"/>
      <text:p text:style-name="P1">-- --------------------------------------------------------</text:p>
      <text:p text:style-name="P1"><text:soft-page-break/></text:p>
      <text:p text:style-name="P1">--</text:p>
      <text:p text:style-name="P1">-- Table structure for table `wp_links`</text:p>
      <text:p text:style-name="P1">--</text:p>
      <text:p text:style-name="P1"/>
      <text:p text:style-name="P1">CREATE TABLE `wp_links` (</text:p>
      <text:p text:style-name="P1"><text:s text:c="2"/>`link_id` bigint(20) unsigned NOT NULL,</text:p>
      <text:p text:style-name="P1"><text:s text:c="2"/>`link_url` varchar(255) COLLATE utf8mb4_unicode_ci NOT NULL DEFAULT '',</text:p>
      <text:p text:style-name="P1"><text:s text:c="2"/>`link_name` varchar(255) COLLATE utf8mb4_unicode_ci NOT NULL DEFAULT '',</text:p>
      <text:p text:style-name="P1"><text:s text:c="2"/>`link_image` varchar(255) COLLATE utf8mb4_unicode_ci NOT NULL DEFAULT '',</text:p>
      <text:p text:style-name="P1"><text:s text:c="2"/>`link_target` varchar(25) COLLATE utf8mb4_unicode_ci NOT NULL DEFAULT '',</text:p>
      <text:p text:style-name="P1"><text:s text:c="2"/>`link_description` varchar(255) COLLATE utf8mb4_unicode_ci NOT NULL DEFAULT '',</text:p>
      <text:p text:style-name="P1"><text:s text:c="2"/>`link_visible` varchar(20) COLLATE utf8mb4_unicode_ci NOT NULL DEFAULT 'Y',</text:p>
      <text:p text:style-name="P1"><text:s text:c="2"/>`link_owner` bigint(20) unsigned NOT NULL DEFAULT '1',</text:p>
      <text:p text:style-name="P1"><text:s text:c="2"/>`link_rating` int(11) NOT NULL DEFAULT '0',</text:p>
      <text:p text:style-name="P1"><text:s text:c="2"/>`link_updated` datetime NOT NULL DEFAULT '0000-00-00 00:00:00',</text:p>
      <text:p text:style-name="P1"><text:s text:c="2"/>`link_rel` varchar(255) COLLATE utf8mb4_unicode_ci NOT NULL DEFAULT '',</text:p>
      <text:p text:style-name="P1"><text:s text:c="2"/>`link_notes` mediumtext COLLATE utf8mb4_unicode_ci NOT NULL,</text:p>
      <text:p text:style-name="P1"><text:s text:c="2"/>`link_rss` varchar(255) COLLATE utf8mb4_unicode_ci NOT NULL DEFAULT ''</text:p>
      <text:p text:style-name="P1">) ENGINE=InnoDB DEFAULT CHARSET=utf8mb4 COLLATE=utf8mb4_unicode_ci;</text:p>
      <text:p text:style-name="P1"/>
      <text:p text:style-name="P1">-- --------------------------------------------------------</text:p>
      <text:p text:style-name="P1"/>
      <text:p text:style-name="P1">--</text:p>
      <text:p text:style-name="P1">-- Table structure for table `wp_options`</text:p>
      <text:p text:style-name="P1">--</text:p>
      <text:p text:style-name="P1"/>
      <text:p text:style-name="P1">CREATE TABLE `wp_options` (</text:p>
      <text:p text:style-name="P1"><text:s text:c="2"/>`option_id` bigint(20) unsigned NOT NULL,</text:p>
      <text:p text:style-name="P1"><text:s text:c="2"/>`option_name` varchar(191) COLLATE utf8mb4_unicode_ci NOT NULL DEFAULT '',</text:p>
      <text:p text:style-name="P1"><text:s text:c="2"/>`option_value` longtext COLLATE utf8mb4_unicode_ci NOT NULL,</text:p>
      <text:p text:style-name="P1"><text:s text:c="2"/>`autoload` varchar(20) COLLATE utf8mb4_unicode_ci NOT NULL DEFAULT 'yes'</text:p>
      <text:p text:style-name="P1">) ENGINE=InnoDB AUTO_INCREMENT=321 DEFAULT CHARSET=utf8mb4 COLLATE=utf8mb4_unicode_ci;</text:p>
      <text:p text:style-name="P1"/>
      <text:p text:style-name="P1">--</text:p>
      <text:p text:style-name="P1">-- Dumping data for table `wp_options`</text:p>
      <text:p text:style-name="P1">--</text:p>
      <text:p text:style-name="P1"/>
      <text:p text:style-name="P1">INSERT INTO `wp_options` (`option_id`, `option_name`, `option_value`, `autoload`) VALUES</text:p>
      <text:p text:style-name="P1">(1, 'siteurl', 'http://localhost:8888/wordpress', 'yes'),</text:p>
      <text:p text:style-name="P1">(2, 'home', 'http://localhost:8888/wordpress', 'yes'),</text:p>
      <text:p text:style-name="P1">(3, 'blogname', '', 'yes'),</text:p>
      <text:p text:style-name="P1">(4, 'blogdescription', '', 'yes'),</text:p>
      <text:p text:style-name="P1">(5, 'users_can_register', '0', 'yes'),</text:p>
      <text:p text:style-name="P1">(6, 'admin_email', 'dinahjellema@gmail.com', 'yes'),</text:p>
      <text:p text:style-name="P1">(7, 'start_of_week', '1', 'yes'),</text:p>
      <text:p text:style-name="P1">(8, 'use_balanceTags', '0', 'yes'),</text:p>
      <text:p text:style-name="P1">(9, 'use_smilies', '1', 'yes'),</text:p>
      <text:p text:style-name="P1">(10, 'require_name_email', '1', 'yes'),</text:p>
      <text:p text:style-name="P1">(11, 'comments_notify', '1', 'yes'),</text:p>
      <text:p text:style-name="P1">(12, 'posts_per_rss', '10', 'yes'),</text:p>
      <text:p text:style-name="P1"><text:soft-page-break/>(13, 'rss_use_excerpt', '0', 'yes'),</text:p>
      <text:p text:style-name="P1">(14, 'mailserver_url', 'mail.example.com', 'yes'),</text:p>
      <text:p text:style-name="P1">(15, 'mailserver_login', 'login@example.com', 'yes'),</text:p>
      <text:p text:style-name="P1">(16, 'mailserver_pass', 'password', 'yes'),</text:p>
      <text:p text:style-name="P1">(17, 'mailserver_port', '110', 'yes'),</text:p>
      <text:p text:style-name="P1">(18, 'default_category', '1', 'yes'),</text:p>
      <text:p text:style-name="P1">(19, 'default_comment_status', 'open', 'yes'),</text:p>
      <text:p text:style-name="P1">(20, 'default_ping_status', 'open', 'yes'),</text:p>
      <text:p text:style-name="P1">(21, 'default_pingback_flag', '1', 'yes'),</text:p>
      <text:p text:style-name="P1">(22, 'posts_per_page', '10', 'yes'),</text:p>
      <text:p text:style-name="P1">(23, 'date_format', 'F j, Y', 'yes'),</text:p>
      <text:p text:style-name="P1">(24, 'time_format', 'g:i a', 'yes'),</text:p>
      <text:p text:style-name="P1">(25, 'links_updated_date_format', 'F j, Y g:i a', 'yes'),</text:p>
      <text:p text:style-name="P1">(26, 'comment_moderation', '0', 'yes'),</text:p>
      <text:p text:style-name="P1">(27, 'moderation_notify', '1', 'yes'),</text:p>
      <text:p text:style-name="P1">(28, 'permalink_structure', '/index.php/%year%/%monthnum%/%day%/%postname%/', 'yes'),</text:p>
      <text:p text:style-name="P1">(29, 'rewrite_rules', 'a:90:{s:11:"^wp-json/?$";s:22:"index.php?rest_route=/";s:14:"^wp-json/(.*)?";s:33:"index.php?rest_route=/$matches[1]";s:21:"^index.php/wp-json/?$";s:22:"index.php?rest_route=/";s:24:"^index.php/wp-json/(.*)?";s:33:"index.php?rest_route=/$matches[1]";s:57:"index.php/category/(.+?)/feed/(feed|rdf|rss|rss2|atom)/?$";s:52:"index.php?category_name=$matches[1]&amp;feed=$matches[2]";s:52:"index.php/category/(.+?)/(feed|rdf|rss|rss2|atom)/?$";s:52:"index.php?category_name=$matches[1]&amp;feed=$matches[2]";s:33:"index.php/category/(.+?)/embed/?$";s:46:"index.php?category_name=$matches[1]&amp;embed=true";s:45:"index.php/category/(.+?)/page/?([0-9]{1,})/?$";s:53:"index.php?category_name=$matches[1]&amp;paged=$matches[2]";s:27:"index.php/category/(.+?)/?$";s:35:"index.php?category_name=$matches[1]";s:54:"index.php/tag/([^/]+)/feed/(feed|rdf|rss|rss2|atom)/?$";s:42:"index.php?tag=$matches[1]&amp;feed=$matches[2]";s:49:"index.php/tag/([^/]+)/(feed|rdf|rss|rss2|atom)/?$";s:42:"index.php?tag=$matches[1]&amp;feed=$matches[2]";s:30:"index.php/tag/([^/]+)/embed/?$";s:36:"index.php?tag=$matches[1]&amp;embed=true";s:42:"index.php/tag/([^/]+)/page/?([0-9]{1,})/?$";s:43:"index.php?tag=$matches[1]&amp;paged=$matches[2]";s:24:"index.php/tag/([^/]+)/?$";s:25:"index.php?tag=$matches[1]";s:55:"index.php/type/([^/]+)/feed/(feed|rdf|rss|rss2|atom)/?$";s:50:"index.php?post_format=$matches[1]&amp;feed=$matches[2]";s:50:"index.php/type/([^/]+)/(feed|rdf|rss|rss2|atom)/?$";s:50:"index.php?post_format=$matches[1]&amp;feed=$matches[2]";s:31:"index.php/type/([^/]+)/embed/?$";s:44:"index.php?post_format=$matches[1]&amp;embed=true";s:43:"index.php/type/([^/]+)/page/?([0-9]{1,})/?$";s:51:"index.php?post_format=$matches[1]&amp;paged=$matches[2]";s:25:"index.php/type/([^/]+)/?$";s:33:"index.php?post_format=$matches[1]";s:48:".*wp-(atom|rdf|rss|rss2|feed|commentsrss2)\\.php$";s:18:"index.php?feed=old";s:20:".*wp-app\\.php(/.*)?$";s:19:"index.php?error=403";s:18:".*wp-register.php$";s:23:"index.php?register=true";s:42:"index.php/feed/(feed|rdf|rss|rss2|atom)/?$";s:27:"index.php?&amp;feed=$matches[1]";s:37:"index.php/(feed|rdf|rss|rss2|atom)/?$";s:27:"index.php?&amp;feed=$matches[1]";s:18:"index.php/embed/?$";s:21:"index.php?&amp;embed=true";s:30:"index.php/page/?([0-9]{1,})/?$";s:28:"index.php?&amp;paged=$matches[1]";s:37:"index.php/comment-page-([0-9]{1,})/?$";s:39:"index.php?&amp;page_id=25&amp;cpage=$matches[1]";s:51:"index.php/comments/feed/(feed|rdf|rss|rss2|atom)/?$";s:42:"index.php?&amp;feed=$matches[1]&amp;withcomments=1";s:46:"index.php/comments/(feed|rdf|rss|rss2|atom)/?$";s:42:"index.php?&amp;feed=$matches[1]&amp;withcomments=1";s:27:"index.php/comments/embed/?$";s:21:"index.php?&amp;embed=true";s:54:"index.php/search/(.+)/feed/(feed|rdf|rss|rss2|atom)/?$";s:40:"index.php?s=$matches[1]&amp;feed=$matches[2]";s:49:"index.php/search/(.+)/(feed|rdf|rss|rss2|atom)/?$";s:40:"index.php?s=$matches[1]&amp;feed=$matches[2]";s:30:"index.php/search/(.+)/embed/?<text:soft-page-break/>$";s:34:"index.php?s=$matches[1]&amp;embed=true";s:42:"index.php/search/(.+)/page/?([0-9]{1,})/?$";s:41:"index.php?s=$matches[1]&amp;paged=$matches[2]";s:24:"index.php/search/(.+)/?$";s:23:"index.php?s=$matches[1]";s:57:"index.php/author/([^/]+)/feed/(feed|rdf|rss|rss2|atom)/?$";s:50:"index.php?author_name=$matches[1]&amp;feed=$matches[2]";s:52:"index.php/author/([^/]+)/(feed|rdf|rss|rss2|atom)/?$";s:50:"index.php?author_name=$matches[1]&amp;feed=$matches[2]";s:33:"index.php/author/([^/]+)/embed/?$";s:44:"index.php?author_name=$matches[1]&amp;embed=true";s:45:"index.php/author/([^/]+)/page/?([0-9]{1,})/?$";s:51:"index.php?author_name=$matches[1]&amp;paged=$matches[2]";s:27:"index.php/author/([^/]+)/?$";s:33:"index.php?author_name=$matches[1]";s:79:"index.php/([0-9]{4})/([0-9]{1,2})/([0-9]{1,2})/feed/(feed|rdf|rss|rss2|atom)/?$";s:80:"index.php?year=$matches[1]&amp;monthnum=$matches[2]&amp;day=$matches[3]&amp;feed=$matches[4]";s:74:"index.php/([0-9]{4})/([0-9]{1,2})/([0-9]{1,2})/(feed|rdf|rss|rss2|atom)/?$";s:80:"index.php?year=$matches[1]&amp;monthnum=$matches[2]&amp;day=$matches[3]&amp;feed=$matches[4]";s:55:"index.php/([0-9]{4})/([0-9]{1,2})/([0-9]{1,2})/embed/?$";s:74:"index.php?year=$matches[1]&amp;monthnum=$matches[2]&amp;day=$matches[3]&amp;embed=true";s:67:"index.php/([0-9]{4})/([0-9]{1,2})/([0-9]{1,2})/page/?([0-9]{1,})/?$";s:81:"index.php?year=$matches[1]&amp;monthnum=$matches[2]&amp;day=$matches[3]&amp;paged=$matches[4]";s:49:"index.php/([0-9]{4})/([0-9]{1,2})/([0-9]{1,2})/?$";s:63:"index.php?year=$matches[1]&amp;monthnum=$matches[2]&amp;day=$matches[3]";s:66:"index.php/([0-9]{4})/([0-9]{1,2})/feed/(feed|rdf|rss|rss2|atom)/?$";s:64:"index.php?year=$matches[1]&amp;monthnum=$matches[2]&amp;feed=$matches[3]";s:61:"index.php/([0-9]{4})/([0-9]{1,2})/(feed|rdf|rss|rss2|atom)/?$";s:64:"index.php?year=$matches[1]&amp;monthnum=$matches[2]&amp;feed=$matches[3]";s:42:"index.php/([0-9]{4})/([0-9]{1,2})/embed/?$";s:58:"index.php?year=$matches[1]&amp;monthnum=$matches[2]&amp;embed=true";s:54:"index.php/([0-9]{4})/([0-9]{1,2})/page/?([0-9]{1,})/?$";s:65:"index.php?year=$matches[1]&amp;monthnum=$matches[2]&amp;paged=$matches[3]";s:36:"index.php/([0-9]{4})/([0-9]{1,2})/?$";s:47:"index.php?year=$matches[1]&amp;monthnum=$matches[2]";s:53:"index.php/([0-9]{4})/feed/(feed|rdf|rss|rss2|atom)/?$";s:43:"index.php?year=$matches[1]&amp;feed=$matches[2]";s:48:"index.php/([0-9]{4})/(feed|rdf|rss|rss2|atom)/?$";s:43:"index.php?year=$matches[1]&amp;feed=$matches[2]";s:29:"index.php/([0-9]{4})/embed/?$";s:37:"index.php?year=$matches[1]&amp;embed=true";s:41:"index.php/([0-9]{4})/page/?([0-9]{1,})/?$";s:44:"index.php?year=$matches[1]&amp;paged=$matches[2]";s:23:"index.php/([0-9]{4})/?$";s:26:"index.php?year=$matches[1]";s:68:"index.php/[0-9]{4}/[0-9]{1,2}/[0-9]{1,2}/[^/]+/attachment/([^/]+)/?$";s:32:"index.php?attachment=$matches[1]";s:78:"index.php/[0-9]{4}/[0-9]{1,2}/[0-9]{1,2}/[^/]+/attachment/([^/]+)/trackback/?$";s:37:"index.php?attachment=$matches[1]&amp;tb=1";s:98:"index.php/[0-9]{4}/[0-9]{1,2}/[0-9]{1,2}/[^/]+/attachment/([^/]+)/feed/(feed|rdf|rss|rss2|atom)/?$";s:49:"index.php?attachment=$matches[1]&amp;feed=$matches[2]";s:93:"index.php/[0-9]{4}/[0-9]{1,2}/[0-9]{1,2}/[^/]+/attachment/([^/]+)/(feed|rdf|rss|rss2|atom)/?$";s:49:"index.php?attachment=$matches[1]&amp;feed=$matches[2]";s:93:"index.php/[0-9]{4}/[0-9]{1,2}/[0-9]{1,2}/[^/]+/attachment/([^/]+)/comment-page-([0-9]{1,})/?$";s:50:"index.php?attachment=$matches[1]&amp;cpage=$matches[2]";s:74:"index.php/[0-9]{4}/[0-9]{1,2}/[0-9]{1,2}/[^/]+/attachment/([^/]+)/embed/?$";s:43:"index.php?attachment=$matches[1]&amp;embed=true";s:63:"index.php/([0-9]{4})/([0-9]{1,2})/([0-9]{1,2})/([^/]+)/embed/?$";s:91:"index.php?year=$matches[1]&amp;monthnum=$matches[2]&amp;day=$matches[3]&amp;name=$matches[4]&amp;embed=true";s:67:"index.php/([0-9]{4})/([0-9]{1,2})/([0-9]{1,2})/([^/]+)/trackback/?$";s:85:"index.php?year=$matches[1]&amp;monthnum=$matches[2]&amp;day=$matches[3]&amp;name=$matches[4]&amp;tb=1";s:87:"index.php/([0-9]{4})/([0-9]{1,2})/([0-9]{1,2})/([^/]+)/feed/(feed|rdf|rss|rss2|atom)/?$";s:97:"index.php?<text:soft-page-break/>year=$matches[1]&amp;monthnum=$matches[2]&amp;day=$matches[3]&amp;name=$matches[4]&amp;feed=$matches[5]";s:82:"index.php/([0-9]{4})/([0-9]{1,2})/([0-9]{1,2})/([^/]+)/(feed|rdf|rss|rss2|atom)/?$";s:97:"index.php?year=$matches[1]&amp;monthnum=$matches[2]&amp;day=$matches[3]&amp;name=$matches[4]&amp;feed=$matches[5]";s:75:"index.php/([0-9]{4})/([0-9]{1,2})/([0-9]{1,2})/([^/]+)/page/?([0-9]{1,})/?$";s:98:"index.php?year=$matches[1]&amp;monthnum=$matches[2]&amp;day=$matches[3]&amp;name=$matches[4]&amp;paged=$matches[5]";s:82:"index.php/([0-9]{4})/([0-9]{1,2})/([0-9]{1,2})/([^/]+)/comment-page-([0-9]{1,})/?$";s:98:"index.php?year=$matches[1]&amp;monthnum=$matches[2]&amp;day=$matches[3]&amp;name=$matches[4]&amp;cpage=$matches[5]";s:71:"index.php/([0-9]{4})/([0-9]{1,2})/([0-9]{1,2})/([^/]+)(?:/([0-9]+))?/?$";s:97:"index.php?year=$matches[1]&amp;monthnum=$matches[2]&amp;day=$matches[3]&amp;name=$matches[4]&amp;page=$matches[5]";s:57:"index.php/[0-9]{4}/[0-9]{1,2}/[0-9]{1,2}/[^/]+/([^/]+)/?$";s:32:"index.php?attachment=$matches[1]";s:67:"index.php/[0-9]{4}/[0-9]{1,2}/[0-9]{1,2}/[^/]+/([^/]+)/trackback/?$";s:37:"index.php?attachment=$matches[1]&amp;tb=1";s:87:"index.php/[0-9]{4}/[0-9]{1,2}/[0-9]{1,2}/[^/]+/([^/]+)/feed/(feed|rdf|rss|rss2|atom)/?$";s:49:"index.php?attachment=$matches[1]&amp;feed=$matches[2]";s:82:"index.php/[0-9]{4}/[0-9]{1,2}/[0-9]{1,2}/[^/]+/([^/]+)/(feed|rdf|rss|rss2|atom)/?$";s:49:"index.php?attachment=$matches[1]&amp;feed=$matches[2]";s:82:"index.php/[0-9]{4}/[0-9]{1,2}/[0-9]{1,2}/[^/]+/([^/]+)/comment-page-([0-9]{1,})/?$";s:50:"index.php?attachment=$matches[1]&amp;cpage=$matches[2]";s:63:"index.php/[0-9]{4}/[0-9]{1,2}/[0-9]{1,2}/[^/]+/([^/]+)/embed/?$";s:43:"index.php?attachment=$matches[1]&amp;embed=true";s:74:"index.php/([0-9]{4})/([0-9]{1,2})/([0-9]{1,2})/comment-page-([0-9]{1,})/?$";s:81:"index.php?year=$matches[1]&amp;monthnum=$matches[2]&amp;day=$matches[3]&amp;cpage=$matches[4]";s:61:"index.php/([0-9]{4})/([0-9]{1,2})/comment-page-([0-9]{1,})/?$";s:65:"index.php?year=$matches[1]&amp;monthnum=$matches[2]&amp;cpage=$matches[3]";s:48:"index.php/([0-9]{4})/comment-page-([0-9]{1,})/?$";s:44:"index.php?year=$matches[1]&amp;cpage=$matches[2]";s:37:"index.php/.?.+?/attachment/([^/]+)/?$";s:32:"index.php?attachment=$matches[1]";s:47:"index.php/.?.+?/attachment/([^/]+)/trackback/?$";s:37:"index.php?attachment=$matches[1]&amp;tb=1";s:67:"index.php/.?.+?/attachment/([^/]+)/feed/(feed|rdf|rss|rss2|atom)/?$";s:49:"index.php?attachment=$matches[1]&amp;feed=$matches[2]";s:62:"index.php/.?.+?/attachment/([^/]+)/(feed|rdf|rss|rss2|atom)/?$";s:49:"index.php?attachment=$matches[1]&amp;feed=$matches[2]";s:62:"index.php/.?.+?/attachment/([^/]+)/comment-page-([0-9]{1,})/?$";s:50:"index.php?attachment=$matches[1]&amp;cpage=$matches[2]";s:43:"index.php/.?.+?/attachment/([^/]+)/embed/?$";s:43:"index.php?attachment=$matches[1]&amp;embed=true";s:26:"index.php/(.?.+?)/embed/?$";s:41:"index.php?pagename=$matches[1]&amp;embed=true";s:30:"index.php/(.?.+?)/trackback/?$";s:35:"index.php?pagename=$matches[1]&amp;tb=1";s:50:"index.php/(.?.+?)/feed/(feed|rdf|rss|rss2|atom)/?$";s:47:"index.php?pagename=$matches[1]&amp;feed=$matches[2]";s:45:"index.php/(.?.+?)/(feed|rdf|rss|rss2|atom)/?$";s:47:"index.php?pagename=$matches[1]&amp;feed=$matches[2]";s:38:"index.php/(.?.+?)/page/?([0-9]{1,})/?$";s:48:"ind</text:p>
      <text:p text:style-name="P1">ex.php?pagename=$matches[1]&amp;paged=$matches[2]";s:45:"index.php/(.?.+?)/comment-page-([0-9]{1,})/?$";s:48:"index.php?pagename=$matches[1]&amp;cpage=$matches[2]";s:34:"index.php/(.?.+?)(?:/([0-9]+))?/?$";s:47:"index.php?pagename=$matches[1]&amp;page=$matches[2]";}', 'yes'),</text:p>
      <text:p text:style-name="P1">(30, 'hack_file', '0', 'yes'),</text:p>
      <text:p text:style-name="P1">(31, 'blog_charset', 'UTF-8', 'yes'),</text:p>
      <text:p text:style-name="P1">(32, 'moderation_keys', '', 'no'),</text:p>
      <text:p text:style-name="P1">(33, 'active_plugins', 'a:1:{i:0;s:25:"duplicator/duplicator.php";}', 'yes'),</text:p>
      <text:p text:style-name="P1">(34, 'category_base', '', 'yes'),</text:p>
      <text:p text:style-name="P1">(35, 'ping_sites', 'http://rpc.pingomatic.com/', 'yes'),</text:p>
      <text:p text:style-name="P1"><text:soft-page-break/>(36, 'comment_max_links', '2', 'yes'),</text:p>
      <text:p text:style-name="P1">(37, 'gmt_offset', '0', 'yes'),</text:p>
      <text:p text:style-name="P1">(38, 'default_email_category', '1', 'yes'),</text:p>
      <text:p text:style-name="P1">(39, 'recently_edited', '', 'no'),</text:p>
      <text:p text:style-name="P1">(40, 'template', 'charitize-pro', 'yes'),</text:p>
      <text:p text:style-name="P1">(41, 'stylesheet', 'charitize-pro', 'yes'),</text:p>
      <text:p text:style-name="P1">(42, 'comment_whitelist', '1', 'yes'),</text:p>
      <text:p text:style-name="P1">(43, 'blacklist_keys', '', 'no'),</text:p>
      <text:p text:style-name="P1">(44, 'comment_registration', '0', 'yes'),</text:p>
      <text:p text:style-name="P1">(45, 'html_type', 'text/html', 'yes'),</text:p>
      <text:p text:style-name="P1">(46, 'use_trackback', '0', 'yes'),</text:p>
      <text:p text:style-name="P1">(47, 'default_role', 'subscriber', 'yes'),</text:p>
      <text:p text:style-name="P1">(48, 'db_version', '38590', 'yes'),</text:p>
      <text:p text:style-name="P1">(49, 'uploads_use_yearmonth_folders', '1', 'yes'),</text:p>
      <text:p text:style-name="P1">(50, 'upload_path', '', 'yes'),</text:p>
      <text:p text:style-name="P1">(51, 'blog_public', '1', 'yes'),</text:p>
      <text:p text:style-name="P1">(52, 'default_link_category', '2', 'yes'),</text:p>
      <text:p text:style-name="P1">(53, 'show_on_front', 'page', 'yes'),</text:p>
      <text:p text:style-name="P1">(54, 'tag_base', '', 'yes'),</text:p>
      <text:p text:style-name="P1">(55, 'show_avatars', '1', 'yes'),</text:p>
      <text:p text:style-name="P1">(56, 'avatar_rating', 'G', 'yes'),</text:p>
      <text:p text:style-name="P1">(57, 'upload_url_path', '', 'yes'),</text:p>
      <text:p text:style-name="P1">(58, 'thumbnail_size_w', '150', 'yes'),</text:p>
      <text:p text:style-name="P1">(59, 'thumbnail_size_h', '150', 'yes'),</text:p>
      <text:p text:style-name="P1">(60, 'thumbnail_crop', '1', 'yes'),</text:p>
      <text:p text:style-name="P1">(61, 'medium_size_w', '300', 'yes'),</text:p>
      <text:p text:style-name="P1">(62, 'medium_size_h', '300', 'yes'),</text:p>
      <text:p text:style-name="P1">(63, 'avatar_default', 'mystery', 'yes'),</text:p>
      <text:p text:style-name="P1">(64, 'large_size_w', '1024', 'yes'),</text:p>
      <text:p text:style-name="P1">(65, 'large_size_h', '1024', 'yes'),</text:p>
      <text:p text:style-name="P1">(66, 'image_default_link_type', 'none', 'yes'),</text:p>
      <text:p text:style-name="P1">(67, 'image_default_size', '', 'yes'),</text:p>
      <text:p text:style-name="P1">(68, 'image_default_align', '', 'yes'),</text:p>
      <text:p text:style-name="P1">(69, 'close_comments_for_old_posts', '0', 'yes'),</text:p>
      <text:p text:style-name="P1">(70, 'close_comments_days_old', '14', 'yes'),</text:p>
      <text:p text:style-name="P1">(71, 'thread_comments', '1', 'yes'),</text:p>
      <text:p text:style-name="P1">(72, 'thread_comments_depth', '5', 'yes'),</text:p>
      <text:p text:style-name="P1">(73, 'page_comments', '0', 'yes'),</text:p>
      <text:p text:style-name="P1">(74, 'comments_per_page', '50', 'yes'),</text:p>
      <text:p text:style-name="P1">(75, 'default_comments_page', 'newest', 'yes'),</text:p>
      <text:p text:style-name="P1">(76, 'comment_order', 'asc', 'yes'),</text:p>
      <text:p text:style-name="P1">(77, 'sticky_posts', 'a:0:{}', 'yes'),</text:p>
      <text:p text:style-name="P1">(78, 'widget_categories', 'a:2:{i:2;a:4:{s:5:"title";s:0:"";s:5:"count";i:0;s:12:"hierarchical";i:0;s:8:"dropdown";i:0;}s:12:"_multiwidget";i:1;}', 'yes'),</text:p>
      <text:p text:style-name="P1">(79, 'widget_text', 'a:2:{i:1;a:0:{}s:12:"_multiwidget";i:1;}', 'yes'),</text:p>
      <text:p text:style-name="P1">(80, 'widget_rss', 'a:2:{i:1;a:0:{}s:12:"_multiwidget";i:1;}', 'yes'),</text:p>
      <text:p text:style-name="P1">(81, 'uninstall_plugins', 'a:0:{}', 'no'),</text:p>
      <text:p text:style-name="P1">(82, 'timezone_string', '', 'yes'),</text:p>
      <text:p text:style-name="P1">(83, 'page_for_posts', '0', 'yes'),</text:p>
      <text:p text:style-name="P1">(84, 'page_on_front', '25', 'yes'),</text:p>
      <text:p text:style-name="P1">(85, 'default_post_format', '0', 'yes'),</text:p>
      <text:p text:style-name="P1"><text:soft-page-break/>(86, 'link_manager_enabled', '0', 'yes'),</text:p>
      <text:p text:style-name="P1">(87, 'finished_splitting_shared_terms', '1', 'yes'),</text:p>
      <text:p text:style-name="P1">(88, 'site_icon', '0', 'yes'),</text:p>
      <text:p text:style-name="P1">(89, 'medium_large_size_w', '768', 'yes'),</text:p>
      <text:p text:style-name="P1">(90, 'medium_large_size_h', '0', 'yes'),</text:p>
      <text:p text:style-name="P1">(91, 'initial_db_version', '38590', 'yes'),</text:p>
      <text:p text:style-name="P1">(92, 'wp_user_roles', 'a:5:{s:13:"administrator";a:2:{s:4:"name";s:13:"Administrator";s:12:"capabilities";a:61:{s:13:"switch_themes";b:1;s:11:"edit_themes";b:1;s:16:"activate_plugins";b:1;s:12:"edit_plugins";b:1;s:10:"edit_users";b:1;s:10:"edit_files";b:1;s:14:"manage_options";b:1;s:17:"moderate_comments";b:1;s:17:"manage_categories";b:1;s:12:"manage_links";b:1;s:12:"upload_files";b:1;s:6:"import";b:1;s:15:"unfiltered_html";b:1;s:10:"edit_posts";b:1;s:17:"edit_others_posts";b:1;s:20:"edit_published_posts";b:1;s:13:"publish_posts";b:1;s:10:"edit_pages";b:1;s:4:"read";b:1;s:8:"level_10";b:1;s:7:"level_9";b:1;s:7:"level_8";b:1;s:7:"level_7";b:1;s:7:"level_6";b:1;s:7:"level_5";b:1;s:7:"level_4";b:1;s:7:"level_3";b:1;s:7:"level_2";b:1;s:7:"level_1";b:1;s:7:"level_0";b:1;s:17:"edit_others_pages";b:1;s:20:"edit_published_pages";b:1;s:13:"publish_pages";b:1;s:12:"delete_pages";b:1;s:19:"delete_others_pages";b:1;s:22:"delete_published_pages";b:1;s:12:"delete_posts";b:1;s:19:"delete_others_posts";b:1;s:22:"delete_published_posts";b:1;s:20:"delete_private_posts";b:1;s:18:"edit_private_posts";b:1;s:18:"read_private_posts";b:1;s:20:"delete_private_pages";b:1;s:18:"edit_private_pages";b:1;s:18:"read_private_pages";b:1;s:12:"delete_users";b:1;s:12:"create_users";b:1;s:17:"unfiltered_upload";b:1;s:14:"edit_dashboard";b:1;s:14:"update_plugins";b:1;s:14:"delete_plugins";b:1;s:15:"install_plugins";b:1;s:13:"update_themes";b:1;s:14:"install_themes";b:1;s:11:"update_core";b:1;s:10:"list_users";b:1;s:12:"remove_users";b:1;s:13:"promote_users";b:1;s:18:"edit_theme_options";b:1;s:13:"delete_themes";b:1;s:6:"export";b:1;}}s:6:"editor";a:2:{s:4:"name";s:6:"Editor";s:12:"capabilities";a:34:{s:17:"moderate_comments";b:1;s:17:"manage_categories";b:1;s:12:"manage_links";b:1;s:12:"upload_files";b:1;s:15:"unfiltered_html";b:1;s:10:"edit_posts";b:1;s:17:"edit_others_posts";b:1;s:20:"edit_published_posts";b:1;s:13:"publish_posts";b:1;s:10:"edit_pages";b:1;s:4:"read";b:1;s:7:"level_7";b:1;s:7:"level_6";b:1;s:7:"level_5";b:1;s:7:"level_4";b:1;s:7:"level_3";b:1;s:7:"level_2";b:1;s:7:"level_1";b:1;s:7:"level_0";b:1;s:17:"edit_others_pages";b:1;s:20:"edit_published_pages";b:1;s:13:"publish_pages";b:1;s:12:"delete_pages";b:1;s:19:"delete_others_pages";b:1;s:22:"delete_published_pages";b:1;s:12:"delete_posts";b:1;s:19:"delete_others_posts";b:1;s:22:"delete_published_posts";b:1;s:20:"delete_private_posts";b:1;s:18:"edit_private_posts";b:1;s:18:"read_private_posts";b:1;s:20:"delete_private_pages";b:1;s:18:"edit_private_pages";b:1;s:18:"read_private_pages";b:1;}}s:6:"author";a:2:{s:4:"name";s:6:"Author";s:12:"capabilities";a:10:{s:12:"upload_files";b:1;s:10:"edit_posts";b:1;s:20:"edit_published_posts";b:1;s:13:"publish_posts";b:1;s:4:"read";b:1;s:7:"level_2";b:1;s:7:"level_1";b:1;s:7:"level_0";b:1;s:12:"delete_posts";b:1;s:22:"delete_published_posts";b:1;}}s:11:"contributor";a:2:{s:4:"name";s:11:"Contributor";s:12:"capabilities";a:5:{s:10:"edit_posts";b:1;s:4:"read";b:1;s:7:"level_1";b:1;s:7:"level_0";b:1;s:12:"delete_posts";b:1;}}s:10:"subscriber";a:2:{s:4:"name";s:10:"Subscriber";s:12:"capabilities";a:2:{s:4:"read";b:1;s:7:"level_0";b:1;}}}', 'yes'),</text:p>
      <text:p text:style-name="P1">(93, 'fresh_site', '0', 'yes'),</text:p>
      <text:p text:style-name="P1">(94, 'widget_search', 'a:2:{i:2;a:1:{s:5:"title";s:0:"";}s:12:"_multiwidget";i:1;}', 'yes'),</text:p>
      <text:p text:style-name="P1">(95, 'widget_recent-posts', 'a:2:{i:2;a:2:{s:5:"title";s:0:"";s:6:"number";i:5;}s:12:"_multiwidget";i:1;}', 'yes'),</text:p>
      <text:p text:style-name="P1">(96, 'widget_recent-comments', 'a:2:{i:2;a:2:{s:5:"title";s:0:"";s:6:"number";i:5;}s:12:"_multiwidget";i:1;}', 'yes'),</text:p>
      <text:p text:style-name="P1">(97, 'widget_archives', 'a:2:{i:2;a:3:{s:5:"title";s:0:"";s:5:"count";i:0;s:8:"dropdown";i:0;}s:12:"_multiwidget";i:1;}', 'yes'),</text:p>
      <text:p text:style-name="P1">(98, 'widget_meta', 'a:2:{i:2;a:1:{s:5:"title";s:0:"";}s:12:"_multiwidget";i:1;}', 'yes'),</text:p>
      <text:p text:style-name="P1">(99, 'sidebars_widgets', 'a:7:{s:19:"wp_inactive_widgets";a:0:{}s:9:"sidebar-1";a:3:{i:0;s:8:"search-2";i:1;s:14:"recent-posts-2";i:2;s:10:"nav_menu-7";}s:18:"blank-full-widgets";a:0:{}s:14:"footer-<text:soft-page-break/>col-one";a:1:{i:0;s:10:"nav_menu-3";}s:14:"footer-col-two";a:1:{i:0;s:10:"nav_menu-4";}s:16:"footer-col-three";a:1:{i:0;s:10:"nav_menu-5";}s:13:"array_version";i:3;}', 'yes'),</text:p>
      <text:p text:style-name="P1">(100, 'widget_pages', 'a:1:{s:12:"_multiwidget";i:1;}', 'yes'),</text:p>
      <text:p text:style-name="P1">(101, 'widget_calendar', 'a:1:{s:12:"_multiwidget";i:1;}', 'yes'),</text:p>
      <text:p text:style-name="P1">(102, 'widget_tag_cloud', 'a:1:{s:12:"_multiwidget";i:1;}', 'yes'),</text:p>
      <text:p text:style-name="P1">(103, 'widget_nav_menu', 'a:5:{s:12:"_multiwidget";i:1;i:3;a:0:{}i:4;a:0:{}i:5;a:0:{}i:7;a:1:{s:8:"nav_menu";i:2;}}', 'yes'),</text:p>
      <text:p text:style-name="P1">(104, 'cron', 'a:5:{i:1493824989;a:1:{s:30:"wp_scheduled_auto_draft_delete";a:1:{s:32:"40cd750bba9870f18aada2478b24840a";a:3:{s:8:"schedule";s:5:"daily";s:4:"args";a:0:{}s:8:"interval";i:86400;}}}i:1493843053;a:2:{s:16:"wp_version_check";a:1:{s:32:"40cd750bba9870f18aada2478b24840a";a:3:{s:8:"schedule";s:10:"twicedaily";s:4:"args";a:0:{}s:8:"interval";i:43200;}}s:17:"wp_update_plugins";a:1:{s:32:"40cd750bba9870f18aada2478b24840a";a:3:{s:8:"schedule";s:10:"twicedaily";s:4:"args";a:0:{}s:8:"interval";i:43200;}}}i:1493843056;a:1:{s:16:"wp_update_themes";a:1:{s:32:"40cd750bba9870f18aada2478b24840a";a:3:{s:8:"schedule";s:10:"twicedaily";s:4:"args";a:0:{}s:8:"interval";i:43200;}}}i:1493843080;a:1:{s:19:"wp_scheduled_delete";a:1:{s:32:"40cd750bba9870f18aada2478b24840a";a:3:{s:8:"schedule";s:5:"daily";s:4:"args";a:0:{}s:8:"interval";i:86400;}}}s:7:"version";i:2;}', 'yes'),</text:p>
      <text:p text:style-name="P1">(106, 'theme_mods_twentyseventeen', 'a:2:{s:18:"custom_css_post_id";i:-1;s:16:"sidebars_widgets";a:2:{s:4:"time";i:1493238402;s:4:"data";a:4:{s:19:"wp_inactive_widgets";a:0:{}s:9:"sidebar-1";a:6:{i:0;s:8:"search-2";i:1;s:14:"recent-posts-2";i:2;s:17:"recent-comments-2";i:3;s:10:"archives-2";i:4;s:12:"categories-2";i:5;s:6:"meta-2";}s:9:"sidebar-2";a:0:{}s:9:"sidebar-3";a:0:{}}}}', 'yes'),</text:p>
      <text:p text:style-name="P1">(109, '_site_transient_update_core', 'O:8:"stdClass":4:{s:7:"updates";a:1:{i:0;O:8:"stdClass":10:{s:8:"response";s:6:"latest";s:8:"download";s:59:"https://downloads.wordpress.org/release/wordpress-4.7.4.zip";s:6:"locale";s:5:"en_US";s:8:"packages";O:8:"stdClass":5:{s:4:"full";s:59:"https://downloads.wordpress.org/release/wordpress-4.7.4.zip";s:10:"no_content";s:70:"https://downloads.wordpress.org/release/wordpress-4.7.4-no-content.zip";s:11:"new_bundled";s:71:"https://downloads.wordpress.org/release/wordpress-4.7.4-new-bundled.zip";s:7:"partial";b:0;s:8:"rollback";b:0;}s:7:"current";s:5:"4.7.4";s:7:"version";s:5:"4.7.4";s:11:"php_version";s:5:"5.2.4";s:13:"mysql_version";s:3:"5.0";s:11:"new_bundled";s:3:"4.7";s:15:"partial_version";s:0:"";}}s:12:"last_checked";i:1493800339;s:15:"version_checked";s:5:"4.7.4";s:12:"translations";a:0:{}}', 'no'),</text:p>
      <text:p text:style-name="P1">(116, '_site_transient_timeout_browser_fa9d3b6a12ca197fcd0b8da44b832bb2', '1493843081', 'no'),</text:p>
      <text:p text:style-name="P1">(117, '_site_transient_browser_fa9d3b6a12ca197fcd0b8da44b832bb2', 'a:9:{s:8:"platform";s:9:"Macintosh";s:4:"name";s:6:"Chrome";s:7:"version";s:13:"57.0.2987.133";s:10:"update_url";s:28:"http://www.google.com/chrome";s:7:"img_src";s:49:"http://s.wordpress.org/images/browsers/chrome.png";s:11:"img_src_ssl";s:48:"https://wordpress.org/images/browsers/chrome.png";s:15:"current_version";s:2:"18";s:7:"upgrade";b:0;s:8:"insecure";b:0;}', 'no'),</text:p>
      <text:p text:style-name="P1">(119, 'can_compress_scripts', '1', 'no'),</text:p>
      <text:p text:style-name="P1">(136, '_site_transient_timeout_wporg_theme_feature_list', '1493249100', 'no'),</text:p>
      <text:p text:style-name="P1">(137, '_site_transient_wporg_theme_feature_list', 'a:3:{s:6:"Layout";a:7:{i:0;s:11:"grid-layout";i:1;s:10:"one-column";i:2;s:11:"two-columns";i:3;s:13:"three-columns";i:4;s:12:"four-columns";i:5;s:12:"left-sidebar";i:6;s:13:"right-sidebar";}s:8:"Features";a:20:{i:0;s:19:"accessibility-ready";i:1;s:10:"buddypress";i:2;s:17:"custom-background";i:3;s:13:"custom-colors";i:4;s:13:"custom-header";i:5;s:11:"custom-menu";i:6;s:12:"editor-style";i:7;s:21:"featured-image-header";i:8;s:15:"featured-images";i:9;s:15:"flexible-header";i:10;s:14:"footer-widgets";i:11;s:20:"front-page-post-form";i:12;s:19:"full-width-template";i:13;s:12:"microformats";i:14;s:12:"post-formats";i:15;s:20:"rtl-language-support";i:16;s:11:"sticky-post";i:17;s:13:"theme-options";i:18;s:17:"threaded-comments";i:19;s:17:"translation-ready";}s:7:"Subject";a:9:<text:soft-page-break/>{i:0;s:4:"blog";i:1;s:10:"e-commerce";i:2;s:9:"education";i:3;s:13:"entertainment";i:4;s:14:"food-and-drink";i:5;s:7:"holiday";i:6;s:4:"news";i:7;s:11:"photography";i:8;s:9:"portfolio";}}', 'no'),</text:p>
      <text:p text:style-name="P1">(140, 'current_theme', 'Charitize Pro', 'yes'),</text:p>
      <text:p text:style-name="P1">(141, 'theme_mods_charitize-pro', 'a:5:{i:0;b:0;s:18:"custom_css_post_id";i:-1;s:17:"charitize_options";a:87:{s:29:"charitize-site-identity-color";s:7:"#332e2b";s:23:"charitize-primary-color";s:7:"#1e414e";s:25:"charitize-main-link-color";s:7:"#313131";s:27:"charitize-banner-text-color";s:4:"#fff";s:26:"charitize-main-title-color";s:7:"#1e414e";s:20:"charitize-menu-color";s:7:"#332e2b";s:31:"charitize-button-standard-color";s:7:"#a84f4f";s:20:"charitize-link-color";s:7:"#1e414e";s:29:"charitize-primary-hover-color";s:7:"#76bfb5";s:29:"charitize-bg-breadcrumb-color";s:7:"#333333";s:25:"charitize-bg-header-color";s:7:"#555C68";s:25:"charitize-bg-footer-color";s:7:"#313131";s:21:"charitize-color-reset";s:0:"";s:29:"charitize-font-family-Primary";s:28:"Ubuntu:400,400italic,500,700";s:35:"charitize-font-family-site-identity";s:30:"Lato:400,300,400italic,900,700";s:27:"charitize-font-family-title";s:30:"Lato:400,300,400italic,900,700";s:31:"charitize-feature-slider-enable";i:1;s:31:"charitize-feature-slider-number";i:3;s:34:"charitize-feature-slider-selection";s:9:"from-page";s:25:"charitize-fs-single-words";s:1:"6";s:24:"charitize-fs-slider-mode";s:7:"fadeout";s:24:"charitize-fs-slider-time";i:2;s:30:"charitize-fs-slider-pause-time";i:7;s:25:"charitize-fs-enable-arrow";b:1;s:25:"charitize-fs-enable-pager";b:1;s:28:"charitize-fs-enable-autoplay";i:1;s:25:"charitize-fs-enable-title";i:1;s:27:"charitize-fs-enable-caption";i:1;s:31:"charitize-fs-enable-button-text";s:11:"Lees verder";s:34:"charitize-featured-slider-category";i:0;s:27:"charitize-activities-enable";i:1;s:43:"charitize-activities-thumbnail-color-enable";i:1;s:30:"charitize-activities-selection";s:9:"from-page";s:27:"charitize-activities-number";i:4;s:31:"charitize-activities-word-count";i:30;s:29:"charitize-activities-category";i:0;s:23:"charitize-donate-enable";i:1;s:21:"charitize-donate-page";i:58;s:34:"charitize-home-donate-single-words";i:40;s:33:"charitize-home-donate-button-text";s:7:"Geef nu";s:33:"charitize-home-donate-button-link";s:0:"";s:30:"charitize-default-banner-image";s:77:"http://localhost:8888/wordpress/wp-content/uploads/2017/04/Jonge-Harten-1.jpg";s:24:"charitize-default-layout";s:13:"right-sidebar";s:24:"charitize-archive-layout";s:21:"thumbnail-and-excerpt";s:29:"charitize-archive-image-align";s:4:"full";s:33:"charitize-number-of-archive-words";i:30;s:33:"charitize-single-post-image-align";s:4:"full";s:31:"charitize-footer-sidebar-number";i:3;s:24:"charitize-copyright-text";s:36:"Copyright &amp;copy; All right reserved.";s:27:"charitize-enable-theme-name";i:1;s:30:"charitize-enable-donate-button";i:1;s:28:"charitize-donate-button-text";s:7:"Geef nu";s:21:"charitize-donate-link";s:33:"http://localhost:8888/wordpress/#";s:32:"charitize-enable-social-all-page";i:0;s:27:"charitize-enable-breadcrumb";i:1;s:27:"charitize-enable-pre-loader";i:1;s:28:"charitize-enable-back-to-top";i:1;s:26:"charitize-customizer-reset";s:0:"";s:36:"charitize-feature-slider-pages-ids_1";i:18;s:40:"charitize-feature-slider-pages-divider_1";s:0:"";s:36:"charitize-feature-slider-pages-ids_2";i:8;s:40:"charitize-feature-slider-pages-divider_2";s:0:"";s:36:"charitize-feature-slider-pages-ids_3";i:14;s:40:"charitize-feature-slider-pages-divider_3";s:0:"";s:36:"charitize-feature-slider-pages-ids_4";i:20;s:40:"charitize-feature-slider-pages-divider_4";s:0:"";s:36:"charitize-feature-slider-pages-ids_5";i:0;s:40:"charitize-feature-slider-pages-divider_5";s:0:"";s:36:"charitize-feature-slider-pages-ids_6";i:0;s:40:"charitize-feature-slider-pages-divider_6";s:0:"";s:32:"charitize-activities-pages-ids_1";i:6;s:36:"charitize-activities-pages-divider_1";s:0:"";s:32:"charitize-activities-pages-ids_2";i:12;s:36:"charitize-activities-pages-divider_2";s:0:"";s:32:"charitize-activities-pages-ids_3";i:16;s:36:"charitize-activities-pages-divider_3";s:0:"";s:32:"charitize-activities-pages-ids_4";i:22;s:36:"charitize-activities-pages-divider_4";s:0:"";s:32:"charitize-activities-pages-ids_5";i:0;s:36:"charitize-activities-pages-divider_5";s:0:"";s:32:"charitize-activities-pages-ids_6";i:0;s:36:"charitize-activities-pages-divider_6";s:0:"";s:32:"charitize-activities-pages-ids_7";i:0;s:36:"charitize-activities-pages-divider_7";s:0:"";s:32:"charitize-activities-pages-ids_8";i:0;s:36:"charitize-activities-pages-divider_8";s:0:"";s:20:"charitize-custom-css";N;}s:18:"nav_menu_locations";a:3:{s:7:"primary";i:2;s:6:"footer";i:0;s:6:"social";i:3;}s:11:"custom_logo";i:36;}', 'yes'),</text:p>
      <text:p text:style-name="P1"><text:soft-page-break/>(142, 'theme_switched', '', 'yes'),</text:p>
      <text:p text:style-name="P1">(158, 'nav_menu_options', 'a:2:{i:0;b:0;s:8:"auto_add";a:0:{}}', 'yes'),</text:p>
      <text:p text:style-name="P1">(197, '_site_transient_timeout_browser_68c0fa3e79a1e70d124fda3e19898936', '1494230973', 'no'),</text:p>
      <text:p text:style-name="P1">(198, '_site_transient_browser_68c0fa3e79a1e70d124fda3e19898936', 'a:9:{s:8:"platform";s:9:"Macintosh";s:4:"name";s:6:"Chrome";s:7:"version";s:12:"58.0.3029.81";s:10:"update_url";s:28:"http://www.google.com/chrome";s:7:"img_src";s:49:"http://s.wordpress.org/images/browsers/chrome.png";s:11:"img_src_ssl";s:48:"https://wordpress.org/images/browsers/chrome.png";s:15:"current_version";s:2:"18";s:7:"upgrade";b:0;s:8:"insecure";b:0;}', 'no'),</text:p>
      <text:p text:style-name="P1">(211, '_transient_timeout_plugin_slugs', '1493886768', 'no'),</text:p>
      <text:p text:style-name="P1">(212, '_transient_plugin_slugs', 'a:3:{i:0;s:19:"akismet/akismet.php";i:1;s:25:"duplicator/duplicator.php";i:2;s:9:"hello.php";}', 'no'),</text:p>
      <text:p text:style-name="P1">(273, '_site_transient_timeout_poptags_40cd750bba9870f18aada2478b24840a', '1493729145', 'no'),</text:p>
      <text:p text:style-name="P1">(274, '_site_transient_poptags_40cd750bba9870f18aada2478b24840a', 'O:8:"stdClass":100:{s:6:"widget";a:3:{s:4:"name";s:6:"widget";s:4:"slug";s:6:"widget";s:5:"count";i:4332;}s:4:"post";a:3:{s:4:"name";s:4:"post";s:4:"slug";s:4:"post";s:5:"count";i:2475;}s:5:"admin";a:3:{s:4:"name";s:5:"admin";s:4:"slug";s:5:"admin";s:5:"count";i:2342;}s:11:"woocommerce";a:3:{s:4:"name";s:11:"woocommerce";s:4:"slug";s:11:"woocommerce";s:5:"count";i:2039;}s:5:"posts";a:3:{s:4:"name";s:5:"posts";s:4:"slug";s:5:"posts";s:5:"count";i:1815;}s:8:"comments";a:3:{s:4:"name";s:8:"comments";s:4:"slug";s:8:"comments";s:5:"count";i:1576;}s:9:"shortcode";a:3:{s:4:"name";s:9:"shortcode";s:4:"slug";s:9:"shortcode";s:5:"count";i:1541;}s:7:"twitter";a:3:{s:4:"name";s:7:"twitter";s:4:"slug";s:7:"twitter";s:5:"count";i:1427;}s:6:"google";a:3:{s:4:"name";s:6:"google";s:4:"slug";s:6:"google";s:5:"count";i:1326;}s:6:"images";a:3:{s:4:"name";s:6:"images";s:4:"slug";s:6:"images";s:5:"count";i:1316;}s:8:"facebook";a:3:{s:4:"name";s:8:"facebook";s:4:"slug";s:8:"facebook";s:5:"count";i:1305;}s:7:"sidebar";a:3:{s:4:"name";s:7:"sidebar";s:4:"slug";s:7:"sidebar";s:5:"count";i:1266;}s:5:"image";a:3:{s:4:"name";s:5:"image";s:4:"slug";s:5:"image";s:5:"count";i:1254;}s:3:"seo";a:3:{s:4:"name";s:3:"seo";s:4:"slug";s:3:"seo";s:5:"count";i:1091;}s:4:"page";a:3:{s:4:"name";s:4:"page";s:4:"slug";s:4:"page";s:5:"count";i:1036;}s:7:"gallery";a:3:{s:4:"name";s:7:"gallery";s:4:"slug";s:7:"gallery";s:5:"count";i:1035;}s:6:"social";a:3:{s:4:"name";s:6:"social";s:4:"slug";s:6:"social";s:5:"count";i:980;}s:5:"email";a:3:{s:4:"name";s:5:"email";s:4:"slug";s:5:"email";s:5:"count";i:917;}s:5:"links";a:3:{s:4:"name";s:5:"links";s:4:"slug";s:5:"links";s:5:"count";i:810;}s:9:"ecommerce";a:3:{s:4:"name";s:9:"ecommerce";s:4:"slug";s:9:"ecommerce";s:5:"count";i:785;}s:5:"login";a:3:{s:4:"name";s:5:"login";s:4:"slug";s:5:"login";s:5:"count";i:781;}s:7:"widgets";a:3:{s:4:"name";s:7:"widgets";s:4:"slug";s:7:"widgets";s:5:"count";i:761;}s:5:"video";a:3:{s:4:"name";s:5:"video";s:4:"slug";s:5:"video";s:5:"count";i:751;}s:3:"rss";a:3:{s:4:"name";s:3:"rss";s:4:"slug";s:3:"rss";s:5:"count";i:663;}s:10:"buddypress";a:3:{s:4:"name";s:10:"buddypress";s:4:"slug";s:10:"buddypress";s:5:"count";i:651;}s:7:"content";a:3:{s:4:"name";s:7:"content";s:4:"slug";s:7:"content";s:5:"count";i:646;}s:4:"spam";a:3:{s:4:"name";s:4:"spam";s:4:"slug";s:4:"spam";s:5:"count";i:641;}s:5:"pages";a:3:{s:4:"name";s:5:"pages";s:4:"slug";s:5:"pages";s:5:"count";i:638;}s:6:"jquery";a:3:{s:4:"name";s:6:"jquery";s:4:"slug";s:6:"jquery";s:5:"count";i:634;}s:8:"security";a:3:{s:4:"name";s:8:"security";s:4:"slug";s:8:"security";s:5:"count";i:618;}s:6:"slider";a:3:{s:4:"name";s:6:"slider";s:4:"slug";s:6:"slider";s:5:"count";i:592;}s:4:"ajax";a:3:{s:4:"name";s:4:"ajax";s:4:"slug";s:4:"ajax";s:5:"count";i:590;}s:5:"media";a:3:{s:4:"name";s:5:"media";s:4:"slug";s:5:"media";s:5:"count";i:586;}s:8:"category";a:3:{s:4:"name";s:8:"category";s:4:"slug";s:8:"category";s:5:"count";i:571;}s:4:"feed";a:3:{s:4:"name";s:4:"feed";s:4:"slug";s:4:"feed";s:5:"count";i:569;}s:6:"search";a:3:{s:4:"name";s:6:"search";s:4:"slug";s:6:"search";s:5:"count";i:565;}s:9:"analytics";a:3:{s:4:"name";s:9:"analytics";s:4:"slug";s:9:"analytics";s:5:"count";i:562;}s:10:"e-commerce";a:3:{s:4:"name";s:10:"e-commerce";s:4:"slug";s:10:"e-commerce";s:5:"count";i:552;}s:4:"menu";a:3:<text:soft-page-break/>{s:4:"name";s:4:"menu";s:4:"slug";s:4:"menu";s:5:"count";i:543;}s:5:"embed";a:3:{s:4:"name";s:5:"embed";s:4:"slug";s:5:"embed";s:5:"count";i:532;}s:10:"javascript";a:3:{s:4:"name";s:10:"javascript";s:4:"slug";s:10:"javascript";s:5:"count";i:526;}s:4:"link";a:3:{s:4:"name";s:4:"link";s:4:"slug";s:4:"link";s:5:"count";i:517;}s:4:"form";a:3:{s:4:"name";s:4:"form";s:4:"slug";s:4:"form";s:5:"count";i:512;}s:3:"css";a:3:{s:4:"name";s:3:"css";s:4:"slug";s:3:"css";s:5:"count";i:500;}s:5:"share";a:3:{s:4:"name";s:5:"share";s:4:"slug";s:5:"share";s:5:"count";i:493;}s:7:"comment";a:3:{s:4:"name";s:7:"comment";s:4:"slug";s:7:"comment";s:5:"count";i:486;}s:7:"youtube";a:3:{s:4:"name";s:7:"youtube";s:4:"slug";s:7:"youtube";s:5:"count";i:480;}s:5:"theme";a:3:{s:4:"name";s:5:"theme";s:4:"slug";s:5:"theme";s:5:"count";i:475;}s:10:"categories";a:3:{s:4:"name";s:10:"categories";s:4:"slug";s:10:"categories";s:5:"count";i:462;}s:6:"custom";a:3:{s:4:"name";s:6:"custom";s:4:"slug";s:6:"custom";s:5:"count";i:459;}s:10:"responsive";a:3:{s:4:"name";s:10:"responsive";s:4:"slug";s:10:"responsive";s:5:"count";i:454;}s:9:"dashboard";a:3:{s:4:"name";s:9:"dashboard";s:4:"slug";s:9:"dashboard";s:5:"count";i:454;}s:3:"ads";a:3:{s:4:"name";s:3:"ads";s:4:"slug";s:3:"ads";s:5:"count";i:438;}s:6:"button";a:3:{s:4:"name";s:6:"button";s:4:"slug";s:6:"button";s:5:"count";i:433;}s:4:"tags";a:3:{s:4:"name";s:4:"tags";s:4:"slug";s:4:"tags";s:5:"count";i:431;}s:9:"affiliate";a:3:{s:4:"name";s:9:"affiliate";s:4:"slug";s:9:"affiliate";s:5:"count";i:430;}s:6:"editor";a:3:{s:4:"name";s:6:"editor";s:4:"slug";s:6:"editor";s:5:"count";i:423;}s:5:"photo";a:3:{s:4:"name";s:5:"photo";s:4:"slug";s:5:"photo";s:5:"count";i:417;}s:4:"user";a:3:{s:4:"name";s:4:"user";s:4:"slug";s:4:"user";s:5:"count";i:408;}s:12:"contact-form";a:3:{s:4:"name";s:12:"contact form";s:4:"slug";s:12:"contact-form";s:5:"count";i:402;}s:9:"slideshow";a:3:{s:4:"name";s:9:"slideshow";s:4:"slug";s:9:"slideshow";s:5:"count";i:402;}s:6:"mobile";a:3:{s:4:"name";s:6:"mobile";s:4:"slug";s:6:"mobile";s:5:"count";i:401;}s:5:"stats";a:3:{s:4:"name";s:5:"stats";s:4:"slug";s:5:"stats";s:5:"count";i:398;}s:5:"users";a:3:{s:4:"name";s:5:"users";s:4:"slug";s:5:"users";s:5:"count";i:393;}s:7:"contact";a:3:{s:4:"name";s:7:"contact";s:4:"slug";s:7:"contact";s:5:"count";i:391;}s:6:"photos";a:3:{s:4:"name";s:6:"photos";s:4:"slug";s:6:"photos";s:5:"count";i:390;}s:10:"statistics";a:3:{s:4:"name";s:10:"statistics";s:4:"slug";s:10:"statistics";s:5:"count";i:374;}s:3:"api";a:3:{s:4:"name";s:3:"api";s:4:"slug";s:3:"api";s:5:"count";i:370;}s:10:"navigation";a:3:{s:4:"name";s:10:"navigation";s:4:"slug";s:10:"navigation";s:5:"count";i:362;}s:6:"events";a:3:{s:4:"name";s:6:"events";s:4:"slug";s:6:"events";s:5:"count";i:357;}s:4:"news";a:3:{s:4:"name";s:4:"news";s:4:"slug";s:4:"news";s:5:"count";i:348;}s:8:"calendar";a:3:{s:4:"name";s:8:"calendar";s:4:"slug";s:8:"calendar";s:5:"count";i:331;}s:7:"plugins";a:3:{s:4:"name";s:7:"plugins";s:4:"slug";s:7:"plugins";s:5:"count";i:330;}s:12:"social-media";a:3:{s:4:"name";s:12:"social media";s:4:"slug";s:12:"social-media";s:5:"count";i:330;}s:9:"multisite";a:3:{s:4:"name";s:9:"multisite";s:4:"slug";s:9:"multisite";s:5:"count";i:327;}s:10:"shortcodes";a:3:{s:4:"name";s:10:"shortcodes";s:4:"slug";s:10:"shortcodes";s:5:"count";i:321;}s:4:"code";a:3:{s:4:"name";s:4:"code";s:4:"slug";s:4:"code";s:5:"count";i:320;}s:4:"meta";a:3:{s:4:"name";s:4:"meta";s:4:"slug";s:4:"meta";s:5:"count";i:318;}s:4:"list";a:3:{s:4:"name";s:4:"list";s:4:"slug";s:4:"list";s:5:"count";i:317;}s:3:"url";a:3:{s:4:"name";s:3:"url";s:4:"slug";s:3:"url";s:5:"count";i:314;}s:7:"payment";a:3:{s:4:"name";s:7:"payment";s:4:"slug";s:7:"payment";s:5:"count";i:308;}s:10:"newsletter";a:3:{s:4:"name";s:10:"newsletter";s:4:"slug";s:10:"newsletter";s:5:"count";i:307;}s:6:"simple";a:3:{s:4:"name";s:6:"simple";s:4:"slug";s:6:"simple";s:5:"count";i:291;}s:3:"tag";a:3:{s:4:"name";s:3:"tag";s:4:"slug";s:3:"tag";s:5:"count";i:290;}s:5:"popup";a:3:{s:4:"name";s:5:"popup";s:4:"slug";s:5:"popup";s:5:"count";i:290;}s:9:"marketing";a:3:{s:4:"name";s:9:"marketing";s:4:"slug";s:9:"marketing";s:5:"count";i:287;}s:16:"custom-post-type";a:3:{s:4:"name";s:16:"custom post type";s:4:"slug";s:16:"custom-post-type";s:5:"count";i:285;}s:8:"redirect";a:3:<text:soft-page-break/>{s:4:"name";s:8:"redirect";s:4:"slug";s:8:"redirect";s:5:"count";i:282;}s:4:"chat";a:3:{s:4:"name";s:4:"chat";s:4:"slug";s:4:"chat";s:5:"count";i:279;}s:11:"advertising";a:3:{s:4:"name";s:11:"advertising";s:4:"slug";s:11:"advertising";s:5:"count";i:279;}s:6:"author";a:3:{s:4:"name";s:6:"author";s:4:"slug";s:6:"author";s:5:"count";i:278;}s:4:"html";a:3:{s:4:"name";s:4:"html";s:4:"slug";s:4:"html";s:5:"count";i:270;}s:7:"adsense";a:3:{s:4:"name";s:7:"adsense";s:4:"slug";s:7:"adsense";s:5:"count";i:269;}s:5:"forms";a:3:{s:4:"name";s:5:"forms";s:4:"slug";s:5:"forms";s:5:"count";i:267;}s:8:"lightbox";a:3:{s:4:"name";s:8:"lightbox";s:4:"slug";s:8:"lightbox";s:5:"count";i:263;}s:14:"administration";a:3:{s:4:"name";s:14:"administration";s:4:"slug";s:14:"administration";s:5:"count";i:262;}s:7:"captcha";a:3:{s:4:"name";s:7:"captcha";s:4:"slug";s:7:"captcha";s:5:"count";i:262;}s:12:"notification";a:3:{s:4:"name";s:12:"notification";s:4:"slug";s:12:"notification";s:5:"count";i:262;}s:15:"payment-gateway";a:3:{s:4:"name";s:15:"payment gateway";s:4:"slug";s:15:"payment-gateway";s:5:"count";i:262;}s:7:"tinymce";a:3:{s:4:"name";s:7:"tinyMCE";s:4:"slug";s:7:"tinymce";s:5:"count";i:260;}}', 'no'),</text:p>
      <text:p text:style-name="P1">(277, 'duplicator_settings', 'a:10:{s:7:"version";s:5:"1.2.6";s:18:"uninstall_settings";b:1;s:15:"uninstall_files";b:1;s:16:"uninstall_tables";b:1;s:13:"package_debug";b:0;s:17:"package_mysqldump";b:0;s:22:"package_mysqldump_path";s:0:"";s:24:"package_phpdump_qrylimit";s:3:"100";s:17:"package_zip_flush";b:0;s:20:"storage_htaccess_off";b:0;}', 'yes'),</text:p>
      <text:p text:style-name="P1">(278, 'duplicator_version_plugin', '1.2.6', 'yes'),</text:p>
      <text:p text:style-name="P1">(279, 'recently_activated', 'a:0:{}', 'yes'),</text:p>
      <text:p text:style-name="P1">(284, '_site_transient_update_themes', 'O:8:"stdClass":4:{s:12:"last_checked";i:1493810600;s:7:"checked";a:6:{s:13:"charitize-pro";s:5:"1.0.1";s:9:"charitize";s:5:"1.0.6";s:8:"snapshot";s:5:"1.4.2";s:13:"twentyfifteen";s:3:"1.7";s:15:"twentyseventeen";s:3:"1.1";s:13:"twentysixteen";s:3:"1.3";}s:8:"response";a:1:{s:15:"twentyseventeen";a:4:{s:5:"theme";s:15:"twentyseventeen";s:11:"new_version";s:3:"1.2";s:3:"url";s:45:"https://wordpress.org/themes/twentyseventeen/";s:7:"package";s:61:"https://downloads.wordpress.org/theme/twentyseventeen.1.2.zip";}}s:12:"translations";a:0:{}}', 'no'),</text:p>
      <text:p text:style-name="P1">(285, '_site_transient_update_plugins', 'O:8:"stdClass":5:{s:12:"last_checked";i:1493800367;s:7:"checked";a:3:{s:19:"akismet/akismet.php";s:3:"3.3";s:25:"duplicator/duplicator.php";s:5:"1.2.6";s:9:"hello.php";s:3:"1.6";}s:8:"response";a:1:{s:19:"akismet/akismet.php";O:8:"stdClass":8:{s:2:"id";s:21:"w.org/plugins/akismet";s:4:"slug";s:7:"akismet";s:6:"plugin";s:19:"akismet/akismet.php";s:11:"new_version";s:5:"3.3.1";s:3:"url";s:38:"https://wordpress.org/plugins/akismet/";s:7:"package";s:56:"https://downloads.wordpress.org/plugin/akismet.3.3.1.zip";s:6:"tested";s:5:"4.7.4";s:13:"compatibility";O:8:"stdClass":0:{}}}s:12:"translations";a:0:{}s:9:"no_update";a:2:{s:25:"duplicator/duplicator.php";O:8:"stdClass":6:{s:2:"id";s:24:"w.org/plugins/duplicator";s:4:"slug";s:10:"duplicator";s:6:"plugin";s:25:"duplicator/duplicator.php";s:11:"new_version";s:5:"1.2.6";s:3:"url";s:41:"https://wordpress.org/plugins/duplicator/";s:7:"package";s:59:"https://downloads.wordpress.org/plugin/duplicator.1.2.6.zip";}s:9:"hello.php";O:8:"stdClass":6:{s:2:"id";s:25:"w.org/plugins/hello-dolly";s:4:"slug";s:11:"hello-dolly";s:6:"plugin";s:9:"hello.php";s:11:"new_version";s:3:"1.6";s:3:"url";s:42:"https://wordpress.org/plugins/hello-dolly/";s:7:"package";s:58:"https://downloads.wordpress.org/plugin/hello-dolly.1.6.zip";}}}', 'no'),</text:p>
      <text:p text:style-name="P1">(286, '_transient_timeout_feed_ac0b00fe65abe10e0c5b588f3ed8c7ca', '1493843566', 'no');</text:p>
      <text:p text:style-name="P1">INSERT INTO `wp_options` (`option_id`, `option_name`, `option_value`, `autoload`) VALUES</text:p>
      <text:p text:style-name="P1">(287, '_transient_feed_ac0b00fe65abe10e0c5b588f3ed8c7ca', 'a:4:{s:5:"child";a:1:{s:0:"";a:1:{s:3:"rss";a:1:{i:0;a:6:{s:4:"data";s:3:"\n\n\n";s:7:"attribs";a:1:{s:0:"";a:1:{s:7:"version";s:3:"2.0";}}s:8:"xml_base";s:0:"";s:17:"xml_base_explicit";b:0;s:8:"xml_lang";s:0:"";s:5:"child";a:1:{s:0:"";a:1:{s:7:"channel";a:1:{i:0;a:6:{s:4:"data";s:49:"\n<text:tab/>\n<text:tab/>\n<text:tab/>\n<text:tab/>\n<text:tab/>\n<text:tab/>\n<text:tab/>\n<text:tab/>\n<text:tab/>\n<text:tab/>\n<text:tab/><text:tab/>\n<text:tab/><text:tab/>\n<text:tab/><text:tab/>\n<text:soft-page-break/><text:tab/><text:tab/>\n<text:tab/><text:tab/>\n<text:tab/><text:tab/>\n<text:tab/><text:tab/>\n<text:tab/><text:tab/>\n<text:tab/><text:tab/>\n<text:tab/>";s:7:"attribs";a:0:{}s:8:"xml_base";s:0:"";s:17:"xml_base_explicit";b:0;s:8:"xml_lang";s:0:"";s:5:"child";a:4:{s:0:"";a:7:{s:5:"title";a:1:{i:0;a:5:{s:4:"data";s:14:"WordPress News";s:7:"attribs";a:0:{}s:8:"xml_base";s:0:"";s:17:"xml_base_explicit";b:0;s:8:"xml_lang";s:0:"";}}s:4:"link";a:1:{i:0;a:5:{s:4:"data";s:26:"https://wordpress.org/news";s:7:"attribs";a:0:{}s:8:"xml_base";s:0:"";s:17:"xml_base_explicit";b:0;s:8:"xml_lang";s:0:"";}}s:11:"description";a:1:{i:0;a:5:{s:4:"data";s:14:"WordPress News";s:7:"attribs";a:0:{}s:8:"xml_base";s:0:"";s:17:"xml_base_explicit";b:0;s:8:"xml_lang";s:0:"";}}s:13:"lastBuildDate";a:1:{i:0;a:5:{s:4:"data";s:31:"Thu, 20 Apr 2017 17:54:32 +0000";s:7:"attribs";a:0:{}s:8:"xml_base";s:0:"";s:17:"xml_base_explicit";b:0;s:8:"xml_lang";s:0:"";}}s:8:"language";a:1:{i:0;a:5:{s:4:"data";s:5:"en-US";s:7:"attribs";a:0:{}s:8:"xml_base";s:0:"";s:17:"xml_base_explicit";b:0;s:8:"xml_lang";s:0:"";}}s:9:"generator";a:1:{i:0;a:5:{s:4:"data";s:40:"https://wordpress.org/?v=4.8-alpha-40568";s:7:"attribs";a:0:{}s:8:"xml_base";s:0:"";s:17:"xml_base_explicit";b:0;s:8:"xml_lang";s:0:"";}}s:4:"item";a:10:{i:0;a:6:{s:4:"data";s:36:"\n<text:tab/><text:tab/>\n<text:tab/><text:tab/>\n<text:tab/><text:tab/>\n<text:tab/><text:tab/>\n<text:tab/><text:tab/><text:tab/><text:tab/>\n<text:tab/><text:tab/>\n\n<text:tab/><text:tab/>\n<text:tab/><text:tab/>\n<text:tab/><text:tab/><text:tab/><text:tab/>\n<text:tab/><text:tab/><text:tab/>";s:7:"attribs";a:0:{}s:8:"xml_base";s:0:"";s:17:"xml_base_explicit";b:0;s:8:"xml_lang";s:0:"";s:5:"child";a:4:{s:0:"";a:6:{s:5:"title";a:1:{i:0;a:5:{s:4:"data";s:35:"WordPress 4.7.4 Maintenance Release";s:7:"attribs";a:0:{}s:8:"xml_base";s:0:"";s:17:"xml_base_explicit";b:0;s:8:"xml_lang";s:0:"";}}s:4:"link";a:1:{i:0;a:5:{s:4:"data";s:51:"https://wordpress.org/news/2017/04/wordpress-4-7-4/";s:7:"attribs";a:0:{}s:8:"xml_base";s:0:"";s:17:"xml_base_explicit";b:0;s:8:"xml_lang";s:0:"";}}s:7:"pubDate";a:1:{i:0;a:5:{s:4:"data";s:31:"Thu, 20 Apr 2017 17:54:32 +0000";s:7:"attribs";a:0:{}s:8:"xml_base";s:0:"";s:17:"xml_base_explicit";b:0;s:8:"xml_lang";s:0:"";}}s:8:"category";a:2:{i:0;a:5:{s:4:"data";s:8:"Releases";s:7:"attribs";a:0:{}s:8:"xml_base";s:0:"";s:17:"xml_base_explicit";b:0;s:8:"xml_lang";s:0:"";}i:1;a:5:{s:4:"data";s:3:"4.7";s:7:"attribs";a:0:{}s:8:"xml_base";s:0:"";s:17:"xml_base_explicit";b:0;s:8:"xml_lang";s:0:"";}}s:4:"guid";a:1:{i:0;a:5:{s:4:"data";s:34:"https://wordpress.org/news/?p=4710";s:7:"attribs";a:1:{s:0:"";a:1:{s:11:"isPermaLink";s:5:"false";}}s:8:"xml_base";s:0:"";s:17:"xml_base_explicit";b:0;s:8:"xml_lang";s:0:"";}}s:11:"description";a:1:{i:0;a:5:{s:4:"data";s:376:"After almost sixty million downloads of WordPress 4.7, we are pleased to announce the immediate availability of WordPress 4.7.4, a maintenance release. This release contains 47 bug fixes and enhancements, chief among them an incompatibility between the upcoming Chrome version and the visual editor, inconsistencies in media handling, and further improvements to the REST API.";s:7:"attribs";a:0:{}s:8:"xml_base";s:0:"";s:17:"xml_base_explicit";b:0;s:8:"xml_lang";s:0:"";}}}s:32:"http://purl.org/dc/elements/1.1/";a:1:{s:7:"creator";a:1:{i:0;a:5:{s:4:"data";s:15:"Pascal Birchler";s:7:"attribs";a:0:{}s:8:"xml_base";s:0:"";s:17:"xml_base_explicit";b:0;s:8:"xml_lang";s:0:"";}}}s:40:"http://purl.org/rss/1.0/modules/content/";a:1:{s:7:"encoded";a:1:{i:0;a:5:{s:4:"data";s:4518:"&lt;p&gt;After almost sixty million downloads of WordPress 4.7, we are pleased to announce the immediate availability of WordPress 4.7.4, a maintenance release.&lt;/p&gt;\n&lt;p&gt;This release contains 47 maintenance fixes and enhancements, chief among them an incompatibility between the upcoming Chrome version and the visual editor, inconsistencies in media handling, and further improvements to the REST API. For a full list of changes, consult the &lt;a href="https://codex.wordpress.org/Version_4.7.4"&gt;release notes&lt;/a&gt; and the &lt;a href="https://core.trac.wordpress.org/log/branches/4.7?rev=40487&amp;amp;stop_rev=40224"&gt;list of changes&lt;/a&gt;.&lt;/p&gt;\n&lt;p&gt;&lt;a href="https://wordpress.org/download/"&gt;Download WordPress 4.7.4&lt;/a&gt; or visit &lt;strong&gt;Dashboard → Updates&lt;/strong&gt; and simply click “Update Now.” Sites that support automatic background updates are already beginning to update to WordPress 4.7.4.&lt;/p&gt;\n&lt;p&gt;Thanks to everyone who contributed to 4.7.4:&lt;br /&gt;\n&lt;a <text:soft-page-break/>href="https://profiles.wordpress.org/jorbin/"&gt;Aaron Jorbin&lt;/a&gt;, &lt;a href="https://profiles.wordpress.org/adamsilverstein/"&gt;Adam Silverstein&lt;/a&gt;, &lt;a href="https://profiles.wordpress.org/afercia/"&gt;Andrea Fercia&lt;/a&gt;, &lt;a href="https://profiles.wordpress.org/azaozz/"&gt;Andrew Ozz&lt;/a&gt;, &lt;a href="https://profiles.wordpress.org/aussieguy123/"&gt;aussieguy123&lt;/a&gt;, &lt;a href="https://profiles.wordpress.org/blobfolio/"&gt;Blobfolio&lt;/a&gt;, &lt;a href="https://profiles.wordpress.org/boldwater/"&gt;boldwater&lt;/a&gt;, &lt;a href="https://profiles.wordpress.org/boonebgorges/"&gt;Boone Gorges&lt;/a&gt;, &lt;a href="https://profiles.wordpress.org/bor0/"&gt;Boro Sitnikovski&lt;/a&gt;, &lt;a href="https://profiles.wordpress.org/chesio/"&gt;chesio&lt;/a&gt;, &lt;a href="https://profiles.wordpress.org/curdin/"&gt;Curdin Krummenacher&lt;/a&gt;, &lt;a href="https://profiles.wordpress.org/danielbachhuber/"&gt;Daniel Bachhuber&lt;/a&gt;, &lt;a href="https://profiles.wordpress.org/nerrad/"&gt;Darren Ethier (nerrad)&lt;/a&gt;, &lt;a href="https://profiles.wordpress.org/davidakennedy/"&gt;David A. Kennedy&lt;/a&gt;, &lt;a href="https://profiles.wordpress.org/davidbenton/"&gt;davidbenton&lt;/a&gt;, &lt;a href="https://profiles.wordpress.org/dlh/"&gt;David Herrera&lt;/a&gt;, &lt;a href="https://profiles.wordpress.org/dd32/"&gt;Dion Hulse&lt;/a&gt;, &lt;a href="https://profiles.wordpress.org/ocean90/"&gt;Dominik Schilling (ocean90)&lt;/a&gt;, &lt;a href="https://profiles.wordpress.org/eclev91/"&gt;eclev91&lt;/a&gt;, &lt;a href="https://profiles.wordpress.org/iseulde/"&gt;Ella Van Dorpe&lt;/a&gt;, &lt;a href="https://profiles.wordpress.org/ghosttoast/"&gt;Gustave F. Gerhardt&lt;/a&gt;, &lt;a href="https://profiles.wordpress.org/ig_communitysites/"&gt;ig_communitysites&lt;/a&gt;, &lt;a href="https://profiles.wordpress.org/jnylen0/"&gt;James Nylen&lt;/a&gt;, &lt;a href="https://profiles.wordpress.org/joedolson/"&gt;Joe Dolson&lt;/a&gt;, &lt;a href="https://profiles.wordpress.org/johnbillion/"&gt;John Blackbourn&lt;/a&gt;, &lt;a href="https://profiles.wordpress.org/karinedo/"&gt;karinedo&lt;/a&gt;, &lt;a href="https://profiles.wordpress.org/lukasbesch/"&gt;lukasbesch&lt;/a&gt;, &lt;a href="https://profiles.wordpress.org/maguiar/"&gt;maguiar&lt;/a&gt;, &lt;a href="https://profiles.wordpress.org/matheusgimenez/"&gt;MatheusGimenez&lt;/a&gt;, &lt;a href="https://profiles.wordpress.org/mboynes/"&gt;Matthew Boynes&lt;/a&gt;, &lt;a href="https://profiles.wordpress.org/mattwiebe/"&gt;Matt Wiebe&lt;/a&gt;, &lt;a href="https://profiles.wordpress.org/mayurk/"&gt;Mayur Keshwani&lt;/a&gt;, &lt;a href="https://profiles.wordpress.org/melchoyce/"&gt;Mel Choyce&lt;/a&gt;, &lt;a href="https://profiles.wordpress.org/celloexpressions/"&gt;Nick Halsey&lt;/a&gt;, &lt;a href="https://profiles.wordpress.org/swissspidy/"&gt;Pascal Birchler&lt;/a&gt;, &lt;a href="https://profiles.wordpress.org/peterwilsoncc/"&gt;Peter Wilson&lt;/a&gt;, &lt;a href="https://profiles.wordpress.org/delawski/"&gt;Piotr Delawski&lt;/a&gt;, &lt;a href="https://profiles.wordpress.org/pratikshrestha/"&gt;Pratik Shrestha&lt;/a&gt;, &lt;a href="https://profiles.wordpress.org/programmin/"&gt;programmin&lt;/a&gt;, &lt;a href="https://profiles.wordpress.org/rachelbaker/"&gt;Rachel Baker&lt;/a&gt;, &lt;a href="https://profiles.wordpress.org/sagarkbhatt/"&gt;sagarkbhatt&lt;/a&gt;, &lt;a href="https://profiles.wordpress.org/sagarprajapati/"&gt;Sagar Prajapati&lt;/a&gt;, &lt;a href="https://profiles.wordpress.org/sboisvert/"&gt;sboisvert&lt;/a&gt;, &lt;a href="https://profiles.wordpress.org/wonderboymusic/"&gt;Scott Taylor&lt;/a&gt;, &lt;a href="https://profiles.wordpress.org/sergeybiryukov/"&gt;Sergey Biryukov&lt;/a&gt;, &lt;a href="https://profiles.wordpress.org/netweb/"&gt;Stephen Edgar&lt;/a&gt;, &lt;a href="https://profiles.wordpress.org/cybr/"&gt;Sybre Waaijer&lt;/a&gt;, &lt;a href="https://profiles.wordpress.org/timmydcrawford/"&gt;Timmy Crawford&lt;/a&gt;, &lt;a href="https://profiles.wordpress.org/vortfu/"&gt;vortfu&lt;/a&gt;, and &lt;a href="https://profiles.wordpress.org/westonruter/"&gt;Weston Ruter&lt;/a&gt;.&lt;/p&gt;\n";s:7:"attribs";a:0:{}s:8:"xml_base";s:0:"";s:17:"xml_base_explicit";b:0;s:8:"xml_lang";s:0:"";}}}s:30:"com-wordpress:feed-additions:1";a:1:{s:7:"post-id";a:1:{i:0;a:5:{s:4:"data";s:4:"4710";s:7:"attribs";a:0:<text:soft-page-break/>{}s:8:"xml_base";s:0:"";s:17:"xml_base_explicit";b:0;s:8:"xml_lang";s:0:"";}}}}}i:1;a:6:{s:4:"data";s:39:"\n<text:tab/><text:tab/>\n<text:tab/><text:tab/>\n<text:tab/><text:tab/>\n<text:tab/><text:tab/>\n<text:tab/><text:tab/><text:tab/><text:tab/>\n<text:tab/><text:tab/>\n<text:tab/><text:tab/>\n\n<text:tab/><text:tab/>\n<text:tab/><text:tab/>\n<text:tab/><text:tab/><text:tab/><text:tab/>\n<text:tab/><text:tab/><text:tab/>";s:7:"attribs";a:0:{}s:8:"xml_base";s:0:"";s:17:"xml_base_explicit";b:0;s:8:"xml_lang";s:0:"";s:5:"child";a:4:{s:0:"";a:6:{s:5:"title";a:1:{i:0;a:5:{s:4:"data";s:48:"WordPress 4.7.3 Security and Maintenance Release";s:7:"attribs";a:0:{}s:8:"xml_base";s:0:"";s:17:"xml_base_explicit";b:0;s:8:"xml_lang";s:0:"";}}s:4:"link";a:1:{i:0;a:5:{s:4:"data";s:84:"https://wordpress.org/news/2017/03/wordpress-4-7-3-security-and-maintenance-release/";s:7:"attribs";a:0:{}s:8:"xml_base";s:0:"";s:17:"xml_base_explicit";b:0;s:8:"xml_lang";s:0:"";}}s:7:"pubDate";a:1:{i:0;a:5:{s:4:"data";s:31:"Mon, 06 Mar 2017 17:53:30 +0000";s:7:"attribs";a:0:{}s:8:"xml_base";s:0:"";s:17:"xml_base_explicit";b:0;s:8:"xml_lang";s:0:"";}}s:8:"category";a:3:{i:0;a:5:{s:4:"data";s:8:"Releases";s:7:"attribs";a:0:{}s:8:"xml_base";s:0:"";s:17:"xml_base_explicit";b:0;s:8:"xml_lang";s:0:"";}i:1;a:5:{s:4:"data";s:8:"Security";s:7:"attribs";a:0:{}s:8:"xml_base";s:0:"";s:17:"xml_base_explicit";b:0;s:8:"xml_lang";s:0:"";}i:2;a:5:{s:4:"data";s:3:"4.7";s:7:"attribs";a:0:{}s:8:"xml_base";s:0:"";s:17:"xml_base_explicit";b:0;s:8:"xml_lang";s:0:"";}}s:4:"guid";a:1:{i:0;a:5:{s:4:"data";s:34:"https://wordpress.org/news/?p=4696";s:7:"attribs";a:1:{s:0:"";a:1:{s:11:"isPermaLink";s:5:"false";}}s:8:"xml_base";s:0:"";s:17:"xml_base_explicit";b:0;s:8:"xml_lang";s:0:"";}}s:11:"description";a:1:{i:0;a:5:{s:4:"data";s:396:"WordPress 4.7.3 is now available. This is a security</text:p>
      <text:p text:style-name="P1"><text:s/>release for all previous versions and we strongly encourage you to update your sites immediately. WordPress versions 4.7.2 and earlier are affected by six security issues: Cross-site scripting (XSS) via media file metadata.  Reported by Chris Andrè Dale, Yorick Koster, and Simon P. Briggs. Control characters can trick redirect [&amp;#8230;]";s:7:"attribs";a:0:{}s:8:"xml_base";s:0:"";s:17:"xml_base_explicit";b:0;s:8:"xml_lang";s:0:"";}}}s:32:"http://purl.org/dc/elements/1.1/";a:1:{s:7:"creator";a:1:{i:0;a:5:{s:4:"data";s:11:"James Nylen";s:7:"attribs";a:0:{}s:8:"xml_base";s:0:"";s:17:"xml_base_explicit";b:0;s:8:"xml_lang";s:0:"";}}}s:40:"http://purl.org/rss/1.0/modules/content/";a:1:{s:7:"encoded";a:1:{i:0;a:5:{s:4:"data";s:6191:"&lt;p&gt;WordPress 4.7.3 is now available. This is a &lt;strong&gt;security release&lt;/strong&gt; for all previous versions and we strongly encourage you to update your sites immediately.&lt;/p&gt;\n&lt;p&gt;WordPress versions 4.7.2 and earlier are affected by six security issues:&lt;/p&gt;\n&lt;ol&gt;\n&lt;li&gt;Cross-site scripting (XSS) via media file metadata.  Reported by &lt;a href="https://www.securesolutions.no/"&gt;Chris Andrè Dale&lt;/a&gt;, &lt;a href="https://twitter.com/yorickkoster"&gt;Yorick Koster&lt;/a&gt;, and Simon P. Briggs.&lt;/li&gt;\n&lt;li&gt;Control characters can trick redirect URL validation.  Reported by &lt;a href="http://www.danielchatfield.com/"&gt;Daniel Chatfield&lt;/a&gt;.&lt;/li&gt;\n&lt;li&gt;Unintended files can be deleted by administrators using the plugin deletion functionality.  Reported by &lt;a href="https://hackerone.com/triginc"&gt;TrigInc&lt;/a&gt; and &lt;a href="http://b.360.cn/"&gt;xuliang&lt;/a&gt;.&lt;/li&gt;\n&lt;li&gt;Cross-site scripting (XSS) via video URL in YouTube embeds.  Reported by &lt;a href="https://twitter.com/marcs0h"&gt;Marc Montpas&lt;/a&gt;.&lt;/li&gt;\n&lt;li&gt;Cross-site scripting (XSS) via taxonomy term names.  Reported by &lt;a href="https://profiles.wordpress.org/deltamgm2"&gt;Delta&lt;/a&gt;.&lt;/li&gt;\n&lt;li&gt;Cross-site request forgery (CSRF) in Press This leading to excessive use of server resources.  Reported by Sipke Mellema.&lt;/li&gt;\n&lt;/ol&gt;\n&lt;p&gt;Thank you to the reporters for practicing &lt;a href="https://make.wordpress.org/core/handbook/testing/reporting-security-vulnerabilities/"&gt;responsible disclosure&lt;/a&gt;.&lt;/p&gt;\n&lt;p&gt;In addition to the security issues above, WordPress 4.7.3 contains 39 maintenance fixes to the 4.7 release series. For more information, see the &lt;a href="https://codex.wordpress.org/Version_4.7.3"&gt;release notes&lt;/a&gt; or consult the &lt;a href="https://core.trac.wordpress.org/query?status=closed&amp;amp;milestone=4.7.3&amp;amp;group=component&amp;amp;col=id&amp;amp;col=summary&amp;a<text:soft-page-break/>mp;col=component&amp;amp;col=status&amp;amp;col=owner&amp;amp;col=type&amp;amp;col=priority&amp;amp;col=keywords&amp;amp;order=priority"&gt;list of changes&lt;/a&gt;.&lt;/p&gt;\n&lt;p&gt;&lt;a href="https://wordpress.org/download/"&gt;Download WordPress 4.7.3&lt;/a&gt; or venture over to Dashboard → Updates and simply click “Update Now.” Sites that support automatic background updates are already beginning to update to WordPress 4.7.3.&lt;/p&gt;\n&lt;p&gt;Thanks to everyone who contributed to 4.7.3: &lt;a href="https://profiles.wordpress.org/aaroncampbell/"&gt;Aaron D. Campbell&lt;/a&gt;, &lt;a href="https://profiles.wordpress.org/adamsilverstein/"&gt;Adam Silverstein&lt;/a&gt;, &lt;a href="https://profiles.wordpress.org/xknown/"&gt;Alex Concha&lt;/a&gt;, &lt;a href="https://profiles.wordpress.org/afercia/"&gt;Andrea Fercia&lt;/a&gt;, &lt;a href="https://profiles.wordpress.org/azaozz/"&gt;Andrew Ozz&lt;/a&gt;, &lt;a href="https://profiles.wordpress.org/asalce/"&gt;asalce&lt;/a&gt;, &lt;a href="https://profiles.wordpress.org/blobfolio/"&gt;blobfolio&lt;/a&gt;, &lt;a href="https://profiles.wordpress.org/gitlost/"&gt;bonger&lt;/a&gt;, &lt;a href="https://profiles.wordpress.org/boonebgorges/"&gt;Boone Gorges&lt;/a&gt;, &lt;a href="https://profiles.wordpress.org/bor0/"&gt;Boro Sitnikovski&lt;/a&gt;, &lt;a href="https://profiles.wordpress.org/bradyvercher/"&gt;Brady Vercher&lt;/a&gt;, &lt;a href="https://profiles.wordpress.org/drrobotnik/"&gt;Brandon Lavigne&lt;/a&gt;, &lt;a href="https://profiles.wordpress.org/bhargavbhandari90/"&gt;Bunty&lt;/a&gt;, &lt;a href="https://profiles.wordpress.org/ccprog/"&gt;ccprog&lt;/a&gt;, &lt;a href="https://profiles.wordpress.org/ketuchetan/"&gt;chetansatasiya&lt;/a&gt;, &lt;a href="https://profiles.wordpress.org/davidakennedy/"&gt;David A. Kennedy&lt;/a&gt;, &lt;a href="https://profiles.wordpress.org/dlh/"&gt;David Herrera&lt;/a&gt;, &lt;a href="https://profiles.wordpress.org/dhanendran/"&gt;Dhanendran&lt;/a&gt;, &lt;a href="https://profiles.wordpress.org/dd32/"&gt;Dion Hulse&lt;/a&gt;, &lt;a href="https://profiles.wordpress.org/ocean90/"&gt;Dominik Schilling (ocean90)&lt;/a&gt;, &lt;a href="https://profiles.wordpress.org/drivingralle/"&gt;Drivingralle&lt;/a&gt;, &lt;a href="https://profiles.wordpress.org/iseulde/"&gt;Ella Van Dorpe&lt;/a&gt;, &lt;a href="https://profiles.wordpress.org/pento/"&gt;Gary Pendergast&lt;/a&gt;, &lt;a href="https://profiles.wordpress.org/iandunn/"&gt;Ian Dunn&lt;/a&gt;, &lt;a href="https://profiles.wordpress.org/ipstenu/"&gt;Ipstenu (Mika Epstein)&lt;/a&gt;, &lt;a href="https://profiles.wordpress.org/jnylen0/"&gt;James Nylen&lt;/a&gt;, &lt;a href="https://profiles.wordpress.org/jazbek/"&gt;jazbek&lt;/a&gt;, &lt;a href="https://profiles.wordpress.org/jeremyfelt/"&gt;Jeremy Felt&lt;/a&gt;, &lt;a href="https://profiles.wordpress.org/jpry/"&gt;Jeremy Pry&lt;/a&gt;, &lt;a href="https://profiles.wordpress.org/joehoyle/"&gt;Joe Hoyle&lt;/a&gt;, &lt;a href="https://profiles.wordpress.org/joemcgill/"&gt;Joe McGill&lt;/a&gt;, &lt;a href="https://profiles.wordpress.org/johnbillion/"&gt;John Blackbourn&lt;/a&gt;, &lt;a href="https://profiles.wordpress.org/johnjamesjacoby/"&gt;John James Jacoby&lt;/a&gt;, &lt;a href="https://profiles.wordpress.org/desrosj/"&gt;Jonathan Desrosiers&lt;/a&gt;, &lt;a href="https://profiles.wordpress.org/ryelle/"&gt;Kelly Dwan&lt;/a&gt;, &lt;a href="https://profiles.wordpress.org/markoheijnen/"&gt;Marko Heijnen&lt;/a&gt;, &lt;a href="https://profiles.wordpress.org/matheusgimenez/"&gt;MatheusGimenez&lt;/a&gt;, &lt;a href="https://profiles.wordpress.org/mnelson4/"&gt;Mike Nelson&lt;/a&gt;, &lt;a href="https://profiles.wordpress.org/mikeschroder/"&gt;Mike Schroder&lt;/a&gt;, &lt;a href="https://profiles.wordpress.org/codegeass/"&gt;Muhammet Arslan&lt;/a&gt;, &lt;a href="https://profiles.wordpress.org/celloexpressions/"&gt;Nick Halsey&lt;/a&gt;, &lt;a href="https://profiles.wordpress.org/swissspidy/"&gt;Pascal Birchler&lt;/a&gt;, &lt;a href="https://profiles.wordpress.org/pbearne/"&gt;Paul Bearne&lt;/a&gt;, &lt;a href="https://profiles.wordpress.org/pavelevap/"&gt;pavelevap&lt;/a&gt;, &lt;a href="https://profiles.wordpress.org/peterwilsoncc/"&gt;Peter Wilson&lt;/a&gt;, &lt;a href="https://profiles.wordpress.org/rachelbaker/"&gt;Rachel Baker&lt;/a&gt;, &lt;a href="https://profiles.wordpress.org/reldev/"&gt;reldev&lt;/a&gt;, &lt;a <text:soft-page-break/>href="https://profiles.wordpress.org/sanchothefat/"&gt;Robert O&amp;#8217;Rourke&lt;/a&gt;, &lt;a href="https://profiles.wordpress.org/welcher/"&gt;Ryan Welcher&lt;/a&gt;, &lt;a href="https://profiles.wordpress.org/sanketparmar/"&gt;Sanket Parmar&lt;/a&gt;, &lt;a href="https://profiles.wordpress.org/seanchayes/"&gt;Sean Hayes&lt;/a&gt;, &lt;a href="https://profiles.wordpress.org/sergeybiryukov/"&gt;Sergey Biryukov&lt;/a&gt;, &lt;a href="https://profiles.wordpress.org/netweb/"&gt;Stephen Edgar&lt;/a&gt;, &lt;a href="https://profiles.wordpress.org/triplejumper12/"&gt;triplejumper12&lt;/a&gt;, &lt;a href="https://profiles.wordpress.org/westonruter/"&gt;Weston Ruter&lt;/a&gt;, and &lt;a href="https://profiles.wordpress.org/wpfo/"&gt;wpfo&lt;/a&gt;.&lt;/p&gt;\n";s:7:"attribs";a:0:{}s:8:"xml_base";s:0:"";s:17:"xml_base_explicit";b:0;s:8:"xml_lang";s:0:"";}}}s:30:"com-wordpress:feed-additions:1";a:1:{s:7:"post-id";a:1:{i:0;a:5:{s:4:"data";s:4:"4696";s:7:"attribs";a:0:{}s:8:"xml_base";s:0:"";s:17:"xml_base_explicit";b:0;s:8:"xml_lang";s:0:"";}}}}}i:2;a:6:{s:4:"data";s:39:"\n<text:tab/><text:tab/>\n<text:tab/><text:tab/>\n<text:tab/><text:tab/>\n<text:tab/><text:tab/>\n<text:tab/><text:tab/><text:tab/><text:tab/>\n<text:tab/><text:tab/>\n<text:tab/><text:tab/>\n\n<text:tab/><text:tab/>\n<text:tab/><text:tab/>\n<text:tab/><text:tab/><text:tab/><text:tab/>\n<text:tab/><text:tab/><text:tab/>";s:7:"attribs";a:0:{}s:8:"xml_base";s:0:"";s:17:"xml_base_explicit";b:0;s:8:"xml_lang";s:0:"";s:5:"child";a:4:{s:0:"";a:6:{s:5:"title";a:1:{i:0;a:5:{s:4:"data";s:32:"WordPress 4.7.2 Security Release";s:7:"attribs";a:0:{}s:8:"xml_base";s:0:"";s:17:"xml_base_explicit";b:0;s:8:"xml_lang";s:0:"";}}s:4:"link";a:1:{i:0;a:5:{s:4:"data";s:68:"https://wordpress.org/news/2017/01/wordpress-4-7-2-security-release/";s:7:"attribs";a:0:{}s:8:"xml_base";s:0:"";s:17:"xml_base_explicit";b:0;s:8:"xml_lang";s:0:"";}}s:7:"pubDate";a:1:{i:0;a:5:{s:4:"data";s:31:"Thu, 26 Jan 2017 19:34:02 +0000";s:7:"attribs";a:0:{}s:8:"xml_base";s:0:"";s:17:"xml_base_explicit";b:0;s:8:"xml_lang";s:0:"";}}s:8:"category";a:3:{i:0;a:5:{s:4:"data";s:8:"Releases";s:7:"attribs";a:0:{}s:8:"xml_base";s:0:"";s:17:"xml_base_explicit";b:0;s:8:"xml_lang";s:0:"";}i:1;a:5:{s:4:"data";s:8:"Security";s:7:"attribs";a:0:{}s:8:"xml_base";s:0:"";s:17:"xml_base_explicit";b:0;s:8:"xml_lang";s:0:"";}i:2;a:5:{s:4:"data";s:3:"4.7";s:7:"attribs";a:0:{}s:8:"xml_base";s:0:"";s:17:"xml_base_explicit";b:0;s:8:"xml_lang";s:0:"";}}s:4:"guid";a:1:{i:0;a:5:{s:4:"data";s:34:"https://wordpress.org/news/?p=4676";s:7:"attribs";a:1:{s:0:"";a:1:{s:11:"isPermaLink";s:5:"false";}}s:8:"xml_base";s:0:"";s:17:"xml_base_explicit";b:0;s:8:"xml_lang";s:0:"";}}s:11:"description";a:1:{i:0;a:5:{s:4:"data";s:357:"WordPress 4.7.2 is now available. This is a security release for all previous versions and we strongly encourage you to update your sites immediately. WordPress versions 4.7.1 and earlier are affected by three security issues: The user interface for assigning taxonomy terms in Press This is shown to users who do not have permissions to use it. [&amp;#8230;]";s:7:"attribs";a:0:{}s:8:"xml_base";s:0:"";s:17:"xml_base_explicit";b:0;s:8:"xml_lang";s:0:"";}}}s:32:"http://purl.org/dc/elements/1.1/";a:1:{s:7:"creator";a:1:{i:0;a:5:{s:4:"data";s:17:"Aaron D. Campbell";s:7:"attribs";a:0:{}s:8:"xml_base";s:0:"";s:17:"xml_base_explicit";b:0;s:8:"xml_lang";s:0:"";}}}s:40:"http://purl.org/rss/1.0/modules/content/";a:1:{s:7:"encoded";a:1:{i:0;a:5:{s:4:"data";s:2142:"&lt;p&gt;WordPress 4.7.2 is now available. This is a &lt;strong&gt;security release&lt;/strong&gt; for all previous versions and we strongly encourage you to update your sites immediately.&lt;/p&gt;\n&lt;p&gt;WordPress versions 4.7.1 and earlier are affected by three security issues:&lt;/p&gt;\n&lt;ol&gt;\n&lt;li&gt;The user interface for assigning taxonomy terms in Press This is shown to users who do not have permissions to use it. Reported by David Herrera of &lt;a href="https://www.alleyinteractive.com/"&gt;Alley Interactive&lt;/a&gt;.&lt;/li&gt;\n&lt;li&gt;&lt;code&gt;WP_Query&lt;/code&gt; is</text:p>
      <text:p text:style-name="P1"><text:s/>vulnerable to a SQL injection (SQLi) when passing unsafe data. WordPress core is not directly vulnerable to this issue, but we&amp;#8217;ve added hardening to prevent plugins and themes from accidentally causing a vulnerability. Reported by &lt;a href="https://github.com/mjangda"&gt;Mo Jangda&lt;/a&gt; (batmoo).&lt;/li&gt;\n&lt;li&gt;A cross-site scripting (XSS) vulnerability was discovered in the <text:soft-page-break/>posts list table. Reported by &lt;a href="https://iandunn.name/"&gt;Ian Dunn&lt;/a&gt; of the WordPress Security Team.&lt;/li&gt;\n&lt;li&gt;An unauthenticated privilege escalation vulnerability was discovered in a REST API endpoint. Reported by &lt;a href="https://twitter.com/MarcS0h"&gt;Marc-Alexandre Montpas&lt;/a&gt; of Sucuri Security. *&lt;/li&gt;\n&lt;/ol&gt;\n&lt;p&gt;Thank you to the reporters of these issues for practicing &lt;a href="https://make.wordpress.org/core/handbook/testing/reporting-security-vulnerabilities/"&gt;responsible disclosure&lt;/a&gt;.&lt;/p&gt;\n&lt;p&gt;&lt;a href="https://wordpress.org/download/"&gt;Download WordPress 4.7.2&lt;/a&gt; or venture over to Dashboard → Updates and simply click “Update Now.” Sites that support automatic background updates are already beginning to update to WordPress 4.7.2.&lt;/p&gt;\n&lt;p&gt;Thanks to everyone who contributed to 4.7.2.&lt;/p&gt;\n&lt;p&gt;* Update: An additional serious vulnerability was fixed in this release and public disclosure was delayed. For more information on this vulnerability, additional mitigation steps taken, and an explanation for why disclosure was delayed, please read &lt;a href="https://make.wordpress.org/core/2017/02/01/disclosure-of-additional-security-fix-in-wordpress-4-7-2/"&gt;Disclosure of Additional Security Fix in WordPress 4.7.2&lt;/a&gt;.&lt;/p&gt;\n";s:7:"attribs";a:0:{}s:8:"xml_base";s:0:"";s:17:"xml_base_explicit";b:0;s:8:"xml_lang";s:0:"";}}}s:30:"com-wordpress:feed-additions:1";a:1:{s:7:"post-id";a:1:{i:0;a:5:{s:4:"data";s:4:"4676";s:7:"attribs";a:0:{}s:8:"xml_base";s:0:"";s:17:"xml_base_explicit";b:0;s:8:"xml_lang";s:0:"";}}}}}i:3;a:6:{s:4:"data";s:39:"\n<text:tab/><text:tab/>\n<text:tab/><text:tab/>\n<text:tab/><text:tab/>\n<text:tab/><text:tab/>\n<text:tab/><text:tab/><text:tab/><text:tab/>\n<text:tab/><text:tab/>\n<text:tab/><text:tab/>\n\n<text:tab/><text:tab/>\n<text:tab/><text:tab/>\n<text:tab/><text:tab/><text:tab/><text:tab/>\n<text:tab/><text:tab/><text:tab/>";s:7:"attribs";a:0:{}s:8:"xml_base";s:0:"";s:17:"xml_base_explicit";b:0;s:8:"xml_lang";s:0:"";s:5:"child";a:4:{s:0:"";a:6:{s:5:"title";a:1:{i:0;a:5:{s:4:"data";s:48:"WordPress 4.7.1 Security and Maintenance Release";s:7:"attribs";a:0:{}s:8:"xml_base";s:0:"";s:17:"xml_base_explicit";b:0;s:8:"xml_lang";s:0:"";}}s:4:"link";a:1:{i:0;a:5:{s:4:"data";s:84:"https://wordpress.org/news/2017/01/wordpress-4-7-1-security-and-maintenance-release/";s:7:"attribs";a:0:{}s:8:"xml_base";s:0:"";s:17:"xml_base_explicit";b:0;s:8:"xml_lang";s:0:"";}}s:7:"pubDate";a:1:{i:0;a:5:{s:4:"data";s:31:"Wed, 11 Jan 2017 03:53:57 +0000";s:7:"attribs";a:0:{}s:8:"xml_base";s:0:"";s:17:"xml_base_explicit";b:0;s:8:"xml_lang";s:0:"";}}s:8:"category";a:3:{i:0;a:5:{s:4:"data";s:8:"Releases";s:7:"attribs";a:0:{}s:8:"xml_base";s:0:"";s:17:"xml_base_explicit";b:0;s:8:"xml_lang";s:0:"";}i:1;a:5:{s:4:"data";s:8:"Security";s:7:"attribs";a:0:{}s:8:"xml_base";s:0:"";s:17:"xml_base_explicit";b:0;s:8:"xml_lang";s:0:"";}i:2;a:5:{s:4:"data";s:3:"4.7";s:7:"attribs";a:0:{}s:8:"xml_base";s:0:"";s:17:"xml_base_explicit";b:0;s:8:"xml_lang";s:0:"";}}s:4:"guid";a:1:{i:0;a:5:{s:4:"data";s:34:"https://wordpress.org/news/?p=4650";s:7:"attribs";a:1:{s:0:"";a:1:{s:11:"isPermaLink";s:5:"false";}}s:8:"xml_base";s:0:"";s:17:"xml_base_explicit";b:0;s:8:"xml_lang";s:0:"";}}s:11:"description";a:1:{i:0;a:5:{s:4:"data";s:375:"WordPress 4.7 has been downloaded over 10 million times since its release on December 6, 2016 and we are pleased to announce the immediate availability of WordPress 4.7.1. This is a security release for all previous versions and we strongly encourage you to update your sites immediately. WordPress versions 4.7 and earlier are affected by eight security issues: [&amp;#8230;]";s:7:"attribs";a:0:{}s:8:"xml_base";s:0:"";s:17:"xml_base_explicit";b:0;s:8:"xml_lang";s:0:"";}}}s:32:"http://purl.org/dc/elements/1.1/";a:1:{s:7:"creator";a:1:{i:0;a:5:{s:4:"data";s:17:"Aaron D. Campbell";s:7:"attribs";a:0:{}s:8:"xml_base";s:0:"";s:17:"xml_base_explicit";b:0;s:8:"xml_lang";s:0:"";}}}s:40:"http://purl.org/rss/1.0/modules/content/";a:1:{s:7:"encoded";a:1:{i:0;a:5:{s:4:"data";s:6520:"&lt;p&gt;WordPress 4.7 has been &lt;a href="https://wordpress.org/download/counter/"&gt;downloaded over 10 million times&lt;/a&gt; since its release on December 6, 2016 and we are pleased to announce the immediate availability of WordPress 4.7.1. This is a &lt;strong&gt;security release&lt;/strong&gt; for all previous versions and we strongly encourage you to update your sites immediately.&lt;/p&gt;\n&lt;p&gt;WordPress <text:soft-page-break/>versions 4.7 and earlier are affected by eight security issues:&lt;/p&gt;\n&lt;ol&gt;\n&lt;li&gt;Remote code execution (RCE) in PHPMailer &amp;#8211; &lt;em&gt;No specific issue appears to affect WordPress&lt;/em&gt; or any of the major plugins we investigated but, out of an abundance of caution, we updated PHPMailer in this release. This issue was fixed in PHPMailer thanks to &lt;a href="https://legalhackers.com/"&gt;Dawid Golunski&lt;/a&gt; and &lt;a href="https://twitter.com/Zenexer"&gt;Paul Buonopane&lt;/a&gt;.&lt;/li&gt;\n&lt;li&gt;The REST API exposed user data for all users who had authored a post of a public post type. WordPress 4.7.1 limits this to only post types which have specified that they should be shown within the REST API. Reported by &lt;a href="https://poststatus.com/"&gt;Krogsgard&lt;/a&gt; and &lt;a href="https://ithemes.com/"&gt;Chris Jean&lt;/a&gt;.&lt;/li&gt;\n&lt;li&gt;Cross-site scripting (XSS) via the plugin name or version header on &lt;code&gt;update-core.php&lt;/code&gt;. Reported by &lt;a href="https://dominikschilling.de/"&gt;Dominik Schilling&lt;/a&gt; of the WordPress Security Team.&lt;/li&gt;\n&lt;li&gt;Cross-site request forgery (CSRF) bypass via uploading a Flash file. Reported by &lt;a href="https://twitter.com/Abdulahhusam"&gt;Abdullah Hussam&lt;/a&gt;.&lt;/li&gt;\n&lt;li&gt;Cross-site scripting (XSS) via theme name fallback. Reported by &lt;a href="https://pentest.blog/"&gt;Mehmet Ince&lt;/a&gt;.&lt;/li&gt;\n&lt;li&gt;Post via email checks &lt;code&gt;mail.example.com&lt;/code&gt; if default settings aren&amp;#8217;t changed. Reported by John Blackbourn of the WordPress Security Team.&lt;/li&gt;\n&lt;li&gt;A cross-site request forgery (CSRF) was discovered in the accessibility mode of widget editing. Reported by &lt;a href="https://dk.linkedin.com/in/ronni-skansing-36143b65"&gt;Ronnie Skansing&lt;/a&gt;.&lt;/li&gt;\n&lt;li&gt;Weak cryptographic security for multisite activation key. Reported by &lt;a href="https://itsjack.cc/"&gt;Jack&lt;/a&gt;.&lt;/li&gt;\n&lt;/ol&gt;\n&lt;p&gt;Thank you to the reporters for practicing &lt;a href="https://make.wordpress.org/core/handbook/testing/reporting-security-vulnerabilities/"&gt;responsible disclosure&lt;/a&gt;.&lt;/p&gt;\n&lt;p&gt;In addition to the security issues above, WordPress 4.7.1 fixes 62 bugs from 4.7. For more information, see the &lt;a href="https://codex.wordpress.org/Version_4.7.1"&gt;release notes&lt;/a&gt; or consult the &lt;a href="https://core.trac.wordpress.org/query?milestone=4.7.1"&gt;list of changes&lt;/a&gt;.&lt;/p&gt;\n&lt;p&gt;&lt;a href="https://wordpress.org/download/"&gt;Download WordPress 4.7.1&lt;/a&gt; or venture over to Dashboard → Updates and simply click “Update Now.” Sites that support automatic background updates are already beginning to update to WordPress 4.7.1.&lt;/p&gt;\n&lt;p&gt;Thanks to everyone who contributed to 4.7.1: &lt;a href="https://profiles.wordpress.org/aaroncampbell/"&gt;Aaron D. Campbell&lt;/a&gt;, &lt;a href="https://profiles.wordpress.org/jorbin/"&gt;Aaron Jorbin&lt;/a&gt;, &lt;a href="https://profiles.wordpress.org/adamsilverstein/"&gt;Adam Silverstein&lt;/a&gt;, &lt;a href="https://profiles.wordpress.org/afercia/"&gt;Andrea Fercia&lt;/a&gt;, &lt;a href="https://profiles.wordpress.org/azaozz/"&gt;Andrew Ozz&lt;/a&gt;, &lt;a href="https://profiles.wordpress.org/gitlost/"&gt;bonger&lt;/a&gt;, &lt;a href="https://profiles.wordpress.org/boonebgorges/"&gt;Boone Gorges&lt;/a&gt;, &lt;a href="https://profiles.wordpress.org/chandrapatel/"&gt;Chandra Patel&lt;/a&gt;, &lt;a href="https://profiles.wordpress.org/christian1012/"&gt;Christian Chung&lt;/a&gt;, &lt;a href="https://profiles.wordpress.org/dlh/"&gt;David Herrera&lt;/a&gt;, &lt;a href="https://profiles.wordpress.org/dshanske/"&gt;David Shanske&lt;/a&gt;, &lt;a href="https://profiles.wordpress.org/dd32/"&gt;Dion Hulse&lt;/a&gt;, &lt;a href="https://profiles.wordpress.org/ocean90/"&gt;Dominik Schilling (ocean90)&lt;/a&gt;, &lt;a href="https://profiles.wordpress.org/dreamon11/"&gt;DreamOn11&lt;/a&gt;, &lt;a href="https://profiles.wordpress.org/chopinbach/"&gt;Edwin Cromley&lt;/a&gt;, &lt;a href="https://profiles.wordpress.org/iseulde/"&gt;Ella van Dorpe&lt;/a&gt;, &lt;a href="https://profiles.wordpress.org/pento/"&gt;Gary Pendergast&lt;/a&gt;, &lt;a href="https://profiles.wordpress.org/hristo-sg/"&gt;Hristo Pandjarov&lt;/a&gt;, &lt;a href="https://profiles.wordpress.org/jnylen0/"&gt;James Nylen&lt;/a&gt;, &lt;a href="https://profiles.wordpress.org/jblz/"&gt;Jeff Bowen&lt;/a&gt;, &lt;a href="https://profiles.wordpress.org/jeremyfelt/"&gt;Jeremy Felt&lt;/a&gt;, &lt;a href="https://profiles.wordpress.org/jpry/"&gt;Jeremy Pry&lt;/a&gt;, &lt;a href="https://profiles.wordpress.org/joehoyle/"&gt;Joe Hoyle&lt;/a&gt;, &lt;a <text:soft-page-break/>href="https://profiles.wordpress.org/joemcgill/"&gt;Joe McGill&lt;/a&gt;, &lt;a href="https://profiles.wordpress.org/johnbillion/"&gt;John Blackbourn&lt;/a&gt;, &lt;a href="https://profiles.wordpress.org/kkoppenhaver/"&gt;Keanan Koppenhaver&lt;/a&gt;, &lt;a href="https://profiles.wordpress.org/obenland/"&gt;Konstantin Obenland&lt;/a&gt;, &lt;a href="https://profiles.wordpress.org/laurelfulford/"&gt;laurelfulford&lt;/a&gt;, &lt;a href="https://profiles.wordpress.org/tyxla/"&gt;Marin Atanasov&lt;/a&gt;, &lt;a href="https://profiles.wordpress.org/mattyrob/"&gt;mattyrob&lt;/a&gt;, &lt;a href="https://profiles.wordpress.org/monikarao/"&gt;monikarao&lt;/a&gt;, &lt;a href="https://profiles.wordpress.org/natereist/"&gt;Nate Reist&lt;/a&gt;, &lt;a href="https://profiles.wordpress.org/celloexpressions/"&gt;Nick Halsey&lt;/a&gt;, &lt;a href="https://profiles.wordpress.org/nikschavan/"&gt;Nikhil Chavan&lt;/a&gt;, &lt;a href="https://profiles.wordpress.org/nullvariable/"&gt;nullvariable&lt;/a&gt;, &lt;a href="https://profiles.wordpress.org/sirbrillig/"&gt;Payton Swick&lt;/a&gt;, &lt;a href="https://profiles.wordpress.org/peterwilsoncc/"&gt;Peter Wilson&lt;/a&gt;, &lt;a href="https://profiles.wordpress.org/presskopp/"&gt;Presskopp&lt;/a&gt;, &lt;a href="https://profiles.wordpress.org/rachelbaker/"&gt;Rachel Baker&lt;/a&gt;, &lt;a href="https://profiles.wordpress.org/rmccue/"&gt;Ryan McCue&lt;/a&gt;, &lt;a href="https://profiles.wordpress.org/sanketparmar/"&gt;Sanket</text:p>
      <text:p text:style-name="P1"><text:s/>Parmar&lt;/a&gt;, &lt;a href="https://profiles.wordpress.org/sebastianpisula/"&gt;Sebastian Pisula&lt;/a&gt;, &lt;a href="https://profiles.wordpress.org/sfpt/"&gt;sfpt&lt;/a&gt;, &lt;a href="https://profiles.wordpress.org/shazahm1hotmailcom/"&gt;shazahm1&lt;/a&gt;, &lt;a href="https://profiles.wordpress.org/sstoqnov/"&gt;Stanimir Stoyanov&lt;/a&gt;, &lt;a href="https://profiles.wordpress.org/stevenkword/"&gt;Steven Word&lt;/a&gt;, &lt;a href="https://profiles.wordpress.org/szaqal21/"&gt;szaqal21&lt;/a&gt;, &lt;a href="https://profiles.wordpress.org/timph/"&gt;timph&lt;/a&gt;, &lt;a href="https://profiles.wordpress.org/voldemortensen/"&gt;voldemortensen&lt;/a&gt;, &lt;a href="https://profiles.wordpress.org/vortfu/"&gt;vortfu&lt;/a&gt;, and &lt;a href="https://profiles.wordpress.org/westonruter/"&gt;Weston Ruter&lt;/a&gt;.&lt;/p&gt;\n";s:7:"attribs";a:0:{}s:8:"xml_base";s:0:"";s:17:"xml_base_explicit";b:0;s:8:"xml_lang";s:0:"";}}}s:30:"com-wordpress:feed-additions:1";a:1:{s:7:"post-id";a:1:{i:0;a:5:{s:4:"data";s:4:"4650";s:7:"attribs";a:0:{}s:8:"xml_base";s:0:"";s:17:"xml_base_explicit";b:0;s:8:"xml_lang";s:0:"";}}}}}i:4;a:6:{s:4:"data";s:36:"\n<text:tab/><text:tab/>\n<text:tab/><text:tab/>\n<text:tab/><text:tab/>\n<text:tab/><text:tab/>\n<text:tab/><text:tab/><text:tab/><text:tab/>\n\n<text:tab/><text:tab/>\n<text:tab/><text:tab/>\n<text:tab/><text:tab/><text:tab/><text:tab/>\n<text:tab/>\n\n\n<text:tab/><text:tab/>";s:7:"attribs";a:0:{}s:8:"xml_base";s:0:"";s:17:"xml_base_explicit";b:0;s:8:"xml_lang";s:0:"";s:5:"child";a:4:{s:0:"";a:7:{s:5:"title";a:1:{i:0;a:5:{s:4:"data";s:27:"WordPress 4.7 “Vaughan”";s:7:"attribs";a:0:{}s:8:"xml_base";s:0:"";s:17:"xml_base_explicit";b:0;s:8:"xml_lang";s:0:"";}}s:4:"link";a:1:{i:0;a:5:{s:4:"data";s:43:"https://wordpress.org/news/2016/12/vaughan/";s:7:"attribs";a:0:{}s:8:"xml_base";s:0:"";s:17:"xml_base_explicit";b:0;s:8:"xml_lang";s:0:"";}}s:7:"pubDate";a:1:{i:0;a:5:{s:4:"data";s:31:"Tue, 06 Dec 2016 19:27:41 +0000";s:7:"attribs";a:0:{}s:8:"xml_base";s:0:"";s:17:"xml_base_explicit";b:0;s:8:"xml_lang";s:0:"";}}s:8:"category";a:1:{i:0;a:5:{s:4:"data";s:8:"Releases";s:7:"attribs";a:0:{}s:8:"xml_base";s:0:"";s:17:"xml_base_explicit";b:0;s:8:"xml_lang";s:0:"";}}s:4:"guid";a:1:{i:0;a:5:{s:4:"data";s:34:"https://wordpress.org/news/?p=4596";s:7:"attribs";a:1:{s:0:"";a:1:{s:11:"isPermaLink";s:5:"false";}}s:8:"xml_base";s:0:"";s:17:"xml_base_explicit";b:0;s:8:"xml_lang";s:0:"";}}s:11:"description";a:1:{i:0;a:5:{s:4:"data";s:240:"Version 4.7 of WordPress, named “Vaughan” in honor of legendary jazz vocalist Sarah "Sassy" Vaughan, is available for download or update in your WordPress dashboard. New features in 4.7 help you get your site set up the way you want it.";s:7:"attribs";a:0:{}s:8:"xml_base";s:0:"";s:17:"xml_base_explicit";b:0;s:8:"xml_lang";s:0:"";}}s:9:"enclosure";a:3:{i:0;a:5:{s:4:"data";s:0:"";s:7:"attribs";a:1:{s:0:"";a:3:{s:3:"url";s:60:"https://wordpress.org/news/files/2016/12/starter-content.mp4";s:6:"length";s:7:"3736020";s:4:"type";s:9:"video/mp4";}}s:8:"xml_base";s:0:"";s:17:"<text:soft-page-break/>xml_base_explicit";b:0;s:8:"xml_lang";s:0:"";}i:1;a:5:{s:4:"data";s:0:"";s:7:"attribs";a:1:{s:0:"";a:3:{s:3:"url";s:59:"https://wordpress.org/news/files/2016/12/edit-shortcuts.mp4";s:6:"length";s:7:"1127483";s:4:"type";s:9:"video/mp4";}}s:8:"xml_base";s:0:"";s:17:"xml_base_explicit";b:0;s:8:"xml_lang";s:0:"";}i:2;a:5:{s:4:"data";s:0:"";s:7:"attribs";a:1:{s:0:"";a:3:{s:3:"url";s:58:"https://wordpress.org/news/files/2016/12/video-headers.mp4";s:6:"length";s:7:"1549803";s:4:"type";s:9:"video/mp4";}}s:8:"xml_base";s:0:"";s:17:"xml_base_explicit";b:0;s:8:"xml_lang";s:0:"";}}}s:32:"http://purl.org/dc/elements/1.1/";a:1:{s:7:"creator";a:1:{i:0;a:5:{s:4:"data";s:15:"Helen Hou-Sandi";s:7:"attribs";a:0:{}s:8:"xml_base";s:0:"";s:17:"xml_base_explicit";b:0;s:8:"xml_lang";s:0:"";}}}s:40:"http://purl.org/rss/1.0/modules/content/";a:1:{s:7:"encoded";a:1:{i:0;a:5:{s:4:"data";s:45507:"&lt;p&gt;Version 4.7 of WordPress, named “Vaughan” in honor of legendary jazz vocalist Sarah &amp;#8220;Sassy&amp;#8221; Vaughan, is available for download or update in your WordPress dashboard. New features in 4.7 help you get your site set up the way you want it.&lt;/p&gt;\n&lt;div id="v-AHz0Ca46-1" class="video-player"&gt;&lt;video id="v-AHz0Ca46-1-video" width="632" height="354" poster="https://videos.files.wordpress.com/AHz0Ca46/wp4-7-vaughan-r8-mastered_scruberthumbnail_0.jpg" controls="true" preload="metadata" dir="ltr" lang="en"&gt;&lt;source src="https://videos.files.wordpress.com/AHz0Ca46/wp4-7-vaughan-r8-mastered_dvd.mp4" type="video/mp4; codecs=&amp;quot;avc1.64001E, mp4a.40.2&amp;quot;" /&gt;&lt;source src="https://videos.files.wordpress.com/AHz0Ca46/wp4-7-vaughan-r8-mastered_fmt1.ogv" type="video/ogg; codecs=&amp;quot;theora, vorbis&amp;quot;" /&gt;&lt;div&gt;&lt;img alt="Introducing WordPress 4.7" src="https://i1.wp.com/videos.files.wordpress.com/AHz0Ca46/wp4-7-vaughan-r8-mastered_scruberthumbnail_0.jpg?resize=632%2C354&amp;#038;ssl=1" data-recalc-dims="1" /&gt;&lt;/div&gt;&lt;p&gt;Introducing WordPress 4.7&lt;/p&gt;&lt;/video&gt;&lt;/div&gt;\n&lt;hr /&gt;\n&lt;h2 style="text-align:center"&gt;Presenting Twenty Seventeen&lt;/h2&gt;\n&lt;p&gt;A brand new default theme brings your site to life with immersive featured images and video headers.&lt;/p&gt;\n&lt;p&gt;&lt;img class="alignnone wp-image-4618 size-large" src="https://i2.wp.com/wordpress.org/news/files/2016/12/4.7-—-Twenty-Seventeen-1.jpg?resize=632%2C356&amp;#038;ssl=1" srcset="https://i2.wp.com/wordpress.org/news/files/2016/12/4.7-—-Twenty-Seventeen-1.jpg?resize=1024%2C576&amp;amp;ssl=1 1024w, https://i2.wp.com/wordpress.org/news/files/2016/12/4.7-—-Twenty-Seventeen-1.jpg?resize=300%2C169&amp;amp;ssl=1 300w, https://i2.wp.com/wordpress.org/news/files/2016/12/4.7-—-Twenty-Seventeen-1.jpg?resize=768%2C432&amp;amp;ssl=1 768w, https://i2.wp.com/wordpress.org/news/files/2016/12/4.7-—-Twenty-Seventeen-1.jpg?w=1600&amp;amp;ssl=1 1600w, https://i2.wp.com/wordpress.org/news/files/2016/12/4.7-—-Twenty-Seventeen-1.jpg?w=1264&amp;amp;ssl=1 1264w" sizes="(max-width: 632px) 100vw, 632px" data-recalc-dims="1" /&gt;&lt;/p&gt;\n&lt;p&gt;Twenty Seventeen focuses on business sites and features a customizable front page with multiple sections. Personalize it with widgets, navigation, social menus, a logo, custom colors, and more. Our default theme for 2017 works great in many languages, on any device, and for a wide range of users.&lt;/p&gt;\n&lt;hr /&gt;\n&lt;h2 style="text-align:center"&gt;Your Site, Your Way&lt;/h2&gt;\n&lt;p&gt;WordPress 4.7 adds new features to the customizer to help take you through the initial setup of a theme, with non-destructive live previews of all your changes in one uninterrupted workflow.&lt;/p&gt;\n&lt;h3&gt;Theme Starter Content&lt;/h3&gt;\n&lt;div style="width: 632px;" class="wp-video"&gt;&lt;!--[if lt IE 9]&gt;&lt;script&gt;document.createElement(''video'');&lt;/script&gt;&lt;![endif]--&gt;\n&lt;video class="wp-video-shortcode" id="video-4596-1" width="632" height="346" loop="1" autoplay="1" preload="metadata" controls="controls"&gt;&lt;source type="video/mp4" src="https://wordpress.org/news/files/2016/12/starter-content.mp4?_=1" /&gt;&lt;a href="https://wordpress.org/news/files/2016/12/starter-content.mp4"&gt;https://wordpress.org/news/files/2016/12/starter-content.mp4&lt;/a&gt;&lt;/video&gt;&lt;/div&gt;\n&lt;p&gt;To help give you a solid base to build from, individual themes can provide starter content that appears when you go to customize your brand new site. This can range from placing a business information widget in the best location to providing a sample menu with social icon links to a static front page complete with beautiful images. Don’t worry <text:soft-page-break/>&amp;#8211; nothing new will appear on the live site until you’re ready to save and publish your initial theme setup.&lt;/p&gt;\n&lt;div style="float: left;width: 48%;margin: 0"&gt;\n&lt;h3&gt;Edit Shortcuts&lt;/h3&gt;\n&lt;div style="width: 300px;" class="wp-video"&gt;&lt;video class="wp-video-shortcode" id="video-4596-2" width="300" height="173" poster="https://wordpress.org/news/files/2016/12/4.7-—-Edit-Shortcuts.jpg" loop="1" autoplay="1" preload="metadata" controls="controls"&gt;&lt;source type="video/mp4" src="https://wordpress.org/news/files/2016/12/edit-shortcuts.mp4?_=2" /&gt;&lt;a href="https://wordpress.org/news/files/2016/12/edit-shortcuts.mp4"&gt;https://wordpress.org/news/files/2016/12/edit-shortcuts.mp4&lt;/a&gt;&lt;/video&gt;&lt;/div&gt;\n&lt;p&gt;Visible icons appear to show you which parts of your site can be customized while live previewing. Click on a shortcut and get straight to editing. Paired with starter content, getting started with customizing your site is faster than ever.&lt;/p&gt;\n&lt;/div&gt;\n&lt;div style="float: right;width: 48%;margin: 0"&gt;\n&lt;h3&gt;Video Headers&lt;/h3&gt;\n&lt;div style="width: 300px;" class="wp-video"&gt;&lt;video class="wp-video-shortcode" id="video-4596-3" width="300" height="173" poster="https://wordpress.org/news/files/2016/12/4.7-—-Header-Video.jpg" loop="1" autoplay="1" preload="metadata" controls="controls"&gt;&lt;source type="video/mp4" src="https://wordpress.org/news/files/2016/12/video-headers.mp4?_=3" /&gt;&lt;a href="https://wordpress.org/news/files/2016/12/video-headers.mp4"&gt;https://wordpress.org/news/files/2016/12/video-headers.mp4&lt;/a&gt;&lt;/video&gt;&lt;/div&gt;\n&lt;p&gt;Sometimes a big atmospheric video as a moving header image is just what you need to showcase your wares; go ahead and try it out with Twenty Seventeen. Need some video inspiration? Try searching for sites with video headers available for download and use.&lt;/p&gt;\n&lt;/div&gt;\n&lt;div style="clear: both"&gt;&lt;/div&gt;\n&lt;div style="float: left;width: 48%;margin: 0"&gt;\n&lt;h3&gt;Smoother Menu Building&lt;/h3&gt;\n&lt;p&gt;&lt;img class="wp-image-4606 size-medium alignright" src="https://i1.wp.com/wordpress.org/news/files/2016/12/4.7-—-Nav.jpg?resize=300%2C158&amp;#038;ssl=1" srcset="https://i1.wp.com/wordpress.org/news/files/2016/12/4.7-—-Nav.jpg?resize=300%2C158&amp;amp;ssl=1 300w, https://i1.wp.com/wordpress.org/news/files/2016/12/4.7-—-Nav.jpg?w=760&amp;amp;ssl=1 760w" sizes="(max-width: 300px) 100vw, 300px" data-recalc-dims="1" /&gt;&lt;/p&gt;\n&lt;p&gt;Many menus for sites contain links to the pages of your site, but what happens when you don’t have any pages yet? Now you can add new pages while building menus instead of leaving the customizer and abandoning your changes. Once you’ve published your customizations, you’ll have new pages ready for you to fill with content.&lt;/p&gt;\n&lt;/div&gt;\n&lt;div style="float: right;width: 48%;margin: 0"&gt;\n&lt;h3&gt;Custom CSS&lt;/h3&gt;\n&lt;p&gt;&lt;img class="wp-image-4607 size-medium alignright" src="https://i1.wp.com/wordpress.org/news/files/2016/12/4.7-—-CSS.jpg?resize=300%2C158&amp;#038;ssl=1"</text:p>
      <text:p text:style-name="P1"><text:s/>srcset="https://i1.wp.com/wordpress.org/news/files/2016/12/4.7-—-CSS.jpg?resize=300%2C158&amp;amp;ssl=1 300w, https://i1.wp.com/wordpress.org/news/files/2016/12/4.7-—-CSS.jpg?w=760&amp;amp;ssl=1 760w" sizes="(max-width: 300px) 100vw, 300px" data-recalc-dims="1" /&gt;&lt;/p&gt;\n&lt;p&gt;Sometimes you just need a few visual tweaks to make your site perfect. WordPress 4.7 allows you to add custom CSS and instantly see how your changes affect your site. The live preview allows you to work quickly without page refreshes slowing you down.&lt;/p&gt;\n&lt;/div&gt;\n&lt;div style="clear: both"&gt;&lt;/div&gt;\n&lt;hr /&gt;\n&lt;div style="float: left;width: 48%;margin: 0"&gt;\n&lt;h3&gt;PDF Thumbnail Previews&lt;/h3&gt;\n&lt;p&gt;&lt;img class="wp-image-4609 size-medium alignright" src="https://i1.wp.com/wordpress.org/news/files/2016/12/4.7-—-PDF.jpg?resize=300%2C158&amp;#038;ssl=1" srcset="https://i1.wp.com/wordpress.org/news/files/2016/12/4.7-—-PDF.jpg?resize=300%2C158&amp;amp;ssl=1 300w, https://i1.wp.com/wordpress.org/news/files/2016/12/4.7-—-PDF.jpg?w=760&amp;amp;ssl=1 760w" sizes="(max-width: 300px) 100vw, 300px" data-recalc-dims="1" /&gt;&lt;/p&gt;\n&lt;p&gt;Managing your document collection is easier with WordPress 4.7. Uploading PDFs will generate thumbnail images so you can more easily distinguish between all your documents.&lt;/p&gt;\n&lt;/div&gt;\n&lt;div style="float: right;width: 48%;margin: 0"&gt;\n&lt;h3&gt;Dashboard in your language&lt;/h3&gt;\n&lt;p&gt;&lt;img class="wp-image-4608 size-medium alignright" src="https://i2.wp.com/wordpress.org/news/files/2016/12/4.7-<text:soft-page-break/>—-Language.jpg?resize=300%2C158&amp;#038;ssl=1" srcset="https://i2.wp.com/wordpress.org/news/files/2016/12/4.7-—-Language.jpg?resize=300%2C158&amp;amp;ssl=1 300w, https://i2.wp.com/wordpress.org/news/files/2016/12/4.7-—-Language.jpg?w=760&amp;amp;ssl=1 760w" sizes="(max-width: 300px) 100vw, 300px" data-recalc-dims="1" /&gt;&lt;/p&gt;\n&lt;p&gt;Just because your site is in one language doesn’t mean that everybody helping manage it prefers that language for their admin. Add more languages to your site and a user language option will show up in your user’s profiles.&lt;/p&gt;\n&lt;/div&gt;\n&lt;div style="clear: both"&gt;&lt;/div&gt;\n&lt;hr /&gt;\n&lt;h2 style="text-align:center"&gt;Introducing REST API Content Endpoints&lt;/h2&gt;\n&lt;p&gt;WordPress 4.7 comes with REST API endpoints for posts, comments, terms, users, meta, and settings.&lt;/p&gt;\n&lt;p&gt;&lt;img class="size-large wp-image-4600 alignnone" src="https://i2.wp.com/wordpress.org/news/files/2016/12/4.7-—-API.jpg?resize=632%2C205&amp;#038;ssl=1" alt="" srcset="https://i2.wp.com/wordpress.org/news/files/2016/12/4.7-—-API.jpg?resize=1024%2C332&amp;amp;ssl=1 1024w, https://i2.wp.com/wordpress.org/news/files/2016/12/4.7-—-API.jpg?resize=300%2C97&amp;amp;ssl=1 300w, https://i2.wp.com/wordpress.org/news/files/2016/12/4.7-—-API.jpg?resize=768%2C249&amp;amp;ssl=1 768w, https://i2.wp.com/wordpress.org/news/files/2016/12/4.7-—-API.jpg?w=1264&amp;amp;ssl=1 1264w, https://i2.wp.com/wordpress.org/news/files/2016/12/4.7-—-API.jpg?w=1896&amp;amp;ssl=1 1896w" sizes="(max-width: 632px) 100vw, 632px" data-recalc-dims="1" /&gt;&lt;/p&gt;\n&lt;p&gt;Content endpoints provide machine-readable external access to your WordPress site with a clear, standards-driven interface, paving the way for new and innovative methods of interacting with sites through plugins, themes, apps, and beyond. Ready to get started with development? &lt;a href="https://developer.wordpress.org/rest-api/reference/"&gt;Check out the REST API reference.&lt;/a&gt;&lt;/p&gt;\n&lt;hr /&gt;\n&lt;h2 style="text-align:center"&gt;Even More Developer Happiness &lt;img src="https://s.w.org/images/core/emoji/2.2.1/72x72/1f60a.png" alt="😊" class="wp-smiley" style="height: 1em; max-height: 1em;" /&gt;&lt;/h2&gt;\n&lt;h3&gt;&lt;a href="https://make.wordpress.org/core/2016/11/03/post-type-templates-in-4-7/"&gt;Post Type Templates&lt;/a&gt;&lt;/h3&gt;\n&lt;p&gt;By opening up the page template functionality to all post types, theme developers have even more flexibility with the WordPress template hierarchy.&lt;/p&gt;\n&lt;h3&gt;More Theme API Goodies&lt;/h3&gt;\n&lt;p&gt;WordPress 4.7 includes &lt;a href="https://make.wordpress.org/core/2016/09/09/new-functions-hooks-and-behaviour-for-theme-developers-in-wordpress-4-7/"&gt;new functions, hooks, and behavior&lt;/a&gt; for theme developers.&lt;/p&gt;\n&lt;h3&gt;&lt;a href="https://make.wordpress.org/core/2016/10/04/custom-bulk-actions/"&gt;Custom Bulk Actions&lt;/a&gt;&lt;/h3&gt;\n&lt;p&gt;List tables, now with more than bulk edit and delete.&lt;/p&gt;\n&lt;h3&gt;&lt;a href="https://make.wordpress.org/core/2016/09/08/wp_hook-next-generation-actions-and-filters/"&gt;&lt;code&gt;WP_Hook&lt;/code&gt;&lt;/a&gt;&lt;/h3&gt;\n&lt;p&gt;The code that lies beneath actions and filters has been overhauled and modernized, fixing bugs along the way.&lt;/p&gt;\n&lt;h3&gt;Settings Registration API&lt;/h3&gt;\n&lt;p&gt;register_setting() &lt;a href="https://make.wordpress.org/core/2016/10/26/registering-your-settings-in-wordpress-4-7/"&gt;has been enhanced&lt;/a&gt; to include type, description, and REST API visibility.&lt;/p&gt;\n&lt;h3&gt;&lt;a href="https://make.wordpress.org/core/2016/10/12/customize-changesets-technical-design-decisions/"&gt;Customize Changesets&lt;/a&gt;&lt;/h3&gt;\n&lt;p&gt;Customize changesets make changes in the customizer persistent, like autosave drafts. They also make exciting new features like starter content possible.&lt;/p&gt;\n&lt;hr /&gt;\n&lt;h2 style="text-align:center"&gt;The Squad&lt;/h2&gt;\n&lt;p&gt;This release was led by &lt;a href="https://helen.blog"&gt;Helen Hou-Sandí&lt;/a&gt;, backed up by &lt;a href="https://profiles.wordpress.org/jbpaul17"&gt;Jeff Paul&lt;/a&gt; and &lt;a href="http://aaron.jorb.in/"&gt;Aaron Jorbin&lt;/a&gt; as Release Deputies, and with the help of these fine individuals. There are 482 contributors with props in this release—the most ever—with 205 of them contributing for the first time. Pull up some sassy Sarah Vaughan on your music service of choice, and check out some of their profiles:&lt;/p&gt;\n&lt;a href="https://profiles.wordpress.org/wraithkenny"&gt;[Inactive]&lt;/a&gt;, &lt;a href="https://profiles.wordpress.org/aaroncampbell"&gt;Aaron D. Campbell&lt;/a&gt;, &lt;a <text:soft-page-break/>href="https://profiles.wordpress.org/abrightclearweb"&gt;abrightclearweb&lt;/a&gt;, &lt;a href="https://profiles.wordpress.org/ibachal"&gt;Achal Jain&lt;/a&gt;, &lt;a href="https://profiles.wordpress.org/achbed"&gt;achbed&lt;/a&gt;, &lt;a href="https://profiles.wordpress.org/acmethemes"&gt;Acme Themes&lt;/a&gt;, &lt;a href="https://profiles.wordpress.org/adamsilverstein"&gt;Adam Silverstein&lt;/a&gt;, &lt;a href="https://profiles.wordpress.org/adammacias"&gt;adammacias&lt;/a&gt;, &lt;a href="https://profiles.wordpress.org/mrahmadawais"&gt;Ahmad Awais&lt;/a&gt;, &lt;a href="https://profiles.wordpress.org/ahmadawais"&gt;ahmadawais&lt;/a&gt;, &lt;a href="https://profiles.wordpress.org/airesvsg"&gt;airesvsg&lt;/a&gt;, &lt;a href="https://profiles.wordpress.org/ajoah"&gt;ajoah&lt;/a&gt;, &lt;a href="https://profiles.wordpress.org/akibjorklund"&gt;Aki Bj&amp;#246;rklund&lt;/a&gt;, &lt;a href="https://profiles.wordpress.org/akshayvinchurkar"&gt;akshayvinchurkar&lt;/a&gt;, &lt;a href="https://profiles.wordpress.org/schlessera"&gt;Alain Schlesser&lt;/a&gt;, &lt;a href="https://profiles.wordpress.org/xknown"&gt;Alex Concha&lt;/a&gt;, &lt;a href="https://profiles.wordpress.org/xavortm"&gt;Alex Dimitrov&lt;/a&gt;, &lt;a href="https://profiles.wordpress.org/ironpaperweight"&gt;Alex Hon&lt;/a&gt;, &lt;a href="https://profiles.wordpress.org/alex27"&gt;alex27&lt;/a&gt;, &lt;a href="https://profiles.wordpress.org/allancole"&gt;allancole&lt;/a&gt;, &lt;a href="https://profiles.wordpress.org/arush"&gt;Amanda Rush&lt;/a&gt;, &lt;a href="https://profiles.wordpress.org/afercia"&gt;Andrea Fercia&lt;/a&gt;, &lt;a href="https://profiles.wordpress.org/andrewp-2"&gt;Andreas Panag&lt;/a&gt;, &lt;a href="https://profiles.wordpress.org/nacin"&gt;Andrew Nacin&lt;/a&gt;, &lt;a href="https://profiles.wordpress.org/azaozz"&gt;Andrew Ozz&lt;/a&gt;, &lt;a href="https://profiles.wordpress.org/rarst"&gt;Andrey "Rarst" Savchenko&lt;/a&gt;, &lt;a href="https://profiles.wordpress.org/andizer"&gt;Andy Meerwaldt&lt;/a&gt;, &lt;a href="https://profiles.wordpress.org/kelderic"&gt;Andy Mercer&lt;/a&gt;, &lt;a href="https://profiles.wordpress.org/andy"&gt;Andy Skelton&lt;/a&gt;, &lt;a href="https://profiles.wordpress.org/aniketpant"&gt;Aniket Pant&lt;/a&gt;, &lt;a href="https://profiles.wordpress.org/anilbasnet"&gt;Anil Basnet&lt;/a&gt;, &lt;a href="https://profiles.wordpress.org/ankit-k-gupta"&gt;Ankit K Gupta&lt;/a&gt;, &lt;a href="https://profiles.wordpress.org/ahortin"&gt;Anthony Hortin&lt;/a&gt;, &lt;a href="https://profiles.wordpress.org/antisilent"&gt;antisilent&lt;/a&gt;, &lt;a href="https://profiles.wordpress.org/atimmer"&gt;Anton Timmermans&lt;/a&gt;, &lt;a href="https://profiles.wordpress.org/zuige"&gt;Antti Kuosmanen&lt;/a&gt;, &lt;a href="https://profiles.wordpress.org/apokalyptik"&gt;apokalyptik&lt;/a&gt;, &lt;a href="https://profiles.wordpress.org/artoliukkonen"&gt;artoliukkonen&lt;/a&gt;, &lt;a href="https://profiles.wordpress.org/ideag"&gt;Arunas Liuiza&lt;/a&gt;, &lt;a href="https://profiles.wordpress.org/attitude"&gt;attitude&lt;/a&gt;, &lt;a href="https://profiles.wordpress.org/backermann"&gt;backermann&lt;/a&gt;, &lt;a href="https://profiles.wordpress.org/b-07"&gt;Bappi&lt;/a&gt;, &lt;a href="https://profiles.wordpress.org/bcole808"&gt;Ben Cole&lt;/a&gt;, &lt;a href="https://profiles.wordpress.org/kau-boy"&gt;Bernhard Kau&lt;/a&gt;, &lt;a href="https://profiles.wordpress.org/binarymoon"&gt;binarymoon&lt;/a&gt;, &lt;a href="https://profiles.wordpress.org/birgire"&gt;Birgir Erlendsson (birgire)&lt;/a&gt;, &lt;a href="https://profiles.wordpress.org/bjornw"&gt;BjornW&lt;/a&gt;, &lt;a href="https://profiles.wordpress.org/bobbingwide"&gt;bobbingwide&lt;/a&gt;, &lt;a href="https://profiles.wordpress.org/boblinthorst"&gt;boblinthorst&lt;/a&gt;, &lt;a href="https://profiles.wordpress.org/boboudreau"&gt;boboudreau&lt;/a&gt;, &lt;a href="https://profiles.wordpress.org/gitlost"&gt;bonger&lt;/a&gt;, &lt;a href="https://profiles.wordpress.org/boonebgorges"&gt;Boone B. Gorges&lt;/a&gt;, &lt;a href="https://profiles.wordpress.org/bradyvercher"&gt;Brady Vercher&lt;/a&gt;, &lt;a href="https://profiles.wordpress.org/brainstormforce"&gt;Brainstorm Force&lt;/a&gt;, &lt;a <text:soft-page-break/>href="https://profiles.wordpress.org/kraftbj"&gt;Brandon Kraft&lt;/a&gt;, &lt;a href="https://profiles.wordpress.org/brianhogg"&gt;Brian Hogg&lt;/a&gt;, &lt;a href="https://profiles.wordpress.org/krogsgard"&gt;Brian Krogsgard&lt;/a&gt;, &lt;a href="https://profiles.wordpress.org/bronsonquick"&gt;Bronson Quick&lt;/a&gt;, &lt;a href="https://profiles.wordpress.org/sixhours"&gt;Caroline Moore&lt;/a&gt;, &lt;a href="https://profiles.wordpress.org/caseypatrickdriscoll"&gt;Casey Driscoll&lt;/a&gt;, &lt;a href="https://profiles.wordpress.org/caspie"&gt;Caspie&lt;/a&gt;, &lt;a href="https://profiles.wordpress.org/chandrapatel"&gt;Chandra Patel&lt;/a&gt;, &lt;a href="https://profiles.wordpress.org/chaos-engine"&gt;Chaos</text:p>
      <text:p text:style-name="P1"><text:s/>Engine&lt;/a&gt;, &lt;a href="https://profiles.wordpress.org/cheeserolls"&gt;cheeserolls&lt;/a&gt;, &lt;a href="https://profiles.wordpress.org/chesio"&gt;chesio&lt;/a&gt;, &lt;a href="https://profiles.wordpress.org/ketuchetan"&gt;chetansatasiya&lt;/a&gt;, &lt;a href="https://profiles.wordpress.org/choongsavvii"&gt;choong&lt;/a&gt;, &lt;a href="https://profiles.wordpress.org/chouby"&gt;Chouby&lt;/a&gt;, &lt;a href="https://profiles.wordpress.org/chredd"&gt;chredd&lt;/a&gt;, &lt;a href="https://profiles.wordpress.org/chrisjean"&gt;Chris Jean&lt;/a&gt;, &lt;a href="https://profiles.wordpress.org/cmmarslender"&gt;Chris Marslender&lt;/a&gt;, &lt;a href="https://profiles.wordpress.org/chris_d2d"&gt;Chris Smith&lt;/a&gt;, &lt;a href="https://profiles.wordpress.org/chrisvanpatten"&gt;Chris Van Patten&lt;/a&gt;, &lt;a href="https://profiles.wordpress.org/chriswiegman"&gt;Chris Wiegman&lt;/a&gt;, &lt;a href="https://profiles.wordpress.org/chriscct7"&gt;chriscct7&lt;/a&gt;, &lt;a href="https://profiles.wordpress.org/chriseverson"&gt;chriseverson&lt;/a&gt;, &lt;a href="https://profiles.wordpress.org/christian1012"&gt;Christian Chung&lt;/a&gt;, &lt;a href="https://profiles.wordpress.org/cwpnolen"&gt;Christian Nolen&lt;/a&gt;, &lt;a href="https://profiles.wordpress.org/needle"&gt;Christian Wach&lt;/a&gt;, &lt;a href="https://profiles.wordpress.org/christophherr"&gt;Christoph Herr&lt;/a&gt;, &lt;a href="https://profiles.wordpress.org/clarionwpdeveloper"&gt;Clarion Technologies&lt;/a&gt;, &lt;a href="https://profiles.wordpress.org/claudiosmweb"&gt;Claudio Sanches&lt;/a&gt;, &lt;a href="https://profiles.wordpress.org/claudiosanches"&gt;Claudio Sanches&lt;/a&gt;, &lt;a href="https://profiles.wordpress.org/claudiolabarbera"&gt;ClaudioLaBarbera&lt;/a&gt;, &lt;a href="https://profiles.wordpress.org/codemovementpk"&gt;codemovement.pk&lt;/a&gt;, &lt;a href="https://profiles.wordpress.org/coderkevin"&gt;coderkevin&lt;/a&gt;, &lt;a href="https://profiles.wordpress.org/codfish"&gt;codfish&lt;/a&gt;, &lt;a href="https://profiles.wordpress.org/coreymcollins"&gt;coreymcollins&lt;/a&gt;, &lt;a href="https://profiles.wordpress.org/curdin"&gt;Curdin Krummenacher&lt;/a&gt;, &lt;a href="https://profiles.wordpress.org/cgrymala"&gt;Curtiss Grymala&lt;/a&gt;, &lt;a href="https://profiles.wordpress.org/cdog"&gt;Cătălin Dogaru&lt;/a&gt;, &lt;a href="https://profiles.wordpress.org/danhgilmore"&gt;danhgilmore&lt;/a&gt;, &lt;a href="https://profiles.wordpress.org/danielbachhuber"&gt;Daniel Bachhuber &lt;/a&gt;, &lt;a href="https://profiles.wordpress.org/danielkanchev"&gt;Daniel Kanchev&lt;/a&gt;, &lt;a href="https://profiles.wordpress.org/danielpietrasik"&gt;Daniel Pietrasik&lt;/a&gt;, &lt;a href="https://profiles.wordpress.org/mte90"&gt;Daniele Scasciafratte&lt;/a&gt;, &lt;a href="https://profiles.wordpress.org/dllh"&gt;Daryl L. L. Houston (dllh)&lt;/a&gt;, &lt;a href="https://profiles.wordpress.org/davepullig"&gt;Dave Pullig&lt;/a&gt;, &lt;a href="https://profiles.wordpress.org/goto10"&gt;Dave Romsey (goto10)&lt;/a&gt;, &lt;a href="https://profiles.wordpress.org/davidakennedy"&gt;David A. Kennedy&lt;/a&gt;, &lt;a href="https://profiles.wordpress.org/turtlepod"&gt;David Chandra Purnama&lt;/a&gt;, &lt;a href="https://profiles.wordpress.org/dlh"&gt;David Herrera&lt;/a&gt;, &lt;a href="https://profiles.wordpress.org/dglingren"&gt;David Lingren&lt;/a&gt;, &lt;a href="https://profiles.wordpress.org/davidmosterd"&gt;David Mosterd&lt;/a&gt;, &lt;a href="https://profiles.wordpress.org/dshanske"&gt;David Shanske&lt;/a&gt;, &lt;a href="https://profiles.wordpress.org/davidbhayes"&gt;davidbhayes&lt;/a&gt;, &lt;a <text:soft-page-break/>href="https://profiles.wordpress.org/folletto"&gt;Davide ''Folletto'' Casali&lt;/a&gt;, &lt;a href="https://profiles.wordpress.org/deeptiboddapati"&gt;deeptiboddapati&lt;/a&gt;, &lt;a href="https://profiles.wordpress.org/delphinus"&gt;delphinus&lt;/a&gt;, &lt;a href="https://profiles.wordpress.org/deltafactory"&gt;deltafactory&lt;/a&gt;, &lt;a href="https://profiles.wordpress.org/denis-de-bernardy"&gt;Denis de Bernardy&lt;/a&gt;, &lt;a href="https://profiles.wordpress.org/valendesigns"&gt;Derek Herman&lt;/a&gt;, &lt;a href="https://profiles.wordpress.org/pcfreak30"&gt;Derrick Hammer&lt;/a&gt;, &lt;a href="https://profiles.wordpress.org/derrickkoo"&gt;Derrick Koo&lt;/a&gt;, &lt;a href="https://profiles.wordpress.org/dimchik"&gt;dimchik&lt;/a&gt;, &lt;a href="https://profiles.wordpress.org/dineshc"&gt;Dinesh Chouhan&lt;/a&gt;, &lt;a href="https://profiles.wordpress.org/dd32"&gt;Dion Hulse&lt;/a&gt;, &lt;a href="https://profiles.wordpress.org/dipeshkakadiya"&gt;dipeshkakadiya&lt;/a&gt;, &lt;a href="https://profiles.wordpress.org/dmsnell"&gt;dmsnell&lt;/a&gt;, &lt;a href="https://profiles.wordpress.org/ocean90"&gt;Dominik Schilling&lt;/a&gt;, &lt;a href="https://profiles.wordpress.org/dotancohen"&gt;Dotan Cohen&lt;/a&gt;, &lt;a href="https://profiles.wordpress.org/dougwollison"&gt;Doug Wollison&lt;/a&gt;, &lt;a href="https://profiles.wordpress.org/doughamlin"&gt;doughamlin&lt;/a&gt;, &lt;a href="https://profiles.wordpress.org/dreamon11"&gt;DreamOn11&lt;/a&gt;, &lt;a href="https://profiles.wordpress.org/drewapicture"&gt;Drew Jaynes&lt;/a&gt;, &lt;a href="https://profiles.wordpress.org/duncanjbrown"&gt;duncanjbrown&lt;/a&gt;, &lt;a href="https://profiles.wordpress.org/dungengronovius"&gt;dungengronovius&lt;/a&gt;, &lt;a href="https://profiles.wordpress.org/dylanauty"&gt;DylanAuty&lt;/a&gt;, &lt;a href="https://profiles.wordpress.org/hurtige"&gt;Eddie Hurtig&lt;/a&gt;, &lt;a href="https://profiles.wordpress.org/oso96_2000"&gt;Eduardo Reveles&lt;/a&gt;, &lt;a href="https://profiles.wordpress.org/chopinbach"&gt;Edwin Cromley&lt;/a&gt;, &lt;a href="https://profiles.wordpress.org/electricfeet"&gt;ElectricFeet&lt;/a&gt;, &lt;a href="https://profiles.wordpress.org/eliorivero"&gt;Elio Rivero&lt;/a&gt;, &lt;a href="https://profiles.wordpress.org/iseulde"&gt;Ella Iseulde Van Dorpe&lt;/a&gt;, &lt;a href="https://profiles.wordpress.org/elyobo"&gt;elyobo&lt;/a&gt;, &lt;a href="https://profiles.wordpress.org/enodekciw"&gt;enodekciw&lt;/a&gt;, &lt;a href="https://profiles.wordpress.org/enshrined"&gt;enshrined&lt;/a&gt;, &lt;a href="https://profiles.wordpress.org/ericlewis"&gt;Eric Andrew Lewis&lt;/a&gt;, &lt;a href="https://profiles.wordpress.org/pushred"&gt;Eric Lanehart&lt;/a&gt;, &lt;a href="https://profiles.wordpress.org/eherman24"&gt;Evan Herman&lt;/a&gt;, &lt;a href="https://profiles.wordpress.org/flixos90"&gt;Felix Arntz&lt;/a&gt;, &lt;a href="https://profiles.wordpress.org/fencer04"&gt;Fencer04&lt;/a&gt;, &lt;a href="https://profiles.wordpress.org/florianbrinkmann"&gt;Florian Brinkmann&lt;/a&gt;, &lt;a href="https://profiles.wordpress.org/mista-flo"&gt;Florian TIAR&lt;/a&gt;, &lt;a href="https://profiles.wordpress.org/foliovision"&gt;FolioVision&lt;/a&gt;, &lt;a href="https://profiles.wordpress.org/fomenkoandrey"&gt;fomenkoandrey&lt;/a&gt;, &lt;a href="https://profiles.wordpress.org/frank-klein"&gt;Frank Klein&lt;/a&gt;, &lt;a href="https://profiles.wordpress.org/fjarrett"&gt;Frankie Jarrett&lt;/a&gt;, &lt;a href="https://profiles.wordpress.org/frankiet"&gt;frankiet&lt;/a&gt;, &lt;a href="https://profiles.wordpress.org/akeif"&gt;Fred&lt;/a&gt;, &lt;a href="https://profiles.wordpress.org/frozzare"&gt;Fredrik Forsmo&lt;/a&gt;, &lt;a href="https://profiles.wordpress.org/fuscata"&gt;fuscata&lt;/a&gt;, &lt;a href="https://profiles.wordpress.org/gma992"&gt;Gabriel Maldonado&lt;/a&gt;, &lt;a href="https://profiles.wordpress.org/voldemortensen"&gt;Garth Mortensen&lt;/a&gt;, &lt;a href="https://profiles.wordpress.org/garyj"&gt;Gary Jones&lt;/a&gt;, &lt;a href="https://profiles.wordpress.org/pento"&gt;Gary Pendergast&lt;/a&gt;, &lt;a href="https://profiles.wordpress.org/geekysoft"&gt;Geeky Software&lt;/a&gt;, &lt;a href="https://profiles.wordpress.org/georgestephanis"&gt;George Stephanis&lt;/a&gt;, &lt;a <text:soft-page-break/>href="https://profiles.wordpress.org/goranseric"&gt;Goran &amp;#352;erić&lt;/a&gt;, &lt;a href="https://profiles.wordpress.org/grahamarmfield"&gt;Graham Armfield&lt;/a&gt;, &lt;a href="https://profiles.wordpress.org/grantderepas"&gt;Grant Derepas&lt;/a&gt;, &lt;a href="https://profiles.wordpress.org/tivnet"&gt;Gregory Karpinsky (@tivnet)&lt;/a&gt;, &lt;a href="https://profiles.wordpress.org/hardeepasrani"&gt;Hardeep Asrani&lt;/a&gt;, &lt;a href="https://profiles.wordpress.org/henrywright"&gt;Henry Wright&lt;/a&gt;, &lt;a href="https://profiles.wordpress.org/hiddenpearls"&gt;hiddenpearls&lt;/a&gt;, &lt;a href="https://profiles.wordpress.org/hnle"&gt;Hinaloe&lt;/a&gt;, &lt;a href="https://profiles.wordpress.org/hristo-sg"&gt;Hristo Pandjarov&lt;/a&gt;, &lt;a href="https://profiles.wordpress.org/hugobaeta"&gt;Hugo Baeta&lt;/a&gt;, &lt;a href="https://profiles.wordpress.org/polevaultweb"&gt;Iain Poulson&lt;/a&gt;, &lt;a href="https://profiles.wordpress.org/iandunn"&gt;Ian Dunn&lt;/a&gt;, &lt;a href="https://profiles.wordpress.org/ianedington"&gt;Ian Edington&lt;/a&gt;, &lt;a href="https://profiles.wordpress.org/idealien"&gt;idealien&lt;/a&gt;, &lt;a href="https://profiles.wordpress.org/igmoweb"&gt;Ignacio Cruz Moreno&lt;/a&gt;, &lt;a href="https://profiles.wordpress.org/imath"&gt;imath&lt;/a&gt;, &lt;a href="https://profiles.wordpress.org/imnok"&gt;Imnok&lt;/a&gt;, &lt;a href="https://profiles.wordpress.org/implenton"&gt;implenton&lt;/a&gt;, &lt;a href="https://profiles.wordpress.org/ionutst"&gt;Ionut Stanciu&lt;/a&gt;, &lt;a href="https://profiles.wordpress.org/ipstenu"&gt;Ipstenu (Mika Epstein)&lt;/a&gt;, &lt;a href="https://profiles.wordpress.org/ivdimova"&gt;ivdimova&lt;/a&gt;, &lt;a href="https://profiles.wordpress.org/jdgrimes"&gt;J.D. Grimes&lt;/a&gt;, &lt;a href="https://profiles.wordpress.org/jakept"&gt;Jacob Peattie&lt;/a&gt;, &lt;a href="https://profiles.wordpress.org/whyisjake"&gt;Jake Spurlock&lt;/a&gt;, &lt;a href="https://profiles.wordpress.org/jnylen0"&gt;James Nylen&lt;/a&gt;, &lt;a href="https://profiles.wordpress.org/jamesacero"&gt;jamesacero&lt;/a&gt;, &lt;a href="https://profiles.wordpress.org/japh"&gt;Japh&lt;/a&gt;, &lt;a href="https://profiles.wordpress.org/jaredcobb"&gt;Jared Cobb&lt;/a&gt;, &lt;a href="https://profiles.wordpress.org/jayarjo"&gt;jayarjo&lt;/a&gt;, &lt;a href="https://profiles.wordpress.org/jdolan"&gt;jdolan&lt;/a&gt;, &lt;a href="https://profiles.wordpress.org/jdoubleu"&gt;jdoubleu&lt;/a&gt;, &lt;a href="https://profiles.wordpress.org/jblz"&gt;Jeff Bowen&lt;/a&gt;, &lt;a href="https://profiles.wordpress.org/cheffheid"&gt;Jeffrey de Wit&lt;/a&gt;, &lt;a href="https://profiles.wordpress.org/jeremyfelt"&gt;Jeremy Felt&lt;/a&gt;, &lt;a href="https://profiles.wordpress.org/jpry"&gt;Jeremy Pry&lt;/a&gt;, &lt;a href="https://profiles.wordpress.org/jimt"&gt;jimt&lt;/a&gt;, &lt;a href="https://profiles.wordpress.org/jipmoors"&gt;Jip Moors&lt;/a&gt;, &lt;a href="https://profiles.wordpress.org/jmusal"&gt;jmusal&lt;/a&gt;, &lt;a href="https://profiles.wordpress.org/joedolson"&gt;Joe Dolson&lt;/a&gt;, &lt;a href="https://profiles.wordpress.org/joehoyle"&gt;Joe Hoyle&lt;/a&gt;, &lt;a href="https://profiles.wordpress.org/joemcgill"&gt;Joe McGill&lt;/a&gt;, &lt;a href="https://profiles.wordpress.org/joelcj91"&gt;Joel James&lt;/a&gt;, &lt;a href="https://profiles.wordpress.org/johanmynhardt"&gt;johanmynhardt&lt;/a&gt;, &lt;a href="https://profiles.wordpress.org/johnbillion"&gt;John Blackbourn&lt;/a&gt;, &lt;a href="https://profiles.wordpress.org/zyphonic"&gt;John Dittmar&lt;/a&gt;, &lt;a href="https://profiles.wordpress.org/johnjamesjacoby"&gt;John James Jacoby&lt;/a&gt;, &lt;a href="https://profiles.wordpress.org/johnpbloch"&gt;John</text:p>
      <text:p text:style-name="P1"><text:s/>P. Bloch&lt;/a&gt;, &lt;a href="https://profiles.wordpress.org/johnregan3"&gt;John Regan&lt;/a&gt;, &lt;a href="https://profiles.wordpress.org/johnpgreen"&gt;johnpgreen&lt;/a&gt;, &lt;a href="https://profiles.wordpress.org/kenshino"&gt;Jon (Kenshino)&lt;/a&gt;, &lt;a href="https://profiles.wordpress.org/jonathanbardo"&gt;Jonathan Bardo&lt;/a&gt;, &lt;a href="https://profiles.wordpress.org/jbrinley"&gt;Jonathan Brinley&lt;/a&gt;, &lt;a <text:soft-page-break/>href="https://profiles.wordpress.org/daggerhart"&gt;Jonathan Daggerhart&lt;/a&gt;, &lt;a href="https://profiles.wordpress.org/desrosj"&gt;Jonathan Desrosiers&lt;/a&gt;, &lt;a href="https://profiles.wordpress.org/spacedmonkey"&gt;Jonny Harris&lt;/a&gt;, &lt;a href="https://profiles.wordpress.org/jonnyauk"&gt;jonnyauk&lt;/a&gt;, &lt;a href="https://profiles.wordpress.org/jordesign"&gt;jordesign&lt;/a&gt;, &lt;a href="https://profiles.wordpress.org/jorritschippers"&gt;JorritSchippers&lt;/a&gt;, &lt;a href="https://profiles.wordpress.org/joefusco"&gt;Joseph Fusco&lt;/a&gt;, &lt;a href="https://profiles.wordpress.org/jjeaton"&gt;Josh Eaton&lt;/a&gt;, &lt;a href="https://profiles.wordpress.org/shelob9"&gt;Josh Pollock&lt;/a&gt;, &lt;a href="https://profiles.wordpress.org/joshcummingsdesign"&gt;joshcummingsdesign&lt;/a&gt;, &lt;a href="https://profiles.wordpress.org/joshkadis"&gt;joshkadis&lt;/a&gt;, &lt;a href="https://profiles.wordpress.org/joyously"&gt;Joy&lt;/a&gt;, &lt;a href="https://profiles.wordpress.org/jrf"&gt;jrf&lt;/a&gt;, &lt;a href="https://profiles.wordpress.org/jrgould"&gt;JRGould&lt;/a&gt;, &lt;a href="https://profiles.wordpress.org/juanfra"&gt;Juanfra Aldasoro&lt;/a&gt;, &lt;a href="https://profiles.wordpress.org/juhise"&gt;Juhi Saxena&lt;/a&gt;, &lt;a href="https://profiles.wordpress.org/nukaga"&gt;Junko Nukaga&lt;/a&gt;, &lt;a href="https://profiles.wordpress.org/justinbusa"&gt;Justin Busa&lt;/a&gt;, &lt;a href="https://profiles.wordpress.org/justinsainton"&gt;Justin Sainton&lt;/a&gt;, &lt;a href="https://profiles.wordpress.org/jshreve"&gt;Justin Shreve&lt;/a&gt;, &lt;a href="https://profiles.wordpress.org/jtsternberg"&gt;Justin Sternberg&lt;/a&gt;, &lt;a href="https://profiles.wordpress.org/kadamwhite"&gt;K.Adam White&lt;/a&gt;, &lt;a href="https://profiles.wordpress.org/kacperszurek"&gt;kacperszurek&lt;/a&gt;, &lt;a href="https://profiles.wordpress.org/trepmal"&gt;Kailey (trepmal)&lt;/a&gt;, &lt;a href="https://profiles.wordpress.org/kalenjohnson"&gt;KalenJohnson&lt;/a&gt;, &lt;a href="https://profiles.wordpress.org/codebykat"&gt;Kat Hagan&lt;/a&gt;, &lt;a href="https://profiles.wordpress.org/kkoppenhaver"&gt;Keanan Koppenhaver&lt;/a&gt;, &lt;a href="https://profiles.wordpress.org/keesiemeijer"&gt;keesiemeijer&lt;/a&gt;, &lt;a href="https://profiles.wordpress.org/kellbot"&gt;kellbot&lt;/a&gt;, &lt;a href="https://profiles.wordpress.org/ryelle"&gt;Kelly Dwan&lt;/a&gt;, &lt;a href="https://profiles.wordpress.org/khag7"&gt;Kevin Hagerty&lt;/a&gt;, &lt;a href="https://profiles.wordpress.org/kwight"&gt;Kirk Wight&lt;/a&gt;, &lt;a href="https://profiles.wordpress.org/kitchin"&gt;kitchin&lt;/a&gt;, &lt;a href="https://profiles.wordpress.org/ixkaito"&gt;Kite&lt;/a&gt;, &lt;a href="https://profiles.wordpress.org/kjbenk"&gt;kjbenk&lt;/a&gt;, &lt;a href="https://profiles.wordpress.org/knutsp"&gt;Knut Sparhell&lt;/a&gt;, &lt;a href="https://profiles.wordpress.org/koenschipper"&gt;koenschipper&lt;/a&gt;, &lt;a href="https://profiles.wordpress.org/kokarn"&gt;kokarn&lt;/a&gt;, &lt;a href="https://profiles.wordpress.org/kovshenin"&gt;Konstantin Kovshenin&lt;/a&gt;, &lt;a href="https://profiles.wordpress.org/obenland"&gt;Konstantin Obenland&lt;/a&gt;, &lt;a href="https://profiles.wordpress.org/kouratoras"&gt;Konstantinos Kouratoras&lt;/a&gt;, &lt;a href="https://profiles.wordpress.org/kuchenundkakao"&gt;kuchenundkakao&lt;/a&gt;, &lt;a href="https://profiles.wordpress.org/kuldipem"&gt;kuldipem&lt;/a&gt;, &lt;a href="https://profiles.wordpress.org/laurelfulford"&gt;Laurel Fulford&lt;/a&gt;, &lt;a href="https://profiles.wordpress.org/leewillis77"&gt;Lee Willis&lt;/a&gt;, &lt;a href="https://profiles.wordpress.org/leobaiano"&gt;Leo Baiano&lt;/a&gt;, &lt;a href="https://profiles.wordpress.org/littlebigthing"&gt;LittleBigThings (Csaba)&lt;/a&gt;, &lt;a href="https://profiles.wordpress.org/lucasstark"&gt;Lucas Stark&lt;/a&gt;, &lt;a href="https://profiles.wordpress.org/lukecavanagh"&gt;Luke Cavanagh&lt;/a&gt;, &lt;a href="https://profiles.wordpress.org/lgedeon"&gt;Luke Gedeon&lt;/a&gt;, &lt;a href="https://profiles.wordpress.org/lukepettway"&gt;Luke Pettway&lt;/a&gt;, &lt;a href="https://profiles.wordpress.org/lyubomir_popov"&gt;lyubomir_popov&lt;/a&gt;, &lt;a <text:soft-page-break/>href="https://profiles.wordpress.org/mariovalney"&gt;M&amp;#225;rio Valney&lt;/a&gt;, &lt;a href="https://profiles.wordpress.org/mageshp"&gt;mageshp&lt;/a&gt;, &lt;a href="https://profiles.wordpress.org/mahesh901122"&gt;Mahesh Waghmare&lt;/a&gt;, &lt;a href="https://profiles.wordpress.org/mangeshp"&gt;Mangesh Parte&lt;/a&gt;, &lt;a href="https://profiles.wordpress.org/manishsongirkar36"&gt;Manish Songirkar&lt;/a&gt;, &lt;a href="https://profiles.wordpress.org/mantismamita"&gt;mantismamita&lt;/a&gt;, &lt;a href="https://profiles.wordpress.org/mbootsman"&gt;Marcel Bootsman&lt;/a&gt;, &lt;a href="https://profiles.wordpress.org/tyxla"&gt;Marin Atanasov&lt;/a&gt;, &lt;a href="https://profiles.wordpress.org/clorith"&gt;Marius L. J.&lt;/a&gt;, &lt;a href="https://profiles.wordpress.org/markjaquith"&gt;Mark Jaquith&lt;/a&gt;, &lt;a href="https://profiles.wordpress.org/mrwweb"&gt;Mark Root-Wiley&lt;/a&gt;, &lt;a href="https://profiles.wordpress.org/mapk"&gt;Mark Uraine&lt;/a&gt;, &lt;a href="https://profiles.wordpress.org/markoheijnen"&gt;Marko Heijnen&lt;/a&gt;, &lt;a href="https://profiles.wordpress.org/markshep"&gt;markshep&lt;/a&gt;, &lt;a href="https://profiles.wordpress.org/matrixik"&gt;matrixik&lt;/a&gt;, &lt;a href="https://profiles.wordpress.org/mjbanks"&gt;Matt Banks&lt;/a&gt;, &lt;a href="https://profiles.wordpress.org/jaworskimatt"&gt;Matt Jaworski&lt;/a&gt;, &lt;a href="https://profiles.wordpress.org/mattking5000"&gt;Matt King&lt;/a&gt;, &lt;a href="https://profiles.wordpress.org/matt"&gt;Matt Mullenweg&lt;/a&gt;, &lt;a href="https://profiles.wordpress.org/veraxus"&gt;Matt van Andel&lt;/a&gt;, &lt;a href="https://profiles.wordpress.org/mattwiebe"&gt;Matt Wiebe&lt;/a&gt;, &lt;a href="https://profiles.wordpress.org/mattheu"&gt;Matthew Haines-Young&lt;/a&gt;, &lt;a href="https://profiles.wordpress.org/mattyrob"&gt;mattyrob&lt;/a&gt;, &lt;a href="https://profiles.wordpress.org/maxcutler"&gt;Max Cutler&lt;/a&gt;, &lt;a href="https://profiles.wordpress.org/maximeculea"&gt;Maxime Culea&lt;/a&gt;, &lt;a href="https://profiles.wordpress.org/mayukojpn"&gt;Mayo Moriyama&lt;/a&gt;, &lt;a href="https://profiles.wordpress.org/mbelchev"&gt;mbelchev&lt;/a&gt;, &lt;a href="https://profiles.wordpress.org/mckernanin"&gt;mckernanin&lt;/a&gt;, &lt;a href="https://profiles.wordpress.org/melchoyce"&gt;Mel Choyce&lt;/a&gt;, &lt;a href="https://profiles.wordpress.org/mhowell"&gt;mhowell&lt;/a&gt;, &lt;a href="https://profiles.wordpress.org/michael-arestad"&gt;Michael Arestad&lt;/a&gt;, &lt;a href="https://profiles.wordpress.org/michaelarestad"&gt;Michael Arestad&lt;/a&gt;, &lt;a href="https://profiles.wordpress.org/michalzuber"&gt;michalzuber&lt;/a&gt;, &lt;a href="https://profiles.wordpress.org/mauteri"&gt;Mike Auteri&lt;/a&gt;, &lt;a href="https://profiles.wordpress.org/mihai2u"&gt;Mike Crantea&lt;/a&gt;, &lt;a href="https://profiles.wordpress.org/mdgl"&gt;Mike Glendinning&lt;/a&gt;, &lt;a href="https://profiles.wordpress.org/mikehansenme"&gt;Mike Hansen&lt;/a&gt;, &lt;a href="https://profiles.wordpress.org/mikelittle"&gt;Mike Little&lt;/a&gt;, &lt;a href="https://profiles.wordpress.org/mikeschroder"&gt;Mike Schroder&lt;/a&gt;, &lt;a href="https://profiles.wordpress.org/mikeviele"&gt;Mike Viele&lt;/a&gt;, &lt;a href="https://profiles.wordpress.org/dimadin"&gt;Milan Dinić&lt;/a&gt;, &lt;a href="https://profiles.wordpress.org/modemlooper"&gt;modemlooper&lt;/a&gt;, &lt;a href="https://profiles.wordpress.org/batmoo"&gt;Mohammad Jangda&lt;/a&gt;, &lt;a href="https://profiles.wordpress.org/deremohan"&gt;Mohan Dere&lt;/a&gt;, &lt;a href="https://profiles.wordpress.org/monikarao"&gt;monikarao&lt;/a&gt;, &lt;a href="https://profiles.wordpress.org/morettigeorgiev"&gt;morettigeorgiev&lt;/a&gt;, &lt;a href="https://profiles.wordpress.org/morganestes"&gt;Morgan Estes&lt;/a&gt;, &lt;a href="https://profiles.wordpress.org/mor10"&gt;Morten Rand-Hendriksen&lt;/a&gt;, &lt;a href="https://profiles.wordpress.org/mt8biz"&gt;moto hachi ( mt8.biz )&lt;/a&gt;, &lt;a href="https://profiles.wordpress.org/mrbobbybryant"&gt;mrbobbybryant&lt;/a&gt;, &lt;a href="https://profiles.wordpress.org/nnaimov"&gt;Naim Naimov&lt;/a&gt;, &lt;a href="https://profiles.wordpress.org/natereist"&gt;Nate Reist&lt;/a&gt;, &lt;a <text:soft-page-break/>href="https://profiles.wordpress.org/natewr"&gt;NateWr&lt;/a&gt;, &lt;a href="https://profiles.wordpress.org/nathanrice"&gt;nathanrice&lt;/a&gt;, &lt;a href="https://profiles.wordpress.org/nazgul"&gt;Nazgul&lt;/a&gt;, &lt;a href="https://profiles.wordpress.org/greatislander"&gt;Ned Zimmerman&lt;/a&gt;, &lt;a href="https://profiles.wordpress.org/krstarica"&gt;net&lt;/a&gt;, &lt;a href="https://profiles.wordpress.org/celloexpressions"&gt;Nick Halsey &lt;/a&gt;, &lt;a href="https://profiles.wordpress.org/nikeo"&gt;Nicolas GUILLAUME&lt;/a&gt;, &lt;a href="https://profiles.wordpress.org/nikschavan"&gt;Nikhil Chavan&lt;/a&gt;, &lt;a href="https://profiles.wordpress.org/nikv"&gt;Nikhil Vimal&lt;/a&gt;, &lt;a href="https://profiles.wordpress.org/nbachiyski"&gt;Nikolay Bachiyski&lt;/a&gt;, &lt;a href="https://profiles.wordpress.org/rabmalin"&gt;Nilambar Sharma&lt;/a&gt;, &lt;a href="https://profiles.wordpress.org/noplanman"&gt;noplanman&lt;/a&gt;, &lt;a href="https://profiles.wordpress.org/nullvariable"&gt;nullvariable&lt;/a&gt;, &lt;a href="https://profiles.wordpress.org/odie2"&gt;odie2&lt;/a&gt;, &lt;a href="https://profiles.wordpress.org/odysseygate"&gt;odyssey&lt;/a&gt;, &lt;a href="https://profiles.wordpress.org/hideokamoto"&gt;Okamoto Hidetaka&lt;/a&gt;, &lt;a href="https://profiles.wordpress.org/orvils"&gt;orvils&lt;/a&gt;, &lt;a href="https://profiles.wordpress.org/oskosk"&gt;oskosk&lt;/a&gt;, &lt;a href="https://profiles.wordpress.org/ottok"&gt;Otto Kek&amp;#228;l&amp;#228;inen&lt;/a&gt;, &lt;a href="https://profiles.wordpress.org/ovann86"&gt;ovann86&lt;/a&gt;, &lt;a href="https://profiles.wordpress.org/swissspidy"&gt;Pascal Birchler&lt;/a&gt;, &lt;a href="https://profiles.wordpress.org/patilvikasj"&gt;patilvikasj&lt;/a&gt;, &lt;a href="https://profiles.wordpress.org/pbearne"&gt;Paul Bearne&lt;/a&gt;, &lt;a href="https://profiles.wordpress.org/paulwilde"&gt;Paul Wilde&lt;/a&gt;, &lt;a href="https://profiles.wordpress.org/sirbrillig"&gt;Payton Swick&lt;/a&gt;, &lt;a href="https://profiles.wordpress.org/pdufour"&gt;pdufour&lt;/a&gt;, &lt;a href="https://profiles.wordpress.org/piewp"&gt;Perdaan&lt;/a&gt;, &lt;a href="https://profiles.wordpress.org/peterwilsoncc"&gt;Peter Wilson&lt;/a&gt;, &lt;a href="https://profiles.wordpress.org/phh"&gt;phh&lt;/a&gt;, &lt;a href="https://profiles.wordpress.org/php"&gt;php&lt;/a&gt;, &lt;a href="https://profiles.wordpress.org/delawski"&gt;Piotr Delawski&lt;/a&gt;, &lt;a href="https://profiles.wordpress.org/pippinsplugins"&gt;pippinsplugins&lt;/a&gt;, &lt;a href="https://profiles.wordpress.org/pjgalbraith"&gt;pjgalbraith&lt;/a&gt;, &lt;a href="https://profiles.wordpress.org/pkevan"&gt;pkevan&lt;/a&gt;, &lt;a href="https://profiles.wordpress.org/pratikchaskar"&gt;Pratik&lt;/a&gt;,</text:p>
      <text:p text:style-name="P1"><text:s/>&lt;a href="https://profiles.wordpress.org/pressionate"&gt;Pressionate&lt;/a&gt;, &lt;a href="https://profiles.wordpress.org/presskopp"&gt;Presskopp&lt;/a&gt;, &lt;a href="https://profiles.wordpress.org/procodewp"&gt;procodewp&lt;/a&gt;, &lt;a href="https://profiles.wordpress.org/quasel"&gt;quasel&lt;/a&gt;, &lt;a href="https://profiles.wordpress.org/rachelbaker"&gt;Rachel Baker&lt;/a&gt;, &lt;a href="https://profiles.wordpress.org/rahulsprajapati"&gt;Rahul Prajapati&lt;/a&gt;, &lt;a href="https://profiles.wordpress.org/superpoincare"&gt;Ramanan&lt;/a&gt;, &lt;a href="https://profiles.wordpress.org/ramiy"&gt;Rami Yushuvaev&lt;/a&gt;, &lt;a href="https://profiles.wordpress.org/ramiabraham"&gt;ramiabraham&lt;/a&gt;, &lt;a href="https://profiles.wordpress.org/ranh"&gt;ranh&lt;/a&gt;, &lt;a href="https://profiles.wordpress.org/redsand"&gt;Red Sand Media Group&lt;/a&gt;, &lt;a href="https://profiles.wordpress.org/youknowriad"&gt;Riad Benguella&lt;/a&gt;, &lt;a href="https://profiles.wordpress.org/rianrietveld"&gt;Rian Rietveld&lt;/a&gt;, &lt;a href="https://profiles.wordpress.org/iamfriendly"&gt;Richard Tape&lt;/a&gt;, &lt;a href="https://profiles.wordpress.org/rpayne7264"&gt;Robert D Payne&lt;/a&gt;, &lt;a href="https://profiles.wordpress.org/iamjolly"&gt;Robert Jolly&lt;/a&gt;, &lt;a href="https://profiles.wordpress.org/rnoakes3rd"&gt;Robert Noakes&lt;/a&gt;, &lt;a <text:soft-page-break/>href="https://profiles.wordpress.org/d4z_c0nf"&gt;Rocco Aliberti&lt;/a&gt;, &lt;a href="https://profiles.wordpress.org/rodrigosprimo"&gt;Rodrigo Primo&lt;/a&gt;, &lt;a href="https://profiles.wordpress.org/rommelxcastro"&gt;Rommel Castro&lt;/a&gt;, &lt;a href="https://profiles.wordpress.org/fronaldaraujo"&gt;Ronald Ara&amp;#250;jo&lt;/a&gt;, &lt;a href="https://profiles.wordpress.org/magicroundabout"&gt;Ross Wintle&lt;/a&gt;, &lt;a href="https://profiles.wordpress.org/guavaworks"&gt;Roy Sivan&lt;/a&gt;, &lt;a href="https://profiles.wordpress.org/ryankienstra"&gt;Ryan Kienstra&lt;/a&gt;, &lt;a href="https://profiles.wordpress.org/rmccue"&gt;Ryan McCue&lt;/a&gt;, &lt;a href="https://profiles.wordpress.org/ryanplas"&gt;Ryan Plas&lt;/a&gt;, &lt;a href="https://profiles.wordpress.org/welcher"&gt;Ryan Welcher&lt;/a&gt;, &lt;a href="https://profiles.wordpress.org/salcode"&gt;Sal Ferrarello&lt;/a&gt;, &lt;a href="https://profiles.wordpress.org/samikeijonen"&gt;Sami Keijonen&lt;/a&gt;, &lt;a href="https://profiles.wordpress.org/solarissmoke"&gt;Samir Shah&lt;/a&gt;, &lt;a href="https://profiles.wordpress.org/samuelsidler"&gt;Samuel Sidler&lt;/a&gt;, &lt;a href="https://profiles.wordpress.org/sandesh055"&gt;Sandesh&lt;/a&gt;, &lt;a href="https://profiles.wordpress.org/smyoon315"&gt;Sang-Min Yoon&lt;/a&gt;, &lt;a href="https://profiles.wordpress.org/sanketparmar"&gt;Sanket Parmar&lt;/a&gt;, &lt;a href="https://profiles.wordpress.org/pollyplummer"&gt;Sarah Gooding&lt;/a&gt;, &lt;a href="https://profiles.wordpress.org/sayedwp"&gt;Sayed Taqui&lt;/a&gt;, &lt;a href="https://profiles.wordpress.org/schrapel"&gt;schrapel&lt;/a&gt;, &lt;a href="https://profiles.wordpress.org/coffee2code"&gt;Scott Reilly&lt;/a&gt;, &lt;a href="https://profiles.wordpress.org/wonderboymusic"&gt;Scott Taylor&lt;/a&gt;, &lt;a href="https://profiles.wordpress.org/scrappyhuborg"&gt;scrappy@hub.org&lt;/a&gt;, &lt;a href="https://profiles.wordpress.org/scribu"&gt;scribu&lt;/a&gt;, &lt;a href="https://profiles.wordpress.org/seancjones"&gt;seancjones&lt;/a&gt;, &lt;a href="https://profiles.wordpress.org/sebastianpisula"&gt;Sebastian Pisula&lt;/a&gt;, &lt;a href="https://profiles.wordpress.org/sergeybiryukov"&gt;Sergey Biryukov&lt;/a&gt;, &lt;a href="https://profiles.wordpress.org/sgr33n"&gt;Sergio De Falco&lt;/a&gt;, &lt;a href="https://profiles.wordpress.org/sfpt"&gt;sfpt&lt;/a&gt;, &lt;a href="https://profiles.wordpress.org/shayanys"&gt;shayanys&lt;/a&gt;, &lt;a href="https://profiles.wordpress.org/shazahm1hotmailcom"&gt;shazahm1&lt;/a&gt;, &lt;a href="https://profiles.wordpress.org/shprink"&gt;shprink&lt;/a&gt;, &lt;a href="https://profiles.wordpress.org/simonlampen"&gt;simonlampen&lt;/a&gt;, &lt;a href="https://profiles.wordpress.org/skippy"&gt;skippy&lt;/a&gt;, &lt;a href="https://profiles.wordpress.org/smerriman"&gt;smerriman&lt;/a&gt;, &lt;a href="https://profiles.wordpress.org/snacking"&gt;snacking&lt;/a&gt;, &lt;a href="https://profiles.wordpress.org/soean"&gt;Soeren Wrede&lt;/a&gt;, &lt;a href="https://profiles.wordpress.org/solal"&gt;solal&lt;/a&gt;, &lt;a href="https://profiles.wordpress.org/sstoqnov"&gt;Stanimir Stoyanov&lt;/a&gt;, &lt;a href="https://profiles.wordpress.org/metodiew"&gt;Stanko Metodiev&lt;/a&gt;, &lt;a href="https://profiles.wordpress.org/sharkomatic"&gt;Steph&lt;/a&gt;, &lt;a href="https://profiles.wordpress.org/sswells"&gt;Steph Wells&lt;/a&gt;, &lt;a href="https://profiles.wordpress.org/sillybean"&gt;Stephanie Leary&lt;/a&gt;, &lt;a href="https://profiles.wordpress.org/netweb"&gt;Stephen Edgar&lt;/a&gt;, &lt;a href="https://profiles.wordpress.org/stephenharris"&gt;Stephen Harris&lt;/a&gt;, &lt;a href="https://profiles.wordpress.org/stevenkword"&gt;Steven Word&lt;/a&gt;, &lt;a href="https://profiles.wordpress.org/stevenlinx"&gt;stevenlinx&lt;/a&gt;, &lt;a href="https://profiles.wordpress.org/stubgo"&gt;stubgo&lt;/a&gt;, &lt;a href="https://profiles.wordpress.org/sudar"&gt;Sudar Muthu&lt;/a&gt;, &lt;a href="https://profiles.wordpress.org/patilswapnilv"&gt;Swapnil V. Patil&lt;/a&gt;, &lt;a href="https://profiles.wordpress.org/swapnild"&gt;swapnild&lt;/a&gt;, &lt;a href="https://profiles.wordpress.org/szaqal21"&gt;szaqal21&lt;/a&gt;, &lt;a <text:soft-page-break/>href="https://profiles.wordpress.org/takahashi_fumiki"&gt;Takahashi Fumiki&lt;/a&gt;, &lt;a href="https://profiles.wordpress.org/miyauchi"&gt;Takayuki Miyauchi&lt;/a&gt;, &lt;a href="https://profiles.wordpress.org/karmatosed"&gt;Tammie Lister&lt;/a&gt;, &lt;a href="https://profiles.wordpress.org/tapsboy"&gt;tapsboy&lt;/a&gt;, &lt;a href="https://profiles.wordpress.org/tlovett1"&gt;Taylor Lovett&lt;/a&gt;, &lt;a href="https://profiles.wordpress.org/team"&gt;team&lt;/a&gt;, &lt;a href="https://profiles.wordpress.org/tg29359"&gt;tg29359&lt;/a&gt;, &lt;a href="https://profiles.wordpress.org/tharsheblows"&gt;tharsheblows&lt;/a&gt;, &lt;a href="https://profiles.wordpress.org/the"&gt;the&lt;/a&gt;, &lt;a href="https://profiles.wordpress.org/themeshaper"&gt;themeshaper&lt;/a&gt;, &lt;a href="https://profiles.wordpress.org/thenbrent"&gt;thenbrent&lt;/a&gt;, &lt;a href="https://profiles.wordpress.org/thomaswm"&gt;thomaswm&lt;/a&gt;, &lt;a href="https://profiles.wordpress.org/tfrommen"&gt;Thorsten Frommen&lt;/a&gt;, &lt;a href="https://profiles.wordpress.org/tierra"&gt;tierra&lt;/a&gt;, &lt;a href="https://profiles.wordpress.org/tnash"&gt;Tim Nash&lt;/a&gt;, &lt;a href="https://profiles.wordpress.org/timmydcrawford"&gt;Timmy Crawford&lt;/a&gt;, &lt;a href="https://profiles.wordpress.org/timothyblynjacobs"&gt;Timothy Jacobs&lt;/a&gt;, &lt;a href="https://profiles.wordpress.org/timph"&gt;timph&lt;/a&gt;, &lt;a href="https://profiles.wordpress.org/tkama"&gt;Tkama&lt;/a&gt;, &lt;a href="https://profiles.wordpress.org/tnegri"&gt;tnegri&lt;/a&gt;, &lt;a href="https://profiles.wordpress.org/tomauger"&gt;Tom Auger&lt;/a&gt;, &lt;a href="https://profiles.wordpress.org/tjnowell"&gt;Tom J Nowell&lt;/a&gt;, &lt;a href="https://profiles.wordpress.org/tomdxw"&gt;tomdxw&lt;/a&gt;, &lt;a href="https://profiles.wordpress.org/toro_unit"&gt;Toro_Unit (Hiroshi Urabe)&lt;/a&gt;, &lt;a href="https://profiles.wordpress.org/zodiac1978"&gt;Torsten Landsiedel&lt;/a&gt;, &lt;a href="https://profiles.wordpress.org/transl8or"&gt;transl8or&lt;/a&gt;, &lt;a href="https://profiles.wordpress.org/traversal"&gt;traversal&lt;/a&gt;, &lt;a href="https://profiles.wordpress.org/wpsmith"&gt;Travis Smith&lt;/a&gt;, &lt;a href="https://profiles.wordpress.org/nmt90"&gt;Triet Minh&lt;/a&gt;, &lt;a href="https://profiles.wordpress.org/trishasalas"&gt;Trisha Salas&lt;/a&gt;, &lt;a href="https://profiles.wordpress.org/tristangemus"&gt;tristangemus&lt;/a&gt;, &lt;a href="https://profiles.wordpress.org/truongwp"&gt;Truong Giang&lt;/a&gt;, &lt;a href="https://profiles.wordpress.org/tsl143"&gt;tsl143&lt;/a&gt;, &lt;a href="https://profiles.wordpress.org/tywayne"&gt;Ty Carlson&lt;/a&gt;, &lt;a href="https://profiles.wordpress.org/grapplerulrich"&gt;Ulrich&lt;/a&gt;, &lt;a href="https://profiles.wordpress.org/utkarshpatel"&gt;Utkarsh&lt;/a&gt;, &lt;a href="https://profiles.wordpress.org/valeriutihai"&gt;Valeriu Tihai&lt;/a&gt;, &lt;a href="https://profiles.wordpress.org/vishalkakadiya"&gt;Vishal Kakadiya&lt;/a&gt;, &lt;a href="https://profiles.wordpress.org/vortfu"&gt;vortfu&lt;/a&gt;, &lt;a href="https://profiles.wordpress.org/vrundakansara-1"&gt;Vrunda Kansara&lt;/a&gt;, &lt;a href="https://profiles.wordpress.org/webbgaraget"&gt;webbgaraget&lt;/a&gt;, &lt;a href="https://profiles.wordpress.org/webmandesign"&gt;WebMan Design &amp;#124; Oliver Juhas&lt;/a&gt;, &lt;a href="https://profiles.wordpress.org/websupporter"&gt;websupporter&lt;/a&gt;, &lt;a href="https://profiles.wordpress.org/westonruter"&gt;Weston Ruter&lt;/a&gt;, &lt;a href="https://profiles.wordpress.org/earnjam"&gt;William Earnhardt&lt;/a&gt;, &lt;a href="https://profiles.wordpress.org/williampatton"&gt;williampatton&lt;/a&gt;, &lt;a href="https://profiles.wordpress.org/wolly"&gt;Wolly aka Paolo Valenti&lt;/a&gt;, &lt;a href="https://profiles.wordpress.org/yale01"&gt;yale01&lt;/a&gt;, &lt;a href="https://profiles.wordpress.org/yoavf"&gt;Yoav Farhi&lt;/a&gt;, &lt;a href="https://profiles.wordpress.org/yogasukma"&gt;Yoga Sukma&lt;/a&gt;, &lt;a href="https://profiles.wordpress.org/oxymoron"&gt;Zach Wills&lt;/a&gt;, &lt;a href="https://profiles.wordpress.org/tollmanz"&gt;Zack Tollman&lt;/a&gt;, &lt;a <text:soft-page-break/>href="https://profiles.wordpress.org/vanillalounge"&gt;Ze Fontainhas&lt;/a&gt;, &lt;a href="https://profiles.wordpress.org/zhildzik"&gt;zhildzik&lt;/a&gt;, and &lt;a href="https://profiles.wordpress.org/zsusag"&gt;zsusag&lt;/a&gt;.\n&lt;p&gt;&amp;nbsp;&lt;br /&gt;\nSpecial thanks go to &lt;a href="https://ramiabraham.com/"&gt;Rami Abraham&lt;/a&gt; for producing the release video and the many fine haiku we saw in the &lt;a href="https://wordpress.org/news/2016/10/wordpress-4-7-beta-1/"&gt;beta&lt;/a&gt; and &lt;a href="https://wordpress.org/news/2016/11/wordpress-4-7-release-candidate/"&gt;RC&lt;/a&gt; announcement posts.&lt;/p&gt;\n&lt;p&gt;Finally, thanks to all the community translators who worked on WordPress 4.7. Their efforts bring WordPress 4.7 fully translated to 52 languages at release time with more on the way. Additionally, the WordPress 4.7 release video has been captioned into 44 languages.&lt;/p&gt;\n&lt;p&gt;If you want to follow along or help out, check out &lt;a href="https://make.wordpress.org/"&gt;Make WordPress&lt;/a&gt; and our &lt;a href="https://make.wordpress.org/core/"&gt;core development blog&lt;/a&gt;. Thanks for choosing WordPress &amp;#8211; we hope you enjoy!&lt;/p&gt;\n";s:7:"attribs";a:0:{}s:8:"xml_base";s:0:"";s:17:"xml_base_explicit";b:0;s:8:"xml_lang";s:0:"";}}}s:30:"com-wordpress:feed-additions:1";a:1:{s:7:"post-id";a:1:{i:0;a:5:{s:4:"data";s:4:"4596";s:7:"attribs";a:0:{}s:8:"xml_base";s:0:"";s:17:"xml_base_explicit";b:0;s:8:"xml_lang";s:0:"";}}}}}i:5;a:6:{s:4:"data";s:33:"\n<text:tab/><text:tab/>\n<text:tab/><text:tab/>\n<text:tab/><text:tab/>\n<text:tab/><text:tab/>\n<text:tab/><text:tab/><text:tab/><text:tab/>\n\n<text:tab/><text:tab/>\n<text:tab/><text:tab/>\n<text:tab/><text:tab/><text:tab/><text:tab/>\n<text:tab/><text:tab/><text:tab/>";s:7:"attribs";a:0:{}s:8:"xml_base";s:0:"";s:17:"xml_base_explicit";b:0;s:8:"xml_lang";s:0:"";s:5:"child";a:4:{s:0:"";a:6:{s:5:"title";a:1:{i:0;a:5:{s:4:"data";s:17:"Moving</text:p>
      <text:p text:style-name="P1"><text:s/>Toward SSL";s:7:"attribs";a:0:{}s:8:"xml_base";s:0:"";s:17:"xml_base_explicit";b:0;s:8:"xml_lang";s:0:"";}}s:4:"link";a:1:{i:0;a:5:{s:4:"data";s:53:"https://wordpress.org/news/2016/12/moving-toward-ssl/";s:7:"attribs";a:0:{}s:8:"xml_base";s:0:"";s:17:"xml_base_explicit";b:0;s:8:"xml_lang";s:0:"";}}s:7:"pubDate";a:1:{i:0;a:5:{s:4:"data";s:31:"Thu, 01 Dec 2016 17:20:29 +0000";s:7:"attribs";a:0:{}s:8:"xml_base";s:0:"";s:17:"xml_base_explicit";b:0;s:8:"xml_lang";s:0:"";}}s:8:"category";a:1:{i:0;a:5:{s:4:"data";s:11:"Development";s:7:"attribs";a:0:{}s:8:"xml_base";s:0:"";s:17:"xml_base_explicit";b:0;s:8:"xml_lang";s:0:"";}}s:4:"guid";a:1:{i:0;a:5:{s:4:"data";s:34:"https://wordpress.org/news/?p=4588";s:7:"attribs";a:1:{s:0:"";a:1:{s:11:"isPermaLink";s:5:"false";}}s:8:"xml_base";s:0:"";s:17:"xml_base_explicit";b:0;s:8:"xml_lang";s:0:"";}}s:11:"description";a:1:{i:0;a:5:{s:4:"data";s:327:"We’re at a turning point: 2017 is going to be the year that we’re going to see features in WordPress which require hosts to have HTTPS available. Just as JavaScript is a near necessity for smoother user experiences and more modern PHP versions are critical for performance, SSL just makes sense as the next hurdle [&amp;#8230;]";s:7:"attribs";a:0:{}s:8:"xml_base";s:0:"";s:17:"xml_base_explicit";b:0;s:8:"xml_lang";s:0:"";}}}s:32:"http://purl.org/dc/elements/1.1/";a:1:{s:7:"creator";a:1:{i:0;a:5:{s:4:"data";s:14:"Matt Mullenweg";s:7:"attribs";a:0:{}s:8:"xml_base";s:0:"";s:17:"xml_base_explicit";b:0;s:8:"xml_lang";s:0:"";}}}s:40:"http://purl.org/rss/1.0/modules/content/";a:1:{s:7:"encoded";a:1:{i:0;a:5:{s:4:"data";s:1627:"&lt;p&gt;We’re at a turning point: 2017 is going to be the year that we’re going to see features in WordPress which require hosts to have HTTPS available. Just as JavaScript is a near necessity for smoother user experiences and more modern PHP versions are critical for performance, SSL just makes sense as the next hurdle our users are going to face.&lt;/p&gt;\n&lt;p&gt;SSL basically means the link between your browser and the server is encrypted. SSL used to be difficult to implement, and often expensive or slow. Modern browsers, and the incredible success of projects like &lt;a href="https://letsencrypt.org/"&gt;Let&amp;#8217;s Encrypt&lt;/a&gt; have made getting a certificate to secure your site fast, free, and something we think every host should support by default, especially in a post-Snowden era. Google also weighs &lt;a href="https://security.googleblog.com/2014/08/https-as-ranking-signal_6.html"&gt;SSL as a search engine ranking factor&lt;/a&gt; and will begin &lt;a href="http://motherboard.vice.com/read/google-will-soon-shame-all-websites-that-are-unencrypted-chrome-https"&gt;flagging unencrypted sites in Chrome&lt;/a&gt;.&lt;/p&gt;\n&lt;p&gt;First, early in 2017, we will <text:soft-page-break/>only promote hosting partners that provide a SSL certificate by default in their accounts. Later we will begin to assess which features, such as API authentication, would benefit the most from SSL and make them only enabled when SSL is there.&lt;/p&gt;\n&lt;p&gt;Separately, I also think the performance improvements in PHP7 are particularly impressive, and major kudos to everyone who worked on that. We will consider whether hosts use PHP7 by default for new accounts next year as well.&lt;/p&gt;\n&lt;p&gt;&amp;nbsp;&lt;/p&gt;\n";s:7:"attribs";a:0:{}s:8:"xml_base";s:0:"";s:17:"xml_base_explicit";b:0;s:8:"xml_lang";s:0:"";}}}s:30:"com-wordpress:feed-additions:1";a:1:{s:7:"post-id";a:1:{i:0;a:5:{s:4:"data";s:4:"4588";s:7:"attribs";a:0:{}s:8:"xml_base";s:0:"";s:17:"xml_base_explicit";b:0;s:8:"xml_lang";s:0:"";}}}}}i:6;a:6:{s:4:"data";s:33:"\n<text:tab/><text:tab/>\n<text:tab/><text:tab/>\n<text:tab/><text:tab/>\n<text:tab/><text:tab/>\n<text:tab/><text:tab/><text:tab/><text:tab/>\n\n<text:tab/><text:tab/>\n<text:tab/><text:tab/>\n<text:tab/><text:tab/><text:tab/><text:tab/>\n<text:tab/><text:tab/><text:tab/>";s:7:"attribs";a:0:{}s:8:"xml_base";s:0:"";s:17:"xml_base_explicit";b:0;s:8:"xml_lang";s:0:"";s:5:"child";a:4:{s:0:"";a:6:{s:5:"title";a:1:{i:0;a:5:{s:4:"data";s:31:"WordPress 4.7 Release Candidate";s:7:"attribs";a:0:{}s:8:"xml_base";s:0:"";s:17:"xml_base_explicit";b:0;s:8:"xml_lang";s:0:"";}}s:4:"link";a:1:{i:0;a:5:{s:4:"data";s:67:"https://wordpress.org/news/2016/11/wordpress-4-7-release-candidate/";s:7:"attribs";a:0:{}s:8:"xml_base";s:0:"";s:17:"xml_base_explicit";b:0;s:8:"xml_lang";s:0:"";}}s:7:"pubDate";a:1:{i:0;a:5:{s:4:"data";s:31:"Thu, 24 Nov 2016 04:26:23 +0000";s:7:"attribs";a:0:{}s:8:"xml_base";s:0:"";s:17:"xml_base_explicit";b:0;s:8:"xml_lang";s:0:"";}}s:8:"category";a:1:{i:0;a:5:{s:4:"data";s:8:"Releases";s:7:"attribs";a:0:{}s:8:"xml_base";s:0:"";s:17:"xml_base_explicit";b:0;s:8:"xml_lang";s:0:"";}}s:4:"guid";a:1:{i:0;a:5:{s:4:"data";s:34:"https://wordpress.org/news/?p=4579";s:7:"attribs";a:1:{s:0:"";a:1:{s:11:"isPermaLink";s:5:"false";}}s:8:"xml_base";s:0:"";s:17:"xml_base_explicit";b:0;s:8:"xml_lang";s:0:"";}}s:11:"description";a:1:{i:0;a:5:{s:4:"data";s:328:"The release candidate for WordPress 4.7 is now available. RC means we think we’re done, but with millions of users and thousands of plugins and themes, it’s possible we’ve missed something. We hope to ship WordPress 4.7 on Tuesday, December 6, but we need your help to get there. If you haven’t tested 4.7 yet, [&amp;#8230;]";s:7:"attribs";a:0:{}s:8:"xml_base";s:0:"";s:17:"xml_base_explicit";b:0;s:8:"xml_lang";s:0:"";}}}s:32:"http://purl.org/dc/elements/1.1/";a:1:{s:7:"creator";a:1:{i:0;a:5:{s:4:"data";s:15:"Helen Hou-Sandi";s:7:"attribs";a:0:{}s:8:"xml_base";s:0:"";s:17:"xml_base_explicit";b:0;s:8:"xml_lang";s:0:"";}}}s:40:"http://purl.org/rss/1.0/modules/content/";a:1:{s:7:"encoded";a:1:{i:0;a:5:{s:4:"data";s:4331:"&lt;p&gt;The release candidate for WordPress 4.7 is now available.&lt;/p&gt;\n&lt;p&gt;RC means we think we’re done, but with millions of users and thousands of plugins and themes, it’s possible we’ve missed something. We hope to ship WordPress 4.7 on &lt;strong&gt;Tuesday, December 6&lt;/strong&gt;, but we need &lt;em&gt;your&lt;/em&gt; help to get there. If you haven’t tested 4.7 yet, now is the time! To test WordPress 4.7, you can use the &lt;a href="https://wordpress.org/plugins/wordpress-beta-tester/"&gt;WordPress Beta Tester&lt;/a&gt; plugin or you can &lt;a href="https://wordpress.org/wordpress-4.7-RC1.zip"&gt;download the release candidate here&lt;/a&gt; (zip).&lt;/p&gt;\n&lt;p&gt;WordPress 4.7 is a jam-packed release, with a number of features focused on getting a theme set up for the first time. Highlights include a &lt;a href="http://2017.wordpress.net/"&gt;new default theme&lt;/a&gt;, video headers, custom CSS, customizer edit shortcuts, PDF thumbnail previews, user admin languages, REST API content endpoints, post type templates, and more.&lt;/p&gt;\n&lt;p&gt;We’ve made &lt;a href="https://core.trac.wordpress.org/log/trunk/src?action=stop_on_copy&amp;amp;mode=stop_on_copy&amp;amp;rev=39353&amp;amp;stop_rev=39263&amp;amp;limit=200&amp;amp;verbose=on&amp;amp;sfp_email=&amp;amp;sfph_mail="&gt;quite a few refinements&lt;/a&gt; since releasing Beta 4 a week ago, including usability and accessibility enhancements for video headers, media and page template support in starter content, and polishing of how custom CSS can be migrated to and extended by plugins and themes. The REST API endpoints saw a number of bugfixes and notably now have anonymous comment off by default.&lt;/p&gt;\n&lt;p&gt;Not sure where to <text:soft-page-break/>start with testing? Try setting up a fresh site on a new installation with Twenty Seventeen (hint: head into customizing your site before touching any pages or widgets) and taking notes on what you enjoyed and what got you stuck. For more details about what&amp;#8217;s new in version 4.7, check out the &lt;a href="https://wordpress.org/news/2016/10/wordpress-4-7-beta-1/"&gt;Beta 1&lt;/a&gt;, &lt;a href="https://wordpress.org/news/2016/11/wordpress-4-7-beta-2/"&gt;Beta 2&lt;/a&gt;, &lt;a href="https://wordpress.org/news/2016/11/wordpress-4-7-beta-3/"&gt;Beta 3&lt;/a&gt;, and &lt;a href="https://wordpress.org/news/2016/11/wordpress-4-7-beta-4/"&gt;Beta 4&lt;/a&gt; blog posts.&lt;/p&gt;\n&lt;p&gt;&lt;strong&gt;Think you’ve found a bug?&lt;/strong&gt; Please post to the &lt;a href="https://wordpress.org/support/forum/alphabeta/"&gt;Alpha/Beta support forum&lt;/a&gt;. If any known issues come up, you’ll be able to &lt;a href="https://core.trac.wordpress.org/report/5"&gt;find them here&lt;/a&gt;.&lt;/p&gt;\n&lt;p&gt;&lt;strong&gt;Developers&lt;/strong&gt;, please test your plugins and themes against WordPress 4.7 and update your plugin’s &lt;em&gt;Tested up to&lt;/em&gt; version in the readme to 4.7. If you find compatibility problems please be sure to post to the support forums so we can figure those out before the final release – we work hard to avoid breaking things. An in-depth field guide to developer-focused changes is coming soon on the &lt;a href="https://make.wordpress.org/core/"&gt;core development blog&lt;/a&gt;.&lt;/p&gt;\n&lt;p&gt;Do you speak a language other than English? &lt;a href="https://translate.wordpress.org/projects/wp/dev"&gt;Help us translate WordPress into more than 100 languages!&lt;/a&gt; And if you haven&amp;#8217;t yet done so, now is a great time to &lt;a href="https://wordpressdotorg.polldaddy.com/s/wordpress-2016-survey"&gt;take the Annual WordPress Survey&lt;/a&gt; and send it on to your friends.&lt;/p&gt;\n&lt;p&gt;Happy testing! And now for another &lt;a href="https://profiles.wordpress.org/ramiabraham"&gt;Rami Abraham&lt;/a&gt; haiku break.&lt;/p&gt;\n&lt;p&gt;&lt;em&gt;Select your language&lt;/em&gt;&lt;br /&gt;\n&lt;em&gt;Then let your users choose theirs&lt;/em&gt;&lt;br /&gt;\n&lt;em&gt;&lt;code&gt;get_user_locale()&lt;/code&gt;&lt;/em&gt;&lt;/p&gt;\n&lt;p&gt;&lt;em&gt;Theme authors rejoice&lt;/em&gt;&lt;br /&gt;\n&lt;em&gt;Any option may employ&lt;/em&gt;&lt;br /&gt;\n&lt;em&gt;Selective refresh&lt;/em&gt;&lt;/p&gt;\n&lt;p&gt;&lt;em&gt;Custom header video&lt;/em&gt;&lt;br /&gt;\n&lt;em&gt;Make sure to &lt;code&gt;add_theme_support&lt;/code&gt;&lt;/em&gt;&lt;br /&gt;\n&lt;em&gt;Bling above the fold&lt;/em&gt;&lt;/p&gt;\n&lt;p&gt;&lt;em&gt;A new template dawns&lt;/em&gt;&lt;br /&gt;\n&lt;em&gt;A hierarchy member&lt;/em&gt;&lt;br /&gt;\n&lt;em&gt;Post-type templates live&lt;/em&gt;&lt;/p&gt;\n&lt;p&gt;&lt;em&gt;PDF updates&lt;/em&gt;&lt;br /&gt;\n&lt;em&gt;Pack a parade of polish&lt;/em&gt;&lt;br /&gt;\n&lt;em&gt;Prettier previews&lt;/em&gt;&lt;/p&gt;\n&lt;p&gt;&lt;em&gt;Template Post Type: New&lt;/em&gt;&lt;br /&gt;\n&lt;em&gt;Template Post Type: And Useful&lt;/em&gt;&lt;br /&gt;\n&lt;em&gt;Template Post Type: Thing&lt;/em&gt;&lt;/p&gt;\n&lt;p&gt;&lt;em&gt;Let lists live lively&lt;/em&gt;&lt;br /&gt;\n&lt;em&gt;Laud &lt;code&gt;wp_list_sort()&lt;/code&gt;&lt;/em&gt;&lt;br /&gt;\n&lt;em&gt;Less laconic lists&lt;/em&gt;&lt;/p&gt;\n";s:7:"attribs";a:0:{}s:8:"xml_base";s:0:"";s:17:"xml_base_explicit";b:0;s:8:"xml_lang";s:0:"";}}}s:30:"com-wordpress:feed-additions:1";a:1:{s:7:"post-id";a:1:{i:0;a:5:{s:4:"data";s:4:"4579";s:7:"attribs";a:0:{}s:8:"xml_base";s:0:"";s:17:"xml_</text:p>
      <text:p text:style-name="P1">base_explicit";b:0;s:8:"xml_lang";s:0:"";}}}}}i:7;a:6:{s:4:"data";s:33:"\n<text:tab/><text:tab/>\n<text:tab/><text:tab/>\n<text:tab/><text:tab/>\n<text:tab/><text:tab/>\n<text:tab/><text:tab/><text:tab/><text:tab/>\n\n<text:tab/><text:tab/>\n<text:tab/><text:tab/>\n<text:tab/><text:tab/><text:tab/><text:tab/>\n<text:tab/><text:tab/><text:tab/>";s:7:"attribs";a:0:{}s:8:"xml_base";s:0:"";s:17:"xml_base_explicit";b:0;s:8:"xml_lang";s:0:"";s:5:"child";a:4:{s:0:"";a:6:{s:5:"title";a:1:{i:0;a:5:{s:4:"data";s:20:"WordPress 4.7 Beta 4";s:7:"attribs";a:0:{}s:8:"xml_base";s:0:"";s:17:"xml_base_explicit";b:0;s:8:"xml_lang";s:0:"";}}s:4:"link";a:1:{i:0;a:5:{s:4:"data";s:56:"https://wordpress.org/news/2016/11/wordpress-4-7-beta-4/";s:7:"attribs";a:0:{}s:8:"xml_base";s:0:"";s:17:"xml_base_explicit";b:0;s:8:"xml_lang";s:0:"";}}s:7:"pubDate";a:1:{i:0;a:5:{s:4:"data";s:31:"Wed, 16 Nov 2016 01:51:52 +0000";s:7:"attribs";a:0:{}s:8:"xml_base";s:0:"";s:17:"xml_base_explicit";b:0;s:8:"xml_lang";s:0:"";}}s:8:"category";a:1:{i:0;a:5:{s:4:"data";s:8:"Releases";s:7:"attribs";a:0:{}s:8:"xml_base";s:0:"";s:17:"xml_base_explicit";b:0;s:8:"xml_lang";s:0:"";}}s:4:"guid";a:1:{i:0;a:5:{s:4:"data";s:34:"https://wordpress.org/news/?p=4576";s:7:"attribs";a:1:{s:0:"";a:1:{s:11:"isPermaLink";s:5:"false";}}s:8:"xml_base";s:0:"";s:17:"xml_base_explicit";b:0;s:8:"xml_lan<text:soft-page-break/>g";s:0:"";}}s:11:"description";a:1:{i:0;a:5:{s:4:"data";s:329:"WordPress 4.7 Beta 4 is now available! This software is still in development, so we don’t recommend you run it on a production site. Consider setting up a test site just to play with the new version. To test WordPress 4.7, try the WordPress Beta Tester plugin (you’ll want “bleeding edge nightlies”). Or you can [&amp;#8230;]";s:7:"attribs";a:0:{}s:8:"xml_base";s:0:"";s:17:"xml_base_explicit";b:0;s:8:"xml_lang";s:0:"";}}}s:32:"http://purl.org/dc/elements/1.1/";a:1:{s:7:"creator";a:1:{i:0;a:5:{s:4:"data";s:15:"Helen Hou-Sandi";s:7:"attribs";a:0:{}s:8:"xml_base";s:0:"";s:17:"xml_base_explicit";b:0;s:8:"xml_lang";s:0:"";}}}s:40:"http://purl.org/rss/1.0/modules/content/";a:1:{s:7:"encoded";a:1:{i:0;a:5:{s:4:"data";s:2019:"&lt;p&gt;WordPress 4.7 Beta 4 is now available!&lt;/p&gt;\n&lt;p&gt;&lt;strong&gt;This software is still in development,&lt;/strong&gt; so we don’t recommend you run it on a production site. Consider setting up a test site just to play with the new version. To test WordPress 4.7, try the &lt;a href="https://wordpress.org/plugins/wordpress-beta-tester/"&gt;WordPress Beta Tester&lt;/a&gt; plugin (you’ll want “bleeding edge nightlies”). Or you can &lt;a href="https://wordpress.org/wordpress-4.7-beta4.zip"&gt;download the beta here&lt;/a&gt; (zip).&lt;/p&gt;\n&lt;p&gt;For more information on what’s new in 4.7, check out the &lt;a href="https://wordpress.org/news/2016/10/wordpress-4-7-beta-1/"&gt;Beta 1,&lt;/a&gt; &lt;a href="https://wordpress.org/news/2016/11/wordpress-4-7-beta-2/"&gt;Beta 2&lt;/a&gt;, and &lt;a href="https://wordpress.org/news/2016/11/wordpress-4-7-beta-3/"&gt;Beta 3&lt;/a&gt; blog posts, along with &lt;a href="https://make.wordpress.org/core/tag/4-7+dev-notes/"&gt;in-depth developer guides on make/core&lt;/a&gt;. We’ve made &lt;a href="https://core.trac.wordpress.org/log/trunk/src?action=stop_on_copy&amp;amp;mode=stop_on_copy&amp;amp;rev=39262&amp;amp;stop_rev=39201&amp;amp;limit=200&amp;amp;verbose=on&amp;amp;sfp_email=&amp;amp;sfph_mail="&gt;about 60 changes&lt;/a&gt; in the last few days for beta 4, including tweaks to Twenty Seventeen, custom CSS, and the REST API content endpoints.&lt;/p&gt;\n&lt;p&gt;Do you speak a language other than English? &lt;a href="https://translate.wordpress.org/projects/wp/dev"&gt;Help us translate WordPress into more than 100 languages!&lt;/a&gt;&lt;/p&gt;\n&lt;p&gt;&lt;strong&gt;If you think you’ve found a bug&lt;/strong&gt;, you can post to the &lt;a href="https://wordpress.org/support/forum/alphabeta"&gt;Alpha/Beta area&lt;/a&gt; in the support forums. We’d love to hear from you! If you’re comfortable writing a reproducible bug report, &lt;a href="https://make.wordpress.org/core/reports/"&gt;file one on WordPress Trac&lt;/a&gt;, where you can also find &lt;a href="https://core.trac.wordpress.org/tickets/major"&gt;a list of known bugs&lt;/a&gt;.&lt;/p&gt;\n&lt;p&gt;&lt;em&gt;We are almost there&lt;br /&gt;\nPlease test your plugins and themes&lt;br /&gt;\nRC coming soon&lt;br /&gt;\n&lt;/em&gt;&lt;/p&gt;\n";s:7:"attribs";a:0:{}s:8:"xml_base";s:0:"";s:17:"xml_base_explicit";b:0;s:8:"xml_lang";s:0:"";}}}s:30:"com-wordpress:feed-additions:1";a:1:{s:7:"post-id";a:1:{i:0;a:5:{s:4:"data";s:4:"4576";s:7:"attribs";a:0:{}s:8:"xml_base";s:0:"";s:17:"xml_base_explicit";b:0;s:8:"xml_lang";s:0:"";}}}}}i:8;a:6:{s:4:"data";s:33:"\n<text:tab/><text:tab/>\n<text:tab/><text:tab/>\n<text:tab/><text:tab/>\n<text:tab/><text:tab/>\n<text:tab/><text:tab/><text:tab/><text:tab/>\n\n<text:tab/><text:tab/>\n<text:tab/><text:tab/>\n<text:tab/><text:tab/><text:tab/><text:tab/>\n<text:tab/><text:tab/><text:tab/>";s:7:"attribs";a:0:{}s:8:"xml_base";s:0:"";s:17:"xml_base_explicit";b:0;s:8:"xml_lang";s:0:"";s:5:"child";a:4:{s:0:"";a:6:{s:5:"title";a:1:{i:0;a:5:{s:4:"data";s:34:"WordCamp US 2017-2018 in Nashville";s:7:"attribs";a:0:{}s:8:"xml_base";s:0:"";s:17:"xml_base_explicit";b:0;s:8:"xml_lang";s:0:"";}}s:4:"link";a:1:{i:0;a:5:{s:4:"data";s:70:"https://wordpress.org/news/2016/11/wordcamp-us-2017-2018-in-nashville/";s:7:"attribs";a:0:{}s:8:"xml_base";s:0:"";s:17:"xml_base_explicit";b:0;s:8:"xml_lang";s:0:"";}}s:7:"pubDate";a:1:{i:0;a:5:{s:4:"data";s:31:"Tue, 15 Nov 2016 23:24:17 +0000";s:7:"attribs";a:0:{}s:8:"xml_base";s:0:"";s:17:"xml_base_explicit";b:0;s:8:"xml_lang";s:0:"";}}s:8:"category";a:1:{i:0;a:5:{s:4:"data";s:8:"WordCamp";s:7:"attribs";a:0:{}s:8:"xml_base";s:0:"";s:17:"xml_base_explicit";b:0;s:8:"xml_lang";s:0:"";}}s:4:"guid";a:1:{i:0;a:5:{s:4:"data";s:34:"https://wordpress.org/news/?p=4571";s:7:"attribs";a:1:{s:0:"";a:1:{s:11:"isPermaLink";s:5:"false";}}s:8:"xml_base";s:0:"";s:17:"xml_base_explicit";b:0;s:8:"xml_lang";s:0:"";}}s:11:"description";a:1:{i:0;a:5:{s:4:"data";s:330:"The title says it all. We had some great <text:soft-page-break/>applications for cities to host WordCamp US after we finish up in Philadelphia this year, and the city chosen for 2017-2018 is Nashville, Tennessee. Based on the other great applications we got I&amp;#8217;m also excited about the pipeline of communities that could host it in future [&amp;#8230;]";s:7:"attribs";a:0:{}s:8:"xml_base";s:0:"";s:17:"xml_base_explicit";b:0;s:8:"xml_lang";s:0:"";}}}s:32:"http://purl.org/dc/elements/1.1/";a:1:{s:7:"creator";a:1:{i:0;a:5:{s:4:"data";s:14:"Matt Mullenweg";s:7:"attribs";a:0:{}s:8:"xml_base";s:0:"";s:17:"xml_base_explicit";b:0;s:8:"xml_lang";s:0:"";}}}s:40:"http://purl.org/rss/1.0/modules/content/";a:1:{s:7:"encoded";a:1:{i:0;a:5:{s:4:"data";s:1022:"&lt;p&gt;&lt;img class="aligncenter" src="https://i0.wp.com/wpdotorg.files.wordpress.com/2008/07/27492741871_c6fcebcad3_k-e1479248587522.jpg?resize=632%2C253&amp;#038;ssl=1" data-recalc-dims="1" /&gt;&lt;/p&gt;\n&lt;p&gt;The title says it all. We had some great applications for cities to host &lt;a href="http://us.wordcamp.org/"&gt;WordCamp US&lt;/a&gt; after we finish up in Philadelphia this year, and the city chosen for 2017-2018 is &lt;strong&gt;Nashville, Tennessee&lt;/strong&gt;.&lt;/p&gt;\n&lt;p&gt;Based on the other great applications we got I&amp;#8217;m also excited about the pipeline of communities that could host it in future years as WordCamp US travels across the United States and gives us an opportunity to learn and love a new city, as we have with Philadelphia.&lt;/p&gt;\n&lt;p&gt;By the way, if you haven&amp;#8217;t yet, now is a great time to &lt;a href="https://wordpressdotorg.polldaddy.com/s/wordpress-2016-survey"&gt;take the Annual WordPress Survey&lt;/a&gt; and ask your friends to as well.&lt;/p&gt;\n&lt;p&gt;&lt;a href="https://www.flickr.com/photos/143951935@N07/27492741871"&gt;Photo Credit&lt;/a&gt;.&lt;/p&gt;\n";s:7:"attribs";a:0:{}s:8:"xml_base";s:0:"";s:17:"xml_base_explicit";b:0;s:8:"xml_lang";s:0:"";}}}s:30:"com-wordpress:feed-additions:1";a:1:{s:7:"post-id";a:1:{i:0;a:5:{s:4:"data";s:4:"4571";s:7:"attribs";a:0:{}s:8:"xml_base";s:0:"";s:17:"xml_base_explicit";b:0;s:8:"xml_lang";s:0:"";}}}}}i:9;a:6:{s:4:"data";s:39:"\n<text:tab/><text:tab/>\n<text:tab/><text:tab/>\n<text:tab/><text:tab/>\n<text:tab/><text:tab/>\n<text:tab/><text:tab/><text:tab/><text:tab/>\n<text:tab/><text:tab/>\n<text:tab/><text:tab/>\n\n<text:tab/><text:tab/>\n<text:tab/><text:tab/>\n<text:tab/><text:tab/><text:tab/><text:tab/>\n<text:tab/><text:tab/><text:tab/>";s:7:"attribs";a:0:{}s:8:"xml_base";s:0:"";s:17:"xml_base_explicit";b:0;s:8:"xml_lang";s:0:"";s:5:"child";a:4:{s:0:"";a:6:{s:5:"title";a:1:{i:0;a:5:{s:4:"data";s:20:"WordPress 4.7 Beta 3";s:7:"attribs";a:0:{}s:8:"xml_base";s:0:"";s:17:"xml_base_explicit";b:0;s:8:"xml_lang";s:0:"";}}s:4:"link";a:1:{i:0;a:5:{s:4:"data";s:56:"https://wordpress.org/news/2016/11/wordpress-4-7-beta-3/";s:7:"attribs";a:0:{}s:8:"xml_base";s:0:"";s:17:"xml_base_explicit";b:0;s:8:"xml_lang";s:0:"";}}s:7:"pubDate";a:1:{i:0;a:5:{s:4:"data";s:31:"Fri, 11 Nov 2016 03:30:52 +0000";s:7:"attribs";a:0:{}s:8:"xml_base";s:0:"";s:17:"xml_base_explicit";b:0;s:8:"xml_lang";s:0:"";}}s:8:"category";a:3:{i:0;a:5:{s:4:"data";s:11:"Development";s:7:"attribs";a:0:{}s:8:"xml_base";s:0:"";s:17:"xml_base_explicit";b:0;s:8:"xml_lang";s:0:"";}i:1;a:5:{s:4:"data";s:8:"Releases";s:7:"attribs";a:0:{}s:8:"xml_base";s:0:"";s:17:"xml_base_explicit";b:0;s:8:"xml_lang";s:0:"";}i:2;a:5:{s:4:"data";s:3:"4.7";s:7:"attribs";a:0:{}s:8:"xml_base";s:0:"";s:17:"xml_base_explicit";b:0;s:8:"xml_lang";s:0:"";}}s:4:"guid";a:1:{i:0;a:5:{s:4:"data";s:34:"https://wordpress.org/news/?p=4566";s:7:"attribs";a:1:{s:0:"";a:1:{s:11:"isPermaLink";s:5:"false";}}s:8:"xml_base";s:0:"";s:17:"xml_base_explicit";b:0;s:8:"xml_lang";s:0:"";}}s:11:"description";a:1:{i:0;a:5:{s:4:"data";s:329:"WordPress 4.7 Beta 3 is now available! This software is still in development, so we don’t recommend you run it on a production site. Consider setting up a test site just to play with the new version. To test WordPress 4.7, try the WordPress Beta Tester plugin (you’ll want “bleeding edge nightlies”). Or you can [&amp;#8230;]";s:7:"attribs";a:0:{}s:8:"xml_base";s:0:"";s:17:"xml_base_explicit";b:0;s:8:"xml_lang";s:0:"";}}}s:32:"http://purl.org/dc/elements/1.1/";a:1:{s:7:"creator";a:1:{i:0;a:5:{s:4:"data";s:15:"Helen Hou-<text:soft-page-break/>Sandi";s:7:"attribs";a:0:{}s:8:"xml_base";s:0:"";s:17:"xml_base_explicit";b:0;s:8:"xml_lang";s:0:"";}}}s:40:"http://purl.org/rss/1.0/modules/content/";a:1:{s:7:"encoded";a:1:{i:0;a:5:{s:4:"data";s:3120:"&lt;p&gt;WordPress 4.7 Beta 3 is now available!&lt;/p&gt;\n&lt;p&gt;&lt;strong&gt;This software is still in development,&lt;/strong&gt; so we don’t recommend you run it on a production site. Consider setting up a test site just to play with the new version. To test WordPress 4.7, try the &lt;a href="https://wordpress.org/plugins/wordpress-beta-tester/"&gt;WordPress Beta Tester&lt;/a&gt; plugin (you’ll</text:p>
      <text:p text:style-name="P1"><text:s/>want “bleeding edge nightlies”). Or you can &lt;a href="https://wordpress.org/wordpress-4.7-beta3.zip"&gt;download the beta here&lt;/a&gt; (zip).&lt;/p&gt;\n&lt;p&gt;For more information on what’s new in 4.7, check out the &lt;a href="https://wordpress.org/news/2016/10/wordpress-4-7-beta-1/"&gt;Beta 1&lt;/a&gt; and &lt;a href="https://wordpress.org/news/2016/11/wordpress-4-7-beta-2/"&gt;Beta 2&lt;/a&gt; blog posts, along with &lt;a href="https://make.wordpress.org/core/tag/4-7+dev-notes/"&gt;in-depth field guides on make/core&lt;/a&gt;. Some of the changes in Beta 3 include:&lt;/p&gt;\n&lt;ul&gt;\n&lt;li&gt;&lt;strong&gt;REST API:&lt;/strong&gt; The &lt;code&gt;unfiltered_html&lt;/code&gt; capability is now respected and &lt;code&gt;rest_base&lt;/code&gt; has been added to response objects of &lt;code&gt;wp/v2/taxonomies&lt;/code&gt; and &lt;code&gt;wp/v2/types&lt;/code&gt;, while &lt;code&gt;get_allowed_query_vars()&lt;/code&gt; and the &lt;code&gt;rest_get_post&lt;/code&gt; filter have been removed.&lt;/li&gt;\n&lt;li&gt;&lt;strong&gt;Roles/Capabilities:&lt;/strong&gt; Added meta-caps for comment, term, and user meta, which are currently only used in the REST API.&lt;/li&gt;\n&lt;li&gt;&lt;strong&gt;I18N:&lt;/strong&gt; Added the ability to change user&amp;#8217;s locale back to site&amp;#8217;s locale. (&lt;a href="https://core.trac.wordpress.org/ticket/38632"&gt;#38632&lt;/a&gt;)&lt;/li&gt;\n&lt;li&gt;&lt;strong&gt;Custom CSS:&lt;/strong&gt; Renamed the &lt;code&gt;unfiltered_css&lt;/code&gt; meta capability to &lt;code&gt;edit_css&lt;/code&gt; and added revisions support to the &lt;code&gt;custom_css&lt;/code&gt; post type.&lt;/li&gt;\n&lt;li&gt;&lt;strong&gt;Edit shortcuts:&lt;/strong&gt; Theme authors should take a look at &lt;a href="https://make.wordpress.org/core/2016/11/10/visible-edit-shortcuts-in-the-customizer-preview/"&gt;the developer guide to the customizer preview&amp;#8217;s visible edit shortcuts&lt;/a&gt; and update their themes to take advantage of them if not already implementing selective refresh.&lt;/li&gt;\n&lt;li&gt;&lt;strong&gt;Various bug fixes:&lt;/strong&gt; We’ve made &lt;a href="https://core.trac.wordpress.org/log/trunk/src?action=stop_on_copy&amp;amp;mode=stop_on_copy&amp;amp;rev=39200&amp;amp;stop_rev=39143&amp;amp;limit=200&amp;amp;verbose=on&amp;amp;sfp_email=&amp;amp;sfph_mail="&gt;over 50 changes&lt;/a&gt; in the last week.&lt;/li&gt;\n&lt;/ul&gt;\n&lt;p&gt;Do you speak a language other than English? &lt;a href="https://translate.wordpress.org/projects/wp/dev"&gt;Help us translate WordPress into more than 100 languages!&lt;/a&gt;&lt;/p&gt;\n&lt;p&gt;&lt;strong&gt;If you think you’ve found a bug&lt;/strong&gt;, you can post to the &lt;a href="https://wordpress.org/support/forum/alphabeta"&gt;Alpha/Beta area&lt;/a&gt; in the support forums. We’d love to hear from you! If you’re comfortable writing a reproducible bug report, &lt;a href="https://make.wordpress.org/core/reports/"&gt;file one on WordPress Trac&lt;/a&gt;, where you can also find &lt;a href="https://core.trac.wordpress.org/tickets/major"&gt;a list of known bugs&lt;/a&gt;.&lt;/p&gt;\n&lt;p&gt;&lt;em&gt;Building the future&lt;/em&gt;&lt;br /&gt;\n&lt;em&gt;A global community&lt;/em&gt;&lt;br /&gt;\n&lt;em&gt;Stronger together&lt;/em&gt;&lt;/p&gt;\n";s:7:"attribs";a:0:{}s:8:"xml_base";s:0:"";s:17:"xml_base_explicit";b:0;s:8:"xml_lang";s:0:"";}}}s:30:"com-wordpress:feed-additions:1";a:1:{s:7:"post-id";a:1:{i:0;a:5:{s:4:"data";s:4:"4566";s:7:"attribs";a:0:{}s:8:"xml_base";s:0:"";s:17:"xml_base_explicit";b:0;s:8:"xml_lang";s:0:"";}}}}}}}s:27:"http://www.w3.org/2005/Atom";a:1:{s:4:"link";a:1:{i:0;a:5:{s:4:"data";s:0:"";s:7:"attribs";a:1:{s:0:"";a:3:{s:4:"href";s:32:"https://wordpress.org/news/feed/";s:3:"rel";s:4:"self";s:4:"type";s:19:"application/rss+xml";}}s:8:"xml_base";s:0:"";s:17:"xml_base_explicit";b:0;s:8:"xml_lang";s:0:"";}}}s:44:"http://purl.org/rss/1.0/modules/syndication/";a:2:{s:12:"updatePeriod";a:1:{i:0;a:5:{s:4:"data";s:6:"hourly";s:7:"attribs";a:0:{}s:8:"xml_base";s:0:"";s:17:"xml_base_explicit";b:0;s:8:"xml_lang";s:0:"";}}s:15:"updateFrequency";a:1:{i:0;a:5:{s:4:"data";s:1:"1";s:7:"attribs";a:0:{}s:8:"xml_base";s:0:"";s:17:"xml_base_explicit";b:0;s:8:"xml_lang";s:0:"";}}}s:30:"com-wordpress:feed-additions:1";a:1:{s:4:"site";a:1:{i:0;a:5:{s:4:"data";s:8:"14607090";s:7:"attribs";a:0:<text:soft-page-break/>{}s:8:"xml_base";s:0:"";s:17:"xml_base_explicit";b:0;s:8:"xml_lang";s:0:"";}}}}}}}}}}}}s:4:"type";i:128;s:7:"headers";O:42:"Requests_Utility_CaseInsensitiveDictionary":1:{s:7:"\0*\0data";a:9:{s:6:"server";s:5:"nginx";s:4:"date";s:29:"Wed, 03 May 2017 08:32:44 GMT";s:12:"content-type";s:34:"application/rss+xml; charset=UTF-8";s:25:"strict-transport-security";s:11:"max-age=360";s:6:"x-olaf";s:3:"⛄";s:13:"last-modified";s:29:"Thu, 20 Apr 2017 17:54:32 GMT";s:4:"link";s:63:"&lt;https://wordpress.org/news/wp-json/&gt;; rel="https://api.w.org/"";s:15:"x-frame-options";s:10:"SAMEORIGIN";s:4:"x-nc";s:11:"HIT lax 250";}}s:5:"build";s:14:"20130911020210";}', 'no');</text:p>
      <text:p text:style-name="P1">INSERT INTO `wp_options` (`option_id`, `option_name`, `option_value`, `autoload`) VALUES</text:p>
      <text:p text:style-name="P1">(288, '_transient_timeout_feed_mod_ac0b00fe65abe10e0c5b588f3ed8c7ca', '1493843566', 'no'),</text:p>
      <text:p text:style-name="P1">(289, '_transient_feed_mod_ac0b00fe65abe10e0c5b588f3ed8c7ca', '1493800366', 'no'),</text:p>
      <text:p text:style-name="P1">(290, '_transient_timeout_feed_d117b5738fbd35bd8c0391cda1f2b5d9', '1493843567', 'no');</text:p>
      <text:p text:style-name="P1">INSERT INTO `wp_options` (`option_id`, `option_name`, `option_value`, `autoload`) VALUES</text:p>
      <text:p text:style-name="P1">(291, '_transient_feed_d117b5738fbd35bd8c0391cda1f2b5d9', 'a:4:{s:5:"child";a:1:{s:0:"";a:1:{s:3:"rss";a:1:{i:0;a:6:{s:4:"data";s:3:"\n\n\n";s:7:"attribs";a:1:{s:0:"";a:1:{s:7:"version";s:3:"2.0";}}s:8:"xml_base";s:0:"";s:17:"xml_base_explicit";b:0;s:8:"xml_lang";s:0:"";s:5:"child";a:1:{s:0:"";a:1:{s:7:"channel";a:1:{i:0;a:6:{s:4:"data";s:61:"\n<text:tab/>\n<text:tab/>\n<text:tab/>\n<text:tab/>\n\n\n\n\n\n\n\n\n\n\n\n\n\n\n\n\n\n\n\n\n\n\n\n\n\n\n\n\n\n\n\n\n\n\n\n\n\n\n\n\n\n\n\n\n\n\n\n\n\n\n\n\n";s:7:"attribs";a:0:{}s:8:"xml_base";s:0:"";s:17:"xml_base_explicit";b:0;s:8:"xml_lang";s:0:"";s:5:"child";a:1:{s:0:"";a:5:{s:5:"title";a:1:{i:0;a:5:{s:4:"data";s:16:"WordPress Planet";s:7:"attribs";a:0:{}s:8:"xml_base";s:0:"";s:17:"xml_base_explicit";b:0;s:8:"xml_lang";s:0:"";}}s:4:"link";a:1:{i:0;a:5:{s:4:"data";s:28:"http://planet.wordpress.org/";s:7:"attribs";a:0:{}s:8:"xml_base";s:0:"";s:17:"xml_base_explicit";b:0;s:8:"xml_lang";s:0:"";}}s:8:"language";a:1:{i:0;a:5:{s:4:"data";s:2:"en";s:7:"attribs";a:0:{}s:8:"xml_base";s:0:"";s:17:"xml_base_explicit";b:0;s:8:"xml_lang";s:0:"";}}s:11:"description";a:1:{i:0;a:5:{s:4:"data";s:47:"WordPress Planet - http://planet.wordpress.org/";s:7:"attribs";a:0:{}s:8:"xml_base";s:0:"";s:17:"xml_base_explicit";b:0;s:8:"xml_lang";s:0:"";}}s:4:"item";a:50:{i:0;a:6:{s:4:"data";s:13:"\n<text:tab/>\n<text:tab/>\n<text:tab/>\n<text:tab/>\n<text:tab/>\n<text:tab/>\n";s:7:"attribs";a:0:{}s:8:"xml_base";s:0:"";s:17:"xml_base_explicit";b:0;s:8:"xml_lang";s:0:"";s:5:"child";a:2:{s:0:"";a:5:{s:5:"title";a:1:{i:0;a:5:{s:4:"data";s:84:"WPTavern: Seattle to Host WooConf 2017 in October, Conference to Focus on Developers";s:7:"attribs";a:0:{}s:8:"xml_base";s:0:"";s:17:"xml_base_explicit";b:0;s:8:"xml_lang";s:0:"";}}s:4:"guid";a:1:{i:0;a:5:{s:4:"data";s:29:"https://wptavern.com/?p=69514";s:7:"attribs";a:0:{}s:8:"xml_base";s:0:"";s:17:"xml_base_explicit";b:0;s:8:"xml_lang";s:0:"";}}s:4:"link";a:1:{i:0;a:5:{s:4:"data";s:94:"https://wptavern.com/seattle-to-host-wooconf-2017-in-october-conference-to-focus-on-developers";s:7:"attribs";a:0:{}s:8:"xml_base";s:0:"";s:17:"xml_base_explicit";b:0;s:8:"xml_lang";s:0:"";}}s:11:"description";a:1:{i:0;a:5:{s:4:"data";s:4507:"&lt;p&gt;&lt;a href="https://i1.wp.com/wptavern.com/wp-content/uploads/2017/05/wooconf.png?ssl=1"&gt;&lt;img /&gt;&lt;/a&gt;&lt;/p&gt;\n&lt;p&gt;&lt;a href="https://wooconf.com" target="_blank"&gt;WooConf&lt;/a&gt;, the official WooCommerce developer&amp;#8217;s conference, is returning for its third edition October 19-20, 2017. In line with previous years&amp;#8217; events that were hosted in major U.S. tech hubs (San Francisco and Austin), WooConf 2017 will be held in Seattle. The organizing team, which is made up of almost a dozen people from around the world of WooCommerce, is planning for 500 attendees.&lt;/p&gt;\n&lt;p&gt;WooCommerce downloads have doubled from 12 million in 2016 to 24 million today. The plugin is active on more than 3 million websites and has a strong third-party plugin and theme ecosystem contributing to its growth.&lt;/p&gt;\n&lt;p&gt;This year&amp;#8217;s speaker lineup will feature more than 30 sessions aimed at developers, along with hands-on workshops. Organizers announced the event with a note that this edition of WooConf will cater specifically to developers:&lt;/p&gt;\n&lt;blockquote&gt;&lt;p&gt;Anyone who runs their business with WooCommerce will enjoy WooConf. However, we’re building out this year’s speaker list and workshops to appeal mainly to <text:soft-page-break/>freelancers, agencies, WooExperts, and other developers working with WooCommerce on a daily basis.&lt;/p&gt;\n&lt;p&gt;This includes anyone writing code, designing websites, or working with clients as a project manager or business owner. It also includes those of you who design, customize, and write code for your own store (or lend your services to a friend now and then).&lt;/p&gt;&lt;/blockquote&gt;\n&lt;p&gt;Last year&amp;#8217;s conference in Austin included content for both store owners and developers, and attendees were a mixture of experts and casual WooCommerce fans. The organizing team decided that the event could benefit from a more narrow focus.&lt;/p&gt;\n&lt;p&gt;&amp;#8220;Basically, we realized that we need to focus on either developers or store owners,&amp;#8221; WooConf co-organizer Patrick Rauland said. &amp;#8220;The content at last year&amp;#8217;s WooConf was great. But you can&amp;#8217;t have two priorities.&lt;/p&gt;\n&lt;p&gt;&amp;#8220;We want to have a conference that&amp;#8217;s remarkable, meaning people talk about it. There are a lot of great WordPress events and a lot of great e-commerce events. We want people to talk about WooConf in both of those circles. And by focusing on one target we hope to achieve that.&amp;#8221;&lt;/p&gt;\n&lt;p&gt;Speaker submissions are already open and the suggested topics reflect this year&amp;#8217;s developer focus:&lt;/p&gt;\n&lt;ul&gt;\n&lt;li&gt;Running an Agency / Client Relations – Scoping projects, fostering repeat business, keeping projects on track, finding and hiring developers, productizing client functionality and so on.&lt;/li&gt;\n&lt;li&gt;Extending WooCommerce – Using the REST API, JavaScript frameworks (React &amp;#038; Backbone), case studies on customization, tips and tricks for customizing specific parts of WooCommerce (emails, checkout flow, product pages and so on) and accessibility.&lt;/li&gt;\n&lt;li&gt;Scaling – Anything from server-side, backend, frontend or case studies&lt;/li&gt;\n&lt;li&gt;eCommerce Fundamentals – Creating a cohesive experience (between multiple sites, apps, mobile sites, Amazon, etc), personalization, conversion rate optimization&lt;/li&gt;\n&lt;/ul&gt;\n&lt;p&gt;&lt;a href="https://wooconf.com/product/early-bird-ticket/" target="_blank"&gt;Early bird tickets&lt;/a&gt; for WooConf are on sale for $499 until July 1 when the price will go up $200.&lt;/p&gt;\n&lt;p&gt;Organizers will also be hosting the Golden Ticket competition this year, which offers prospective attendees the chance to win an all-expenses-paid trip to the event in Seattle, including travel, accommodation, and admission to the conference. Developers who want to be considered are asked to create a video showing how they use WooCommerce and post it to Instagram. The call for submissions will kick off later this month and the competition has historically been fairly stiff. In 2014, &lt;a href="https://woocommerce.com/2014/08/case-study-o-v-e-r-clothing/" target="_blank"&gt;Sinisa from OVER Clothing&lt;/a&gt; won out over 2,000 other entrants.&lt;/p&gt;\n&lt;p&gt;WooConf 2017 will take place at &lt;a href="https://www.bellharbor.com/" target="_blank"&gt;Bell Harbor International Conference Center&lt;/a&gt;, within walking distance of Pike Place Market, the Space Needle, and many hotels. For the thousands of WooCommerce developers and enthusiasts around the world who are not able to attend, a live streaming option will be available and recorded talks will be published after the event.&lt;/p&gt;\n&lt;div id="epoch-width-sniffer"&gt;&lt;/div&gt;";s:7:"attribs";a:0:{}s:8:"xml_base";s:0:"";s:17:"xml_base_explicit";b:0;s:8:"xml_lang";s:0:"";}}s:7:"pubDate";a:1:{i:0;a:5:{s:4:"data";s:31:"Wed, 03 May 2017 02:36:12 +0000";s:7:"attribs";a:0:{}s:8:"xml_base";s:0:"";s:17:"xml_base_explicit";b:0;s:8:"xml_lang";s:0:"";}}}s:32:"http://purl.org/dc/elements/1.1/";a:1:{s:7:"creator";a:1:{i:0;a:5:{s:4:"data";s:13:"Sarah Gooding";s:7:"attribs";a:0:{}s:8:"xml_base";s:0:"";s:17:"xml_base_explicit";b:0;s:8:"xml_lang";s:0:"";}}}}}i:1;a:6:{s:4:"data";s:13:"\n<text:tab/>\n<text:tab/>\n<text:tab/>\n<text:tab/>\n<text:tab/>\n<text:tab/>\n";s:7:"attribs";a:0:{}s:8:"xml_base";s:0:"";s:17:"xml_base_explicit";b:0;s:8:"xml_lang";s:0:"";s:5:"child";a:2:{s:0:"";a:5:{s:5:"title";a:1:{i:0;a:5:{s:4:"data";s:53:"Akismet: Akismet WordPress Plugin 3.3.1 Now Available";s:7:"attribs";a:0:{}s:8:"xml_base";s:0:"";s:17:"xml_base_explicit";b:0;s:8:"xml_lang";s:0:"";}}s:4:"guid";a:1:{i:0;a:5:{s:4:"data";s:31:"http://blog.akismet.com/?p=1928";s:7:"attribs";a:0:{}s:8:"xml_base";s:0:"";s:17:"xml_base_explicit";b:0;s:8:"xml_lang";s:0:"";}}s:4:"link";a:1:{i:0;a:5:{s:4:"data";s:67:"https://blog.akismet.com/2017/05/02/akismet-wordpress-plugin-3-3-1/";s:7:"attribs";a:0:{}s:8:"xml_base";s:0:"";s:17:"xml_base_explicit";b:0;s:8:"xml_lang";s:0:"";}}s:11:"description";a:<text:soft-page-break/>1:{i:0;a:5:{s:4:"data";s:1383:"&lt;p&gt;Version 3.3.1 of &lt;a href="http://wordpress.org/plugins/akismet/"&gt;the Akismet plugin for WordPress&lt;/a&gt; is now available.&lt;/p&gt;\n&lt;p&gt;For a full list of the changes in this release, see the &lt;a href="https://plugins.trac.wordpress.org/log/akismet/trunk?action=stop_on_copy&amp;mode=stop_on_copy&amp;rev=1649900&amp;stop_rev=1604754+&amp;limit=100&amp;sfp_email=&amp;sfph_mail="&gt;revision log&lt;/a&gt;, but here are the highlights:&lt;/p&gt;\n&lt;ul&gt;\n&lt;li&gt;A couple of bugs that could cause PHP warnings in the error log have been fixed.&lt;/li&gt;\n&lt;li&gt;Performance has been improved by preventing some comments-specific code from running on pages without comments.&lt;/li&gt;\n&lt;li&gt;Both the &amp;#8220;Remove author URL&amp;#8221; and link preview features now work after a comment is Quick Edited in wp-admin.&lt;/li&gt;\n&lt;/ul&gt;\n&lt;p&gt;To upgrade, visit the Updates page of your WordPress dashboard and follow the instructions. If you need to download the plugin zip file directly, links to all versions are available in &lt;a href="http://wordpress.org/plugins/akismet/"&gt;the WordPress plugins directory&lt;/a&gt;.&lt;/p&gt;&lt;br /&gt; <text:s/>&lt;a rel="nofollow" href="http://feeds.wordpress.com/1.0/gocomments/akismet.wordpress.com/1928/"&gt;&lt;img alt="" border="0" src="http://feeds.wordpress.com/1.0/comments/akismet.wordpress.com/1928/" /&gt;&lt;/a&gt; &lt;img alt="" border="0" src="https://pixel.wp.com/b.gif?host=blog.akismet.com&amp;blog=116920&amp;post=1928&amp;subd=akismet&amp;ref=&amp;feed=1" width="1" height="1" /&gt;";s:7:"attribs";a:0:{}s:8:"xml_base";s:0:"";s:17:"xml_base_explicit";b:0;s:8:"xml_lang";s:0:"";}}s:7:"pubDate";a:1:{i:0;a:5:{s:4:"data";s:31:"Tue, 02 May 2017 19:15:34 +0000";s:7:"attribs";a:0:{}s:8:"xml_base";s:0:"";s:17:"xml_base_explicit";b:0;s:8:"xml_lang";s:0:"";}}}s:32:"http://purl.org/dc/elements/1.1/";a:1:{s:7:"creator";a:1:{i:0;a:5:{s:4:"data";s:17:"Christopher Finke";s:7:"attribs";a:0:{}s:8:"xml_base";s:0:"";s:17:"xml_base_explicit";b:0;s:8:"xml_lang";s:0:"";}}}}}i:2;a:6:{s:4:"data";s:13:"\n<text:tab/>\n<text:tab/>\n<text:tab/>\n<text:tab/>\n<text:tab/>\n<text:tab/>\n";s:7:"attribs";a:0:{}s:8:"xml_base";s:0:"";s:17:"xml_base_explicit";b:0;s:8:"xml_lang";s:0:"";s:5:"child";a:2:{s:0:"";a:5:{s:5:"title";a:1:{i:0;a:5:{s:4:"data";s:39:"Matt:</text:p>
      <text:p text:style-name="P1"><text:s/>Longreads and Original Journalism";s:7:"attribs";a:0:{}s:8:"xml_base";s:0:"";s:17:"xml_base_explicit";b:0;s:8:"xml_lang";s:0:"";}}s:4:"guid";a:1:{i:0;a:5:{s:4:"data";s:22:"https://ma.tt/?p=47299";s:7:"attribs";a:0:{}s:8:"xml_base";s:0:"";s:17:"xml_base_explicit";b:0;s:8:"xml_lang";s:0:"";}}s:4:"link";a:1:{i:0;a:5:{s:4:"data";s:56:"https://ma.tt/2017/05/longreads-and-original-journalism/";s:7:"attribs";a:0:{}s:8:"xml_base";s:0:"";s:17:"xml_base_explicit";b:0;s:8:"xml_lang";s:0:"";}}s:11:"description";a:1:{i:0;a:5:{s:4:"data";s:809:"&lt;p class="simple-headline"&gt;&lt;a href="http://www.niemanlab.org/2017/05/amid-the-wreckage-of-fallen-startups-longreads-is-increasing-the-original-reporting-it-funds/"&gt;Amid the wreckage of fallen startups, Longreads is increasing the original reporting it funds&lt;/a&gt;:&lt;/p&gt;\n&lt;blockquote&gt;\n&lt;p class="simple-headline"&gt;Longreads has raised about $250,000 from “thousands of members” since it added memberships in 2012. The suggested monthly amount is now $5 a month or $50 a year, though readers can choose to donate any amount, and Armstrong said that the company’s gotten some thousand-dollar donations. All of that money now goes to pay authors, and WordPress.com matches every $1 from a reader with an additional $3, which clearly makes it a lot easier for Longreads to do what it wants to do.&lt;/p&gt;\n&lt;/blockquote&gt;";s:7:"attribs";a:0:{}s:8:"xml_base";s:0:"";s:17:"xml_base_explicit";b:0;s:8:"xml_lang";s:0:"";}}s:7:"pubDate";a:1:{i:0;a:5:{s:4:"data";s:31:"Tue, 02 May 2017 04:52:32 +0000";s:7:"attribs";a:0:{}s:8:"xml_base";s:0:"";s:17:"xml_base_explicit";b:0;s:8:"xml_lang";s:0:"";}}}s:32:"http://purl.org/dc/elements/1.1/";a:1:{s:7:"creator";a:1:{i:0;a:5:{s:4:"data";s:4:"Matt";s:7:"attribs";a:0:{}s:8:"xml_base";s:0:"";s:17:"xml_base_explicit";b:0;s:8:"xml_lang";s:0:"";}}}}}i:3;a:6:{s:4:"data";s:13:"\n<text:tab/>\n<text:tab/>\n<text:tab/>\n<text:tab/>\n<text:tab/>\n<text:tab/>\n";s:7:"attribs";a:0:{}s:8:"xml_base";s:0:"";s:17:"xml_base_explicit";b:0;s:8:"xml_lang";s:0:"";s:5:"child";a:2:<text:soft-page-break/>{s:0:"";a:5:{s:5:"title";a:1:{i:0;a:5:{s:4:"data";s:80:"WPTavern: WP Elevation is Focusing All Content on Mental Health for Month of May";s:7:"attribs";a:0:{}s:8:"xml_base";s:0:"";s:17:"xml_base_explicit";b:0;s:8:"xml_lang";s:0:"";}}s:4:"guid";a:1:{i:0;a:5:{s:4:"data";s:29:"https://wptavern.com/?p=69499";s:7:"attribs";a:0:{}s:8:"xml_base";s:0:"";s:17:"xml_base_explicit";b:0;s:8:"xml_lang";s:0:"";}}s:4:"link";a:1:{i:0;a:5:{s:4:"data";s:91:"https://wptavern.com/wp-elevation-is-focusing-all-content-on-mental-health-for-month-of-may";s:7:"attribs";a:0:{}s:8:"xml_base";s:0:"";s:17:"xml_base_explicit";b:0;s:8:"xml_lang";s:0:"";}}s:11:"description";a:1:{i:0;a:5:{s:4:"data";s:4356:"&lt;a href="https://i2.wp.com/wptavern.com/wp-content/uploads/2017/05/tea.jpg?ssl=1"&gt;&lt;img /&gt;&lt;/a&gt;photo credit: &lt;a href="https://stocksnap.io/photo/04E3HNGAKH"&gt;Jorge Garcia&lt;/a&gt;\n&lt;p&gt;May is &lt;a href="https://en.wikipedia.org/wiki/Mental_Health_Awareness_Month" target="_blank"&gt;Mental Health Awareness Month&lt;/a&gt; in the US, dedicated to educating people about mental health and illnesses since 1949. WP Elevation is joining the observance this year with a special emphasis on freelancers and the tech industry. The company, which provides education for WordPress consultants, will be &lt;a href="http://www.wpelevation.com/wp-elevation-mental-health-month/" target="_blank"&gt;focusing all of its content on mental health topics&lt;/a&gt;, including blogs, podcasts, newsletters, and livestreams.&lt;/p&gt;\n&lt;p&gt;The WP Elevation podcast will feature interviews with mental health experts on Thursdays throughout May:&lt;/p&gt;\n&lt;ul&gt;\n&lt;li&gt;May 4: Ed Finkler from &lt;a href="https://osmihelp.org/" target="_blank"&gt;Open Sourcing Mental Illness&lt;/a&gt;, interviewed by Gin McInneny&lt;/li&gt;\n&lt;li&gt;May 11: Cory Miller from &lt;a href="https://ithemes.com/" target="_blank"&gt;iThemes&lt;/a&gt;, interviewed by Kristina Romero&lt;/li&gt;\n&lt;li&gt;May 18: Andrew Pearce from &lt;a href="https://www.facebook.com/AnxietyTaskforce/" target="_blank"&gt;Anxiety Free Living&lt;/a&gt;, interviewed by Cath Hughes&lt;/li&gt;\n&lt;li&gt;May 25: Amy Felman – Psychologist and Podcast Presenter of &lt;a href="http://weallwearitdifferently.com/" target="_blank"&gt;We All Wear it Differently&lt;/a&gt;, interviewed by Mike Killen&lt;/li&gt;\n&lt;/ul&gt;\n&lt;p&gt;WP Elevation founder Troy Dean said various employees at the company have been affected by mental health issues and are often conscious of how digital life can keep people separated from each other.&lt;/p&gt;\n&lt;p&gt;&amp;#8220;I have experienced anxiety and depression in the past &amp;#8211; to the point where I couldn’t get out of bed some days,&amp;#8221; Dean said. &amp;#8220;I work very hard to manage my mental health these days through exercise, family life, and hobbies, as well as working hard in business which I find fulfilling. We will be sharing some of our personal stories on our blog during May.&amp;#8221;&lt;/p&gt;\n&lt;p&gt;Focusing on mental health topics is a drastic change from WP Elevation&amp;#8217;s normal business topics, but Dean said he hasn&amp;#8217;t even thought about how it might affect the company&amp;#8217;s revenue.&lt;/p&gt;\n&lt;p&gt;&amp;#8220;We all believe that mental health issues are still weighed down with a certain stigma and we want to encourage people to be more open in having these conversations,&amp;#8221; Dean said. &amp;#8220;I actually don’t care whether it affects my revenue or not. Without good mental health, revenue is meaningless.&amp;#8221;&lt;/p&gt;\n&lt;p&gt;Working within the WordPress community comes with its own set of unique mental health risks, as many people have their lives deeply embedded in online work. Those who work remotely or by themselves have a greater likelihood of feeling isolated and cut off from others.&lt;/p&gt;\n&lt;p&gt;&amp;#8220;The digital life can keep us isolated for periods of time as we toil away on our projects in front of our computers,&amp;#8221; Dean said. &amp;#8220;I’ve met a lot of WordPress users over the years at WordCamps who have confided in me that the events are so important because they get to connect with their tribe. I think there is also a risk of online bullying that can make people feel inadequate or ostracized.&amp;#8221;&lt;/p&gt;\n&lt;p&gt;WP Elevation will be supporting &lt;a href="https://osmihelp.org/" target="_blank"&gt;Open Sourcing Mental Illness&lt;/a&gt; (OSMI), a non-profit organization dedicated to supporting mental wellness and providing resources for those facing mental illness in the tech community. The company is &lt;a href="https://osmihelp.org/donate" target="_blank"&gt;promoting OSMI&amp;#8217;s fundraising campaign&lt;/a&gt; throughout the month alongside raising awareness around mental health-related topics.&lt;/p&gt;\n&lt;p&gt;&amp;#8220;We have no measurable goals for this initiative,&amp;#8221; Dean said. <text:soft-page-break/>&amp;#8220;It is not part of our marketing plan or some larger scheme for us. We have these conversations on a regular basis internally and some of our members have indicated it would be a good idea to have them publicly, so that’s what this is all about. If we can help one person feel less isolated or find the courage to reach out and ask for help when they need it, I’ll consider it a success.&amp;#8221;&lt;/p&gt;\n&lt;div id="epoch-width-sniffer"&gt;&lt;/div&gt;";s:7:"attribs";a:0:{}s:8:"xml_base";s:0:"";s:17:"xml_base_explicit";b:0;s:8:"xml_lang";s:0:"";}}s:7:"pubDate";a:1:{i:0;a:5:{s:4:"data";s:31:"Tue, 02 May 2017 03:59:25 +0000";s:7:"attribs";a:0:{}s:8:"xml_base";s:0:"";s:17:"xml_base_explicit";b:0;s:8:"xml_lang";s:0:"";}}}s:32:"http://purl.org/dc/elements/1.1/";a:1:{s:7:"creator";a:1:{i:0;a:5:{s:4:"data";s:13:"Sarah Gooding";s:7:"attribs";a:0:{}s:8:"xml_base";s:0:"";s:17:"xml_base_explicit";b:0;s:8:"xml_lang";s:0:"";}}}}}i:4;a:6:{s:4:"data";s:13:"\n<text:tab/>\n<text:tab/>\n<text:tab/>\n<text:tab/>\n<text:tab/>\n<text:tab/>\n";s:7:"attribs";a:0:{}s:8:"xml_base";s:0:"";s:17:"xml_base_explicit";b:0;s:8:"xml_lang";s:0:"";s:5:"child";a:2:{s:0:"";a:5:{s:5:"title";a:1:{i:0;a:5:{s:4:"data";s:102:"WPTavern: 10up Releases WP Docker, an Open Source Docker Configuration for Local WordPress Development";s:7:"attribs";a:0:{}s:8:"xml_base";s:0:"";s:17:"xml_base_explicit";b:0;s:8:"xml_lang";s:0:"";}}s:4:"guid";a:1:{i:0;a:5:{s:4:"data";s:29:"https://wptavern.com/?p=69468";s:7:"attribs";a:0:{}s:8:"xml_base";s:0:"";s:17:"xml_base_explicit";b:0;s:8:"xml_lang";s:0:"";}}s:4:"link";a:1:{i:0;a:5:{s:4:"data";s:112:"https://wptavern.com/10up-releases-wp-docker-an-open-source-docker-configuration-for-local-wordpress-development";s:7:"attribs";a:0:{}s:8:"xml_base";s:0:"";s:17:"xml_base_explicit";b:0;s:8:"xml_lang";s:0:"";}}s:11:"description";a:1:{i:0;a:5:{s:4:"data";s:3363:"&lt;p&gt;&lt;a href="https://i1.wp.com/wptavern.com/wp-content/uploads/2017/02/docker-logo.jpg?ssl=1"&gt;&lt;img /&gt;&lt;/a&gt;&lt;/p&gt;\n&lt;p&gt;&lt;a href="https://10up.com/blog/2017/wp-docker/" target="_blank"&gt;WP Docker&lt;/a&gt; is a new project from 10up that makes it easy to set up a local WordPress development environment with Docker. Last year 10up worked with &lt;a href="https://www.joyent.com/" target="_blank"&gt;Joyent&lt;/a&gt;, a cloud infrastructure company, to create a production-ready implementation of WordPress in Docker. After their experience with this project, 10up created WP Docker as a simple, open source development environment based on &lt;a href="https://docs.docker.com/compose/" target="_blank"&gt;docker-compose&lt;/a&gt;.&lt;/p&gt;\n&lt;p&gt;Docker is a virtualization technology that allows developers to work on websites and applications in isolated containers. It has many advantages over Vagrant, which takes up a lot more space with each virtual machine having its own operating system included. Docker runs off of a single Linux instance and the containers hold the application and its dependencies.&lt;/p&gt;\n&lt;p&gt;&amp;#8220;While still viable, VVV, Vagrant, and Virtual Box/Hyper-V take up extreme disk space and are slow to provision, start up, and SSH into,&amp;#8221; 10up Director of Engineering Taylor Lovett said. &amp;#8220;Because of this, engineers tend to use one &amp;#8216;mega&amp;#8217; VVV install for all of their development websites. This workflow poses a number of problems: system service version and configuration &amp;#8216;normalization&amp;#8217; across all projects (i.e. PHP</text:p>
      <text:p text:style-name="P1"><text:s/>7 on everything when some projects run PHP 5.6 in production), and legacy clutter (i.e. old websites and system packages undeleted).&amp;#8221;&lt;/p&gt;\n&lt;p&gt;WP Docker is much more lightweight than VVV and starts up much faster. It comes packaged with Elasticsearch by default, so 10up&amp;#8217;s &lt;a href="https://wordpress.org/plugins/elasticpress/" target="_blank"&gt;ElasticPress&lt;/a&gt; plugin works out-of-the-box. The environment includes the following technologies by default:&lt;/p&gt;\n&lt;ul&gt;\n&lt;li&gt;PHP7&lt;/li&gt;\n&lt;li&gt;MariaDB&lt;/li&gt;\n&lt;li&gt;NGINX&lt;/li&gt;\n&lt;li&gt;Elasticsearch&lt;/li&gt;\n&lt;li&gt;Gearman&lt;/li&gt;\n&lt;li&gt;Memcached&lt;/li&gt;\n&lt;/ul&gt;\n&lt;p&gt;&lt;a href="https://github.com/Varying-Vagrant-Vagrants/VVV" target="_blank"&gt;VVV&lt;/a&gt; was started by a former 10up employee, Jeremy Felt, and the company still uses the project for local development in many cases. Certain instances, however, may lend themselves more to using VVV as opposed to WP Docker. Lovett said those include projects that are highly dependent on specific versions of system packages, such as PHP 5.6 and Elasticsearch 5.1.&lt;/p&gt;\n&lt;p&gt;&amp;#8220;WP Docker lends itself well to enterprise clients that want to version control an environment specifically for their web application to be distributed <text:soft-page-break/>to developers,&amp;#8221; Lovett said. &amp;#8220;This is common for large clients with large development teams. WP Docker lets a team standardize on a local setup which decreases bugs and &amp;#8216;I see this but you don&amp;#8217;t&amp;#8217; issues.&amp;#8221;&lt;/p&gt;\n&lt;p&gt;Lovett said teams at 10up are still using VVV more often than WP Docker since it&amp;#8217;s still quite new, but the company plans to let project requirements and team preferences drive adoption. The project is &lt;a href="https://github.com/10up/wp-docker" target="_blank"&gt;available on GitHub&lt;/a&gt; and has nearly 80 stars less than a week after its release.&lt;/p&gt;\n&lt;div id="epoch-width-sniffer"&gt;&lt;/div&gt;";s:7:"attribs";a:0:{}s:8:"xml_base";s:0:"";s:17:"xml_base_explicit";b:0;s:8:"xml_lang";s:0:"";}}s:7:"pubDate";a:1:{i:0;a:5:{s:4:"data";s:31:"Mon, 01 May 2017 19:52:08 +0000";s:7:"attribs";a:0:{}s:8:"xml_base";s:0:"";s:17:"xml_base_explicit";b:0;s:8:"xml_lang";s:0:"";}}}s:32:"http://purl.org/dc/elements/1.1/";a:1:{s:7:"creator";a:1:{i:0;a:5:{s:4:"data";s:13:"Sarah Gooding";s:7:"attribs";a:0:{}s:8:"xml_base";s:0:"";s:17:"xml_base_explicit";b:0;s:8:"xml_lang";s:0:"";}}}}}i:5;a:6:{s:4:"data";s:13:"\n<text:tab/>\n<text:tab/>\n<text:tab/>\n<text:tab/>\n<text:tab/>\n<text:tab/>\n";s:7:"attribs";a:0:{}s:8:"xml_base";s:0:"";s:17:"xml_base_explicit";b:0;s:8:"xml_lang";s:0:"";s:5:"child";a:2:{s:0:"";a:5:{s:5:"title";a:1:{i:0;a:5:{s:4:"data";s:61:"BuddyPress: Total Wellness Challenge: Fitness with BuddyPress";s:7:"attribs";a:0:{}s:8:"xml_base";s:0:"";s:17:"xml_base_explicit";b:0;s:8:"xml_lang";s:0:"";}}s:4:"guid";a:1:{i:0;a:5:{s:4:"data";s:32:"https://buddypress.org/?p=265691";s:7:"attribs";a:0:{}s:8:"xml_base";s:0:"";s:17:"xml_base_explicit";b:0;s:8:"xml_lang";s:0:"";}}s:4:"link";a:1:{i:0;a:5:{s:4:"data";s:80:"https://buddypress.org/2017/05/total-wellness-challenge-fitness-with-buddypress/";s:7:"attribs";a:0:{}s:8:"xml_base";s:0:"";s:17:"xml_base_explicit";b:0;s:8:"xml_lang";s:0:"";}}s:11:"description";a:1:{i:0;a:5:{s:4:"data";s:9175:"&lt;div&gt;&lt;em&gt;This a guest post by Tara Claeys (&lt;a href="https://profiles.wordpress.org/taraclaeys"&gt;taraclaeys&lt;/a&gt;) of &lt;a href="https://designtlc.com/"&gt;Design TLC, LLC&lt;/a&gt;. When she&amp;#8217;s not working, Tara enjoys cycling, running, watching movies and spending time with friends and family.&lt;/em&gt;&lt;/div&gt;\n&lt;p&gt;Peer reviewed by &lt;a class="bp-suggestions-mention" href="https://buddypress.org/members/boonebgorges/" rel="nofollow"&gt;@boonebgorges&lt;/a&gt;.&lt;/p&gt;\n&lt;p&gt;&lt;a href="http://twcfit.com/"&gt;&lt;img src="https://buddypress.org/wp-content/uploads/1/2017/05/twc.jpg" alt="Total Wellness Challenge site" width="1131" height="619" class="aligncenter size-full wp-image-265694" /&gt;&lt;/a&gt;&lt;/p&gt;\n&lt;h2&gt;Background&lt;/h2&gt;\n&lt;p&gt;Ginny Wright started an outdoor boot camp fitness business, &lt;a href="http://bodybyginny.com/"&gt;Body By Ginny&lt;/a&gt;, <text:s/>in Arlington, Virginia in 2003. The business grew and Ginny expanded into nutrition and wellness coaching. As a result, she began offering “Challenges” on printed sheets to her clients a few years later. They could track their daily wellness activities (nutrition, fitness, and mental health) on the sheet, giving themselves points for good behaviors and subtracting points for negative activities. This “game” became popular among her clients, just as online wellness communities started offering similar experiences on websites and apps.&lt;/p&gt;\n&lt;p&gt;Tara Claeys, a fitness client and friend, offered to help Ginny expand her existing WordPress site by adding a membership component, allow commenting to create interaction between members, and also include the ability for people to track their “Challenge Points” online using a Google Spreadsheet. This was the rudimentary beginning of the online program for her Challenges.&lt;/p&gt;\n&lt;h2&gt;Implementation&lt;/h2&gt;\n&lt;p&gt;In 2015, Ginny decided to brand her Challenges and decided to launch a separate website for this program, The &lt;a href="https://twcfit.com/"&gt;Total Wellness Challenge&lt;/a&gt; (TWC). Her goal was to expand the program beyond her fitness clients and to offer branded Challenges for corporate wellness programs. Tara worked with her to create a multisite installation with BuddyPress and <text:s/>MemberPress that would have:&lt;/p&gt;\n&lt;ul&gt;\n&lt;li&gt;Subsites for individual, private Challenges in corporate and other groups&lt;/li&gt;\n&lt;li&gt;Restricted access to Challenges for members only&lt;/li&gt;\n&lt;li&gt;Allow a “Reflections” commenting page for Challengers to interact with each other&lt;/li&gt;\n&lt;li&gt;Point Logging for 3 components of the Challenge\n&lt;ul&gt;\n&lt;li&gt;Limit submission to same day after 8pm until next <text:soft-page-break/>day until 5pm. &lt;/li&gt;\n&lt;li&gt;Allow users to select one day to be a “Free” day where they would receive the maximum nutrition score, no matter what they ate&lt;/li&gt;\n&lt;li&gt;Add a “bonus” point automatically if a user logs 5 consecutive 12-point days&lt;/li&gt;\n&lt;li&gt;Show points for all Challengers on a Totals Page&lt;/li&gt;\n&lt;li&gt;Limits to only one entry per user per day&lt;/li&gt;\n&lt;li&gt;Each category (nutrition, fitness, lifestyle) has limit on max points per day &lt;/li&gt;\n&lt;li&gt;Ability for admin to edit user points on the back end&lt;/li&gt;\n&lt;/ul&gt;\n&lt;/li&gt;\n&lt;/ul&gt;\n&lt;p&gt;Tara hired &lt;a href="https://twitter.com/tomaransom?lang=en"&gt;Tom Ransom&lt;/a&gt; of &lt;a href="https://www.1bigidea.com/"&gt;One Big Idea&lt;/a&gt; to help develop a custom plugin that would connect MemberPress with BuddyPress. They chose BuddyPress because is primed for multisite configuration, it worked well with MemberPress, and is very customizable. Plus, the BuddyPress Groups functionality was a good fit for the separate Challenges. For TWC, each Challenge is a unique BuddyPress Group, set up on the front end by the admin. &lt;/p&gt;\n&lt;p&gt;The TWC is a point-logging game at its core. Participants keep track of their activity throughout each day for about 4 weeks and must log in to the website each day to record their points. There are 3 components of the Challenge:&lt;/p&gt;\n&lt;p&gt;&lt;img src="https://buddypress.org/wp-content/uploads/1/2017/05/groups-1024x313.png" alt="TWC groups" width="700" height="214" class="aligncenter size-large wp-image-265695" /&gt;&lt;/p&gt;\n&lt;p&gt;&lt;strong&gt;1. Nutrition&lt;/strong&gt;: Players can earn up to 12 points per day. Everyone starts the day with 5 points, and can gain points for positive food choices, such as avoiding white flour, eating 3 cups of greens and drinking a specified amount of water based on their weight. Players lose points for unhealthy choices, such as eating too much sugar, eating processed foods, and consuming more than one serving of beer or wine.&lt;/p&gt;\n&lt;p&gt;&lt;strong&gt;2. Fitness&lt;/strong&gt;: Players can earn up to 2 points per day. They earn one point for doing 30 minutes or more of exercise per day and another point for stretching for at least 10 minutes.&lt;/p&gt;\n&lt;p&gt;&lt;strong&gt;3. Lifestyle&lt;/strong&gt;: Players earn one point for posting a daily Reflection on the twcfit.com website, and a second point for participating in the lifestyle challenge of the week. Each week, a different lifestyle activity is listed, including behaviors such as noting 3 things you are grateful for each day, getting 7 hours of sleep, or doing an act of kindness for someone. A maximum of 2 lifestyle points can be earned each day.&lt;/p&gt;\n&lt;p&gt;&lt;img src="https://buddypress.org/wp-content/uploads/1/2017/05/bbg-log-886x1024.jpg" alt="Log Points" width="700" height="809" class="aligncenter size-large wp-image-265720" /&gt;&lt;/p&gt;\n&lt;p&gt;The participant can go to the Totals page to check their score against other players.&lt;/p&gt;\n&lt;p&gt;&lt;img src="https://buddypress.org/wp-content/uploads/1/2017/05/totals-1024x466.png" alt="Totals page" width="700" height="319" class="aligncenter size-large wp-image-265697" /&gt;&lt;/p&gt;\n&lt;p&gt;Tom’s plugin includes code that directs the PayPal IPN to the respective subsite for MemberPress (MP) purchases. In addition, this plugin adds the new MP user into the corresponding BuddyPress group once the MP transaction was returned compete. (twc-fit-challenges-member-management.php)&lt;/p&gt;\n&lt;p&gt;&lt;img src="https://buddypress.org/wp-content/uploads/1/2017/05/twc-customplugin.png" alt="TWC custom plugin" width="884" height="712" class="aligncenter size-full wp-image-265698" /&gt;&lt;/p&gt;\n&lt;p&gt;Other components of the custom plugin include:&lt;/p&gt;\n&lt;ul&gt;\n&lt;li&gt;buddypress.php: sets up BuddyPress (message for logged out users, custom date picker)&lt;/li&gt;\n&lt;li&gt;Challenges-bp-points.php: Extends BP Group functionality: add_points =&amp;gt; adds to database&lt;/li&gt;\n&lt;li&gt;admin-menu-points &amp;#8212; UI for front end&lt;/li&gt;\n&lt;li&gt;admin-points &amp;#8212; Doing work&lt;/li&gt;\n&lt;li&gt;admin-menus &amp;#8212; puts nav in Dashboard&lt;/li&gt;\n&lt;li&gt;twcfit-challenges.php &amp;#8212; timezones &amp;#8211; offset GMT, returns city timezone (php only reads city)&lt;/li&gt;\n&lt;/ul&gt;\n&lt;p&gt;In addition, a separate twc-utility plugin hides some BuddyPress content that is not needed and redirects login to BuddyPress.&lt;/p&gt;\n&lt;p&gt;Tara customized the style sheets and some BuddyPress theme</text:p>
      <text:p text:style-name="P1"><text:s/>files to add a custom button to the BuddyPress Group page, and edited the BuddyPress navigation and styles. For example:&lt;/p&gt;\n&lt;ul&gt;\n&lt;li&gt;activity &amp;gt; post-form.php customized “What is your reflection for the xx Challenge today, name?”&lt;/li&gt;\n&lt;li&gt;groups &amp;gt; single &amp;gt; group-header.php &amp;#8212; Adds RESOURCES button to header&lt;br /&gt;&lt;img src="https://buddypress.org/wp-content/uploads/1/2017/05/bp-customization.jpg" alt="BuddyPress Customization" width="235" <text:soft-page-break/>height="139" class="alignnone size-full wp-image-265719" /&gt;\n&lt;/li&gt;\n&lt;/ul&gt;\n&lt;p&gt;The site also uses the <text:s/>BuddyPress Custom Profile Menu and Custom User Profile Photo plugins.&lt;/p&gt;\n&lt;h2&gt;Current Status&lt;/h2&gt;\n&lt;p&gt;Over the past 13+ years, Ginny has hired 4 instructors, expanded her business to McLean, Virginia, and wrote the “&lt;a href="http://bodybyginny.com/good-food-recipe-book-by-ginny-wright/"&gt;Good Food Recipe Book&lt;/a&gt;” which is available for sale on her website. <text:s/>At this time, Ginny is still deciding whether she wants to invest in marketing Total Wellness Challenge or keep it small, mostly based on word of mouth. The increased competition in this space has made it harder to gain exposure without a large marketing budget.&lt;/p&gt;\n&lt;p&gt;The &lt;a href="https://twcfit.com/"&gt;Total Wellness Challenge&lt;/a&gt; website has been running well for a little over a year. Six Challenges have been conducted so far, and participants have loved interacting with each other. Tara and Tom are happy with the positive feedback on their customized “gamification” of BuddyPress and how it has helped provide additional clients and exposure for Ginny’s outdoor boot camps. &lt;/p&gt;\n&lt;div&gt;\n&lt;img src="https://buddypress.org/wp-content/uploads/1/2017/05/taraclaeys.jpeg" alt="Tara Claeys" width="150" height="150" class="alignleft size-full wp-image-265693" /&gt; &lt;em&gt;&lt;a href="https://profiles.wordpress.org/taraclaeys"&gt;Tara Claeys&lt;/a&gt; of &lt;a href="https://designtlc.com/"&gt;Design TLC, LLC&lt;/a&gt; provides custom website and graphic design services, with a focus on creating effective, clean and personal communication platforms for small businesses. Tara has a marketing background, combined with design and website coding expertise. Tara is the proud recipient of the Arlington Chamber of Commerce 2016 &amp;#8220;Best Technology Business Award.&amp;#8221;&lt;br /&gt;\nLinks: &lt;a href="https://twitter.com/design_tlc"&gt;Twitter&lt;/a&gt;, &lt;a href="https://www.linkedin.com/in/taraclaeys"&gt;Linkedin&lt;/a&gt; &lt;/em&gt;\n&lt;/div&gt;\n&lt;p&gt;&amp;nbsp;&lt;/p&gt;";s:7:"attribs";a:0:{}s:8:"xml_base";s:0:"";s:17:"xml_base_explicit";b:0;s:8:"xml_lang";s:0:"";}}s:7:"pubDate";a:1:{i:0;a:5:{s:4:"data";s:31:"Mon, 01 May 2017 15:50:35 +0000";s:7:"attribs";a:0:{}s:8:"xml_base";s:0:"";s:17:"xml_base_explicit";b:0;s:8:"xml_lang";s:0:"";}}}s:32:"http://purl.org/dc/elements/1.1/";a:1:{s:7:"creator";a:1:{i:0;a:5:{s:4:"data";s:8:"@mercime";s:7:"attribs";a:0:{}s:8:"xml_base";s:0:"";s:17:"xml_base_explicit";b:0;s:8:"xml_lang";s:0:"";}}}}}i:6;a:6:{s:4:"data";s:11:"\n<text:tab/>\n<text:tab/>\n<text:tab/>\n<text:tab/>\n<text:tab/>\n";s:7:"attribs";a:0:{}s:8:"xml_base";s:0:"";s:17:"xml_base_explicit";b:0;s:8:"xml_lang";s:0:"";s:5:"child";a:1:{s:0:"";a:5:{s:5:"title";a:1:{i:0;a:5:{s:4:"data";s:29:"HeroPress: Scholarship Update";s:7:"attribs";a:0:{}s:8:"xml_base";s:0:"";s:17:"xml_base_explicit";b:0;s:8:"xml_lang";s:0:"";}}s:4:"guid";a:1:{i:0;a:5:{s:4:"data";s:29:"https://heropress.com/?p=1771";s:7:"attribs";a:0:{}s:8:"xml_base";s:0:"";s:17:"xml_base_explicit";b:0;s:8:"xml_lang";s:0:"";}}s:4:"link";a:1:{i:0;a:5:{s:4:"data";s:41:"https://heropress.com/scholarship-update/";s:7:"attribs";a:0:{}s:8:"xml_base";s:0:"";s:17:"xml_base_explicit";b:0;s:8:"xml_lang";s:0:"";}}s:11:"description";a:1:{i:0;a:5:{s:4:"data";s:2731:"&lt;img width="960" height="639" src="http://20094-presscdn.pagely.netdna-cdn.com/wp-content/uploads/2017/04/ipad-uandr-1-1024x682.png" class="attachment-large size-large wp-post-image" alt="Two hands holding an ipad so we can see the screen." /&gt;&lt;p&gt;The &lt;a href="https://heropress.com/up-running-scholarship-heropress-wpshout/"&gt;Up and Running Scholarship&lt;/a&gt; has been open for 10 days now, with 9 more to go! We&amp;#8217;ve gotten many applications, from all of the world.  I&amp;#8217;ve been really pleased with the diversity of the applicants. They really are all over the map, both in location and gender.&lt;/p&gt;\n&lt;p&gt;Several people have come to me privately asking if they should apply, if perhaps they&amp;#8217;re too privileged to qualify. I&amp;#8217;ve encouraged everyone to apply. We have some very wise people on the selection board, and I have no doubt they&amp;#8217;ll make sure the winners are the best fit.&lt;/p&gt;\n&lt;p&gt;Good wishes to all!&lt;/p&gt;\n&lt;div class="rtsocial-container rtsocial-container-align-right rtsocial-horizontal"&gt;&lt;div class="rtsocial-twitter-horizontal"&gt;&lt;div class="rtsocial-twitter-horizontal-button"&gt;&lt;a title="Tweet: Scholarship Update" class="rtsocial-twitter-button" href="https://twitter.com/share?text=Scholarship%20Update&amp;via=heropress&amp;url=https%3A%2F%2Fheropress.com%2Fscholarship-update%2F" <text:soft-page-break/>rel="nofollow" target="_blank"&gt;&lt;/a&gt;&lt;/div&gt;&lt;/div&gt;&lt;div class="rtsocial-fb-horizontal fb-light"&gt;&lt;div class="rtsocial-fb-horizontal-button"&gt;&lt;a title="Like: Scholarship Update" class="rtsocial-fb-button rtsocial-fb-like-light" href="https://www.facebook.com/sharer.php?u=https%3A%2F%2Fheropress.com%2Fscholarship-update%2F" rel="nofollow" target="_blank"&gt;&lt;/a&gt;&lt;/div&gt;&lt;/div&gt;&lt;div class="rtsocial-linkedin-horizontal"&gt;&lt;div class="rtsocial-linkedin-horizontal-button"&gt;&lt;a class="rtsocial-linkedin-button" href="https://www.linkedin.com/shareArticle?mini=true&amp;url=https%3A%2F%2Fheropress.com%2Fscholarship-update%2F&amp;title=Scholarship+Update" rel="nofollow" target="_blank" title="Share: Scholarship Update"&gt;&lt;/a&gt;&lt;/div&gt;&lt;/div&gt;&lt;div class="rtsocial-pinterest-horizontal"&gt;&lt;div class="rtsocial-pinterest-horizontal-button"&gt;&lt;a class="rtsocial-pinterest-button" href="https://pinterest.com/pin/create/button/?url=https://heropress.com/scholarship-update/&amp;media=https://heropress.com/wp-content/uploads/2017/04/ipad-uandr-1-150x150.png&amp;description=Scholarship Update" rel="nofollow" target="_blank" title="Pin: Scholarship Update"&gt;&lt;/a&gt;&lt;/div&gt;&lt;/div&gt;&lt;a rel="nofollow" class="perma-link" href="https://heropress.com/scholarship-update/" title="Scholarship Update"&gt;&lt;/a&gt;&lt;/div&gt;&lt;p&gt;The post &lt;a rel="nofollow" href="https://heropress.com/scholarship-update/"&gt;Scholarship Update&lt;/a&gt; appeared first on &lt;a rel="nofollow" href="https://heropress.com"&gt;HeroPress&lt;/a&gt;.&lt;/p&gt;";s:7:"attribs";a:0:{}s:8:"xml_base";s:0:"";s:17:"xml_base_explicit";b:0;s:8:"xml_lang";s:0:"";}}s:7:"pubDate";a:1:{i:0;a:5:{s:4:"data";s:31:"Mon, 01 May 2017 13:59:18 +0000";s:7:"attribs";a:0:{}s:8:"xml_base";s:0:"";s:17:"xml_base_explicit";b:0;s:8:"xml_lang";s:0:"";}}}}}i:7;a:6:{s:4:"data";s:13:"\n<text:tab/>\n<text:tab/>\n<text:tab/>\n<text:tab/>\n<text:tab/>\n<text:tab/>\n";s:7:"attribs";a:0:{}s:8:"xml_base";s:0:"";s:17:"xml_base_explicit";b:0;s:8:"xml_lang";s:0:"";s:5:"child";a:2:{s:0:"";a:5:{s:5:"title";a:1:{i:0;a:5:{s:4:"data";s:68:"Post Status: Maintaining Legacy WordPress Websites — Draft podcast";s:7:"attribs";a:0:{}s:8:"xml_base";s:0:"";s:17:"xml_base_explicit";b:0;s:8:"xml_lang";s:0:"";}}s:4:"guid";a:1:{i:0;a:5:{s:4:"data";s:31:"https://poststatus.com/?p=36610";s:7:"attribs";a:0:{}s:8:"xml_base";s:0:"";s:17:"xml_base_explicit";b:0;s:8:"xml_lang";s:0:"";}}s:4:"link";a:1:{i:0;a:5:{s:4:"data";s:75:"https://poststatus.com/maintaining-legacy-wordpress-websites-draft-podcast/";s:7:"attribs";a:0:{}s:8:"xml_base";s:0:"";s:17:"xml_base_explicit";b:0;s:8:"xml_lang";s:0:"";}}s:11:"description";a:1:{i:0;a:5:{s:4:"data";s:1903:"&lt;p&gt;Welcome to the Post Status &lt;a href="https://poststatus.com/category/draft"&gt;Draft podcast&lt;/a&gt;, which you can find &lt;a href="https://itunes.apple.com/us/podcast/post-status-draft-wordpress/id976403008"&gt;on iTunes&lt;/a&gt;, &lt;a href="https://play.google.com/music/m/Ih5egfxskgcec4qadr3f4zfpzzm?t=Post_Status__Draft_WordPress_Podcast"&gt;Google Play&lt;/a&gt;, &lt;a href="http://www.stitcher.com/podcast/krogsgard/post-status-draft-wordpress-podcast"&gt;Stitcher&lt;/a&gt;, and &lt;a href="http://simplecast.fm/podcasts/1061/rss"&gt;via RSS&lt;/a&gt; for your favorite podcatcher. Post Status Draft is hosted by Joe Hoyle &amp;#8212; the CTO of Human Made &amp;#8212; and Brian Krogsgard.&lt;/p&gt;\n&lt;p&gt;Brian and Joe discuss many of the factors that are a part of maintaining a website for the long term. They discuss it both in the sense of when you own the site (like Brian with Post Status), and when you are doing long-term client work (like Human Made with retainers).&lt;/p&gt;\n&lt;p&gt;There are several things to consider, whether it’s in your own code, or the decisions you make on which third party developer’s tools to use.&lt;/p&gt;\n&lt;p&gt;&lt;!--[if lt IE 9]&gt;&lt;script&gt;document.createElement(''audio'');&lt;/script&gt;&lt;![endif]--&gt;\n&lt;a href="https://audio.simplecast.com/68341.mp3"&gt;https://audio.simplecast.com/68341.mp3&lt;/a&gt;&lt;br /&gt;\n&lt;a href="https://audio.simplecast.com/68341.mp3"&gt;Direct Download&lt;/a&gt;&lt;/p&gt;\n&lt;h3&gt;Links&lt;/h3&gt;\n&lt;ul&gt;\n&lt;li&gt;&lt;a href="http://semver.org/"&gt;Semantic Versioning&lt;/a&gt;&lt;/li&gt;\n&lt;li&gt;&lt;a href="https://woocommerce.wordpress.com/2017/04/04/say-hello-to-woocommerce-3-0-bionic-butterfly/"&gt;WooCommerce 3.0 and moving to SemVer&lt;/a&gt;&lt;/li&gt;\n&lt;/ul&gt;\n&lt;h3&gt;Sponsor: SearchWP&lt;/h3&gt;\n&lt;p&gt;SearchWP makes WordPress search better. Instantly improve your site search without writing a line of code! SearchWP enables custom <text:soft-page-break/>algorithms, searching custom fields, product data, and much more. Improve your site’s search today with our newest partner, &lt;a href="https://searchwp.com"&gt;SearchWP&lt;/a&gt;.&lt;/p&gt;";s:7:"attribs";a:0:{}s:8:"xml_base";s:0:"";s:17:"xml_base_explicit";b:0;s:8:"xml_lang";s:0:"";}}s:7:"pubDate";a:1:{i:0;a:5:{s:4:"data";s:31:"Sun, 30 Apr 2017 14:31:59 +0000";s:7:"attribs";a:0:{}s:8:"xml_base";s:0:"";s:17:"xml_base_explicit";b:0;s:8:"xml_lang";s:0:"";}}}s:32:"http://purl.org/dc/elements/1.1/";a:1:{s:7:"creator";a:1:{i:0;a:5:{s:4:"data";s:14:"Katie Richards";s:7:"attribs";a:0:{}s:8:"xml_base";s:0:"";s:17:"xml_base_explicit";b:0;s:8:"xml_lang";s:0:"";}}}}}i:8;a:6:{s:4:"data";s:11:"\n<text:tab/>\n<text:tab/>\n<text:tab/>\n<text:tab/>\n<text:tab/>\n";s:7:"attribs";a:0:{}s:8:"xml_base";s:0:"";s:17:"xml_base_explicit";b:0;s:8:"xml_lang";s:0:"";s:5:"child";a:1:{s:0:"";a:5</text:p>
      <text:p text:style-name="P1">:{s:5:"title";a:1:{i:0;a:5:{s:4:"data";s:46:"HeroPress: HeroPress Geography: Eastern Europe";s:7:"attribs";a:0:{}s:8:"xml_base";s:0:"";s:17:"xml_base_explicit";b:0;s:8:"xml_lang";s:0:"";}}s:4:"guid";a:1:{i:0;a:5:{s:4:"data";s:29:"https://heropress.com/?p=1766";s:7:"attribs";a:0:{}s:8:"xml_base";s:0:"";s:17:"xml_base_explicit";b:0;s:8:"xml_lang";s:0:"";}}s:4:"link";a:1:{i:0;a:5:{s:4:"data";s:57:"https://heropress.com/heropress-geography-eastern-europe/";s:7:"attribs";a:0:{}s:8:"xml_base";s:0:"";s:17:"xml_base_explicit";b:0;s:8:"xml_lang";s:0:"";}}s:11:"description";a:1:{i:0;a:5:{s:4:"data";s:3924:"&lt;img width="960" height="399" src="http://20094-presscdn.pagely.netdna-cdn.com/wp-content/uploads/2017/04/heropress_eastern_europe-1024x426.png" class="attachment-large size-large wp-post-image" alt="Google map of eastern Europe." /&gt;&lt;p&gt;I don&amp;#8217;t have nearly as many countries from Eastern Europe as I&amp;#8217;d like.  The ones I do have are along the western edge. Several of the countries represented have more than one essay from them.&lt;/p&gt;\n&lt;p&gt;Also of note, the first HeroPress essay ever came from Ukraine, and is listed here.&lt;/p&gt;\n&lt;blockquote class="wp-embedded-content"&gt;&lt;p&gt;&lt;a href="https://heropress.com/essays/finding-your-place/"&gt;Finding Your Place&lt;/a&gt;&lt;/p&gt;&lt;/blockquote&gt;\n&lt;p&gt;&lt;/p&gt;\n&lt;blockquote class="wp-embedded-content"&gt;&lt;p&gt;&lt;a href="https://heropress.com/essays/wordpress-mantra-mine/"&gt;The WordPress Mantra Is Mine Too&lt;/a&gt;&lt;/p&gt;&lt;/blockquote&gt;\n&lt;p&gt;&lt;/p&gt;\n&lt;blockquote class="wp-embedded-content"&gt;&lt;p&gt;&lt;a href="https://heropress.com/essays/really-no-excuse/"&gt;You Really Have No Excuse&lt;/a&gt;&lt;/p&gt;&lt;/blockquote&gt;\n&lt;p&gt;&lt;/p&gt;\n&lt;blockquote class="wp-embedded-content"&gt;&lt;p&gt;&lt;a href="https://heropress.com/essays/taking-chance-wordpress/"&gt;Taking A Chance With WordPress&lt;/a&gt;&lt;/p&gt;&lt;/blockquote&gt;\n&lt;p&gt;&lt;/p&gt;\n&lt;blockquote class="wp-embedded-content"&gt;&lt;p&gt;&lt;a href="https://heropress.com/essays/rebirth/"&gt;Rebirth&lt;/a&gt;&lt;/p&gt;&lt;/blockquote&gt;\n&lt;p&gt;&lt;/p&gt;\n&lt;blockquote class="wp-embedded-content"&gt;&lt;p&gt;&lt;a href="https://heropress.com/essays/growing-a-business-in-europe-with-wordpress/"&gt;Growing a Business in Europe with WordPress&lt;/a&gt;&lt;/p&gt;&lt;/blockquote&gt;\n&lt;p&gt;&lt;/p&gt;\n&lt;blockquote class="wp-embedded-content"&gt;&lt;p&gt;&lt;a href="https://heropress.com/essays/even-crisis-has-options/"&gt;Even Crisis Has Options&lt;/a&gt;&lt;/p&gt;&lt;/blockquote&gt;\n&lt;p&gt;&lt;/p&gt;\n&lt;blockquote class="wp-embedded-content"&gt;&lt;p&gt;&lt;a href="https://heropress.com/essays/blogging-solopreneurship-terrorism/"&gt;Blogging, Solopreneurship, &amp;#038; Terrorism&lt;/a&gt;&lt;/p&gt;&lt;/blockquote&gt;\n&lt;p&gt;&lt;/p&gt;\n&lt;div class="rtsocial-container rtsocial-container-align-right rtsocial-horizontal"&gt;&lt;div class="rtsocial-twitter-horizontal"&gt;&lt;div class="rtsocial-twitter-horizontal-button"&gt;&lt;a title="Tweet: HeroPress Geography: Eastern Europe" class="rtsocial-twitter-button" href="https://twitter.com/share?text=HeroPress%20Geography%3A%20Eastern%20Europe&amp;via=heropress&amp;url=https%3A%2F%2Fheropress.com%2Fheropress-geography-eastern-europe%2F" rel="nofollow" target="_blank"&gt;&lt;/a&gt;&lt;/div&gt;&lt;/div&gt;&lt;div class="rtsocial-fb-horizontal fb-light"&gt;&lt;div class="rtsocial-fb-horizontal-button"&gt;&lt;a title="Like: HeroPress Geography: Eastern Europe" class="rtsocial-fb-button rtsocial-fb-like-light" href="https://www.facebook.com/sharer.php?u=https%3A%2F%2Fheropress.com%2Fheropress-geography-eastern-europe%2F" rel="nofollow" target="_blank"&gt;&lt;/a&gt;&lt;/div&gt;&lt;/div&gt;&lt;div class="rtsocial-linkedin-horizontal"&gt;&lt;div class="rtsocial-linkedin-horizontal-button"&gt;&lt;a class="rtsocial-linkedin-button" <text:soft-page-break/>href="https://www.linkedin.com/shareArticle?mini=true&amp;url=https%3A%2F%2Fheropress.com%2Fheropress-geography-eastern-europe%2F&amp;title=HeroPress+Geography%3A+Eastern+Europe" rel="nofollow" target="_blank" title="Share: HeroPress Geography: Eastern Europe"&gt;&lt;/a&gt;&lt;/div&gt;&lt;/div&gt;&lt;div class="rtsocial-pinterest-horizontal"&gt;&lt;div class="rtsocial-pinterest-horizontal-button"&gt;&lt;a class="rtsocial-pinterest-button" href="https://pinterest.com/pin/create/button/?url=https://heropress.com/heropress-geography-eastern-europe/&amp;media=https://heropress.com/wp-content/uploads/2017/04/heropress_eastern_europe-150x150.png&amp;description=HeroPress Geography: Eastern Europe" rel="nofollow" target="_blank" title="Pin: HeroPress Geography: Eastern Europe"&gt;&lt;/a&gt;&lt;/div&gt;&lt;/div&gt;&lt;a rel="nofollow" class="perma-link" href="https://heropress.com/heropress-geography-eastern-europe/" title="HeroPress Geography: Eastern Europe"&gt;&lt;/a&gt;&lt;/div&gt;&lt;p&gt;The post &lt;a rel="nofollow" href="https://heropress.com/heropress-geography-eastern-europe/"&gt;HeroPress Geography: Eastern Europe&lt;/a&gt; appeared first on &lt;a rel="nofollow" href="https://heropress.com"&gt;HeroPress&lt;/a&gt;.&lt;/p&gt;";s:7:"attribs";a:0:{}s:8:"xml_base";s:0:"";s:17:"xml_base_explicit";b:0;s:8:"xml_lang";s:0:"";}}s:7:"pubDate";a:1:{i:0;a:5:{s:4:"data";s:31:"Sat, 29 Apr 2017 22:45:10 +0000";s:7:"attribs";a:0:{}s:8:"xml_base";s:0:"";s:17:"xml_base_explicit";b:0;s:8:"xml_lang";s:0:"";}}}}}i:9;a:6:{s:4:"data";s:13:"\n<text:tab/>\n<text:tab/>\n<text:tab/>\n<text:tab/>\n<text:tab/>\n<text:tab/>\n";s:7:"attribs";a:0:{}s:8:"xml_base";s:0:"";s:17:"xml_base_explicit";b:0;s:8:"xml_lang";s:0:"";s:5:"child";a:2:{s:0:"";a:5:{s:5:"title";a:1:{i:0;a:5:{s:4:"data";s:64:"WPTavern: Shopify Discontinues Its Official Plugin for WordPress";s:7:"attribs";a:0:{}s:8:"xml_base";s:0:"";s:17:"xml_base_explicit";b:0;s:8:"xml_lang";s:0:"";}}s:4:"guid";a:1:{i:0;a:5:{s:4:"data";s:29:"https://wptavern.com/?p=69415";s:7:"attribs";a:0:{}s:8:"xml_base";s:0:"";s:17:"xml_base_explicit";b:0;s:8:"xml_lang";s:0:"";}}s:4:"link";a:1:{i:0;a:5:{s:4:"data";s:75:"https://wptavern.com/shopify-discontinues-its-official-plugin-for-wordpress";s:7:"attribs";a:0:{}s:8:"xml_base";s:0:"";s:17:"xml_base_explicit";b:0;s:8:"xml_lang";s:0:"";}}s:11:"description";a:1:{i:0;a:5:{s:4:"data";s:2735:"&lt;p&gt;&lt;a href="https://i1.wp.com/wptavern.com/wp-content/uploads/2017/04/shopify-logo.jpg?ssl=1"&gt;&lt;img /&gt;&lt;/a&gt;&lt;/p&gt;\n&lt;p&gt;&lt;a href="https://wordpress.org/plugins/shopify-ecommerce-shopping-cart/" target="_blank"&gt;Shopify&amp;#8217;s official plugin for WordPress&lt;/a&gt; was removed from the plugin directory this week. The plugin allowed users to create &amp;#8220;Buy Buttons&amp;#8221; for products from their Shopify stores and insert them into WordPress posts and pages using a shortcode. It was built by &lt;a href="https://webdevstudios.com/" target="_blank"&gt;WebDevStudios&lt;/a&gt; and had approximately 9,000 active installations before it was removed.&lt;/p&gt;\n&lt;p&gt;Shopify&amp;#8217;s &lt;a href="https://help.shopify.com/manual/sell-online/buy-button/wordpress-for-shopify" target="_blank"&gt;documentation&lt;/a&gt; says the plugin has been discontinued and will not be supported after June 30, 2017. WordPress users who want to display Shopify products on their sites are now instructed to &lt;a href="https://help.shopify.com/manual/sell-online/buy-button/create-buy-button" target="_blank"&gt;create a Buy Button for a product or collection&lt;/a&gt; and paste the embed code into WordPress instead.&lt;/p&gt;\n&lt;p&gt;The WordPress plugin team would not comment on why the plugin was removed, but a support representative from Shopify said it was outdated and difficult to maintain.&lt;/p&gt;\n&lt;p&gt;&amp;#8220;The reason it was removed is that it was being replaced by Buy Button, which is a better way of selling in WordPress,&amp;#8221; Shopify customer support representative Jacquelyn Failano said. &amp;#8220;The WordPress plugin was built by a third party and even if we support it, it could break at any time as we make future updates to the Buy Button channel.&amp;#8221;&lt;/p&gt;\n&lt;p&gt;Failano said that by switching from using the plugin to creating Buy Buttons with Shopify, users will have access to updated features, including fonts, colors, layouts, buttons, and multiple images on variants. Merchants will also be in a better position to take advantage of future updates.&lt;/p&gt;\n&lt;p&gt;&amp;#8220;The plugin uses older code and methods that will no longer be updated or supported,&amp;#8221; Failano said. &amp;#8220;There is no longer a dedicated development team for it. This means that there are no resources to maintain or rebuild the <text:soft-page-break/>plugin.&amp;#8221;&lt;/p&gt;\n&lt;p&gt;Failano would not confirm whether or not the plugin was removed from the directory by Shopify at the company&amp;#8217;s discretion or whether it was forcibly removed by WordPress for a violation of the guidelines.&lt;/p&gt;\n&lt;p&gt;&amp;#8220;I&amp;#8217;m afraid I cannot confirm on that part &amp;#8211; the main reason why it was discontinued was because the plugin uses older code and methods that will no longer be updated or supported,&amp;#8221; Failano said.&lt;/p&gt;\n&lt;div id="epoch-width-sniffer"&gt;&lt;/div&gt;";s:7:"attribs";a:0:{}s:8:"xml_base";s:0:"";s:17:"xml_base_explicit";b:0;s:8:"xml_lang";s:0:"";}}s:7:"pubDate";a:1:{i:0;a:5:{s:4:"data";s:31:"Fri, 28 Apr 2017 02:02:10 +0000";s:7:"attribs";a:0:{}s:8:"xml_base";s:0:"";s:17:"xml_base_explicit";b:0;s:8:"xml_lang";s:0:"";}}}s:32:"http://purl.org/dc/elements/1.1/";a:1:{s:7:"creator";a:1:{i:0;a:5:{s:4:"data";s:13:"Sarah Gooding";s:7:"attribs";a:0:{}s:8:"xml_base";s:0:"";s:17:"xml_base_explicit";b:0;s:8:"xml_lang";s:0:"";}}}}}i:10;a:6:{s:4:"data";s:13:"\n<text:tab/>\n<text:tab/>\n<text:tab/>\n<text:tab/>\n<text:tab/>\n<text:tab/>\n";s:7:"attribs";a:0:{}s:8:"xml_base";s:0:"";s:17:"xml_base_explicit";b:0;s:8:"xml_lang";s:0:"";s:5:"child";a:2:{s:0:"";a:5:{s:5:"title";a:1:{i:0;a:5:{s:4:"data";s:92:"WPTavern: How the San Francisco WordPress Meetup is Using Open Collective to Fund Activities";s:7:"attribs";a:0:{}s:8:"xml_base";s:0:"";s:17:"xml_base_explicit";b:0;s:8:"xml_lang";s:0:"";}}s:4:"guid";a:1:{i:0;a:5:{s:4:"data";s:29:"https://wptavern.com/?p=69286";s:7:"attribs";a:0:{}s:8:"xml_base";s:0:"";s:17:"xml_base_explicit";b:0;s:8:"xml_lang";s:0:"";}}s:4:"link";a:1:{i:0;a:5:{s:4:"data";s:103:"https://wptavern.com/how-the-san-francisco-wordpress-meetup-is-using-open-collective-to-fund-activities";s:7:"attribs";a:0:{}s:8:"xml_base";s:0:"";s:17:"xml_base_explicit";b:0;s:8:"xml_lang";s:0:"";}}s:11:"description";a:1:{i:0;a:5:{s:4:"data";s:5065:"&lt;p&gt;In 2016, WordPress meetups had the fastest growth the community has seen in five or six years with more than 62,566 people attending in 58 different countries. Meetups are the seeds of future</text:p>
      <text:p text:style-name="P1"><text:s/>WordCamps. These local gatherings help users further their WordPress skills and underpin the community&amp;#8217;s growth across the globe.&lt;/p&gt;\n&lt;p&gt;Funding a local meetup can be a challenge, as organizers often have to seek out sponsors just like a WordCamp but at a smaller scale. The San Francisco WordPress meetup (WPSFO) is trying something new by publicly managing its budget and expenses with &lt;a href="https://opencollective.com/wordpress-sf" target="_blank"&gt;Open Collective&lt;/a&gt;. Last week we featured the service in an &lt;a href="https://wptavern.com/open-collective-is-a-new-transparent-way-to-fund-open-source-projects" target="_blank"&gt;article&lt;/a&gt; and WPSFO lead organizer Shannon Dunn commented on his meetup&amp;#8217;s experience with it so far.&lt;/p&gt;\n&lt;p&gt;&amp;#8220;It creates a level of transparency for the whole community and lets current and prospective customers understand where the money goes,&amp;#8221; Dunn said. &amp;#8220;I&amp;#8217;d say we&amp;#8217;re pretty happy with it and it&amp;#8217;s an integral part of managing our meetup.&amp;#8221;&lt;/p&gt;\n&lt;p&gt;&lt;a href="https://i0.wp.com/wptavern.com/wp-content/uploads/2017/04/wpsfo.png?ssl=1"&gt;&lt;img /&gt;&lt;/a&gt;&lt;/p&gt;\n&lt;p&gt;Dunn started attending and helping out with WPSFO in 2011 and stepped up to be lead organizer at the beginning of 2016. Former lead organizer Zach Berke, who started in 2007, was the one who initially suggested the idea of using Open Collective.&lt;/p&gt;\n&lt;p&gt;&amp;#8220;Before we started with Open Collective, sponsors paid for things directly,&amp;#8221; Dunn said. &amp;#8220;We&amp;#8217;ve had various host sponsors (Automattic, Exygy, Pantheon) that have provided meeting space, food, and drinks. These hosts have always paid for the food directly. We also had a relationship with WPEngine at one point. They paid a videographer to film the meetups. All other expenses, usually for minor things, were paid for by the organizers.&amp;#8221;&lt;/p&gt;\n&lt;p&gt;Dunn said that Open Collective has helped to reduce the out-of-pocket expenses for meetup organizers, as it provides a straightforward process for posting expenses and getting reimbursed.&lt;/p&gt;\n&lt;p&gt;&amp;#8220;Funding a meetup can be pretty tough,&amp;#8221; Dunn said. &amp;#8220;It&amp;#8217;s great that we have hosts to cover the big items, but various other expenses come up. Those small things are usually paid for by the organizers. Also, there are times when one of our primary hosts can&amp;#8217;t provide a space to meet. We have several alternative meeting spaces but not all of them provide food and drinks. On those occasions, organizers have paid for the food and drink out of pocket. We could have gone without, but we try <text:soft-page-break/>to keep each meetup a consistent experience.&amp;#8221;&lt;/p&gt;\n&lt;p&gt;Dunn said the team wanted to cover these costs without digging into the pockets of the organizers, who already volunteer a lot of time and energy to the meetup. They do not charge for the events and don&amp;#8217;t plan on doing it in the future, so having additional funds on hand became a priority.&lt;/p&gt;\n&lt;p&gt;&amp;#8220;Pia from Open Collective reached out to Zach about a year ago,&amp;#8221; Dunn said. &amp;#8220;Zach had a prior relationship with another OC founder, Xavier, from his early Storify days. Zach agreed to sign up for OC because it seemed to address a pain point. Zach handed the reins of OC to Michelle and I, who have brought sponsors onto the platform.&amp;#8221;&lt;/p&gt;\n&lt;p&gt;Dunn said using Open Collective has had many positive advantages over the previous system WPSFO had for managing funds. Receiving donations and submitting expenses is now streamlined into a transparent pipeline. The meetup has an estimated annual budget of $6,658, based on current donations.&lt;/p&gt;\n&lt;p&gt;&amp;#8220;Being able to provide recognition to our sponsors is a big plus,&amp;#8221; Dunn said. &amp;#8220;It&amp;#8217;s worth noting that this is a young and ever-evolving platform so with that you&amp;#8217;re provided direct access to Open Collective&amp;#8217;s front line, which is beneficial in addressing any questions or concerns that arise.&amp;#8221;&lt;/p&gt;\n&lt;p&gt;Dunn said using Open Collective has opened up additional possibilities, like making WPSFO t-shirts to sell to members and the general public. Having money in the meetup account means the organizers can do it without having to pre-sell the shirts.&lt;/p&gt;\n&lt;p&gt;&amp;#8220;It&amp;#8217;s not like we&amp;#8217;re floating in cash now, but we have little bit of money to work with,&amp;#8221; Dunn said. &amp;#8220;It feels great to have that and we&amp;#8217;re deeply appreciative of our sponsors for making it possible.&amp;#8221;&lt;/p&gt;\n&lt;p&gt;WPSFO is one of &lt;a href="https://opencollective.com/discover?show=meetup" target="_blank"&gt;23 meetups&lt;/a&gt; that have started managing their budgets and funds through Open Collective. Other early adopters of the service include multiple WWCode meetups, Women Who Code Atlanta, and SF Data Science Meetup, with budgets ranging from a few hundred dollars to more than $25,000.&lt;/p&gt;\n&lt;div id="epoch-width-sniffer"&gt;&lt;/div&gt;";s:7:"attribs";a:0:{}s:8:"xml_base";s:0:"";s:17:"xml_base_explicit";b:0;s:8:"xml_lang";s:0:"";}}s:7:"pubDate";a:1:{i:0;a:5:{s:4:"data";s:31:"Thu, 27 Apr 2017 18:55:29 +0000";s:7:"attribs";a:0:{}s:8:"xml_base";s:0:"";s:17:"xml_base_explicit";b:0;s:8:"xml_lang";s:0:"";}}}s:32:"http://purl.org/dc/elements/1.1/";a:1:{s:7:"creator";a:1:{i:0;a:5:{s:4:"data";s:13:"Sarah Gooding";s:7:"attribs";a:0:{}s:8:"xml_base";s:0:"";s:17:"xml_base_explicit";b:0;s:8:"xml_lang";s:0:"";}}}}}i:11;a:6:{s:4:"data";s:13:"\n<text:tab/>\n<text:tab/>\n<text:tab/>\n<text:tab/>\n<text:tab/>\n<text:tab/>\n";s:7:"attribs";a:0:{}s:8:"xml_base";s:0:"";s:17:"xml_base_explicit";b:0;s:8:"xml_lang";s:0:"";s:5:"child";a:2:{s:0:"";a:5:{s:5:"title";a:1:{i:0;a:5:{s:4:"data";s:85:"WPTavern: WordCamp US 2017 Ramps Up Ticket Sales, Organizers Plan for 2,500 Attendees";s:7:"attribs";a:0:{}s:8:"xml_base";s:0:"";s:17:"xml_base_explicit";b:0;s:8:"xml_lang";s:0:"";}}s:4:"guid";a:1:{i:0;a:5:{s:4:"data";s:29:"https://wptavern.com/?p=69357";s:7:"attribs";a:0:{}s:8:"xml_base";s:0:"";s:17:"xml_base_explicit";b:0;s:8:"xml_lang";s:0:"";}}s:4:"link";a:1:{i:0;a:5:{s:4:"data";s:94:"https://wptavern.com/wordcamp-us-2017-ramps-up-ticket-sales-organizers-plan-for-2500-attendees";s:7:"attribs";a:0:{}s:8:"xml_base";s:0:"";s:17:"xml_base_explicit";b:0;s:8:"xml_lang";s:0:"";}}s:11:"description";a:1:{i:0;a:5:{s:4:"data";s:2418:"&lt;p&gt;&lt;a href="https://i1.wp.com/wptavern.com/wp-content/uploads/2017/04/wordcamp-us-nashville.jpeg?ssl=1"&gt;&lt;img /&gt;&lt;/a&gt;&lt;/p&gt;\n&lt;p&gt;Promotion for &lt;a href="https://2017.us.wordcamp.org" target="_blank"&gt;WordCamp US 2017 in Nashville&lt;/a&gt;, December 1-3, is now in full swing, as organizers have ramped up social media efforts to stimulate ticket sales. Instead of releasing batches of tickets in stages, all WordCamp US tickets are on sale at once.&lt;/p&gt;\n&lt;p&gt;&amp;#8220;Our goal is to sell between 2,000 and 2,500, but we could accommodate more,&amp;#8221; marketing lead Laura Byrne-Cristiano said. &amp;#8220;We will also again have a livestream that is fully closed captioned as it was the last two years. Folks who can&amp;#8217;t make it to Nashville from around the globe can see what&amp;#8217;s happening in real time.&amp;#8221;&lt;/p&gt;\n&lt;p&gt;&lt;a href="http://www.nashvillemusiccitycenter.com/" target="_blank"&gt;Music City Center&lt;/a&gt; was selected as the official venue. It is within walking <text:soft-page-break/>distance to several of the city&amp;#8217;s attractions and museums. Last week organizers announced &lt;a href="https://2017.us.wordcamp.org/2017/04/21/renaissance-nashville-wcus-2017-official-hotel/" target="_blank"&gt;The Renaissance Nashville Hotel&lt;/a&gt; as the official hotel for the event, which is also within walking distance of the venue and will offer a special discounted rate for attendees.&lt;/p&gt;\n&lt;p&gt;&amp;#8220;At this stage of the game, ticket sales are light which is to be expected with an event is that is eight months out,&amp;#8221; Byrne-Cristiano said. The team plans to release more specific numbers in the fall once the full slate of speakers has been announced. Byrne-Cristiano said speaker submissions will be open within the next few days.&lt;/p&gt;\n&lt;p&gt;&amp;#8220;While we would like to see every seat filled, our focus is on putting together a high quality camp for the community,&amp;#8221; Byrne-Cristiano said.&lt;/p&gt;\n&lt;p&gt;You can sign up on the &lt;a href="https://2017.us.wordcamp.org/" target="_blank"&gt;WordCamp US website&lt;/a&gt; to subscribe to the latest news for the event or follow &lt;a href="https://twitter.com/WordCampUS/" target="_blank"&gt;@WordCampUS&lt;/a&gt; on Twitter. If you have an Android device, check out the &lt;a href="https://play.google.com/store/apps/details?id=org.wordcamp.android&amp;rdid=org.wordcamp.android" target="_blank"&gt;WordCamp Android app&lt;/a&gt; to add the event to your calendar and follow updates on speakers and the schedule.&lt;/p&gt;\n&lt;div id="epoch-width-sniffer"&gt;&lt;/div&gt;";s:7:"attribs";a:0:{}s:8:"xml_base";s:0:"";s:17:"xml_base_explicit";b:0;s:8:"xml_lang";s:0:"";}}s:7:"pubDate";a:1:{i:0;a:5:{s:4:"data";s:31:"Thu, 27 Apr 2017 03:26:32 +0000";s:7:"attribs";a:0:{}s:8:"xml_base";s:0:"";s:17:"xml_base_explicit";b:0;s:8:"xml_lang";s:0:"";}}}s:32:"http://purl.org/dc/elements/1.1/";a:1:{s:7:"creator";a:1:{i:0;a:5:{s:4:"data";s:13:"Sarah Gooding";s:7:"attribs";a:0:{}s:8:"xml_base";s:0:"";s:17:"xml_base_explicit";b:0;s:8:"xml_lang";s:0:"";}}}}}i:12;a:6:{s:4:"data";s:13:"\n<text:tab/>\n<text:tab/>\n<text:tab/>\n<text:tab/>\n<text:tab/>\n<text:tab/>\n";s:7:"attribs";a:0:{}s:8:"xml_base";s:0:"";s:17:"xml_base_explicit";b:0;s:8:"xml_lang";s:0:"";s:5:"child";a:2:{s:0:"";a:5:{s:5:"title";a:1:{i:0;a:5:{s:4:"data";s:115:"WPTavern: Watsonfinds WordPress Plugin Uses IBM’s Watson to Determine Most Likely Emotional Response From Readers";s:7:"attribs";a:0:{}s:8:"xml_base";s:0:"";s:17:"xml_base_explicit";b:0;s:8:"xml_lang";s:0:"";}}s:4:"guid";a:1:{i:0;a:5:{s:4:"data";s:29:"https://wptavern.com/?p=69392";s:7:"attribs";a:0:{}s:8:"xml_base";s:0:"";s:17:"xml_base_explicit";b:0;s:8:"xml_lang";s:0:"";}}s:4:"link";a:1:{i:0;a:5:{s:4:"data";s:123:"https://wptavern.com/watsonfinds-wordpress-plugin-uses-ibms-watson-to-determine-most-likely-emotional-response-from-readers";s:7:"attribs";a:0:{}s:8:"xml_base";s:0:"";s:17:"xml_base_explicit";b:0;s:8:"xml_lang";s:0:"";}}s:11:"description";a:1:{i:0;a:5:{s:</text:p>
      <text:p text:style-name="P1">4:"data";s:3557:"&lt;p&gt;One of the most difficult things about writing online is expressing tone and emotion. Emoticons and Emoji help, but what if there was a tool that uses artificial intelligence to determine the emotional response readers are most likely to have after consuming your content?&lt;/p&gt;\n&lt;p&gt;That&amp;#8217;s the idea behind &lt;a href="https://wordpress.org/plugins/watsonfinds/"&gt;Watsonfinds&lt;/a&gt;, a free WordPress plugin created by Alfredo Gutiérrez and Max Ortu. Using a complex algorithm, Watsonfinds uses &lt;a href="https://www.ibm.com/watson/"&gt;IBM&amp;#8217;s Watson&lt;/a&gt; to understand content like a human by reading and interpreting complete sentences, the reader’s language, and its context.&lt;/p&gt;\n&lt;p&gt;Once activated, a new button is added to the editor toolbar. Clicking the button will send the content through an API to IBM&amp;#8217;s Watson for analysis.&lt;/p&gt;\n&lt;p&gt;&lt;img /&gt;Watsonfinds Toolbar ButtonWhen an analysis is completed, the results are displayed in a modal window. The report is broken down into five emotions: joy, sadness, anger, disgust, and fear.&lt;/p&gt;\n&lt;p&gt;&lt;img /&gt;Watsonfinds AnalysisI submitted five posts of various length and each report was generated quickly. Here are the posts I submitted along with the most likely emotional response from readers.&lt;/p&gt;\n&lt;ul&gt;\n&lt;li&gt;&lt;a href="https://wptavern.com/automattic-to-close-san-francisco-office"&gt;Automattic to Close San Francisco Office&lt;/a&gt; &amp;#8211; Sadness&lt;/li&gt;\n&lt;li&gt;&lt;a href="https://wptavern.com/new-wordpress-plugin-shows-users-where-a-plugins-settings-link-is-upon-activation"&gt;New WordPress Plugin Shows Users Where a Plugin’s Settings Link Is Upon <text:soft-page-break/>Activation&lt;/a&gt; &amp;#8211; Sadness&lt;/li&gt;\n&lt;li&gt;&lt;a href="https://wptavern.com/wordpress-4-7-4-fixes-visual-editor-incompatibility-with-upcoming-version-of-chrome"&gt;WordPress 4.7.4 Fixes 47 Issues&lt;/a&gt; &amp;#8211; Sadness&lt;/li&gt;\n&lt;li&gt;&lt;a href="https://wptavern.com/heropress-partners-with-wpshout-to-offer-wordpress-education-scholarships"&gt;HeroPress Partners With WPShout to Offer WordPress Education Scholarships&lt;/a&gt; &amp;#8211; Joy&lt;/li&gt;\n&lt;li&gt;&lt;a href="https://wptavern.com/headway-themes-appears-to-be-dying-a-slow-death"&gt;Headway Themes Appears to be Dying a Slow Death&lt;/a&gt; &amp;#8211; Anger&lt;/li&gt;\n&lt;/ul&gt;\n&lt;p&gt;Within the report is a timeline where you can compare results as you add or remove words to the post.&lt;/p&gt;\n&lt;p&gt;During testing, I found the timeline confusing to use as I thought I had to save the post as a draft after each edit to generate a revision on the timeline. To use the timeline, you need to make changes to a post without saving it and then click the Watsonfinds button to generate a new report.&lt;/p&gt;\n&lt;p&gt;Being able to see which words are generating the emotions depicted in the report would be a nice feature to have. Gutiérrez says that this feature is in the works and will be in the commercial version of the plugin. The More Insights tab in the report is an advertisement for the premium version which is not yet available.&lt;/p&gt;\n&lt;p&gt;I tested the plugin on WordPress 4.7.4 and didn&amp;#8217;t encounter any issues. While Watsonfinds isn&amp;#8217;t going to change how I write, I can see the potential benefits of using such a plugin to try to illicit a certain emotional response from readers and customers whether it&amp;#8217;s a renewal email, blog post, or other copy.&lt;/p&gt;\n&lt;p&gt;You can try out &lt;a href="https://wordpress.org/plugins/watsonfinds/"&gt;Watsonfinds&lt;/a&gt; for free by downloading it from the WordPress plugin directory. To learn more about how it works, check out the &lt;a href="http://www.watsonfinds.com/"&gt;plugin&amp;#8217;s official site&lt;/a&gt;.&lt;/p&gt;\n&lt;div id="epoch-width-sniffer"&gt;&lt;/div&gt;";s:7:"attribs";a:0:{}s:8:"xml_base";s:0:"";s:17:"xml_base_explicit";b:0;s:8:"xml_lang";s:0:"";}}s:7:"pubDate";a:1:{i:0;a:5:{s:4:"data";s:31:"Wed, 26 Apr 2017 23:48:43 +0000";s:7:"attribs";a:0:{}s:8:"xml_base";s:0:"";s:17:"xml_base_explicit";b:0;s:8:"xml_lang";s:0:"";}}}s:32:"http://purl.org/dc/elements/1.1/";a:1:{s:7:"creator";a:1:{i:0;a:5:{s:4:"data";s:13:"Jeff Chandler";s:7:"attribs";a:0:{}s:8:"xml_base";s:0:"";s:17:"xml_base_explicit";b:0;s:8:"xml_lang";s:0:"";}}}}}i:13;a:6:{s:4:"data";s:13:"\n<text:tab/>\n<text:tab/>\n<text:tab/>\n<text:tab/>\n<text:tab/>\n<text:tab/>\n";s:7:"attribs";a:0:{}s:8:"xml_base";s:0:"";s:17:"xml_base_explicit";b:0;s:8:"xml_lang";s:0:"";s:5:"child";a:2:{s:0:"";a:5:{s:5:"title";a:1:{i:0;a:5:{s:4:"data";s:99:"WPTavern: 2017 Open Source Security and Risk Analysis Report Shows Widespread GPL License Conflicts";s:7:"attribs";a:0:{}s:8:"xml_base";s:0:"";s:17:"xml_base_explicit";b:0;s:8:"xml_lang";s:0:"";}}s:4:"guid";a:1:{i:0;a:5:{s:4:"data";s:29:"https://wptavern.com/?p=69137";s:7:"attribs";a:0:{}s:8:"xml_base";s:0:"";s:17:"xml_base_explicit";b:0;s:8:"xml_lang";s:0:"";}}s:4:"link";a:1:{i:0;a:5:{s:4:"data";s:110:"https://wptavern.com/2017-open-source-security-and-risk-analysis-report-shows-widespread-gpl-license-conflicts";s:7:"attribs";a:0:{}s:8:"xml_base";s:0:"";s:17:"xml_base_explicit";b:0;s:8:"xml_lang";s:0:"";}}s:11:"description";a:1:{i:0;a:5:{s:4:"data";s:8963:"&lt;a href="https://i1.wp.com/wptavern.com/wp-content/uploads/2015/06/open-source.jpg?ssl=1"&gt;&lt;img /&gt;&lt;/a&gt;photo credit: &lt;a href="http://www.flickr.com/photos/79777096@N00/6866996865"&gt;16th st&lt;/a&gt; &amp;#8211; &lt;a href="https://creativecommons.org/licenses/by-nd/2.0/"&gt;(license)&lt;/a&gt;\n&lt;p&gt;Open source software usage is growing across all industries, but this year&amp;#8217;s &lt;a href="https://www.blackducksoftware.com/download/open-source-security-risk-analysis-2017" target="_blank"&gt;Open Source Security and Risk Analysis (OSSRA)&lt;/a&gt; report from Black Duck shows the pervasiveness of security vulnerabilities and license compliance risks. Black Duck conducted audits on more than 1,000 commercial applications in 2016 and analyzed the anonymized data. The audits were primarily related to merger and acquisition transactions but span a wide array of industries, such as healthcare, manufacturing, financial services, aerospace, aviation, and retail.&lt;/p&gt;\n&lt;p&gt;Open source security and license compliance issues can both pose serious financial threats to a company. Black Duck&amp;#8217;s findings show 96% of applications scanned include open source software and the average app included 147 unique open source components. The majority of these applications (67%) contained security issues which have been publicly known <text:soft-page-break/>for an average of four years. These included high-risk and well-known vulnerabilities such as Poodle, Freak, Drown, and Heartbleed.&lt;/p&gt;\n&lt;p&gt;License compliance issues were even more widespread than the security issues. Black Duck&amp;#8217;s audits found 85% of the applications had components with license conflicts. Although 75% of the audited applications included GPL-licensed components, only 45% of them were fully in compliance with the license. The audits also revealed that 53% of the scanned applications had components with &amp;#8220;unknown&amp;#8221; licenses, which generally means the components were used without permission from their creators.&lt;/p&gt;\n&lt;h3&gt;How GPL Compliance Efforts Affect the Future of the Copyleft Ecosystem&lt;/h3&gt;\n&lt;p&gt;Stephen O&amp;#8217;Grady&amp;#8217;s recent &lt;a href="http://redmonk.com/sogrady/2017/01/13/the-state-of-open-source-licensing/" target="_blank"&gt;article&lt;/a&gt; on Redmonk.com hails the decline of GPL, referencing repositories surveyed by Black Duck that demonstrate the once-dominant GPL license is &amp;#8220;steadily eroding, giving way to licenses at the opposite, permissive end of the spectrum.&amp;#8221; Although developers and companies are readily embracing open source software, the trend is towards more permissive licenses.&lt;/p&gt;\n&lt;p&gt;&amp;#8220;In Black Duck’s sample, the most popular variant of the GPL – version 2 – is less than half as popular as it was (46% to 19%),&amp;#8221; O&amp;#8217;Grady said. &amp;#8220;Over the same span, the permissive MIT has gone from 8% share to 29%, while its permissive cousin the Apache License 2.0 jumped from 5% to 15%.&amp;#8221;&lt;/p&gt;\n&lt;p&gt;In a reaction &lt;a href="https://opensource.com/article/17/2/decline-gpl" target="_blank"&gt;article on Opensource.com&lt;/a&gt;, Jono Bacon said he has witnessed this same trend with the GPL falling out of favor in terms of practicality for business owners who are uncomfortable with meeting its black and white demands.&lt;/p&gt;\n&lt;p&gt;&amp;#8220;In recent years though we have seen a newer generation of developers form for whom there is a less critical, and if I dare say it, less religious focus on freedom,&amp;#8221; Bacon said. &amp;#8220;For them, open source is a pragmatic and practical component in building software as opposed to an ethical choice, and I suspect this is why we have seen such a growth in the use of MIT and Apache licenses.&amp;#8221;&lt;/p&gt;\n&lt;p&gt;The complexity of compliance is one of the chief drawbacks for those who feel uncomfortable using GPL-licensed code. If Black Duck&amp;#8217;s open source application audits are any indication, commercial adoption of the GPL has not come with adequate education on license compliance.&lt;/p&gt;\n&lt;p&gt;However, GPL enforcement rarely leads to litigation. In an article that outlines the Free Software Foundation&amp;#8217;s (FSF) stance on &lt;a href="https://www.fsf.org/bulletin/2016/fall/the-role-of-lawsuits-in-gpl-compliance" target="_blank"&gt;the role of lawsuits in GPL compliance&lt;/a&gt;, Donald Robertson said compliance is almost always an educational matter.&lt;/p&gt;\n&lt;p&gt;&amp;#8220;Most violators are unaware of their obligations under the license and simply need additional help to come into compliance,&amp;#8221; Robertson said. &amp;#8220;Almost all GPL compliance cases end quietly with the violator correcting their mistakes, with only a minimal notification of past recipients of the then-violating distribution that anything has happened.&amp;#8221;&lt;/p&gt;\n&lt;p&gt;Robertson emphasized that lawsuits should be a last resort but must remain a legitimate option. FSF&amp;#8217;s compliance efforts focus on educating violators, but the organization reserves the right to take action on those who knowingly choose to violate.&lt;/p&gt;\n&lt;p&gt;&amp;#8220;The threat of litigation provides leverage</text:p>
      <text:p text:style-name="P1"><text:s/>that we need with the rare violators whose GPL compliance problems are not merely mistakes, but are intentional attempts to limit their users&amp;#8217; freedom,&amp;#8221; Robertson said. &amp;#8220;While compliance work is primarily educational, we need a tool that can work with the rare few who are already educated but chose to violate anyway. Copyleft was designed from the start to serve as that tool.&amp;#8221;&lt;/p&gt;\n&lt;p&gt;Software Freedom Law Center president and executive director Eben Moglen spoke at the SFLC&amp;#8217;s conference last October about &lt;a href="https://www.linux.com/news/eben-moglen-gpl-compliance-and-building-communities-what-works" target="_blank"&gt;open source license compliance&lt;/a&gt;. He urged listeners to consider the perception of the GPL in the industry at large when weighing the costs of litigating compliance.&lt;/p&gt;\n&lt;p&gt;&amp;#8220;We are not and we never were copyright maximalists,&amp;#8221; Moglen said. &amp;#8220;We did not do what we have been doing for the past 30 years to build free <text:soft-page-break/>software on the basis of the assumption that freedom required us to chase down and punish everybody who ever made a mistake or who even deliberately misused copyrighted software made for sharing.&amp;#8221;&lt;/p&gt;\n&lt;p&gt;Moglen said that in situations where it is appropriate to make an example, it is important to declare that you are in a last-resort situation with no other options besides litigation. Securing compliance by force can damage companies&amp;#8217; trust in using the GPL.&lt;/p&gt;\n&lt;p&gt;&amp;#8220;If Richard Stallman and I had gone to court and sued a major global public company on a claim of copyright infringement that was weak enough to be thrown out of court on a motion to dismiss, we would have destroyed the GPL straightaway,&amp;#8221; Moglen said. &amp;#8220;If we had shown that we were prepared to risk large on coercion, even against a bad actor in our own judgement — if we had done that without adequate preparation to be sure that we won &amp;#8211; we would have lost an example of coercion and nobody would have trusted us again.&amp;#8221;&lt;/p&gt;\n&lt;p&gt;Moglen cautioned listeners not to be too quick to take action that might cause people to question whether there is something wrong with copyleft. He advocated spontaneous compliance, as opposed to constantly policing violations, as the most effective way to ensure the future of the GPL.&lt;/p&gt;\n&lt;p&gt;&amp;#8220;We have an opportunity to put this free software where we want it, which is everywhere, and to make it do what we want, which is to spread freedom,&amp;#8221; Moglen said. &amp;#8220;We’re not in a place where the difficulty is how do we get enough ammunition to force everybody to comply. We don’t need ammunition. We need diplomacy. We need skill. We need to work together better. We need to understand how that working together purposively brings us to the point where everyone is not afraid of FOSS anymore and we are not worried about their complying anymore. We are just all engaging and leading the task of making free software.&amp;#8221;&lt;/p&gt;\n&lt;p&gt;Moglen encouraged diplomacy and discretion when it comes to compliance because the long-term credibility of the free software community is at stake.&lt;/p&gt;\n&lt;p&gt;&amp;#8220;I agree with the people who have suggested that if a campaign of coercive compliance is carried just a moment too far, willingness to use copyleft among the ￼rational businesses of the world will decline to a point which is dangerous to freedom,&amp;#8221; Moglen said. &amp;#8220;Because I do believe that copyleft is important to freedom.&amp;#8221;&lt;/p&gt;\n&lt;p&gt;While Black Duck&amp;#8217;s recent audits show that companies struggle with open source risk management and license conflicts are rampant, the good news is that the world is embracing open source software in every industry. Engineers and product managers may not have a full grasp of the requirements of the GPL, but a compliance approach that focuses on education will go a long way towards building a future that includes copyleft software at the core of innovation.&lt;/p&gt;\n&lt;div id="epoch-width-sniffer"&gt;&lt;/div&gt;";s:7:"attribs";a:0:{}s:8:"xml_base";s:0:"";s:17:"xml_base_explicit";b:0;s:8:"xml_lang";s:0:"";}}s:7:"pubDate";a:1:{i:0;a:5:{s:4:"data";s:31:"Wed, 26 Apr 2017 21:43:41 +0000";s:7:"attribs";a:0:{}s:8:"xml_base";s:0:"";s:17:"xml_base_explicit";b:0;s:8:"xml_lang";s:0:"";}}}s:32:"http://purl.org/dc/elements/1.1/";a:1:{s:7:"creator";a:1:{i:0;a:5:{s:4:"data";s:13:"Sarah Gooding";s:7:"attribs";a:0:{}s:8:"xml_base";s:0:"";s:17:"xml_base_explicit";b:0;s:8:"xml_lang";s:0:"";}}}}}i:14;a:6:{s:4:"data";s:13:"\n<text:tab/>\n<text:tab/>\n<text:tab/>\n<text:tab/>\n<text:tab/>\n<text:tab/>\n";s:7:"attribs";a:0:{}s:8:"xml_base";s:0:"";s:17:"xml_base_explicit";b:0;s:8:"xml_lang";s:0:"";s:5:"child";a:2:{s:0:"";a:5:{s:5:"title";a:1:{i:0;a:5:{s:4:"data";s:37:"HeroPress: Hire More Women Developers";s:7:"attribs";a:0:{}s:8:"xml_base";s:0:"";s:17:"xml_base_explicit";b:0;s:8:"xml_lang";s:0:"";}}s:4:"guid";a:1:{i:0;a:5:{s:4:"data";s:56:"https://heropress.com/?post_type=heropress-essays&amp;p=1739";s:7:"attribs";a:0:{}s:8:"xml_base";s:0:"";s:17:"xml_base_explicit";b:0;s:8:"xml_lang";s:0:"";}}s:4:"link";a:1:{i:0;a:5:{s:4:"data";s:51:"https://heropress.com/essays/hire-women-developers/";s:7:"attribs";a:0:{}s:8:"xml_base";s:0:"";s:17:"xml_base_explicit";b:0;s:8:"xml_lang";s:0:"";}}s:11:"description";a:1:{i:0;a:5:{s:4:"data";s:10384:"&lt;img width="960" height="480" src="http://20094-presscdn.pagely.netdna-cdn.com/wp-content/uploads/2018/04/042617-1024x512.jpg" class="attachment-large size-large wp-post-image" alt="Pull Quote: Rarely is a developer or engineer pictured as being female or looking like me. We need to change that." <text:soft-page-break/>/&gt;&lt;blockquote&gt;&lt;p&gt;The journey of a Developer that has the pleasure and gratitude of having WordPress as a resource.&lt;/p&gt;&lt;/blockquote&gt;\n&lt;h3&gt;Who am I and am I good?&lt;/h3&gt;\n&lt;p&gt;We define ourselves in order to navigate life. Like we brand our business or our clients’ websites, we brand ourselves. Remember to define yourself, because others are always going to define you. Be true to yourself.&lt;/p&gt;\n&lt;p&gt;I recall the scene in the movie starring Audrey Hepburn and Rex Herrington where he’s improving her social standing. At the end his manners are called into question. He says,&lt;/p&gt;\n&lt;p&gt;“You see, the great secret, Eliza, is not a question of good manners or bad manners, or any particular sort of manners, but having the same manner for all human souls. The question is not whether I treat you rudely, but whether you’ve ever heard me treat anyone else better.”&lt;/p&gt;\n&lt;p&gt;We are all the same, yet different. We all hurt and desire, yet what we are motivated by may be different. Be true to yourself to follow what you know is meant for you. Trust in the journey. For it is the journey, not the destination, that not only makes up one’s day, but ultimately defines us once we have arrived!&lt;/p&gt;\n&lt;h3&gt;Embrace Your Uniqueness&lt;/h3&gt;\n&lt;p&gt;When I was in sixth grade, the yearbook asked us what we would like to accomplish. While most of the girls wrote modeling or acting (we are in Southern California after all), I wanted to discover a new animal.&lt;/p&gt;\n&lt;p&gt;Discovery has always been one of my passions. WordPress has been a way to discover new ways to combine code to ‘make things happen’ by creating plugins. WordPress has provided a place to practice the developer&amp;#8217;s craft. I’m a working dev and I have a lot of gratitude to give the WordPress community.&lt;/p&gt;\n&lt;p&gt;I have been given time, support, and much patience. The Meetups have provided a place to gain the ground work. We talk about of what concerns that need attention and best practices to put in place (like ensuring site performance).&lt;/p&gt;\n&lt;p&gt;It takes courage to try and fail and fail again. Practice the art of asking lots of questions. Remember, “sometimes it is the people who no one imagines anything of, that do the things that no one could imagine.” So even if someone questions your work, whether you could ever possibly have done that or do that, keep going.&lt;/p&gt;\n&lt;h3&gt;Stereotypes&lt;/h3&gt;\n&lt;p&gt;Imagine an engineer writing a program, a developer creating an application, and a social media specialist crafting creative content. Do you see them at their desks? What does the engineer look like? What does the developer look like? Did you picture them as a female? Typically not. Perhaps the one crafting creative content was pictured as female.&lt;/p&gt;\n&lt;blockquote&gt;&lt;p&gt;Rarely is a developer or engineer pictured as being female or looking anything like me. We need to change that.&lt;/p&gt;&lt;/blockquote&gt;\n&lt;p&gt;It’s been proven that when given identical resumes with name either David or Maria, the hiring committee will determine David to be identified as more qualified every time. Maria’s accomplishments had to be two times better before she is seen as equally qualified as David.&lt;/p&gt;\n&lt;p&gt;We, both men and women, hold ‘implicit biases.&amp;#8217; It is a cultural thing. Men are seen as a more qualified developer. Acknowledging this is the first step.&lt;/p&gt;\n&lt;p&gt;What can we do to help turn this around? First, let’s visit why we should turn this around.&lt;/p&gt;\n&lt;h3&gt;Reason for Diversity (Focusing on Women in Engineering)&lt;/h3&gt;\n&lt;p&gt;We are facing real, large complex problems as a community that requires developers to figure out. Specifically, in the WordPress world, we need a platform, as well as themes and plugins, that appeals to a large audience. True innovation requires a diverse team. It will ensure that different viewpoints, ideas, and solutions are discovered.&lt;/p&gt;\n&lt;p&gt;Women are an asset to the team, especially in the role of developer. Consider the fact that many women are making the buying decisions. A woman developer helps create a product that appeals to a larger audience, which ultimately affects sales. Female developers bring insight to the possibilities of products that are currently missing and overlooked.&lt;/p&gt;\n&lt;p&gt;How do we change this? Hire more women developers. Make it a point to include, describe, and depict developers as women in marketing materials. Encourage women to apply</text:p>
      <text:p text:style-name="P1"><text:s/>for developer positions.&lt;/p&gt;\n&lt;blockquote&gt;&lt;p&gt;If you’re female reading this and you like to problem solve and build things, give development a try.&lt;/p&gt;&lt;/blockquote&gt;\n&lt;p&gt;Just because things are the way they are doesn’t mean they have to stay that way. Typically, women aren’t developers but that can change. WordPress is a community where women developers thrive. WordPress is stronger as a community because of its diversity of users and creators. We all benefit from diversity. <text:soft-page-break/>By having diversity within our community, we grow. We build. Ultimately, we create more opportunity for all.&lt;/p&gt;\n&lt;h3&gt;Some Obstacles Facing Women In STEM&lt;/h3&gt;\n&lt;p&gt;Woman as developers are viewed as being different. Many are questioned why they are doing this. Women will even be treated at as if they shouldn’t be there. Women are conditioned from a young age to be princesses, not engineers.&lt;/p&gt;\n&lt;p&gt;Developers are competitive, like great writers. Competitiveness for the best projects is part of the game. This game is not something that females are ‘taught’ or necessarily have experience in. Men joke with each other differently than women do. Entering the environment from a female perspective, it may seem aggressive and uninviting.&lt;/p&gt;\n&lt;blockquote&gt;&lt;p&gt;It helps to have experience in team sports to help to manage and navigate the competitive male dominated culture of the field.&lt;/p&gt;&lt;/blockquote&gt;\n&lt;p&gt;Another way to ensure success is to join a group that supports women in tech. It will help to deal with issues that arise and gain confidence in an industry that is dominantly male. Typically, women and men communicate differently. Also, I find it a way to relax and relate without needing to worry about so many other unrelated issues. It provides a platform to discuss issues like family, which many times a big impact on a woman’s career &amp;#8212; especially when she has children.&lt;/p&gt;\n&lt;h3&gt;Feminine Aspect&lt;/h3&gt;\n&lt;p&gt;Balancing being feminine in a male dominated field can be difficult. According to Marilyn vos Savant, the person with the highest IQ at 200 and famous advice writer, women who play up their sexual attractiveness make themselves appear ‘lightweight’ and lose ‘parity’ with men. This is not okay since a woman faces pressure in society to look attractive and be nurturing. This is similar to how men are valued by being a provider. This is a real dichotomy. Women are not allowed to be seen as sexually-attractive and competent. It is as if there’s a choice to be made. That is a real problem.&lt;/p&gt;\n&lt;h3&gt;What the WordPress Community has Done for Me&lt;/h3&gt;\n&lt;p&gt;WordPress is to be a community of people who are curious and solve technical questions. Over the years, there has been an emphasis on marketing and business focus. WordPress grows and continues to grow in popularity, creating more and more opportunity.&lt;/p&gt;\n&lt;p&gt;I found the community to be a place to bring questions. It has been a place to find inspiration and to inspire others in my professional journey as a developer. The community has helped me to develop the courage and determination to secure a position as a developer. The WordPress community has been a resource of a network of individuals to turn to for help. It is an open source and sharing community with many talented people.&lt;/p&gt;\n&lt;hr /&gt;\n&lt;p&gt;Elizabeth Shilling, a developer with a degree in psychology with a social, developmental emphasis from UC Santa Barbara, specialized in biological sciences, computer science, business, and teaching. Looking at differences between men and women in math and sciences bloomed during research as an undergrad. It was determined to be cultural, not biological. Social expectations dominate the direction of female students away from engineering sciences rather than intellectual capabilities. She loves coffee and the ocean.&lt;/p&gt;\n&lt;div class="rtsocial-container rtsocial-container-align-right rtsocial-horizontal"&gt;&lt;div class="rtsocial-twitter-horizontal"&gt;&lt;div class="rtsocial-twitter-horizontal-button"&gt;&lt;a title="Tweet: Hire More Women Developers" class="rtsocial-twitter-button" href="https://twitter.com/share?text=Hire%20More%20Women%20Developers&amp;via=heropress&amp;url=https%3A%2F%2Fheropress.com%2Fessays%2Fhire-women-developers%2F" rel="nofollow" target="_blank"&gt;&lt;/a&gt;&lt;/div&gt;&lt;/div&gt;&lt;div class="rtsocial-fb-horizontal fb-light"&gt;&lt;div class="rtsocial-fb-horizontal-button"&gt;&lt;a title="Like: Hire More Women Developers" class="rtsocial-fb-button rtsocial-fb-like-light" href="https://www.facebook.com/sharer.php?u=https%3A%2F%2Fheropress.com%2Fessays%2Fhire-women-developers%2F" rel="nofollow" target="_blank"&gt;&lt;/a&gt;&lt;/div&gt;&lt;/div&gt;&lt;div class="rtsocial-linkedin-horizontal"&gt;&lt;div class="rtsocial-linkedin-horizontal-button"&gt;&lt;a class="rtsocial-linkedin-button" href="https://www.linkedin.com/shareArticle?mini=true&amp;url=https%3A%2F%2Fheropress.com%2Fessays%2Fhire-women-developers%2F&amp;title=Hire+More+Women+Developers" rel="nofollow" target="_blank" title="Share: Hire More Women Developers"&gt;&lt;/a&gt;&lt;/div&gt;&lt;/div&gt;&lt;div class="rtsocial-pinterest-horizontal"&gt;&lt;div class="rtsocial-pinterest-horizontal-button"&gt;&lt;a class="rtsocial-pinterest-button" href="https://pinterest.com/pin/create/button/?url=https://heropress.com/essays/hire-women-<text:soft-page-break/>developers/&amp;media=https://heropress.com/wp-content/uploads/2018/04/042617-150x150.jpg&amp;description=Hire More Women Developers" rel="nofollow" target="_blank" title="Pin: Hire More Women Developers"&gt;&lt;/a&gt;&lt;/div&gt;&lt;/div&gt;&lt;a rel="nofollow" class="perma-link" href="https://heropress.com/essays/hire-women-developers/" title="Hire More Women Developers"&gt;&lt;/a&gt;&lt;/div&gt;&lt;p&gt;The post &lt;a rel="nofollow" href="https://heropress.com/essays/hire-women-developers/"&gt;Hire More Women Developers&lt;/a&gt; appeared first on &lt;a rel="nofollow" href="https://heropress.com"&gt;HeroPress&lt;/a&gt;.&lt;/p&gt;";s:7:"attribs";a:0:{}s:8:"xml_base";s:0:"";s:17:"xml_base_explicit";b:0;s:8:"xml_lang";s:0:"";}}s:7:"pubDate";a:1:{i:0;a:5:{s:4:"data";s:31:"Wed, 26 Apr 2017 14:30:13 +0000";s:7:"attribs";a:0:{}s:8:"xml_base";s:0:"";s:17:"xml_base_explicit";b:0;s:8:"xml_lang";s:0:"";}}}s:32:"http://purl.org/dc/elements/1.1/";a:1:{s:7:"creator";a:1:{i:0;a:5:{s:4:"data";s:18:"Elizabeth Shilling";s:7:"attribs";a:0:{}s:8:"xml_base";s:0:"";s:17:"xml_base_explicit";b:0;s:8:"xml_lang";s:0:"";}}}}}i:15;a:6:{s:4:"data";s:13:"\n<text:tab/>\n<text:tab/>\n<text:tab/>\n<text:tab/>\n<text:tab/>\n<text:tab/>\n";s:7:"attribs";a:0:{}s:8:"xml_base";s:0:"";s:17:"xml_base_explicit";b:0;s:8:"xml_lang";s:0:"";s:5:"child";a:2:{s:0:"";a:5:{s:5:"title";a:1:{i:0;a:5:{s:4:"data";s:69:"WPTavern: WordCamp Europe 2017 Introduces Small Business Sponsorships";s:7:"attribs";a:0:{}s:8:"xml_base";s:0:"";s:17:"xml_base_explicit";b:0;s:8:"xml_lang";s:0:"";}}s:4:"guid";a:1:{i:0;a:5:{s:4:"data";s:29:"https://wptavern.com/?p=69351";s:7:"attribs";a:0:{}s:8:"xml_base";s:0:"";s:17:"xml_base_explicit";b:0;s:8:"xml_lang";s:0:"";}}s:4:"link";a:1:{i:0;a:5:{s:4:"data";s:80:"https://wptavern.com/wordcamp-europe-2017-introduces-small-business-sponsorships";s:7:"attribs";a:0:{}s:8:"xml_base";s:0:"";s:17:"xml_base_explicit";b:0;s:8:"xml_lang";s:0:"";}}s:11:"description";a:1:{i:0;a:5:{s:4:"data";s:3032:"&lt;p&gt;&lt;a href="https://2017.europe.wordcamp.org/" target="_blank"&gt;WordCamp Europe 2017&lt;/a&gt; organizers are counting down 50 days until the largest planned WordPress event to date. Speaker announcements continue to roll out and the recommended hotels are getting booked up at the height of tourist season. As of yesterday, more than 300 of the 500 tickets for &lt;a href="https://wptavern.com/wordcamp-europe-2017-announces-speakers-opens-registration-for-contributor-day" target="_blank"&gt;Contributor Day&lt;/a&gt; have been claimed.&lt;/p&gt;\n&lt;p&gt;This year organizers are &lt;a href="https://wptavern.com/wordcamp-europe-2017-to-experiment-with-sponsors-workshops" target="_blank"&gt;experimenting with sponsor workshops&lt;/a&gt;, a perk targeted at the highest levels of sponsorship, which includes Administrator (€ 38,000) and Super Admin (€ 75,000) tiers. This new item in the sponsor&amp;#8217;s package is described as a &amp;#8220;sponsor &amp;#8220;track&amp;#8221; in the &lt;a href="https://2017.europe.wordcamp.org/files/2016/12/wceu17-sponsorship-kit_122916.pdf" target="_blank"&gt;sponsorship kit brochure&lt;/a&gt; and allows sponsors to hold a talk or a workshop in a dedicated space that accommodates approximately 200 people.&lt;/p&gt;\n&lt;p&gt;In an effort to prevent the event from disproportionately focusing on mega sponsors, the organizing team has created a &lt;a href="https://2017.europe.wordcamp.org/2017/03/23/wordcamp-europe-2017-sponsorship-exclusively-for-small-business/" target="_blank"&gt;new sponsorship package exclusively for small businesses&lt;/a&gt;.&lt;/p&gt;\n&lt;p&gt;&amp;#8220;We recognized that our sponsorship tiers were more geared towards larger WordPress businesses and felt we were not giving small businesses enough opportunity to showcase their products and services and allow them to connect to attendees,&amp;#8221; WCEU Sponsorship co-organizer Remkus de Vries said. &amp;#8220;This is why we created the SMB tier and we hope many see this as a wonderful chance to show off their products and services for what&amp;#8217;s shaping up to be more than 3,000 attendees.&amp;#8221;&lt;/p&gt;\n&lt;p&gt;The Small Business sponsorship level is priced at € 2,500 and is available to companies that generate the majority of their revenue from WordPress and made less than 1 million euro in revenue in 2016. It qualifies the sponsor for a booth in the middle of the event. The table, banner printing, and setup are all handled by the WCEU Sponsor Team.&lt;/p&gt;\n&lt;p&gt;&amp;#8220;Similar to TechCrunch’s Startup Alley, we want to help highlight smaller companies or ones that have just started out,” WCEU Sponsorship co-organizer Noel Tock said. <text:soft-page-break/>“Simply seeking out sponsorship funds the fastest way possible would not be fair to attendees. This helps makes the conversations and experiences a lot more diverse and balanced.&amp;#8221;&lt;/p&gt;\n&lt;p&gt;There are 10 remaining Small Business sponsorship slots, along with 288 micro-sponsorships (€ 150.00). Potential sponsors can &lt;a</text:p>
      <text:p text:style-name="P1"><text:s/>href="http://wceurope.polldaddy.com/s/wordcamp-europe-2017" target="_blank"&gt;apply on the WCEU website&lt;/a&gt;.&lt;/p&gt;\n&lt;div id="epoch-width-sniffer"&gt;&lt;/div&gt;";s:7:"attribs";a:0:{}s:8:"xml_base";s:0:"";s:17:"xml_base_explicit";b:0;s:8:"xml_lang";s:0:"";}}s:7:"pubDate";a:1:{i:0;a:5:{s:4:"data";s:31:"Tue, 25 Apr 2017 18:33:29 +0000";s:7:"attribs";a:0:{}s:8:"xml_base";s:0:"";s:17:"xml_base_explicit";b:0;s:8:"xml_lang";s:0:"";}}}s:32:"http://purl.org/dc/elements/1.1/";a:1:{s:7:"creator";a:1:{i:0;a:5:{s:4:"data";s:13:"Sarah Gooding";s:7:"attribs";a:0:{}s:8:"xml_base";s:0:"";s:17:"xml_base_explicit";b:0;s:8:"xml_lang";s:0:"";}}}}}i:16;a:6:{s:4:"data";s:13:"\n<text:tab/>\n<text:tab/>\n<text:tab/>\n<text:tab/>\n<text:tab/>\n<text:tab/>\n";s:7:"attribs";a:0:{}s:8:"xml_base";s:0:"";s:17:"xml_base_explicit";b:0;s:8:"xml_lang";s:0:"";s:5:"child";a:2:{s:0:"";a:5:{s:5:"title";a:1:{i:0;a:5:{s:4:"data";s:84:"WPTavern: WordPress 4.8 Will End Support for Internet Explorer Versions 8, 9, and 10";s:7:"attribs";a:0:{}s:8:"xml_base";s:0:"";s:17:"xml_base_explicit";b:0;s:8:"xml_lang";s:0:"";}}s:4:"guid";a:1:{i:0;a:5:{s:4:"data";s:29:"https://wptavern.com/?p=69314";s:7:"attribs";a:0:{}s:8:"xml_base";s:0:"";s:17:"xml_base_explicit";b:0;s:8:"xml_lang";s:0:"";}}s:4:"link";a:1:{i:0;a:5:{s:4:"data";s:93:"https://wptavern.com/wordpress-4-8-will-end-support-for-internet-explorer-versions-8-9-and-10";s:7:"attribs";a:0:{}s:8:"xml_base";s:0:"";s:17:"xml_base_explicit";b:0;s:8:"xml_lang";s:0:"";}}s:11:"description";a:1:{i:0;a:5:{s:4:"data";s:4371:"&lt;p&gt;&lt;a href="https://i0.wp.com/wptavern.com/wp-content/uploads/2017/04/ie-logo.jpg?ssl=1"&gt;&lt;img /&gt;&lt;/a&gt;&lt;/p&gt;\n&lt;p&gt;Over the weekend, Matt Mullenweg announced that the upcoming WordPress 4.8 release will &lt;a href="https://make.wordpress.org/core/2017/04/23/target-browser-coverage/" target="_blank"&gt;drop support for IE versions 8, 9, and 10&lt;/a&gt;. Core contributors have been &lt;a href="https://make.wordpress.org/core/2017/02/28/the-new-editor-and-browser-support/" target="_blank"&gt;discussing&lt;/a&gt; &lt;a href="https://make.wordpress.org/core/2017/03/13/continued-discussion-on-browser-support/" target="_blank"&gt;browser support&lt;/a&gt; for the past two months in relationship to setting technical requirements for the new editor.&lt;/p&gt;\n&lt;p&gt;Microsoft &lt;a href="https://www.microsoft.com/en-us/WindowsForBusiness/End-of-IE-support" target="_blank"&gt;discontinued support for IE 8, 9, and 10&lt;/a&gt; in January 2016, which means these versions no longer receive security updates. Mullenweg said that attempting to continue supporting these browsers is holding back WordPress development.&lt;/p&gt;\n&lt;p&gt;&amp;#8220;I realize that folks still running these browsers are probably stuck with them because of something out of their control, like being at a library or something,&amp;#8221; Mullenweg said. &amp;#8220;Depending on how you count it, those browsers combined are either around 3% or under 1% of total users, but either way they’ve fallen below the threshold where it’s helpful for WordPress to continue testing and developing against.&amp;#8221;&lt;/p&gt;\n&lt;p&gt;In an effort to determine how many people are still using these insecure and obsolete browsers, Jonathan Desrosiers collected data from three different sources. The following are numbers for global IE usage published by StatCounter&amp;#8217;s &lt;a href="http://gs.statcounter.com/" target="_blank"&gt;GlobalStats&lt;/a&gt;, which Desrosiers said are nearly identical to WordPress.com&amp;#8217;s numbers:&lt;/p&gt;\n&lt;ul&gt;\n&lt;li&gt;IE8: 0.41%&lt;/li&gt;\n&lt;li&gt;IE9: 0.26%&lt;/li&gt;\n&lt;li&gt;IE10: 0.26%&lt;/li&gt;\n&lt;li&gt;IE11: 3.79%&lt;/li&gt;\n&lt;/ul&gt;\n&lt;p&gt;WordPress will not stop working entirely in these browsers, but after the 4.8 release contributors will no longer test new features against older versions of IE. Some capabilities in wp-admin may be more limited. Mullenweg confirmed that the next versions of TinyMCE will no support older IE versions.&lt;/p&gt;\n&lt;p&gt;Global IE usage has declined from 7.44% in March 2016 to 4.18% in March 2017. IE marketshare has been shrinking as mobile device usage has gone up. October 2016 marked the first month in history that &lt;a href="http://gs.statcounter.com/press/mobile-and-tablet-internet-usage-exceeds-desktop-for-first-time-worldwide" target="_blank"&gt;mobile and tablet traffic exceeded desktop usage worldwide&lt;/a&gt;. As this trend of declining desktop usage continues, IE will <text:soft-page-break/>likely be buried within a couple of years.&lt;/p&gt;\n&lt;p&gt;&amp;#8220;I have been hard pressed to find a U.S. government agency running a version of IE less than 11,&amp;#8221; WordPress lead developer Andrew Nacin commented on the announcement. &amp;#8220;Government agency websites similarly see negligible traffic from IE &amp;lt; 11.&amp;#8221;&lt;/p&gt;\n&lt;p&gt;The decision to drop support for IE 8, 9, and 10 was met with celebration from the WordPress developer community. Focusing on browsers that still receive security updates is a better use of open source contributors&amp;#8217; time and resources. Developers who do client work can also refer to WordPress&amp;#8217; IE support policy when pressured by clients to support insecure browsers.&lt;/p&gt;\n&lt;p&gt;Naturally, the topic of raising minimum browser requirements resulted in developers lobbying to drop support for PHP 5.2, which reached end of life more than six years ago. In March 2015, &lt;a href="https://wptavern.com/wordpress-version-stats-updated-more-than-13-of-sites-are-running-wordpress-4-1" target="_blank"&gt;WordPress stats estimated PHP 5.2 usage at 16.6%&lt;/a&gt;, but that number has dropped steadily to &lt;a href="https://wordpress.org/about/stats/" target="_blank"&gt;5.1%&lt;/a&gt; today. The task of updating a browser to the latest version was designed to be easy for users, but upgrading PHP versions is still somewhat complicated for those who are not receiving help from their hosting companies. The 5.1% on PHP 5.2 represents millions of users who would need to cross a significant hurdle into order to stay current with the latest version of WordPress.&lt;/p&gt;\n&lt;div id="epoch-width-sniffer"&gt;&lt;/div&gt;";s:7:"attribs";a:0:{}s:8:"xml_base";s:0:"";s:17:"xml_base_explicit";b:0;s:8:"xml_lang";s:0:"";}}s:7:"pubDate";a:1:{i:0;a:5:{s:4:"data";s:31:"Mon, 24 Apr 2017 21:18:07 +0000";s:7:"attribs";a:0:{}s:8:"xml_base";s:0:"";s:17:"xml_base_explicit";b:0;s:8:"xml_lang";s:0:"";}}}s:32:"http://purl.org/dc/elements/1.1/";a:1:{s:7:"creator";a:1:{i:0;a:5:{s:4:"data";s:13:"Sarah Gooding";s:7:"attribs";a:0:{}s:8:"xml_base";s:0:"";s:17:"xml_base_explicit";b:0;s:8:"xml_lang";s:0:"";}}}}}i:17;a:6:{s:4:"data";s:13:"\n<text:tab/>\n<text:tab/>\n<text:tab/>\n<text:tab/>\n<text:tab/>\n<text:tab/>\n";s:7:"attribs";a:0:{}s:8:"xml_base";s:0:"";s:17:"xml_base_explicit";b:0;s:8:"xml_lang";s:0:"";s:5:"child";a:2:{s:0:"";a:5:{s:5:"title";a:1:{i:0;a:5:{s:4:"data";s:94:"Post Status: Breaking into and building community, with WordPress and beyond — Draft podcast";s:7:"attribs";a:0:{}s:8:"xml_base";s:0:"";s:17:"xml_base_explicit";b:0;s:8:"xml_lang";s:0:"";}}s:4:"guid";a:1:{i:0;a:5:{s:4:"data";s:31:"https://poststatus.com/?p=36524";s:7:"attribs";a:0:{}s:8:"xml_base";s:0:"";s:17:"xml_base_explicit";b:0;s:8:"xml_lang";s:0:"";}}s:4:"link";a:1:{i:0;a:5:{s:4:"data";s:82:"https://poststatus.com/breaking-building-community-wordpress-beyond-draft-podcast/";s:7:"attribs";a:0:{}s:8:"xml_base";s:0:"";s:17:"xml_base_explicit";b:0;s:8:"xml_lang";s:0:"";}}s:11:"description";a:1:{i:0;a:5:{s:4:"data";s:1913:"&lt;p&gt;Welcome to the Post Status &lt;a href="https://poststatus.com/category/draft"&gt;Draft podcast&lt;/a&gt;, which you can find &lt;a href="https://itunes.apple.com/us/podcast/post-status-draft-wordpress/id976403008"&gt;on iTunes&lt;/a&gt;, &lt;a href="https://play.google.com/music/m/Ih5egfxskgcec4qadr3f4zfpzzm?t=Post_Status__Draft_WordPress_Podcast"&gt;Google Play&lt;/a&gt;, &lt;a href="http://www.stitcher.com/podcast/krogsgard/post-status-draft-wordpress-podcast"&gt;Stitcher&lt;/a&gt;, and &lt;a href="http://simplecast.fm/podcasts/1061/rss"&gt;via RSS&lt;/a&gt; for your favorite podcatcher. Post Status Draft is hosted by Brian Krogsgard.&lt;/p&gt;\n&lt;p&gt;Brian is joined by guest-host Matt Medeiros &amp;#8212; host of the &lt;a href="https://mattreport.com/"&gt;Matt Report podcast&lt;/a&gt;, and many other ventures in the WordPress ecosystem. They discuss community building, their experiences building community in the WordPress world, and the challenges of getting involved in a new community.&lt;/p&gt;\n&lt;p&gt;&lt;a href="https://audio.simplecast.com/67536.mp3"&gt;https://audio.simplecast.com/67536.mp3&lt;/a&gt;&lt;br /&gt;\n&lt;a href="https://audio.simplecast.com/67536.mp3"&gt; Direct Download&lt;/a&gt;&lt;/p&gt;\n&lt;h3&gt;Links&lt;/h3&gt;\n&lt;ul&gt;\n&lt;li&gt;&lt;a href="http://craftedbymatt.com/"&gt;Crafted by Matt&lt;/a&gt;&lt;/li&gt;\n&lt;li&gt;&lt;a href="https://mattreport.com/"&gt;Matt Report&lt;/a&gt;&lt;/li&gt;\n&lt;li&gt;&lt;a href="https://poststatus.com/jobs/"&gt;Post Status WordPress Jobs&lt;/a&gt;&lt;/li&gt;\n&lt;li&gt;&lt;a href="https://www.youtube.com/watch?v=cQlcN0Wf-FE&amp;feature=youtu.be"&gt;This WordPress community is not for the taking&lt;/a&gt;&lt;/li&gt;\n&lt;/ul&gt;\n&lt;h3&gt;Sponsor: Prospress&lt;/h3&gt;\n&lt;p&gt;&lt;a <text:soft-page-break/>href="https://prospress.com/"&gt;Prospress&lt;/a&gt; makes the WooCommerce Subscriptions plugin, that enables you to turn your online business into a recurring revenue business. Whether you want to ship a box or setup digital subscriptions like I have on Post Status, Prospress has you covered. Check out &lt;a href="https://prospress.com/"&gt;Prospress.com&lt;/a&gt; for more, and thanks to Prospress for being a Post Status partner.&lt;/p&gt;";s:7:"attribs";a:0:{}s:8:"xml_base";s:0:"";s:17:"xml_base_explicit";b:0;s:8:"xml_lang";s:0:"";}}s:7:"pubDate";a:1:{i:0;a:5:{s:4:"data";s:31:"Mon, 24 Apr 2017 19:13:24 +0000";s:7:"attribs";a:0:{}s:8:"xml_base";s:0:"";s:17:"xml_base_explicit";b:0;s:8:"xml_lang";s:0:"";}}}s:32:"http://purl.org/dc/elements/1.1/";a:1:{s:7:"creator";a:1:{i:0;a:5:{s:4:"data";s:14:"Katie Richards";s:7:"attribs";a:0:{}s:8:"xml_base";s:0:"";s:17:"xml_base_explicit";b:0;s:8:"xml_lang";s:0:"";}}}}}i:18;a:6:{s:4:"data";s:13:"\n<text:tab/>\n<text:tab/>\n<text:tab/>\n<text:tab/>\n<text:tab/>\n<text:tab/>\n";s:7:"attribs";a:0:{}s:8:"xml_base";s:0:"";s:17:"xml_base_explicit";b:0;s:8:"xml_lang";s:0:"";s:5:"child";a:2:{s:0:"";a:5:{s:5:"title";a:1:{i:0;a:5:{s:4:"data";s:80:"WPTavern: New Plugin Offers Better Plugin Recommendations in the WordPress Admin";s:7:"attribs";a:0:{}s:8:"xml_base";s:0:"";s:17:"xml_base_explicit";b:0;s:8:"xml_lang";s:0:"";}}s:4:"guid";a:1:{i:0;a:5:{s:4:"data"</text:p>
      <text:p text:style-name="P1">;s:29:"https://wptavern.com/?p=69226";s:7:"attribs";a:0:{}s:8:"xml_base";s:0:"";s:17:"xml_base_explicit";b:0;s:8:"xml_lang";s:0:"";}}s:4:"link";a:1:{i:0;a:5:{s:4:"data";s:91:"https://wptavern.com/new-plugin-offers-better-plugin-recommendations-in-the-wordpress-admin";s:7:"attribs";a:0:{}s:8:"xml_base";s:0:"";s:17:"xml_base_explicit";b:0;s:8:"xml_lang";s:0:"";}}s:11:"description";a:1:{i:0;a:5:{s:4:"data";s:4958:"&lt;p&gt;If you work with WordPress every day you may have learned to tune out the recommended plugins in the admin by now, but the &amp;#8220;Add Plugins&amp;#8221; screen is an important part of the new user experience. WordPress developers &lt;a href="https://jkudish.com/2017/04/20/better-plugin-recommendations-for-wordpress/" target="_blank"&gt;Joey Kudish&lt;/a&gt; and &lt;a href="https://secretpizza.party/wordpress-needs-curation/" target="_blank"&gt;Nick Hamze&lt;/a&gt; have released a plugin that brings better recommendations to the admin.&lt;/p&gt;\n&lt;p&gt;Hamze contends that the first plugins that appear in the featured section have a smaller, niche audience, and are unlikely to be useful to the majority of new users.&lt;/p&gt;\n&lt;p&gt;&lt;a href="https://i2.wp.com/wptavern.com/wp-content/uploads/2017/04/add-new-plugins-featured.png?ssl=1"&gt;&lt;img /&gt;&lt;/a&gt;&lt;/p&gt;\n&lt;p&gt;The recommended plugins are slightly better, as they are based on plugins that the user and other users have installed. However, Hamze believes they could be tweaked even further to display plugins that specifically benefit new users. The Recommended tab was &lt;a href="https://core.trac.wordpress.org/ticket/30337" target="_blank"&gt;introduced two years ago&lt;/a&gt; to display results based on plugins that are commonly used together. It excludes plugins that users already have installed.&lt;/p&gt;\n&lt;p&gt;&lt;a href="https://i0.wp.com/wptavern.com/wp-content/uploads/2017/04/recommended-plugins.png?ssl=1"&gt;&lt;img /&gt;&lt;/a&gt;&lt;/p&gt;\n&lt;p&gt;&amp;#8220;I really want to help WordPress but I think what is most needed isn’t a new editor or more guidelines but rather someone to take all the stuff in this fractured ecosystem and bring it together,&amp;#8221; Hamze said. &amp;#8220;Get rid of all the crap and only show people the stuff worth using.&amp;#8221;&lt;/p&gt;\n&lt;p&gt;Hamze said he doesn&amp;#8217;t know if WordPress can solve this problem diplomatically with code. He believes manual curation is required to deliver the best new user experience. A &lt;a href="https://core.trac.wordpress.org/ticket/34212" target="_blank"&gt;ticket&lt;/a&gt; for re-thinking the default &amp;#8216;Add Plugins&amp;#8217; tabs/filters was is open on WordPress trac, as the plugins that appear in these screens have remained unchanged for some time. The ticket hasn&amp;#8217;t received much discussion yet.&lt;/p&gt;\n&lt;p&gt;The &lt;a href="https://wordpress.org/plugins/better-plugin-recommendations/" target="_blank"&gt;Better Plugin Recommendations&lt;/a&gt; plugin removes the default and featured recommendations tabs and includes a new recommendations tab curated by Hamze to appeal to new users. Below is an example of the first 10 recommendations the plugin includes:&lt;/p&gt;\n&lt;p&gt;&lt;a href="https://i2.wp.com/wptavern.com/wp-content/uploads/2017/04/better-recommended-plugins.png?ssl=1"&gt;&lt;img /&gt;&lt;/a&gt;&lt;/p&gt;\n&lt;p&gt;Hamze uses the following criteria to select the <text:soft-page-break/>recommended plugins:&lt;/p&gt;\n&lt;ul&gt;\n&lt;li&gt;Price (Free)&lt;/li&gt;\n&lt;li&gt;Numbers of users&lt;/li&gt;\n&lt;li&gt;Average Rating&lt;/li&gt;\n&lt;li&gt;Last Updated&lt;/li&gt;\n&lt;li&gt;Support Given&lt;/li&gt;\n&lt;/ul&gt;\n&lt;p&gt;When asked why the recommendations don&amp;#8217;t include Jetpack, Hamze said it didn&amp;#8217;t seem necessary, given its high position in the popular tab and the fact that it already comes pre-installed with many hosts.&lt;/p&gt;\n&lt;blockquote class="twitter-tweet"&gt;\n&lt;p lang="en" dir="ltr"&gt;&lt;a href="https://twitter.com/jeherve"&gt;@jeherve&lt;/a&gt; &lt;a href="https://twitter.com/jkudish"&gt;@jkudish&lt;/a&gt; &lt;a href="https://twitter.com/jetpack"&gt;@jetpack&lt;/a&gt; Haha, I actually like jetpack but since it''s already at the top of the popular tab and preinstalled almost everywhere, didn''t seem necessary&lt;/p&gt;\n&lt;p&gt;&amp;mdash; Nick Hamze (@NickHamze) &lt;a href="https://twitter.com/NickHamze/status/855389412510674944"&gt;April 21, 2017&lt;/a&gt;&lt;/p&gt;&lt;/blockquote&gt;\n&lt;p&gt;&lt;/p&gt;\n&lt;p&gt;Hamze and Kudish created a web service that delivers the recommendations to sites where the plugin is installed. The node &lt;a href="https://better-plugin-recommendations.now.sh"&gt;server&lt;/a&gt; is powered by &lt;a href="https://hapijs.com/" target="_blank"&gt;hapi.js&lt;/a&gt; and is open source on &lt;a href="https://github.com/secretpizzaparty/better-plugin-recommendations-server" target="_blank"&gt;GitHub&lt;/a&gt;&lt;/p&gt;\n&lt;p&gt;&amp;#8220;If the idea is well received in the community, I’d love to expand on it further and include some plugins from outside the WordPress.org plugin repository in our recommendations, as I think there’s some great third-party plugins that new users should definitely know about,&amp;#8221; collaborator Joey Kudish said.&lt;/p&gt;\n&lt;p&gt;Hamze said he doesn&amp;#8217;t expect there to be many regular users who will find and install the plugin but hopes that hosting companies will integrate it by default for their WordPress customers.&lt;/p&gt;\n&lt;p&gt;&amp;#8220;What I’m hoping is that I can convince the hosting companies to preinstall this (maybe in the MU folder) for their customers,&amp;#8221; Hamze said. &amp;#8220;The app blends in seamlessly with WordPress. There are no ads or branding. The plugin is designed solely to help new users find great plugins to help them on their WordPress journey.&amp;#8221;&lt;/p&gt;\n&lt;div id="epoch-width-sniffer"&gt;&lt;/div&gt;";s:7:"attribs";a:0:{}s:8:"xml_base";s:0:"";s:17:"xml_base_explicit";b:0;s:8:"xml_lang";s:0:"";}}s:7:"pubDate";a:1:{i:0;a:5:{s:4:"data";s:31:"Mon, 24 Apr 2017 14:11:46 +0000";s:7:"attribs";a:0:{}s:8:"xml_base";s:0:"";s:17:"xml_base_explicit";b:0;s:8:"xml_lang";s:0:"";}}}s:32:"http://purl.org/dc/elements/1.1/";a:1:{s:7:"creator";a:1:{i:0;a:5:{s:4:"data";s:13:"Sarah Gooding";s:7:"attribs";a:0:{}s:8:"xml_base";s:0:"";s:17:"xml_base_explicit";b:0;s:8:"xml_lang";s:0:"";}}}}}i:19;a:6:{s:4:"data";s:13:"\n<text:tab/>\n<text:tab/>\n<text:tab/>\n<text:tab/>\n<text:tab/>\n<text:tab/>\n";s:7:"attribs";a:0:{}s:8:"xml_base";s:0:"";s:17:"xml_base_explicit";b:0;s:8:"xml_lang";s:0:"";s:5:"child";a:2:{s:0:"";a:5:{s:5:"title";a:1:{i:0;a:5:{s:4:"data";s:25:"Matt: Songs for My Father";s:7:"attribs";a:0:{}s:8:"xml_base";s:0:"";s:17:"xml_base_explicit";b:0;s:8:"xml_lang";s:0:"";}}s:4:"guid";a:1:{i:0;a:5:{s:4:"data";s:22:"https://ma.tt/?p=47222";s:7:"attribs";a:0:{}s:8:"xml_base";s:0:"";s:17:"xml_base_explicit";b:0;s:8:"xml_lang";s:0:"";}}s:4:"link";a:1:{i:0;a:5:{s:4:"data";s:42:"https://ma.tt/2017/04/songs-for-my-father/";s:7:"attribs";a:0:{}s:8:"xml_base";s:0:"";s:17:"xml_base_explicit";b:0;s:8:"xml_lang";s:0:"";}}s:11:"description";a:1:{i:0;a:5:{s:4:"data";s:4027:"&lt;p&gt;One of the things that surprised me most about when my Dad was sick last year was that while he was in the hospital over about 5 weeks he lost any interest in music, TV, movies, anything on a screen. Music was particularly surprising given that he had music on at his desk pretty much all the time, and really enjoyed loading a new CD or record into the media library he had set up at home. One of the songs I remember playing for him was from a band, Manhattan Transfer, that we used to listen to a lot when I was younger and just learning about jazz, I chose &lt;a href="https://www.youtube.com/watch?v=wwL9xf3YQ-4"&gt;Tuxedo Junction&lt;/a&gt; because it might cheer him up.&lt;/p&gt;\n&lt;p&gt;I remember him smiling faintly. (I wish I had played him more music. I wish I had recorded more of his stories, ideally before he got sick. I wish I had figured out how to navigate the hospital and health care system better.)&lt;/p&gt;\n&lt;p&gt;What I didn&amp;#8217;t anticipate was how after &lt;a href="https://ma.tt/2016/04/in-memoriam-chuck-mullenweg/"&gt;his death&lt;/a&gt; there would be aftershocks of grief that would hit me over and over <text:soft-page-break/>again, especially while driving or in a plane. I went from crying maybe three times in the past decade to breaking down at the end of a company town hall, when talking to family, when my Mom found out about the anniversary present my Dad had been looking at, and with any number of songs that unexpectedly took on a new meaning.&lt;/p&gt;\n&lt;p&gt;&lt;a href="https://www.youtube.com/watch?v=RgKAFK5djSk"&gt;Wiz Khalifa &amp;amp; Charlie Puth&amp;#8217;s See You Again&lt;/a&gt;, is obvious, and was in heavy rotation every public place I went; &lt;a href="https://www.youtube.com/watch?v=LHCob76kigA"&gt;Lukas Graham&amp;#8217;s 7 Years&lt;/a&gt; completely broke me down when it talked about children &amp;#8212; if I ever have any my father will never meet them; &lt;a href="https://www.youtube.com/watch?v=WibQR0tQ0P8"&gt;Kayne &amp;amp; Paul McCartney&amp;#8217;s Only One&lt;/a&gt;, the tribute to Kanye&amp;#8217;s daughter and passed mother and I think perhaps his best song; &lt;a href="https://www.youtube.com/watch?v=lp-EO5I60KA"&gt;Ed Sheeran&amp;#8217;s Thinking Out Loud&lt;/a&gt;, about growing old together, turning 70 as he was so close to doing; &lt;a href="https://www.youtube.com/watch?v=LkBKJMTCHGk"&gt;Kanye&amp;#8217;s Ultralight Beam&lt;/a&gt; snuck up on me, I didn&amp;#8217;t expect it, but the questioning and gospel and anger and hope in it captured something I didn&amp;#8217;t even realize I was feeling. Even jazz wasn&amp;#8217;t safe, &lt;a href="https://www.youtube.com/watch?v=CWeXOm49kE0"&gt;Horace Silver&amp;#8217;s lyric-less Song for My Father&lt;/a&gt; had the same effect.&lt;/p&gt;\n&lt;p&gt;&lt;img /&gt;&lt;/p&gt;\n&lt;p&gt;&lt;a href="https://www.youtube.com/watch?v=9NLZCLKppZs"&gt;John Mayer&amp;#8217;s Stop This Train&lt;/a&gt; is a song I&amp;#8217;ve probably heard a hundred times since it came out in 2006, but all of sudden these words meant something completely different:&lt;/p&gt;\n&lt;blockquote&gt;&lt;p&gt;So scared of getting older&lt;br /&gt;\nI&amp;#8217;m only good at being young&lt;br /&gt;\nSo I play the numbers game&lt;br /&gt;\nTo find a way to say that life has just begun&lt;/p&gt;\n&lt;p&gt;Had a talk with my old man&lt;br /&gt;\nSaid, &amp;#8220;Help me understand&amp;#8221;&lt;br /&gt;\nHe said, &amp;#8220;Turn sixty-eight&lt;br /&gt;\nYou&amp;#8217;ll renegotiate&amp;#8221;&lt;/p&gt;&lt;/blockquote&gt;\n&lt;p&gt;I almost had to pull the car over: he was sixty-eight. What I would give for just one more conversation</text:p>
      <text:p text:style-name="P1"><text:s/>with him like the one the day before he passed. I wish I had written more down, recorded more of his stories, learned more about his journey.&lt;/p&gt;\n&lt;p&gt;As the year has passed, the surprise crying is much less common even when one of &lt;a href="https://open.spotify.com/user/1211384122/playlist/3UiuLpSyYUZduDPkaaCmCA"&gt;these songs&lt;/a&gt; comes on the radio. Usually when I think of my father it&amp;#8217;s with a smile. I&amp;#8217;ve even had a few treasured dreams where we&amp;#8217;ve been able to talk, nothing that made much sense (it was a dream) but I remember waking up with an overwhelming feeling of enveloping love. While the &amp;#8220;new normal&amp;#8221; is different, I can&amp;#8217;t say it&amp;#8217;s better &amp;#8212; he&amp;#8217;s still gone.&lt;/p&gt;";s:7:"attribs";a:0:{}s:8:"xml_base";s:0:"";s:17:"xml_base_explicit";b:0;s:8:"xml_lang";s:0:"";}}s:7:"pubDate";a:1:{i:0;a:5:{s:4:"data";s:31:"Sat, 22 Apr 2017 05:12:39 +0000";s:7:"attribs";a:0:{}s:8:"xml_base";s:0:"";s:17:"xml_base_explicit";b:0;s:8:"xml_lang";s:0:"";}}}s:32:"http://purl.org/dc/elements/1.1/";a:1:{s:7:"creator";a:1:{i:0;a:5:{s:4:"data";s:4:"Matt";s:7:"attribs";a:0:{}s:8:"xml_base";s:0:"";s:17:"xml_base_explicit";b:0;s:8:"xml_lang";s:0:"";}}}}}i:20;a:6:{s:4:"data";s:13:"\n<text:tab/>\n<text:tab/>\n<text:tab/>\n<text:tab/>\n<text:tab/>\n<text:tab/>\n";s:7:"attribs";a:0:{}s:8:"xml_base";s:0:"";s:17:"xml_base_explicit";b:0;s:8:"xml_lang";s:0:"";s:5:"child";a:2:{s:0:"";a:5:{s:5:"title";a:1:{i:0;a:5:{s:4:"data";s:46:"WPTavern: Embed Mastodon Statuses in WordPress";s:7:"attribs";a:0:{}s:8:"xml_base";s:0:"";s:17:"xml_base_explicit";b:0;s:8:"xml_lang";s:0:"";}}s:4:"guid";a:1:{i:0;a:5:{s:4:"data";s:29:"https://wptavern.com/?p=68788";s:7:"attribs";a:0:{}s:8:"xml_base";s:0:"";s:17:"xml_base_explicit";b:0;s:8:"xml_lang";s:0:"";}}s:4:"link";a:1:{i:0;a:5:{s:4:"data";s:57:"https://wptavern.com/embed-mastodon-statuses-in-wordpress";s:7:"attribs";a:0:{}s:8:"xml_base";s:0:"";s:17:"xml_base_explicit";b:0;s:8:"xml_lang";s:0:"";}}s:11:"description";a:1:{i:0;a:5:{s:4:"data";s:4387:"&lt;p&gt;&lt;a href="https://i2.wp.com/wptavern.com/wp-content/uploads/2017/04/mastodon-logo.png?ssl=1"&gt;&lt;img /&gt;&lt;/a&gt;&lt;/p&gt;\n&lt;p&gt;After the &lt;a <text:soft-page-break/>href="https://blog.twitter.com/2017/now-on-twitter-140-characters-for-your-replies" target="_blank"&gt;controversial changes to Twitter&amp;#8217;s @reply feature&lt;/a&gt;, which no longer counts usernames towards the 140-character limit, Mastodon registrations rose sharply. &lt;a href="https://mastodon.social/" target="_blank"&gt;Mastodon&lt;/a&gt; is a free, open source, decentralized network that <text:s/>has many similarities to Twitter. The software, named in honor of its creator&amp;#8217;s favorite metal band, was launched in October and registered 24,000 users in the first six months. A strong negative reaction to Twitter&amp;#8217;s changes has fueled a spike in Mastodon registrations. In the last week alone, the software&amp;#8217;s user base has grown from 237,000 users on April 15 to &lt;a href="https://mnm.eliotberriot.com/dashboard/db/network-drilldown?refresh=30m&amp;orgId=1&amp;from=now-7d&amp;to=now" target="_blank"&gt;more than 414,000 users&lt;/a&gt; today.&lt;/p&gt;\n&lt;p&gt;Mastodon is different from Twitter in that it is broken up into different independently-hosted instances. Whereas Twitter has struggled to combat trolls and abuse on its platform, Mastodon instances can each declare and enforce their own rules. For example, the flagship &lt;a href="https://mastodon.social/about/more" target="_blank"&gt;Mastodon.social&lt;/a&gt; instance bans content that is illegal in Germany or France, such as Nazi symbolism and Holocaust denial, excessive advertising, racism, sexism, and other undesirable posts.&lt;/p&gt;\n&lt;p&gt;Mastodon&amp;#8217;s Tweetdeck-style interface allows users to post &amp;#8220;toots&amp;#8221; with a 500-word character limit. Toots can also be published with a content warning so that users can choose whether to view it.&lt;/p&gt;\n&lt;p&gt;&lt;a href="https://i0.wp.com/wptavern.com/wp-content/uploads/2017/04/mastodon.png?ssl=1"&gt;&lt;img /&gt;&lt;/a&gt;&lt;/p&gt;\n&lt;p&gt;With all the increased activity around Mastodon this week, there was bound to be someone with the desire to display toots on their website. The first plugin for bringing Mastodon content into WordPress has landed in the plugin directory. &lt;a href="https://wordpress.org/plugins/embed-mastodon/" target="_blank"&gt;Embed Mastodon&lt;/a&gt; was created by David Libeau, a French developer and Mastodon enthusiast. It allows users to embed toots using a shortcode.&lt;/p&gt;\n&lt;p&gt;&lt;a href="https://i2.wp.com/wptavern.com/wp-content/uploads/2017/04/mastodon-embed.png?ssl=1"&gt;&lt;img /&gt;&lt;/a&gt;&lt;/p&gt;\n&lt;p&gt;&amp;#8220;I created this plugin because &lt;a href="http://www.numerama.com/" target="_blank"&gt;Numerama&lt;/a&gt;, a french tech website, was saying that it could be cool to embed Mastodon statuses, like with Twitter, in WordPress,&amp;#8221; Libeau said. &amp;#8220;I was thinking the same when I wrote a small article on my personal blog. I am using both Twitter and Mastodon but want to progressively leave Twitter.&amp;#8221;&lt;/p&gt;\n&lt;p&gt;Libeau said he is not a WordPress developer and Mastodon Embed is his first plugin. He does not know if it&amp;#8217;s coded well but said users may be interested in &lt;a href="https://github.com/ginsterbusch/mastodon-embed" target="_blank"&gt;an alternative plugin on GitHub&lt;/a&gt; that is a complete rewrite of his effort. The rewrite includes multiple embeds, caching, proper shortcode initialization, and fallback to &amp;#8220;direct&amp;#8221; embeds if embed via iframe is forbidden.&lt;/p&gt;\n&lt;p&gt;Libeau said he doesn&amp;#8217;t know what will happen to his plugin in light of the rewrite, but he is continuing to develop &lt;a href="http://mastodon.tools/" target="_blank"&gt;small tools for Mastodon users&lt;/a&gt;. Mastodon has an open API for apps and services, which makes it easy for developers to build things that integrate with it.&lt;/p&gt;\n&lt;p&gt;After testing the Mastodon Embed plugin I found that it works but may have a couple of styling issues with the link display. If you find that it&amp;#8217;s not working, it&amp;#8217;s possible that your particular Mastodon instance configuration does not allow embedding via iFrame. To resolve this you may need to contact the admin of the instance or use the fork of the plugin that has a fallback for this scenario. If you find a bug with the Mastodon Embed plugin hosted on WordPress.org, you can &lt;a href="https://github.com/DavidLibeau/mastodon-tools/issues" target="_blank"&gt;log an issue on Libeau&amp;#8217;s Mastodon Tools repository&lt;/a&gt;.&lt;/p&gt;\n&lt;div id="epoch-width-sniffer"&gt;&lt;/div&gt;";s:7:"attribs";a:0:{}s:8:"xml_base";s:0:"";s:17:"xml_base_explicit";b:0;s:8:"xml_lang";s:0:"";}}s:7:"pubDate";a:1:{i:0;a:5:{s:4:"data";s:31:"Sat, 22 Apr 2017 03:18:28 +0000";s:7:"attribs";a:0:{}s:8:"xml_base";s:0:"";s:17:"xml_base_explicit";b:0;s:8:"xml_lang";s:0:"";}}}s:32:"http://purl.org/dc/elements/1.1/";a:1:{s:7:"creator";a:1:{i:0;a:5:{s:4:"data";s:13:"Sarah Gooding";s:7:"attribs";a:0:<text:soft-page-break/>{}s:8:"xml_base";s:0:"";s:17:"xml_base_explicit";b:0;s:8:"xml_lang";s:0:"";}}}}}i:21;a:6:{s:4:"data";s:13:"\n<text:tab/>\n<text:tab/>\n<text:tab/>\n<text:tab/>\n<text:tab/>\n<text:tab/>\n";s:7:"attribs";a:0:{}s:8:"xml_base";s:0:"";s:17:"xml_base_explicit";b:0;s:8:"xml_lang";s:0:"";s:5:"child";a:2:{s:0:"";a:5:{s:5:"title";a:1:{i:0;a:5:{s:4:"data";s:57:"WPTavern: Headway Themes Appears to be Dying a Slow Death";s:7:"attribs";a:0:{}s:8:"xml_base";s:0:"";s:17:"xml_base_explicit";b:0;s:8:"xml_lang";s:0:"";}}s:4:"guid";a:1:{i:0;a:5:{s:4:"data";s:29:"https://wptavern.com/?p=68837";s:7:"attribs";a:0:{}s:8:"xml_base";s:0:"";s:17:"xml_base_explicit";b:0;s:8:"xml_lang";s:0:"";}}s:4:"link";a:1:{i:0;a:5:{s:4:"data";s:68:"https://wptavern.com/headway-themes-appears-to-be-dying-a-slow-death";s:7:"attribs";a:0:{}s:8:"xml_base";s:0:"";s:17:"xml_base_explicit";b:0;s:8:"xml_lang";s:0:"";}}s:11:"description";a:1:{i:0;a:5:{s:4:"data";s:9405:"&lt;p&gt;It&amp;#8217;s been seven months since Grant and Clay Griffiths, founders of Headway Themes, &lt;a href="http://headwaythemes.com/the-future-of-headway/"&gt;apologized&lt;/a&gt; to customers for failing to communicate on a regular basis and provide adequate customer support. In the apology, the founders admit that the company was experiencing &lt;a href="https://wptavern.com/headway-themes-confirms-financial-difficulties-issues-apology-to-customers"&gt;financial difficulties&lt;/a&gt; and noted that competition in the WordPress drag-and-drop page-builder space was tough. The duo vowed to communicate more, provide better customer support, and continue to develop Headway 4.0. Has anything changed since the apology was published?&lt;/p&gt;\n&lt;h2&gt;Headway Themes Migrates to FlyWheel Hosting&lt;/h2&gt;\n&lt;p&gt;In December of 2016, &lt;a href="https://getflywheel.com/"&gt;Flywheel&lt;/a&gt; hosting &lt;a href="https://wptavern.com/flywheel-acquires-wordpress-local-development-tool-pressmatic"&gt;acquired Pressmatic,&lt;/a&gt; created by Clay Griffiths. Soon after, Headway Themes migrated to Flywheel hosting which caused a few hiccups such as site downtime due to DNS propagation, login issues, and an issue with the Headway Dashboard. The acquisition raised questions on how it would affect Clay&amp;#8217;s ability to work on Headway.&lt;/p&gt;\n&lt;p&gt;“This acquisition and employment will provide myself and my family much more stability than we’ve had in a long time, and will allow me to better focus on Headway in my spare time,” Griffiths said. “This includes rolling out the upcoming 4.1 release, and working hard to make sure the support and other outstanding issues are resolved for all our customers.”&lt;/p&gt;\n&lt;h2&gt;Influx Confirms Communication Issues With Founders&lt;/h2&gt;\n&lt;p&gt;Soon after the apology, Headway Themes began to use Influx to provide first-tier customer support. &lt;a href="https://influx.com/"&gt;Influx&lt;/a&gt; provides customer support for companies, including those in the WordPress ecosystem such as &lt;a href="https://www.advancedcustomfields.com/"&gt;Advanced Custom Fields&lt;/a&gt;. Any issues that Influx couldn&amp;#8217;t solve are escalated to Clay and Grant. In February, Gary Bairéad, a former Headway Themes employee, &lt;a href="https://twitter.com/garybairead/status/834823813674188800"&gt;contacted Headway Themes support&lt;/a&gt; about</text:p>
      <text:p text:style-name="P1"><text:s/>the status of Headway 4.0 and received the following response.&lt;/p&gt;\n&lt;p&gt;&lt;img /&gt;&lt;/p&gt;\n&lt;p&gt;Influx couldn&amp;#8217;t answer the question because Headway developers had not informed them of its progress despite inquiring about it. Influx notes that there may be a beta released in the near future but not to be quoted on it because a similar promise was made five months prior. In January, the official &lt;a href="https://twitter.com/headwaythemes"&gt;Headway Themes Twitter account&lt;/a&gt; confirmed that Headway was being supported and that 4.0 would be released soon.&lt;/p&gt;\n&lt;blockquote class="twitter-tweet"&gt;\n&lt;p lang="en" dir="ltr"&gt;&lt;a href="https://twitter.com/3BugMedia"&gt;@3BugMedia&lt;/a&gt; we are fully supporting Headway. <text:s/>4.0 update coming soon. ^gg&lt;/p&gt;\n&lt;p&gt;&amp;mdash; Headway Themes (@headwaythemes) &lt;a href="https://twitter.com/headwaythemes/status/816698625380286464"&gt;January 4, 2017&lt;/a&gt;&lt;/p&gt;&lt;/blockquote&gt;\n&lt;p&gt;&lt;/p&gt;\n&lt;p&gt;Around the same time period, another Headway Themes customer submitted a support request asking about the status of a longstanding issue they were having. Influx explained that there was a lull because the main developers were failing to communicate. The support representative also pointed out that it seemed the only way for customers <text:soft-page-break/>to get information about Headway Themes was by emailing support.&lt;/p&gt;\n&lt;p&gt;&lt;img /&gt;&lt;/p&gt;\n&lt;p&gt;Influx says it tried multiple times to contact Headway Themes developers about the issue and said it was lobbying hard to get it rectified.&lt;/p&gt;\n&lt;h2&gt;Payments Stop for Third-Party Block Developers&lt;/h2&gt;\n&lt;p&gt;In February, Bairéad &lt;a href="https://headwayupdate.wordpress.com/2017/02/03/update-4-dont-renew-3rd-party-blocks-through-headwaythemes-com/"&gt;published a request&lt;/a&gt; to third-party block customers to not renew through Headway Themes.com and to instead, purchase and renew directly from the developer&amp;#8217;s sites. Chris Howard, founder of &lt;a href="http://pizazzwp.com/"&gt;Pizazz WP,&lt;/a&gt; and Chris Rault, co-founder of &lt;a href="https://www.headwayrocket.com/"&gt;HeadwayRocket,&lt;/a&gt; &lt;a href="https://twitter.com/HeadwayRocket/status/826005360834142208"&gt;confirmed&lt;/a&gt; they are owed money from customers who purchased and renewed blocks through Headway Themes.com.&lt;/p&gt;\n&lt;p&gt;I reached out to both developers to see if they&amp;#8217;ve been paid since February.&lt;/p&gt;\n&lt;p&gt;&amp;#8220;I&amp;#8217;ve sent Clay a bunch of messages, but he&amp;#8217;s completely ignoring me and hasn&amp;#8217;t paid over another cent since the last long delay,&amp;#8221; Rault said.&lt;/p&gt;\n&lt;p&gt;&amp;#8220;It’s down to only 2 or 3 renewals a month, but I’m not receiving anything still. I&amp;#8217;d estimate they still owe me around $2,000,&amp;#8221; Howard said.&lt;/p&gt;\n&lt;p&gt;For Howard, the issue of not receiving payments has been &lt;a href="https://wptavern.com/headway-3-8-9-patches-potential-xss-vulnerability#comment-200810"&gt;going on for months&lt;/a&gt;.&lt;/p&gt;\n&lt;h2&gt;Former Support Staff Still Owed Money&lt;/h2&gt;\n&lt;p&gt;Headway Themes&amp;#8217; apology does not mention the former support team who the company &lt;a href="https://wptavern.com/former-headway-themes-employee-goes-public-staff-has-not-been-paid-and-customers-are-not-receiving-support"&gt;failed to pay&lt;/a&gt; on time for months. Since the apology, members of the team have received small payments but are still owed thousands of dollars. Receiving payments from Headway Themes is often a difficult process.&lt;/p&gt;\n&lt;p&gt;After not receiving a payment in February, a former team member sent a flurry of emails to Grant and Clay Griffiths inquiring about the payment. Clay eventually responded that they would send out payments when they&amp;#8217;re able too. After a week of questioning when that would be with no response, the team member received a payment.&lt;/p&gt;\n&lt;h2&gt;Influx Says Headway Themes is Restructuring&lt;/h2&gt;\n&lt;p&gt;A Headway Themes customer recently contacted support to ask about the status of Headway and published Influx&amp;#8217;s response to the company&amp;#8217;s support forums. Here&amp;#8217;s their response:&lt;/p&gt;\n&lt;blockquote&gt;&lt;p&gt;Hi [Redacted],&lt;/p&gt;\n&lt;p&gt;Thanks for reaching out.&lt;/p&gt;\n&lt;p&gt;Currently, Headway is going through a restructuring phase to resolve the challenges being faced at this time. We do not have the full details here at support but the main stakeholders are working to return Headway to its rightful mode of operations.&lt;/p&gt;\n&lt;p&gt;Please let me know if there are any more questions that I can answer for you. Kind Regards.&lt;/p&gt;&lt;/blockquote&gt;\n&lt;p&gt;To learn more about the restructuring process and what&amp;#8217;s going on with Headway development, I reached out to Grant and Clay Griffiths. Both have not responded to my request for comment.&lt;/p&gt;\n&lt;h2&gt;Blox Picks Up Where Headway Left Off&lt;/h2&gt;\n&lt;p&gt;Last year, when it appeared the future of Headway Themes &lt;a href="https://wptavern.com/headway-themes-future-is-uncertain-amidst-financial-troubles"&gt;was in jeopardy&lt;/a&gt;, Maarten Schraven forked the &lt;a href="http://bloxthemebuilder.com/start-downloading-beta-blox-theme-v1-0-0/"&gt;Headway 3.8.8 codebase&lt;/a&gt; and named it &lt;a href="http://bloxthemebuilder.com/"&gt;Blox Builder&lt;/a&gt;. Blox Builder is 100% GPL Licensed and is a direct replacement for Headway. Schraven recently &lt;a href="http://bloxtheme.com/lots-of-questions-about-blox-theme/"&gt;answered a number of questions&lt;/a&gt; related to the project, one of which is how easy is it to transfer from Headway to Blox.&lt;/p&gt;\n&lt;blockquote&gt;&lt;p&gt;There are different ways to convert your Headway Theme to Blox Theme. The best way is to export your template, you get an .json file. In this file you have to change hw to bt and headway to blox. If you have a large website you also can change the database tables. Some of our users have Blox Theme and Headway Themes side by side and switch between them. The last way (not yet available) is our conversion script. This script can do two things, change the database or do the same search and <text:soft-page-break/>replace. This script will work automatic or as standalone.&lt;/p&gt;\n&lt;p&gt;Or, if you think this is to difficult, you always can ask us for the conversion, we can discuss this on e-mail or skype&lt;/p&gt;&lt;/blockquote&gt;\n&lt;p&gt;There&amp;#8217;s no time frame on when the conversion script will be available. If you&amp;#8217;re a fan of the way Headway Themes works and are looking for a similar replacement, check out Blox Builder.&lt;/p&gt;\n&lt;h2&gt;Many in the Headway Themes Community Have Moved On&lt;/h2&gt;\n&lt;p&gt;A number of devoted fans and customers of Headway have switched to other page builders like Divi, Elementor, and Beaver Builder. What was once a vibrant community-run Slack channel for Headway Themes enthusiasts has turned into a ghost town. There is little hope among them that the company will be able to rebound.&lt;/p&gt;\n&lt;h2&gt;Not Much Has Changed&lt;/h2&gt;\n&lt;p&gt;Unfortunately, the issues that prompted Headway Themes&amp;#8217; founders to issue an apology are still present. There is a lack of communication on the company&amp;#8217;s blog, social media accounts, and to Influx, the company it has outsourced customer support to. The apology dated Sept 13, 2016, was the last post published to the company&amp;#8217;s blog. Former employees and third-party developers are still owed considerable amounts of money and there has been little if any development on the Headway code base.&lt;/p&gt;\n&lt;div id="epoch-width-sniffer"&gt;&lt;/div&gt;";s:7:"attribs";a:0:{}s:8:"xml_base";s:0:"";s:17:"xml_base_explicit";b:0;s:8:"xml_lang";s:0:"";}}s:7:"pubDate";a:1:{i:0;a:5:{s:4:"data";s:31:"Sat, 22 Apr 2017 02:00:05 +0000";s:7:"attribs";a:0:{}s:8:"xml_base";s:0:"";s:17:"xml_base_explicit";b:0;s:8:"xml_lang";s:0:"";}}}s:32:"http://purl.org/dc/elements/1.1/";a:1:{s:7:"creator";a:1:{i:0;a:5:{s:4:"data";s:13:"Jeff Chandler";s:7:"attribs";a:0:{}s:8:"xml_base";s:0:"";s:17:"xml_base_explicit";b:0;s:8:"xml_lang";s:0:"";}}}}}i:22;a:6:{s:4:"data";s:13:"\n<text:tab/>\n<text:tab/>\n<text:tab/>\n<text:tab/>\n<text:tab/>\n<text:tab/>\n";s:7:"attribs";a:0:{}s:8:"xml_base";s:0:"";s:17:"xml_base_explicit";b:0;s:8:"xml_lang";s:0:"";s:5:"child";a:2:{s:0:"";a:5:{s:5:"title";a:1:{i:0;a:5:{s:4:"data";s:83:"WPTavern: HeroPress Partners With WPShout to Offer WordPress Education Scholarships";s:7:"attribs";a:0:{}s:8:"xml_base";s:0:"";s:17:"xml_base_explicit";b:0;s:8:"xml_lang";s:0:"";}}s:4:"guid";a:1:{i:0;a:5:{s:4:"data";s:29:"https://wptavern.com/?p=69027";s:7:"attribs";a:0:{}s:8:"xml_base";s:0:"";s:17:"xml_base_explicit";b:0;s:8:"xml_lang";s:0:"";}}s:4:"link";a:1:{i:0;a:5:{s:4:"data";s:94:"https://wptavern.com/heropress-partners-with-wpshout-to-offer-wordpress-education-scholarships";s:7:"attribs";a:0:{}s:8:"xml_base";s:0:"";s:17:"xml_base_explicit";b:0;s:8:"xml_lang";s:0:"";}}s:11:"description";a:1:{i:0;a:5:{s:4:"data";s:3468:"&lt;p&gt;HeroPress has teamed up with &lt;a href="https://alexdenning.com/"&gt;Alex Denning&lt;/a&gt;, &lt;a href="https://pressupinc.com/"&gt;Fred Meyer, and David Hayes&lt;/a&gt; of &lt;a href="https://wpshout.com/"&gt;WPShout&lt;/a&gt; to offer 10 copies of &lt;a href="https://wpshout.com/up-and-running/"&gt;Up and Running Second Edition&lt;/a&gt; at the deluxe tier. The deluxe tier is valued at $249 and includes everything the course has to offer including video tutorials, creating a theme and child theme, screencast series, creating a WordPress plugin, and more.&lt;/p&gt;\n&lt;p&gt;The scholarship applications are geared towards three groups of people:&lt;/p&gt;\n&lt;ul&gt;\n&lt;li&gt;Those in financial hardship (unemployment, jobseeking, students or underemployment).&lt;/li&gt;\n&lt;li&gt;Those in low-income countries without the means to purchase the course.&lt;/li&gt;\n&lt;li&gt;Under-represented groups in tech and the WordPress community, including but not limited to:\n&lt;ul&gt;\n&lt;li&gt;Women&lt;/li&gt;\n&lt;li&gt;Transgender applicants&lt;/li&gt;\n&lt;li&gt;BAME applicants&lt;/li&gt;\n&lt;/ul&gt;\n&lt;/li&gt;\n&lt;/ul&gt;\n&lt;p&gt;Those who qualify have until May 9th to fill out the &lt;a href="https://heropress.com/up-running-scholarship-heropress-wpshout/"&gt;application&lt;/a&gt;. Five members of the WordPress community make up a panel that will review the applications and choose 10 recipients who they feel are deserving of the award. HeroPress will then tally the selections and those with the most votes will be awarded a scholarship. In case of a tie, HeroPress</text:p>
      <text:p text:style-name="P1"><text:s/>will be the deciding vote. The five panelists are:&lt;/p&gt;\n&lt;ul&gt;\n&lt;li&gt;&lt;a href="https://twitter.com/maedahbatool?lang=en"&gt;Maedah Batool&lt;/a&gt; (Creative Director at WPTie, Pakistan).&lt;/li&gt;\n&lt;li&gt;&lt;a href="https://twitter.com/anafranciscas"&gt;Ana Silva&lt;/a&gt; (Digital Marketer at Human Made, UK).&lt;/li&gt;\n&lt;li&gt;&lt;a href="https://twitter.com/PlanningWrite"&gt;Winstina Hughes&lt;/a&gt; (Co-Organizer, WordCamp New York).&lt;/li&gt;\n&lt;li&gt;&lt;a <text:soft-page-break/>href="http://twitter.com/rahul286"&gt;Rahul Bansal&lt;/a&gt; (CEO at rtCamp, India)&lt;/li&gt;\n&lt;li&gt;&lt;a href="https://twitter.com/pippinsplugins"&gt;Pippin Williamson&lt;/a&gt; (Founder at Pippin’s Plugins, USA).&lt;/li&gt;\n&lt;/ul&gt;\n&lt;p&gt;Pippin Williamson, founder of Easy Digital Downloads, says he accepted the panelist role because it’s an opportunity to make a significant difference in someone’s life.&lt;/p&gt;\n&lt;p&gt;&lt;a href="http://heropress.com/"&gt;HeroPress&lt;/a&gt;, founded by &lt;a href="https://topher1kenobe.com/"&gt;Topher DeRosia&lt;/a&gt; in 2015, publishes an essay every Wednesday from members of the community on how WordPress has positively impacted their lives. HeroPress has published essays from people in the &lt;a href="https://heropress.com/heropress-geography-middle-east/"&gt;Middle East&lt;/a&gt;, &lt;a href="https://heropress.com/heropress-geography-oceana/"&gt;Oceania&lt;/a&gt;, &lt;a href="https://heropress.com/heropress-geography-central-south-america/"&gt;Central and South America&lt;/a&gt;, and other parts of the world.&lt;/p&gt;\n&lt;p&gt;To learn the HeroPress story, listen to &lt;a href="https://wptavern.com/wpweekly-episode-227-the-heropress-story-with-topher-derosia"&gt;our interview with DeRosia&lt;/a&gt;. In it, he explains his motivation for creating the site and shares a personal story of someone who couldn’t write an essay because they were spending all of their time trying to stay alive.&lt;/p&gt;\n&lt;p&gt;To learn more about Up and Running Second Edition, &lt;a href="https://wptavern.com/wpweekly-episode-268-behind-the-scenes-of-wordpress-development-course-up-and-running-second-edition"&gt;listen to our interview&lt;/a&gt; with the founders where they explain how and why they created the course.&lt;/p&gt;\n&lt;div id="epoch-width-sniffer"&gt;&lt;/div&gt;";s:7:"attribs";a:0:{}s:8:"xml_base";s:0:"";s:17:"xml_base_explicit";b:0;s:8:"xml_lang";s:0:"";}}s:7:"pubDate";a:1:{i:0;a:5:{s:4:"data";s:31:"Fri, 21 Apr 2017 19:05:17 +0000";s:7:"attribs";a:0:{}s:8:"xml_base";s:0:"";s:17:"xml_base_explicit";b:0;s:8:"xml_lang";s:0:"";}}}s:32:"http://purl.org/dc/elements/1.1/";a:1:{s:7:"creator";a:1:{i:0;a:5:{s:4:"data";s:13:"Jeff Chandler";s:7:"attribs";a:0:{}s:8:"xml_base";s:0:"";s:17:"xml_base_explicit";b:0;s:8:"xml_lang";s:0:"";}}}}}i:23;a:6:{s:4:"data";s:13:"\n<text:tab/>\n<text:tab/>\n<text:tab/>\n<text:tab/>\n<text:tab/>\n<text:tab/>\n";s:7:"attribs";a:0:{}s:8:"xml_base";s:0:"";s:17:"xml_base_explicit";b:0;s:8:"xml_lang";s:0:"";s:5:"child";a:2:{s:0:"";a:5:{s:5:"title";a:1:{i:0;a:5:{s:4:"data";s:93:"WPTavern: Checathlon: A Free WordPress Business Theme with Support for Easy Digital Downloads";s:7:"attribs";a:0:{}s:8:"xml_base";s:0:"";s:17:"xml_base_explicit";b:0;s:8:"xml_lang";s:0:"";}}s:4:"guid";a:1:{i:0;a:5:{s:4:"data";s:29:"https://wptavern.com/?p=69228";s:7:"attribs";a:0:{}s:8:"xml_base";s:0:"";s:17:"xml_base_explicit";b:0;s:8:"xml_lang";s:0:"";}}s:4:"link";a:1:{i:0;a:5:{s:4:"data";s:103:"https://wptavern.com/checathlon-a-free-wordpress-business-theme-with-support-for-easy-digital-downloads";s:7:"attribs";a:0:{}s:8:"xml_base";s:0:"";s:17:"xml_base_explicit";b:0;s:8:"xml_lang";s:0:"";}}s:11:"description";a:1:{i:0;a:5:{s:4:"data";s:3892:"&lt;p&gt;&lt;a href="https://wordpress.org/themes/checathlon/" target="_blank"&gt;Checathlon&lt;/a&gt; is new business theme on WordPress.org that was designed to seamlessly integrate with &lt;a href="https://wordpress.org/plugins/easy-digital-downloads/" target="_blank"&gt;Easy Digital Downloads&lt;/a&gt;. The name is a combination of the words checkout and decathlon, according to its creator &lt;a href="https://foxland.fi/" target="_blank"&gt;Sami Keijonen&lt;/a&gt;.&lt;/p&gt;\n&lt;p&gt;Checathlon combines elegant typography with a bold, pink accent color to showcase products and services on a business or e-commerce website. The theme was designed by Finnish designer Toni Suni and is Keijonen&amp;#8217;s 13th theme to be listed in the directory.&lt;/p&gt;\n&lt;p&gt;&lt;a href="https://i0.wp.com/wptavern.com/wp-content/uploads/2017/04/checathlon-screenshot.png?ssl=1"&gt;&lt;img /&gt;&lt;/a&gt;&lt;/p&gt;\n&lt;p&gt;&amp;#8220;I had some kind of vision of what I wanted and Toni created a pixel perfect design based on our discussion,&amp;#8221; Keijonen said. &amp;#8220;I’m super happy about the end result. Unfortunately, the design and the theme was not good enough for WordPress.com and the theme was rejected from there.&amp;#8221; Keijonen opted to create a Checathlon Plus plugin as an alternative way to monetize the theme.&lt;/p&gt;\n&lt;p&gt;Checathlon has an intuitive way of organizing the content featured on the front page. Unlike many other themes, the front page is not controlled by a custom page template. Once you set the front page as a static page, the Customizer will give access to the service/pricing, products, testimonial, and blog sections.&lt;/p&gt;\n&lt;p&gt;The theme includes support for a Pricing page <text:soft-page-break/>template and a Team Page template. These features make Checathlon more flexible for use on a business, agency, non-profit, or e-commerce website.&lt;/p&gt;\n&lt;p&gt;&lt;a href="https://i2.wp.com/wptavern.com/wp-content/uploads/2017/04/checathlon-team-page.png?ssl=1"&gt;&lt;img /&gt;&lt;/a&gt;&lt;/p&gt;\n&lt;p&gt;The pricing template has a &amp;#8220;Service and Pricing widget&amp;#8221; area where users can drop in the custom widgets available in the Checathlon Plus plugin. The widgets make it easy for users to set an icon, title, content, price, and a link for each pricing tier, as well as the ability to highlight one tier as featured.&lt;/p&gt;\n&lt;p&gt;&lt;a href="https://i2.wp.com/wptavern.com/wp-content/uploads/2017/04/checathlon-pricing-template.png?ssl=1"&gt;&lt;img /&gt;&lt;/a&gt;&lt;/p&gt;\n&lt;p&gt;Checathlon was built to support several plugins, including &lt;a href="https://wordpress.org/plugins/easy-digital-downloads/" target="_blank"&gt;Easy Digital Downloads&lt;/a&gt;, &lt;a href="https://wordpress.org/plugins/custom-content-portfolio/" target="_blank"&gt;Custom Content Portfolio&lt;/a&gt;, and &lt;a href="https://wordpress.org/plugins/jetpack/" target="_blank"&gt;Jetpack&lt;/a&gt; (testimonials and portfolio). The theme includes styles for the Jetpack email subscription widget and EDD &lt;a href="https://foxland.fi/demo/checathlon/downloads/" target="_blank"&gt;downloads&lt;/a&gt; and account pages. It&amp;#8217;s also tagged as &lt;a href="https://make.wordpress.org/themes/handbook/review/accessibility/" target="_blank"&gt;accessibility-ready&lt;/a&gt;, which means that it has successfully passed an accessibility audit. Check out the &lt;a href="https://foxland.fi/demo/checathlon/" target="_blank"&gt;live demo&lt;/a&gt; to see Checathlon in action.&lt;/p&gt;\n&lt;p&gt;Keijonen is taking a unique approach by creating a &lt;a href="https://foxland.fi/downloads/checathlon-plus/" target="_blank"&gt;Checathlon Plus plugin&lt;/a&gt; as an alternative to offering a &amp;#8220;pro version&amp;#8221; of the theme. It extends the theme to include more customizer capabilities, additional widgets, cart customization features for EDD, and two child themes. The &lt;a href="https://wordpress.org/themes/checathlon/" target="_blank"&gt;free theme&lt;/a&gt; is available on WordPress.org and &lt;a href="https://foxland.fi/documents/for/checathlon/" target="_blank"&gt;documentation&lt;/a&gt; can be found on the theme&amp;#8217;s website.&lt;/p&gt;\n&lt;div id="epoch-width-sniffer"&gt;&lt;/div&gt;";s:7:"attribs";a:0:{}s:8:"xml_base";s:0:"";s:17:"xml_base_explicit";b:0;s:8:"xml_lang";s:0:"";}}s:7:"pubDate";a:1:{i:0;a:5:{s:4:"data";s:31:"Fri, 21 Apr 2017 16:25:44 +0000";s:7:"attribs";a:0:{}s:8:"xml_base";s:0:"";s:17:"xml_base_explicit";b:0;s:8:"xml_lang";s:0:"";}}}s:32:"http://purl.org/dc/elements/1.1/";a:1:{s:7:"creator";a:1:{i:0;a:5:{s:4:"data";s:13:"Sarah Gooding";s:7:"attribs";a:0:{}s:8:"xml_base";s:0:"";s:17:"xml_base_explicit";b:0;s:8:"xml_lang";s:0:"";}}}}}i:24;a:6:{s:4:"data";s:13:"\n<text:tab/>\n<text:tab/>\n<text:tab/>\n<text:tab/>\n<text:tab/>\n<text:tab/>\n";s:7:"attribs";a:0:{}s:8:"xml_base";s:0:"";s:17:"xml_base_explicit";b:0;s:8:"xml_lang";s:0:"";s:5:"child";a:2:{s:0:"";a:5:{s:5:"title";a:1:{i:0;a:5:{s:4:"data";s:62:"WPTavern: WordPress Plugin Directory Restores Tabbed Interface";s:7:"attribs";a:0:{}s:8:"xml_base";s:0:"";s:17:"xml_base_explicit";b:0;s:8:"xml_lang";s:0:"";}}s:4:"guid";a:1:{i:0;a:5:{s:4:"data";s:29:"https://wptavern.com/?p=69139";s:7:"attribs";a:0:{}s:8:"xml_base";s:0:"";s:17:"xml_base_explicit";b:0;s:8:"xml_lang";s:0:"";}}s:4:"link";a:1:{i:0;a:5:{s:4:"data";s:73:"https://wptavern.com/wordpress-plugin-directory-restores-tabbed-interface";s:7:"attribs";a:0:{}s:8:"xml_base";s:0:"";s:17:"xml_base_explicit";b:0;s:8:"xml_lang";s:0:"";}}s:11:"description";a:1:{i:0;a:5:{s:4:"data";s:4036:"&lt;a href="https://i1.wp.com/wptavern.com/wp-content/uploads/2017/04/tabs.jpg?ssl=1"&gt;&lt;img /&gt;&lt;/a&gt;photo credit: &lt;a href="https://stocksnap.io/photo/CCRDK5WZEM"&gt;Jeffrey Betts&lt;/a&gt;\n&lt;p&gt;Last month the WordPress Plugin Directory &lt;a href="https://wptavern.com/wordpress-relaunches-plugin-directory-with-new-design-and-improved-search-algorithm" target="_blank"&gt;relaunched with a new design&lt;/a&gt; and improvements to the search algorithm. The new design replaced the plugin pages&amp;#8217; previous tabbed interface with a wall of text, truncated by numerous &amp;#8220;read more&amp;#8221; links.&lt;/p&gt;\n&lt;p&gt;The outpouring of negative community feedback on the new design overshadowed many of the helpful improvements. Removal of the tabs was by far the most <text:soft-page-break/>unpopular design choice in this iteration, as many found it to be confusing and inferior in terms of navigating the information efficiently. Users, developers, and contributors on the redesign &lt;a href="https://wptavern.com/wordpress-plugin-directory-redesign-why-so-many-people-feel-their-feedback-was-ignored" target="_blank"&gt;felt their feedback was roundly ignored&lt;/a&gt; throughout all phases of the design&amp;#8217;s beta and testing period.&lt;/p&gt;\n&lt;p&gt;Four months ago, contributor Jon Ang (@kenshino) opened a &lt;a href="https://meta.trac.wordpress.org/ticket/2328" target="_blank"&gt;ticket&lt;/a&gt;</text:p>
      <text:p text:style-name="P1"><text:s/>regarding the &amp;#8220;read more&amp;#8221; links, which he described as &amp;#8220;a usability nightmare.&amp;#8221; The ticket was closed as a duplicate of &lt;a href="https://meta.trac.wordpress.org/ticket/2278" target="_blank"&gt;another ticket&lt;/a&gt; which received very little discussion. Today, Otto marked the ticket as fixed, &lt;a href="https://meta.trac.wordpress.org/changeset/5399" target="_blank"&gt;announcing the return of tabs&lt;/a&gt; in the commit message:&lt;/p&gt;\n&lt;blockquote&gt;&lt;p&gt;Change single-plugin view to have tabbed design. Eliminates read-more on all sections except developers and changelog, adds tabs back to interface using CSS to switch between them. Tabs control both main display as well as widgets.&lt;/p&gt;\n&lt;p&gt;Known issues: Changelog read-more not working (js issue), developers section is currently split using CSS, future change will split this section into two separate sections.&lt;/p&gt;&lt;/blockquote&gt;\n&lt;p&gt;Members of the Advanced WordPress Facebook (AWP) community, who were among the most critical of the new design, are &lt;a href="https://www.facebook.com/groups/advancedwp/permalink/1473163646079178/" target="_blank"&gt;pleased with the change&lt;/a&gt;. The new tabs are subtle, tasteful, and in line with the overall design. They eliminate the clutter that the expanded &amp;#8220;read more&amp;#8221; links created.&lt;/p&gt;\n&lt;p&gt;&lt;a href="https://i0.wp.com/wptavern.com/wp-content/uploads/2017/04/plugin-page-tabs-restored.png?ssl=1"&gt;&lt;img /&gt;&lt;/a&gt;&lt;/p&gt;\n&lt;p&gt;The Reviews tab now displays six of the most recent reviews, as opposed the the previous two most recent. This makes it not as easy to destroy a plugin&amp;#8217;s reputation with poor reviews timed to always be visible on the main plugin page. Otto &lt;a href="https://www.facebook.com/groups/advancedwp/permalink/1473163646079178/?comment_id=1473175582744651&amp;reply_comment_id=1473218756073667&amp;comment_tracking=%7B%22tn%22%3A%22R3%22%7D" target="_blank"&gt;replied&lt;/a&gt; to comments on the AWP community, saying that these numbers are not set in stone and that there are good arguments for displaying different sets of reviews, as opposed to simply the most recent ones.&lt;/p&gt;\n&lt;p&gt;Two weeks ago the meta team &lt;a href="https://wptavern.com/wordpress-plugin-directory-restores-stats-and-links-to-older-versions-of-plugins" target="_blank"&gt;brought back stats and older versions of plugins&lt;/a&gt;, a couple of features that were removed in the first iteration of the new directory. Screenshot display is still somewhat clunky, requiring users to click on their browsers&amp;#8217; back button in order to return to the plugin details. Future iterations of the design are expected to address the remaining quirks and issues that users and contributors have raised since the relaunch.&lt;/p&gt;\n&lt;div id="epoch-width-sniffer"&gt;&lt;/div&gt;";s:7:"attribs";a:0:{}s:8:"xml_base";s:0:"";s:17:"xml_base_explicit";b:0;s:8:"xml_lang";s:0:"";}}s:7:"pubDate";a:1:{i:0;a:5:{s:4:"data";s:31:"Thu, 20 Apr 2017 21:46:39 +0000";s:7:"attribs";a:0:{}s:8:"xml_base";s:0:"";s:17:"xml_base_explicit";b:0;s:8:"xml_lang";s:0:"";}}}s:32:"http://purl.org/dc/elements/1.1/";a:1:{s:7:"creator";a:1:{i:0;a:5:{s:4:"data";s:13:"Sarah Gooding";s:7:"attribs";a:0:{}s:8:"xml_base";s:0:"";s:17:"xml_base_explicit";b:0;s:8:"xml_lang";s:0:"";}}}}}i:25;a:6:{s:4:"data";s:13:"\n<text:tab/>\n<text:tab/>\n<text:tab/>\n<text:tab/>\n<text:tab/>\n<text:tab/>\n";s:7:"attribs";a:0:{}s:8:"xml_base";s:0:"";s:17:"xml_base_explicit";b:0;s:8:"xml_lang";s:0:"";s:5:"child";a:2:{s:0:"";a:5:{s:5:"title";a:1:{i:0;a:5:{s:4:"data";s:41:"WPTavern: WordPress 4.7.4 Fixes 47 Issues";s:7:"attribs";a:0:{}s:8:"xml_base";s:0:"";s:17:"xml_base_explicit";b:0;s:8:"xml_lang";s:0:"";}}s:4:"guid";a:1:{i:0;a:5:{s:4:"data";s:29:"https://wptavern.com/?p=69141";s:7:"attribs";a:0:{}s:8:"xml_base";s:0:"";s:17:"xml_base_explicit";b:0;s:8:"xml_lang";s:0:"";}}s:4:"link";a:1:{i:0;a:5:{s:4:"data";s:104:"https://wptavern.com/wordpress-4-7-4-fixes-visual-editor-<text:soft-page-break/>incompatibility-with-upcoming-version-of-chrome";s:7:"attribs";a:0:{}s:8:"xml_base";s:0:"";s:17:"xml_base_explicit";b:0;s:8:"xml_lang";s:0:"";}}s:11:"description";a:1:{i:0;a:5:{s:4:"data";s:1182:"&lt;p&gt;WordPress 4.7.4 &lt;a href="https://wordpress.org/news/2017/04/wordpress-4-7-4/"&gt;is available&lt;/a&gt; and is a maintenance release that fixes 47 issues reported against 4.7. This update includes a visual editor &lt;a href="https://core.trac.wordpress.org/ticket/40305"&gt;compatibility fix&lt;/a&gt; for an upcoming version of Chrome.&lt;/p&gt;\n&lt;p&gt;Uploading video and audio files no longer result in &lt;a href="https://core.trac.wordpress.org/ticket/40075"&gt;broken thumbnails&lt;/a&gt; and the REST API received a few enhancements related to &lt;a href="https://core.trac.wordpress.org/ticket/39854"&gt;data&lt;/a&gt; &lt;a href="https://core.trac.wordpress.org/ticket/40136"&gt;handling&lt;/a&gt;. WordPress 4.7.4 also restores the ability to Shift-click a range of checkboxes.&lt;/p&gt;\n&lt;p&gt;Auto updates are rolling out but if you&amp;#8217;d like to update immediately, browse to Dashboard &amp;gt; Updates and click the update button.&lt;/p&gt;\n&lt;p&gt;To see a full list of changes visit the &lt;a href="https://codex.wordpress.org/Version_4.7.4"&gt;release notes&lt;/a&gt; page on the Codex. Since December, WordPress 4.7 has been &lt;a href="https://wordpress.org/download/counter/"&gt;downloaded&lt;/a&gt; more than 60 million times.&lt;/p&gt;\n&lt;div id="epoch-width-sniffer"&gt;&lt;/div&gt;";s:7:"attribs";a:0:{}s:8:"xml_base";s:0:"";s:17:"xml_base_explicit";b:0;s:8:"xml_lang";s:0:"";}}s:7:"pubDate";a:1:{i:0;a:5:{s:4:"data";s:31:"Thu, 20 Apr 2017 18:39:31 +0000";s:7:"attribs";a:0:{}s:8:"xml_base";s:0:"";s:17:"xml_base_explicit";b:0;s:8:"xml_lang";s:0:"";}}}s:32:"http://purl.org/dc/elements/1.1/";a:1:{s:7:"creator";a:1:{i:0;a:5:{s:4:"data";s:13:"Jeff Chandler";s:7:"attribs";a:0:{}s:8:"xml_base";s:0:"";s:17:"xml_base_explicit";b:0;s:8:"xml_lang";s:0:"";}}}}}i:26;a:6:{s:4:"data";s:13:"\n<text:tab/>\n<text:tab/>\n<text:tab/>\n<text:tab/>\n<text:tab/>\n<text:tab/>\n";s:7:"attribs";a:0:{}s:8:"xml_base";s:0:"";s:17:"xml_base_explicit";b:0;s:8:"xml_lang";s:0:"";s:5:"child";a:2:{s:0:"";a:5:{s:5:"title";a:1:{i:0;a:5:{s:4:"data";s:45:"Dev Blog: WordPress 4.7.4 Maintenance Release";s:7:"attribs";a:0:{}s:8:"xml_base";s:0:"";s:17:"xml_base_explicit";b:0;s:8:"xml_lang";s:0:"";}}s:4:"guid";a:1:{i:0;a:5:{s:4:"data";s:34:"https://wordpress.org/news/?p=4710";s:7:"attribs";a:0:{}s:8:"xml_base";s:0:"";s:17:"xml_base_explicit";b:0;s:8:"xml_lang";s:0:"";}}s:4:"link";a:1:{i:0;a:5:{s:4:"data";s:51:"https://wordpress.org/news/2017/04/wordpress-4-7-4/";s:7:"attribs";a:0:{}s:8:"xml_base";s:0:"";s:17:"xml_base_explicit";b:0;s:8:"xml_lang";s:0:"";}}s:11:"description";a:1:{i:0;a:5:{s:4:"data";s:4513:"&lt;p&gt;After almost sixty million downloads of WordPress 4.7, we are pleased to announce the immediate availability of WordPress 4.7.4, a maintenance release.&lt;/p&gt;\n&lt;p&gt;This release contains 47 maintenance fixes and enhancements, chief among them an incompatibility between the upcoming Chrome version and the visual editor, inconsistencies in media handling, and further improvements to the REST API. For a full list of changes, consult the &lt;a href="https://codex.wordpress.org/Version_4.7.4"&gt;release notes&lt;/a&gt; and the &lt;a href="https://core.trac.wordpress.org/log/branches/4.7?rev=40487&amp;stop_rev=40224"&gt;list of changes&lt;/a&gt;.&lt;/p&gt;\n&lt;p&gt;&lt;a href="https://wordpress.org/download/"&gt;Download WordPress 4.7.4&lt;/a&gt; or visit &lt;strong&gt;Dashboard → Updates&lt;/strong&gt; and simply click “Update Now.” Sites that support automatic background updates are already beginning to update to WordPress 4.7.4.&lt;/p&gt;\n&lt;p&gt;Thanks to everyone who contributed to 4.7.4:&lt;br /&gt;\n&lt;a href="https://profiles.wordpress.org/jorbin/"&gt;Aaron Jorbin&lt;/a&gt;, &lt;a href="https://profiles.wordpress.org/adamsilverstein/"&gt;Adam Silverstein&lt;/a&gt;, &lt;a href="https://profiles.wordpress.org/afercia/"&gt;Andrea Fercia&lt;/a&gt;, &lt;a href="https://profiles.wordpress.org/azaozz/"&gt;Andrew Ozz&lt;/a&gt;, &lt;a href="https://profiles.wordpress.org/aussieguy123/"&gt;aussieguy123&lt;/a&gt;, &lt;a href="https://profiles.wordpress.org/blobfolio/"&gt;Blobfolio&lt;/a&gt;, &lt;a href="https://profiles.wordpress.org/boldwater/"&gt;boldwater&lt;/a&gt;, &lt;a href="https://profiles.wordpress.org/boonebgorges/"&gt;Boone Gorges&lt;/a&gt;, &lt;a href="https://profiles.wordpress.org/bor0/"&gt;Boro Sitnikovski&lt;/a&gt;, &lt;a <text:soft-page-break/>href="https://profiles.wordpress.org/chesio/"&gt;chesio&lt;/a&gt;, &lt;a href="https://profiles.wordpress.org/curdin/"&gt;Curdin Krummenacher&lt;/a&gt;, &lt;a href="https://profiles.wordpress.org/danielbachhuber/"&gt;Daniel Bachhuber&lt;/a&gt;, &lt;a href="https://profiles.wordpress.org/nerrad/"&gt;Darren Ethier (nerrad)&lt;/a&gt;, &lt;a href="https://profiles.wordpress.org/davidakennedy/"&gt;David A. Kennedy&lt;/a&gt;, &lt;a href="https://profiles.wordpress.org/davidbenton/"&gt;davidbenton&lt;/a&gt;, &lt;a href="https://profiles.wordpress.org/dlh/"&gt;David Herrera&lt;/a&gt;, &lt;a href="https://profiles.wordpress.org/dd32/"&gt;Dion Hulse&lt;/a&gt;, &lt;a href="https://profiles.wordpress.org/ocean90/"&gt;Dominik Schilling (ocean90)&lt;/a&gt;, &lt;a href="https://profiles.wordpress.org/eclev91/"&gt;eclev91&lt;/a&gt;, &lt;a href="https://profiles.wordpress.org/iseulde/"&gt;Ella Van Dorpe&lt;/a&gt;, &lt;a href="https://profiles.wordpress.org/ghosttoast/"&gt;Gustave F. Gerhardt&lt;/a&gt;, &lt;a href="https://profiles.wordpress.org/ig_communitysites/"&gt;ig_communitysites&lt;/a&gt;, &lt;a href="https://profiles.wordpress.org/jnylen0/"&gt;James Nylen&lt;/a&gt;, &lt;a href="https://profiles.wordpress.org/joedolson/"&gt;Joe Dolson&lt;/a&gt;, &lt;a href="https://profiles.wordpress.org/johnbillion/"&gt;John Blackbourn&lt;/a&gt;, &lt;a href="https://profiles.wordpress.org/karinedo/"&gt;karinedo&lt;/a&gt;, &lt;a href="https://profiles.wordpress.org/lukasbesch/"&gt;lukasbesch&lt;/a&gt;, &lt;a href="https://profiles.wordpress.org/maguiar/"&gt;maguiar&lt;/a&gt;, &lt;a href="https://profiles.wordpress.org/matheusgimenez/"&gt;MatheusGimenez&lt;/a&gt;, &lt;a href="https://profiles.wordpress.org/mboynes/"&gt;Matthew Boynes&lt;/a&gt;, &lt;a href="https://profiles.wordpress.org/mattwiebe/"&gt;Matt Wiebe&lt;/a&gt;, &lt;a href="https://profiles.wordpress.org/mayurk/"&gt;Mayur Keshwani&lt;/a&gt;, &lt;a href="https://profiles.wordpress.org/melchoyce/"&gt;Mel Choyce&lt;/a&gt;, &lt;a href="https://profiles.wordpress.org/celloexpressions/"&gt;Nick Halsey&lt;/a&gt;, &lt;a href="https://profiles.wordpress.org/swissspidy/"&gt;Pascal Birchler&lt;/a&gt;, &lt;a href="https://profiles.wordpress.org/peterwilsoncc/"&gt;Peter</text:p>
      <text:p text:style-name="P1"><text:s/>Wilson&lt;/a&gt;, &lt;a href="https://profiles.wordpress.org/delawski/"&gt;Piotr Delawski&lt;/a&gt;, &lt;a href="https://profiles.wordpress.org/pratikshrestha/"&gt;Pratik Shrestha&lt;/a&gt;, &lt;a href="https://profiles.wordpress.org/programmin/"&gt;programmin&lt;/a&gt;, &lt;a href="https://profiles.wordpress.org/rachelbaker/"&gt;Rachel Baker&lt;/a&gt;, &lt;a href="https://profiles.wordpress.org/sagarkbhatt/"&gt;sagarkbhatt&lt;/a&gt;, &lt;a href="https://profiles.wordpress.org/sagarprajapati/"&gt;Sagar Prajapati&lt;/a&gt;, &lt;a href="https://profiles.wordpress.org/sboisvert/"&gt;sboisvert&lt;/a&gt;, &lt;a href="https://profiles.wordpress.org/wonderboymusic/"&gt;Scott Taylor&lt;/a&gt;, &lt;a href="https://profiles.wordpress.org/sergeybiryukov/"&gt;Sergey Biryukov&lt;/a&gt;, &lt;a href="https://profiles.wordpress.org/netweb/"&gt;Stephen Edgar&lt;/a&gt;, &lt;a href="https://profiles.wordpress.org/cybr/"&gt;Sybre Waaijer&lt;/a&gt;, &lt;a href="https://profiles.wordpress.org/timmydcrawford/"&gt;Timmy Crawford&lt;/a&gt;, &lt;a href="https://profiles.wordpress.org/vortfu/"&gt;vortfu&lt;/a&gt;, and &lt;a href="https://profiles.wordpress.org/westonruter/"&gt;Weston Ruter&lt;/a&gt;.&lt;/p&gt;";s:7:"attribs";a:0:{}s:8:"xml_base";s:0:"";s:17:"xml_base_explicit";b:0;s:8:"xml_lang";s:0:"";}}s:7:"pubDate";a:1:{i:0;a:5:{s:4:"data";s:31:"Thu, 20 Apr 2017 17:54:32 +0000";s:7:"attribs";a:0:{}s:8:"xml_base";s:0:"";s:17:"xml_base_explicit";b:0;s:8:"xml_lang";s:0:"";}}}s:32:"http://purl.org/dc/elements/1.1/";a:1:{s:7:"creator";a:1:{i:0;a:5:{s:4:"data";s:15:"Pascal Birchler";s:7:"attribs";a:0:{}s:8:"xml_base";s:0:"";s:17:"xml_base_explicit";b:0;s:8:"xml_lang";s:0:"";}}}}}i:27;a:6:{s:4:"data";s:13:"\n<text:tab/>\n<text:tab/>\n<text:tab/>\n<text:tab/>\n<text:tab/>\n<text:tab/>\n";s:7:"attribs";a:0:{}s:8:"xml_base";s:0:"";s:17:"xml_base_explicit";b:0;s:8:"xml_lang";s:0:"";s:5:"child";a:2:{s:0:"";a:5:{s:5:"title";a:1:{i:0;a:5:{s:4:"data";s:70:"Post Status: Introducing a new way to find high quality WordPress jobs";s:7:"attribs";a:0:{}s:8:"xml_base";s:0:"";s:17:"xml_base_explicit";b:0;s:8:"xml_lang";s:0:"";}}s:4:"guid";a:1:{i:0;a:5:{s:4:"data";s:31:"https://poststatus.com/?p=36314";s:7:"attribs";a:0:<text:soft-page-break/>{}s:8:"xml_base";s:0:"";s:17:"xml_base_explicit";b:0;s:8:"xml_lang";s:0:"";}}s:4:"link";a:1:{i:0;a:5:{s:4:"data";s:43:"https://poststatus.com/wordpress-job-board/";s:7:"attribs";a:0:{}s:8:"xml_base";s:0:"";s:17:"xml_base_explicit";b:0;s:8:"xml_lang";s:0:"";}}s:11:"description";a:1:{i:0;a:5:{s:4:"data";s:3285:"&lt;p&gt;It&amp;#8217;s my pleasure to formally introduce the &lt;a href="https://poststatus.com/jobs"&gt;Post Status WordPress job board&lt;/a&gt;. It actually went live two weeks ago, but I wanted to give it time to work out any kinks before broadly promoting it.&lt;/p&gt;\n&lt;p&gt;Now, I think we&amp;#8217;re ready for prime time. So, why do we need another place to list WordPress jobs?&lt;/p&gt;\n&lt;p&gt;The signal to noise ratio &amp;#8212; both for employers seeking qualified candidates, and for candidates finding quality job listings &amp;#8212; is pretty low across the board in the job market. Most people who hire technical professionals will tell you that it&amp;#8217;s very difficult to find good candidates. And anyone seeking great job opportunities knows how hard it can be to find out the best opportunities, especially at the times you&amp;#8217;re actually looking.&lt;/p&gt;\n&lt;p&gt;The goal for the Post Status WordPress job board is to take advantage of both sides of this equation.&lt;/p&gt;\n&lt;p&gt;Post Status isn&amp;#8217;t a huge website with tons of traffic. But the traffic I do get is from a highly targeted audience of primarily WordPress professionals, or web professionals who use WordPress as a primary tool.&lt;/p&gt;\n&lt;p&gt;By creating a highly targeted job board, I&amp;#8217;m able to increase the signal on both sides; employers can get quality applications, and applicants can find quality employers.&lt;/p&gt;\n&lt;p&gt;Furthermore, our team &amp;#8212; meaning &lt;a href="https://poststatus.com/profiles/katie-richards/"&gt;Katie Richards&lt;/a&gt;, and myself &amp;#8212; go through each employer&amp;#8217;s listing to confirm that it&amp;#8217;s a qualified listing of someone actually hiring, provides relevant information, and is properly described for the available position.&lt;/p&gt;\n&lt;p&gt;We&amp;#8217;ve already got 20+ jobs and counting, and I know many of them have had applications start to roll in, even without public announcement yet.&lt;/p&gt;\n&lt;p&gt;If you&amp;#8217;d like to submit a job, the process is currently only for Post Status &lt;a href="https://poststatus.com/club"&gt;members&lt;/a&gt;. We may open that up in the coming weeks, but for now, you can join and post, or if someone from your organization is a member, they can post it.&lt;/p&gt;\n&lt;p&gt;Listings last for 45 days (the first listings are being extended out starting today), and will be marketed to the Post Status Club &amp;#8212; now over 900 WordPress professionals &amp;#8212; as well as the free Post Status &lt;a href="https://poststatus.com/newsletter"&gt;newsletter&lt;/a&gt;, where we&amp;#8217;ll send digests of new jobs.&lt;/p&gt;\n&lt;p&gt;In the future, we may create new features for job seekers to keep an even closer eye on available jobs, but for now, the email and listing page are the place to go. And we may build new tools for employers as we get feedback and see demand for them.&lt;/p&gt;\n&lt;p&gt;I look forward to this being a valuable resource for the WordPress community. We&amp;#8217;re dedicated to making it work well for a long haul, and we expect general activity to increase as the word gets out that it&amp;#8217;s there.&lt;/p&gt;\n&lt;p&gt;So, if you don&amp;#8217;t mind, we&amp;#8217;d love your help to promote this job board, both now and when you hear of companies hiring and people seeking positions. It is a truly great feeling to know that you helped someone find their next workplace.&lt;/p&gt;\n&lt;p&gt;So, check out some &lt;a href="https://poststatus.com/jobs"&gt;WordPress jobs&lt;/a&gt;!&lt;/p&gt;";s:7:"attribs";a:0:{}s:8:"xml_base";s:0:"";s:17:"xml_base_explicit";b:0;s:8:"xml_lang";s:0:"";}}s:7:"pubDate";a:1:{i:0;a:5:{s:4:"data";s:31:"Thu, 20 Apr 2017 13:35:19 +0000";s:7:"attribs";a:0:{}s:8:"xml_base";s:0:"";s:17:"xml_base_explicit";b:0;s:8:"xml_lang";s:0:"";}}}s:32:"http://purl.org/dc/elements/1.1/";a:1:{s:7:"creator";a:1:{i:0;a:5:{s:4:"data";s:15:"Brian Krogsgard";s:7:"attribs";a:0:{}s:8:"xml_base";s:0:"";s:17:"xml_base_explicit";b:0;s:8:"xml_lang";s:0:"";}}}}}i:28;a:6:{s:4:"data";s:13:"\n<text:tab/>\n<text:tab/>\n<text:tab/>\n<text:tab/>\n<text:tab/>\n<text:tab/>\n";s:7:"attribs";a:0:{}s:8:"xml_base";s:0:"";s:17:"xml_base_explicit";b:0;s:8:"xml_lang";s:0:"";s:5:"child";a:2:{s:0:"";a:5:{s:5:"title";a:1:{i:0;a:5:{s:4:"data";s:89:"WPTavern: WordCamp Europe 2017 Announces Speakers, Opens Registration for Contributor Day";s:7:"attribs";a:0:{}s:8:"xml_base";s:0:"";s:17:"xml_base_explicit";b:0;s:8:"xml_lang";s:0:"";}}s:4:"guid";a:1:{i:0;a:5:{s:4:"data";s:29:"https://wptavern.com/?p=69083";s:7:"attribs";a:0:{}s:8:"xml_base";s:0:"";s:17:"xml_base_explicit";b:0;s:8:"xml_lang";s:0:"";}}s:4:"link";a:1:<text:soft-page-break/>{i:0;a:5:{s:4:"data";s:99:"https://wptavern.com/wordcamp-europe-2017-announces-speakers-opens-registration-for-contributor-day";s:7:"attribs";a:0:{}s:8:"xml_base";s:0:"";s:17:"xml_base_explicit";b:0;s:8:"xml_lang";s:0:"";}}s:11:"description";a:1:{i:0;a:5:{s:4:"data";s:2015:"&lt;p&gt;&lt;a href="https://i0.wp.com/wptavern.com/wp-content/uploads/2017/01/wordcamp-europe-2017.png?ssl=1"&gt;&lt;img /&gt;&lt;/a&gt;&lt;/p&gt;\n&lt;p&gt;&lt;a href="https://2017.europe.wordcamp.org/" target="_blank"&gt;WordCamp Europe 2017&lt;/a&gt; has been rolling out &lt;a href="https://2017.europe.wordcamp.org/speakers/" target="_blank"&gt;speaker&lt;/a&gt; announcements over the past week, slowly building what appears to be a strong lineup of both European and international WordPress experts. Speaker names are being released in thematic groups, the first dedicated to development topics, followed by business and content/marketing groups.&lt;/p&gt;\n&lt;p&gt;Registration for &lt;a href="https://2017.europe.wordcamp.org/2017/04/19/time-to-register-for-wceu-2017-contributor-day/" target="_blank"&gt;Contributor Day&lt;/a&gt;, which will be held the day before the conference on Thursday, June 15th, is now open. Organizers are expecting more than 3,000 attendees for the WordCamp, but Contributor Day is limited to 500 registrants. The &lt;a href="http://wceurope.polldaddy.com/s/sign-up-for-contributor-day-2017" target="_blank"&gt;signup form&lt;/a&gt; allows attendees to select up to two different contributor teams they would like to participate in.&lt;/p&gt;\n&lt;p&gt;In addition to the traditional contribution activities, Thursday&amp;#8217;s event will also feature workshops and talks for beginners and those who want to learn more about topics such as JavaScript, Vagrant, internationalization, security, accessibility, and plugins. The workshops will be announced at a later date.&lt;/p&gt;\n&lt;p&gt;WP Tavern will be on the ground in Paris to cover WordCamp Europe as an official media partner. We&amp;#8217;re looking forward to connecting with the European WordPress community and finding the stories that might otherwise go untold. The last remaining &lt;a href="https://2017.europe.wordcamp.org/tickets/" target="_blank"&gt;tickets&lt;/a&gt; are selling quickly. There are 288 micro-sponsor tickets left and just 308 general admission tickets remaining before the event is sold out.&lt;/p&gt;\n&lt;div id="epoch-width-sniffer"&gt;&lt;/div&gt;";s:7:"attribs";a:0:{}s:8:"xml_base";s:0:"";s:17:"xml_base_explicit";b:0;s:8:"xml_lang";s:0:"";}}s:7:"pubDate";a:1:{i:0;a:5:{s:4:"data";s:31:"Thu, 20 Apr 2017 03:29:43 +0000";s:7:"attribs";a:0:{}s:8:"xml_base";s:0:"";s:17:"xml_base_explicit";b:0;s:8:"xml_lang";s:0:"";}}}s:32:"http://purl.org/dc/elements/1.1/";a:1:{s:7:"creator";a:1:{i:0;a:5:{s:4:"data";s:13:"Sarah Gooding";s:7:"attribs";a:0:{}s:8:"xml_base";s:0:"";s:17:"xml_base_explicit";b:0;s:8:"xml_lang";s:0:"";}}}}}i:29;a:6:{s:4:"data";s:11:"\n<text:tab/>\n<text:tab/>\n<text:tab/>\n<text:tab/>\n<text:tab/>\n";s:7:"attribs";a:0:{}s:8:"xml_base";s:0:"";s:17:"xml_base_explicit";b:0;s:8:"xml_lang";s:0:"";s:5:"child";a:1:{s:0:"";a:5:{s:5:"title";a:1:{i:0;a:5:{s:4:"data";s:80:"HeroPress: Announcing the Up and Running Scholarship, from HeroPress and WPShout";s:7:"attribs";a:0:{}s:8:"xml_base";s:0:"";s:17:"xml_base_explicit";b:0;s:8:"xml_lang";s:0:"";}}s:4:"guid";a:1:{i:0;a:5:{s:4:"data";s:29:"https://heropress.com/?p=1722";s:7:"attribs";a:0:{}s:8:"xml_base";s:0:"";s:17:"xml_base_explicit";b:0;s:8:"xml_lang";s:0:"";}}s:4:"link";a:1:{i:0;a:5:{s:4:"dat</text:p>
      <text:p text:style-name="P1">a";s:74:"https://heropress.com/announcing-up-running-scholarship-heropress-wpshout/";s:7:"attribs";a:0:{}s:8:"xml_base";s:0:"";s:17:"xml_base_explicit";b:0;s:8:"xml_lang";s:0:"";}}s:11:"description";a:1:{i:0;a:5:{s:4:"data";s:3263:"&lt;img width="960" height="639" src="http://20094-presscdn.pagely.netdna-cdn.com/wp-content/uploads/2017/04/ipad-uandr-1-1024x682.png" class="attachment-large size-large wp-post-image" alt="Two hands holding an ipad so we can see the screen." /&gt;&lt;p&gt;For the first time ever, HeroPress is taking part in offering a scholarship! The good folks over at WPShout are soon releasing some great new WordPress training material called &lt;em&gt;Up and Running&lt;/em&gt;. As part of that release they&amp;#8217;d like to offer ten copies for free to those who fit the application qualifications.&lt;/p&gt;\n&lt;h3&gt;How do I apply?&lt;/h3&gt;\n&lt;p&gt;Visit the &lt;a href="https://heropress.com/up-running-scholarship-heropress-wpshout/"&gt;&lt;em&gt;Up and Running&lt;/em&gt; Scholarship Application&lt;/a&gt; page, read the rules, and fill out the form.&lt;/p&gt;\n&lt;div class="rtsocial-container rtsocial-container-align-right rtsocial-horizontal"&gt;&lt;div class="rtsocial-<text:soft-page-break/>twitter-horizontal"&gt;&lt;div class="rtsocial-twitter-horizontal-button"&gt;&lt;a title="Tweet: Announcing the Up and Running Scholarship, from HeroPress and WPShout" class="rtsocial-twitter-button" href="https://twitter.com/share?text=Announcing%20the%20Up%20and%20Running%20Scholarship%2C%20from%20HeroPress%20and%20WPShout&amp;via=heropress&amp;url=https%3A%2F%2Fheropress.com%2Fannouncing-up-running-scholarship-heropress-wpshout%2F" rel="nofollow" target="_blank"&gt;&lt;/a&gt;&lt;/div&gt;&lt;/div&gt;&lt;div class="rtsocial-fb-horizontal fb-light"&gt;&lt;div class="rtsocial-fb-horizontal-button"&gt;&lt;a title="Like: Announcing the Up and Running Scholarship, from HeroPress and WPShout" class="rtsocial-fb-button rtsocial-fb-like-light" href="https://www.facebook.com/sharer.php?u=https%3A%2F%2Fheropress.com%2Fannouncing-up-running-scholarship-heropress-wpshout%2F" rel="nofollow" target="_blank"&gt;&lt;/a&gt;&lt;/div&gt;&lt;/div&gt;&lt;div class="rtsocial-linkedin-horizontal"&gt;&lt;div class="rtsocial-linkedin-horizontal-button"&gt;&lt;a class="rtsocial-linkedin-button" href="https://www.linkedin.com/shareArticle?mini=true&amp;url=https%3A%2F%2Fheropress.com%2Fannouncing-up-running-scholarship-heropress-wpshout%2F&amp;title=Announcing+the+Up+and+Running+Scholarship%2C+from+HeroPress+and+WPShout" rel="nofollow" target="_blank" title="Share: Announcing the Up and Running Scholarship, from HeroPress and WPShout"&gt;&lt;/a&gt;&lt;/div&gt;&lt;/div&gt;&lt;div class="rtsocial-pinterest-horizontal"&gt;&lt;div class="rtsocial-pinterest-horizontal-button"&gt;&lt;a class="rtsocial-pinterest-button" href="https://pinterest.com/pin/create/button/?url=https://heropress.com/announcing-up-running-scholarship-heropress-wpshout/&amp;media=https://heropress.com/wp-content/uploads/2017/04/ipad-uandr-1-150x150.png&amp;description=Announcing the Up and Running Scholarship, from HeroPress and WPShout" rel="nofollow" target="_blank" title="Pin: Announcing the Up and Running Scholarship, from HeroPress and WPShout"&gt;&lt;/a&gt;&lt;/div&gt;&lt;/div&gt;&lt;a rel="nofollow" class="perma-link" href="https://heropress.com/announcing-up-running-scholarship-heropress-wpshout/" title="Announcing the Up and Running Scholarship, from HeroPress and WPShout"&gt;&lt;/a&gt;&lt;/div&gt;&lt;p&gt;The post &lt;a rel="nofollow" href="https://heropress.com/announcing-up-running-scholarship-heropress-wpshout/"&gt;Announcing the Up and Running Scholarship, from HeroPress and WPShout&lt;/a&gt; appeared first on &lt;a rel="nofollow" href="https://heropress.com"&gt;HeroPress&lt;/a&gt;.&lt;/p&gt;";s:7:"attribs";a:0:{}s:8:"xml_base";s:0:"";s:17:"xml_base_explicit";b:0;s:8:"xml_lang";s:0:"";}}s:7:"pubDate";a:1:{i:0;a:5:{s:4:"data";s:31:"Thu, 20 Apr 2017 00:07:55 +0000";s:7:"attribs";a:0:{}s:8:"xml_base";s:0:"";s:17:"xml_base_explicit";b:0;s:8:"xml_lang";s:0:"";}}}}}i:30;a:6:{s:4:"data";s:13:"\n<text:tab/>\n<text:tab/>\n<text:tab/>\n<text:tab/>\n<text:tab/>\n<text:tab/>\n";s:7:"attribs";a:0:{}s:8:"xml_base";s:0:"";s:17:"xml_base_explicit";b:0;s:8:"xml_lang";s:0:"";s:5:"child";a:2:{s:0:"";a:5:{s:5:"title";a:1:{i:0;a:5:{s:4:"data";s:80:"WPTavern: BuddyPress 2016 Survey Results Show 54% of Respondents are on PHP 7.0+";s:7:"attribs";a:0:{}s:8:"xml_base";s:0:"";s:17:"xml_base_explicit";b:0;s:8:"xml_lang";s:0:"";}}s:4:"guid";a:1:{i:0;a:5:{s:4:"data";s:29:"https://wptavern.com/?p=68226";s:7:"attribs";a:0:{}s:8:"xml_base";s:0:"";s:17:"xml_base_explicit";b:0;s:8:"xml_lang";s:0:"";}}s:4:"link";a:1:{i:0;a:5:{s:4:"data";s:89:"https://wptavern.com/buddypress-2016-survey-results-show-54-of-respondents-are-on-php-7-0";s:7:"attribs";a:0:{}s:8:"xml_base";s:0:"";s:17:"xml_base_explicit";b:0;s:8:"xml_lang";s:0:"";}}s:11:"description";a:1:{i:0;a:5:{s:4:"data";s:5532:"&lt;p&gt;&lt;a href="https://i0.wp.com/wptavern.com/wp-content/uploads/2014/03/bp-featured.png?ssl=1"&gt;&lt;img /&gt;&lt;/a&gt;&lt;/p&gt;\n&lt;p&gt;The &lt;a href="https://buddypress.org/2017/04/2016-buddypress-survey-results/" target="_blank"&gt;results of the BuddyPress 2016 survey&lt;/a&gt; have been published. This year the survey received feedback from 302 respondents in 61 different countries, a 43% increase in responses from 2015. The top five countries represented in the survey include the United States (27.15%), India (7.62%), United Kingdom (6.95%), Germany (6.29%), and Canada (3.64%). English remains the most popular language for BuddyPress sites at nearly 70% and this year Spanish (10.7%) replaced French for the #2 spot, followed by German (9.96%).&lt;/p&gt;\n&lt;p&gt;A new question in the 2016 survey asked users <text:soft-page-break/>what PHP versions their sites are on. More than 53% of respondents report having sites on PHP 7.0+ and 63% are using a version higher than 5.6+.&lt;/p&gt;\n&lt;p&gt;&lt;a href="https://i2.wp.com/wptavern.com/wp-content/uploads/2017/04/buddypress-php-2016.png?ssl=1"&gt;&lt;img /&gt;&lt;/a&gt;&lt;/p&gt;\n&lt;p&gt;Lead developer Paul Gibbs sees these results as an affirmation that the BuddyPress core leadership made the right decision when dropping support for PHP 5.2 nine months ago.&lt;/p&gt;\n&lt;blockquote class="twitter-tweet"&gt;\n&lt;p lang="en" dir="ltr"&gt;We (&lt;a href="https://twitter.com/buddypress"&gt;@buddypress&lt;/a&gt;) made the right call 9 months ago to drop support for PHP 5.2 in our last major release.&lt;/p&gt;\n&lt;p&gt;&amp;mdash; Paul Gibbs (@pgibbs) &lt;a href="https://twitter.com/pgibbs/status/849399725707202562"&gt;April 4, 2017&lt;/a&gt;&lt;/p&gt;&lt;/blockquote&gt;\n&lt;p&gt;&lt;/p&gt;\n&lt;blockquote class="twitter-tweet"&gt;\n&lt;p lang="en" dir="ltr"&gt;In fact, our 2016 users survey &lt;a href="https://t.co/1LClEoOr38"&gt;https://t.co/1LClEoOr38&lt;/a&gt; suggests 88% of respondents use PHP &amp;gt;5.6, maybe we can be more aggressive this year.&lt;/p&gt;\n&lt;p&gt;&amp;mdash; Paul Gibbs (@pgibbs) &lt;a href="https://twitter.com/pgibbs/status/849399973649276931"&gt;April 4, 2017&lt;/a&gt;&lt;/p&gt;&lt;/blockquote&gt;\n&lt;p&gt;&lt;/p&gt;\n&lt;p&gt;Gibbs is currently on a sabbatical from BuddyPress and was not available for comment. Project lead John James Jacoby said that the decision to drop support for PHP 5.2 may not be a direct corollary to its usage falling below 1%, but the core team will continue to bump the minimum version in the future with consideration for user happiness.&lt;/p&gt;\n&lt;p&gt;&amp;#8220;It’s hard to know whether increasing our minimum PHP version made any direct difference,&amp;#8221; Jacoby said. &amp;#8220;My hunch is most users do not care very much, and the ones that do, care greatly. It’s all about keeping users happy – sometimes that means maintaining compatibility with old dependencies; other times it means kindly motivating users to upgrade things maybe they haven’t thought about in a while.&amp;#8221;&lt;/p&gt;\n&lt;p&gt;The 2016 results show that 45% of respondents have been using BuddyPress for a year or less. While this isn&amp;#8217;t necessarily an indication of users&amp;#8217; ability, it is interesting in light of the project&amp;#8217;s recent shift to focus on developers and site builders. The survey results indicate that more users identify themselves as a beginner when it comes to knowledge of BuddyPress themes and hooks.&lt;/p&gt;\n&lt;p&gt;&lt;a href="https://i1.wp.com/wptavern.com/wp-content/uploads/2017/04/buddypress-knowledge.png?ssl=1"&gt;&lt;img /&gt;&lt;/a&gt;&lt;/p&gt;\n&lt;p&gt;BuddyPress core developers made the decision to focus on site builders and developers based on how they saw the project&amp;#8217;s user base changing over time. Making the software 100% turnkey is no longer one of their chief objectives. With the high percentage of users who identify as beginners, the project will need to find a way to get them connected and advancing in their BuddyPress knowledge.&lt;/p&gt;\n&lt;p&gt;&amp;#8220;The &lt;a href="https://buddypress.org/support/" target="_blank"&gt;BuddyPress.org community forums&lt;/a&gt; continue to be the best place to get connected with other users to talk about what they’re working on,&amp;#8221; Jacoby said. &amp;#8220;Our documentation coverage in the codex is constantly being maintained, and we’re still working behind the scenes on a developer site ala &lt;a href="https://developer.wordpress.org/" target="_blank"&gt;developer.wordpress.org&lt;/a&gt;. Nothing will ever beat reading the code from inside a quality code-editor, but having public visibility into the codebase is good for everyone, too.&amp;#8221;&lt;/p&gt;\n&lt;p&gt;April 30, 2017, marks the 8th anniversary of the first stable release of BuddyPress. Version 3.0 will be released this year and contributors are working towards adding a new template pack and improving the BP REST API, in addition to other new features based on comments from the survey.&lt;/p&gt;\n&lt;p&gt;&amp;#8220;The primary focus of BuddyPress for 3.0 and beyond (in addition to being a great foundation for developers) should be to improve member management and communications inside your WordPress,&amp;#8221; Jacoby said. &amp;#8220;The latest and greatest versions of PHP don’t necessarily help us with those things directly, but the performance improvements of running BuddyPress on PHP 7.0 or 7.1 are impressive, enough to continue aggressively bumping our minimum required and recommended versions to keep users happy and safe.&amp;#8221;&lt;/p&gt;\n&lt;p&gt;A &lt;a href="https://buddypress.org/2017/04/2016-buddypress-survey-results/" target="_blank"&gt;summary of the 2016 survey results&lt;/a&gt; was published</text:p>
      <text:p text:style-name="P1"><text:s/>to the BuddyPress.org blog and the &lt;a href="https://mercime.github.io/BuddyPress-2016-survey-<text:soft-page-break/>results/" target="_blank"&gt;full results&lt;/a&gt; are available on GitHub, along with comments from respondents.&lt;/p&gt;\n&lt;div id="epoch-width-sniffer"&gt;&lt;/div&gt;";s:7:"attribs";a:0:{}s:8:"xml_base";s:0:"";s:17:"xml_base_explicit";b:0;s:8:"xml_lang";s:0:"";}}s:7:"pubDate";a:1:{i:0;a:5:{s:4:"data";s:31:"Wed, 19 Apr 2017 19:43:50 +0000";s:7:"attribs";a:0:{}s:8:"xml_base";s:0:"";s:17:"xml_base_explicit";b:0;s:8:"xml_lang";s:0:"";}}}s:32:"http://purl.org/dc/elements/1.1/";a:1:{s:7:"creator";a:1:{i:0;a:5:{s:4:"data";s:13:"Sarah Gooding";s:7:"attribs";a:0:{}s:8:"xml_base";s:0:"";s:17:"xml_base_explicit";b:0;s:8:"xml_lang";s:0:"";}}}}}i:31;a:6:{s:4:"data";s:13:"\n<text:tab/>\n<text:tab/>\n<text:tab/>\n<text:tab/>\n<text:tab/>\n<text:tab/>\n";s:7:"attribs";a:0:{}s:8:"xml_base";s:0:"";s:17:"xml_base_explicit";b:0;s:8:"xml_lang";s:0:"";s:5:"child";a:2:{s:0:"";a:5:{s:5:"title";a:1:{i:0;a:5:{s:4:"data";s:94:"WPTavern: New WordPress Plugin Shows Users Where a Plugin’s Settings Link Is Upon Activation";s:7:"attribs";a:0:{}s:8:"xml_base";s:0:"";s:17:"xml_base_explicit";b:0;s:8:"xml_lang";s:0:"";}}s:4:"guid";a:1:{i:0;a:5:{s:4:"data";s:29:"https://wptavern.com/?p=68829";s:7:"attribs";a:0:{}s:8:"xml_base";s:0:"";s:17:"xml_base_explicit";b:0;s:8:"xml_lang";s:0:"";}}s:4:"link";a:1:{i:0;a:5:{s:4:"data";s:102:"https://wptavern.com/new-wordpress-plugin-shows-users-where-a-plugins-settings-link-is-upon-activation";s:7:"attribs";a:0:{}s:8:"xml_base";s:0:"";s:17:"xml_base_explicit";b:0;s:8:"xml_lang";s:0:"";}}s:11:"description";a:1:{i:0;a:5:{s:4:"data";s:2288:"&lt;p&gt;A common frustration I&amp;#8217;ve experienced in WordPress after installing a plugin is figuring out where the settings link is located. It can be a top-level menu item or tucked away in a sub-menu. Sometimes, the plugin doesn&amp;#8217;t warrant a settings link.&lt;/p&gt;\n&lt;p&gt;A new plugin called &lt;a href="https://wordpress.org/plugins/show-plugin-menu-items-on-activation/"&gt;Show Plugin Menu Items on Activation&lt;/a&gt; created by &lt;a href="https://profiles.wordpress.org/kellenmace"&gt;Kellen Mace&lt;/a&gt; and &lt;a href="https://profiles.wordpress.org/binarygary"&gt;Gary Kovar&lt;/a&gt; seeks to calm the chaos. When a plugin is activated, an Admin Notice is displayed that informs the user where to configure it.&lt;/p&gt;\n&lt;img /&gt;Where to Find Akismet&amp;#8217;s Settings\n&lt;p&gt;The notice can be dismissed by either clicking the dismiss button or hovering over the menu location. The notice does not display for plugins that include a welcome page or wizard such as BuddyPress and WooCommerce.&lt;/p&gt;\n&lt;p&gt;The number of admin pointers that are displayed depends on the number of menu items that are added. For example, if a plugin adds three menu items, three admin pointers are displayed.&lt;/p&gt;\n&lt;p&gt;When four or more menu items are added, a notice is shown at the top of the screen that says, &amp;#8216;Many new plugin menu items were added.&amp;#8217; If no menu items are added, a notice displays at the top of the screen that says, &amp;#8216;No new plugin menu items were added.&amp;#8217;&lt;/p&gt;\n&lt;p&gt;I tested the plugin on WordPress 4.7.3 and didn&amp;#8217;t encounter any issues. Although plugins ought to make finding the settings link easier upon activation, this particular plugin has me wondering if displaying these types of admin notices should be a core feature. In my experience, plugin authors rarely take advantage of admin pointers to explain where to go or what to do next after being activated.&lt;/p&gt;\n&lt;p&gt;Related to the above, I encourage plugin developers to &lt;a href="https://hugh.blog/2012/07/27/wordpress-add-plugin-settings-link-to-plugins-page/"&gt;read this article &lt;/a&gt;by Hugh Lashbrooke, that explains how to add a settings link to the plugins listing page. Adding a settings link to the plugins listing page puts it in a predictable location and is something I as a user appreciate.&lt;/p&gt;\n&lt;div id="epoch-width-sniffer"&gt;&lt;/div&gt;";s:7:"attribs";a:0:{}s:8:"xml_base";s:0:"";s:17:"xml_base_explicit";b:0;s:8:"xml_lang";s:0:"";}}s:7:"pubDate";a:1:{i:0;a:5:{s:4:"data";s:31:"Wed, 19 Apr 2017 19:07:47 +0000";s:7:"attribs";a:0:{}s:8:"xml_base";s:0:"";s:17:"xml_base_explicit";b:0;s:8:"xml_lang";s:0:"";}}}s:32:"http://purl.org/dc/elements/1.1/";a:1:{s:7:"creator";a:1:{i:0;a:5:{s:4:"data";s:13:"Jeff Chandler";s:7:"attribs";a:0:{}s:8:"xml_base";s:0:"";s:17:"xml_base_explicit";b:0;s:8:"xml_lang";s:0:"";}}}}}i:32;a:6:{s:4:"data";s:13:"\n<text:tab/>\n<text:tab/>\n<text:tab/>\n<text:tab/>\n<text:tab/>\n<text:tab/>\n";s:7:"attribs";a:0:{}s:8:"xml_base";s:0:"";s:17:"xml_base_explicit";b:0;s:8:"xml_lang";s:0:"";s:5:"child";a:2:{s:0:"";a:5:{s:5:"title";a:1:{i:0;a:5:{s:4:"data";s:45:"HeroPress: The Only Journey Is The One Within";s:7:"attribs";a:0:<text:soft-page-break/>{}s:8:"xml_base";s:0:"";s:17:"xml_base_explicit";b:0;s:8:"xml_lang";s:0:"";}}s:4:"guid";a:1:{i:0;a:5:{s:4:"data";s:56:"https://heropress.com/?post_type=heropress-essays&amp;p=1703";s:7:"attribs";a:0:{}s:8:"xml_base";s:0:"";s:17:"xml_base_explicit";b:0;s:8:"xml_lang";s:0:"";}}s:4:"link";a:1:{i:0;a:5:{s:4:"data";s:48:"https://heropress.com/essays/journey-one-within/";s:7:"attribs";a:0:{}s:8:"xml_base";s:0:"";s:17:"xml_base_explicit";b:0;s:8:"xml_lang";s:0:"";}}s:11:"description";a:1:{i:0;a:5:{s:4:"data";s:23370:"&lt;img width="960" height="480" src="http://20094-presscdn.pagely.netdna-cdn.com/wp-content/uploads/2017/04/041917-min-1024x512.jpg" class="attachment-large size-large wp-post-image" alt="Pull Quote: WordPress gives you the opportunity to be whoever you want to be and to give yourself a voice." /&gt;&lt;p&gt;I was born in Luxembourg (Europe), almost exactly 36 years ago. To be honest, I was not one of the children or teenagers who knew what they wanted to become when they grow up. And to stay honest, I still don’t know exactly to this day.&lt;/p&gt;\n&lt;p&gt;After school I got advised to start working for the government; jobs are well paid and stressless. But considering my tasks, I did not have the feeling that there was any particular skill or performance needed to get them done, nor was there any desirable achievement in the years to come.&lt;/p&gt;\n&lt;p&gt;In the following 12 years, I switched administrations and ministries, trying to find more fulfillment and happiness in what I was doing during the day. But sooner or later the daily routine made me feel very miserable and frustrated. I started to realize that though I still did not know what I wanted to become, I knew exactly what I did not want to do anymore: sitting in an office from nine to five, doing the same administrative work, day after day, without any motivation, without any personal goal. There must be more in life for me!?&lt;/p&gt;\n&lt;p&gt;My husband, &lt;a href="https://twitter.com/schlessera"&gt;Alain Schlesser&lt;/a&gt;, at that point also a government agent, was fed up as well and decided to quit his job and start freelancing as a web developer focussing on WordPress &amp;#8211; so at least one of us had a specific goal.&lt;/p&gt;\n&lt;h3&gt;Getting Out&lt;/h3&gt;\n&lt;p&gt;In summer of 2014 I opted for a four year sabbatical, we sold everything we owned in Luxembourg and moved to the German “Eifel” quite into the middle of nowhere together with our three french bulldogs Jasper, Duke, and Indra. I did not have the slightest idea of where my personal journey would lead me in the end, but I had the feeling that it was time to take better care of myself.&lt;/p&gt;\n&lt;p&gt;First, I started studies as a dog health &amp;amp; behavior trainer, which I completed successfully. After the studies, I got sick and depressed. I gained more and more weight, was constantly dealing with all sorts of aches and had severe doubts about what the future might bring to me. And the more I doubted, the less productive I got.&lt;/p&gt;\n&lt;p&gt;In summer of 2015 I got the diagnosis that I was suffering from lipedema &amp;#8211; a chronically progressive disease which is basically a very painful fat disorder, that almost exclusively affects women. I decided to completely change my life and focus on my mental and physical health.&lt;/p&gt;\n&lt;p&gt;Meanwhile, my husband was working hard to achieve his personal goals. At that point I did not have a very clear idea of what he was actually doing during the day, nor was I interested in any details.&lt;/p&gt;\n&lt;blockquote&gt;&lt;p&gt;I had nothing to do with the web or computers in general, except for Google, Facebook and writing emails.&lt;/p&gt;&lt;/blockquote&gt;\n&lt;p&gt;Coding, programming, developing, those were foreign words to me. A few years back, I had started two blogs on wordpress.com where I shared my dogs’ stories and my experiences during my studies &amp;#8211; that was the only knowledge I had about Alain’s new world &amp;#8211; and about WordPress. Today I agree that these were hard times for us: we spent 24 hours together in the same house but we did not have much to share anymore: I had locked myself out of the life my husband was leading during the day due to a lack of interest and knowledge on one side, and fears on the other.&lt;/p&gt;\n&lt;h3&gt;Finding WordPress&lt;/h3&gt;\n&lt;p&gt;I entered the world of WordPress because Alain invited me to join him in a trip to WordCamp Europe 2016 in Vienna. Despite looking forward to exploring a new city and do some shopping, I had no expectations of what I was going to experience in Vienna. To be honest,  I was scared of meeting the &amp;#8220;nerdy&amp;#8221; part of my husband&amp;#8217;s life and of not being able to get involved in it &amp;#8211; again. However, what happened in Vienna was totally unexpected and overwhelming for me: I met hundreds of open-minded, interesting, welcoming, friendly and helpful people who were interested in what I had to <text:soft-page-break/>share with them, although I was not involved at all in WordPress or the community so far.&lt;/p&gt;\n&lt;p&gt;I probably had the most inspiring discussions I’ve ever had in my life and one of the funniest and joyful weeks too. There were more than two thousand people, and nobody (!) made me feel uncomfortable, ignorant or out of place.&lt;/p&gt;\n&lt;blockquote&gt;&lt;p&gt;I have never experienced such an unconditionally welcoming atmosphere before &amp;#8211; and I noticed that I truly wanted to be a part of that</text:p>
      <text:p text:style-name="P1"><text:s/>amazing community in the future.&lt;/p&gt;&lt;/blockquote&gt;\n&lt;p&gt;To be honest, I actually had withdrawal symptoms once we were back home. I got very active in following up and my Twitter account, which I had registered years ago without ever having tweeted before, suddenly got filled up with WordPress people.&lt;/p&gt;\n&lt;h3&gt;Diving Deeper&lt;/h3&gt;\n&lt;p&gt;&lt;a href="http://20094-presscdn.pagely.netdna-cdn.com/wp-content/uploads/2017/04/IMG_8361-min.jpg"&gt;&lt;img class="alignleft size-medium wp-image-1705" src="http://20094-presscdn.pagely.netdna-cdn.com/wp-content/uploads/2017/04/IMG_8361-min-300x300.jpg" alt="Carole, Alain, and dogs" width="300" height="300" /&gt;&lt;/a&gt;Only a few days after being back in Germany I started to organize trips to other WordCamps, and in September of 2016 Alain and I traveled together with our three dogs to &lt;a href="https://2016.frankfurt.wordcamp.org/"&gt;WordCamp Frankfurt&lt;/a&gt; (Germany) &amp;#8211; both of us as volunteers, and Alain as a speaker too.&lt;/p&gt;\n&lt;p&gt;Volunteering felt excellent and right, and we got in touch with the German WordPress Community for the first time. Alain’s talk was a success, and the German community adopted our entire family immediately; we loved seeing our dogs getting spoiled with hugs and treats.&lt;/p&gt;\n&lt;p&gt;In October of 2016 we joined &lt;a href="https://2016.netherlands.wordcamp.org/"&gt;WordCamp Netherlands&lt;/a&gt; in Utrecht where we once again met interesting and friendly people. Another premiere for me: “How WordPress Saved My Life” by &lt;a href="https://twitter.com/WordNerdSally"&gt;Sally Mayor&lt;/a&gt; was the first talk I ever chose to see at a WordCamp. As you can imagine by reading the title, this was totally inspiring to me.&lt;/p&gt;\n&lt;p&gt;Just as with the previous WordCamps, Alain and I hardly spent any time on our own: hospitable organizers, volunteers, speakers, and attendees surrounded us and insisted on showing us the best spots and restaurants in town.&lt;/p&gt;\n&lt;p&gt;Two weeks later, we visited &lt;a href="https://2016.cologne.wordcamp.org/"&gt;WordCamp Cologne&lt;/a&gt; (Germany) where we looked forward to seeing some of the lovely people we met two months before at WordCamp Frankfurt. I helped out at the registration desk, as I did in Frankfurt &amp;#8211; definitely one of the best opportunities to get in touch with the community.&lt;/p&gt;\n&lt;p&gt;At that point, I also took part in my first “Contributor Day”. I participated in the Polyglots team as well as in the Community team, as these don’t require technical knowledge.&lt;/p&gt;\n&lt;blockquote&gt;&lt;p&gt;At the end of the day, I had localized one free theme into German (which was committed the same day) and joined the discussions for organizing a new type of WordCamp.&lt;/p&gt;&lt;/blockquote&gt;\n&lt;p&gt;As I was more interested in contributing to the community part, I joined Slack and was again diligent in following up. I wanted to become an active part of this community and help create and maintain the welcoming atmosphere I have experienced myself. It worked out very well: I am now a member of the organizing team for a very special German WordCamp with a unique and new concept, to happen in 2018.&lt;/p&gt;\n&lt;h3&gt;New Wapuu&lt;/h3&gt;\n&lt;p&gt;&lt;a href="http://20094-presscdn.pagely.netdna-cdn.com/wp-content/uploads/2017/04/Collage-min.jpg"&gt;&lt;img class="alignright size-medium wp-image-1707" src="http://20094-presscdn.pagely.netdna-cdn.com/wp-content/uploads/2017/04/Collage-min-300x226.jpg" alt="Wabully with a real French Bulldog" width="300" height="226" /&gt;&lt;/a&gt;Another idea was born at WordCamp Cologne: designing a Wapuu with the characteristics of a french bulldog. Meanwhile, our dogs had become an integral part of the German community, who considers our frenchies as the unofficial mascots. Said and done &amp;#8211; by channeling designer skills that I did not even know about, I created the &lt;a href="https://wapu.us/wapuu/wabully/"&gt;“Wabully”&lt;/a&gt;. Jasper, our nine-year-old male frenchie was the template.&lt;/p&gt;\n&lt;h3&gt;Taking Control of Life&lt;/h3&gt;\n&lt;p&gt;&lt;a href="http://20094-presscdn.pagely.netdna-cdn.com/wp-content/uploads/2017/04/before_after-min.jpg"&gt;&lt;img class="alignleft size-medium wp-image-1708" src="http://20094-presscdn.pagely.netdna-cdn.com/wp-content/uploads/2017/04/before_after-min-203x300.jpg" alt="Before and after a health <text:soft-page-break/>change" width="203" height="300" /&gt;&lt;/a&gt;Besides all the positive and inspiring input for my brain, I took good care of my physical health too. I continued losing weight due to healthy and fresh nutrition, and my fitness level increased because I was doing sports again. My lipedema therapy &amp;#8211; including two surgeries &amp;#8211; was very successful and so my physical and mental health got better and better. In 18 months I managed to lose almost seventy pounds. I was actively taking control of my life again.&lt;/p&gt;\n&lt;p&gt;In November of 2016 Alain and I joined our first &lt;a href="https://www.meetup.com/WordPress-Meetup-Koln/"&gt;WordPress Meetup in Cologne&lt;/a&gt;. &lt;a href="https://twitter.com/ocean90"&gt;Dominik Schilling&lt;/a&gt; was sharing his experience during his WordPress 4.6 release lead. I noticed that all this “WordPress-stuff” was not so strange to me anymore; I managed to follow most of Dominik’s testimonies &amp;#8211; and it was interesting to me through the entire talk.&lt;/p&gt;\n&lt;blockquote&gt;&lt;p&gt;I realized that WordPress was not a mystery to me anymore and that discussions at home must have changed a lot in the past months.&lt;/p&gt;&lt;/blockquote&gt;\n&lt;p&gt;Now I knew the people Alain was talking about, I understood most of the projects and concepts he was referring to, and I was not bored anymore when he was talking about his current development issues.&lt;/p&gt;\n&lt;p&gt;I encouraged Alain to book a trip to Philadelphia in December of 2016 to attend &lt;a href="https://2016.us.wordcamp.org/"&gt;WordCamp US&lt;/a&gt; &amp;#8211; an amazing, precious and fruitful experience for him. Unfortunately, I could not join him because of surgery. I admit that I was a bit jealous at that point, but I (rightfully) had a hunch that this trip could be important for my husband and his professional future.&lt;/p&gt;\n&lt;p&gt;By coincidence, the only talk I saw online at WordCamp US was &lt;a href="https://twitter.com/topher1kenobe"&gt;Topher DeRosia’s&lt;/a&gt; presentation of “HeroPress &amp;#8211; The People of WordPress” which was totally inspiring to me. At that point, I would never have imagined that a few weeks later he’d find me and ask me to write an essay for HeroPress&amp;#8230;&lt;/p&gt;\n&lt;h3&gt;Using My Powers For Good&lt;/h3&gt;\n&lt;p&gt;Earlier that year in spring, I had created a Facebook group for lipedema affected women in Luxembourg together with a friend. Lipedema is largely unknown in Luxembourg and often misdiagnosed as simple obesity. There is almost no help for affected women in my country of birth. I was indeed very lucky having moved to Germany, where the specialists in lipedema diagnosis and treatment are located; otherwise, I would probably not have been diagnosed and treated correctly up until now.&lt;/p&gt;\n&lt;blockquote&gt;&lt;p&gt;Inspired by my personal success and the growth of our Facebook group I decided, in January of 2017, to fight for a change in Luxembourg together with other lipedema patients.&lt;/p&gt;&lt;/blockquote&gt;\n&lt;p&gt;We have been very active in educational work and we built a significant presence in Luxembourgish media in the past few weeks. The feedback was enormous and we founded a nonprofit association. I knew it would be very useful to create a website to reach more affected women, doctors, and other interested people.&lt;/p&gt;\n&lt;p&gt;I accepted the challenge and decided to set up a WordPress site. Alain built a theme according to my ideas and I successfully completed my very first plugin installations &amp;#8211; most importantly for me a page builder called Beaver Builder. I had never imagined how easy, fun and fulfilling building of a website could be! With almost no skills and within a period of seven days only I managed to create lots of valuable content with a nice structure. I admit that living under the same roof with a devoted and passionate developer made some things easier for me.&lt;/p&gt;\n&lt;blockquote&gt;&lt;p&gt;But besides that, I began to understand what makes WordPress so special: everybody who has something to share is given the possibility to do so by WordPress.&lt;/p&gt;&lt;/blockquote&gt;\n&lt;p&gt;If I managed to do that, why wouldn’t you? There are plenty of possibilities to help you build your website, blog or business &amp;#8211; use them! And many fantastic WordPress people offer their support, contribute every single day to improve the software and to make it accessible for everybody out there. And some specialists offer great courses for absolute beginners like I am, to help them improving their skills.&lt;/p&gt;\n&lt;p&gt;We have reached many lipedema patients through my website “&lt;a href="https://www.lipoedem.lu/"&gt;Lipödem Lëtzebuerg&lt;/a&gt;”, who thank us every day for our commitment as so-called lipedema fighters. I am so happy that lipedema is now a topic of discussion in Luxembourg, which is not only a consequence of our devotion but also due to WordPress allowing me to build a website in a very short amount of time, and with almost no skills. <text:soft-page-break/>Meanwhile, in collaboration with the National Patients Representation, we have formulated concrete demands concerning diagnosis and therapy to the Luxembourgish Government.&lt;/p&gt;\n&lt;p&gt;I am overwhelmed and happy to see how much attention and gratefulness my work and website have earned. It fulfills me in a way that I had not experienced in the past 12 years during my well-paid job.&lt;/p&gt;\n&lt;h3&gt;Making a Living&lt;/h3&gt;\n&lt;p&gt;It turned out that my enthusiasm and content writing skills were noticed by the CEO of a startup in Luxembourg. I got a remote job offer for writing and managing content on their WordPress website and for being a part of the social media team. We are currently testing a possible cooperation, and I have already been writing some of the content for their website.&lt;/p&gt;\n&lt;p&gt;Furthermore I got contacted to work on the elaboration and social media spreading processes of an important lipedema study in Germany as</text:p>
      <text:p text:style-name="P1"><text:s/>well.&lt;/p&gt;\n&lt;p&gt;I was not even actively searching for a job and the offers come rolling in nevertheless &amp;#8211; what an amazing new experience!&lt;/p&gt;\n&lt;p&gt;At the same time, I was busy in the last months for the WordPress community:&lt;/p&gt;\n&lt;p&gt;As member of an organizing team, I was in charge of finding the perfect location for a WordCamp in 2018. Together with some of my colleagues I have visited some excellent sites in Germany, and I am leading the negotiations.&lt;/p&gt;\n&lt;p&gt;Alain and I joined the first German contributor night in Cologne, which was both productive and fun. I proudly presented my very first results of crocheting, which I started in-between my surgeries as a pastime while I needed to stay in bed:&lt;/p&gt;\n&lt;table border="0" width="100%"&gt;\n&lt;tbody&gt;\n&lt;tr&gt;\n&lt;td align="center" width="50%"&gt;&lt;a href="http://20094-presscdn.pagely.netdna-cdn.com/wp-content/uploads/2017/04/IMG_8774-min.jpg"&gt;&lt;img class="alignnone size-medium wp-image-1709" src="http://20094-presscdn.pagely.netdna-cdn.com/wp-content/uploads/2017/04/IMG_8774-min-300x300.jpg" alt="Small yellow crocheted wapuu" width="300" height="300" /&gt;&lt;/a&gt;&lt;/td&gt;\n&lt;td align="center" width="50%"&gt;&lt;a href="http://20094-presscdn.pagely.netdna-cdn.com/wp-content/uploads/2017/04/IMG_9310-min.jpg"&gt;&lt;img class="alignnone size-medium wp-image-1710" src="http://20094-presscdn.pagely.netdna-cdn.com/wp-content/uploads/2017/04/IMG_9310-min-300x300.jpg" alt="Crocheted Wabully" width="300" height="300" /&gt;&lt;/a&gt;&lt;/td&gt;\n&lt;/tr&gt;\n&lt;/tbody&gt;\n&lt;/table&gt;\n&lt;p&gt;&lt;span&gt;In February of 2017 Alain and I have been asked &lt;/span&gt;&lt;span&gt;by &lt;/span&gt;&lt;a href="https://twitter.com/BirgitOlzem"&gt;&lt;span&gt;Birgit Olzem&lt;/span&gt;&lt;/a&gt;&lt;span&gt; to be part of the organizing team of the &lt;/span&gt;&lt;a href="http://www.wpmeetup-eifel.de/"&gt;&lt;span&gt;WordPress Meetup Eifel&lt;/span&gt;&lt;/a&gt;&lt;span&gt;, which we &lt;/span&gt;&lt;span&gt;both were delighted to accept&lt;/span&gt;&lt;span&gt;. &lt;/span&gt;&lt;span&gt;The first Meetup organized by the new team of three will happen at the end of April.&lt;/span&gt;&lt;/p&gt;\n&lt;p&gt;In March of 2017 we flew to &lt;a href="https://2017.london.wordcamp.org/"&gt;WordCamp London&lt;/a&gt;. We were both volunteering and I feel honored that I was part of an outstanding team which made every possible effort to organize a welcoming and amazing event for every single attendee. In terms of inclusivity and accessibility, WordCamp London set high standards: there has been a lactation room, a crèche, a multi-faith room, a quiet room, live transcription of the talks, life essential boxes in women’s and men’s restrooms. Almost every area was accessible to wheelchairs &amp;#8211; with volunteers designated to help in the few spots that weren’t. We had a lovely and inspiring time there and I have yet to follow up with everyone. It makes me feel like my family grows with every WordCamp.&lt;/p&gt;\n&lt;p&gt;Last but not least I want to share that I submitted a lightning talk proposal to &lt;a href="https://2017.europe.wordcamp.org/"&gt;WordCamp Europe 2017&lt;/a&gt; in Paris. It took all of my courage, but I was feeling so honored and inspired by Topher&amp;#8217;s request to write an essay for HeroPress that I realized there might be a story which deserves to be told. I was so proud to have applied as a speaker that it wouldn&amp;#8217;t even matter in the end whether my talk is accepted or not.&lt;/p&gt;\n&lt;p&gt;Alain has applied as speaker as well, and we will both help as volunteers again. I can’t wait to be part of this big event. I look forward to seeing friends and meeting new people. It will be my one-year anniversary of being part of the WordPress community &amp;#8211; a year with lots of positive changes and inspiration.&lt;/p&gt;\n&lt;p&gt;&lt;span&gt;In the end, my talk proposal for WordCamp Europe has not been selected. Of course, I felt a bit sad about this. Even if I was aware that there had been over 300 applications for more or less 40 spots, I had some kind of feeling of <text:soft-page-break/>having “failed” on my first try… But after having slept on it, I soon got over my deception and I was pleased for Alain for having reached a milestone: his talk proposal got accepted.&lt;/span&gt;&lt;/p&gt;\n&lt;p&gt;&lt;span&gt;And most importantly, I decided not to let this discourage me from applying as a speaker again. There are other WordCamps and all things happen for a good reason: I was pondering for weeks if I should attend &lt;/span&gt;&lt;a href="https://2017.berlin.wordcamp.org/"&gt;&lt;b&gt;WordCamp Berlin&lt;/b&gt;&lt;/a&gt;&lt;span&gt; or not. I love the community, I love the city but Alain already had other plans. Said and done &amp;#8211; I booked a hotel, bought my ticket, applied as a volunteer and submitted my talk proposal, slightly modified and in German. This time my lightning talk got accepted and I will be a speaker for the very first time at WordCamp Berlin on the 13th of May &amp;#8211; I am more than excited about it. Alain’s plans were changing so that he’s now able to join me with our dogs on my trip to Berlin.&lt;/span&gt;&lt;/p&gt;\n&lt;blockquote class="twitter-tweet"&gt;\n&lt;p lang="en" dir="ltr"&gt;Thanks for joining me in the more "nerdy" part of my life, &lt;a href="https://twitter.com/CaroleOlinger"&gt;@CaroleOlinger&lt;/a&gt; ! &lt;a href="https://twitter.com/hashtag/WCFRA?src=hash"&gt;#WCFRA&lt;/a&gt; &lt;a href="https://t.co/VuTHtW3EkP"&gt;pic.twitter.com/VuTHtW3EkP&lt;/a&gt;&lt;/p&gt;\n&lt;p&gt;&amp;mdash; Alain Schlesser (@schlessera) &lt;a href="https://twitter.com/schlessera/status/772411090672156672"&gt;September 4, 2016&lt;/a&gt;&lt;/p&gt;&lt;/blockquote&gt;\n&lt;p&gt;&lt;/p&gt;\n&lt;p&gt;I hope that I can give something back to the WordPress community with what I’m doing. I am a true WordPress community lover by now. I would like to encourage the people out there to use WordPress &amp;#8211; especially when they think they don’t have enough skills to build a website. There is no such a thing as “I can’t do this.” &amp;#8211; Yes, you can! As long as you have something to share with the world, or a business idea or any other motivation that drives you &amp;#8211; just spread it. WordPress gives you the opportunity to be whoever you want to be and to give yourself a voice.&lt;/p&gt;\n&lt;h3&gt;WordPress Is For You, No Matter Who You Are&lt;/h3&gt;\n&lt;p&gt;Furthermore I would love to see every WordPress user, blogger, developer, programmer, designer &amp;#8211; and even more so their respective partners &amp;#8211; joining the nearest WordCamp (or Meetup) and meeting the amazing WordPress community! Especially when you haven’t done this so far. You’ll be able to find inspiration and friends, develop unknown personal skills, gain new perspectives on your job or life and, in any case, learn a lot, just like I did. And last but not least &amp;#8211; it can even bring your relationship to a whole new level.&lt;/p&gt;\n&lt;p&gt;I still have no idea where my personal journey will lead me in the end but I have this growing feeling that WordPress could be an integral part of my life. Fortunately, it is already a part of me.&lt;/p&gt;\n&lt;div class="rtsocial-container rtsocial-container-align-right rtsocial-horizontal"&gt;&lt;div class="rtsocial-twitter-horizontal"&gt;&lt;div class="rtsocial-twitter-horizontal-button"&gt;&lt;a title="Tweet: The Only Journey Is The One Within" class="rtsocial-twitter-button" href="https://twitter.com/share?text=The%20Only%20Journey%20Is%20The%20One%20Within&amp;via=heropress&amp;url=https%3A%2F%2Fheropress.com%2Fessays%2Fjourney-one-within%2F" rel="nofollow" target="_blank"&gt;&lt;/a&gt;&lt;/div&gt;&lt;/div&gt;&lt;div class="rtsocial-fb-horizontal fb-light"&gt;&lt;div class="rtsocial-fb-horizontal-button"&gt;&lt;a title="Like: The Only Journey Is The One Within" class="rtsocial-fb-button rtsocial-fb-like-light" href="https://www.facebook.com/sharer.php?u=https%3A%2F%2Fheropress.com%2Fessays%2Fjourney-one-within%2F" rel="nofollow" target="_blank"&gt;&lt;/a&gt;&lt;/div&gt;&lt;/div&gt;&lt;div class="rtsocial-linkedin-horizontal"&gt;&lt;div class="rtsocial-linkedin-horizontal-button"&gt;&lt;a class="rtsocial-linkedin-button" href="https://www.linkedin.com/shareArticle?mini=true&amp;url=https%3A%2F%2Fheropress.com%2Fessays%2Fjourney-one-within%2F&amp;title=The+Only+Journey+Is+The+One+Within" rel="nofollow" target="_blank" title="Share: The Only Journey Is The One Within"&gt;&lt;/a&gt;&lt;/div&gt;&lt;/div&gt;&lt;div class="rtsocial-pinterest-horizontal"&gt;&lt;div class="rtsocial-pinterest-horizontal-button"&gt;&lt;a class="rtsocial-pinterest-button" href="https://pinterest.com/pin/create/button/?url=https://heropress.com/essays/journey-one-within/&amp;media=https://heropress.com/wp-content/uploads/2017/04/041917-min-150x150.jpg&amp;description=The Only Journey Is The One Within" rel="nofollow" target="_blank" <text:soft-page-break/>title="Pin: The Only Journey Is The One Within"&gt;&lt;/a&gt;&lt;/div&gt;&lt;/div&gt;&lt;a rel="nofollow" class="perma-link" href="https://heropress.com/essays/journey-one-within/" title="The Only Journey Is The One Within"&gt;&lt;/a&gt;&lt;/div&gt;&lt;p&gt;The post &lt;a rel="nofollow" href="https://heropress.com/essays/journey-one-within/"&gt;The Only Journey Is The One Within&lt;/a&gt; appeared first on &lt;a rel="nofollow" href="https://heropress.com"&gt;HeroPress&lt;/a&gt;.&lt;/p&gt;";s:7:"attribs";a:0:{}s:8:"xml_base";s:0:"";s:17:"xml_base_explicit";b:0;s:8:"xml_lang";s:0:"";}}s:7:"pubDate";a:1:{i:0;a:5:{s:4:"data";s:31:"Wed, 19 Apr 2017 05:00:18 +0000";s:7:"attribs";a:0:{}s:8:"xml_base";s:0:"";s:17:"xml_base_explicit";b:0;s:8:"xml_lang";s:0:"";}}}s:32:"http://purl.org/dc/elements/1.1/";a:1:{s:7:"creator";a:1:{i:0;a:5:{s:4:"data";s:14:"Carole Olinger";s:7:"attribs";a:0:{}s:8:"xml_base";s:0:"";s:17:"xml_base_explicit";b:0;s:8:"xml_lang";s:0:"";}}}}}i:33;a:6:{s:4:"data";s:13:"\n<text:tab/>\n<text:tab/>\n<text:tab/>\n<text:tab/>\n<text:tab/>\n<text:tab/>\n";s:7:"attribs";a:0:{}s:8:"xml_base";s:0:"";s:17:"xml_base_explicit";b:0;s:8:"xml_lang";s:0:"";s:5:"child";a:2:{s:0:"";a:5:{s:5:"title";a:1:{i:0;a:5:{s:4:"data";s:80:"WPTavern: Open Collective is a New, Transparent Way to Fund Open Source Projects";s:7:"attribs";a:0:{}s:8:"xml_base";s:0:"";s:17:"xml_base_explicit";b:0;s:8:"xml_lang";s:0:"";}}s:4:"guid";a:1:{i:0;a:5:{s:4:"data";s:29:"https://wptavern.com/?p=68528";s:7:"attribs";a:0:{}s:8:"xml_base";s:0:"";s:17:"xml_base_explicit";b:0;s:8:"xml_lang";s:0:"";}}s:4:"link";a:1:{i:0;a:5:{s:4:"data";s:90:"https://wptavern.com/open-collective-is-a-new-transparent-way-to-fund-open-source-projects";s:7:"attribs";a:0:{}s:8:"xml_base";s:0:"";s:17:"xml_base_explicit";b:0;s:8:"xml_lang";s:0:"";}}s:11:"description";a:1:{i:0;a:5:{s:4:"data";s:8728:"&lt;p</text:p>
      <text:p text:style-name="P1">&gt;&lt;a href="https://i2.wp.com/wptavern.com/wp-content/uploads/2017/04/open-collective.png?ssl=1"&gt;&lt;img /&gt;&lt;/a&gt;&lt;/p&gt;\n&lt;p&gt;&lt;a href="https://opencollective.com" target="_blank"&gt;Open Collective&lt;/a&gt; is a new service that aims to make it easy for individuals, groups, and organizations to raise money in a transparent way. Although many projects have communities ready to offer financial support, the paperwork, taxes, and accounting involved in collecting money under the proper legal entity can be a nearly insurmountable hurdle.&lt;/p&gt;\n&lt;p&gt;&amp;#8220;So far, the Internet has been very good at helping people do things together,&amp;#8221; Open Collective co-founder Xavier Damman said. &amp;#8220;But once it involves money, there is no good solution. Creating a new legal entity is too much overhead, too early. What if we could create a virtual entity that can collect money as easily as creating a Facebook Group?&amp;#8221;&lt;/p&gt;\n&lt;p&gt;Open Collective was created to eliminate the need for setting up a legal entity in order to raise funds. Groups can set up a collective and begin managing their funds immediately. The two key differentiators of the platform are the ability to raise money recurrently and the built-in transparency. Members of the collective must approve or reject an expense before the money can be used. Unpaid expenses and available funds can be viewed by the public.&lt;/p&gt;\n&lt;p&gt;&lt;a href="https://i2.wp.com/wptavern.com/wp-content/uploads/2017/04/ledger-screen.png?ssl=1"&gt;&lt;img /&gt;&lt;/a&gt;&lt;/p&gt;\n&lt;p&gt;Open Collective currently has 228 active collectives and &lt;a href="https://opencollective.com/opensource" target="_blank"&gt;196 of them are open source projects&lt;/a&gt;. Many open source maintainers are finding success raising funds on the platform. &lt;a href="https://webpack.js.org/" target="_blank"&gt;Webpack&lt;/a&gt;, a popular utility for bundling JavaScript files, is one of the most prominent successes, having &lt;a href="https://opencollective.com/webpack" target="_blank"&gt;funded its first full-time developer&lt;/a&gt; through the platform. The project&amp;#8217;s collective now has an annual budget of $83,659.&lt;/p&gt;\n&lt;blockquote class="twitter-tweet"&gt;\n&lt;p lang="en" dir="ltr"&gt;I setup a collective for Split, my A/B testing framework on &lt;a href="https://twitter.com/opencollect"&gt;@opencollect&lt;/a&gt;, it''s now got a yearly budget of $1,338 &lt;img src="https://s.w.org/images/core/emoji/2.2.1/72x72/1f62e.png" alt="😮" class="wp-smiley" /&gt;&lt;img src="https://s.w.org/images/core/emoji/2.2.1/72x72/1f389.png" alt="🎉" class="wp-smiley" /&gt; &lt;a href="https://t.co/GCJwxBLwHv"&gt;https://t.co/GCJwxBLwHv&lt;/a&gt;&lt;/p&gt;\n&lt;p&gt;&amp;mdash; Andrew Nesbitt (@teabass) &lt;a href="https://twitter.com/teabass/status/851822408461844484"&gt;April 11, <text:soft-page-break/>2017&lt;/a&gt;&lt;/p&gt;&lt;/blockquote&gt;\n&lt;p&gt;&lt;/p&gt;\n&lt;blockquote class="twitter-tweet"&gt;\n&lt;p lang="en" dir="ltr"&gt;If your company uses tachyons and would like to support its development we are on &lt;a href="https://twitter.com/opencollect"&gt;@opencollect&lt;/a&gt;!&lt;a href="https://t.co/NM1zQQONwX"&gt;https://t.co/NM1zQQONwX&lt;/a&gt;&lt;/p&gt;\n&lt;p&gt;&amp;mdash; Tachyons (@tachyons_css) &lt;a href="https://twitter.com/tachyons_css/status/850415608705556480"&gt;April 7, 2017&lt;/a&gt;&lt;/p&gt;&lt;/blockquote&gt;\n&lt;p&gt;&lt;/p&gt;\n&lt;p&gt;&lt;a href="https://preactjs.com/" target="_blank"&gt;Preact&lt;/a&gt;, a fast alternative to React, has a collective on the platform to raise funds after maintainer Jason Miller started to experience burnout last year. In a recent &lt;a href="https://medium.com/open-collective/why-and-how-to-fund-the-open-source-projects-you-depend-on-da62a582307" target="_blank"&gt;interview with Open Collective&lt;/a&gt;, Miller said he enjoyed his day job and didn&amp;#8217;t want to leave it to set up &amp;#8220;Preact Inc.&amp;#8221; One of the reasons he chose the platform was to leave room for future key maintainers to be able to access the community&amp;#8217;s resources, instead of cannibalizing them all in his own personal fundraising efforts.&lt;/p&gt;\n&lt;p&gt;&amp;#8220;If you’re fundraising for a community, there’s a clear implication that it’s for the betterment of the project as a whole,&amp;#8221; Miller said. &amp;#8220;By putting the project at center stage, as opposed to a person, there’s no need to explain that. In our case, I think it’s why people were so willing to contribute.&amp;#8221;&lt;/p&gt;\n&lt;p&gt;The structure that Open Collective provides puts the focus on the community, instead of solely focusing on funding the talents and efforts of the most prominent maintainer. It also gives projects the opportunity to distribute funds to different types of contributors.&lt;/p&gt;\n&lt;p&gt;&amp;#8220;My advice would be to put channels in place for all the different kinds of support an open source project needs, and offer people clear options: write features, raise issues, make a pull request, do code reviews, give money,&amp;#8221; Miller said. &amp;#8220;Don’t try to hide the fact that the project needs funding, and don’t skirt around that fact that it’s specifically about money, or it will come off as disingenuous. If there’s something users want from the project that money can enable, give them an avenue to make it happen.&amp;#8221;&lt;/p&gt;\n&lt;p&gt;Open Collective has helped raise more than $200,000 for open source projects on the platform to date. Projects like MochaJS, Babel, GulpJS, Vapor, Qubes OS, and Hoodie have raised thousands of dollars for ongoing maintenance and support. Many of these projects are critical to the open source ecosystem and strapped for resources.&lt;/p&gt;\n&lt;p&gt;Although the platform is currently dominated by open source software projects, Open Collective was built to be capable of funding many different types of group efforts. Co-founder Xavier Damman described the platform&amp;#8217;s goals in an &lt;a href="http://dataconomy.com/2016/12/xavier-damman-open-collective/" target="_blank"&gt;interview with Dataconomy&lt;/a&gt;:&lt;/p&gt;\n&lt;blockquote&gt;&lt;p&gt;Our goal as Open Collective is to create this new light type of association for our generation who really love doing those side projects, creating those meetup groups, taking the initiative to create a conference located in your city, do open source projects together, create movements like occupy Wall Street, Black Lives Matter, all of that. There’s a whole bunch of things that our generation is doing but we don’t have any platform to enable those movements and these communities to collect money. So it’s all about finding a new way, fund those communities that can have a larger impact.&lt;/p&gt;&lt;/blockquote&gt;\n&lt;p&gt;Open Collective&amp;#8217;s co-founders share a strong commitment to open source and the majority of the platform&amp;#8217;s code is MIT-licensed and &lt;a href="https://github.com/opencollective" target="_blank"&gt;available on GitHub&lt;/a&gt;.&lt;/p&gt;\n&lt;p&gt;&amp;#8220;I’m a big fan of open source myself and we open source everything,&amp;#8221; Damman said. &amp;#8220;Open Collective is an open source platform because we believe in open source. We believe it’s the future of work. There’s no reason for having two different engineers in two different parts of the world solving the same problem. And also open source is the right business decision. I’m an engineer, as well as a developer, and we tend to make much better code if we know that other people can look at it.&amp;#8221;&lt;/p&gt;\n&lt;p&gt;Open Collective takes 10% of funds raised by a collective in addition to credit card fees, which are estimated at 3% + $0.30/transaction). The platform&amp;#8217;s fee structure is slightly higher when compared to other crowd-funding and fundraising platforms like Kickstarter and Indiegogo, which charge a 5% fee for <text:soft-page-break/>successfully funded projects and 3-5% for credit card processing. However, these platforms are more goal-based and not necessarily designed for generating recurring funding. Open Collective&amp;#8217;s fees include use of the platform for managing bookkeeping, taxes, and reimbursing expenses.&lt;/p&gt;\n&lt;p&gt;Open Collective for organizations is currently in private beta. It allows local chapters and other organizations to raise money and manage funds without having to open a separate bank account. &lt;a href="https://opencollective.com/wwcode" target="_blank"&gt;Women Who Code&lt;/a&gt; is an organization that is using the platform this way and has an annual budget of $171,978 based on current recurring donations.&lt;/p&gt;\n&lt;p&gt;Money issues can be the source of bitter disputes in communities, especially when maintainers are short on time and neglect to document how donated funds are being used. Open Collective&amp;#8217;s approach to financial transparency is sorely missing in most fundraising platforms, which don&amp;#8217;t require their users to account for how the money has been spent after it is donated. Its built-in transparency and accountability mirrors the values of many open source projects and gives communities a healthy and convenient way to monitor the distribution of funds.&lt;/p&gt;\n&lt;div id="epoch-width-sniffer"&gt;&lt;/div&gt;";s:7:"attribs";a:0:{}s:8:"xml_base";s:0:"";s:17:"xml_base_explicit";b:0;s:8:"xml_lang";s:0:"";}}s:7:"pubDate";a:1:{i:0;a:5:{s:4:"data";s:31:"Tue, 18 Apr 2017 20:55:03 +0000";s:7:"attribs";a:0:{}s:8:"xml_base";s:0:"";s:17:"xml_base_explicit";b:0;s:8:"xml_lang";s:0:"";}}}s:32:"http://purl.org/dc/elements/1.1/";a:1:{s:7:"creator";a:1:{i:0;a:5:{s:4:"data";s:13:"Sarah Gooding";s:7:"attribs";a:0:{}s:8:"xml_base";s:0:"";s:17:"xml_base_explicit";b:0;s:8:"xml_lang";s:0:"";}}}}}i:34;a:6:{s:4:"data";s:13:"\n<text:tab/>\n<text:tab/>\n<text:tab/>\n<text:tab/>\n<text:tab/>\n<text:tab/>\n";s:7:"attribs";a:0:{}s:8:"xml_base";s:0:"";s:17:"xml_base_explicit";b:0;s:8:"xml_lang";s:0:"";s:5:"child";a:2:{s:0:"";a:5:{s:5:"title";a:1:{i:0;a:5:{s:4:"data";s:50:"WPTavern: Automattic to Close San Francisco Office";s:7:"attribs";a:0:{}s:8:"xml_base";s:0:"";s:17:"xml_base_explicit";b:0;s:8:"xml_lang";s:0:"";}}s:4:"guid";a:1:{i:0;a:5:{s:4:"data";s:29:"https://wptavern.com/?p=68827";s:7:"attribs";a:0:{}s:8:"xml_base";s:0:"";s:17:"xml_base_explicit";b:0;s:8:"xml_lang";s:0:"";}}s:4:"link";a:1:{i:0;a:5:{s:4:"data";s:61:"https://wptavern.com/automattic-to-close-san-francisco-office";s:7:"attribs";a:0:{}s:8:"xml_base";s:0:"";s:17:"xml_base_explicit";b:0;s:8:"xml_lang";s:0:"";}}s:11:"description";a:1:{i:0;a:5:{s:4:"data";s:3760:"&lt;p&gt;Automattic&amp;#8217;s</text:p>
      <text:p text:style-name="P1"><text:s/>San Francisco, CA office is located at 140 Hawthorne. Since 2013, it has served as a coworking space, hosted the WordCamp San Francisco 2014 after party, and has been used as a venue for local meetups.&lt;/p&gt;\n&lt;p&gt;On &lt;a href="https://stackoverflow.blog/2017/02/20/stack-overflow-podcast-101-matt-mullenweg-on-open-source-blogs-and-beyonce/"&gt;episode 101&lt;/a&gt; of the Stack Overflow podcast, Matt Mullenweg, CEO of Automattic, announced that the company will be closing its San Francisco office.&lt;/p&gt;\n&lt;p&gt;At the 45:50 mark, Joel Spolsky, co-host of the show, asks Mullenweg if Automattic is one of the largest fully distributed companies in the world.&lt;/p&gt;\n&lt;p&gt;&amp;#8220;Yeah, in fact, we&amp;#8217;re looking at shutting down our San Francisco office,&amp;#8221; Mullenweg said. &amp;#8220;We got an office there about six or seven years ago, pretty good lease, but nobody goes in it. Five people go in it and it&amp;#8217;s 15,000 square feet. There are as many gaming tables as there are people.&amp;#8221;&lt;/p&gt;\n&lt;p&gt;Automattic has &lt;a href="http://www.colliers.com/en-us/sanfrancisco/properties/p-usa1025421/140-hawthorne-street"&gt;listed the property&lt;/a&gt; through &lt;a href="http://www.colliers.com/en-US/SanFrancisco"&gt;Colliers International&lt;/a&gt;, a global real estate company that has more than 500 offices across 67 countries.&lt;/p&gt;\n&lt;img /&gt;photo credit: &lt;a href="http://peterslutsky.com/2013/05/14/pics-touring-automattics-new-office/"&gt;Peter Slutsky&lt;/a&gt;\n&lt;p&gt;The building used to be a &lt;a title="http://fairtex.com/" href="http://fairtex.com/"&gt;Fairtex location&lt;/a&gt;. Fairtex is a manufacturer of combat equipment and clothing for Muay Thai and Mixed Martial Arts. The building was completely renovated in 2013 and designed by &lt;a href="http://www.baranstudio.com/commercial/thebarn/"&gt;Baran Studio Architecture&lt;/a&gt;.&lt;/p&gt;\n&lt;p&gt;The design was based on accommodating 15 to 20 people on a daily basis with options to expand to accommodate a few hundred people.&lt;/p&gt;\n&lt;img /&gt;WCSF 2014 <text:soft-page-break/>Contributor Day\n&lt;p&gt;One of my favorite parts of the Automattic office is the &lt;a href="https://museum.automattic.com/"&gt;T-Shirt museum&lt;/a&gt; where shirt designs from WordCamps across the world are displayed. Mullenweg says the items in the museum will be saved somewhere.&lt;/p&gt;\n&lt;p&gt;If you&amp;#8217;ve never had the opportunity to visit Automattic&amp;#8217;s US office, you can &lt;a href="https://wptavern.com/tour-automattic-without-leaving-your-house"&gt;tour the inside of it&lt;/a&gt; without leaving your home.&lt;/p&gt;\n&lt;p&gt;In 2016, San Francisco was named &lt;a href="http://sanfrancisco.cbslocal.com/2016/01/11/san-francisco-office-rents-most-expensive-in-the-country/"&gt;the most expensive city&lt;/a&gt; to conduct business according to a report by the &lt;a href="http://www.cbre.com"&gt;CBRE&lt;/a&gt;. If Automattic&amp;#8217;s office isn&amp;#8217;t being used by 20 or 30 people a day, as was originally intended, it makes sense to invest that money elsewhere.&lt;/p&gt;\n&lt;p&gt;The closing of the San Francisco office leaves Automattic with two physical offices in the world: One in Cape Town, South Africa where a number of WooCommerce employees live and &lt;a href="https://www.facebook.com/pages/Automattic-East/1436557473313917"&gt;Automattic East&lt;/a&gt; in Westbrook, Maine.&lt;/p&gt;\n&lt;blockquote class="twitter-tweet"&gt;\n&lt;p lang="en" dir="ltr"&gt;Randomly stumbled across this &lt;a href="https://twitter.com/automattic"&gt;@automattic&lt;/a&gt; office in Cape Town, SA after having just listened to &lt;a href="https://twitter.com/photomatt"&gt;@photomatt&lt;/a&gt; on the &lt;a href="https://twitter.com/jaltucher"&gt;@jaltucher&lt;/a&gt; podcast. &lt;a href="https://t.co/lnKe8o6XbL"&gt;pic.twitter.com/lnKe8o6XbL&lt;/a&gt;&lt;/p&gt;\n&lt;p&gt;&amp;mdash; StatusQuont (@statusquont) &lt;a href="https://twitter.com/statusquont/status/847819473046425600"&gt;March 31, 2017&lt;/a&gt;&lt;/p&gt;&lt;/blockquote&gt;\n&lt;p&gt;&lt;/p&gt;\n&lt;div id="epoch-width-sniffer"&gt;&lt;/div&gt;";s:7:"attribs";a:0:{}s:8:"xml_base";s:0:"";s:17:"xml_base_explicit";b:0;s:8:"xml_lang";s:0:"";}}s:7:"pubDate";a:1:{i:0;a:5:{s:4:"data";s:31:"Tue, 18 Apr 2017 19:44:51 +0000";s:7:"attribs";a:0:{}s:8:"xml_base";s:0:"";s:17:"xml_base_explicit";b:0;s:8:"xml_lang";s:0:"";}}}s:32:"http://purl.org/dc/elements/1.1/";a:1:{s:7:"creator";a:1:{i:0;a:5:{s:4:"data";s:13:"Jeff Chandler";s:7:"attribs";a:0:{}s:8:"xml_base";s:0:"";s:17:"xml_base_explicit";b:0;s:8:"xml_lang";s:0:"";}}}}}i:35;a:6:{s:4:"data";s:13:"\n<text:tab/>\n<text:tab/>\n<text:tab/>\n<text:tab/>\n<text:tab/>\n<text:tab/>\n";s:7:"attribs";a:0:{}s:8:"xml_base";s:0:"";s:17:"xml_base_explicit";b:0;s:8:"xml_lang";s:0:"";s:5:"child";a:2:{s:0:"";a:5:{s:5:"title";a:1:{i:0;a:5:{s:4:"data";s:90:"WPTavern: Automattic to Host a Free, Remote Conference on Design and Exclusion on April 21";s:7:"attribs";a:0:{}s:8:"xml_base";s:0:"";s:17:"xml_base_explicit";b:0;s:8:"xml_lang";s:0:"";}}s:4:"guid";a:1:{i:0;a:5:{s:4:"data";s:29:"https://wptavern.com/?p=68713";s:7:"attribs";a:0:{}s:8:"xml_base";s:0:"";s:17:"xml_base_explicit";b:0;s:8:"xml_lang";s:0:"";}}s:4:"link";a:1:{i:0;a:5:{s:4:"data";s:100:"https://wptavern.com/automattic-to-host-a-free-remote-conference-on-design-and-exclusion-on-april-21";s:7:"attribs";a:0:{}s:8:"xml_base";s:0:"";s:17:"xml_base_explicit";b:0;s:8:"xml_lang";s:0:"";}}s:11:"description";a:1:{i:0;a:5:{s:4:"data";s:5277:"&lt;p&gt;&lt;a href="https://i1.wp.com/wptavern.com/wp-content/uploads/2017/04/design-and-exclusion.jpg?ssl=1"&gt;&lt;img /&gt;&lt;/a&gt;&lt;/p&gt;\n&lt;p&gt;Automattic is hosting a free, remote conference called &lt;a href="https://x.design.blog/" target="_blank"&gt;Design and Exclusion&lt;/a&gt; on April 21. The event will bring together design and technology experts who will discuss solutions for the ways that digital products and services exclude people.&lt;/p&gt;\n&lt;p&gt;Lead organizer &lt;a href="http://www.ashleighaxios.com/" target="_blank"&gt;Ashleigh Axios&lt;/a&gt;, Design Exponent at Automattic, said inspiration for the event came from the exclusion that is everywhere in the industry. Automattic is partnering with Mash-Up Americans and MIT Center for Civic Media to bring awareness to the issue.&lt;/p&gt;\n&lt;p&gt;&amp;#8220;Exclusion is all around us, but we don&amp;#8217;t often take the time to understand how it&amp;#8217;s come to be this way, our place in its existence, and our place in combating it,&amp;#8221; Axios said. &amp;#8220;Together, we&amp;#8217;re using research, design, and conversational narrative to open source the prompt to understand the issue of exclusion for further community involvement and refinement.&amp;#8221;&lt;/p&gt;\n&lt;p&gt;The schedule for the event includes a message on &amp;#8220;Design and Inclusion&amp;#8221; from Automattic&amp;#8217;s &lt;a href="https://x.design.blog/portfolio/john-maeda/" target="_blank"&gt;John Maeda&lt;/a&gt; and a session on &amp;#8220;Opportunities Missed from Excluded Voices&amp;#8221; from &lt;a <text:soft-page-break/>href="https://designandexclusionconf.wordpress.com/portfolio/joan-shigekawa/" target="_blank"&gt;Joan Shigekawa&lt;/a&gt;, former Senior Deputy Chairman for the National Endowment for the Arts (NEA) during the Obama Administration. The conference also includes four panels with experts from Autodesk, Etsy, Airbnb, and other companies.&lt;/p&gt;\n&lt;p&gt;&amp;#8220;Design and Exclusion&amp;#8221; is a pointed conference name that puts the spotlight on the problem participants are trying to address. Axios said this name, as opposed to something like &amp;#8220;Design and Inclusion,&amp;#8221; was a deliberate decision. She said that she and John Maeda felt the need to change the language to reflect a new vantage point on the issue in order to garner new insights.&lt;/p&gt;\n&lt;p&gt;&amp;#8220;It should now be a well-known fact that technology companies are suffering from a lack of diversity or lack of inclusion in their teams and companies,&amp;#8221; Axios said. &amp;#8220;This is well-reported and the pressure is building to take on this issue from early-childhood education to educating company human resource offices and hiring managers from questioning social and gender norms as relates to professional roles to crediting those who have been doing the work and not having their contributions and presence well acknowledged. This important work has dominated the &amp;#8216;inclusion&amp;#8217; dialogue within technology-enabled spaces for good reason.&lt;/p&gt;\n&lt;p&gt;&amp;#8220;However, equally important and much less discussed, are all of the ways in which products and services can be, and often are, designed and built to exclude individuals and people groups, even if unintentionally. We shouldn&amp;#8217;t have to wait until a company crosses the line, creating a public relations nightmare, in order to evaluate the failures in creating inclusive products.&amp;#8221;&lt;/p&gt;\n&lt;p&gt;More than 1,000 people have already signed up for a reminder about when the event takes place. Axios said that even if the event is successful, organizers are not planning to make it an in-person event in the future. The online-only event was designed to offer more access to the conversation than traditional in-person conferences generally provide.&lt;/p&gt;\n&lt;p&gt;&amp;#8220;In-person conferences tend to exclude those without financial means to travel or with geographic hurdles to attendance, those with time-prohibiting personal or professional commitments, those who have difficulty navigating crowds or in-person social interactions, and those who prefer to consume information at their own pace and in their choice of format,&amp;#8221; Axios said. &amp;#8220;Given the topic, it&amp;#8217;s our aim that Design and Exclusion be as inclusive as it can while limiting its environmental impact.&amp;#8221;&lt;/p&gt;\n&lt;p&gt;Axios said one of the goals of the conference is to understand the industry&amp;#8217;s failures in excluding people as a first step towards creating more inclusive products.&lt;/p&gt;\n&lt;p&gt;&amp;#8220;Design and Exclusion aims to do that as an honest and open dialogue with many representatives from across tech,&amp;#8221; Axios said. &amp;#8220;Success will be active participation in this event followed by the broader conversation around this topic from contributors beyond those involved in the initial discussion. To broadly measure success, we&amp;#8217;ll look at views on the content, engagement online using #DesignX, and will track any increase in conversation by use of keywords associated</text:p>
      <text:p text:style-name="P1"><text:s/>with this topic.&amp;#8221;&lt;/p&gt;\n&lt;p&gt;Design and Exclusion kicks off at 9am PT / 12pm ET / 4pm UTC / 5pm GMT on April 21 and the &lt;a href="https://x.design.blog/schedule/" target="_blank"&gt;schedule&lt;/a&gt; has been published to the event&amp;#8217;s website. Participants who want to join the discussion on making the web more inclusive are invited to use the #DesignX hashtag on Twitter, Instagram, Facebook, and other social networks.&lt;/p&gt;\n&lt;div id="epoch-width-sniffer"&gt;&lt;/div&gt;";s:7:"attribs";a:0:{}s:8:"xml_base";s:0:"";s:17:"xml_base_explicit";b:0;s:8:"xml_lang";s:0:"";}}s:7:"pubDate";a:1:{i:0;a:5:{s:4:"data";s:31:"Mon, 17 Apr 2017 22:04:07 +0000";s:7:"attribs";a:0:{}s:8:"xml_base";s:0:"";s:17:"xml_base_explicit";b:0;s:8:"xml_lang";s:0:"";}}}s:32:"http://purl.org/dc/elements/1.1/";a:1:{s:7:"creator";a:1:{i:0;a:5:{s:4:"data";s:13:"Sarah Gooding";s:7:"attribs";a:0:{}s:8:"xml_base";s:0:"";s:17:"xml_base_explicit";b:0;s:8:"xml_lang";s:0:"";}}}}}i:36;a:6:{s:4:"data";s:13:"\n<text:tab/>\n<text:tab/>\n<text:tab/>\n<text:tab/>\n<text:tab/>\n<text:tab/>\n";s:7:"attribs";a:0:{}s:8:"xml_base";s:0:"";s:17:"xml_base_explicit";b:0;s:8:"xml_lang";s:0:"";s:5:"child";a:2:{s:0:"";a:5:{s:5:"title";a:1:{i:0;a:5:{s:4:"data";s:98:"WPTavern: Inuagural CabinPress Takes Place November 3-5, at Lake Louisa State Park in Clermont, FL";s:7:"attribs";a:0:<text:soft-page-break/>{}s:8:"xml_base";s:0:"";s:17:"xml_base_explicit";b:0;s:8:"xml_lang";s:0:"";}}s:4:"guid";a:1:{i:0;a:5:{s:4:"data";s:29:"https://wptavern.com/?p=68825";s:7:"attribs";a:0:{}s:8:"xml_base";s:0:"";s:17:"xml_base_explicit";b:0;s:8:"xml_lang";s:0:"";}}s:4:"link";a:1:{i:0;a:5:{s:4:"data";s:107:"https://wptavern.com/inuagural-cabinpress-takes-place-november-3-5-at-lake-louisa-state-park-in-clermont-fl";s:7:"attribs";a:0:{}s:8:"xml_base";s:0:"";s:17:"xml_base_explicit";b:0;s:8:"xml_lang";s:0:"";}}s:11:"description";a:1:{i:0;a:5:{s:4:"data";s:3050:"&lt;p&gt;If spending time in the &lt;a href="https://wptavern.com/disconnect-from-technology-at-camp-press-september-23-24-in-seminole-ok"&gt;woods in Oklahoma&lt;/a&gt; to disconnect from technology is not your thing, perhaps staying at a cabin in Florida is. &lt;a href="https://cabin.press/"&gt;CabinPress&lt;/a&gt;, organized by &lt;a href="https://davidlaietta.com/"&gt;David Laietta&lt;/a&gt;, takes place November 3-5, at &lt;a href="https://cabin.press/location/"&gt;Lake Louisa State Park in Clermont, FL&lt;/a&gt;.&lt;/p&gt;\n&lt;p&gt;The location is about an hour&amp;#8217;s drive from Orlando, FL and is 4,500 acres large with lakes, hills, and scenic areas.&lt;/p&gt;\n&lt;p&gt;Similar to &lt;a href="http://camp.press/"&gt;CampPress&lt;/a&gt;, CabinPress&amp;#8217; goal is to disconnect people from technology to allow them to focus on building and strengthening personal relationships.&lt;/p&gt;\n&lt;p&gt;&amp;#8220;I enjoy camping and spending some time disconnected from technology, spending time with others,&amp;#8221; Laietta said. &amp;#8220;I get the most out of a conference when I have the opportunity to have deeper discussions with others than general &amp;#8216;we&amp;#8217;re crushing it, work is fine&amp;#8217; chats.&lt;/p&gt;\n&lt;p&gt;&amp;#8220;This is much more comfortable than camping though, so the focus can be on having fun and making connections, while still having a real bed and hot showers.&amp;#8221;&lt;/p&gt;\n&lt;p&gt;Accommodations include fully furnished cabins with beds, air conditioning, kitchens, and bathrooms. Activities within the park include hiking, kayaking, board games, canoeing, and more. Laietta suggests packing for the event as if you&amp;#8217;re staying at a hotel.&lt;/p&gt;\n&lt;img /&gt;Lake Louisa Cabin Interior\n&lt;p&gt;Early bird tickets &lt;a href="https://cabin.press/register/"&gt;are available&lt;/a&gt; until April 30th when prices will increase from $250 to $300. At the time of writing, there were 15 tickets remaining. Each ticket provides the following:&lt;/p&gt;\n&lt;ul&gt;\n&lt;li&gt;Accommodations for Friday and Saturday night&lt;/li&gt;\n&lt;li&gt;Meals and snacks from Friday dinner to Sunday lunch&lt;/li&gt;\n&lt;li&gt;Canoe and Kayak rentals&lt;/li&gt;\n&lt;li&gt;Coworking space with high-speed internet the week following the event in downtown Orlando, FL&lt;/li&gt;\n&lt;li&gt;Swag!&lt;/li&gt;\n&lt;/ul&gt;\n&lt;p&gt;Sponsorship opportunities &lt;a href="https://cabin.press/sponsorship/"&gt;are available&lt;/a&gt; and the funds will be used to offset the cost of the event. Although CabinPress and CampPress were officially announced around the same time period, Laietta has been planning this event for some time.&lt;/p&gt;\n&lt;p&gt;&amp;#8220;We were discussing it after WordCamp Orlando was postponed due to a hurricane last year,&amp;#8221; he said.&lt;/p&gt;\n&lt;p&gt;&amp;#8220;We happened to find good timing availability for one of the nice state parks. Many of them you have to book far in advance to get cabins.&amp;#8221;&lt;/p&gt;\n&lt;p&gt;Those interested in attending are encouraged to review the event&amp;#8217;s &lt;a href="https://cabin.press/code-of-conduct/"&gt;Code of Conduct&lt;/a&gt;. To learn more about Lake Louisa State Park and what it offers, visit the &lt;a href="https://www.floridastateparks.org/park/Lake-Louisa"&gt;park&amp;#8217;s official site&lt;/a&gt;.&lt;/p&gt;\n&lt;div id="epoch-width-sniffer"&gt;&lt;/div&gt;";s:7:"attribs";a:0:{}s:8:"xml_base";s:0:"";s:17:"xml_base_explicit";b:0;s:8:"xml_lang";s:0:"";}}s:7:"pubDate";a:1:{i:0;a:5:{s:4:"data";s:31:"Mon, 17 Apr 2017 21:21:35 +0000";s:7:"attribs";a:0:{}s:8:"xml_base";s:0:"";s:17:"xml_base_explicit";b:0;s:8:"xml_lang";s:0:"";}}}s:32:"http://purl.org/dc/elements/1.1/";a:1:{s:7:"creator";a:1:{i:0;a:5:{s:4:"data";s:13:"Jeff Chandler";s:7:"attribs";a:0:{}s:8:"xml_base";s:0:"";s:17:"xml_base_explicit";b:0;s:8:"xml_lang";s:0:"";}}}}}i:37;a:6:{s:4:"data";s:11:"\n<text:tab/>\n<text:tab/>\n<text:tab/>\n<text:tab/>\n<text:tab/>\n";s:7:"attribs";a:0:{}s:8:"xml_base";s:0:"";s:17:"xml_base_explicit";b:0;s:8:"xml_lang";s:0:"";s:5:"child";a:1:{s:0:"";a:5:{s:5:"title";a:1:{i:0;a:5:{s:4:"data";s:57:"HeroPress: HeroPress Geography: Central and South America";s:7:"attribs";a:0:{}s:8:"xml_base";s:0:"";s:17:"xml_base_explicit";b:0;s:8:"xml_lang";s:0:"";}}s:4:"guid";a:1:<text:soft-page-break/>{i:0;a:5:{s:4:"data";s:29:"https://heropress.com/?p=1718";s:7:"attribs";a:0:{}s:8:"xml_base";s:0:"";s:17:"xml_base_explicit";b:0;s:8:"xml_lang";s:0:"";}}s:4:"link";a:1:{i:0;a:5:{s:4:"data";s:64:"https://heropress.com/heropress-geography-central-south-america/";s:7:"attribs";a:0:{}s:8:"xml_base";s:0:"";s:17:"xml_base_explicit";b:0;s:8:"xml_lang";s:0:"";}}s:11:"description";a:1:{i:0;a:5:{s:4:"data";s:3591:"&lt;img width="960" height="444" src="http://20094-presscdn.pagely.netdna-cdn.com/wp-content/uploads/2017/04/central_and_south_america-1024x474.jpg" class="attachment-large size-large wp-post-image" alt="Google map of Central and South America" /&gt;&lt;p&gt;If you post the Monday after a holiday weekend, is it still part of the weekend? Of course it is! This week&amp;#8217;s Geography collection is from Central and South America, and I&amp;#8217;m stretching a bit and including one from the Caribbean. I hope you enjoy them and feel free to leave comments!&lt;/p&gt;\n&lt;blockquote class="wp-embedded-content"&gt;&lt;p&gt;&lt;a href="https://heropress.com/essays/minority-amongst-minorities/"&gt;A Minority Amongst Minorities&lt;/a&gt;&lt;/p&gt;&lt;/blockquote&gt;\n&lt;p&gt;&lt;/p&gt;\n&lt;blockquote class="wp-embedded-content"&gt;&lt;p&gt;&lt;a href="https://heropress.com/essays/custom-not-synonymous-expensive/"&gt;Custom is not Synonymous with Expensive&lt;/a&gt;&lt;/p&gt;&lt;/blockquote&gt;\n&lt;p&gt;&lt;/p&gt;\n&lt;blockquote class="wp-embedded-content"&gt;&lt;p&gt;&lt;a href="https://heropress.com/essays/on-the-other-side/"&gt;On the other side&lt;/a&gt;&lt;/p&gt;&lt;/blockquote&gt;\n&lt;p&gt;&lt;/p&gt;\n&lt;blockquote class="wp-embedded-content"&gt;&lt;p&gt;&lt;a href="https://heropress.com/essays/wordpress-a-mere-coincidence/"&gt;WordPress, a Mere Coincidence&lt;/a&gt;&lt;/p&gt;&lt;/blockquote&gt;\n&lt;p&gt;&lt;/p&gt;\n&lt;blockquote class="wp-embedded-content"&gt;&lt;p&gt;&lt;a href="https://heropress.com/essays/journey-resilience/"&gt;A Journey of Resilience&lt;/a&gt;&lt;/p&gt;&lt;/blockquote&gt;\n&lt;p&gt;&lt;/p&gt;\n&lt;div class="rtsocial-container rtsocial-container-align-right rtsocial-horizontal"&gt;&lt;div class="rtsocial-twitter-horizontal"&gt;&lt;div class="rtsocial-twitter-horizontal-button"&gt;&lt;a title="Tweet: HeroPress Geography: Central and South America" class="rtsocial-twitter-button" href="https://twitter.com/share?text=HeroPress%20Geography%3A%20Central%20and%20South%20America&amp;via=heropress&amp;url=https%3A%2F%2Fheropress.com%2Fheropress-geography-central-south-america%2F" rel="nofollow" target="_blank"&gt;&lt;/a&gt;&lt;/div&gt;&lt;/div&gt;&lt;div class="rtsocial-fb-horizontal fb-light"&gt;&lt;div class="rtsocial-fb-horizontal-button"&gt;&lt;a title="Like: HeroPress Geography: Central and South America" class="rtsocial-fb-button rtsocial-fb-like-light" href="https://www.facebook.com/sharer.php?u=https%3A%2F%2Fheropress.com%2Fheropress-geography-central-south-america%2F" rel="nofollow" target="_blank"&gt;&lt;/a&gt;&lt;/div&gt;&lt;/div&gt;&lt;div class="rtsocial-linkedin-horizontal"&gt;&lt;div class="rtsocial-linkedin-horizontal-button"&gt;&lt;a class="rtsocial-linkedin-button" href="https://www.linkedin.com/shareArticle?mini=true&amp;url=https%3A%2F%2Fheropress.com%2Fheropress-geography-central-south-america%2F&amp;title=HeroPress+Geography%3A+Central+and+South+America" rel="nofollow" target="_blank" title="Share: HeroPress Geography: Central and South America"&gt;&lt;/a&gt;&lt;/div&gt;&lt;/div&gt;&lt;div class="rtsocial-pinterest-horizontal"&gt;&lt;div class="rtsocial-pinterest-horizontal-button"&gt;&lt;a class="rtsocial-pinterest-button" href="https://pinterest.com/pin/create/button/?url=https://heropress.com/heropress-geography-central-south-america/&amp;media=https://heropress.com/wp-content/uploads/2017/04/central_and_south_america-150x150.jpg&amp;description=HeroPress Geography: Central and South America" rel="nofollow" target="_blank" title="Pin: HeroPress Geography: Central and South America"&gt;&lt;/a&gt;&lt;/div&gt;&lt;/div&gt;&lt;a rel="nofollow" class="perma-link" href="https://heropress.com/heropress-geography-central-south-america/" title="HeroPress Geography: Central and South America"&gt;&lt;/a&gt;&lt;/div&gt;&lt;p&gt;The post &lt;a rel="nofollow" href="https://heropress.com/heropress-geography-central-south-america/"&gt;HeroPress Geography: Central and South America&lt;/a&gt; appeared first on &lt;a rel="nofollow" href="https://heropress.com"&gt;HeroPress&lt;/a&gt;.&lt;/p&gt;";s:7:"attribs";a:0:{}s:8:"xml_base";s:0:"";s:17:"xml_base_explicit";b:0;s:8:"xml_lang";s:0:"";}}s:7:"pubDate";a:1:{i:0;a:5:{s:4:"data";s:31:"Mon, 17 Apr 2017 20:39:29</text:p>
      <text:p text:style-name="P1"><text:s/>+0000";s:7:"attribs";a:0:{}s:8:"xml_base";s:0:"";s:17:"xml_base_explicit";b:0;s:8:"xml_lang";s:0:"";}}}}}i:38;a:6:<text:soft-page-break/>{s:4:"data";s:13:"\n<text:tab/>\n<text:tab/>\n<text:tab/>\n<text:tab/>\n<text:tab/>\n<text:tab/>\n";s:7:"attribs";a:0:{}s:8:"xml_base";s:0:"";s:17:"xml_base_explicit";b:0;s:8:"xml_lang";s:0:"";s:5:"child";a:2:{s:0:"";a:5:{s:5:"title";a:1:{i:0;a:5:{s:4:"data";s:65:"WPTavern: Yoast Office Hosts “Bring Your Parents to Work Day”";s:7:"attribs";a:0:{}s:8:"xml_base";s:0:"";s:17:"xml_base_explicit";b:0;s:8:"xml_lang";s:0:"";}}s:4:"guid";a:1:{i:0;a:5:{s:4:"data";s:29:"https://wptavern.com/?p=68784";s:7:"attribs";a:0:{}s:8:"xml_base";s:0:"";s:17:"xml_base_explicit";b:0;s:8:"xml_lang";s:0:"";}}s:4:"link";a:1:{i:0;a:5:{s:4:"data";s:70:"https://wptavern.com/yoast-office-hosts-bring-your-parents-to-work-day";s:7:"attribs";a:0:{}s:8:"xml_base";s:0:"";s:17:"xml_base_explicit";b:0;s:8:"xml_lang";s:0:"";}}s:11:"description";a:1:{i:0;a:5:{s:4:"data";s:3475:"&lt;p&gt;&lt;a href="https://i0.wp.com/wptavern.com/wp-content/uploads/2017/04/Optimized-yoast-office-min.jpg?ssl=1"&gt;&lt;img /&gt;&lt;/a&gt;&lt;/p&gt;\n&lt;p&gt;If you&amp;#8217;ve ever heard your parents say something like,&amp;#8221;My son works for the internet,&amp;#8221; or &amp;#8220;My daughter owns some kind of computer company,&amp;#8221; then you know the struggle. Many parents have a difficult time understanding the professions of their grown children, especially when they are in the tech industry. This can also be compounded by the novelty of remote work, which sometimes prompts questions like, &amp;#8220;Just what is it that you do all day?&amp;#8221; or &amp;#8220;When are you going to get a real job?&amp;#8221;&lt;/p&gt;\n&lt;p&gt;The team at &lt;a href="https://yoast.com/" target="_blank"&gt;Yoast&lt;/a&gt; decided to be proactive about the problem of families not understanding their work by hosting an event called &amp;#8220;Bring Your Parents to Work Day.&amp;#8221; Yoast employs a team of nearly 50 people, with 40 employees working in a central office located in Wijchen, Netherlands, and 10 working remotely. The family event brought 42 parents to the office.&lt;/p&gt;\n&lt;p&gt;&amp;#8220;It&amp;#8217;s just awesome to have everyone&amp;#8217;s &amp;#8216;home&amp;#8217; team understand what we do and relate to it,&amp;#8221; CEO Joost de Valk said.&lt;/p&gt;\n&lt;p&gt;Yoast Community Manager Taco Verdonschot brought his father to work today. His photo below shows all of the parents attending a presentation from Joost and Marieke de Valk about WordPress, open source, and Yoast&amp;#8217;s products.&lt;/p&gt;\n&lt;blockquote class="twitter-tweet"&gt;\n&lt;p lang="en" dir="ltr"&gt;Today is ''Bring your parents to work day'' at &lt;a href="https://twitter.com/yoast"&gt;@yoast&lt;/a&gt;. &lt;br /&gt;Intended result: our parents finally understand what we really do! &lt;a href="https://twitter.com/hashtag/byptwd?src=hash"&gt;#byptwd&lt;/a&gt; &lt;a href="https://t.co/WuhHlGhyeX"&gt;pic.twitter.com/WuhHlGhyeX&lt;/a&gt;&lt;/p&gt;\n&lt;p&gt;&amp;mdash; Taco Verdo (@TacoVerdo) &lt;a href="https://twitter.com/TacoVerdo/status/852866379309088768"&gt;April 14, 2017&lt;/a&gt;&lt;/p&gt;&lt;/blockquote&gt;\n&lt;p&gt;&lt;/p&gt;\n&lt;p&gt;&amp;#8220;Most parents didn’t know too much about WordPress and/or open source,&amp;#8221; Verdonschot said. &amp;#8220;They told the parents about our mission to make the web a better place for everyone and to make SEO available for everyone.&amp;#8221;&lt;/p&gt;\n&lt;p&gt;After the presentation Verdonschot said employees showed their parents around the office and Joost took them in small groups across the street to a second office the company will be opening soon.&lt;/p&gt;\n&lt;p&gt;&amp;#8220;We ended the Bring Your Parents to Work Day with drinks and snacks (home-made by my colleague Chris),&amp;#8221; Verdonschot said. &amp;#8220;Personally, I really liked meeting my colleagues’ parents. Some of them just look so much like their mom/dad! I really think that the presentation gave our parents a better understanding of what we do at Yoast, and how much we’re loving what we do.&amp;#8221;&lt;/p&gt;\n&lt;p&gt;The &amp;#8220;Bring Your Parents to Work&amp;#8221; event has been gaining popularity in the past two years. Many large companies participated in 2016, including LinkedIn, Dogfish Head Brewery, HubSpot, ASOS, and British Airways. Verdonschot hasn&amp;#8217;t confirmed with the directors yet, but based on the success of today&amp;#8217;s event, he expects Yoast will make this an annual event.&lt;/p&gt;\n&lt;p&gt;&amp;#8220;For me personally, I really like that my parents have visited the office and met my colleagues, because the world I work in now feels less strange for them,&amp;#8221; Verdonschot said.&lt;/p&gt;\n&lt;div id="epoch-width-sniffer"&gt;&lt;/div&gt;";s:7:"attribs";a:0:{}s:8:"xml_base";s:0:"";s:17:"xml_base_explicit";b:0;s:8:"xml_lang";s:0:"";}}s:7:"pubDate";a:1:{i:0;a:5:{s:4:"data";s:31:"Fri, 14 Apr 2017 21:13:58 +0000";s:7:"attribs";a:0:{}s:8:"xml_base";s:0:"";s:17:"xml_base_explicit";b:0;s:8:"xml_lang";s:0:"";}}}s:32:"http://purl.org<text:soft-page-break/>/dc/elements/1.1/";a:1:{s:7:"creator";a:1:{i:0;a:5:{s:4:"data";s:13:"Sarah Gooding";s:7:"attribs";a:0:{}s:8:"xml_base";s:0:"";s:17:"xml_base_explicit";b:0;s:8:"xml_lang";s:0:"";}}}}}i:39;a:6:{s:4:"data";s:13:"\n<text:tab/>\n<text:tab/>\n<text:tab/>\n<text:tab/>\n<text:tab/>\n<text:tab/>\n";s:7:"attribs";a:0:{}s:8:"xml_base";s:0:"";s:17:"xml_base_explicit";b:0;s:8:"xml_lang";s:0:"";s:5:"child";a:2:{s:0:"";a:5:{s:5:"title";a:1:{i:0;a:5:{s:4:"data";s:64:"WPTavern: Free React Fundamentals Course Updated for React v15.5";s:7:"attribs";a:0:{}s:8:"xml_base";s:0:"";s:17:"xml_base_explicit";b:0;s:8:"xml_lang";s:0:"";}}s:4:"guid";a:1:{i:0;a:5:{s:4:"data";s:29:"https://wptavern.com/?p=68772";s:7:"attribs";a:0:{}s:8:"xml_base";s:0:"";s:17:"xml_base_explicit";b:0;s:8:"xml_lang";s:0:"";}}s:4:"link";a:1:{i:0;a:5:{s:4:"data";s:75:"https://wptavern.com/free-react-fundamentals-course-updated-for-react-v15-5";s:7:"attribs";a:0:{}s:8:"xml_base";s:0:"";s:17:"xml_base_explicit";b:0;s:8:"xml_lang";s:0:"";}}s:11:"description";a:1:{i:0;a:5:{s:4:"data";s:2976:"&lt;p&gt;&lt;a href="https://i1.wp.com/wptavern.com/wp-content/uploads/2017/04/react-training.png?ssl=1"&gt;&lt;img /&gt;&lt;/a&gt;&lt;/p&gt;\n&lt;p&gt;If you&amp;#8217;re looking for ways to expand your ReactJS knowledge, the free &lt;a href="https://reacttraining.com/online/react-fundamentals" target="_blank"&gt;React Fundamentals&lt;/a&gt; course from ReactTraining.com has been updated for the latest &lt;a href="https://facebook.github.io/react/blog/2017/04/07/react-v15.5.0.html" target="_blank"&gt;React v15.5&lt;/a&gt; release. The 48-lesson course takes approximately 287 minutes to complete. It was designed for a wide range of professionals, including backend engineers new to JavaScript, Bootcamp graduates and front-end developers who want to expand their skill sets, and JavaScript developers coming from other frameworks.&lt;/p&gt;\n&lt;p&gt;In the React Fundamentals course students will get an introduction to the React ecosystem and will learn how to set up a React component with NPM, Babel, and Webpack. The course covers topics like dataflow with Props, building UIs with Pure Functions, nesting React components, Stateless Functional Components, React Router V4, and more. Complete beginners may struggle, so the course author recommends students enter with a basic understanding of HTML, CSS, and JavaScript. More than 57,000 students have taken React Fundamentals.&lt;/p&gt;\n&lt;p&gt;Last year&amp;#8217;s &lt;a href="https://wptavern.com/state-of-javascript-survey-results-published-react-emerges-as-clear-winner-in-front-end-frameworks" target="_blank"&gt;State of JavaScript survey results&lt;/a&gt; showed React as the clear winner among front-end frameworks in terms of developer interest and satisfaction. Automattic is banking on the framework&amp;#8217;s success and has used it to build &lt;a href="https://wptavern.com/early-reviews-show-applications-like-calypso-are-the-future-of-wordpress" target="_blank"&gt;Calypso&lt;/a&gt; and &lt;a href="https://wptavern.com/jetpack-4-3-released-features-new-react-js-powered-admin-interface" target="_blank"&gt;Jetpack&amp;#8217;s admin interface&lt;/a&gt;. Matt Mullenweg &lt;a href="https://wptavern.com/matt-mullenweg-announces-tech-and-design-leads-for-new-focus-based-development-cycle" target="_blank"&gt;said&lt;/a&gt; he believes &amp;#8220;the future of a great wp-admin experience is JavaScript &amp;#8211; probably React, talking to APIs, super fast, and maybe even working offline.”&lt;/p&gt;\n&lt;p&gt;React may end up being an important part of WordPress&amp;#8217; codebase in the future. If you want to explore the framework without making a major investment, a free online course is a good way to do that. In addition to React Training&amp;#8217;s fundamentals course, &lt;a href="https://wptavern.com/codecademy-launches-free-reactjs-courses" target="_blank"&gt;Codeacademy has two free courses for learning React.js&lt;/a&gt; and Wes Bos has a free course to help students &lt;a href="https://wptavern.com/wes-bos-launches-free-react-js-redux-online-course" target="_blank"&gt;get started with React.js, Redux, and React Router&lt;/a&gt;.&lt;/p&gt;\n&lt;div id="epoch-width-sniffer"&gt;&lt;/div&gt;";s:7:"attribs";a:0:{}s:8:"xml_base";s:0:"";s:17:"xml_base_explicit";b:0;s:8:"xml_lang";s:0:"";}}s:7:"pubDate";a:1:{i:0;a:5:{s:4:"data";s:31:"Fri, 14 Apr 2017 15:48:55 +0000";s:7:"attribs";a:0:{}s:8:"xml_base";s:0:"";s:17:"xml_base_explicit";b:0;s:8:"xml_lang";s:0:"";}}}s:32:"http://purl.org/dc/elements/1.1/";a:1:{s:7:"creator";a:1:{i:0;a:5:{s:4:"data";s:13:"Sarah Gooding";s:7:"attribs";a:0:{}s:8:"xml_base";s:0:"";s:17:"xml_base_explicit";b:0;s:8:"xml_lang";s:0:"";}}}}}i:40;a:6:{s:4:"data";s:13:"\n<text:tab/>\n<text:tab/>\n<text:tab/>\n<text:tab/>\n<text:tab/>\n<text:tab/>\n";s:7:"attribs";a:0:<text:soft-page-break/>{}s:8:"xml_base";s:0:"";s:17:"xml_base_explicit";b:0;s:8:"xml_lang";s:0:"";s:5:"child";a:2:{s:0:"";a:5:{s:5:"title";a:1:{i:0;a:5:{s:4:"data";s:65:"WPTavern: Customizer Team Proposes Image Widget for WordPress 4.8";s:7:"attribs";a:0:{}s:8:"xml_base";s:0:"";s:17:"xml_base_explicit";b:0;s:8:"xml_lang";s:0:"";}}s:4:"guid";a:1:{i:0;a:5:{s:4:"data";s:29:"https://wptavern.com/?p=68725";s:7:"attribs";a:0:{}s:8:"xml_base";s:0:"";s:17:"xml_base_explicit";b:0;s:8:"xml_lang";s:0:"";}}s:4:"link";a:1:{i:0;a:5:{s:4:"data";s:76:"https://wptavern.com/customizer-team-proposes-image-widget-for-wordpress-4-8";s:7:"attribs";a:0:{}s:8:"xml_base";s:0:"";s:17:"xml_base_explicit";b:0;s:8:"xml_lang";s:0:"";}}s:11:"description";a:1:{i:0;a:5:{s:4:"data";s:3750:"&lt;p&gt;WordPress</text:p>
      <text:p text:style-name="P1"><text:s/>contributors to the customizer have published &lt;a href="https://make.wordpress.org/core/2017/04/12/image-widget-merge-proposal/" target="_blank"&gt;a merge proposal for a new JavaScript and REST API-powered core image widget&lt;/a&gt;. The new widget interfaces with the WordPress media library to provide a simpler, more intuitive experience for adding images. No new widgets have been added to core since the Custom Menu widget was included in 3.0 nearly seven years ago.&lt;/p&gt;\n&lt;p&gt;&lt;a href="https://cloudup.com/cIod9B2PP1S"&gt;&lt;img src="https://i0.wp.com/cldup.com/EtNHycj84H.gif?resize=1025%2C508&amp;ssl=1" alt="Image widget demo optimized" /&gt;&lt;/a&gt;&lt;/p&gt;\n&lt;p&gt;The current method of inserting images into widgets is a multi-step process that&lt;a href="https://wordpress.org/plugins/search/image+widget/" target="_blank"&gt; many plugins have attempted to simplify&lt;/a&gt;. Hundreds of thousands of WordPress users have installed a plugin with this feature. The &lt;a href="https://wordpress.org/plugins/image-widget/" target="_blank"&gt;Image Widget plugin&lt;/a&gt;, created by Modern Tribe, is one of the most popular with more than 500,000 active installs.&lt;/p&gt;\n&lt;p&gt;Widget architecture in WordPress currently relies on PHP and AJAX, but the new image widget will follow the recent trend towards JavaScript interfaces.&lt;/p&gt;\n&lt;p&gt;&amp;#8220;In the time since WP_Widget was introduced in 2.8, WordPress has made dramatic shifts toward developing interfaces in JavaScript, including with the Customizer in 3.4 and the Media Library in 3.5, and more recently with the focus on the REST API,&amp;#8221; contributors said in the proposal. &amp;#8220;Given that the media widgets are naturally interfacing with the media library JS, it is necessary that the media widgets make use of JavaScript to construct their UI instead of relying on PHP.&amp;#8221;&lt;/p&gt;\n&lt;p&gt;Customizer component co-maintainer Weston Ruter noted in the comments that the new proposed image widget also allows for external images to be embedded by URL. This is a feature that Jetpack offers in its &lt;a href="https://jetpack.com/support/extra-sidebar-widgets/image-widget/" target="_blank"&gt;image widget&lt;/a&gt;. The new core widget will support both use cases that WordPress users are already familiar with from popular plugins.&lt;/p&gt;\n&lt;p&gt;The image widget is the first of several planned JS-powered media widgets, including video, audio, galleries, and slideshows. Ruter said &lt;a href="https://github.com/xwp/wp-core-media-widgets/pull/53" target="_blank"&gt;progress on the video widget&lt;/a&gt; is coming along well and he anticipates it will likely land next. Contributors have begun work on the audio widget, but Ruter said galleries and slideshows are a higher priority.&lt;/p&gt;\n&lt;p&gt;Matt Mullenweg, who is leading core development this year, confirmed in his &lt;a href="https://make.wordpress.org/core/2017/04/13/first-quarter-check-in/" target="_blank"&gt;quarterly update&lt;/a&gt; today that the image widget will be considered for 4.8.&lt;/p&gt;\n&lt;p&gt;&amp;#8220;The plan is for the larger block-driven customization work to kick off in June,&amp;#8221; Mullenweg said. &amp;#8220;Prior to that, we’re focusing on widgets and other low-hanging fruit. Lack of developers slowed us down the last few months, now doing better but could still use more help there. Media widgets + WYSIWYG on text widget seem simple but will have a big user impact.&amp;#8221;&lt;/p&gt;\n&lt;p&gt;Contributors on the Customizer team are asking for developers and users to test the new image widget. The latest version of the plugin is available on &lt;a href="https://github.com/xwp/wp-core-media-widgets" target="_blank"&gt;GitHub&lt;/a&gt;. The &lt;a href="https://wordpress.org/plugins/wp-core-media-widgets/" target="_blank"&gt;Core Media Widgets&lt;/a&gt; plugin is also available on WordPress.org.&lt;/p&gt;\n&lt;div id="epoch-width-<text:soft-page-break/>sniffer"&gt;&lt;/div&gt;";s:7:"attribs";a:0:{}s:8:"xml_base";s:0:"";s:17:"xml_base_explicit";b:0;s:8:"xml_lang";s:0:"";}}s:7:"pubDate";a:1:{i:0;a:5:{s:4:"data";s:31:"Thu, 13 Apr 2017 21:32:26 +0000";s:7:"attribs";a:0:{}s:8:"xml_base";s:0:"";s:17:"xml_base_explicit";b:0;s:8:"xml_lang";s:0:"";}}}s:32:"http://purl.org/dc/elements/1.1/";a:1:{s:7:"creator";a:1:{i:0;a:5:{s:4:"data";s:13:"Sarah Gooding";s:7:"attribs";a:0:{}s:8:"xml_base";s:0:"";s:17:"xml_base_explicit";b:0;s:8:"xml_lang";s:0:"";}}}}}i:41;a:6:{s:4:"data";s:13:"\n<text:tab/>\n<text:tab/>\n<text:tab/>\n<text:tab/>\n<text:tab/>\n<text:tab/>\n";s:7:"attribs";a:0:{}s:8:"xml_base";s:0:"";s:17:"xml_base_explicit";b:0;s:8:"xml_lang";s:0:"";s:5:"child";a:2:{s:0:"";a:5:{s:5:"title";a:1:{i:0;a:5:{s:4:"data";s:82:"WPTavern: Hacked Home Routers are Launching Brute Force Attacks on WordPress Sites";s:7:"attribs";a:0:{}s:8:"xml_base";s:0:"";s:17:"xml_base_explicit";b:0;s:8:"xml_lang";s:0:"";}}s:4:"guid";a:1:{i:0;a:5:{s:4:"data";s:29:"https://wptavern.com/?p=68715";s:7:"attribs";a:0:{}s:8:"xml_base";s:0:"";s:17:"xml_base_explicit";b:0;s:8:"xml_lang";s:0:"";}}s:4:"link";a:1:{i:0;a:5:{s:4:"data";s:93:"https://wptavern.com/hacked-home-routers-are-launching-brute-force-attacks-on-wordpress-sites";s:7:"attribs";a:0:{}s:8:"xml_base";s:0:"";s:17:"xml_base_explicit";b:0;s:8:"xml_lang";s:0:"";}}s:11:"description";a:1:{i:0;a:5:{s:4:"data";s:5930:"&lt;a href="https://i1.wp.com/wptavern.com/wp-content/uploads/2017/04/fortune-cookie.jpg?ssl=1"&gt;&lt;img /&gt;&lt;/a&gt;photo credit: Eduardo Mueses &lt;a href="http://www.flickr.com/photos/38692570@N00/13082910524"&gt;The Oracle&lt;/a&gt; &amp;#8211; &lt;a href="https://creativecommons.org/licenses/by-nc-nd/2.0/"&gt;(license)&lt;/a&gt;\n&lt;p&gt;Security researchers at Wordfence are reporting that thousands of hacked home routers are &lt;a href="https://www.wordfence.com/blog/2017/04/home-routers-attacking-wordpress/" target="_blank"&gt;attacking WordPress sites&lt;/a&gt;. Wordfence firewall and malware scanner products are in use on more than 2 million WordPress sites and the company estimates that 6.7% of all attacks on these sites are coming from hacked home routers.&lt;/p&gt;\n&lt;p&gt;&amp;#8220;In the past month alone we have seen over 57,000 unique home routers being used to attack WordPress sites,&amp;#8221; Wordfence CEO Mark Maunder said. &amp;#8220;Those home networks are now being explored by hackers who have full access to them via the hacked home router. They can access workstations, mobile devices, wifi cameras, wifi climate control and any other devices that use the home WiFi network.&amp;#8221;&lt;/p&gt;\n&lt;p&gt;Maunder said his team has mostly seen brute force attacks targeting both wp-login.php (the traditional login endpoint for WordPress) and also XMLRPC login. They have also seen a small percentage of complex attacks. Wordfence has detected a total of 67 million individual attacks from the routers the company identified in March.&lt;/p&gt;\n&lt;p&gt;While Wordfence researchers were creating their &lt;a href="https://www.wordfence.com/blog/2017/04/march-2017-wordpress-attack-report/" target="_blank"&gt;monthly attack report&lt;/a&gt;, they noticed that Algeria had jumped in rankings from position 60 to 24 in thier “Top Attacking Countries” list. Their review of attack data in Algeria revealed a &amp;#8216;long tail&amp;#8217; of more than 10,000 attacking IPs originating from an Algerian state owned ISP.&lt;/p&gt;\n&lt;p&gt;A vulnerability known as &amp;#8220;&lt;a href="http://mis.fortunecook.ie/" target="_blank"&gt;misfortune cookie&lt;/a&gt;&amp;#8221; is being used in these attacks. It hijacks a service that ISP&amp;#8217;s use to remotely manage home routers by listening on port number 7547. ISP&amp;#8217;s should close general internet access to this port, but many have not.&lt;/p&gt;\n&lt;p&gt;&amp;#8220;It appears that attackers have exploited home routers on Algeria’s state owned telecommunications network and are using the exploited routers to attack WordPress websites globally,&amp;#8221; Maunder said.&lt;/p&gt;\n&lt;p&gt;Wordfence researchers scanned the devices to find out what services they are running and found that they are Zyxel routers usually used in a home internet setting. They found that many of them have a severe and well-known vulnerability in RomPager, the embedded web server from AllegroSoft.&lt;/p&gt;\n&lt;p&gt;&amp;#8220;We then dug deeper and discovered that many ISPs around the world have this same issue and those routers are attacking WordPress sites via brute force attacks,&amp;#8221; Maunder said.&lt;/p&gt;\n&lt;p&gt;I spoke with Tony Perez, CEO of &lt;a href="https://sucuri.net/" target="_blank"&gt;Sucuri&lt;/a&gt; to see if his team has detected anything similar. Sucuri also tracks &lt;a href="https://sucuri.net/security-reports/brute-force/" target="_blank"&gt;WordPress brute force attempts&lt;/a&gt;, but Perez said current numbers are <text:soft-page-break/>not remarkable when compared historically to mid-2016.&lt;/p&gt;\n&lt;p&gt;&amp;#8220;I think the reason Sucuri and other companies are not seeing this is because it is a weak ranking signal for malicious behavior,&amp;#8221; Maunder said. &amp;#8220;As we point out in the &lt;a href="https://www.wordfence.com/blog/2017/04/home-routers-attacking-wordpress/" target="_blank"&gt;report&lt;/a&gt;, each of these IPs is only doing between 50 and 1000 attacks per month on sites. They also only attack for a few hours each. These combined are a very weak ranking signal for malicious behavior. That low frequency also makes the attacks more effective because they are less likely to be blocked.&amp;#8221;&lt;/p&gt;\n&lt;p&gt;This particular security issue is unusual in that the vulnerability is with the routers, not with WordPress itself. The attackers bulk hack thousands of devices, upload a WordPress attack script and a list of targets, and then they have thousands of routers under their control to attack WordPress sites.&lt;/p&gt;\n&lt;p&gt;This type of botnet isn&amp;#8217;t terribly uncommon, as &lt;a href="https://blog.eset.ie/2017/04/06/sathurbot-distributed-wordpress-password-attack/" target="_blank"&gt;security researchers from from ESET recently uncovered a new malware called Sathurbot&lt;/a&gt; that uses torrent files as a method of distributing coordinated brute-force attacks on WordPress sites. The vulnerability in this instance is not in the software but rather in weak WordPress administrator accounts.&lt;/p&gt;\n&lt;p&gt;Protecting against brute force attacks starts with a strong administrator password.</text:p>
      <text:p text:style-name="P1"><text:s/>There are also many popular plugins, such as &lt;a href="https://wordpress.org/plugins/wp-simple-firewall/" target="_blank"&gt;Shield Security&lt;/a&gt;, the &lt;a href="https://jetpack.com/support/security-features/" target="_blank"&gt;Jetpack Protect module&lt;/a&gt;, &lt;a href="https://wordpress.org/plugins/better-wp-security/" target="_blank"&gt;iThemes Security&lt;/a&gt;, and &lt;a href="https://wordpress.org/plugins/wordfence/" target="_blank"&gt;Wordfence&lt;/a&gt;, which offer protection from brute force attacks.&lt;/p&gt;\n&lt;p&gt;If you want to make sure your router is not vulnerable to being recruited for these attacks, Wordfence has created a &lt;a href="https://www.wordfence.com/blog/2017/04/check-your-router/" target="_blank"&gt;tool&lt;/a&gt; that makes it easy to check. It detects whether your home router has port 7547 open or if it’s running a vulnerable version of RomPager. If you find that your router is vulnerable or port 7547 is open, Wordfence has published &lt;a href="https://www.wordfence.com/blog/2017/04/check-your-router/" target="_blank"&gt;instructions for how to secure your device&lt;/a&gt;.&lt;/p&gt;\n&lt;div id="epoch-width-sniffer"&gt;&lt;/div&gt;";s:7:"attribs";a:0:{}s:8:"xml_base";s:0:"";s:17:"xml_base_explicit";b:0;s:8:"xml_lang";s:0:"";}}s:7:"pubDate";a:1:{i:0;a:5:{s:4:"data";s:31:"Thu, 13 Apr 2017 02:46:54 +0000";s:7:"attribs";a:0:{}s:8:"xml_base";s:0:"";s:17:"xml_base_explicit";b:0;s:8:"xml_lang";s:0:"";}}}s:32:"http://purl.org/dc/elements/1.1/";a:1:{s:7:"creator";a:1:{i:0;a:5:{s:4:"data";s:13:"Sarah Gooding";s:7:"attribs";a:0:{}s:8:"xml_base";s:0:"";s:17:"xml_base_explicit";b:0;s:8:"xml_lang";s:0:"";}}}}}i:42;a:6:{s:4:"data";s:13:"\n<text:tab/>\n<text:tab/>\n<text:tab/>\n<text:tab/>\n<text:tab/>\n<text:tab/>\n";s:7:"attribs";a:0:{}s:8:"xml_base";s:0:"";s:17:"xml_base_explicit";b:0;s:8:"xml_lang";s:0:"";s:5:"child";a:2:{s:0:"";a:5:{s:5:"title";a:1:{i:0;a:5:{s:4:"data";s:28:"Matt: New Top 50 Restaurants";s:7:"attribs";a:0:{}s:8:"xml_base";s:0:"";s:17:"xml_base_explicit";b:0;s:8:"xml_lang";s:0:"";}}s:4:"guid";a:1:{i:0;a:5:{s:4:"data";s:22:"https://ma.tt/?p=47210";s:7:"attribs";a:0:{}s:8:"xml_base";s:0:"";s:17:"xml_base_explicit";b:0;s:8:"xml_lang";s:0:"";}}s:4:"link";a:1:{i:0;a:5:{s:4:"data";s:45:"https://ma.tt/2017/04/new-top-50-restaurants/";s:7:"attribs";a:0:{}s:8:"xml_base";s:0:"";s:17:"xml_base_explicit";b:0;s:8:"xml_lang";s:0:"";}}s:11:"description";a:1:{i:0;a:5:{s:4:"data";s:1012:"&lt;p&gt;There&amp;#8217;s a new &lt;a href="http://www.theworlds50best.com/"&gt;&amp;#8220;World&amp;#8217;s 50 Best Restaurants&amp;#8221; list&lt;/a&gt; out! I follow the list and try to check out restaurants on it when I&amp;#8217;m in the area, and as of last month had made it to 28 out of 50 of last year&amp;#8217;s list. It&amp;#8217;s a goal but in a rolling, gentle fashion: as the list changes every year I&amp;#8217;ll probably never make it to 100%, but I enjoy exploring the highlighted folks and I&amp;#8217;ve never had a bad meal at one. I was able to make it to &lt;a href="https://www.elevenmadisonpark.com/"&gt;Eleven Madison&lt;/a&gt; last month and predicted they might take the top spot, which they did in a well-deserved win. As with any award, <text:soft-page-break/>there are lots of detractors, but Scott Vogel at Houstonia has a great essay on &lt;a href="https://www.houstoniamag.com/articles/2017/4/10/why-the-world-s-50-best-restaurants-list-matters"&gt;Why the World&amp;#8217;s 50 Best Restaurants List Matters&lt;/a&gt;, which encapsulates nicely what the list represents to me.&lt;/p&gt;";s:7:"attribs";a:0:{}s:8:"xml_base";s:0:"";s:17:"xml_base_explicit";b:0;s:8:"xml_lang";s:0:"";}}s:7:"pubDate";a:1:{i:0;a:5:{s:4:"data";s:31:"Wed, 12 Apr 2017 17:44:09 +0000";s:7:"attribs";a:0:{}s:8:"xml_base";s:0:"";s:17:"xml_base_explicit";b:0;s:8:"xml_lang";s:0:"";}}}s:32:"http://purl.org/dc/elements/1.1/";a:1:{s:7:"creator";a:1:{i:0;a:5:{s:4:"data";s:4:"Matt";s:7:"attribs";a:0:{}s:8:"xml_base";s:0:"";s:17:"xml_base_explicit";b:0;s:8:"xml_lang";s:0:"";}}}}}i:43;a:6:{s:4:"data";s:13:"\n<text:tab/>\n<text:tab/>\n<text:tab/>\n<text:tab/>\n<text:tab/>\n<text:tab/>\n";s:7:"attribs";a:0:{}s:8:"xml_base";s:0:"";s:17:"xml_base_explicit";b:0;s:8:"xml_lang";s:0:"";s:5:"child";a:2:{s:0:"";a:5:{s:5:"title";a:1:{i:0;a:5:{s:4:"data";s:46:"HeroPress: A Bottomless World of Possibilities";s:7:"attribs";a:0:{}s:8:"xml_base";s:0:"";s:17:"xml_base_explicit";b:0;s:8:"xml_lang";s:0:"";}}s:4:"guid";a:1:{i:0;a:5:{s:4:"data";s:56:"https://heropress.com/?post_type=heropress-essays&amp;p=1692";s:7:"attribs";a:0:{}s:8:"xml_base";s:0:"";s:17:"xml_base_explicit";b:0;s:8:"xml_lang";s:0:"";}}s:4:"link";a:1:{i:0;a:5:{s:4:"data";s:60:"https://heropress.com/essays/bottomless-world-possibilities/";s:7:"attribs";a:0:{}s:8:"xml_base";s:0:"";s:17:"xml_base_explicit";b:0;s:8:"xml_lang";s:0:"";}}s:11:"description";a:1:{i:0;a:5:{s:4:"data";s:6470:"&lt;img width="960" height="480" src="http://20094-presscdn.pagely.netdna-cdn.com/wp-content/uploads/2017/04/041217-min-1024x512.jpg" class="attachment-large size-large wp-post-image" alt="Pull Quote: I am quite lucky to wake up every morning and work, all on my own, in a country where 54% of the population are unemployed and over 70% are youth." /&gt;&lt;p&gt;I started playing with websites back in 2003. I was in secondary school and Internet was relatively new to Somalia. It arrived in 1998-99 but only very few people had internet in their homes. Luckily there were internet cafes and I was introduced to this guy who owned an internet cafe. He had a large collection of Somali music and wanted to upload to somewhere so he could share with other people. I put together a GeoCities website using Microsoft FrontPage.&lt;/p&gt;\n&lt;p&gt;The site I built was literally a blank canvas with marquee at the top and links to the mp3 files.&lt;/p&gt;\n&lt;blockquote&gt;&lt;p&gt;The rest of the page was filled with animated gifs of waving flag, rotating globe and glittering stars.&lt;/p&gt;&lt;/blockquote&gt;\n&lt;p&gt;I kept fiddling with FrontPage’s WYSIWYG tab. Every time I add new element to the visual tab I would immediately switch to the HTML tab and see how the generated code would look like. I have managed to teach myself some HTML this way, but I was still very uncomfortable with coding.&lt;/p&gt;\n&lt;h3&gt;Buckling Down&lt;/h3&gt;\n&lt;p&gt;After a while, I moved to Addis Ababa, Ethiopia and suddenly I had plenty of time so I decided to buy a web design book. It was basically an HTML tutorial and it helped me code table-based layouts without using a visual builder. This led me to discover CSS, PHP and, among other things, WordPress.&lt;/p&gt;\n&lt;blockquote&gt;&lt;p&gt;I would install and test almost every PHP-based CMS out there: Mambo, Joomla, Drupal and few others but I settled with WordPress.&lt;/p&gt;&lt;/blockquote&gt;\n&lt;p&gt;WordPress was always user friendly and anyone with half-decent knowledge in HTML and CSS could open Kubrick (default theme until 2010) files in text editor and whip out something unique.&lt;/p&gt;\n&lt;h3&gt;Leveling Up&lt;/h3&gt;\n&lt;p&gt;It was around this time that I started to take freelance projects. My first WordPress project helped me buy a decent laptop, and suddenly other projects started to come. Most of my clients were people in Europe and United States.&lt;/p&gt;\n&lt;p&gt;Getting paid was initially difficult. Most of international payment systems didn’t work in Somalia until very recently.&lt;/p&gt;\n&lt;blockquote&gt;&lt;p&gt;PayPal’s strict policy meant payment was one-way street: you can make payments but can’t receive or withdraw anything.&lt;/p&gt;&lt;/blockquote&gt;\n&lt;p&gt;I managed to team up with someone in another country and we opened a shared account where we could receive the payments. My business partner would then transfer my slice to my local bank account. Things changed recently and although PayPal is still not an option, freelancers can get paid via international bank transfer or Payoneer.&lt;/p&gt;\n&lt;p&gt;My <text:soft-page-break/>experience with open source in general and WordPress in particular had positive impact in my life. I am quite lucky to wake up every morning and work, all on my own, in a country where &lt;a href="http://www.undp.org/content/undp/en/home/librarypage/hdr/Somalia-human-development-report-2012.html"&gt;54% of the population are unemployed and over 70% are youth&lt;/a&gt;. This has prompted me to seek ways help other people to get into open source, creating hobbies and jobs for many young people who have a lot of time in their hands to learn, contribute and work with open source software.&lt;/p&gt;\n&lt;h3&gt;Branching Out&lt;/h3&gt;\n&lt;p&gt;Although the Internet keeps crushing physical borders and bureaucracy policies it doesn’t mean opportunities will magically come knocking on people’s doors. However, the advantage of investing in skills that allow the individual to go remote and tap a global market of design, development, copywriting or blogging, is that the individual is not dependent on the demand of the local market. Another advantage is that it helps the person connect to thousands of like-minded people from worldwide, whom you learn from and contribute to. It’s a bottomless world of possibilities.&lt;/p&gt;\n&lt;p&gt;I have recently talked to few WordPress developers from different parts of Somalia and we were trying to figure out how we can organize a WordPress related event, preferably WordCamp Somalia. We didn’t set out time yet but it’s in our plans. Hopefully in 2018.&lt;/p&gt;\n&lt;div class="rtsocial-container rtsocial-container-align-right rtsocial-horizontal"&gt;&lt;div class="rtsocial-twitter-horizontal"&gt;&lt;div class="rtsocial-twitter-horizontal-button"&gt;&lt;a title="Tweet: A Bottomless World of Possibilities" class="rtsocial-twitter-button" href="https://twitter.com/share?text=A%20Bottomless%20World%20of%20Possibilities&amp;via=heropress&amp;url=https%3A%2F%2Fheropress.com%2Fessays%2Fbottomless-world-possibilities%2F" rel="nofollow" target="_blank"&gt;&lt;/a&gt;&lt;/div&gt;&lt;/div&gt;&lt;div class="rtsocial-fb-horizontal fb-light"&gt;&lt;div class="rtsocial-fb-horizontal-button"&gt;&lt;a title="Like: A Bottomless World of Possibilities" class="rtsocial-fb-button rtsocial-fb-like-light" href="https://www.facebook.com/sharer.php?u=https%3A%2F%2Fheropress.com%2Fessays%2Fbottomless-world-possibilities%2F" rel="nofollow" target="_blank"&gt;&lt;/a&gt;&lt;/div&gt;&lt;/div&gt;&lt;div class="rtsocial-linkedin-horizontal"&gt;&lt;div class="rtsocial-linkedin-horizontal-button"&gt;&lt;a</text:p>
      <text:p text:style-name="P1"><text:s/>class="rtsocial-linkedin-button" href="https://www.linkedin.com/shareArticle?mini=true&amp;url=https%3A%2F%2Fheropress.com%2Fessays%2Fbottomless-world-possibilities%2F&amp;title=A+Bottomless+World+of+Possibilities" rel="nofollow" target="_blank" title="Share: A Bottomless World of Possibilities"&gt;&lt;/a&gt;&lt;/div&gt;&lt;/div&gt;&lt;div class="rtsocial-pinterest-horizontal"&gt;&lt;div class="rtsocial-pinterest-horizontal-button"&gt;&lt;a class="rtsocial-pinterest-button" href="https://pinterest.com/pin/create/button/?url=https://heropress.com/essays/bottomless-world-possibilities/&amp;media=https://heropress.com/wp-content/uploads/2017/04/041217-min-150x150.jpg&amp;description=A Bottomless World of Possibilities" rel="nofollow" target="_blank" title="Pin: A Bottomless World of Possibilities"&gt;&lt;/a&gt;&lt;/div&gt;&lt;/div&gt;&lt;a rel="nofollow" class="perma-link" href="https://heropress.com/essays/bottomless-world-possibilities/" title="A Bottomless World of Possibilities"&gt;&lt;/a&gt;&lt;/div&gt;&lt;p&gt;The post &lt;a rel="nofollow" href="https://heropress.com/essays/bottomless-world-possibilities/"&gt;A Bottomless World of Possibilities&lt;/a&gt; appeared first on &lt;a rel="nofollow" href="https://heropress.com"&gt;HeroPress&lt;/a&gt;.&lt;/p&gt;";s:7:"attribs";a:0:{}s:8:"xml_base";s:0:"";s:17:"xml_base_explicit";b:0;s:8:"xml_lang";s:0:"";}}s:7:"pubDate";a:1:{i:0;a:5:{s:4:"data";s:31:"Wed, 12 Apr 2017 12:00:38 +0000";s:7:"attribs";a:0:{}s:8:"xml_base";s:0:"";s:17:"xml_base_explicit";b:0;s:8:"xml_lang";s:0:"";}}}s:32:"http://purl.org/dc/elements/1.1/";a:1:{s:7:"creator";a:1:{i:0;a:5:{s:4:"data";s:13:"Jamaal Jaamac";s:7:"attribs";a:0:{}s:8:"xml_base";s:0:"";s:17:"xml_base_explicit";b:0;s:8:"xml_lang";s:0:"";}}}}}i:44;a:6:{s:4:"data";s:13:"\n<text:tab/>\n<text:tab/>\n<text:tab/>\n<text:tab/>\n<text:tab/>\n<text:tab/>\n";s:7:"attribs";a:0:{}s:8:"xml_base";s:0:"";s:17:"xml_base_explicit";b:0;s:8:"xml_lang";s:0:"";s:5:"child";a:2:{s:0:"";a:5:{s:5:"title";a:1:{i:0;a:5:{s:4:"data";s:103:"WPTavern: Advanced WordPress Facebook Group Moves to Curb Low Quality Content with Admin-Approved Posts";s:7:"attribs";a:0:{}s:8:"xml_base";s:0:"";s:17:"xml_base_explicit";b:0;s:8:"xml_lang";s:0:"";}}s:4:"guid";a:1:{i:0;a:5:{s:4:"data";s:29:"https://wptavern.com/?p=68507";s:7:"attribs";a:0:{}s:8:"xml_base";s:0:"";s:17:"xml_base_explicit";b:0;s:8:"xml_lang";s:0:"";}}s:4:"link";a:1:<text:soft-page-break/>{i:0;a:5:{s:4:"data";s:114:"https://wptavern.com/advanced-wordpress-facebook-group-moves-to-curb-low-quality-content-with-admin-approved-posts";s:7:"attribs";a:0:{}s:8:"xml_base";s:0:"";s:17:"xml_base_explicit";b:0;s:8:"xml_lang";s:0:"";}}s:11:"description";a:1:{i:0;a:5:{s:4:"data";s:5222:"&lt;p&gt;&lt;a href="https://i2.wp.com/wptavern.com/wp-content/uploads/2017/04/Advanced-WordPress-Facebook-Group.jpg?ssl=1"&gt;&lt;img /&gt;&lt;/a&gt;&lt;/p&gt;\n&lt;p&gt;The &lt;a href="https://www.facebook.com/groups/advancedwp/" target="_blank"&gt;Advanced WordPress Facebook group&lt;/a&gt; (AWP) is making a radical change. After three years of allowing members to post freely, the group&amp;#8217;s administrators voted to restrict posting to admin-approved content only.&lt;/p&gt;\n&lt;p&gt;The popular WordPress watering hole has amassed more than 28,000 members and plays host to many lively conversations. Over the years some have suggested the group switch to using a WordPress-powered site or forum, but Facebook&amp;#8217;s infrastructure has proven to be a vital part of the community&amp;#8217;s success. Most members are already tied into Facebook&amp;#8217;s notification system for their personal accounts and posts receive much more exposure than if they were on a separate website.&lt;/p&gt;\n&lt;p&gt;In more recent years, the group has struggled with a constant stream of low quality content, prompting admins to re-examine the group&amp;#8217;s approach to posting.&lt;/p&gt;\n&lt;p&gt;&amp;#8220;Our current mode of moderation is reactive,&amp;#8221; AWP admin Matt Cromwell said. &amp;#8220;Every time a low-quality post gets posted to the group it adds to the noise, and sometimes it might be hours and hours or even a day until an admin removes it — which means thousands of people have experienced the group with more &amp;#8216;noise&amp;#8217; than it should have. Our only tools in the current setup of the group is for that noise to be added automatically, and the admins having to clean it up after the fact.&amp;#8221;&lt;/p&gt;\n&lt;p&gt;Cromwell said the group reached &amp;#8220;a crisis moment&amp;#8221; and several admins with experience in other large groups said content quality is much higher with admin-approved posts. The majority of the group&amp;#8217;s 28 admins &lt;a href="https://www.mattcromwell.com/awp-facebook-improving-content/" target="_blank"&gt;voted over the weekend to make the switch to admin-approved content only&lt;/a&gt;. Cromwell said the vote breakdown included one abstention and six hesitant no votes.&lt;/p&gt;\n&lt;p&gt;&amp;#8220;Some might think that is a lot more work for admins, but the truth is that we’ll actually be able to focus less on moderating in a reactive way, moderating profiles and negativity, and instead admin in a proactive way, moderating content,&amp;#8221; Cromwell said.&lt;/p&gt;\n&lt;p&gt;AJ Zane is one of the six admins who voted against the new rule. He said he sees AWP as an extension of the physical San Diego AWP group where he and other members enjoy open-table discussions.&lt;/p&gt;\n&lt;p&gt;&amp;#8220;I’m voting ‘no’ because I think this group is about self moderation, open discussion, and letting the posts with good content bubble to the top,&amp;#8221; Zane said. &amp;#8220;If the physical AWP meetup was not a round table group of people sharing wins/bugs/discoveries/questions, but had curated presenters, I know I would not have been as excited to attend the sessions. You want curated content? Go to Torque, listen to WP Weekly. You want to share that you just realized a method you’ve been using for years has a parameter you never noticed, come to AWP.&amp;#8221;&lt;/p&gt;\n&lt;p&gt;Zane said he realizes that it is idealistic to say that &amp;#8220;good content bubbles to the top,&amp;#8221; since AWP wouldn&amp;#8217;t have this problem if all the top posts were high quality.&lt;/p&gt;\n&lt;p&gt;&amp;#8220;Our group has grown to the size that we apparently need some guidance from the admins that care about a high caliber of content and a vibrant community, as opposed to the people trying to get quick fixes and actively malicious parties,&amp;#8221; Zane said. He proposed that the group build a forum website where they could use Facebook&amp;#8217;s authentication and set up curated and free-post rooms, but said he sees it as &amp;#8220;a nice pipe dream,&amp;#8221; since few people would have time to build it.&lt;/p&gt;\n&lt;p&gt;Members &lt;a href="https://www.facebook.com/groups/advancedwp/permalink/1461487913913418/" target="_blank"&gt;responded positively to the news&lt;/a&gt; that posting is changing, with a few exceptions who are worried about moderators having conflicts of interest. Others expressed concerns about not receiving timely posts and replies if someone is in need of assistance. Admins reminded members that the purpose of the group is not for receiving personalized support on <text:soft-page-break/>projects.&lt;/p&gt;\n&lt;p&gt;Several members commented on the announcement, saying they were considering quitting the group because the negative posts and noise level had gotten so high. Many are hopeful that fewer posts will generate more engagement on the content.&lt;/p&gt;\n&lt;p&gt;&amp;#8220;We also would like to starting hosting new kinds of content,&amp;#8221; Cromwell said. &amp;#8220;With admin-approved posts we can better facilitate an AMA, or a Facebook Live, or any other type of content.&amp;#8221;&lt;/p&gt;\n&lt;p&gt;Cromwell said he expects there will be more work for admins in the first 4-8 weeks until members start to understand more intuitively what makes for a good post in the group. Members who are not sure if their content is appropriate can run it through the &lt;a href="http://www.advancedwp.org/awp-contribution-wizard/" target="_blank"&gt;AWP Contribution Wizard&lt;/a&gt;.&lt;/p&gt;\n&lt;div id="epoch-width-sniffer"&gt;&lt;/div&gt;";s:7:"attribs";a:0:{}s:8:"xml_base";s:0:"";s:17:"xml_base_explicit";b:0;s:8:"xml_lang";s:0:"";}}s:7:"pubDate";a:1:{i:0;a:5:{s:4:"data";s:31:"Tue, 11 Apr 2017 21:58:16 +0000";s:7:"attribs";a:0:{}s:8:"xml_base";s:0:"";s:17:"xml_base_explicit";b:0;s:8:"xml_lang";s:0:"";}}}s:32:"http://purl.org/dc/elements/1.1/";a:1:{s:7:"creator";a:1:{i:0;a:5:{s:4:"data";s:13:"Sarah Gooding";s:7:"attribs";a:0:{}s:8:"xml_base";s:0:"";s:17:"xml_base_explicit";b:0;s:8:"xml_lang";s:0:"";}}}}}i:45;a:6:{s:4:"data";s:13:"\n<text:tab/>\n<text:tab/>\n<text:tab/>\n<text:tab/>\n<text:tab/>\n<text:tab/>\n";s:7:"attribs";a:0:{}s:8:"xml_base";s:0:"";s:17:"xml_base_explicit";b:0;s:8:"xml_lang";s:0:"";s:5:"child";a:2:{s:0:"";a:5:{s:5:"title";a:1:{i:0;a:5:{s:4:"data";s:68:"WPTavern: WordCamp for Publishers to be Held in Denver, August 17-19";s:7:"attribs";a:0:{}s:8:"xml_base";s:0:"";s:17:"xml_base_explicit";b:0;s:8:"xml_lang";s:0:"";}}s:4:"guid";a:1:{i:0;a:5:{s:4:"data";s:29:"https://wptavern.com/?p=68564";s:7:"attribs";a:0:{}s:8:"xml_base";s:0:"";s:17:"xml_base_explicit";b:0;s:8:"xml_lang";s:0:"";}}s:4:"link";a:1:{i:0;a:5:{s:4:"data";s:78:"https://wptavern.com/wordcamp-for-publishers-to-be-held-in-denver-august-17-19";s:7:"attribs";a:0:{}s:8:"xml_base";s:0:"";s:17:"xml_base_explicit";b:0;s:8:"xml_lang";s:0:"";}}s:11:"description";a:1:{i:0;a:5:{s:4:"data";s:4385:"&lt;a href="https://i1.wp.com/wptavern.com/wp-content/uploads/2016/01/coffee-newspaper.jpg?ssl=1"&gt;&lt;img /&gt;&lt;/a&gt;Coffee Cup on Table &amp;#8212; Image by © Michael Prince/CORBIS\n&lt;p&gt;The first ever &lt;a href="https://2017-denver.journalist.wordcamp.org/" target="_blank"&gt;WordCamp for Publishers&lt;/a&gt; will be held August 17-19 in Denver, Colorado. The niche WordCamp will be open to anyone who uses WordPress to manage a publication, no matter what size. Organizers submitted an application last November and received approval from WordCamp Central in February.&lt;/p&gt;\n&lt;blockquote class="twitter-tweet"&gt;\n&lt;p lang="en" dir="ltr"&gt;A huge thanks to &lt;a href="https://twitter.com/wordcamp"&gt;@wordcamp&lt;/a&gt; for letting us try this out. It''s the first national WordCamp focused on a specific topic/industry.&lt;/p&gt;\n&lt;p&gt;&amp;mdash; Adam Schweigert (@aschweig) &lt;a href="https://twitter.com/aschweig/status/850040392812810241"&gt;April</text:p>
      <text:p text:style-name="P1"><text:s/>6, 2017&lt;/a&gt;&lt;/p&gt;&lt;/blockquote&gt;\n&lt;p&gt;&lt;/p&gt;\n&lt;p&gt;In previous planning stages, the event was going to be called &amp;#8220;WordCamp for Journalists,&amp;#8221; but WordCamp for Publishers is more inclusive of the different types of professionals who are involved in managing publications. Organizers are planning to have tracks with content for engineering, product, and editorial teams. Attendees will work together to collaborate on open source tools for publishers and best practices.&lt;/p&gt;\n&lt;p&gt;&lt;a href="https://twitter.com/crushgear" target="_blank"&gt;Steph Yiu&lt;/a&gt; and &lt;a href="https://twitter.com/aschweig" target="_blank"&gt;Adam Schweigert&lt;/a&gt; are the lead organizers of the event. Schweigert used to run engineering at the Institute of Nonprofit News and also led a working group assembled by MIT and the Knight Foundation on CMS-related projects. Yiu was a part of that working group and most of the other 12 &lt;a href="https://2017-denver.journalist.wordcamp.org/organizers/" target="_blank"&gt;organizers&lt;/a&gt; came out of it. Others were found through a call for volunteers.&lt;/p&gt;\n&lt;p&gt;&amp;#8220;As a part of the working group we decided we wanted to pull together an event that was focused on WordPress, specifically helping improve the open source tools around publishing, and build a community around publishers that use WordPress,&amp;#8221; Yiu said. &amp;#8220;One thing that was very important to us was being able to reach smaller publishers, which is why, as part of the event, we are hoping to offer travel <text:soft-page-break/>scholarships for folks who otherwise would not be able to attend.&amp;#8221;&lt;/p&gt;\n&lt;p&gt;After discussing a few different event types, Yiu said the team eventually settled on setting it up as a WordCamp because of the community and structure that WordCamp Central provides. However, unlike most WordCamps, the event will offer a mix of presentations and hands-on workshops. Organizers will soon open a call for both speakers and workshop facilitators.&lt;/p&gt;\n&lt;p&gt;&amp;#8220;It’s still early days for us since this is a first-time event,&amp;#8221; Yiu said. &amp;#8220;Our current goal is to have a mix of workshops aimed at people who contribute to the multiple areas of the publishing process (for example: developers, designers, product owners, and editorial staff) and multiple skill levels. We also hope to bring together people who maintain open source projects important to publishing to run workshops on both using and contributing with the goal of helping build up those projects for the long run.&amp;#8221;&lt;/p&gt;\n&lt;p&gt;WordCamp for Publishers will be held at &lt;a href="http://www.denverpost.com/" target="_blank"&gt;The Denver Post&lt;/a&gt;, a publication that runs on WordPress as a WordPress.com VIP customer.&lt;/p&gt;\n&lt;p&gt;&amp;#8220;Mateo Leyba, who works at Digital First Media, was a part of the original working group and suggested they could sponsor with a venue donation,&amp;#8221; Yiu said. &amp;#8220;That was very welcome as venues are usually the most expensive part of any event! Also, it’s a cool spot with a beautiful view.&amp;#8221;&lt;/p&gt;\n&lt;p&gt;The call for speakers and workshop leaders will open soon and will close in early May. Tickets for the event will be $40 and will go on sale in May. As it&amp;#8217;s the first event of its kind, the organizers are keeping it small and are limiting it to 230 attendees. If you&amp;#8217;re thinking about sponsoring or attending, sign up for email updates on the &lt;a href="https://2017-denver.journalist.wordcamp.org/" target="_blank"&gt;WordCamp for Publishers&lt;/a&gt; website.&lt;/p&gt;\n&lt;div id="epoch-width-sniffer"&gt;&lt;/div&gt;";s:7:"attribs";a:0:{}s:8:"xml_base";s:0:"";s:17:"xml_base_explicit";b:0;s:8:"xml_lang";s:0:"";}}s:7:"pubDate";a:1:{i:0;a:5:{s:4:"data";s:31:"Tue, 11 Apr 2017 03:12:50 +0000";s:7:"attribs";a:0:{}s:8:"xml_base";s:0:"";s:17:"xml_base_explicit";b:0;s:8:"xml_lang";s:0:"";}}}s:32:"http://purl.org/dc/elements/1.1/";a:1:{s:7:"creator";a:1:{i:0;a:5:{s:4:"data";s:13:"Sarah Gooding";s:7:"attribs";a:0:{}s:8:"xml_base";s:0:"";s:17:"xml_base_explicit";b:0;s:8:"xml_lang";s:0:"";}}}}}i:46;a:6:{s:4:"data";s:13:"\n<text:tab/>\n<text:tab/>\n<text:tab/>\n<text:tab/>\n<text:tab/>\n<text:tab/>\n";s:7:"attribs";a:0:{}s:8:"xml_base";s:0:"";s:17:"xml_base_explicit";b:0;s:8:"xml_lang";s:0:"";s:5:"child";a:2:{s:0:"";a:5:{s:5:"title";a:1:{i:0;a:5:{s:4:"data";s:111:"WPTavern: WordPress Editor Experience Survey Shows 75% of Respondents Don’t Use Distraction-Free Writing Mode";s:7:"attribs";a:0:{}s:8:"xml_base";s:0:"";s:17:"xml_base_explicit";b:0;s:8:"xml_lang";s:0:"";}}s:4:"guid";a:1:{i:0;a:5:{s:4:"data";s:29:"https://wptavern.com/?p=68566";s:7:"attribs";a:0:{}s:8:"xml_base";s:0:"";s:17:"xml_base_explicit";b:0;s:8:"xml_lang";s:0:"";}}s:4:"link";a:1:{i:0;a:5:{s:4:"data";s:118:"https://wptavern.com/wordpress-editor-experience-survey-shows-75-of-respondents-dont-use-distraction-free-writing-mode";s:7:"attribs";a:0:{}s:8:"xml_base";s:0:"";s:17:"xml_base_explicit";b:0;s:8:"xml_lang";s:0:"";}}s:11:"description";a:1:{i:0;a:5:{s:4:"data";s:3353:"&lt;p&gt;The WordPress Editor Experience survey &lt;a href="https://make.wordpress.org/core/2017/04/07/editor-experience-survey-results/" target="_blank"&gt;results&lt;/a&gt; have been published with data from 2,563 participants, a significantly larger sampling than the 50 who responded to the recent &lt;a href="https://wptavern.com/initial-customizer-survey-results-reveal-majority-of-respondents-dont-use-it" target="_blank"&gt;customizer survey&lt;/a&gt;. Both the editor and the customizer are included in Matt Mullenweg&amp;#8217;s three main focus areas for core development in 2017. The purpose of the surveys is to find out how WordPress users are using or not using the current features.&lt;/p&gt;\n&lt;p&gt;More than half of the survey respondents (66%) identified themselves as developers (in addition to other roles). Since this category of users dominated the survey results, Mark Uraine decided to break it down further to display other categories developers selected.&lt;/p&gt;\n&lt;p&gt;&lt;a href="https://i2.wp.com/wptavern.com/wp-content/uploads/2017/04/non-dev-vs-dev.png?ssl=1"&gt;&lt;img /&gt;&lt;/a&gt;&lt;/p&gt;\n&lt;p&gt;Based on these results, it isn&amp;#8217;t surprising that more than 85% of respondents use the markup text editor and 35% of those use it exclusively. Support for syntax highlighting is also a popular request.&lt;/p&gt;\n&lt;p&gt;The distraction-free writing mode received quite a <text:soft-page-break/>bit of feedback on the survey. More than 75% of respondents said they do not use it.&lt;/p&gt;\n&lt;p&gt;&lt;a href="https://i1.wp.com/wptavern.com/wp-content/uploads/2017/04/distraction-free.png?ssl=1"&gt;&lt;img /&gt;&lt;/a&gt;&lt;/p&gt;\n&lt;p&gt;The current implementation of the distraction-free writing mode was introduced in WordPress 4.1 at the end of 2014. The idea was to minimize distractions without having to go through a clunky transition to access the admin menu or meta boxes. Moving the cursor to the right or left of the editor brings them back into view, but many people find the admin interface sliding in and out of view to be distracting. Several who commented suggested that the feature could use some major improvements.&lt;/p&gt;\n&lt;p&gt;The survey also revealed that the majority of respondents (72%) install plugins that add features to the editor. These most commonly include shortcodes, Advanced TinyMCE, Tables, and Visual Composer. The results indicate that users often extend the editor to get more basic advanced layout capabilities for presenting their content.&lt;/p&gt;\n&lt;p&gt;&lt;a href="https://i1.wp.com/wptavern.com/wp-content/uploads/2017/04/popular-features.png?ssl=1"&gt;&lt;img /&gt;&lt;/a&gt;&lt;/p&gt;\n&lt;p&gt;The Editor Experience survey was a good first start, but it doesn&amp;#8217;t accurately represent WordPress&amp;#8217; global user base. The results are heavily skewed towards developers&amp;#8217; needs and experiences. Developers are users, too, but there has to be a way to get these surveys into the hands of a more diverse sampling of users. Reopening the survey and circulating it beyond the WordPress developer community might help to paint a more accurate picture of users&amp;#8217; experiences with the editor.&lt;/p&gt;\n&lt;p&gt;A more diverse sampling would reveal whether or not the vast majority of users have no use for the current implementation of the distraction-free writing mode, as developer feedback seems to suggest. It could also provide more feedback on the visual editor features that 35% of respondents to this survey never use.&lt;/p&gt;\n&lt;div id="epoch-width-sniffer"&gt;&lt;/div&gt;";s:7:"attribs";a:0:{}s:8:"xml_base";s:0:"";s:17:"xml_base_explicit";b:0;s:8:"xml_lang";s:0:"";}}s:7:"pubDate";a:1:{i:0;a:5:{s:4:"data";s:31:"Mon, 10 Apr 2017 21:10:28 +0000";s:7:"attribs";a:0:{}s:8:"xml_base";s:0:"";s:17:"xml_base_explicit";b:0;s:8:"xml_lang";s:0:"";}}}s:32:"http://purl.org/dc/elements/1.1/";a:1:{s:7:"creator";a:1:{i:0;a:5:{s:4:"data";s:13:"Sarah Gooding";s:7:"attribs";a:0:{}s:8:"xml_base";s:0:"";s:17:"xml_base_explicit";b:0;s:8:"xml_lang";s:0:"";}}}}}i:47;a:6:{s:4:"data";s:13:"\n<text:tab/>\n<text:tab/>\n<text:tab/>\n<text:tab/>\n<text:tab/>\n<text:tab/>\n";s:7:"attribs";a:0:{}s:8:"xml_base";s:0:"";s:17:"xml_base_explicit";b:0;s:8:"xml_lang";s:0:"";s:5:"child";a:2:{s:0:"";a:5:{s:5:"title";a:1:{i:0;a:5:{s:4:"data";s:94:"WPTavern: New Twitter Bot Automatically Tweets Links to Trac Tickets Tagged as Good-First-Bugs";s:7:"attribs";a:0:{}s:8:"xml_base";s:0:"";s:17:"xml_base_explicit";b:0;s:8:"xml_lang";s:0:"";}}s:4:"guid";a:1:{i:0;a:5:{s:4:"data";s:29:"https://wptavern.com/?p=68613";s:7:"attribs";a:0:{}s:8:"xml_base";s:0:"";s:17:"xml_base_explicit";b:0;s:8:"xml_lang";s:0:"";}}s:4:"link";a:1:{i:0;a:5:{s:4:"data";s:105:"https://wptavern.com/new-twitter-bot-automatically-tweets-links-to-trac-tickets-tagged-as-good-first-bugs";s:7:"attribs";a:0:{}s:8:"xml_base";s:0:"";s:17:"xml_base_explicit";b:0;s:8:"xml_lang";s:0:"";}}s:11:"description";a:1:{i:0;a:5:{s:4:"data";s:2991:"&lt;p&gt;In 2014, WordPress Trac &lt;a href="https://wptavern.com/wordpress-core-trac-gets-a-design-refresh-new-features-and-enhancements"&gt;received a facelift&lt;/a&gt; and one of the improvements was the “good-first-bug” tag. The goal of &lt;a href="https://core.trac.wordpress.org/query?status=!closed&amp;keywords=~good-first-bug"&gt;good-first-bug</text:p>
      <text:p text:style-name="P1"><text:s/>tickets&lt;/a&gt; is to get newcomers familiar with WordPress code, processes, and contributing patches.&lt;/p&gt;\n&lt;p&gt;If you&amp;#8217;d like to be notified of new tickets created on trac tagged good-first-bug on Twitter, check out the &lt;a href="https://twitter.com/GoodFirstBugs"&gt;@GoodFirstBugs&lt;/a&gt; account created by &lt;a href="https://twitter.com/ryanwelcher"&gt;Ryan Welcher&lt;/a&gt;. In three days since its creation, the account has accumulated nearly 100 followers.&lt;/p&gt;\n&lt;blockquote class="twitter-tweet"&gt;\n&lt;p lang="en" dir="ltr"&gt;I wrote a bot to tweet &lt;a href="https://twitter.com/hashtag/goodfirstbugs?src=hash"&gt;#goodfirstbugs&lt;/a&gt; for &lt;a href="https://twitter.com/hashtag/WordPress?src=hash"&gt;#WordPress&lt;/a&gt; core. Follow &lt;a href="https://twitter.com/GoodFirstBugs"&gt;@GoodFirstBugs&lt;/a&gt; for great ways to start <text:soft-page-break/>contributing!&lt;/p&gt;\n&lt;p&gt;&amp;mdash; Ryan Welcher (@ryanwelcher) &lt;a href="https://twitter.com/ryanwelcher/status/850475993622032384"&gt;April 7, 2017&lt;/a&gt;&lt;/p&gt;&lt;/blockquote&gt;\n&lt;p&gt;&lt;/p&gt;\n&lt;p&gt;The bot uses predetermined phrases to describe tickets. However, the phrases don&amp;#8217;t do much to explain what the ticket is about. For example, the ticket linked in the Tweet below has nothing to do with the &lt;a href="https://codex.wordpress.org/Function_Reference/capital_P_dangit"&gt;Capital P Dangit filter&lt;/a&gt;. I&amp;#8217;d like to see the first few words of the ticket&amp;#8217;s title be used instead.&lt;/p&gt;\n&lt;blockquote class="twitter-tweet"&gt;\n&lt;p lang="in" dir="ltr"&gt;Capital P Dangit! &lt;a href="https://t.co/KgoJiiN72C"&gt;https://t.co/KgoJiiN72C&lt;/a&gt; &lt;a href="https://twitter.com/hashtag/GoodFirstBug?src=hash"&gt;#GoodFirstBug&lt;/a&gt;&lt;/p&gt;\n&lt;p&gt;&amp;mdash; GoodFirstBugs (@GoodFirstBugs) &lt;a href="https://twitter.com/GoodFirstBugs/status/851129959921930242"&gt;April 9, 2017&lt;/a&gt;&lt;/p&gt;&lt;/blockquote&gt;\n&lt;p&gt;&lt;/p&gt;\n&lt;p&gt;Many of the tickets linked have the has-patch keyword assigned as well. This means that a contributor has already submitted a patch and it needs to be reviewed and or tested before it can be committed to core. Scott Buscemi &lt;a href="https://twitter.com/scottbuscemi/status/850514220277932032"&gt;suggests&lt;/a&gt; that the bot should ignore these tickets, an idea that Welcher may implement in future iterations.&lt;/p&gt;\n&lt;p&gt;As I&amp;#8217;ve highlighted &lt;a href="https://wptavern.com/why-you-shouldnt-be-worried-about-screwing-up-when-contributing-to-wordpress"&gt;in the past&lt;/a&gt;, the tickets tagged good-first-bug help remove some of the fear and anxiety that comes with navigating Trac to contribute to WordPress. Using Twitter to &lt;a href="https://twitter.com/GoodFirstBugs"&gt;publish links&lt;/a&gt; to these tickets will give them more exposure and may lead to quicker adoption from new contributors.&lt;/p&gt;\n&lt;div id="epoch-width-sniffer"&gt;&lt;/div&gt;";s:7:"attribs";a:0:{}s:8:"xml_base";s:0:"";s:17:"xml_base_explicit";b:0;s:8:"xml_lang";s:0:"";}}s:7:"pubDate";a:1:{i:0;a:5:{s:4:"data";s:31:"Mon, 10 Apr 2017 16:30:42 +0000";s:7:"attribs";a:0:{}s:8:"xml_base";s:0:"";s:17:"xml_base_explicit";b:0;s:8:"xml_lang";s:0:"";}}}s:32:"http://purl.org/dc/elements/1.1/";a:1:{s:7:"creator";a:1:{i:0;a:5:{s:4:"data";s:13:"Jeff Chandler";s:7:"attribs";a:0:{}s:8:"xml_base";s:0:"";s:17:"xml_base_explicit";b:0;s:8:"xml_lang";s:0:"";}}}}}i:48;a:6:{s:4:"data";s:11:"\n<text:tab/>\n<text:tab/>\n<text:tab/>\n<text:tab/>\n<text:tab/>\n";s:7:"attribs";a:0:{}s:8:"xml_base";s:0:"";s:17:"xml_base_explicit";b:0;s:8:"xml_lang";s:0:"";s:5:"child";a:1:{s:0:"";a:5:{s:5:"title";a:1:{i:0;a:5:{s:4:"data";s:39:"HeroPress: HeroPress Geography: Oceania";s:7:"attribs";a:0:{}s:8:"xml_base";s:0:"";s:17:"xml_base_explicit";b:0;s:8:"xml_lang";s:0:"";}}s:4:"guid";a:1:{i:0;a:5:{s:4:"data";s:29:"https://heropress.com/?p=1689";s:7:"attribs";a:0:{}s:8:"xml_base";s:0:"";s:17:"xml_base_explicit";b:0;s:8:"xml_lang";s:0:"";}}s:4:"link";a:1:{i:0;a:5:{s:4:"data";s:49:"https://heropress.com/heropress-geography-oceana/";s:7:"attribs";a:0:{}s:8:"xml_base";s:0:"";s:17:"xml_base_explicit";b:0;s:8:"xml_lang";s:0:"";}}s:11:"description";a:1:{i:0;a:5:{s:4:"data";s:3364:"&lt;img width="960" height="444" src="http://20094-presscdn.pagely.netdna-cdn.com/wp-content/uploads/2017/04/heropress_oceana-1024x474.jpg" class="attachment-large size-large wp-post-image" alt="Google map of Oceana with pins in Australia, New Zealand, and The Philippines" /&gt;&lt;p&gt;This week&amp;#8217;s HeroPress geography is from Oceania.  I&amp;#8217;d love more people from that area, so if you know anyone who would be good for HeroPress, please encourage them to fill out the &lt;a href="https://heropress.com/contribute/"&gt;contributor form&lt;/a&gt;.&lt;/p&gt;\n&lt;blockquote class="wp-embedded-content"&gt;&lt;p&gt;&lt;a href="https://heropress.com/essays/actually-wordpress-didnt-change-life/"&gt;Actually, WordPress didn’t change my life.&lt;/a&gt;&lt;/p&gt;&lt;/blockquote&gt;\n&lt;p&gt;&lt;/p&gt;\n&lt;blockquote class="wp-embedded-content"&gt;&lt;p&gt;&lt;a href="https://heropress.com/essays/it-all-begins-with-a-thought/"&gt;It All Begins With a Thought&lt;/a&gt;&lt;/p&gt;&lt;/blockquote&gt;\n&lt;p&gt;&lt;/p&gt;\n&lt;blockquote class="wp-embedded-content"&gt;&lt;p&gt;&lt;a href="https://heropress.com/essays/when-life-throws-you-a-curveball-wordpress-is-there/"&gt;When Life Throws You a Curveball, WordPress is There&lt;/a&gt;&lt;/p&gt;&lt;/blockquote&gt;\n&lt;p&gt;&lt;/p&gt;\n&lt;blockquote class="wp-embedded-content"&gt;&lt;p&gt;&lt;a href="https://heropress.com/essays/wordpress-set-free/"&gt;WordPress Set Me <text:soft-page-break/>Free&lt;/a&gt;&lt;/p&gt;&lt;/blockquote&gt;\n&lt;p&gt;&lt;/p&gt;\n&lt;blockquote class="wp-embedded-content"&gt;&lt;p&gt;&lt;a href="https://heropress.com/essays/love-your-work/"&gt;Love your work&lt;/a&gt;&lt;/p&gt;&lt;/blockquote&gt;\n&lt;p&gt;&lt;/p&gt;\n&lt;div class="rtsocial-container rtsocial-container-align-right rtsocial-horizontal"&gt;&lt;div class="rtsocial-twitter-horizontal"&gt;&lt;div class="rtsocial-twitter-horizontal-button"&gt;&lt;a title="Tweet: HeroPress Geography: Oceania" class="rtsocial-twitter-button" href="https://twitter.com/share?text=HeroPress%20Geography%3A%20Oceania&amp;via=heropress&amp;url=https%3A%2F%2Fheropress.com%2Fheropress-geography-oceana%2F" rel="nofollow" target="_blank"&gt;&lt;/a&gt;&lt;/div&gt;&lt;/div&gt;&lt;div class="rtsocial-fb-horizontal fb-light"&gt;&lt;div class="rtsocial-fb-horizontal-button"&gt;&lt;a title="Like: HeroPress Geography: Oceania" class="rtsocial-fb-button rtsocial-fb-like-light" href="https://www.facebook.com/sharer.php?u=https%3A%2F%2Fheropress.com%2Fheropress-geography-oceana%2F" rel="nofollow" target="_blank"&gt;&lt;/a&gt;&lt;/div&gt;&lt;/div&gt;&lt;div class="rtsocial-linkedin-horizontal"&gt;&lt;div class="rtsocial-linkedin-horizontal-button"&gt;&lt;a class="rtsocial-linkedin-button" href="https://www.linkedin.com/shareArticle?mini=true&amp;url=https%3A%2F%2Fheropress.com%2Fheropress-geography-oceana%2F&amp;title=HeroPress+Geography%3A+Oceania" rel="nofollow" target="_blank" title="Share: HeroPress Geography: Oceania"&gt;&lt;/a&gt;&lt;/div&gt;&lt;/div&gt;&lt;div class="rtsocial-pinterest-horizontal"&gt;&lt;div class="rtsocial-pinterest-horizontal-button"&gt;&lt;a class="rtsocial-pinterest-button" href="https://pinterest.com/pin/create/button/?url=https://heropress.com/heropress-geography-oceana/&amp;media=https://heropress.com/wp-content/uploads/2017/04/heropress_oceana-150x150.jpg&amp;description=HeroPress Geography: Oceania" rel="nofollow" target="_blank" title="Pin: HeroPress Geography: Oceania"&gt;&lt;/a&gt;&lt;/div&gt;&lt;/div&gt;&lt;a rel="nofollow" class="perma-link" href="https://heropress.com/heropress-geography-oceana/" title="HeroPress Geography: Oceania"&gt;&lt;/a&gt;&lt;/div&gt;&lt;p&gt;The post &lt;a rel="nofollow" href="https://heropress.com/heropress-geography-oceana/"&gt;HeroPress Geography: Oceania&lt;/a&gt; appeared first on &lt;a rel="nofollow" href="https://heropress.com"&gt;HeroPress&lt;/a&gt;.&lt;/p&gt;";s:7:"attribs";a:0:{}s:8:"xml_base";s:0:"";s:17:"xml_base_explicit";b:0;s:8:"xml_lang";s:0:"";}}s:7:"pubDate";a:1:{i:0;a:5:{s:4:"data";s:31:"Sun, 09 Apr 2017 02:47:36 +0000";s:7:"attribs";a:0:{}s:8:"xml_base";s:0:"";s:17:"xml_base_explicit";b:0;s:8:"xml_lang";s:0:"";}}}}}i:49;a:6:{s:4:"data";s:13:"\n<text:tab/>\n<text:tab/>\n<text:tab/>\n<text:tab/>\n<text:tab/>\n<text:tab/>\n";s:7:"attribs";a:0:{}s:8:"xml_base";s:0:"";s:17:"xml_base_explicit";b:0;s:8:"xml_lang";s:0:"";s:5:"child";a:2:{s:0:"";a:5:{s:5:"title";a:1:{i:0;a:5:{s:4:"data";s:103:"WPTavern: Yoast SEO’s PHP Upgrade Nag is Producing a Significant Increase in Sites Upgrading to PHP 7";s:7:"attribs";a:0:{}s:8:"xml_base";s:0:"";s:17:"xml_base_explicit";b:0;s:8:"xml_lang";s:0:"";}}s:4:"guid";a:1:{i:0;a:5:{s:4:"data";s:29:"https://wptavern.com/?p=68581";s:7:"attribs";a:0:{}s:8:"xml_base";s:0:"";s:17:"xml_base_explicit";b:0;s:8:"xml_lang";s:0:"";}}s:4:"link";a:1:{i:0;a:5:{s:4:"data";s:111:"https://wptavern.com/yoast-seos-php-upgrade-nag-is-producing-a-significant-increase-in-sites-upgrading-to-php-7";s:7:"attribs";a:0:{}s:8:"xml_base";s:0:"";s:17:"xml_base_explicit";b:0;s:8:"xml_lang";s:0:"";}}s:11:"description";a:1:{i:0;a:5:{s:4:"data";s:2889:"&lt;p&gt;Less than three weeks ago &lt;a href="https://wptavern.com/yoast-seo-4-5-urges-users-to-upgrade-to-php-7" target="_blank"&gt;Yoast SEO version 4.5 was released&lt;/a&gt; with an ugly, non-dismissible notice for sites on PHP 5.2. The notice encourages the user to upgrade to PHP 7, explaining that it is faster and more secure. It includes links for getting started and example emails that users can send to their hosting companies.&lt;/p&gt;\n&lt;p&gt;&lt;a href="https://i0.wp.com/wptavern.com/wp-content/uploads/2017/04/whip-php-notice.png?ssl=1"&gt;&lt;img /&gt;&lt;/a&gt;&lt;/p&gt;\n&lt;p&gt;In the 18 days since shipping the plugin with the upgrade nag, Yoast SEO creator Joost de Valk has seen a dramatic uptick in sites moving from old, unsupported versions to PHP 7. From December to March, PHP 5.2 usage among Yoast SEO users decreased from 1.9% to 1.7%, a modest drop over three months. After adding the nag on March 21, PHP 5.2 usage dropped from 1.7% to 1.3% for those using Yoast SEO version 4.5. PHP 5.3 usage is also steadily decreasing since de Valk began the campaign to educate his plugin&amp;#8217;s users about the benefits of upgrading.&lt;/p&gt;\n&lt;p&gt;&lt;a href="https://i2.wp.com/wptavern.com/wp-<text:soft-page-break/>content/uploads/2017/04/yoast-stats.png?ssl=1"&gt;&lt;img /&gt;&lt;/a&gt;&lt;/p&gt;\n&lt;p&gt;According to de Valk&amp;#8217;s stats, 22.2% of Yoast SEO users are on version 4.5 of the plugin. He estimates 1,443,000 sites on 4.5 out of 6.5 million users.&lt;/p&gt;\n&lt;p&gt;&amp;#8220;Assuming 0.5% updated their PHP versions, that&amp;#8217;s 7K sites,&amp;#8221; de Valk</text:p>
      <text:p text:style-name="P1"><text:s/>said. &amp;#8220;And another 14-20k that updated from 5.3 to something more decent.&amp;#8221;&lt;/p&gt;\n&lt;p&gt;Many developers are hesitant to implement a nag in their plugins, but Yoast SEO is one of the largest plugins to prove that an ugly, non-dismissible notice can be an effective tool for getting users to take action.&lt;/p&gt;\n&lt;p&gt;&amp;#8220;One of the reasons I’m sharing is because I’d love others to join us,&amp;#8221; de Valk said. &amp;#8220;People don&amp;#8217;t like nags, but we&amp;#8217;ve had some truly great feedback from users who went from PHP 5.2 to 7 and were astonished by how fast their sites suddenly were. Negative feedback has been absolutely minimal.&amp;#8221;&lt;/p&gt;\n&lt;p&gt;The Yoast SEO team created a project called WHIP that makes it easy for plugin and theme developers to add notices that will nudge their users to upgrade their software versions, starting with PHP. The project also includes a filter for linking to the WordPress.org recommended hosting page, as an alternative to the Yoast.com hosting overview.&lt;/p&gt;\n&lt;p&gt;De Valk said his team intends to push the notice to users on other PHP versions in the near future, starting with 5.3.&lt;/p&gt;\n&lt;p&gt;&amp;#8220;We&amp;#8217;ve got a release coming next week (4.6), in which we won&amp;#8217;t do it yet,&amp;#8221; de Valk said. &amp;#8220;If all goes well and continues to be mellow, 5.3 will be &amp;#8216;nagged&amp;#8217; as of 4.7, probably three weeks later.&amp;#8221;&lt;/p&gt;\n&lt;div id="epoch-width-sniffer"&gt;&lt;/div&gt;";s:7:"attribs";a:0:{}s:8:"xml_base";s:0:"";s:17:"xml_base_explicit";b:0;s:8:"xml_lang";s:0:"";}}s:7:"pubDate";a:1:{i:0;a:5:{s:4:"data";s:31:"Sat, 08 Apr 2017 03:56:44 +0000";s:7:"attribs";a:0:{}s:8:"xml_base";s:0:"";s:17:"xml_base_explicit";b:0;s:8:"xml_lang";s:0:"";}}}s:32:"http://purl.org/dc/elements/1.1/";a:1:{s:7:"creator";a:1:{i:0;a:5:{s:4:"data";s:13:"Sarah Gooding";s:7:"attribs";a:0:{}s:8:"xml_base";s:0:"";s:17:"xml_base_explicit";b:0;s:8:"xml_lang";s:0:"";}}}}}}}}}}}}}}}}s:4:"type";i:128;s:7:"headers";O:42:"Requests_Utility_CaseInsensitiveDictionary":1:{s:7:"\0*\0data";a:8:{s:6:"server";s:5:"nginx";s:4:"date";s:29:"Wed, 03 May 2017 08:32:47 GMT";s:12:"content-type";s:8:"text/xml";s:4:"vary";s:15:"Accept-Encoding";s:13:"last-modified";s:29:"Wed, 03 May 2017 08:15:08 GMT";s:15:"x-frame-options";s:10:"SAMEORIGIN";s:4:"x-nc";s:11:"HIT lax 250";s:16:"content-encoding";s:4:"gzip";}}s:5:"build";s:14:"20130911020210";}', 'no');</text:p>
      <text:p text:style-name="P1">INSERT INTO `wp_options` (`option_id`, `option_name`, `option_value`, `autoload`) VALUES</text:p>
      <text:p text:style-name="P1">(292, '_transient_timeout_feed_mod_d117b5738fbd35bd8c0391cda1f2b5d9', '1493843568', 'no'),</text:p>
      <text:p text:style-name="P1">(293, '_transient_feed_mod_d117b5738fbd35bd8c0391cda1f2b5d9', '1493800368', 'no'),</text:p>
      <text:p text:style-name="P1">(294, '_transient_timeout_feed_b9388c83948825c1edaef0d856b7b109', '1493843571', 'no');</text:p>
      <text:p text:style-name="P1">INSERT INTO `wp_options` (`option_id`, `option_name`, `option_value`, `autoload`) VALUES</text:p>
      <text:p text:style-name="P1">(295, '_transient_feed_b9388c83948825c1edaef0d856b7b109', 'a:4:{s:5:"child";a:1:{s:0:"";a:1:{s:3:"rss";a:1:{i:0;a:6:{s:4:"data";s:3:"\n\n\n";s:7:"attribs";a:1:{s:0:"";a:1:{s:7:"version";s:3:"2.0";}}s:8:"xml_base";s:0:"";s:17:"xml_base_explicit";b:0;s:8:"xml_lang";s:0:"";s:5:"child";a:1:{s:0:"";a:1:{s:7:"channel";a:1:{i:0;a:6:{s:4:"data";s:49:"\n<text:tab/>\n<text:tab/>\n<text:tab/>\n<text:tab/>\n<text:tab/>\n<text:tab/>\n<text:tab/>\n<text:tab/>\n<text:tab/>\n<text:tab/>\n<text:tab/><text:tab/>\n<text:tab/><text:tab/>\n<text:tab/><text:tab/>\n<text:tab/><text:tab/>\n<text:tab/><text:tab/>\n<text:tab/><text:tab/>\n<text:tab/><text:tab/>\n<text:tab/><text:tab/>\n<text:tab/><text:tab/>\n<text:tab/>";s:7:"attribs";a:0:{}s:8:"xml_base";s:0:"";s:17:"xml_base_explicit";b:0;s:8:"xml_lang";s:0:"";s:5:"child";a:3:{s:0:"";a:7:{s:5:"title";a:1:{i:0;a:5:{s:4:"data";s:29:"Popular — WordPress Plugins";s:7:"attribs";a:0:{}s:8:"xml_base";s:0:"";s:17:"xml_base_explicit";b:0;s:8:"xml_lang";s:0:"";}}s:4:"link";a:1:{i:0;a:5:{s:4:"data";s:29:"https://wordpress.org/plugins";s:7:"attribs";a:0:{}s:8:"xml_base";s:0:"";s:17:"xml_base_explicit";b:0;s:8:"xml_lang";s:0:"";}}s:11:"description";a:1:{i:0;a:5:{s:4:"data";s:57:"Plugins extend and expand the functionality of WordPress.";s:7:"attribs";a:0:{}s:8:"xml_base";s:0:"";s:17:"xml_base_explicit";b:0;s:8:"xml_lang";s:0:"";}}s:13:"lastBuildDate";<text:soft-page-break/>a:1:{i:0;a:5:{s:4:"data";s:31:"Wed, 03 May 2017 08:13:52 +0000";s:7:"attribs";a:0:{}s:8:"xml_base";s:0:"";s:17:"xml_base_explicit";b:0;s:8:"xml_lang";s:0:"";}}s:8:"language";a:1:{i:0;a:5:{s:4:"data";s:5:"en-US";s:7:"attribs";a:0:{}s:8:"xml_base";s:0:"";s:17:"xml_base_explicit";b:0;s:8:"xml_lang";s:0:"";}}s:9:"generator";a:1:{i:0;a:5:{s:4:"data";s:40:"https://wordpress.org/?v=4.8-alpha-40568";s:7:"attribs";a:0:{}s:8:"xml_base";s:0:"";s:17:"xml_base_explicit";b:0;s:8:"xml_lang";s:0:"";}}s:4:"item";a:10:{i:0;a:6:{s:4:"data";s:39:"\n<text:tab/><text:tab/>\n<text:tab/><text:tab/>\n<text:tab/><text:tab/>\n<text:tab/><text:tab/>\n<text:tab/><text:tab/>\n<text:tab/><text:tab/>\n<text:tab/><text:tab/>\n<text:tab/><text:tab/>\n<text:tab/><text:tab/><text:tab/><text:tab/>\n<text:tab/><text:tab/><text:tab/>\n<text:tab/><text:tab/>\n<text:tab/><text:tab/>";s:7:"attribs";a:0:{}s:8:"xml_base";s:0:"";s:17:"xml_base_explicit";b:0;s:8:"xml_lang";s:0:"";s:5:"child";a:5:{s:0:"";a:6:{s:5:"title";a:1:{i:0;a:5:{s:4:"data";s:14:"Contact Form 7";s:7:"attribs";a:0:{}s:8:"xml_base";s:0:"";s:17:"xml_base_explicit";b:0;s:8:"xml_lang";s:0:"";}}s:4:"link";a:1:{i:0;a:5:{s:4:"data";s:45:"https://wordpress.org/plugins/contact-form-7/";s:7:"attribs";a:0:{}s:8:"xml_base";s:0:"";s:17:"xml_base_explicit";b:0;s:8:"xml_lang";s:0:"";}}s:8:"comments";a:1:{i:0;a:5:{s:4:"data";s:53:"https://wordpress.org/plugins/contact-form-7/#respond";s:7:"attribs";a:0:{}s:8:"xml_base";s:0:"";s:17:"xml_base_explicit";b:0;s:8:"xml_lang";s:0:"";}}s:7:"pubDate";a:1:{i:0;a:5:{s:4:"data";s:31:"Thu, 02 Aug 2007 12:43:39 +0000";s:7:"attribs";a:0:{}s:8:"xml_base";s:0:"";s:17:"xml_base_explicit";b:0;s:8:"xml_lang";s:0:"";}}s:4:"guid";a:1:{i:0;a:5:{s:4:"data";s:48:"https://wordpress.org/plugins-wp/contact-form-7/";s:7:"attribs";a:1:{s:0:"";a:1:{s:11:"isPermaLink";s:5:"false";}}s:8:"xml_base";s:0:"";s:17:"xml_base_explicit";b:0;s:8:"xml_lang";s:0:"";}}s:11:"description";a:1:{i:0;a:5:{s:4:"data";s:54:"Just another contact form plugin. Simple but flexible.";s:7:"attribs";a:0:{}s:8:"xml_base";s:0:"";s:17:"xml_base_explicit";b:0;s:8:"xml_lang";s:0:"";}}}s:32:"http://purl.org/dc/elements/1.1/";a:1:{s:7:"creator";a:1:{i:0;a:5:{s:4:"data";s:16:"Takayuki Miyoshi";s:7:"attribs";a:0:{}s:8:"xml_base";s:0:"";s:17:"xml_base_explicit";b:0;s:8:"xml_lang";s:0:"";}}}s:40:"http://purl.org/rss/1.0/modules/content/";a:1:{s:7:"encoded";a:1:{i:0;a:5:{s:4:"data";s:5831:"&lt;p&gt;&lt;!--section=description--&gt;&lt;/p&gt;\n&lt;p&gt;Contact Form 7 can manage multiple contact forms, plus you can customize the form and the mail contents flexibly with simple markup. The form supports Ajax-powered submitting, CAPTCHA, Akismet spam filtering and so on.&lt;/p&gt;\n&lt;h4&gt;Docs &amp;amp; Support&lt;/h4&gt;\n&lt;p&gt;You can find &lt;a href="https://contactform7.com/docs/" rel="nofollow"&gt;docs&lt;/a&gt;, &lt;a href="https://contactform7.com/faq/" rel="nofollow"&gt;FAQ&lt;/a&gt; and more detailed information about Contact Form 7 on &lt;a href="https://contactform7.com/" rel="nofollow"&gt;contactform7.com&lt;/a&gt;. If you were unable to find the answer to your question on the FAQ or in any of the documentation, you should check the &lt;a href="https://wordpress.org/support/plugin/contact-form-7/" rel="nofollow"&gt;support forum&lt;/a&gt; on WordPress.org. If you can&amp;#8217;t locate any topics that pertain to your particular issue, post a new topic for it.&lt;/p&gt;\n&lt;h4&gt;Contact Form 7 Needs Your Support&lt;/h4&gt;\n&lt;p&gt;It is hard to continue development and support for this free plugin without contributions from users like you. If you enjoy using Contact Form 7 and find it useful, please consider &lt;a href="https://contactform7.com/donate/" rel="nofollow"&gt;&lt;strong&gt;making a donation&lt;/strong&gt;&lt;/a&gt;. Your donation will help encourage and support the plugin&amp;#8217;s continued development and better user support.&lt;/p&gt;\n&lt;h4&gt;Recommended Plugins&lt;/h4&gt;\n&lt;p&gt;The following plugins are recommended for Contact Form 7 users:&lt;/p&gt;\n&lt;ul&gt;\n&lt;li&gt;&lt;a href="https://wordpress.org/plugins/flamingo/"&gt;Flamingo&lt;/a&gt; by Takayuki Miyoshi &amp;#8211; With Flamingo, you can save submitted messages via contact forms in the database.&lt;/li&gt;\n&lt;li&gt;&lt;a href="https://wordpress.org/plugins/postman-smtp/"&gt;Postman&lt;/a&gt; by&lt;br /&gt;\nJason Hendriks &amp;#8211; Postman is a next-generation SMTP Mailer, software that assists in the delivery of email generated by your WordPress site.&lt;/li&gt;\n&lt;li&gt;&lt;a href="https://wordpress.org/plugins/bogo/"&gt;Bogo&lt;/a&gt; by Takayuki Miyoshi &amp;#8211; Bogo is a straight-forward multilingual plugin that doesn&amp;#8217;t cause <text:soft-page-break/>headaches.&lt;/li&gt;\n&lt;/ul&gt;\n&lt;h4&gt;Translations&lt;/h4&gt;\n&lt;p&gt;You can &lt;a href="https://contactform7.com/translating-contact-form-7/" rel="nofollow"&gt;translate Contact Form 7&lt;/a&gt; on &lt;a href="https://translate.wordpress.org/projects/wp-plugins/contact-form-7" rel="nofollow"&gt;&lt;strong&gt;translate.wordpress.org&lt;/strong&gt;&lt;/a&gt;.&lt;/p&gt;\n&lt;p&gt;&lt;!--section=installation--&gt;&lt;/p&gt;\n&lt;ol&gt;\n&lt;li&gt;Upload the entire &lt;code&gt;contact-form-7&lt;/code&gt; folder to the &lt;code&gt;/wp-content/plugins/&lt;/code&gt; directory.&lt;/li&gt;\n&lt;li&gt;Activate the plugin through the &amp;#8216;Plugins&amp;#8217; menu in WordPress.&lt;/li&gt;\n&lt;/ol&gt;\n&lt;p&gt;You will find &amp;#8216;Contact&amp;#8217; menu in your WordPress admin panel.&lt;/p&gt;\n&lt;p&gt;For basic usage, you can also have a look at the &lt;a href="https://contactform7.com/" rel="nofollow"&gt;plugin web site&lt;/a&gt;.&lt;/p&gt;\n&lt;p&gt;&lt;!--section=faq--&gt;&lt;/p&gt;\n&lt;p&gt;Do you have questions or issues with Contact Form 7? Use these support channels appropriately.&lt;/p&gt;\n&lt;ol&gt;\n&lt;li&gt;&lt;a href="https://contactform7.com/docs/" rel="nofollow"&gt;Docs&lt;/a&gt;&lt;/li&gt;\n&lt;li&gt;&lt;a href="https://contactform7.com/faq/" rel="nofollow"&gt;FAQ&lt;/a&gt;&lt;/li&gt;\n&lt;li&gt;&lt;a href="https://wordpress.org/support/plugin/contact-form-7/" rel="nofollow"&gt;Support Forum&lt;/a&gt;&lt;/li&gt;\n&lt;/ol&gt;\n&lt;p&gt;&lt;a href="https://contactform7.com/support/" rel="nofollow"&gt;Support&lt;/a&gt;&lt;/p&gt;\n&lt;dl&gt;\n&lt;dt&gt;Installation Instructions&lt;/dt&gt;\n&lt;dd&gt;\n&lt;ol&gt;\n&lt;li&gt;Upload the entire &lt;code&gt;contact-form-7&lt;/code&gt; folder to the &lt;code&gt;/wp-content/plugins/&lt;/code&gt; directory.&lt;/li&gt;\n&lt;li&gt;Activate the plugin through the &amp;#8216;Plugins&amp;#8217; menu in WordPress.&lt;/li&gt;\n&lt;/ol&gt;\n&lt;p&gt;You will find &amp;#8216;Contact&amp;#8217; menu in your WordPress admin panel.&lt;/p&gt;\n&lt;p&gt;For basic usage, you can also have a look at the &lt;a href="https://contactform7.com/" rel="nofollow"&gt;plugin web site&lt;/a&gt;.&lt;/p&gt;\n&lt;/dd&gt;\n&lt;/dl&gt;\n&lt;p&gt;&lt;!--section=changelog--&gt;&lt;/p&gt;\n&lt;p&gt;For more information, see &lt;a href="https://contactform7.com/category/releases/" rel="nofollow"&gt;Releases&lt;/a&gt;.&lt;/p&gt;\n&lt;h4&gt;4.7&lt;/h4&gt;\n&lt;ul&gt;\n&lt;li&gt;Added REST API custom endpoints to manipulate contact form data.&lt;/li&gt;\n&lt;li&gt;Config Validator: Added test items for field names and attachment file paths.&lt;/li&gt;\n&lt;li&gt;Added custom DOM events: &lt;code&gt;wpcf7invalid&lt;/code&gt;, &lt;code&gt;wpcf7spam&lt;/code&gt;, &lt;code&gt;wpcf7mailsent&lt;/code&gt;, &lt;code&gt;wpcf7mailfailed&lt;/code&gt; and &lt;code&gt;wpcf7submit&lt;/code&gt;.&lt;/li&gt;\n&lt;li&gt;New action hook: &lt;code&gt;wpcf7_after_flamingo&lt;/code&gt;.&lt;/li&gt;\n&lt;li&gt;Added &lt;code&gt;size&lt;/code&gt; option to &lt;code&gt;select&lt;/code&gt; and &lt;code&gt;select*&lt;/code&gt; form-tag types.&lt;/li&gt;\n&lt;li&gt;Made it possible to use the 3rd parameter of &lt;code&gt;wpcf7_add_form_tag()&lt;/code&gt; to specify &amp;#8220;features&amp;#8221; of the form-tag type.&lt;/li&gt;\n&lt;/ul&gt;\n&lt;h4&gt;4.6.1&lt;/h4&gt;\n&lt;ul&gt;\n&lt;li&gt;Fixed: &amp;#8220;0&amp;#8221; input could pass the &lt;code&gt;minlength&lt;/code&gt; validation.&lt;/li&gt;\n&lt;li&gt;Fixed: &lt;code&gt;exclude_blank&lt;/code&gt; option was applied to all mail fields, not only to the message body.&lt;/li&gt;\n&lt;li&gt;Fixed: &lt;code&gt;wpcf7_autop()&lt;/code&gt; incorrectly inserted &lt;code&gt;&amp;lt;br /&amp;gt;&lt;/code&gt; around hidden and block-type form-tags.&lt;/li&gt;\n&lt;li&gt;Fixed: Applying &lt;code&gt;strtolower()&lt;/code&gt; to uploaded file names was unnecessary and could cause troubles in a non-English environment.&lt;/li&gt;\n&lt;/ul&gt;\n&lt;h4&gt;4.6&lt;/h4&gt;\n&lt;ul&gt;\n&lt;li&gt;Ajax loader: HTML markup changed to &lt;code&gt;&amp;lt;span&amp;gt;&lt;/code&gt; to be easily customizable with CSS.&lt;/li&gt;\n&lt;li&gt;Appends a proper header and footer to HTML mail content automatically.&lt;/li&gt;\n&lt;li&gt;&lt;code&gt;[_serial_number]&lt;/code&gt; special mail-tag.&lt;/li&gt;\n&lt;li&gt;New form-tag type for hidden fields.&lt;/li&gt;\n&lt;li&gt;&lt;code&gt;default:shortcode_attr&lt;/code&gt; form-tag option.&lt;/li&gt;\n&lt;li&gt;&lt;code&gt;WPCF7_Shortcode&lt;/code&gt;, &lt;code&gt;WPCF7_ShortcodeManager&lt;/code&gt;, &lt;code&gt;wpcf7_add_shortcode()&lt;/code&gt;, &lt;code&gt;wpcf7_scan_shortcode()&lt;/code&gt;, and some other classes and functions have become deprecated.&lt;/li&gt;\n&lt;li&gt;Removed all language files from the &lt;em&gt;languages&lt;/em&gt; folder. Translations have moved to &lt;a href="https://translate.wordpress.org/projects/wp-plugins/contact-form-7" rel="nofollow"&gt;translate.wordpress.org&lt;/a&gt;.&lt;/li&gt;\n&lt;/ul&gt;\n";s:7:"attribs";a:0:{}s:8:"xml_base";s:0:"";s:17:"xml_base_explicit";b:0;s:8:"xml_lang";s:0:"";}}}s:36:"http://wellformedweb.org/CommentAPI/";a:1:{s:10:"commentRss";a:1:{i:0;a:5:{s:4:"data";s:50:"https://wordpress.org/plugins/contact-form-7/feed/";s:7:"attribs";a:0:{}s:8:"xml_base";s:0:"";s:17:"xml_base_explicit";b:0;s:8:"xml_lang";s:0:"";}}}s:38:"http://purl.org<text:soft-page-break/>/rss/1.0/modules/slash/";a:1:{s:8:"comments";a:1:{i:0;a:5:{s:4:"data";s:1:"0";s:7:"attribs";a:0:{}s:8:"xml_base";s:0:"";s:17:"xml_base_explicit";b:0;s:8:"xml_lang";s:0:"";}}}}}i:1;a:6:{s:4:"data";s:39:"\n<text:tab/><text:tab/>\n<text:tab/><text:tab/>\n<text:tab/><text:tab/>\n<text:tab/><text:tab/>\n<text:tab/><text:tab/>\n<text:tab/><text:tab/>\n<text:tab/><text:tab/>\n<text:tab/><text:tab/>\n<text:tab/><text:tab/><text:tab/><text:tab/>\n<text:tab/><text:tab/><text:tab/>\n<text:tab/><text:tab/>\n<text:tab/><text:tab/>";s:7:"attribs";a:0:{}s:8:"xml_base";s:0:"";s:17:"xml_base_explicit";b:0;s:8:"xml_lang";s:0:"";s:5:"child";a:5:{s:0:"";a:6:{s:5:"title";a:1:{i:0;a:5:{s:4:"data";s:7:"Akismet";s:7:"attribs";a:0:{}s:8:"xml_base";s:0:"";s:17:"xml_bas</text:p>
      <text:p text:style-name="P1">e_explicit";b:0;s:8:"xml_lang";s:0:"";}}s:4:"link";a:1:{i:0;a:5:{s:4:"data";s:38:"https://wordpress.org/plugins/akismet/";s:7:"attribs";a:0:{}s:8:"xml_base";s:0:"";s:17:"xml_base_explicit";b:0;s:8:"xml_lang";s:0:"";}}s:8:"comments";a:1:{i:0;a:5:{s:4:"data";s:47:"https://wordpress.org/plugins/akismet/#comments";s:7:"attribs";a:0:{}s:8:"xml_base";s:0:"";s:17:"xml_base_explicit";b:0;s:8:"xml_lang";s:0:"";}}s:7:"pubDate";a:1:{i:0;a:5:{s:4:"data";s:31:"Thu, 20 Oct 2005 08:57:41 +0000";s:7:"attribs";a:0:{}s:8:"xml_base";s:0:"";s:17:"xml_base_explicit";b:0;s:8:"xml_lang";s:0:"";}}s:4:"guid";a:1:{i:0;a:5:{s:4:"data";s:41:"https://wordpress.org/plugins-wp/akismet/";s:7:"attribs";a:1:{s:0:"";a:1:{s:11:"isPermaLink";s:5:"false";}}s:8:"xml_base";s:0:"";s:17:"xml_base_explicit";b:0;s:8:"xml_lang";s:0:"";}}s:11:"description";a:1:{i:0;a:5:{s:4:"data";s:103:"Akismet checks your comments and contact form submissions against our global database of spam to&amp;#8230;";s:7:"attribs";a:0:{}s:8:"xml_base";s:0:"";s:17:"xml_base_explicit";b:0;s:8:"xml_lang";s:0:"";}}}s:32:"http://purl.org/dc/elements/1.1/";a:1:{s:7:"creator";a:1:{i:0;a:5:{s:4:"data";s:10:"Automattic";s:7:"attribs";a:0:{}s:8:"xml_base";s:0:"";s:17:"xml_base_explicit";b:0;s:8:"xml_lang";s:0:"";}}}s:40:"http://purl.org/rss/1.0/modules/content/";a:1:{s:7:"encoded";a:1:{i:0;a:5:{s:4:"data";s:18180:"&lt;p&gt;&lt;!--section=description--&gt;&lt;/p&gt;\n&lt;p&gt;Akismet checks your comments and contact form submissions against our global database of spam to prevent your site from publishing malicious content. You can review the comment spam it catches on your blog&amp;#8217;s &amp;#8220;Comments&amp;#8221; admin screen.&lt;/p&gt;\n&lt;p&gt;Major features in Akismet include:&lt;/p&gt;\n&lt;ul&gt;\n&lt;li&gt;Automatically checks all comments and filters out the ones that look like spam.&lt;/li&gt;\n&lt;li&gt;Each comment has a status history, so you can easily see which comments were caught or cleared by Akismet and which were spammed or unspammed by a moderator.&lt;/li&gt;\n&lt;li&gt;URLs are shown in the comment body to reveal hidden or misleading links.&lt;/li&gt;\n&lt;li&gt;Moderators can see the number of approved comments for each user.&lt;/li&gt;\n&lt;li&gt;A discard feature that outright blocks the worst spam, saving you disk space and speeding up your site.&lt;/li&gt;\n&lt;/ul&gt;\n&lt;p&gt;PS: You&amp;#8217;ll need an &lt;a href="https://akismet.com/get/" rel="nofollow"&gt;Akismet.com API key&lt;/a&gt; to use it. <text:s/>Keys are free for personal blogs; paid subscriptions are available for businesses and commercial sites.&lt;/p&gt;\n&lt;p&gt;&lt;!--section=installation--&gt;&lt;/p&gt;\n&lt;p&gt;Upload the Akismet plugin to your blog, Activate it, then enter your &lt;a href="https://akismet.com/get/" rel="nofollow"&gt;Akismet.com API key&lt;/a&gt;.&lt;/p&gt;\n&lt;p&gt;1, 2, 3: You&amp;#8217;re done!&lt;/p&gt;\n&lt;p&gt;&lt;!--section=changelog--&gt;&lt;/p&gt;\n&lt;h4&gt;3.3.1&lt;/h4&gt;\n&lt;p&gt;&lt;em&gt;Release Date &amp;#8211; 2 May 2017&lt;/em&gt;&lt;/p&gt;\n&lt;ul&gt;\n&lt;li&gt;Improve performance by only requesting the akismet_comment_nonce option when absolutely necessary.&lt;/li&gt;\n&lt;li&gt;Fixed two bugs that could cause PHP warnings.&lt;/li&gt;\n&lt;li&gt;Fixed a bug that was preventing the &amp;#8220;Remove author URL&amp;#8221; feature from working after a comment was edited using &amp;#8220;Quick Edit.&amp;#8221;&lt;/li&gt;\n&lt;li&gt;Fixed a bug that was preventing the URL preview feature from working after a comment was edited using &amp;#8220;Quick Edit.&amp;#8221;&lt;/li&gt;\n&lt;/ul&gt;\n&lt;h4&gt;3.3&lt;/h4&gt;\n&lt;p&gt;&lt;em&gt;Release Date &amp;#8211; 23 February 2017&lt;/em&gt;&lt;/p&gt;\n&lt;ul&gt;\n&lt;li&gt;Updated the Akismet admin pages with a new clean design.&lt;/li&gt;\n&lt;li&gt;Fixed bugs preventing the &lt;code&gt;akismet_add_comment_nonce&lt;/code&gt; and &lt;code&gt;akismet_update_alert&lt;/code&gt; wrapper functions from working properly.&lt;/li&gt;\n&lt;li&gt;Fixed bug preventing the loading indicator from appearing when re-checking all comments for spam.&lt;/li&gt;\n&lt;li&gt;Added a progress indicator to the &amp;#8220;Check for Spam&amp;#8221; button.&lt;/li&gt;\n&lt;li&gt;Added a success message after manually rechecking the Pending queue for <text:soft-page-break/>spam.&lt;/li&gt;\n&lt;/ul&gt;\n&lt;h4&gt;3.2&lt;/h4&gt;\n&lt;p&gt;&lt;em&gt;Release Date &amp;#8211; 6 September 2016&lt;/em&gt;&lt;/p&gt;\n&lt;ul&gt;\n&lt;li&gt;Added a WP-CLI module. You can now check comments and recheck the moderation queue from the command line.&lt;/li&gt;\n&lt;li&gt;Stopped using the deprecated jQuery function &lt;code&gt;.live()&lt;/code&gt;.&lt;/li&gt;\n&lt;li&gt;Fixed a bug in &lt;code&gt;remove_comment_author_url()&lt;/code&gt; and &lt;code&gt;add_comment_author_url()&lt;/code&gt; that could generate PHP notices.&lt;/li&gt;\n&lt;li&gt;Fixed a bug that could cause an infinite loop for sites with very very very large comment IDs.&lt;/li&gt;\n&lt;li&gt;Fixed a bug that could cause the Akismet widget title to be blank.&lt;/li&gt;\n&lt;/ul&gt;\n&lt;h4&gt;3.1.11&lt;/h4&gt;\n&lt;p&gt;&lt;em&gt;Release Date &amp;#8211; 12 May 2016&lt;/em&gt;&lt;/p&gt;\n&lt;ul&gt;\n&lt;li&gt;Fixed a bug that could cause the &amp;#8220;Check for Spam&amp;#8221; button to skip some comments.&lt;/li&gt;\n&lt;li&gt;Fixed a bug that could prevent some spam submissions from being sent to Akismet.&lt;/li&gt;\n&lt;li&gt;Updated all links to use https:// when possible.&lt;/li&gt;\n&lt;li&gt;Disabled Akismet debug logging unless WP_DEBUG and WP_DEBUG_LOG are both enabled.&lt;/li&gt;\n&lt;/ul&gt;\n&lt;h4&gt;3.1.10&lt;/h4&gt;\n&lt;p&gt;&lt;em&gt;Release Date &amp;#8211; 1 April 2016&lt;/em&gt;&lt;/p&gt;\n&lt;ul&gt;\n&lt;li&gt;Fixed a bug that could cause comments caught as spam to be placed in the Pending queue.&lt;/li&gt;\n&lt;li&gt;Fixed a bug that could have resulted in comments that were caught by the core WordPress comment blacklist not to have a corresponding History entry.&lt;/li&gt;\n&lt;li&gt;Fixed a bug that could have caused avoidable PHP warnings in the error log.&lt;/li&gt;\n&lt;/ul&gt;\n&lt;h4&gt;3.1.9&lt;/h4&gt;\n&lt;p&gt;&lt;em&gt;Release Date &amp;#8211; 28 March 2016&lt;/em&gt;&lt;/p&gt;\n&lt;ul&gt;\n&lt;li&gt;Add compatibility with Jetpack so that Jetpack can automatically configure Akismet settings when appropriate.&lt;/li&gt;\n&lt;li&gt;Fixed a bug preventing some comment data from being sent to Akismet.&lt;/li&gt;\n&lt;/ul&gt;\n&lt;h4&gt;3.1.8&lt;/h4&gt;\n&lt;p&gt;&lt;em&gt;Release Date &amp;#8211; 4 March 2016&lt;/em&gt;&lt;/p&gt;\n&lt;ul&gt;\n&lt;li&gt;Fixed a bug preventing Akismet from being used with some plugins that rewrite admin URLs.&lt;/li&gt;\n&lt;li&gt;Reduced the amount of bandwidth used on Akismet API calls&lt;/li&gt;\n&lt;li&gt;Reduced the amount of space Akismet uses in the database&lt;/li&gt;\n&lt;li&gt;Fixed a bug that could cause comments caught as spam to be placed in the Pending queue.&lt;/li&gt;\n&lt;/ul&gt;\n&lt;h4&gt;3.1.7&lt;/h4&gt;\n&lt;p&gt;&lt;em&gt;Release Date &amp;#8211; 4 January 2016&lt;/em&gt;&lt;/p&gt;\n&lt;ul&gt;\n&lt;li&gt;Added documentation for the &amp;#8216;akismet_comment_nonce&amp;#8217; filter.&lt;/li&gt;\n&lt;li&gt;The post-install activation button is now accessible to screen readers and keyboard-only users.&lt;/li&gt;\n&lt;li&gt;Fixed a bug that was preventing the &amp;#8220;Remove author URL&amp;#8221; feature from working in WordPress 4.4&lt;/li&gt;\n&lt;/ul&gt;\n&lt;h4&gt;3.1.6&lt;/h4&gt;\n&lt;p&gt;&lt;em&gt;Release Date &amp;#8211; 14 December 2015&lt;/em&gt;&lt;/p&gt;\n&lt;ul&gt;\n&lt;li&gt;Improve the notices shown after activating Akismet.&lt;/li&gt;\n&lt;li&gt;Update some strings to allow for the proper plural forms in all languages.&lt;/li&gt;\n&lt;/ul&gt;\n&lt;h4&gt;3.1.5&lt;/h4&gt;\n&lt;p&gt;&lt;em&gt;Release Date &amp;#8211; 13 October 2015&lt;/em&gt;&lt;/p&gt;\n&lt;ul&gt;\n&lt;li&gt;Closes a potential XSS vulnerability.&lt;/li&gt;\n&lt;/ul&gt;\n&lt;h4&gt;3.1.4&lt;/h4&gt;\n&lt;p&gt;&lt;em&gt;Release Date &amp;#8211; 24 September 2015&lt;/em&gt;&lt;/p&gt;\n&lt;ul&gt;\n&lt;li&gt;Fixed a bug that was preventing some users from automatically connecting using Jetpack if they didn&amp;#8217;t have a current Akismet subscription.&lt;/li&gt;\n&lt;li&gt;Fixed a bug that could cause comments caught as spam to be placed in the Pending queue.&lt;/li&gt;\n&lt;li&gt;Error messages and instructions have been simplified to be more understandable.&lt;/li&gt;\n&lt;li&gt;Link previews are enabled for all links inside comments, not just the author&amp;#8217;s website link.&lt;/li&gt;\n&lt;/ul&gt;\n&lt;h4&gt;3.1.3&lt;/h4&gt;\n&lt;p&gt;&lt;em&gt;Release Date &amp;#8211; 6 July 2015&lt;/em&gt;&lt;/p&gt;\n&lt;ul&gt;\n&lt;li&gt;Notify users when their account status changes after previously being successfully set up. This should help any users who are seeing blank Akismet settings screens.&lt;/li&gt;\n&lt;/ul&gt;\n&lt;h4&gt;3.1.2&lt;/h4&gt;\n&lt;p&gt;&lt;em&gt;Release Date &amp;#8211; 7 June 2015&lt;/em&gt;&lt;/p&gt;\n&lt;ul&gt;\n&lt;li&gt;Reduced the amount of space Akismet uses in the commentmeta table.&lt;/li&gt;\n&lt;li&gt;Fixed a bug where some comments with quotes in the author name weren&amp;#8217;t getting history entries&lt;/li&gt;\n&lt;li&gt;Pre-emptive security improvements to ensure that the Akismet plugin can&amp;#8217;t be used by attackers to compromise a WordPress installation.&lt;/li&gt;\n&lt;li&gt;Better UI for the key entry field: allow whitespace to be included at the beginning or end of the key and strip it out automatically when the form is submitted.&lt;/li&gt;\n&lt;li&gt;When deactivating the plugin, notify the Akismet API so the site can be marked as inactive.&lt;/li&gt;\n&lt;li&gt;Clearer error <text:soft-page-break/>messages.&lt;/li&gt;\n&lt;/ul&gt;\n&lt;h4&gt;3.1.1&lt;/h4&gt;\n&lt;p&gt;&lt;em&gt;Release Date &amp;#8211; 17th March, 2015&lt;/em&gt;&lt;/p&gt;\n&lt;ul&gt;\n&lt;li&gt;Improvements to the &amp;#8220;Remove comment author URL&amp;#8221; JavaScript&lt;/li&gt;\n&lt;li&gt;Include the pingback pre-check from the 2.6 branch.&lt;/li&gt;\n&lt;/ul&gt;\n&lt;h4&gt;3.1&lt;/h4&gt;\n&lt;p&gt;&lt;em&gt;Release Date &amp;#8211; 11th March, 2015&lt;/em&gt;&lt;/p&gt;\n&lt;ul&gt;\n&lt;li&gt;Use HTTPS by default for all requests to Akismet.&lt;/li&gt;\n&lt;li&gt;Fix for a situation where Akismet might strip HTML from a comment.&lt;/li&gt;\n&lt;/ul&gt;\n&lt;h4&gt;3.0.4&lt;/h4&gt;\n&lt;p&gt;&lt;em&gt;Release Date &amp;#8211; 11th December, 2014&lt;/em&gt;&lt;/p&gt;\n&lt;ul&gt;\n&lt;li&gt;Fix to make .htaccess compatible with Apache 2.4.&lt;/li&gt;\n&lt;li&gt;Fix to allow removal of https author URLs.&lt;/li&gt;\n&lt;li&gt;Fix to avoid stripping part of the author URL when removing and re-adding.&lt;/li&gt;\n&lt;li&gt;Removed the &amp;#8220;Check for Spam&amp;#8221; button from the &amp;#8220;Trash&amp;#8221; and &amp;#8220;Approved&amp;#8221; queues, where it would have no effect.&lt;/li&gt;\n&lt;li&gt;Allow automatic API key configuration when Jetpack is installed and connected to a WordPress.com account&lt;/li&gt;\n&lt;/ul&gt;\n&lt;h4&gt;3.0.3&lt;/h4&gt;\n&lt;p&gt;&lt;em&gt;Release Date &amp;#8211; 3rd November, 2014&lt;/em&gt;&lt;/p&gt;\n&lt;ul&gt;\n&lt;li&gt;Fix for sending the wrong data to delete_comment action that could have prevented old spam comments from being deleted.&lt;/li&gt;\n&lt;li&gt;Added a filter to disable logging of Akismet debugging information.&lt;/li&gt;\n&lt;li&gt;Added a filter for the maximum comment age when deleting old spam comments.&lt;/li&gt;\n&lt;li&gt;Added a filter for the number per batch when deleting old spam comments.&lt;/li&gt;\n&lt;li&gt;Removed the &amp;#8220;Check for Spam&amp;#8221; button from the Spam folder.&lt;/li&gt;\n&lt;/ul&gt;\n&lt;h4&gt;3.0.2&lt;/h4&gt;\n&lt;p&gt;&lt;em&gt;Release Date &amp;#8211; 18th August, 2014&lt;/em&gt;&lt;/p&gt;\n&lt;ul&gt;\n&lt;li&gt;Performance improvements.&lt;/li&gt;\n&lt;li&gt;Fixed</text:p>
      <text:p text:style-name="P1"><text:s/>a bug that could truncate the comment data being sent to Akismet for checking.&lt;/li&gt;\n&lt;/ul&gt;\n&lt;h4&gt;3.0.1&lt;/h4&gt;\n&lt;p&gt;&lt;em&gt;Release Date &amp;#8211; 9th July, 2014&lt;/em&gt;&lt;/p&gt;\n&lt;ul&gt;\n&lt;li&gt;Removed dependency on PHP&amp;#8217;s fsockopen function&lt;/li&gt;\n&lt;li&gt;Fix spam/ham reports to work when reported outside of the WP dashboard, e.g., from Notifications or the WP app&lt;/li&gt;\n&lt;li&gt;Remove jQuery dependency for comment form JavaScript&lt;/li&gt;\n&lt;li&gt;Remove unnecessary data from some Akismet comment meta&lt;/li&gt;\n&lt;li&gt;Suspended keys will now result in all comments being put in moderation, not spam.&lt;/li&gt;\n&lt;/ul&gt;\n&lt;h4&gt;3.0.0&lt;/h4&gt;\n&lt;p&gt;&lt;em&gt;Release Date &amp;#8211; 15th April, 2014&lt;/em&gt;&lt;/p&gt;\n&lt;ul&gt;\n&lt;li&gt;Move Akismet to Settings menu&lt;/li&gt;\n&lt;li&gt;Drop Akismet Stats menu&lt;/li&gt;\n&lt;li&gt;Add stats snapshot to Akismet settings&lt;/li&gt;\n&lt;li&gt;Add Akismet subscription details and status to Akismet settings&lt;/li&gt;\n&lt;li&gt;Add contextual help for each page&lt;/li&gt;\n&lt;li&gt;Improve Akismet setup to use Jetpack to automate plugin setup&lt;/li&gt;\n&lt;li&gt;Fix &amp;#8220;Check for Spam&amp;#8221; to use AJAX to avoid page timing out&lt;/li&gt;\n&lt;li&gt;Fix Akismet settings page to be responsive&lt;/li&gt;\n&lt;li&gt;Drop legacy code&lt;/li&gt;\n&lt;li&gt;Tidy up CSS and Javascript&lt;/li&gt;\n&lt;li&gt;Replace the old discard setting with a new &amp;#8220;discard pervasive spam&amp;#8221; feature.&lt;/li&gt;\n&lt;/ul&gt;\n&lt;h4&gt;2.6.0&lt;/h4&gt;\n&lt;p&gt;&lt;em&gt;Release Date &amp;#8211; 18th March, 2014&lt;/em&gt;&lt;/p&gt;\n&lt;ul&gt;\n&lt;li&gt;Add ajax paging to the check for spam button to handle large volumes of comments&lt;/li&gt;\n&lt;li&gt;Optimize javascript and add localization support &lt;/li&gt;\n&lt;li&gt;Fix bug in link to spam comments from right now dashboard widget&lt;/li&gt;\n&lt;li&gt;Fix bug with deleting old comments to avoid timeouts dealing with large volumes of comments&lt;/li&gt;\n&lt;li&gt;Include X-Pingback-Forwarded-For header in outbound WordPress pingback verifications&lt;/li&gt;\n&lt;li&gt;Add pre-check for pingbacks, to stop spam before an outbound verification request is made&lt;/li&gt;\n&lt;/ul&gt;\n&lt;h4&gt;2.5.9&lt;/h4&gt;\n&lt;p&gt;&lt;em&gt;Release Date &amp;#8211; 1st August, 2013&lt;/em&gt;&lt;/p&gt;\n&lt;ul&gt;\n&lt;li&gt;Update &amp;#8216;Already have a key&amp;#8217; link to redirect page rather than depend on javascript&lt;/li&gt;\n&lt;li&gt;Fix some non-translatable strings to be translatable&lt;/li&gt;\n&lt;li&gt;Update Activation banner in plugins page to redirect user to Akismet config page&lt;/li&gt;\n&lt;/ul&gt;\n&lt;h4&gt;2.5.8&lt;/h4&gt;\n&lt;p&gt;&lt;em&gt;Release Date &amp;#8211; 20th January, 2013&lt;/em&gt;&lt;/p&gt;\n&lt;ul&gt;\n&lt;li&gt;Simplify the activation process for new users&lt;/li&gt;\n&lt;li&gt;Remove the reporter_ip parameter&lt;/li&gt;\n&lt;li&gt;Minor preventative security improvements&lt;/li&gt;\n&lt;/ul&gt;\n&lt;h4&gt;2.5.7&lt;/h4&gt;\n&lt;p&gt;&lt;em&gt;Release Date &amp;#8211; 13th December, 2012&lt;/em&gt;&lt;/p&gt;\n&lt;ul&gt;\n&lt;li&gt;FireFox Stats iframe preview bug&lt;/li&gt;\n&lt;li&gt;Fix mshots preview when using https&lt;/li&gt;\n&lt;li&gt;Add .htaccess to block direct access to files&lt;/li&gt;\n&lt;li&gt;Prevent some PHP <text:soft-page-break/>notices&lt;/li&gt;\n&lt;li&gt;Fix Check For Spam return location when referrer is empty&lt;/li&gt;\n&lt;li&gt;Fix Settings links for network admins&lt;/li&gt;\n&lt;li&gt;Fix prepare() warnings in WP 3.5&lt;/li&gt;\n&lt;/ul&gt;\n&lt;h4&gt;2.5.6&lt;/h4&gt;\n&lt;p&gt;&lt;em&gt;Release Date &amp;#8211; 26th April, 2012&lt;/em&gt;&lt;/p&gt;\n&lt;ul&gt;\n&lt;li&gt;Prevent retry scheduling problems on sites where wp_cron is misbehaving&lt;/li&gt;\n&lt;li&gt;Preload mshot previews&lt;/li&gt;\n&lt;li&gt;Modernize the widget code&lt;/li&gt;\n&lt;li&gt;Fix a bug where comments were not held for moderation during an error condition&lt;/li&gt;\n&lt;li&gt;Improve the UX and display when comments are temporarily held due to an error&lt;/li&gt;\n&lt;li&gt;Make the Check For Spam button force a retry when comments are held due to an error&lt;/li&gt;\n&lt;li&gt;Handle errors caused by an invalid key&lt;/li&gt;\n&lt;li&gt;Don&amp;#8217;t retry comments that are too old&lt;/li&gt;\n&lt;li&gt;Improve error messages when verifying an API key&lt;/li&gt;\n&lt;/ul&gt;\n&lt;h4&gt;2.5.5&lt;/h4&gt;\n&lt;p&gt;&lt;em&gt;Release Date &amp;#8211; 11th January, 2012&lt;/em&gt;&lt;/p&gt;\n&lt;ul&gt;\n&lt;li&gt;Add nonce check for comment author URL remove action&lt;/li&gt;\n&lt;li&gt;Fix the settings link&lt;/li&gt;\n&lt;/ul&gt;\n&lt;h4&gt;2.5.4&lt;/h4&gt;\n&lt;p&gt;&lt;em&gt;Release Date &amp;#8211; 5th January, 2012&lt;/em&gt;&lt;/p&gt;\n&lt;ul&gt;\n&lt;li&gt;Limit Akismet CSS and Javascript loading in wp-admin to just the pages that need it&lt;/li&gt;\n&lt;li&gt;Added author URL quick removal functionality&lt;/li&gt;\n&lt;li&gt;Added mShot preview on Author URL hover&lt;/li&gt;\n&lt;li&gt;Added empty index.php to prevent directory listing&lt;/li&gt;\n&lt;li&gt;Move wp-admin menu items under Jetpack, if it is installed&lt;/li&gt;\n&lt;li&gt;Purge old Akismet comment meta data, default of 15 days&lt;/li&gt;\n&lt;/ul&gt;\n&lt;h4&gt;2.5.3&lt;/h4&gt;\n&lt;p&gt;&lt;em&gt;Release Date &amp;#8211; 8th Febuary, 2011&lt;/em&gt;&lt;/p&gt;\n&lt;ul&gt;\n&lt;li&gt;Specify the license is GPL v2 or later&lt;/li&gt;\n&lt;li&gt;Fix a bug that could result in orphaned commentmeta entries&lt;/li&gt;\n&lt;li&gt;Include hotfix for WordPress 3.0.5 filter issue&lt;/li&gt;\n&lt;/ul&gt;\n&lt;h4&gt;2.5.2&lt;/h4&gt;\n&lt;p&gt;&lt;em&gt;Release Date &amp;#8211; 14th January, 2011&lt;/em&gt;&lt;/p&gt;\n&lt;ul&gt;\n&lt;li&gt;Properly format the comment count for author counts&lt;/li&gt;\n&lt;li&gt;Look for super admins on multisite installs when looking up user roles&lt;/li&gt;\n&lt;li&gt;Increase the HTTP request timeout&lt;/li&gt;\n&lt;li&gt;Removed padding for author approved count&lt;/li&gt;\n&lt;li&gt;Fix typo in function name&lt;/li&gt;\n&lt;li&gt;Set Akismet stats iframe height to fixed 2500px. <text:s/>Better to have one tall scroll bar than two side by side.&lt;/li&gt;\n&lt;/ul&gt;\n&lt;h4&gt;2.5.1&lt;/h4&gt;\n&lt;p&gt;&lt;em&gt;Release Date &amp;#8211; 17th December, 2010&lt;/em&gt;&lt;/p&gt;\n&lt;ul&gt;\n&lt;li&gt;Fix a bug that caused the &amp;#8220;Auto delete&amp;#8221; option to fail to discard comments correctly&lt;/li&gt;\n&lt;li&gt;Remove the comment nonce form field from the &amp;#8216;Akismet Configuration&amp;#8217; page in favor of using a filter, akismet_comment_nonce&lt;/li&gt;\n&lt;li&gt;Fixed padding bug in &amp;#8220;author&amp;#8221; column of posts screen&lt;/li&gt;\n&lt;li&gt;Added margin-top to &amp;#8220;cleared by &amp;#8230;&amp;#8221; badges on dashboard&lt;/li&gt;\n&lt;li&gt;Fix possible error when calling akismet_cron_recheck()&lt;/li&gt;\n&lt;li&gt;Fix more PHP warnings&lt;/li&gt;\n&lt;li&gt;Clean up XHTML warnings for comment nonce&lt;/li&gt;\n&lt;li&gt;Fix for possible condition where scheduled comment re-checks could get stuck&lt;/li&gt;\n&lt;li&gt;Clean up the comment meta details after deleting a comment&lt;/li&gt;\n&lt;li&gt;Only show the status badge if the comment status has been changed by someone/something other than Akismet&lt;/li&gt;\n&lt;li&gt;Show a &amp;#8216;History&amp;#8217; link in the row-actions&lt;/li&gt;\n&lt;li&gt;Translation fixes&lt;/li&gt;\n&lt;li&gt;Reduced font-size on author name&lt;/li&gt;\n&lt;li&gt;Moved &amp;#8220;flagged by&amp;#8230;&amp;#8221; notification to top right corner of comment container and removed heavy styling&lt;/li&gt;\n&lt;li&gt;Hid &amp;#8220;flagged by&amp;#8230;&amp;#8221; notification while on dashboard&lt;/li&gt;\n&lt;/ul&gt;\n&lt;h4&gt;2.5.0&lt;/h4&gt;\n&lt;p&gt;&lt;em&gt;Release Date &amp;#8211; 7th December, 2010&lt;/em&gt;&lt;/p&gt;\n&lt;ul&gt;\n&lt;li&gt;Track comment actions under &amp;#8216;Akismet Status&amp;#8217; on the edit comment screen&lt;/li&gt;\n&lt;li&gt;Fix a few remaining deprecated function calls ( props Mike Glendinning ) &lt;/li&gt;\n&lt;li&gt;Use HTTPS for the stats IFRAME when wp-admin is using HTTPS&lt;/li&gt;\n&lt;li&gt;Use the WordPress HTTP class if available&lt;/li&gt;\n&lt;li&gt;Move the admin UI code to a separate file, only loaded when needed&lt;/li&gt;\n&lt;li&gt;Add cron retry feature, to replace the old connectivity check&lt;/li&gt;\n&lt;li&gt;Display Akismet status badge beside each comment&lt;/li&gt;\n&lt;li&gt;Record history for each comment, and display it on the edit page&lt;/li&gt;\n&lt;li&gt;Record the complete comment as originally submitted in comment_meta, to use when reporting spam and ham&lt;/li&gt;\n&lt;li&gt;Highlight links in comment content&lt;/li&gt;\n&lt;li&gt;New option, &amp;#8220;Show the number of comments you&amp;#8217;ve approved beside each comment author.&amp;#8221;&lt;/li&gt;\n&lt;li&gt;New option, &amp;#8220;Use <text:soft-page-break/>a nonce on the comment form.&amp;#8221;&lt;/li&gt;\n&lt;/ul&gt;\n&lt;h4&gt;2.4.0&lt;/h4&gt;\n&lt;p&gt;&lt;em&gt;Release Date &amp;#8211; 23rd August, 2010&lt;/em&gt;&lt;/p&gt;\n&lt;ul&gt;\n&lt;li&gt;Spell out that the license is GPLv2&lt;/li&gt;\n&lt;li&gt;Fix PHP warnings&lt;/li&gt;\n&lt;li&gt;Fix WordPress deprecated function calls&lt;/li&gt;\n&lt;li&gt;Fire the delete_comment action when deleting comments&lt;/li&gt;\n&lt;li&gt;Move code specific for older WP versions to legacy.php&lt;/li&gt;\n&lt;li&gt;General code clean up&lt;/li&gt;\n&lt;/ul&gt;\n&lt;h4&gt;2.3.0&lt;/h4&gt;\n&lt;p&gt;&lt;em&gt;Release Date &amp;#8211; 5th June, 2010&lt;/em&gt;&lt;/p&gt;\n&lt;ul&gt;\n&lt;li&gt;Fix &amp;#8220;Are you sure&amp;#8221; nonce message on config screen in WPMU&lt;/li&gt;\n&lt;li&gt;Fix XHTML compliance issue in sidebar widget&lt;/li&gt;\n&lt;li&gt;Change author link; remove some old references to WordPress.com accounts&lt;/li&gt;\n&lt;li&gt;Localize the widget title (core ticket #13879)&lt;/li&gt;\n&lt;/ul&gt;\n&lt;h4&gt;2.2.9&lt;/h4&gt;\n&lt;p&gt;&lt;em&gt;Release Date &amp;#8211; 2nd June, 2010&lt;/em&gt;&lt;/p&gt;\n&lt;ul&gt;\n&lt;li&gt;Eliminate a potential conflict with some plugins that may cause spurious reports&lt;/li&gt;\n&lt;/ul&gt;\n&lt;h4&gt;2.2.8&lt;/h4&gt;\n&lt;p&gt;&lt;em&gt;Release Date &amp;#8211; 27th May, 2010&lt;/em&gt;&lt;/p&gt;\n&lt;ul&gt;\n&lt;li&gt;Fix bug in initial comment check for ipv6 addresses&lt;/li&gt;\n&lt;li&gt;Report comments as ham when they are moved from spam to moderation&lt;/li&gt;\n&lt;li&gt;Report comments as ham when clicking undo after spam&lt;/li&gt;\n&lt;li&gt;Use transition_comment_status action when available instead of older actions for spam/ham submissions&lt;/li&gt;\n&lt;li&gt;Better diagnostic messages when PHP network functions are unavailable&lt;/li&gt;\n&lt;li&gt;Better handling of comments by logged-in users&lt;/li&gt;\n&lt;/ul&gt;\n&lt;h4&gt;2.2.7&lt;/h4&gt;\n&lt;p&gt;&lt;em&gt;Release Date &amp;#8211; 17th December, 2009&lt;/em&gt;&lt;/p&gt;\n&lt;ul&gt;\n&lt;li&gt;Add a new AKISMET_VERSION constant&lt;/li&gt;\n&lt;li&gt;Reduce the possibility of over-counting spam when another spam filter plugin is in use&lt;/li&gt;\n&lt;li&gt;Disable the connectivity check when the API key is hard-coded for WPMU&lt;/li&gt;\n&lt;/ul&gt;\n&lt;h4&gt;2.2.6&lt;/h4&gt;\n&lt;p&gt;&lt;em&gt;Release Date &amp;#8211; 20th July, 2009&lt;/em&gt;&lt;/p&gt;\n&lt;ul&gt;\n&lt;li&gt;Fix a global warning introduced in 2.2.5&lt;/li&gt;\n&lt;li&gt;Add changelog and additional readme.txt tags&lt;/li&gt;\n&lt;li&gt;Fix an array conversion warning in some versions of PHP&lt;/li&gt;\n&lt;li&gt;Support a new WPCOM_API_KEY constant for easier use with WordPress MU&lt;/li&gt;\n&lt;/ul&gt;\n&lt;h4&gt;2.2.5&lt;/h4&gt;\n&lt;p&gt;&lt;em&gt;Release Date &amp;#8211; 13th July, 2009&lt;/em&gt;&lt;/p&gt;\n&lt;ul&gt;\n&lt;li&gt;Include a new Server Connectivity diagnostic check, to detect problems caused by firewalls&lt;/li&gt;\n&lt;/ul&gt;\n&lt;h4&gt;2.2.4&lt;/h4&gt;\n&lt;p&gt;&lt;em&gt;Release Date &amp;#8211; 3rd June, 2009&lt;/em&gt;&lt;/p&gt;\n&lt;ul&gt;\n&lt;li&gt;Fixed a key problem affecting the stats feature in WordPress MU&lt;/li&gt;\n&lt;li&gt;Provide additional blog information in Akismet API calls&lt;/li&gt;\n&lt;/ul&gt;\n&lt;p&gt;&lt;!--section=faq--&gt;&lt;/p&gt;\n&lt;dl&gt;\n&lt;dt&gt;Installation Instructions&lt;/dt&gt;\n&lt;dd&gt;\n&lt;p&gt;Upload the Akismet plugin to your blog, Activate it, then enter your &lt;a href="https://akismet.com/get/" rel="nofollow"&gt;Akismet.com</text:p>
      <text:p text:style-name="P1"><text:s/>API key&lt;/a&gt;.&lt;/p&gt;\n&lt;p&gt;1, 2, 3: You&amp;#8217;re done!&lt;/p&gt;\n&lt;/dd&gt;\n&lt;/dl&gt;\n";s:7:"attribs";a:0:{}s:8:"xml_base";s:0:"";s:17:"xml_base_explicit";b:0;s:8:"xml_lang";s:0:"";}}}s:36:"http://wellformedweb.org/CommentAPI/";a:1:{s:10:"commentRss";a:1:{i:0;a:5:{s:4:"data";s:43:"https://wordpress.org/plugins/akismet/feed/";s:7:"attribs";a:0:{}s:8:"xml_base";s:0:"";s:17:"xml_base_explicit";b:0;s:8:"xml_lang";s:0:"";}}}s:38:"http://purl.org/rss/1.0/modules/slash/";a:1:{s:8:"comments";a:1:{i:0;a:5:{s:4:"data";s:1:"2";s:7:"attribs";a:0:{}s:8:"xml_base";s:0:"";s:17:"xml_base_explicit";b:0;s:8:"xml_lang";s:0:"";}}}}}i:2;a:6:{s:4:"data";s:30:"\n<text:tab/><text:tab/>\n<text:tab/><text:tab/>\n<text:tab/><text:tab/>\n<text:tab/><text:tab/>\n<text:tab/><text:tab/>\n<text:tab/><text:tab/>\n<text:tab/><text:tab/>\n<text:tab/><text:tab/><text:tab/><text:tab/>\n<text:tab/><text:tab/><text:tab/>";s:7:"attribs";a:0:{}s:8:"xml_base";s:0:"";s:17:"xml_base_explicit";b:0;s:8:"xml_lang";s:0:"";s:5:"child";a:3:{s:0:"";a:5:{s:5:"title";a:1:{i:0;a:5:{s:4:"data";s:9:"Yoast SEO";s:7:"attribs";a:0:{}s:8:"xml_base";s:0:"";s:17:"xml_base_explicit";b:0;s:8:"xml_lang";s:0:"";}}s:4:"link";a:1:{i:0;a:5:{s:4:"data";s:44:"https://wordpress.org/plugins/wordpress-seo/";s:7:"attribs";a:0:{}s:8:"xml_base";s:0:"";s:17:"xml_base_explicit";b:0;s:8:"xml_lang";s:0:"";}}s:7:"pubDate";a:1:{i:0;a:5:{s:4:"data";s:31:"Mon, 11 Oct 2010 20:55:35 +0000";s:7:"attribs";a:0:{}s:8:"xml_base";s:0:"";s:17:"xml_base_explicit";b:0;s:8:"xml_lang";s:0:"";}}s:4:"guid";a:1:{i:0;a:5:{s:4:"data";s:47:"https://wordpress.org/plugins-wp/wordpress-seo/";s:7:"attribs";a:1:{s:0:"";a:1:{s:11:"isPermaLink";s:5:"false";}}s:8:"xml_base";s:0:"";s:17:"xml_base_explicit";b:0;s:8:"xml_lan<text:soft-page-break/>g";s:0:"";}}s:11:"description";a:1:{i:0;a:5:{s:4:"data";s:90:"WordPress out of the box is already technically quite a good platform for SEO. This&amp;#8230;";s:7:"attribs";a:0:{}s:8:"xml_base";s:0:"";s:17:"xml_base_explicit";b:0;s:8:"xml_lang";s:0:"";}}}s:32:"http://purl.org/dc/elements/1.1/";a:1:{s:7:"creator";a:1:{i:0;a:5:{s:4:"data";s:13:"Joost de Valk";s:7:"attribs";a:0:{}s:8:"xml_base";s:0:"";s:17:"xml_base_explicit";b:0;s:8:"xml_lang";s:0:"";}}}s:40:"http://purl.org/rss/1.0/modules/content/";a:1:{s:7:"encoded";a:1:{i:0;a:5:{s:4:"data";s:12748:"&lt;p&gt;&lt;!--section=description--&gt;&lt;/p&gt;\n&lt;p&gt;WordPress out of the box is already technically quite a good platform for SEO. This was true when Joost wrote his original &lt;a href="https://yoast.com/articles/wordpress-seo/" rel="nofollow"&gt;WordPress SEO&lt;/a&gt; article in 2008 (updated every few months) and it&amp;#8217;s still true today, but that doesn&amp;#8217;t mean you can&amp;#8217;t improve it further! This plugin is written from the ground up by Joost de Valk and his team at &lt;a href="https://yoast.com/" rel="nofollow"&gt;Yoast&lt;/a&gt; to improve your site&amp;#8217;s SEO on &lt;em&gt;all&lt;/em&gt; needed aspects. While this &lt;a href="https://yoast.com/wordpress/plugins/seo/" rel="nofollow"&gt;Yoast SEO plugin&lt;/a&gt; goes the extra mile to take care of all the technical optimization, more on that below, it first and foremost helps you write better content. <text:s/>Yoast SEO forces you to choose a focus keyword when you&amp;#8217;re writing your articles, and then makes sure you use that focus keyword everywhere.&lt;/p&gt;\n&lt;blockquote&gt;\n&lt;p&gt;&lt;strong&gt;Premium Support&lt;/strong&gt;&lt;br /&gt;\n <text:s/>The Yoast team does not always provide active support for the Yoast SEO plugin on the WordPress.org forums. One-on-one email support is available to people who bought the &lt;a href="https://yoast.com/wordpress/plugins/seo-premium/" rel="nofollow"&gt;Premium Yoast SEO plugin&lt;/a&gt; only.&lt;br /&gt;\n <text:s/>Note that the Premium SEO plugin has several extra features too, including the option to have multiple focus keywords and a redirect manager, so it might be well worth your investment!&lt;/p&gt;\n&lt;p&gt;You should also check out the &lt;a href="https://yoast.com/wordpress/plugins/local-seo/" rel="nofollow"&gt;Yoast Local SEO&lt;/a&gt;, &lt;a href="https://yoast.com/wordpress/plugins/news-seo/" rel="nofollow"&gt;Yoast News SEO&lt;/a&gt; and &lt;a href="https://yoast.com/wordpress/plugins/video-seo/" rel="nofollow"&gt;Yoast Video SEO&lt;/a&gt; extensions to Yoast SEO. These of course come with support too.&lt;/p&gt;\n&lt;p&gt;&lt;strong&gt;Bug Reports&lt;/strong&gt;&lt;br /&gt;\n <text:s/>Bug reports for Yoast SEO are &lt;a href="https://github.com/Yoast/wordpress-seo" rel="nofollow"&gt;welcomed on GitHub&lt;/a&gt;. Please note GitHub is &lt;em&gt;not&lt;/em&gt; a support forum, and issues that aren&amp;#8217;t properly qualified as bugs will be closed.&lt;/p&gt;\n&lt;/blockquote&gt;\n&lt;h4&gt;Write better content with Yoast SEO&lt;/h4&gt;\n&lt;p&gt;Using the snippet preview, you can see a rendering of what your post or page will look like in the search results, whether your title is too long or too short, and whether your meta description makes sense in the context of a search result. This way the plugin will help you not only increase rankings but also increase the click through rate for organic search results.&lt;/p&gt;\n&lt;h4&gt;Page Analysis&lt;/h4&gt;\n&lt;p&gt;The Yoast SEO plugins &lt;a href="https://yoast.com/content-seo-wordpress-linkdex/" rel="nofollow"&gt;Page Analysis&lt;/a&gt; functionality checks simple things you&amp;#8217;re bound to forget. It checks, for instance, if you have images in your post and whether they have an alt tag containing the focus keyword for that post. It also checks whether your posts are long enough, whether you&amp;#8217;ve written a meta description and if that meta description contains your focus keyword, if you&amp;#8217;ve used any subheadings within your post, etc. etc.&lt;/p&gt;\n&lt;p&gt;The plugin alsgruo allows you to write meta titles and descriptions for all your category, tag and custom taxonomy archives, giving you the option to further optimize those pages.&lt;/p&gt;\n&lt;p&gt;Combined, this plugin makes sure that your content is the type of content search engines will love!&lt;/p&gt;\n&lt;h4&gt;Technical WordPress Search Engine Optimization&lt;/h4&gt;\n&lt;p&gt;While out of the box WordPress is pretty good for SEO, it needs some tweaks here and there. This Yoast SEO plugin guides you through some of the settings needed, for instance by reminding you to enable pretty permalinks. But it also goes beyond that, by automatically optimizing and inserting the meta tags and link elements that Google and other search engines like so much:&lt;/p&gt;\n&lt;h4&gt;Meta &amp;amp; Link Elements&lt;/h4&gt;\n&lt;p&gt;With the Yoast SEO plugin you can control which pages Google shows in its search results and which pages it doesn&amp;#8217;t show. By default, it will tell search engines to index all of your pages, including category and tag archives, but to only show the first <text:soft-page-break/>pages in the search results. It&amp;#8217;s not very useful for a user to end up on the third page of your &amp;#8220;personal&amp;#8221; category, right?&lt;/p&gt;\n&lt;p&gt;WordPress itself only shows canonical link elements on single pages, but Yoast SEO makes it output canonical link elements everywhere. Google has recently announced they would also use &lt;code&gt;rel="next"&lt;/code&gt; and &lt;code&gt;rel="prev"&lt;/code&gt; link elements in the &lt;code&gt;head&lt;/code&gt; section of your paginated archives. This plugin adds those automatically. See &lt;a href="https://yoast.com/rel-next-prev-paginated-archives/" rel="nofollow"&gt;this post&lt;/a&gt; for more info.&lt;/p&gt;\n&lt;h4&gt;XML Sitemaps&lt;/h4&gt;\n&lt;p&gt;The Yoast SEO plugin has the most advanced XML Sitemaps functionality in any WordPress plugin. Once you check the box, it automatically creates XML sitemaps and notifies Google &amp;amp; Bing of the sitemaps&amp;#8217; existence. These XML sitemaps include the images in your posts &amp;amp; pages too, so that your images may be found better in the search engines too.&lt;/p&gt;\n&lt;p&gt;These XML Sitemaps will even work on large sites, because of how they&amp;#8217;re created, using one index sitemap that links to sub-sitemaps for each 1,000 posts. They will also work with custom post types and custom taxonomies automatically, while giving you the option to remove those from the XML sitemap should you wish to.&lt;/p&gt;\n&lt;p&gt;Because of using &lt;a href="https://yoast.com/xsl-stylesheet-xml-sitemap/" rel="nofollow"&gt;XSL stylesheets for these XML Sitemaps&lt;/a&gt;, the XML sitemaps are easily readable for the human eye too, so you can spot things that shouldn&amp;#8217;t be in there.&lt;/p&gt;\n&lt;h4&gt;RSS Optimization&lt;/h4&gt;\n&lt;p&gt;Are you being outranked by scrapers? Instead of cursing at them, use them to your advantage! By automatically adding a link to your RSS feed pointing back to the original article, you&amp;#8217;re telling the search engine where they should be looking for the original. This way, the Yoast SEO plugin increases your own chance of ranking for your chosen keywords and gets rid of scrapers in one go!&lt;/p&gt;\n&lt;h4&gt;Breadcrumbs&lt;/h4&gt;\n&lt;p&gt;If your theme is compatible, and themes based on for instance Genesis or by WooThemes often are, you can use the built-in Breadcrumbs functionality. This allows you to create an easy navigation that is great for both users and search engines, and will support the search engines in understanding the structure of your site.&lt;/p&gt;\n&lt;p&gt;Making your theme compatible isn&amp;#8217;t hard either, check &lt;a href="https://kb.yoast.com/kb/implement-wordpress-seo-breadcrumbs/" rel="nofollow"&gt;these instructions&lt;/a&gt;.&lt;/p&gt;\n&lt;h4&gt;Edit your .htaccess and robots.txt file&lt;/h4&gt;\n&lt;p&gt;Using the built-in file editor, you can edit your WordPress blog&amp;#8217;s &lt;code&gt;.htaccess&lt;/code&gt; and &lt;code&gt;robots.txt&lt;/code&gt; file, giving you direct access to the two most powerful files, from an SEO perspective, in your WordPress install.&lt;/p&gt;\n&lt;h4&gt;Social Integration&lt;/h4&gt;\n&lt;p&gt;SEO and Social Media are heavily intertwined. That&amp;#8217;s why this plugin also comes with a Facebook OpenGraph implementation and will soon also support Google+ sharing tags.&lt;/p&gt;\n&lt;h4&gt;Multi-Site Compatible&lt;/h4&gt;\n&lt;p&gt;The Yoast SEO plugin, unlike some others, is fully Multi-Site compatible. The XML Sitemaps work fine in all setups and you even have the option, in the Network settings, to copy the settings from one blog to another, or make blogs default to the settings for a specific blog.&lt;/p&gt;\n&lt;h4&gt;Import &amp;amp; Export functionality&lt;/h4&gt;\n&lt;p&gt;If you have multiple blogs, setting up plugins like this one on all of them might seem like a daunting task. Except that it&amp;#8217;s not, because what you can do is simple: you set up</text:p>
      <text:p text:style-name="P1"><text:s/>the plugin once. You then export your settings and simply import them on all your other sites. It&amp;#8217;s that simple!&lt;/p&gt;\n&lt;h4&gt;Import functionality for other WordPress SEO plugins&lt;/h4&gt;\n&lt;p&gt;If you&amp;#8217;ve used All In One SEO Pack or HeadSpace2 before using this plugin, you might want to import all your old titles and descriptions. You can do that easily using the built-in import functionality. There&amp;#8217;s also import functionality for some of the older Yoast plugins, like Robots Meta and RSS footer.&lt;/p&gt;\n&lt;p&gt;Should you have a need to import from another SEO plugin to Yoast SEO, or from a theme like Genesis or Thesis, you can use the &lt;a href="https://wordpress.org/extend/plugins/seo-data-transporter/" rel="nofollow"&gt;SEO Data Transporter&lt;/a&gt; plugin, which will easily convert your SEO meta data from and to a whole set of plugins like Platinum SEO, SEO Ultimate, Greg&amp;#8217;s High Performance SEO, and themes like Headway, Hybrid, WooFramework, Catalyst etc.&lt;/p&gt;\n&lt;p&gt;Read &lt;a href="https://yoast.com/all-in-one-seo-pack-migration/" rel="nofollow"&gt;this migration guide&lt;/a&gt; if you still have questions about <text:soft-page-break/>migrating from another SEO plugin to Yoast SEO.&lt;/p&gt;\n&lt;h4&gt;Yoast SEO Plugin in your Language!&lt;/h4&gt;\n&lt;p&gt;Currently a huge translation project is underway, translating Yoast SEO in as much as 24 languages. So far, the translations for French and Dutch are complete, but we still need help on a lot of other languages, so if you&amp;#8217;re good at translating, please join us at &lt;a href="http://translate.yoast.com" rel="nofollow"&gt;translate.yoast.com&lt;/a&gt;.&lt;/p&gt;\n&lt;h4&gt;News SEO&lt;/h4&gt;\n&lt;p&gt;Be sure to also check out the premium &lt;a href="https://yoast.com/wordpress/plugins/news-seo/" rel="nofollow"&gt;News SEO module&lt;/a&gt; if you need Google News Sitemaps. It tightly integrates with Yoast SEO to give you the combined power of News Sitemaps and full Search Engine Optimization.&lt;/p&gt;\n&lt;h4&gt;Further Reading&lt;/h4&gt;\n&lt;p&gt;For more info, check out the following articles:&lt;/p&gt;\n&lt;ul&gt;\n&lt;li&gt;The &lt;a href="https://kb.yoast.com/kb/category/yoast-seo/" rel="nofollow"&gt;Yoast SEO Knowledgebase&lt;/a&gt;.&lt;/li&gt;\n&lt;li&gt;&lt;a href="https://yoast.com/articles/wordpress-seo/" rel="nofollow"&gt;WordPress SEO &amp;#8211; The definitive Guide by Yoast&lt;/a&gt;.&lt;/li&gt;\n&lt;li&gt;Once you have great SEO, you&amp;#8217;ll need the &lt;a href="https://yoast.com/articles/wordpress-hosting/" rel="nofollow"&gt;best WordPress Hosting&lt;/a&gt;.&lt;/li&gt;\n&lt;li&gt;The &lt;a href="https://yoast.com/wordpress/plugins/seo/" rel="nofollow"&gt;Yoast SEO Plugin&lt;/a&gt; official homepage.&lt;/li&gt;\n&lt;li&gt;Other &lt;a href="https://yoast.com/wordpress/plugins/" rel="nofollow"&gt;WordPress Plugins&lt;/a&gt; by the same team.&lt;/li&gt;\n&lt;li&gt;Follow Yoast on &lt;a href="https://facebook.com/yoast" rel="nofollow"&gt;Facebook&lt;/a&gt; &amp;amp; &lt;a href="http://twitter.com/yoast" rel="nofollow"&gt;Twitter&lt;/a&gt;.&lt;/li&gt;\n&lt;/ul&gt;\n&lt;h3&gt;From within WordPress&lt;/h3&gt;\n&lt;ol&gt;\n&lt;li&gt;Visit &amp;#8216;Plugins &amp;gt; Add New&amp;#8217;&lt;/li&gt;\n&lt;li&gt;Search for &amp;#8216;Yoast SEO&amp;#8217;&lt;/li&gt;\n&lt;li&gt;Activate Yoast SEO from your Plugins page.&lt;/li&gt;\n&lt;li&gt;Go to &amp;#8220;after activation&amp;#8221; below.&lt;/li&gt;\n&lt;/ol&gt;\n&lt;h3&gt;Manually&lt;/h3&gt;\n&lt;ol&gt;\n&lt;li&gt;Upload the &lt;code&gt;wordpress-seo&lt;/code&gt; folder to the &lt;code&gt;/wp-content/plugins/&lt;/code&gt; directory&lt;/li&gt;\n&lt;li&gt;Activate the Yoast SEO plugin through the &amp;#8216;Plugins&amp;#8217; menu in WordPress&lt;/li&gt;\n&lt;li&gt;Go to &amp;#8220;after activation&amp;#8221; below.&lt;/li&gt;\n&lt;/ol&gt;\n&lt;h3&gt;After activation&lt;/h3&gt;\n&lt;ol&gt;\n&lt;li&gt;You should see (a notice to start) the Yoast SEO configuration wizard.&lt;/li&gt;\n&lt;li&gt;Go through the configuration wizard and set up the plugin for your site.&lt;/li&gt;\n&lt;li&gt;You&amp;#8217;re done!&lt;/li&gt;\n&lt;/ol&gt;\n&lt;p&gt;&lt;!--section=faq--&gt;&lt;/p&gt;\n&lt;p&gt;You&amp;#8217;ll find answers to many of your questions on &lt;a href="https://kb.yoast.com/kb/category/yoast-seo/" rel="nofollow"&gt;kb.yoast.com&lt;/a&gt;.&lt;/p&gt;\n&lt;p&gt;&lt;!--section=changelog--&gt;&lt;/p&gt;\n&lt;h4&gt;4.7.0&lt;/h4&gt;\n&lt;p&gt;Release Date: May 2nd, 2017&lt;/p&gt;\n&lt;ul&gt;\n&lt;li&gt;\n&lt;p&gt;Enhancements&lt;/p&gt;\n&lt;ul&gt;\n&lt;li&gt;Adds transition words for Italian.&lt;/li&gt;\n&lt;li&gt;Adds a new check in the analysis for the presence of at least one internal link.&lt;/li&gt;\n&lt;/ul&gt;\n&lt;/li&gt;\n&lt;li&gt;\n&lt;p&gt;Bugfixes&lt;/p&gt;\n&lt;ul&gt;\n&lt;li&gt;Fixes a bug where the &lt;code&gt;_yst_is_cornerstone&lt;/code&gt; meta value was not prefixed, causing some themes/plugins to output this meta value.&lt;/li&gt;\n&lt;li&gt;Fixes a bug where style and script elements were parsed for the prominent words.&lt;/li&gt;\n&lt;li&gt;Fixes a bug where the cursor pointer was in front of the metabox.&lt;/li&gt;\n&lt;/ul&gt;\n&lt;/li&gt;\n&lt;/ul&gt;\n&lt;h4&gt;4.6.0&lt;/h4&gt;\n&lt;p&gt;Release Date: April 11th, 2017&lt;/p&gt;\n&lt;ul&gt;\n&lt;li&gt;\n&lt;p&gt;Enhancements&lt;/p&gt;\n&lt;ul&gt;\n&lt;li&gt;Improves a language string, props &lt;a href="https://github.com/Soean" rel="nofollow"&gt;Sören Wrede&lt;/a&gt;.&lt;/li&gt;\n&lt;li&gt;Improves the configuration wizard with clear information about the configuration.&lt;/li&gt;\n&lt;li&gt;Adds the ability to mark posts as cornerstone content.&lt;/li&gt;\n&lt;/ul&gt;\n&lt;/li&gt;\n&lt;li&gt;\n&lt;p&gt;Bugfixes&lt;/p&gt;\n&lt;ul&gt;\n&lt;li&gt;Fixes an issue in combination with WooCommerce 3.0 where the plugins would load incompatible select2 versions.&lt;/li&gt;\n&lt;/ul&gt;\n&lt;/li&gt;\n&lt;/ul&gt;\n&lt;h4&gt;Earlier versions&lt;/h4&gt;\n&lt;p&gt;For the changelog of earlier versions, please refer to the separate changelog.txt file.&lt;/p&gt;\n";s:7:"attribs";a:0:{}s:8:"xml_base";s:0:"";s:17:"xml_base_explicit";b:0;s:8:"xml_lang";s:0:"";}}}}}i:3;a:6:{s:4:"data";s:39:"\n<text:tab/><text:tab/>\n<text:tab/><text:tab/>\n<text:tab/><text:tab/>\n<text:tab/><text:tab/>\n<text:tab/><text:tab/>\n<text:tab/><text:tab/>\n<text:tab/><text:tab/>\n<text:tab/><text:tab/>\n<text:tab/><text:tab/><text:tab/><text:tab/>\n<text:tab/><text:tab/><text:tab/>\n<text:tab/><text:tab/>\n<text:tab/><text:tab/>";s:7:"attribs";a:0:{}s:8:"xml_base";s:0:"";s:17:"xml_base_explicit";b:0;s:8:"xml_lang";s:0:"";s:5:"child";a:5:{s:0:"";a:6:{s:5:"title";a:1:{i:0;a:5:{s:4:"data";s:24:"Jetpack by WordPress.com";s:7:"attribs";a:0:<text:soft-page-break/>{}s:8:"xml_base";s:0:"";s:17:"xml_base_explicit";b:0;s:8:"xml_lang";s:0:"";}}s:4:"link";a:1:{i:0;a:5:{s:4:"data";s:38:"https://wordpress.org/plugins/jetpack/";s:7:"attribs";a:0:{}s:8:"xml_base";s:0:"";s:17:"xml_base_explicit";b:0;s:8:"xml_lang";s:0:"";}}s:8:"comments";a:1:{i:0;a:5:{s:4:"data";s:47:"https://wordpress.org/plugins/jetpack/#comments";s:7:"attribs";a:0:{}s:8:"xml_base";s:0:"";s:17:"xml_base_explicit";b:0;s:8:"xml_lang";s:0:"";}}s:7:"pubDate";a:1:{i:0;a:5:{s:4:"data";s:31:"Thu, 20 Jan 2011 02:21:38 +0000";s:7:"attribs";a:0:{}s:8:"xml_base";s:0:"";s:17:"xml_base_explicit";b:0;s:8:"xml_lang";s:0:"";}}s:4:"guid";a:1:{i:0;a:5:{s:4:"data";s:41:"https://wordpress.org/plugins-wp/jetpack/";s:7:"attribs";a:1:{s:0:"";a:1:{s:11:"isPermaLink";s:5:"false";}}s:8:"xml_base";s:0:"";s:17:"xml_base_explicit";b:0;s:8:"xml_lang";s:0:"";}}s:11:"description";a:1:{i:0;a:5:{s:4:"data";s:112:"The one plugin you need for stats, related posts, search engine optimization, social sharing, protection,&amp;#8230;";s:7:"attribs";a:0:{}s:8:"xml_base";s:0:"";s:17:"xml_base_explicit";b:0;s:8:"xml_lang";s:0:"";}}}s:32:"http://purl.org/dc/elements/1.1/";a:1:{s:7:"creator";a:1:{i:0;a:5:{s:4:"data";s:10:"Automattic";s:7:"attribs";a:0:{}s:8:"xml_base";s:0:"";s:17:"xml_base_explicit";b:0;s:8:"xml_lang";s:0:"";}}}s:40:"http://purl.org/rss/1.0/modules/content/";a:1:{s:7:"encoded";a:1:{i:0;a:5:{s:4:"data";s:38101:"&lt;p&gt;&lt;!--section=description--&gt;&lt;/p&gt;\n&lt;p&gt;Keep any WordPress site secure, increase traffic, and engage your readers.&lt;/p&gt;\n&lt;h4&gt;Traffic and SEO Tools&lt;/h4&gt;\n&lt;p&gt;Traffic is the lifeblood of any website. Jetpack includes:&lt;/p&gt;\n&lt;ul&gt;\n&lt;li&gt;[free] Site stats and analytics&lt;/li&gt;\n&lt;li&gt;[free] Automatic sharing on Facebook, Twitter, LinkedIn, Tumblr, Reddit, and WhatsApp&lt;/li&gt;\n&lt;li&gt;[free] Related posts&lt;/li&gt;\n&lt;li&gt;[paid] Search engine optimization tools for Google, Bing, Twitter, Facebook, and WordPress.com&lt;/li&gt;\n&lt;li&gt;[paid] Advertising program that includes the best of AdSense, Facebook Ads, AOL, Amazon, Google AdX, and Yahoo&lt;/li&gt;\n&lt;/ul&gt;\n&lt;h4&gt;Security and Backup Services&lt;/h4&gt;\n&lt;p&gt;Stop worrying about data loss, downtime, and hacking. Jetpack provides:&lt;/p&gt;\n&lt;ul&gt;\n&lt;li&gt;[free] Brute force attack protection&lt;/li&gt;\n&lt;li&gt;[free] Downtime and uptime monitoring&lt;/li&gt;\n&lt;li&gt;[free] Secured logins and two-factor authentication&lt;/li&gt;\n&lt;li&gt;[paid] Malware scanning, code scanning, and threat resolution&lt;/li&gt;\n&lt;li&gt;[paid] Site backups, restores, and migrations&lt;/li&gt;\n&lt;/ul&gt;\n&lt;h4&gt;Content Creation&lt;/h4&gt;\n&lt;p&gt;Add rich, beautifully-presented media &amp;#8212; no graphic design expertise necessary:&lt;/p&gt;\n&lt;ul&gt;\n&lt;li&gt;[free] A high-speed CDN for your images&lt;/li&gt;\n&lt;li&gt;[free] Carousels, slideshows, and tiled galleries&lt;/li&gt;\n&lt;li&gt;[free] Simple embeds from YouTube, Google Documents, Spotify and more&lt;/li&gt;\n&lt;li&gt;[free] Sidebar customization including Facebook, Twitter, and RSS feeds&lt;/li&gt;\n&lt;li&gt;[free] Extra sidebar widgets including blog stats, calendar, and author widgets&lt;/li&gt;\n&lt;li&gt;[paid] High-speed, ad-free, and high-definition video hosting&lt;/li&gt;\n&lt;/ul&gt;\n&lt;h4&gt;Discussion and Community&lt;/h4&gt;\n&lt;p&gt;Create a connection with your readers and keep them coming back to your site with:&lt;/p&gt;\n&lt;ul&gt;\n&lt;li&gt;[free] Email subscriptions&lt;/li&gt;\n&lt;li&gt;[free] Comment login with Facebook, Twitter, and Google&lt;/li&gt;\n&lt;li&gt;[free] Fully-customizable contact forms&lt;/li&gt;\n&lt;li&gt;[free] Infinite scroll for your posts&lt;/li&gt;\n&lt;/ul&gt;\n&lt;h4&gt;Expert Support&lt;/h4&gt;\n&lt;p&gt;We have an entire team of Happiness Engineers ready to help you. Ask your questions in the support forum, or &lt;a href="https://jetpack.com/contact-support" rel="nofollow"&gt;contact us directly&lt;/a&gt;.&lt;/p&gt;\n&lt;h4&gt;Paid Services&lt;/h4&gt;\n&lt;p&gt;Most of Jetpack&amp;#8217;s features and services are free. Jetpack also provides advanced security and backup services, video hosting, site monetization, priority support, and more SEO tools in three &lt;a href="https://jetpack.com/pricing?from=wporg" rel="nofollow"&gt;simple and affordable plans&lt;/a&gt;.&lt;/p&gt;\n&lt;h4&gt;Get Started&lt;/h4&gt;\n&lt;p&gt;Installation is free, quick, and easy. Set up &lt;a href="https://jetpack.com/install?from=wporg" rel="nofollow"&gt;the free plan&lt;/a&gt; in minutes.&lt;/p&gt;\n&lt;p&gt;&lt;!--section=installation--&gt;&lt;/p&gt;\n&lt;h4&gt;Automated Installation&lt;/h4&gt;\n&lt;p&gt;Installation is free, quick, and easy. &lt;a href="https://jetpack.com/install?from=wporg" rel="nofollow"&gt;Install Jetpack from our site&lt;/a&gt; in minutes.&lt;/p&gt;\n&lt;h4&gt;Manual Alternatives&lt;/h4&gt;\n&lt;p&gt;Alternatively, install Jetpack via the plugin directory, or upload the files manually to your server and follow the on-screen instructions. If you need</text:p>
      <text:p text:style-name="P1"><text:s/>additional help &lt;a href="http://jetpack.com/support/installing-jetpack/" rel="nofollow"&gt;read our detailed instructions&lt;/a&gt;.&lt;/p&gt;\n&lt;p&gt;&lt;!--section=faq--&gt;&lt;/p&gt;\n&lt;dl&gt;\n&lt;dt&gt;Installation Instructions&lt;/dt&gt;\n&lt;dd&gt;\n&lt;h4&gt;Automated Installation&lt;/h4&gt;\n&lt;p&gt;Installation is free, quick, and <text:soft-page-break/>easy. &lt;a href="https://jetpack.com/install?from=wporg" rel="nofollow"&gt;Install Jetpack from our site&lt;/a&gt; in minutes.&lt;/p&gt;\n&lt;h4&gt;Manual Alternatives&lt;/h4&gt;\n&lt;p&gt;Alternatively, install Jetpack via the plugin directory, or upload the files manually to your server and follow the on-screen instructions. If you need additional help &lt;a href="http://jetpack.com/support/installing-jetpack/" rel="nofollow"&gt;read our detailed instructions&lt;/a&gt;.&lt;/p&gt;\n&lt;/dd&gt;\n&lt;dt&gt;Is Jetpack Free?&lt;/dt&gt;\n&lt;dd&gt;\n&lt;p&gt;Yes! Jetpack&amp;#8217;s core features are and always will be free.&lt;/p&gt;\n&lt;p&gt;These include: &lt;a href="https://jetpack.com/features/traffic/site-stats" rel="nofollow"&gt;site stats&lt;/a&gt;, a &lt;a href="https://jetpack.com/features/writing/content-delivery-network/" rel="nofollow"&gt;high-speed CDN&lt;/a&gt; for images, &lt;a href="https://jetpack.com/features/traffic/related-posts" rel="nofollow"&gt;related posts&lt;/a&gt;, &lt;a href="https://jetpack.com/features/security/downtime-monitoring" rel="nofollow"&gt;downtime monitoring&lt;/a&gt;, brute force &lt;a href="https://jetpack.com/features/security/brute-force-attack-protection" rel="nofollow"&gt;attack protection&lt;/a&gt;, &lt;a href="https://jetpack.com/features/traffic/automatic-publishing/" rel="nofollow"&gt;automated sharing&lt;/a&gt; to social networks, &lt;a href="https://jetpack.com/features/writing/sidebar-customization/" rel="nofollow"&gt;sidebar customization&lt;/a&gt;, and many more.&lt;/p&gt;\n&lt;/dd&gt;\n&lt;dt&gt;Should I purchase a paid plan?&lt;/dt&gt;\n&lt;dd&gt;\n&lt;p&gt;Jetpack&amp;#8217;s paid services include automated backups, security scanning, spam filtering, video hosting, site monetization, SEO tools, and priority support.&lt;/p&gt;\n&lt;p&gt;If you&amp;#8217;re interested in learning more about the extra layers of protection and advanced tools available, learn more about our &lt;a href="https://jetpack.com/pricing?from=wporg" rel="nofollow"&gt;paid plans&lt;/a&gt;.&lt;/p&gt;\n&lt;/dd&gt;\n&lt;dt&gt;Why do I need a WordPress.com account?&lt;/dt&gt;\n&lt;dd&gt;\n&lt;p&gt;Since Jetpack and its services are provided and hosted by WordPress.com, a WordPress.com account is required for Jetpack to function.&lt;/p&gt;\n&lt;/dd&gt;\n&lt;dt&gt;I already have a WordPress account, but Jetpack isn&amp;#8217;t working. What&amp;#8217;s going on?&lt;/dt&gt;\n&lt;dd&gt;\n&lt;p&gt;A WordPress.com account is different from the account you use to log into your self-hosted WordPress. If you can log into &lt;a href="https://wordpress.com" rel="nofollow"&gt;WordPress.com&lt;/a&gt;, then you already have a WordPress.com account. If you can&amp;#8217;t, you can easily create one &lt;a href="https://jetpack.com/install?from=wporg" rel="nofollow"&gt;during installation&lt;/a&gt;.&lt;/p&gt;\n&lt;/dd&gt;\n&lt;dt&gt;How do I view my stats?&lt;/dt&gt;\n&lt;dd&gt;\n&lt;p&gt;Once you&amp;#8217;ve installed Jetpack your stats will be available on &lt;a href="https://wordpress.com/stats" rel="nofollow"&gt;WordPress.com/Stats&lt;/a&gt;, on the official &lt;a href="https://apps.wordpress.com/mobile/" rel="nofollow"&gt;WordPress mobile apps&lt;/a&gt;, and on your Jetpack dashboard.&lt;/p&gt;\n&lt;/dd&gt;\n&lt;dt&gt;How do I contribute to Jetpack?&lt;/dt&gt;\n&lt;dd&gt;\n&lt;p&gt;There are opportunities for developers at all levels to contribute. &lt;a href="https://jetpack.com/contribute" rel="nofollow"&gt;Learn more about contributing to Jetpack&lt;/a&gt; or consider &lt;a href="https://jetpack.com/beta" rel="nofollow"&gt;joining our beta program&lt;/a&gt;.&lt;/p&gt;\n&lt;/dd&gt;\n&lt;/dl&gt;\n&lt;p&gt;&lt;!--section=changelog--&gt;&lt;/p&gt;\n&lt;h4&gt;4.9&lt;/h4&gt;\n&lt;ul&gt;\n&lt;li&gt;Release date: May 2nd, 2017&lt;/li&gt;\n&lt;li&gt;Release post: http://wp.me/p1moTy-4Rl&lt;/li&gt;\n&lt;/ul&gt;\n&lt;p&gt;&lt;strong&gt;Major Enhancements&lt;/strong&gt;&lt;/p&gt;\n&lt;ul&gt;\n&lt;li&gt;New &amp;#8220;EU Cookie Law Banner&amp;#8221;, Flickr, and &amp;#8220;Internet Defense League&amp;#8221; widgets.&lt;/li&gt;\n&lt;/ul&gt;\n&lt;p&gt;&lt;strong&gt;Slightly Less Exciting Enhancements&lt;/strong&gt;&lt;/p&gt;\n&lt;ul&gt;\n&lt;li&gt;Success notices are automatically dismissed after a short period.&lt;/li&gt;\n&lt;li&gt;Removed unused code from &amp;#8220;My Jetpack&amp;#8221; interface and deprecated an XML-RPC method.&lt;/li&gt;\n&lt;li&gt;Contact Form now adds display names to email addresses in the &lt;code&gt;To&lt;/code&gt; header.&lt;/li&gt;\n&lt;li&gt;Added an updated multiple unit tests increasing code coverage.&lt;/li&gt;\n&lt;li&gt;Development mode now also shows module list.&lt;/li&gt;\n&lt;li&gt;Updated the list of locales available in Jetpack.&lt;/li&gt;\n&lt;li&gt;Plugin auto-updates only triggered from WordPress.com and now trigger WordPress&amp;#8217; maintenance mode.&lt;/li&gt;\n&lt;/ul&gt;\n&lt;p&gt;&lt;strong&gt;Performance Improvements&lt;/strong&gt;&lt;/p&gt;\n&lt;ul&gt;\n&lt;li&gt;Record comment content modifications and moderation events to make sure comments are always up to date on WordPress.com.&lt;/li&gt;\n&lt;li&gt;Sync post deletions, changes to sidebar, user events (addition, removal, and update) and theme installation.&lt;/li&gt;\n&lt;li&gt;We now distinguish between a new and an <text:soft-page-break/>updated attachment.&lt;/li&gt;\n&lt;li&gt;Sync plugin and theme names when a related event is triggered including theme updates.&lt;/li&gt;\n&lt;/ul&gt;\n&lt;p&gt;&lt;strong&gt;Compatibility Improvements&lt;/strong&gt;&lt;/p&gt;\n&lt;ul&gt;\n&lt;li&gt;Protect avoid conflicts with other plugins hooking into the log in form.&lt;/li&gt;\n&lt;li&gt;Contact Form not auto-activated when Ninja Forms is active.&lt;/li&gt;\n&lt;li&gt;WordPess.com REST API now allows &lt;code&gt;HTTP PUT&lt;/code&gt; requests.&lt;/li&gt;\n&lt;/ul&gt;\n&lt;p&gt;&lt;strong&gt;Bug Fixes&lt;/strong&gt;&lt;/p&gt;\n&lt;ul&gt;\n&lt;li&gt;Fixed wording in Post By Email button when no email address has been generated.&lt;/li&gt;\n&lt;li&gt;Fixed a notice in the subscription widget in PHP 7.1&lt;/li&gt;\n&lt;li&gt;Properly display VaultPress notices in the Jetpack dashboard.&lt;/li&gt;\n&lt;li&gt;VideoPress now included in search results for &amp;#8220;video&amp;#8221; and fixed positioning of search icon on mobile screens.&lt;/li&gt;\n&lt;li&gt;Protect supports IPv6 addresses properly.&lt;/li&gt;\n&lt;li&gt;Dashboard avoids API requests being cached on some hosts and avoids errors when Spellchecker is inactive.&lt;/li&gt;\n&lt;li&gt;Contact Form message content type is now set properly to restore compatibility with email plugins.&lt;/li&gt;\n&lt;li&gt;Ads not displayed in the portfolio projects custom content type.&lt;/li&gt;\n&lt;li&gt;Display all sites available in a network, even on large multisite installations.&lt;/li&gt;\n&lt;li&gt;Featured Image is always used in tweets posted via Publicize.&lt;/li&gt;\n&lt;li&gt;Avoid fatal errors when the exclusion parameter in Related Posts is not a string.&lt;/li&gt;\n&lt;li&gt;Allow the removal of all custom title settings in the SEO feature.&lt;/li&gt;\n&lt;li&gt;Make sure images are not distorted when Tiled Galleries uses Photon.&lt;/li&gt;\n&lt;li&gt;Avoid PHP warnings and errors in the Stats dashboard on Multisite.&lt;/li&gt;\n&lt;li&gt;Avoid errors when the Jetpack plugin is deleted.&lt;/li&gt;\n&lt;/ul&gt;\n&lt;h4&gt;4.8.2&lt;/h4&gt;\n&lt;ul&gt;\n&lt;li&gt;Release date: April 7th, 2017&lt;/li&gt;\n&lt;li&gt;Release post: http://wp.me/p1moTy-4P0&lt;/li&gt;\n&lt;/ul&gt;\n&lt;p&gt;&lt;strong&gt;Bug Fixes&lt;/strong&gt;&lt;/p&gt;\n&lt;ul&gt;\n&lt;li&gt;Fixed a bug that prevented activating/deactivating of some features in PHP versions below 5.4.&lt;/li&gt;\n&lt;li&gt;Removed an unused function that was also incompatible with PHP versions below 5.4.&lt;/li&gt;\n&lt;li&gt;Fixed a bug that was causing a blank Jetpack admin area.&lt;/li&gt;\n&lt;/ul&gt;\n&lt;h4&gt;4.8.1&lt;/h4&gt;\n&lt;ul&gt;\n&lt;li&gt;Release date: April 5th, 2017&lt;/li&gt;\n&lt;li&gt;Release post: http://wp.me/p1moTy-4N5&lt;/li&gt;\n&lt;/ul&gt;\n&lt;p&gt;&lt;strong&gt;Bug Fixes&lt;/strong&gt;&lt;/p&gt;\n&lt;ul&gt;\n&lt;li&gt;An incompatibility with PHP versions lower than 5.4 was introduced in the last release, causing a fatal error and we&amp;#8217;ve immediately fixed this.&lt;/li&gt;\n&lt;li&gt;Sitemaps: Some plugins were relying on a function that was removed in the last release, which has been fixed.&lt;/li&gt;\n&lt;li&gt;General: Clicking on the info icon in the settings area will no longer jump to the top of the page.&lt;/li&gt;\n&lt;li&gt;General: The Anti-spam card will always display the correct status in the Jetpack dashboard.&lt;/li&gt;\n&lt;/ul&gt;\n&lt;h4&gt;4.8&lt;/h4&gt;\n&lt;ul&gt;\n&lt;li&gt;Release date: April 4th, 2017&lt;/li&gt;\n&lt;li&gt;Release post: http://wp.me/p1moTy-4gA&lt;/li&gt;\n&lt;/ul&gt;\n&lt;p&gt;&lt;strong&gt;Major Enhancements&lt;/strong&gt;&lt;/p&gt;\n&lt;ul&gt;\n&lt;li&gt;Easier to navigate Jetpack&amp;#8217;s feature settings in your dashboard and WordPress.com.&lt;/li&gt;\n&lt;li&gt;New WordPress.com Toolbar provides quick access to site management, stats, and other services.&lt;/li&gt;\n&lt;li&gt;New MailChimp Subscribe Popup widget.&lt;/li&gt;\n&lt;li&gt;Sitemaps are faster and now support sites with a very large amount of posts.&lt;/li&gt;\n&lt;li&gt;Contact Form now has a plain-text alternative and better avoids spam filters.&lt;/li&gt;\n&lt;li&gt;Debug form includes extra information to better prioritize your support requests.&lt;/li&gt;\n&lt;li&gt;Photon can now be used within the dashboard, and supports bbPress topics and replies.&lt;/li&gt;\n&lt;/ul&gt;\n&lt;p&gt;&lt;strong&gt;Slightly Less Exciting Enhancements&lt;/strong&gt;&lt;/p&gt;\n&lt;ul&gt;\n&lt;li&gt;Improved previously confusing wording in Stats dashboard, and Featured Content options.&lt;/li&gt;\n&lt;li&gt;You can now embed Apple Keynotes straight from icloud.com in your posts and pages.&lt;/li&gt;\n&lt;li&gt;Changed Infinite Scroll button text on taxonomy page and added a new filter to short-circuit the &lt;code&gt;is_last_batch()&lt;/code&gt; method.&lt;/li&gt;\n&lt;li&gt;Open Graph now uses transients to save image IDs.&lt;/li&gt;\n&lt;li&gt;You can now use full URLs in the Social Media Icons widget.&lt;/li&gt;\n&lt;li&gt;Milestone widget now allows custom links to open in a new window.&lt;/li&gt;\n&lt;li&gt;VideoPress videos can be used as headers in themes that support it, like Twenty Seventeen.&lt;/li&gt;\n&lt;li&gt;Extracted the timezone offset method from the Upcoming Events widget so it can be used by other features.&lt;/li&gt;\n&lt;/ul&gt;\n&lt;p&gt;&lt;strong&gt;Performance Improvements&lt;/strong&gt;&lt;/p&gt;\n&lt;ul&gt;\n&lt;li&gt;Database load is reduced during updates on large sites with multiple servers by retaining hashes for current <text:soft-page-break/>and current-1 versions.&lt;/li&gt;\n&lt;li&gt;Disk storage is reduced on large multisite networks by storing the &lt;code&gt;jetpack_file_data&lt;/code&gt; option in the &lt;code&gt;wp_sitemeta&lt;/code&gt; table.&lt;/li&gt;\n&lt;li&gt;Jetpack plan data now uses the WordPress.com REST API.&lt;/li&gt;\n&lt;li&gt;Slovakian language files now rely on WordPress.org&amp;#8217;s language packs.&lt;/li&gt;\n&lt;/ul&gt;\n&lt;p&gt;&lt;strong&gt;Accessibility Improvements&lt;/strong&gt;&lt;/p&gt;\n&lt;ul&gt;\n&lt;li&gt;Improved post details clipping for better screen reader support.&lt;/li&gt;\n&lt;li&gt;Updated custom language packs for multiple languages.&lt;/li&gt;\n&lt;/ul&gt;\n&lt;p&gt;&lt;strong&gt;Security</text:p>
      <text:p text:style-name="P1"><text:s/>Improvements&lt;/strong&gt;&lt;/p&gt;\n&lt;ul&gt;\n&lt;li&gt;We now avoid path disclosure via cookies in PHP error messages.&lt;/li&gt;\n&lt;/ul&gt;\n&lt;p&gt;&lt;strong&gt;Compatibility Improvements&lt;/strong&gt;&lt;/p&gt;\n&lt;ul&gt;\n&lt;li&gt;Removed deprecated functions &lt;code&gt;get_theme&lt;/code&gt; and &lt;code&gt;get_current_theme&lt;/code&gt;.&lt;/li&gt;\n&lt;li&gt;Publicize now works with third-party plugins like WP Recipe Maker.&lt;/li&gt;\n&lt;li&gt;Open Graph Meta Tags are now enabled when you use the &amp;#8220;Head, Footer and Post Injections&amp;#8221; plugin.&lt;/li&gt;\n&lt;li&gt;Better support for WooCommerce data sync and backup.&lt;/li&gt;\n&lt;li&gt;We now also sync the &lt;code&gt;sync_via_cron&lt;/code&gt; setting, the user&amp;#8217;s chosen language, and WP Super Cache&amp;#8217;s globals and constants.&lt;/li&gt;\n&lt;li&gt;We no longer sync post types from the WordPress Automatic Plugin and RSS AutoPilot to avoid synchronization issues.&lt;/li&gt;\n&lt;li&gt;Sync settings can now be edited from the WordPress.com REST API to better troubleshoot sync issues.&lt;/li&gt;\n&lt;/ul&gt;\n&lt;p&gt;&lt;strong&gt;Bug Fixes&lt;/strong&gt;&lt;/p&gt;\n&lt;ul&gt;\n&lt;li&gt;Gravatar is always displayed in Settings.&lt;/li&gt;\n&lt;li&gt;Submenu items always use relative links.&lt;/li&gt;\n&lt;li&gt;Contact Form avoids PHP notices when using the form in a Text widget.&lt;/li&gt;\n&lt;li&gt;Content Options now correctly displays single characters word count on sites with multibyte languages.&lt;/li&gt;\n&lt;li&gt;Administrator area translations fixed for several languages.&lt;/li&gt;\n&lt;li&gt;Added proper support for Formal/Informal translation versions for languages that support them.&lt;/li&gt;\n&lt;li&gt;Site Icons are always used as fallback Open Graph Image tags.&lt;/li&gt;\n&lt;li&gt;Protect removes port number when server returns a port alongside a stored IP address.&lt;/li&gt;\n&lt;li&gt;Filters ensure that more than 1,024 posts can be excluded from Related Posts.&lt;/li&gt;\n&lt;li&gt;When the email is already subscribed we now show the correct notification in the subscription form.&lt;/li&gt;\n&lt;li&gt;When using the Email sharing button, we now avoid syntax errors due to unexpected characters in the from name.&lt;/li&gt;\n&lt;li&gt;Remove deprecated &lt;code&gt;jetpack_publicize_post&lt;/code&gt; action.&lt;/li&gt;\n&lt;li&gt;VideoPress now avoids PHP Notices when fetching video information.&lt;/li&gt;\n&lt;li&gt;Instagram base URL now uses &lt;code&gt;www&lt;/code&gt; in the Social Media Icons widget.&lt;/li&gt;\n&lt;li&gt;All values entered in Facebook Page Plugin widget settings are now escaped.&lt;/li&gt;\n&lt;li&gt;Widget Visibility now avoids memory issues on sites with a lot of registered users.&lt;/li&gt;\n&lt;/ul&gt;\n&lt;h4&gt;4.7.1&lt;/h4&gt;\n&lt;ul&gt;\n&lt;li&gt;Release date: March 14th, 2017&lt;/li&gt;\n&lt;li&gt;Release post: http://wp.me/p1moTy-48Y&lt;/li&gt;\n&lt;/ul&gt;\n&lt;p&gt;&lt;strong&gt;Bug Fixes&lt;/strong&gt;&lt;/p&gt;\n&lt;ul&gt;\n&lt;li&gt;Carousel: avoid javascript errors that may cause issues with Slideshows or Tiled Galleries.&lt;/li&gt;\n&lt;li&gt;Markdown: always enable Markdown for posts whenever the module is active.&lt;/li&gt;\n&lt;li&gt;Sharing: make sure that sharing buttons open in a small pop-up instead of a separate window.&lt;/li&gt;\n&lt;li&gt;SSO: Avoid token or nonce errors when trying to log in to your site via the Secure Sign On option.&lt;/li&gt;\n&lt;li&gt;VideoPress: add in the ability to get video thumbnails from the WordPress.com REST API.&lt;/li&gt;\n&lt;li&gt;Widgets: improve rendering of the Image Widget via Photon.&lt;/li&gt;\n&lt;li&gt;Widget Visibility: avoid empty widget visibility rules after updating to Jetpack 4.7.&lt;/li&gt;\n&lt;li&gt;Widget Visibility: restore the option to make widgets appear on archive pages of different Custom Post Types.&lt;/li&gt;\n&lt;li&gt;Widget Visibility: migrate widget visibility settings to the new major Page rule for Custom Post Types.&lt;/li&gt;\n&lt;li&gt;Widget Visibility: add missing CSS for widget visibility settings on sites using an RTL language.&lt;/li&gt;\n&lt;/ul&gt;\n&lt;h4&gt;4.7&lt;/h4&gt;\n&lt;ul&gt;\n&lt;li&gt;Release date: March 7th, 2017&lt;/li&gt;\n&lt;li&gt;Release post: http://wp.me/p1moTy-46L&lt;/li&gt;\n&lt;/ul&gt;\n&lt;p&gt;&lt;strong&gt;Enhancements&lt;/strong&gt;&lt;/p&gt;\n&lt;ul&gt;\n&lt;li&gt;Quickly jump to post specific stats on WordPress.com with a new link.&lt;/li&gt;\n&lt;li&gt;We&amp;#8217;ve added more information to our debug tools to improve your support experience.&lt;/li&gt;\n&lt;li&gt;New HTML5 versions of our house ads are out.&lt;/li&gt;\n&lt;li&gt;Display custom copyright EXIF information in the Carousel with this <text:soft-page-break/>new filter.&lt;/li&gt;\n&lt;li&gt;We&amp;#8217;ve highlighted the ability to export Contact Form feedback as it was being overlooked.&lt;/li&gt;\n&lt;li&gt;If you have images on WordPress.com we&amp;#8217;re going to skip using Photon when the images include resize parameters.&lt;/li&gt;\n&lt;li&gt;It is now possible to use the Sharing filter to customize the emails sent from the Email Sharing button.&lt;/li&gt;\n&lt;li&gt;We&amp;#8217;ve updated the library powering the Print link in the Recipe shortcode.&lt;/li&gt;\n&lt;li&gt;Customize the speed and display of your slideshows with new Slideshow shortcode filters.&lt;/li&gt;\n&lt;li&gt;The Twitch.tv shortcode now uses Twitch&amp;#8217;s new embedded player.&lt;/li&gt;\n&lt;li&gt;Social Menus now come with the option to use SVG icons.&lt;/li&gt;\n&lt;li&gt;Customize the content of the Display Posts Widget with a new filter.&lt;/li&gt;\n&lt;li&gt;We&amp;#8217;ve added a new email field to the Contact Info Widget.&lt;/li&gt;\n&lt;li&gt;The Image and the Text widgets now use Photon if it is enabled.&lt;/li&gt;\n&lt;li&gt;The WordPress.com REST API got several updates including using &lt;code&gt;register_rest_route()&lt;/code&gt; consistently for registering, new date and time format settings, a filter for theme info results, new links and endpoints, and more.&lt;/li&gt;\n&lt;li&gt;We cleaned up the Google+ Shortcode JS library and added a way to filter the SlideShare shortcode.&lt;/li&gt;\n&lt;/ul&gt;\n&lt;p&gt;&lt;strong&gt;Performance Improvements&lt;/strong&gt;&lt;/p&gt;\n&lt;ul&gt;\n&lt;li&gt;Experience better performance with single page load caching of the media summary.&lt;/li&gt;\n&lt;li&gt;We made some improvements to avoid slow queries on sites with thousands of images.&lt;/li&gt;\n&lt;li&gt;The Top Posts widget now utilizes an endpoint from the WP.com REST API improving performance.&lt;/li&gt;\n&lt;li&gt;Improve development mode performance by only calling &lt;code&gt;site_url()&lt;/code&gt; once.&lt;/li&gt;\n&lt;li&gt;We rewrote the way major/minor rules lists are generated to save bandwidth, and memory for sites using Widget Visibility.&lt;/li&gt;\n&lt;li&gt;We&amp;#8217;ve removed sync options that weren&amp;#8217;t needed to save memory during the sync process.&lt;/li&gt;\n&lt;/ul&gt;\n&lt;p&gt;&lt;strong&gt;Accessibility&lt;/strong&gt;&lt;/p&gt;\n&lt;ul&gt;\n&lt;li&gt;We&amp;#8217;ve improved the highlight of the stats range for a better visual experience and to make it consistent with other areas of the dashboard.&lt;/li&gt;\n&lt;li&gt;Added a missing label to one of the fields in the Email sharing dialog.&lt;/li&gt;\n&lt;li&gt;We&amp;#8217;ve enabled keyboard focus styling in the new admin interface.&lt;/li&gt;\n&lt;li&gt;Increased padding to sharing buttons on mobile to avoid usability issues.&lt;/li&gt;\n&lt;li&gt;We&amp;#8217;ve replaced Widget Visibility text labels with icons to improve usability on smaller devices.&lt;/li&gt;\n&lt;/ul&gt;\n&lt;p&gt;&lt;strong&gt;Slightly Less Exciting Enhancements:&lt;/strong&gt;&lt;/p&gt;\n&lt;ul&gt;\n&lt;li&gt;We&amp;#8217;ve added a filter to allow you to remove the Comment Form title.&lt;/li&gt;\n&lt;li&gt;The Development Mode notice got an update to include all possible options to activate Development mode.&lt;/li&gt;\n&lt;li&gt;Jetpack registration function got an update and cleanup.&lt;/li&gt;\n&lt;li&gt;A notice displayed to WooCommerce store owners now detects when WooCommerce Services is installed, but not active.&lt;/li&gt;\n&lt;li&gt;We&amp;#8217;ve removed the Holiday Snow settings until you need them.&lt;/li&gt;\n&lt;li&gt;Improved Infinite Scroll settings to reduce confusion.&lt;/li&gt;\n&lt;li&gt;The HTML classes &lt;code&gt;infinite-scroll&lt;/code&gt; and &lt;code&gt;neverending&lt;/code&gt; are now applied using JS instead of PHP.&lt;/li&gt;\n&lt;li&gt;We&amp;#8217;ve updated the support link appearing when you&amp;#8217;re locked out of your site.&lt;/li&gt;\n&lt;li&gt;New Unit Tests were added to make sure Publicize doesn&amp;#8217;t break when making changes to the Publicize process.&lt;/li&gt;\n&lt;li&gt;We&amp;#8217;ve added a sync filter to allow customizing timeout.&lt;/li&gt;\n&lt;li&gt;The Top Posts widget now supports non-square image sizes.&lt;/li&gt;\n&lt;li&gt;Added the Video GUID to the media API endpoint.&lt;/li&gt;\n&lt;/ul&gt;\n&lt;p&gt;&lt;strong&gt;Improved Compatibility&lt;/strong&gt;&lt;/p&gt;\n&lt;ul&gt;\n&lt;li&gt;Fixed some W3C validation errors in Comments.&lt;/li&gt;\n&lt;li&gt;Infinite Scroll now works beautifully with the Twenty Seventeen Theme.&lt;/li&gt;\n&lt;li&gt;Translate new terms easier with an improvement to the translator comments.&lt;/li&gt;\n&lt;li&gt;We switched to use Core functions to retrieve the list of sites in a multisite network for more accurate results.&lt;/li&gt;\n&lt;li&gt;We added Product visibility to post meta whitelist, for better control of products displayed in Related Posts.&lt;/li&gt;\n&lt;li&gt;We no longer sync specific post meta data added by Postman or WP RSS Mutli Importer to avoid performance issues during the sync process.&lt;/li&gt;\n&lt;li&gt;We&amp;#8217;re now avoiding conflicts with plugins adding the core Video upload library to the post editor.&lt;/li&gt;\n&lt;li&gt;Removed deprecated compatibility code for older versions of WordPress.&lt;/li&gt;\n&lt;li&gt;We had some Shortcode conflicts with WordPress Post embeds, <text:soft-page-break/>but that&amp;#8217;s been fixed.&lt;/li&gt;\n&lt;/ul&gt;\n&lt;p&gt;&lt;strong&gt;Bug Fixes&lt;/strong&gt;&lt;/p&gt;\n&lt;ul&gt;\n&lt;li&gt;The Carousel &lt;code&gt;jp_carousel_load_for_images_linked_to_file&lt;/code&gt; filter wasn&amp;#8217;t working well with Photon, this has been fixed.&lt;/li&gt;\n&lt;li&gt;Carousel is now working well when loaded from infinite scroll.&lt;/li&gt;\n&lt;li&gt;We removed double slashes from file paths in the Contact Form to avoid errors in specific server environments.&lt;/li&gt;\n&lt;li&gt;Fixed a problem where CSS was being stripped when migrating from Jetpack&amp;#8217;s Custom CSS to Core&amp;#8217;s CSS editor.&lt;/li&gt;\n&lt;li&gt;Our Debug Tool is now reporting the correct URL when WordPress lives in a subdirectory.&lt;/li&gt;\n&lt;li&gt;Found and fixed a PHP error when uninstalling Jetpack.&lt;/li&gt;\n&lt;li&gt;Infinite Scroll is no longer buggy when displaying the last page, and is more compatible with certain themes that were returning posts when there were none left to show.&lt;/li&gt;\n&lt;li&gt;We&amp;#8217;re now skipping Photon for .ashx files.&lt;/li&gt;\n&lt;li&gt;The Twitter character counter in Publicize got a fix to display info correctly.&lt;/li&gt;\n&lt;li&gt;Related Posts are now displaying correctly for everyone, and we brought back the &lt;code&gt;jetpack_sharing_headline_html&lt;/code&gt; filter.&lt;/li&gt;\n&lt;li&gt;We&amp;#8217;ve improved Sharing to render custom sharing services correctly, include Open Graph Meta Tags,</text:p>
      <text:p text:style-name="P1"><text:s/>and avoid JavaScript errors when jQuery is enqueued in the footer.&lt;/li&gt;\n&lt;li&gt;Synchronization scheduling issues have been resolved.&lt;/li&gt;\n&lt;li&gt;We&amp;#8217;re now trimming spaces in URLs for Image and Display Posts Widgets.&lt;/li&gt;\n&lt;li&gt;Widget Visibility wasn&amp;#8217;t playing nice on taxonomy pages, this is no longer the case.&lt;/li&gt;\n&lt;li&gt;The WordPress.com REST API received a couple of fixes to remove PHP errors when editing via the WordPress.com interface, authentication errors when using third-party apps, and permission errors when trying to preview edited posts in the WordPress.com editor.&lt;/li&gt;\n&lt;/ul&gt;\n&lt;h4&gt;4.6&lt;/h4&gt;\n&lt;ul&gt;\n&lt;li&gt;Release date: February 7, 2017&lt;/li&gt;\n&lt;li&gt;Release post: http://wp.me/p1moTy-40g&lt;/li&gt;\n&lt;/ul&gt;\n&lt;p&gt;&lt;strong&gt;New Features and Improvements&lt;/strong&gt;&lt;/p&gt;\n&lt;ul&gt;\n&lt;li&gt;Enable Google Analytics without touching a line of code with this new Jetpack feature.&lt;/li&gt;\n&lt;/ul&gt;\n&lt;p&gt;&lt;strong&gt;Performance Improvements&lt;/strong&gt;&lt;/p&gt;\n&lt;ul&gt;\n&lt;li&gt;We&amp;#8217;ve updated all outbound links to use HTTPS to improve performance and security.&lt;/li&gt;\n&lt;li&gt;Photon now leverages a new WordPress core function to improve performance a bit.&lt;/li&gt;\n&lt;/ul&gt;\n&lt;p&gt;&lt;strong&gt;Enhancements&lt;/strong&gt;&lt;/p&gt;\n&lt;ul&gt;\n&lt;li&gt;Keep an eye out for a note from WooCommerce on how your e-commerce store may benefit from our new USPS and CanadaPost shipping functionality.&lt;/li&gt;\n&lt;li&gt;We&amp;#8217;ve added an error message if Publicize isn&amp;#8217;t functioning as it should be.&lt;/li&gt;\n&lt;li&gt;The Twitter Widget timeline now displays the tweet limit count as 20, prior to this it appeared to have no limit.&lt;/li&gt;\n&lt;/ul&gt;\n&lt;p&gt;&lt;strong&gt;Slightly Less Exciting Enhancements:&lt;/strong&gt;&lt;/p&gt;\n&lt;ul&gt;\n&lt;li&gt;In an effort to help us better understand features that are being used, Twitter&amp;#8217;s timeline widget and Twitter&amp;#8217;s shortcodes now pass Jetpack&amp;#8217;s partner ID.&lt;/li&gt;\n&lt;li&gt;We&amp;#8217;ve added new API endpoints allowing us to enable translation auto-updates and pull post rows and metadata for backups.&lt;/li&gt;\n&lt;li&gt;We&amp;#8217;re now retrieving all feature settings in the readable &lt;code&gt;/settings&lt;/code&gt; endpoint.&lt;/li&gt;\n&lt;/ul&gt;\n&lt;p&gt;&lt;strong&gt;Improved Compatibility&lt;/strong&gt;&lt;/p&gt;\n&lt;ul&gt;\n&lt;li&gt;We&amp;#8217;ve eliminated some notices and warnings when using Jetpack on a server running PHP 7.1 or on servers where &lt;code&gt;print_r()&lt;/code&gt; is disabled.&lt;/li&gt;\n&lt;li&gt;Photon now avoids PHP notices when your site is using plugins that do srcset CDN replacement.&lt;/li&gt;\n&lt;li&gt;When the sharing options appear to be incorrect due to site configuration issues we force it to retrieve the right options avoiding potential fatal errors.&lt;/li&gt;\n&lt;li&gt;We&amp;#8217;ve added some shortcode CSS and widget class names prefixes to avoid conflicts with other plugins.&lt;/li&gt;\n&lt;/ul&gt;\n&lt;p&gt;&lt;strong&gt;Bug Fixes&lt;/strong&gt;&lt;/p&gt;\n&lt;ul&gt;\n&lt;li&gt;Some sites were using illegal multibyte characters and failing to sync posts, this has been fixed.&lt;/li&gt;\n&lt;li&gt;IE11 was giving our admin layout a bit of a problem but we rectified that.&lt;/li&gt;\n&lt;li&gt;There were some PHP notices popping up when a site has no posts so we got rid of them.&lt;/li&gt;\n&lt;li&gt;The new Jetpack Ads feature will auto disable itself if your Jetpack plan doesn&amp;#8217;t support the feature.&lt;/li&gt;\n&lt;li&gt;We fixed a few PHP notices and warnings related to the Custom CSS feature.&lt;/li&gt;\n&lt;li&gt;The connection banner&amp;#8217;s &amp;#8220;dismiss&amp;#8221; icon was giving us a little trouble, but we got it fixed right <text:soft-page-break/>up.&lt;/li&gt;\n&lt;li&gt;The Likes feature was showing a PHP notice when there was no $post object, this has been fixed.&lt;/li&gt;\n&lt;li&gt;We&amp;#8217;ve brought back the Twitter Widget &amp;#8220;noscrollbar&amp;#8221; option.&lt;/li&gt;\n&lt;li&gt;We&amp;#8217;re now forcing only Photon URLs to HTTPS as your custom CDN URLs may use a different protocol.&lt;/li&gt;\n&lt;li&gt;If a Publicize connection is not shared with all users on the site, do not trigger Publicize for the other users.&lt;/li&gt;\n&lt;li&gt;Publicize was having trouble working with scheduled posts, this should be fixed now.&lt;/li&gt;\n&lt;li&gt;SSO may not have been displaying the login form when using JSON API authorization. <text:s/>Sorry about that, we&amp;#8217;ve fixed it.&lt;/li&gt;\n&lt;li&gt;We&amp;#8217;ve eliminated some PHP notices that were showing with some Shortcodes.&lt;/li&gt;\n&lt;li&gt;There was a Top Posts Widget image size issue when using list layouts, but is no longer causing issues.&lt;/li&gt;\n&lt;li&gt;We fixed some notices and warnings when updating data from the WordPress.com central interface.&lt;/li&gt;\n&lt;/ul&gt;\n&lt;h4&gt;4.5&lt;/h4&gt;\n&lt;ul&gt;\n&lt;li&gt;Release date: January 17, 2017&lt;/li&gt;\n&lt;li&gt;Release post: http://wp.me/p1moTy-3Kc&lt;/li&gt;\n&lt;/ul&gt;\n&lt;p&gt;This release introduces a brand-new module, Jetpack Ads, a brand-new VideoPress feature, and a lot of new shortcodes and widgets.&lt;/p&gt;\n&lt;p&gt;&lt;strong&gt;Exciting New Features and Improvements:&lt;/strong&gt;&lt;/p&gt;\n&lt;ul&gt;\n&lt;li&gt;Generate revenue from your site with an all-new WordAds feature, which when enabled displays high-quality ads for your visitors.&lt;/li&gt;\n&lt;li&gt;Today we are proud to release a fully redesigned VideoPress interface for easy uploading, management, and add-free playback of your fantastic videos now fully integrated with your Jetpack Premium or Professional plans.&lt;/li&gt;\n&lt;li&gt;Spice up your sidebar with new widgets that display blog stats, author info, &amp;#8220;Follow my blog&amp;#8221; buttons, and even an event countdown.&lt;/li&gt;\n&lt;li&gt;Embed your amazing 360° photos with the VR shortcode&lt;/li&gt;\n&lt;li&gt;Link your visitors to your Tumblr or Twitch pages using the new icons in the Social Media Icons Widget.&lt;/li&gt;\n&lt;/ul&gt;\n&lt;p&gt;&lt;strong&gt;Enhancements&lt;/strong&gt;&lt;/p&gt;\n&lt;ul&gt;\n&lt;li&gt;Use the beautiful Jetpack carousel feature to display single images.&lt;/li&gt;\n&lt;li&gt;Turn on and update Related Posts right from the Customizer.&lt;/li&gt;\n&lt;li&gt;Customize the output of the Related Posts headline using a new filter.&lt;/li&gt;\n&lt;/ul&gt;\n&lt;p&gt;&lt;strong&gt;Performance and Security Improvements:&lt;/strong&gt;&lt;/p&gt;\n&lt;ul&gt;\n&lt;li&gt;Your Custom CSS will now be served in a separate stylesheet when it is more than 2,000 characters.&lt;/li&gt;\n&lt;li&gt;Your Stats queries are now always being made over HTTPS.&lt;/li&gt;\n&lt;li&gt;Holiday Snow files now load in the footer, but rest assured the snow still falls from above.&lt;/li&gt;\n&lt;li&gt;We have improved Jetpack&amp;#8217;s synchronization process to support more plugins and use less resources.&lt;/li&gt;\n&lt;li&gt;The jQuery Cycle script used by slideshow galleries is now minified, resulting in faster loading times.&lt;/li&gt;\n&lt;/ul&gt;\n&lt;p&gt;&lt;strong&gt;Slightly Less Exciting Enhancements:&lt;/strong&gt;&lt;/p&gt;\n&lt;ul&gt;\n&lt;li&gt;The JSON API now allows updating translations and alternative theme installation methods.&lt;/li&gt;\n&lt;li&gt;Public Custom Post Types are now automatically available via the WordPress.com REST API.&lt;/li&gt;\n&lt;li&gt;We&amp;#8217;ve added a token-based authentication mechanism to the REST API in order for the site to be able to receive authenticated requests from WordPress.com.&lt;/li&gt;\n&lt;li&gt;Use &lt;code&gt;sync&lt;/code&gt; commands in Jetpack&amp;#8217;s WP CLI.&lt;/li&gt;\n&lt;li&gt;You can now set the value for options directly in the Contact Form shortcode.&lt;/li&gt;\n&lt;li&gt;Updated some verbiage around IP Whitelisting on the Protect settings screen.&lt;/li&gt;\n&lt;li&gt;Custom sharing buttons got some new variables.&lt;/li&gt;\n&lt;li&gt;RIP blip.tv — we&amp;#8217;ve removed your shortcode.&lt;/li&gt;\n&lt;li&gt;Improved Image and Display Posts Widget settings to provide more explanation and better error messages.&lt;/li&gt;\n&lt;li&gt;We&amp;#8217;ve added a few new Content Options to the Customizer for supported themes.&lt;/li&gt;\n&lt;li&gt;Improved the Facebook Widget to avoid confusion when editing width and height settings.&lt;/li&gt;\n&lt;li&gt;Added and improved a few shortcodes.&lt;/li&gt;\n&lt;/ul&gt;\n&lt;p&gt;&lt;strong&gt;Improved Compatibility:&lt;/strong&gt;&lt;/p&gt;\n&lt;ul&gt;\n&lt;li&gt;If your server is misconfigured and we can&amp;#8217;t get an IP address we&amp;#8217;re going to deactivate Protect and send you a notice so you&amp;#8217;re in the loop.&lt;/li&gt;\n&lt;li&gt;The WPML compatibility file wasn&amp;#8217;t loading at the right time, but we&amp;#8217;ve fixed that.&lt;/li&gt;\n&lt;li&gt;We&amp;#8217;ve improved compatibility with tools like Cavalcade to avoid stuck Cron jobs.&lt;/li&gt;\n&lt;li&gt;Some selected WooCommerce data (order items and order item meta) are now syncing to WordPress.com.&lt;/li&gt;\n&lt;/ul&gt;\n&lt;p&gt;&lt;strong&gt;Bug Fixes&lt;/strong&gt;&lt;/p&gt;\n&lt;ul&gt;\n&lt;li&gt;You&amp;#8217;ll notice numerous design improvements to the <text:soft-page-break/>Jetpack UI.&lt;/li&gt;\n&lt;li&gt;Accessibility is important to us so we&amp;#8217;ve made some improvements there.&lt;/li&gt;\n&lt;li&gt;Missing attachments in the Carousel were causing an infinite loop, but we&amp;#8217;ve corrected that.&lt;/li&gt;\n&lt;li&gt;Eliminated a PHP Notice when running the CLI &lt;code&gt;wp jetpack&lt;/code&gt; command.&lt;/li&gt;\n&lt;li&gt;PHP warnings in the Restaurant Menu Post type have seen their last day with us.&lt;/li&gt;\n&lt;li&gt;Fixed a bug that displayed the wrong connected user for up to 24 hours after they disconnected.&lt;/li&gt;\n&lt;li&gt;Removed a deprecated function to prevent notices when using Infinite Scroll in the Customizer.&lt;/li&gt;\n&lt;li&gt;Long titles in Jetpack widgets weren&amp;#8217;t looking so great, so we cleaned them up.&lt;/li&gt;\n&lt;li&gt;Before now you weren&amp;#8217;t able to create a child category from WordPress.com. Now you can!&lt;/li&gt;\n&lt;li&gt;Rogue colons were showing up in the related posts area on sites with the Twenty Fourteen and Twenty Sixteen themes.&lt;/li&gt;\n&lt;li&gt;Fixed a ReCaptcha error on the Email sharing button.&lt;/li&gt;\n&lt;li&gt;Confirmed Instagram embeds actually load when using Infinite Scroll.&lt;/li&gt;\n&lt;li&gt;Site Icons now display on the WordPress.com site management interface.&lt;/li&gt;\n&lt;li&gt;Set a default time limit of 30 seconds when sending sync requests via Cron.&lt;/li&gt;\n&lt;li&gt;Synchronized supported shortcodes on a site.&lt;/li&gt;\n&lt;li&gt;Fixed an issue where empty categories weren&amp;#8217;t showing with the Widget Visibility feature dropdown.&lt;/li&gt;\n&lt;li&gt;Fixed various little bugs when working with multiple widgets in the Customizer and in the Widgets admin screen.&lt;/li&gt;\n&lt;li&gt;Added a Translate Widget default title in case you haven&amp;#8217;t defined one.&lt;/li&gt;\n&lt;li&gt;The Top Posts Widget now avoids layout issues when using the Grid layout while displaying a post without an image.&lt;/li&gt;\n&lt;/ul&gt;\n&lt;h4&gt;4.4.2&lt;/h4&gt;\n&lt;ul&gt;\n&lt;li&gt;Release date: December 6, 2016&lt;/li&gt;\n&lt;li&gt;Release post: http://wp.me/p1moTy-3JR&lt;/li&gt;\n&lt;/ul&gt;\n&lt;p&gt;This release</text:p>
      <text:p text:style-name="P1"><text:s/>improves Jetpack compatibility with WordPress 4.7.&lt;/p&gt;\n&lt;p&gt;&lt;strong&gt;Compatibility changes&lt;/strong&gt;&lt;/p&gt;\n&lt;ul&gt;\n&lt;li&gt;Custom CSS: Made the Custom CSS feature of Jetpack compatible with the CSS Customizer editor in WordPress 4.7.&lt;/li&gt;\n&lt;li&gt;Sync: improved compatibility with the wp-missed-schedule plugin.&lt;/li&gt;\n&lt;/ul&gt;\n&lt;p&gt;&lt;strong&gt;Bug Fixes&lt;/strong&gt;&lt;/p&gt;\n&lt;ul&gt;\n&lt;li&gt;Featured Content: made sure there is no infinite loop when removing the featured tag from the tag list.&lt;/li&gt;\n&lt;li&gt;Admin: made sure help tabs are not being hidden.&lt;/li&gt;\n&lt;li&gt;Admin: made At a Glance page work nicely when there is no backup data yet.&lt;/li&gt;\n&lt;li&gt;Sync: now making sure that needed classes are loaded, preventing errors.&lt;/li&gt;\n&lt;li&gt;Sync: cleared out unneeded scheduled jobs.&lt;/li&gt;\n&lt;/ul&gt;\n&lt;h4&gt;4.4.1&lt;/h4&gt;\n&lt;ul&gt;\n&lt;li&gt;Release date: November 22, 2016&lt;/li&gt;\n&lt;li&gt;Release post: http://wp.me/p1moTy-3JR&lt;/li&gt;\n&lt;/ul&gt;\n&lt;p&gt;&lt;strong&gt;Bug Fixes&lt;/strong&gt;&lt;/p&gt;\n&lt;ul&gt;\n&lt;li&gt;Fixed an issue where some users with slower servers would get an error on the Jetpack dashboard when &lt;code&gt;WP_DEBUG&lt;/code&gt; was enabled.&lt;/li&gt;\n&lt;li&gt;Fixed an issue where users on a Jetpack Professional plan who were paying monthly (as opposed to annually) wouldn’t be able to enable SEO Tools.&lt;/li&gt;\n&lt;/ul&gt;\n&lt;h4&gt;4.4&lt;/h4&gt;\n&lt;ul&gt;\n&lt;li&gt;Release date: November 21, 2016&lt;/li&gt;\n&lt;li&gt;Release post: http://wp.me/p1moTy-3FE&lt;/li&gt;\n&lt;/ul&gt;\n&lt;p&gt;&lt;strong&gt;Enhancements&lt;/strong&gt;&lt;/p&gt;\n&lt;ul&gt;\n&lt;li&gt;Additional unit tests have been added to improve Jetpack&amp;#8217;s development process and stability.&lt;/li&gt;\n&lt;li&gt;Custom post types have been added to the WP REST API output.&lt;/li&gt;\n&lt;li&gt;Many of the screenshots throughout the plugin have been replaced by SVGs in order to make Jetpack smaller.&lt;/li&gt;\n&lt;li&gt;New endpoints have been added to allow the installation of plugin and theme zip files via the API.&lt;/li&gt;\n&lt;li&gt;Twelve new filters to make Jetpack more extensible! <text:s/>See: http://wp.me/p1moTy-3FE.&lt;/li&gt;\n&lt;li&gt;New widget: &amp;#8220;Google Translate&amp;#8221; to allow users to translate your site into their own language.&lt;/li&gt;\n&lt;li&gt;New widget: &amp;#8220;My Community&amp;#8221; where you can see who recently interacted with your site.&lt;/li&gt;\n&lt;li&gt;One of the biggest issues facing Jetpack users for years now has been difficulties in moving sites from one domain name to another. This update makes strides towards improving that process.&lt;/li&gt;\n&lt;li&gt;Photon now uses HTTPS by default. Secure all the things!&lt;/li&gt;\n&lt;li&gt;There are now helpful hints throughout the admin interface to make Jetpack easier to use.&lt;/li&gt;\n&lt;li&gt;We now allow you to embed pins, boards and profiles from Pinterest.&lt;/li&gt;\n&lt;li&gt;We&amp;#8217;ve added a new feature: SEO Tools, available to Jetpack Professional subscribers. You can read more about our plans here: <text:soft-page-break/>https://jetpack.com/features/&lt;/li&gt;\n&lt;li&gt;We&amp;#8217;ve made numerous improvements to the data sync process.&lt;/li&gt;\n&lt;/ul&gt;\n&lt;p&gt;&lt;strong&gt;Bug Fixes:&lt;/strong&gt;&lt;/p&gt;\n&lt;ul&gt;\n&lt;li&gt;Fixed link to Akismet settings.&lt;/li&gt;\n&lt;li&gt;Improved compatibility between Infinite Scroll and WPML.&lt;/li&gt;\n&lt;li&gt;Move email notification settings back with the other email settings in the Discussion Settings.&lt;/li&gt;\n&lt;li&gt;Various minor performance/compatibility fixes.&lt;/li&gt;\n&lt;/ul&gt;\n&lt;h4&gt;4.3.2&lt;/h4&gt;\n&lt;ul&gt;\n&lt;li&gt;Release date: October 13, 2016&lt;/li&gt;\n&lt;/ul&gt;\n&lt;p&gt;&lt;strong&gt;Enhancements&lt;/strong&gt;&lt;/p&gt;\n&lt;ul&gt;\n&lt;li&gt;Unsaved changes were getting lost when users were navigating away from settings so we put in a confirmation message to prevent this from happening.&lt;/li&gt;\n&lt;li&gt;We&amp;#8217;ve stopped counting carousel views in stats by default, you can use the &lt;code&gt;jetpack_enable_carousel_stats&lt;/code&gt; filter to enable counting them again.&lt;/li&gt;\n&lt;li&gt;Stats are now responding faster.&lt;/li&gt;\n&lt;li&gt;There were several improvements and repairs made to sync including additional endpoints, performance enhancements, whitelisted data, better decision making around when to sync information, and more.&lt;/li&gt;\n&lt;li&gt;Markdown now has a CSS class on footnotes.&lt;/li&gt;\n&lt;/ul&gt;\n&lt;p&gt;&lt;strong&gt;Improved Compatibility:&lt;/strong&gt;&lt;/p&gt;\n&lt;ul&gt;\n&lt;li&gt;We&amp;#8217;ve improved compatibility with Kinsta by automatically turning on Staging Mode for Jetpack when in a staging environment.&lt;/li&gt;\n&lt;/ul&gt;\n&lt;p&gt;&lt;strong&gt;Bug Fixes:&lt;/strong&gt;&lt;/p&gt;\n&lt;ul&gt;\n&lt;li&gt;Several fixes have been made to sync to repair issues with Publicize, Notifications, and Subscriptions.&lt;/li&gt;\n&lt;li&gt;We removed PHP warnings by checking to make sure json language files like jetpack-en_US.json are readable before we load them.&lt;/li&gt;\n&lt;li&gt;We found an unused option in Gravatar Hovercard settings and removed it.&lt;/li&gt;\n&lt;li&gt;The correct support link is now being used to make it easier for you to connect with the Jetpack team if you need us.&lt;/li&gt;\n&lt;li&gt;The permissions check for plugin information retrieval was fixed as well.&lt;/li&gt;\n&lt;li&gt;Some plugins were adding content on outbound http requests causing an infinite loop we fixed this right up.&lt;/li&gt;\n&lt;li&gt;We removed some warnings that were occurring when translations didn&amp;#8217;t exist by adding a fallback.&lt;/li&gt;\n&lt;li&gt;We&amp;#8217;ve added Moroccan Arabic translations, and switched to language packs for Croatian, Spanish (Chile) and Greek.&lt;/li&gt;\n&lt;li&gt;Sync was running into issues so we&amp;#8217;ve limited dequeue time to 1/3 of PHP&amp;#8217;s max execution time, which has unclogged the problem.&lt;/li&gt;\n&lt;li&gt;We&amp;#8217;re now sending full and incremental queues separately so that a failure in one doesn&amp;#8217;t block the other.&lt;/li&gt;\n&lt;li&gt;There was a JavaScript enqueuing error with our Sharing feature that has been repaired.&lt;/li&gt;\n&lt;li&gt;The Top Posts widget now includes the ability to list attachment (media) pages.&lt;/li&gt;\n&lt;li&gt;We weren&amp;#8217;t building CPT links correctly resulting in bad navigation, which is now fixed.&lt;/li&gt;\n&lt;li&gt;We removed the form legend for default Tiled Gallery settings as it doesn&amp;#8217;t relate.&lt;/li&gt;\n&lt;li&gt;With shortcodes we now return early from processing them if no string is passed, as they are required.&lt;/li&gt;\n&lt;/ul&gt;\n";s:7:"attribs";a:0:{}s:8:"xml_base";s:0:"";s:17:"xml_base_explicit";b:0;s:8:"xml_lang";s:0:"";}}}s:36:"http://wellformedweb.org/CommentAPI/";a:1:{s:10:"commentRss";a:1:{i:0;a:5:{s:4:"data";s:43:"https://wordpress.org/plugins/jetpack/feed/";s:7:"attribs";a:0:{}s:8:"xml_base";s:0:"";s:17:"xml_base_explicit";b:0;s:8:"xml_lang";s:0:"";}}}s:38:"http://purl.org/rss/1.0/modules/slash/";a:1:{s:8:"comments";a:1:{i:0;a:5:{s:4:"data";s:1:"1";s:7:"attribs";a:0:{}s:8:"xml_base";s:0:"";s:17:"xml_base_explicit";b:0;s:8:"xml_lang";s:0:"";}}}}}i:4;a:6:{s:4:"data";s:33:"\n<text:tab/><text:tab/>\n<text:tab/><text:tab/>\n<text:tab/><text:tab/>\n<text:tab/><text:tab/>\n<text:tab/><text:tab/><text:tab/><text:tab/>\n\n<text:tab/><text:tab/>\n<text:tab/><text:tab/>\n<text:tab/><text:tab/><text:tab/><text:tab/>\n<text:tab/><text:tab/><text:tab/>";s:7:"attribs";a:0:{}s:8:"xml_base";s:0:"";s:17:"xml_base_explicit";b:0;s:8:"xml_lang";s:0:"";s:5:"child";a:3:{s:0:"";a:6:{s:5:"title";a:1:{i:0;a:5:{s:4:"data";s:18:"WordPress Importer";s:7:"attribs";a:0:{}s:8:"xml_base";s:0:"";s:17:"xml_base_explicit";b:0;s:8:"xml_lang";s:0:"";}}s:4:"link";a:1:{i:0;a:5:{s:4:"data";s:49:"https://wordpress.org/plugins/wordpress-importer/";s:7:"attribs";a:0:{}s:8:"xml_base";s:0:"";s:17:"xml_base_explicit";b:0;s:8:"xml_lang";s:0:"";}}s:7:"pubDate";a:1:{i:0;a:5:{s:4:"data";s:31:"Thu, 20 May 2010 18:48:47 +0000";s:7:"attribs";a:0:{}s:8:"xml_base";s:0:"";s:17:"xml_base_explicit";b:0;s:8:"xml_lang";s:0:"";}}s:8:"category";a:1:{i:0;a:5:{s:4:"data";s:13:"Uncategorized";s:7:"attribs";a:0:<text:soft-page-break/>{}s:8:"xml_base";s:0:"";s:17:"xml_base_explicit";b:0;s:8:"xml_lang";s:0:"";}}s:4:"guid";a:1:{i:0;a:5:{s:4:"data";s:52:"https://wordpress.org/plugins-wp/wordpress-importer/";s:7:"attribs";a:1:{s:0:"";a:1:{s:11:"isPermaLink";s:5:"false";}}s:8:"xml_base";s:0:"";s:17:"xml_base_explicit";b:0;s:8:"xml_lang";s:0:"";}}s:11:"description";a:1:{i:0;a:5:{s:4:"data";s:101:"Import posts, pages, comments, custom fields, categories, tags and more from a WordPress export file.";s:7:"attribs";a:0:{}s:8:"xml_base";s:0:"";s:17:"xml_base_explicit";b:0;s:8:"xml_lang";s:0:"";}}}s:32:"http://purl.org/dc/elements/1.1/";a:1:{s:7:"creator";a:1:{i:0;a:5:{s:4:"data";s:14:"Brian Colinger";s:7:"attribs";a:0:{}s:8:"xml_base";s:0:"";s:17:"xml_base_explicit";b:0;s:8:"xml_lang";s:0:"";}}}s:40:"http://purl.org/rss/1.0/modules/content/";a:1:{s:7:"encoded";a:1:{i:0;a:5:{s:4:"data";s:4618:"&lt;p&gt;&lt;!--section=description--&gt;&lt;/p&gt;\n&lt;p&gt;The WordPress Importer will import the following content from a WordPress export file:&lt;/p&gt;\n&lt;ul&gt;\n&lt;li&gt;Posts, pages and other custom post types&lt;/li&gt;\n&lt;li&gt;Comments&lt;/li&gt;\n&lt;li&gt;Custom fields and post meta&lt;/li&gt;\n&lt;li&gt;Categories, tags and terms from custom taxonomies&lt;/li&gt;\n&lt;li&gt;Authors&lt;/li&gt;\n&lt;/ul&gt;\n&lt;p&gt;For further information and instructions please see the &lt;a href="https://codex.wordpress.org/Importing_Content#WordPress" rel="nofollow"&gt;Codex page on Importing Content&lt;/a&gt;&lt;/p&gt;\n&lt;h3&gt;Filters&lt;/h3&gt;\n&lt;p&gt;The importer has a couple of filters to allow you to completely enable/block certain features:&lt;/p&gt;\n&lt;ul&gt;\n&lt;li&gt;&lt;code&gt;import_allow_create_users&lt;/code&gt;: return false if you only want to allow mapping to existing users&lt;/li&gt;\n&lt;li&gt;&lt;code&gt;import_allow_fetch_attachments&lt;/code&gt;: return false if you do not wish to allow importing and downloading of attachments&lt;/li&gt;\n&lt;li&gt;&lt;code&gt;import_attachment_size_limit&lt;/code&gt;: return an integer value for the maximum file size in bytes to save (default is 0, which is unlimited)&lt;/li&gt;\n&lt;/ul&gt;\n&lt;p&gt;There are also a few actions available to hook into:&lt;/p&gt;\n&lt;ul&gt;\n&lt;li&gt;&lt;code&gt;import_start&lt;/code&gt;: occurs after the export file has been uploaded and author import settings have been chosen&lt;/li&gt;\n&lt;li&gt;&lt;code&gt;import_end&lt;/code&gt;: called after the last output from the importer&lt;/li&gt;\n&lt;/ul&gt;\n&lt;p&gt;&lt;!--section=faq--&gt;&lt;/p&gt;\n&lt;dl&gt;\n&lt;dt&gt;Installation Instructions&lt;/dt&gt;\n&lt;dd&gt;\n&lt;p&gt;The quickest method for installing the importer is:&lt;/p&gt;\n&lt;ol&gt;\n&lt;li&gt;Visit Tools -&amp;gt; Import in the WordPress dashboard&lt;/li&gt;\n&lt;li&gt;Click on the WordPress link in the list of importers&lt;/li&gt;\n&lt;li&gt;Click &amp;#8220;Install Now&amp;#8221;&lt;/li&gt;\n&lt;li&gt;Finally click &amp;#8220;Activate Plugin &amp;amp; Run Importer&amp;#8221;&lt;/li&gt;\n&lt;/ol&gt;\n&lt;p&gt;If you would prefer to do things manually then follow these instructions:&lt;/p&gt;\n&lt;ol&gt;\n&lt;li&gt;Upload the &lt;code&gt;wordpress-importer&lt;/code&gt; folder to the &lt;code&gt;/wp-content/plugins/&lt;/code&gt;</text:p>
      <text:p text:style-name="P1"><text:s/>directory&lt;/li&gt;\n&lt;li&gt;Activate the plugin through the &amp;#8216;Plugins&amp;#8217; menu in WordPress&lt;/li&gt;\n&lt;li&gt;Go to the Tools -&amp;gt; Import screen, click on WordPress&lt;/li&gt;\n&lt;/ol&gt;\n&lt;/dd&gt;\n&lt;dt&gt;Help! I&amp;#8217;m getting out of memory errors or a blank screen.&lt;/dt&gt;\n&lt;dd&gt;\n&lt;p&gt;If your exported file is very large, the import script may run into your host&amp;#8217;s configured memory limit for PHP.&lt;/p&gt;\n&lt;p&gt;A message like &amp;#8220;Fatal error: Allowed memory size of 8388608 bytes exhausted&amp;#8221; indicates that the script can&amp;#8217;t successfully import your XML file under the current PHP memory limit. If you have access to the php.ini file, you can manually increase the limit; if you do not (your WordPress installation is hosted on a shared server, for instance), you might have to break your exported XML file into several smaller pieces and run the import script one at a time.&lt;/p&gt;\n&lt;p&gt;For those with shared hosting, the best alternative may be to consult hosting support to determine the safest approach for running the import. A host may be willing to temporarily lift the memory limit and/or run the process directly from their end.&lt;/p&gt;\n&lt;p&gt;&amp;#8212; &lt;a href="https://codex.wordpress.org/Importing_Content#Before_Importing" rel="nofollow"&gt;WordPress Codex: Importing Content&lt;/a&gt;&lt;/p&gt;\n&lt;/dd&gt;\n&lt;/dl&gt;\n&lt;p&gt;&lt;!--section=changelog--&gt;&lt;/p&gt;\n&lt;h4&gt;0.6.3&lt;/h4&gt;\n&lt;ul&gt;\n&lt;li&gt;Add support for import term metadata.&lt;/li&gt;\n&lt;li&gt;Fix bug that caused slashes to be stripped from imported content.&lt;/li&gt;\n&lt;li&gt;Fix bug that caused characters to be stripped inside of CDATA in some cases.&lt;/li&gt;\n&lt;li&gt;Fix PHP notices.&lt;/li&gt;\n&lt;/ul&gt;\n&lt;h4&gt;0.6.2&lt;/h4&gt;\n&lt;ul&gt;\n&lt;li&gt;Add wp_import_existing_post filter. See: <text:soft-page-break/>https://core.trac.wordpress.org/ticket/33721&lt;/li&gt;\n&lt;/ul&gt;\n&lt;h4&gt;0.6&lt;/h4&gt;\n&lt;ul&gt;\n&lt;li&gt;Support for WXR 1.2 and multiple CDATA sections&lt;/li&gt;\n&lt;li&gt;Post aren&amp;#8217;t duplicates if their post_type&amp;#8217;s are different&lt;/li&gt;\n&lt;/ul&gt;\n&lt;h4&gt;0.5.2&lt;/h4&gt;\n&lt;ul&gt;\n&lt;li&gt;Double check that the uploaded export file exists before processing it. This prevents incorrect error messages when&lt;br /&gt;\nan export file is uploaded to a server with bad permissions and WordPress 3.3 or 3.3.1 is being used.&lt;/li&gt;\n&lt;/ul&gt;\n&lt;h4&gt;0.5&lt;/h4&gt;\n&lt;ul&gt;\n&lt;li&gt;Import comment meta (requires export from WordPress 3.2)&lt;/li&gt;\n&lt;li&gt;Minor bugfixes and enhancements&lt;/li&gt;\n&lt;/ul&gt;\n&lt;h4&gt;0.4&lt;/h4&gt;\n&lt;ul&gt;\n&lt;li&gt;Map comment user_id where possible&lt;/li&gt;\n&lt;li&gt;Import attachments from &lt;code&gt;wp:attachment_url&lt;/code&gt;&lt;/li&gt;\n&lt;li&gt;Upload attachments to correct directory&lt;/li&gt;\n&lt;li&gt;Remap resized image URLs correctly&lt;/li&gt;\n&lt;/ul&gt;\n&lt;h4&gt;0.3&lt;/h4&gt;\n&lt;ul&gt;\n&lt;li&gt;Use an XML Parser if possible&lt;/li&gt;\n&lt;li&gt;Proper import support for nav menus&lt;/li&gt;\n&lt;li&gt;&amp;#8230; and much more, see &lt;a href="https://core.trac.wordpress.org/ticket/15197" rel="nofollow"&gt;Trac ticket #15197&lt;/a&gt;&lt;/li&gt;\n&lt;/ul&gt;\n&lt;h4&gt;0.1&lt;/h4&gt;\n&lt;ul&gt;\n&lt;li&gt;Initial release&lt;/li&gt;\n&lt;/ul&gt;\n";s:7:"attribs";a:0:{}s:8:"xml_base";s:0:"";s:17:"xml_base_explicit";b:0;s:8:"xml_lang";s:0:"";}}}}}i:5;a:6:{s:4:"data";s:39:"\n<text:tab/><text:tab/>\n<text:tab/><text:tab/>\n<text:tab/><text:tab/>\n<text:tab/><text:tab/>\n<text:tab/><text:tab/>\n<text:tab/><text:tab/>\n<text:tab/><text:tab/>\n<text:tab/><text:tab/>\n<text:tab/><text:tab/><text:tab/><text:tab/>\n<text:tab/><text:tab/><text:tab/>\n<text:tab/><text:tab/>\n<text:tab/><text:tab/>";s:7:"attribs";a:0:{}s:8:"xml_base";s:0:"";s:17:"xml_base_explicit";b:0;s:8:"xml_lang";s:0:"";s:5:"child";a:5:{s:0:"";a:6:{s:5:"title";a:1:{i:0;a:5:{s:4:"data";s:19:"All in One SEO Pack";s:7:"attribs";a:0:{}s:8:"xml_base";s:0:"";s:17:"xml_base_explicit";b:0;s:8:"xml_lang";s:0:"";}}s:4:"link";a:1:{i:0;a:5:{s:4:"data";s:50:"https://wordpress.org/plugins/all-in-one-seo-pack/";s:7:"attribs";a:0:{}s:8:"xml_base";s:0:"";s:17:"xml_base_explicit";b:0;s:8:"xml_lang";s:0:"";}}s:8:"comments";a:1:{i:0;a:5:{s:4:"data";s:58:"https://wordpress.org/plugins/all-in-one-seo-pack/#respond";s:7:"attribs";a:0:{}s:8:"xml_base";s:0:"";s:17:"xml_base_explicit";b:0;s:8:"xml_lang";s:0:"";}}s:7:"pubDate";a:1:{i:0;a:5:{s:4:"data";s:31:"Fri, 30 Mar 2007 19:30:03 +0000";s:7:"attribs";a:0:{}s:8:"xml_base";s:0:"";s:17:"xml_base_explicit";b:0;s:8:"xml_lang";s:0:"";}}s:4:"guid";a:1:{i:0;a:5:{s:4:"data";s:53:"https://wordpress.org/plugins-wp/all-in-one-seo-pack/";s:7:"attribs";a:1:{s:0:"";a:1:{s:11:"isPermaLink";s:5:"false";}}s:8:"xml_base";s:0:"";s:17:"xml_base_explicit";b:0;s:8:"xml_lang";s:0:"";}}s:11:"description";a:1:{i:0;a:5:{s:4:"data";s:83:"The original SEO plugin for WordPress, downloaded over 30,000,000 times since 2007.";s:7:"attribs";a:0:{}s:8:"xml_base";s:0:"";s:17:"xml_base_explicit";b:0;s:8:"xml_lang";s:0:"";}}}s:32:"http://purl.org/dc/elements/1.1/";a:1:{s:7:"creator";a:1:{i:0;a:5:{s:4:"data";s:8:"uberdose";s:7:"attribs";a:0:{}s:8:"xml_base";s:0:"";s:17:"xml_base_explicit";b:0;s:8:"xml_lang";s:0:"";}}}s:40:"http://purl.org/rss/1.0/modules/content/";a:1:{s:7:"encoded";a:1:{i:0;a:5:{s:4:"data";s:4934:"&lt;p&gt;&lt;!--section=description--&gt;&lt;/p&gt;\n&lt;p&gt;Use &lt;strong&gt;All in One SEO Pack&lt;/strong&gt; to optimize your WordPress site for SEO. It&amp;#8217;s easy and works out of the box for beginners, and has advanced features and an API for developers.&lt;/p&gt;\n&lt;p&gt;&lt;strong&gt;&lt;a href="http://semperplugins.com/plugins/all-in-one-seo-pack-pro-version/?loc=readme_utpv" rel="nofollow"&gt;Upgrade to Pro Version&lt;/a&gt;&lt;/strong&gt;&lt;/p&gt;\n&lt;p&gt;&lt;a href="http://semperplugins.com/support/?loc=readme_ps" rel="nofollow"&gt;Premium Support&lt;/a&gt;&lt;/p&gt;\n&lt;p&gt;First created in 2007, see why AIOSEO is one of the all time most downloaded plugins for WordPress.&lt;/p&gt;\n&lt;ul&gt;\n&lt;li&gt;XML Sitemap support &amp;#8211; submit your sitemap to Google and Bing and improve your SEO&lt;/li&gt;\n&lt;li&gt;Google AMP support (Accelerated Mobile Pages)&lt;/li&gt;\n&lt;li&gt;Google Analytics support&lt;/li&gt;\n&lt;li&gt;Support for SEO on Custom Post Types&lt;/li&gt;\n&lt;li&gt;Advanced Canonical URLs&lt;/li&gt;\n&lt;li&gt;Redirect attachment pages to parent post&lt;/li&gt;\n&lt;li&gt;Automatically notifies search engines like Google and Bing about changes to your site&lt;/li&gt;\n&lt;li&gt;Built-in API so other plugins/themes can access and extend functionality&lt;/li&gt;\n&lt;li&gt;ONLY free plugin to provide SEO Integration for e-Commerce sites, including WooCommerce&lt;/li&gt;\n&lt;li&gt;Nonce Security built into All in One SEO <text:soft-page-break/>Pack&lt;/li&gt;\n&lt;li&gt;Automatically optimizes your &lt;strong&gt;titles&lt;/strong&gt; for Google and other search engines&lt;/li&gt;\n&lt;li&gt;Generates &lt;strong&gt;META tags automatically&lt;/strong&gt;&lt;/li&gt;\n&lt;li&gt;Avoids the typical duplicate content found on WordPress blogs&lt;/li&gt;\n&lt;li&gt;For beginners, you don&amp;#8217;t even have to look at the options, it works out-of-the-box. Just install.&lt;/li&gt;\n&lt;li&gt;For advanced users, you can fine-tune everything to optimize your SEO&lt;/li&gt;\n&lt;li&gt;You can override any title and set any META description and any META keywords you want.&lt;/li&gt;\n&lt;li&gt;Compatibility with many other plugins&lt;/li&gt;\n&lt;li&gt;Translated into 57 languages&lt;/li&gt;\n&lt;li&gt;PHP 7 100% Compatible&lt;/li&gt;\n&lt;/ul&gt;\n&lt;p&gt;Follow me on Twitter to keep up with the latest updates &lt;a href="http://twitter.com/michaeltorbert/" rel="nofollow"&gt;Michael&lt;br /&gt;\nTorbert&lt;/a&gt;&lt;/p&gt;\n&lt;p&gt;&lt;iframe class=''youtube-player'' type=''text/html'' width=''640'' height=''390'' src=''https://www.youtube.com/embed/46MR4FboMaA?version=3&amp;#038;rel=1&amp;#038;fs=1&amp;#038;autohide=2&amp;#038;showsearch=0&amp;#038;showinfo=1&amp;#038;iv_load_policy=1&amp;#038;wmode=transparent'' allowfullscreen=''true'' style=''border:0;''&gt;&lt;/iframe&gt;&lt;/p&gt;\n&lt;h4&gt;Tags&lt;/h4&gt;\n&lt;p&gt;seo, SEO, All in One, google, meta, meta description, search engine optimization, xml sitemap, xml sitemaps, google sitemap, sitemap, sitemaps, robots meta, rss, rss footer, yahoo, bing, widget, Post, plugin, admin, posts, shortcode, sidebar, twitter, page, images, comments, image, news sitemaps, XML News Sitemaps, WordPress SEO, multisite, canonical, nofollow, noindex, keywords, meta keywords, description, webmaster tools, google webmaster tools, seo pack, schema.org, search engines, custom post types, custom taxonomies, canonical&lt;/p&gt;\n&lt;p&gt;&lt;!--section=faq--&gt;&lt;/p&gt;\n&lt;p&gt;Please visit our complete &lt;strong&gt;&lt;a href="http://semperplugins.com/documentation/" rel="nofollow"&gt;Documentation&lt;/a&gt;&lt;/strong&gt; before requesting support for SEO from the&lt;br /&gt;\n&lt;strong&gt;&lt;a href="http://semperplugins.com/support/" rel="nofollow"&gt;All in One SEO Pack Support Forum&lt;/a&gt;&lt;/strong&gt;&lt;/p&gt;\n&lt;p&gt;&lt;a href="http://semperfiwebdesign.com/documentation/all-in-one-seo-pack/translations-for-all-in-one-seo-pack/" rel="nofollow"&gt;Translations&lt;/a&gt;&lt;/p&gt;\n&lt;dl&gt;\n&lt;dt&gt;General Settings&lt;/dt&gt;\n&lt;dd&gt;\n&lt;p&gt;&lt;iframe class=''youtube-player'' type=''text/html'' width=''640'' height=''390'' src=''https://www.youtube.com/embed/uGt6CVbA5bI?version=3&amp;#038;rel=1&amp;#038;fs=1&amp;#038;autohide=2&amp;#038;showsearch=0&amp;#038;showinfo=1&amp;#038;iv_load_policy=1&amp;#038;wmode=transparent'' allowfullscreen=''true'' style=''border:0;''&gt;&lt;/iframe&gt;&lt;/p&gt;\n&lt;/dd&gt;\n&lt;dt&gt;XML Sitemaps&lt;/dt&gt;\n&lt;dd&gt;\n&lt;p&gt;&lt;iframe class=''youtube-player'' type=''text/html'' width=''640'' height=''390'' src=''https://www.youtube.com/embed/zvNU92Low8A?version=3&amp;#038;rel=1&amp;#038;fs=1&amp;#038;autohide=2&amp;#038;showsearch=0&amp;#038;showinfo=1&amp;#038;iv_load_policy=1&amp;#038;wmode=transparent'' allowfullscreen=''true'' style=''border:0;''&gt;&lt;/iframe&gt;&lt;/p&gt;\n&lt;/dd&gt;\n&lt;dt&gt;Social Meta&lt;/dt&gt;\n&lt;dd&gt;\n&lt;p&gt;&lt;iframe class=''youtube-player'' type=''text/html'' width=''640'' height=''390'' src=''https://www.youtube.com/embed/Dfe49FiiAog?version=3&amp;#038;rel=1&amp;#038;fs=1&amp;#038;autohide=2&amp;#038;showsearch=0&amp;#038;showinfo=1&amp;#038;iv_load_policy=1&amp;#038;wmode=transparent'' allowfullscreen=''true'' style=''border:0;''&gt;&lt;/iframe&gt;&lt;/p&gt;\n&lt;/dd&gt;\n&lt;dt&gt;Performance&lt;/dt&gt;\n&lt;dd&gt;\n&lt;p&gt;&lt;iframe class=''youtube-player'' type=''text/html'' width=''640'' height=''390'' src=''https://www.youtube.com/embed/A0VKinM5s00?version=3&amp;#038;rel=1&amp;#038;fs=1&amp;#038;autohide=2&amp;#038;showsearch=0&amp;#038;showinfo=1&amp;#038;iv_load_policy=1&amp;#038;wmode=transparent'' allowfullscreen=''true'' style=''border:0;''&gt;&lt;/iframe&gt;&lt;/p&gt;\n&lt;/dd&gt;\n&lt;/dl&gt;\n&lt;p&gt;&lt;!--section=changelog--&gt;&lt;/p&gt;\n&lt;p&gt;All in One SEO Pack &lt;a href="http://semperfiwebdesign.com/documentation/all-in-one-seo-pack/all-in-one-seo-pack-release-history/" rel="nofollow"&gt;Changelog&lt;/a&gt;&lt;/p&gt;\n";s:7:"attribs";a:0:{}s:8:"xml_base";s:0:"";s:17:"xml_base_explicit";b:0;s:8:"xml_lang";s:0:"";}}}s:36:"http://wellformedweb.org/CommentAPI/";a:1:{s:10:"commentRss";a:1:{i:0;a:5:{s:4:"data";s:55:"https://wordpress.org/plugins/all-in-one-seo-pack/feed/";s:7:"attribs";a:0:{}s:8:"xml_base";s:0:"";s:17:"xml_base_explicit";b:0;s:8:"xml_lang";s:0:"";}}}s</text:p>
      <text:p text:style-name="P1"><text:soft-page-break/>:38:"http://purl.org/rss/1.0/modules/slash/";a:1:{s:8:"comments";a:1:{i:0;a:5:{s:4:"data";s:1:"0";s:7:"attribs";a:0:{}s:8:"xml_base";s:0:"";s:17:"xml_base_explicit";b:0;s:8:"xml_lang";s:0:"";}}}}}i:6;a:6:{s:4:"data";s:39:"\n<text:tab/><text:tab/>\n<text:tab/><text:tab/>\n<text:tab/><text:tab/>\n<text:tab/><text:tab/>\n<text:tab/><text:tab/>\n<text:tab/><text:tab/>\n<text:tab/><text:tab/>\n<text:tab/><text:tab/>\n<text:tab/><text:tab/><text:tab/><text:tab/>\n<text:tab/><text:tab/><text:tab/>\n<text:tab/><text:tab/>\n<text:tab/><text:tab/>";s:7:"attribs";a:0:{}s:8:"xml_base";s:0:"";s:17:"xml_base_explicit";b:0;s:8:"xml_lang";s:0:"";s:5:"child";a:5:{s:0:"";a:6:{s:5:"title";a:1:{i:0;a:5:{s:4:"data";s:11:"WooCommerce";s:7:"attribs";a:0:{}s:8:"xml_base";s:0:"";s:17:"xml_base_explicit";b:0;s:8:"xml_lang";s:0:"";}}s:4:"link";a:1:{i:0;a:5:{s:4:"data";s:42:"https://wordpress.org/plugins/woocommerce/";s:7:"attribs";a:0:{}s:8:"xml_base";s:0:"";s:17:"xml_base_explicit";b:0;s:8:"xml_lang";s:0:"";}}s:8:"comments";a:1:{i:0;a:5:{s:4:"data";s:50:"https://wordpress.org/plugins/woocommerce/#respond";s:7:"attribs";a:0:{}s:8:"xml_base";s:0:"";s:17:"xml_base_explicit";b:0;s:8:"xml_lang";s:0:"";}}s:7:"pubDate";a:1:{i:0;a:5:{s:4:"data";s:31:"Tue, 27 Sep 2011 15:32:48 +0000";s:7:"attribs";a:0:{}s:8:"xml_base";s:0:"";s:17:"xml_base_explicit";b:0;s:8:"xml_lang";s:0:"";}}s:4:"guid";a:1:{i:0;a:5:{s:4:"data";s:45:"https://wordpress.org/plugins-wp/woocommerce/";s:7:"attribs";a:1:{s:0:"";a:1:{s:11:"isPermaLink";s:5:"false";}}s:8:"xml_base";s:0:"";s:17:"xml_base_explicit";b:0;s:8:"xml_lang";s:0:"";}}s:11:"description";a:1:{i:0;a:5:{s:4:"data";s:97:"WooCommerce is a powerful, extendable eCommerce plugin that helps you sell anything. Beautifully.";s:7:"attribs";a:0:{}s:8:"xml_base";s:0:"";s:17:"xml_base_explicit";b:0;s:8:"xml_lang";s:0:"";}}}s:32:"http://purl.org/dc/elements/1.1/";a:1:{s:7:"creator";a:1:{i:0;a:5:{s:4:"data";s:9:"WooThemes";s:7:"attribs";a:0:{}s:8:"xml_base";s:0:"";s:17:"xml_base_explicit";b:0;s:8:"xml_lang";s:0:"";}}}s:40:"http://purl.org/rss/1.0/modules/content/";a:1:{s:7:"encoded";a:1:{i:0;a:5:{s:4:"data";s:34664:"&lt;p&gt;&lt;!--section=description--&gt;&lt;/p&gt;\n&lt;p&gt;WooCommerce is a free eCommerce plugin that allows you to sell anything, beautifully. Built to integrate seamlessly with WordPress, WooCommerce is the world’s favorite eCommerce solution that gives both store owners and developers complete control.&lt;/p&gt;\n&lt;p&gt;With endless flexibility and access to hundreds of free and premium WordPress extensions, WooCommerce now powers 30% of all online stores &amp;#8212; more than any other platform.&lt;/p&gt;\n&lt;iframe class=''youtube-player'' type=''text/html'' width=''640'' height=''390'' src=''https://www.youtube.com/embed/1KahlicghaE?version=3&amp;#038;rel=1&amp;#038;fs=1&amp;#038;autohide=2&amp;#038;showsearch=0&amp;#038;showinfo=1&amp;#038;iv_load_policy=1&amp;#038;wmode=transparent'' allowfullscreen=''true'' style=''border:0;''&gt;&lt;/iframe&gt;\n&lt;h4&gt;Sell anything, anywhere&lt;/h4&gt;\n&lt;p&gt;With WooCommerce, you can sell both physical and digital goods in all shapes and sizes, offer product variations, multiple configurations, and instant downloads to shoppers, and even sell affiliate goods from online marketplaces.&lt;/p&gt;\n&lt;p&gt;With premium extensions, you can offer bookings, memberships, and recurring subscriptions. Perhaps you’d like to sell monthly subscriptions for physical goods, or offer your members a discount on digital downloads? It’s all possible.&lt;/p&gt;\n&lt;h4&gt;Ship wherever you like&lt;/h4&gt;\n&lt;p&gt;Offer free shipping, flat rate shipping, or make real-time calculations. Limit your shipments to specific countries, or open your store up to the world. Shipping is highly configurable, and WooCommerce even supports drop shipping.&lt;/p&gt;\n&lt;h4&gt;Extensive payment options&lt;/h4&gt;\n&lt;p&gt;WooCommerce comes bundled with the ability to accept major credit cards, PayPal, BACS (bank transfers), and cash on delivery. Need additional options? More than 140 region-specific gateways integrate with WooCommerce, including popular choices like Stripe, Authorize.Net, and Amazon Payments.&lt;/p&gt;\n&lt;h4&gt;You control it all &amp;#8212; forever&lt;/h4&gt;\n&lt;p&gt;WooCommerce gives you complete control of your store, from taxes to stock levels to customer accounts. Add and remove extensions, change your design, and switch settings as you please. It’s all under your control.&lt;/p&gt;\n&lt;p&gt;One of the biggest risks of using a hosted eCommerce platform is what happens to your store if the provider closes up shop. With WooCommerce, you have complete control, so there’s never any reason to worry. Your data belongs to you &amp;#8212; and it’s kept secure, thanks to regular audits by industry leaders.&lt;/p&gt;\n&lt;h4&gt;Define <text:soft-page-break/>your style with Storefront&lt;/h4&gt;\n&lt;p&gt;&lt;a href="https://wordpress.org/themes/storefront/" rel="nofollow"&gt;Storefront&lt;/a&gt; is a free WordPress theme available to any WooCommerce store. Along with deep WooCommerce integration, Storefront prioritizes speed and uptime while eliminating theme and plugin conflicts during major updates.&lt;/p&gt;\n&lt;p&gt;Define your style even further by customizing Storefront to your liking or choosing from one of our several &lt;a href="https://woocommerce.com/product-category/themes/storefront-child-theme-themes/" rel="nofollow"&gt;Storefront child themes&lt;/a&gt;. It’s all up to you, and all open source.&lt;/p&gt;\n&lt;h4&gt;Built with developers in mind&lt;/h4&gt;\n&lt;p&gt;Extendable, adaptable, and open source &amp;#8212; WooCommerce was created with developers in mind. With its strong, robust framework, you can scale your client’s store all the way from basic to high-end (infinity and beyond).&lt;/p&gt;\n&lt;p&gt;Built with a REST API, WooCommerce can integrate with virtually any service. Your store’s data can be accessed anywhere, anytime, 100% securely. WooCommerce allows developers to easily create, modify, and grow a store that meets their specifications.&lt;/p&gt;\n&lt;p&gt;No matter the size of the store you want to build, WooCommerce will scale to meet your requirements. With a growing collection of more than 300 extensions, you can enhance each store’s features to meet your client’s unique needs &amp;#8212; or even create your own solution.&lt;/p&gt;\n&lt;p&gt;If security is a concern, rest easy. WooCommerce is audited by a dedicated team of developers working around the clock to identify and patch any and all discovered bugs.&lt;/p&gt;\n&lt;p&gt;We also support WooCommerce and all its extensions with comprehensive, easily-accessible documentation. With our docs, you’ll learn how to create the exact site your client needs.&lt;/p&gt;\n&lt;h4&gt;Extensions galore&lt;/h4&gt;\n&lt;p&gt;WordPress.org is home to some amazing extensions for WooCommerce, including:&lt;/p&gt;\n&lt;ul&gt;\n&lt;li&gt;&lt;a href="https://wordpress.org/plugins/woocommerce-google-analytics-integration/"&gt;Google Analytics&lt;/a&gt;&lt;/li&gt;\n&lt;li&gt;&lt;a href="https://wordpress.org/plugins/woocommerce-delivery-notes/"&gt;Delivery Notes&lt;/a&gt;&lt;/li&gt;\n&lt;li&gt;&lt;a href="https://wordpress.org/plugins/woocommerce-pdf-invoices-packing-slips/"&gt;PDF Invoices and Packing Slips&lt;/a&gt;&lt;/li&gt;\n&lt;li&gt;&lt;a href="https://wordpress.org/plugins/affiliates-woocommerce-light/"&gt;Affiliates Integration Light&lt;/a&gt;&lt;/li&gt;\n&lt;li&gt;&lt;a href="https://wordpress.org/plugins/woocommerce-new-product-badge/"&gt;New Product Badges&lt;/a&gt;&lt;/li&gt;\n&lt;/ul&gt;\n&lt;p&gt;Keen to see them all? Search WordPress.org for ‘WooCommerce’ to dive in.&lt;/p&gt;\n&lt;p&gt;If you’re looking for something endorsed and maintained by the developers who built WooCommerce, there are a plethora of premium eCommerce extensions, the most popular of which include:&lt;/p&gt;\n&lt;ul&gt;\n&lt;li&gt;&lt;a href="https://woocommerce.com/products/woocommerce-subscriptions/" rel="nofollow"&gt;WooCommerce Subscriptions&lt;/a&gt;&lt;/li&gt;\n&lt;li&gt;&lt;a href="https://woocommerce.com/products/woocommerce-memberships/" rel="nofollow"&gt;WooCommerce Memberships&lt;/a&gt;&lt;/li&gt;\n&lt;li&gt;&lt;a href="https://woocommerce.com/products/woocommerce-bookings/" rel="nofollow"&gt;WooCommerce Bookings&lt;/a&gt;&lt;/li&gt;\n&lt;li&gt;&lt;a href="https://woocommerce.com/products/dynamic-pricing/" rel="nofollow"&gt;Dynamic Pricing&lt;/a&gt;&lt;/li&gt;\n&lt;li&gt;&lt;a href="https://woocommerce.com/products/table-rate-shipping/" rel="nofollow"&gt;Table Rate Shipping&lt;/a&gt;&lt;/li&gt;\n&lt;li&gt;&lt;a href="https://woocommerce.com/products/product-csv-import-suite/" rel="nofollow"&gt;Product CSV Import Suite&lt;/a&gt;&lt;/li&gt;\n&lt;/ul&gt;\n&lt;p&gt;And there’s plenty more where they came from. Visit our &lt;a href="https://woocommerce.com/product-category/woocommerce-extensions/" rel="nofollow"&gt;extensions page&lt;/a&gt; to find out everything you’re capable of and all that&amp;#8217;s possible with premium WooCommerce extensions.&lt;/p&gt;\n&lt;h4&gt;Join our growing community&lt;/h4&gt;\n&lt;p&gt;When you download WooCommerce, you join a community of more than a million store owners, developers, and WordPress enthusiasts. We’re one of the fastest-growing open source communities online, and whether you’re a n00b or a Ninja, we’d love to have you!&lt;/p&gt;\n&lt;p&gt;If you’re interested in contributing to WooCommerce we’ve got more than 350 contributors, and there’s always room for more. Head over to the &lt;a href="https://github.com/woocommerce/woocommerce" rel="nofollow"&gt;WooCommerce GitHub <text:soft-page-break/>Repository&lt;/a&gt; to find out how you can pitch in.&lt;/p&gt;\n&lt;p&gt;Want to add a new language to WooCommerce? Swell! You can contribute via &lt;a href="https://translate.wordpress.org/projects/wp-plugins/woocommerce" rel="nofollow"&gt;translate.wordpress.org&lt;/a&gt;.&lt;/p&gt;\n&lt;p&gt;And, finally, consider joining or spearheading a WooCommerce Meetup locally, more about those &lt;a href="https://woocommerce.com/woocommerce/meetups/" rel="nofollow"&gt;here&lt;/a&gt;.&lt;/p&gt;\n&lt;p&gt;&lt;!--section=installation--&gt;&lt;/p&gt;\n&lt;h4&gt;Minimum Requirements&lt;/h4&gt;\n&lt;ul&gt;\n&lt;li&gt;PHP version 5.2.4 or greater (PHP 5.6 or greater is recommended)&lt;/li&gt;\n&lt;li&gt;MySQL version 5.0 or greater (MySQL 5.6 or greater is recommended)&lt;/li&gt;\n&lt;li&gt;Some payment gateways require fsockopen support (for IPN access)&lt;/li&gt;\n&lt;li&gt;WooCommerce 2.5 requires WordPress 4.1+&lt;/li&gt;\n&lt;li&gt;WooCommerce 2.6 requires WordPress 4.4+&lt;/li&gt;\n&lt;/ul&gt;\n&lt;p&gt;Visit the &lt;a href="https://docs.woocommerce.com/document/server-requirements/" rel="nofollow"&gt;WooCommerce server requirements documentation&lt;/a&gt; for a detailed list of server requirements.&lt;/p&gt;\n&lt;h4&gt;Automatic installation&lt;/h4&gt;\n&lt;p&gt;Automatic installation is the easiest option as WordPress handles the file transfers itself and you don’t need to leave your web browser. To do an automatic install of WooCommerce,</text:p>
      <text:p text:style-name="P1"><text:s/>log in to your WordPress dashboard, navigate to the Plugins menu and click Add New.&lt;/p&gt;\n&lt;p&gt;In the search field type “WooCommerce” and click Search Plugins. Once you’ve found our eCommerce plugin you can view details about it such as the point release, rating and description. Most importantly of course, you can install it by simply clicking “Install Now”.&lt;/p&gt;\n&lt;h4&gt;Manual installation&lt;/h4&gt;\n&lt;p&gt;The manual installation method involves downloading our eCommerce plugin and uploading it to your webserver via your favourite FTP application. The WordPress codex contains &lt;a href="https://codex.wordpress.org/Managing_Plugins#Manual_Plugin_Installation" rel="nofollow"&gt;instructions on how to do this here&lt;/a&gt;.&lt;/p&gt;\n&lt;h4&gt;Updating&lt;/h4&gt;\n&lt;p&gt;Automatic updates should work like a charm; as always though, ensure you backup your site just in case.&lt;/p&gt;\n&lt;p&gt;If on the off-chance you do encounter issues with the shop/category pages after an update you simply need to flush the permalinks by going to WordPress &amp;gt; Settings &amp;gt; Permalinks and hitting &amp;#8216;save&amp;#8217;. That should return things to normal.&lt;/p&gt;\n&lt;h4&gt;Dummy data&lt;/h4&gt;\n&lt;p&gt;WooCommerce comes with some dummy data you can use to see how products look; either import dummy_data.xml via the &lt;a href="https://wordpress.org/plugins/wordpress-importer/"&gt;WordPress importer&lt;/a&gt; or use our &lt;a href="https://woocommerce.com/products/product-csv-import-suite/" rel="nofollow"&gt;CSV Import Suite plugin&lt;/a&gt; to import dummy_data.csv and dummy_data_variations.csv.&lt;/p&gt;\n&lt;p&gt;&lt;!--section=faq--&gt;&lt;/p&gt;\n&lt;dl&gt;\n&lt;dt&gt;Installation Instructions&lt;/dt&gt;\n&lt;dd&gt;\n&lt;h4&gt;Minimum Requirements&lt;/h4&gt;\n&lt;ul&gt;\n&lt;li&gt;PHP version 5.2.4 or greater (PHP 5.6 or greater is recommended)&lt;/li&gt;\n&lt;li&gt;MySQL version 5.0 or greater (MySQL 5.6 or greater is recommended)&lt;/li&gt;\n&lt;li&gt;Some payment gateways require fsockopen support (for IPN access)&lt;/li&gt;\n&lt;li&gt;WooCommerce 2.5 requires WordPress 4.1+&lt;/li&gt;\n&lt;li&gt;WooCommerce 2.6 requires WordPress 4.4+&lt;/li&gt;\n&lt;/ul&gt;\n&lt;p&gt;Visit the &lt;a href="https://docs.woocommerce.com/document/server-requirements/" rel="nofollow"&gt;WooCommerce server requirements documentation&lt;/a&gt; for a detailed list of server requirements.&lt;/p&gt;\n&lt;h4&gt;Automatic installation&lt;/h4&gt;\n&lt;p&gt;Automatic installation is the easiest option as WordPress handles the file transfers itself and you don’t need to leave your web browser. To do an automatic install of WooCommerce, log in to your WordPress dashboard, navigate to the Plugins menu and click Add New.&lt;/p&gt;\n&lt;p&gt;In the search field type “WooCommerce” and click Search Plugins. Once you’ve found our eCommerce plugin you can view details about it such as the point release, rating and description. Most importantly of course, you can install it by simply clicking “Install Now”.&lt;/p&gt;\n&lt;h4&gt;Manual installation&lt;/h4&gt;\n&lt;p&gt;The manual installation method involves downloading our eCommerce plugin and uploading it to your webserver via your favourite FTP application. The WordPress codex contains &lt;a href="https://codex.wordpress.org/Managing_Plugins#Manual_Plugin_Installation" <text:soft-page-break/>rel="nofollow"&gt;instructions on how to do this here&lt;/a&gt;.&lt;/p&gt;\n&lt;h4&gt;Updating&lt;/h4&gt;\n&lt;p&gt;Automatic updates should work like a charm; as always though, ensure you backup your site just in case.&lt;/p&gt;\n&lt;p&gt;If on the off-chance you do encounter issues with the shop/category pages after an update you simply need to flush the permalinks by going to WordPress &amp;gt; Settings &amp;gt; Permalinks and hitting &amp;#8216;save&amp;#8217;. That should return things to normal.&lt;/p&gt;\n&lt;h4&gt;Dummy data&lt;/h4&gt;\n&lt;p&gt;WooCommerce comes with some dummy data you can use to see how products look; either import dummy_data.xml via the &lt;a href="https://wordpress.org/plugins/wordpress-importer/"&gt;WordPress importer&lt;/a&gt; or use our &lt;a href="https://woocommerce.com/products/product-csv-import-suite/" rel="nofollow"&gt;CSV Import Suite plugin&lt;/a&gt; to import dummy_data.csv and dummy_data_variations.csv.&lt;/p&gt;\n&lt;/dd&gt;\n&lt;dt&gt;Where can I find WooCommerce documentation and user guides?&lt;/dt&gt;\n&lt;dd&gt;\n&lt;p&gt;For help setting up and configuring WooCommerce please refer to our &lt;a href="https://docs.woocommerce.com/documentation/plugins/woocommerce/getting-started/" rel="nofollow"&gt;user guide&lt;/a&gt;&lt;/p&gt;\n&lt;p&gt;For extending or theming WooCommerce, see our &lt;a href="https://docs.woocommerce.com/documentation/plugins/woocommerce/woocommerce-codex/" rel="nofollow"&gt;codex&lt;/a&gt;.&lt;/p&gt;\n&lt;/dd&gt;\n&lt;dt&gt;Where can I get support or talk to other users?&lt;/dt&gt;\n&lt;dd&gt;\n&lt;p&gt;If you get stuck, you can ask for help in the &lt;a href="https://wordpress.org/support/plugin/woocommerce" rel="nofollow"&gt;WooCommerce Plugin Forum&lt;/a&gt;.&lt;/p&gt;\n&lt;p&gt;For help with premium extensions from WooThemes, use &lt;a href="https://support.woothemes.com/" rel="nofollow"&gt;our helpdesk&lt;/a&gt;.&lt;/p&gt;\n&lt;/dd&gt;\n&lt;dt&gt;Will WooCommerce work with my theme?&lt;/dt&gt;\n&lt;dd&gt;\n&lt;p&gt;Yes; WooCommerce will work with any theme, but may require some styling to make it match nicely. Please see our &lt;a href="https://docs.woocommerce.com/documentation/plugins/woocommerce/woocommerce-codex/" rel="nofollow"&gt;codex&lt;/a&gt; for help. If you&amp;#8217;re looking for a theme with built in WooCommerce integration we recommend &lt;a href="https://woocommerce.com/storefront/" rel="nofollow"&gt;Storefront&lt;/a&gt;.&lt;/p&gt;\n&lt;/dd&gt;\n&lt;dt&gt;Where can I request new features, eCommerce themes and extensions?&lt;/dt&gt;\n&lt;dd&gt;\n&lt;p&gt;You can vote on and request new features and extensions in our &lt;a href="http://ideas.woothemes.com/forums/133476-woocommerce" rel="nofollow"&gt;WooIdeas board&lt;/a&gt;&lt;/p&gt;\n&lt;/dd&gt;\n&lt;dt&gt;Where can I report bugs or contribute to the project?&lt;/dt&gt;\n&lt;dd&gt;\n&lt;p&gt;Bugs can be reported either in our support forum or preferably on the &lt;a href="https://github.com/woocommerce/woocommerce/issues" rel="nofollow"&gt;WooCommerce GitHub repository&lt;/a&gt;.&lt;/p&gt;\n&lt;/dd&gt;\n&lt;dt&gt;Where can I find the REST API documentation?&lt;/dt&gt;\n&lt;dd&gt;\n&lt;p&gt;You can find the documentation of our REST API on the &lt;a href="https://woocommerce.github.io/woocommerce-rest-api-docs/" rel="nofollow"&gt;WooCommerce REST API Docs&lt;/a&gt;.&lt;/p&gt;\n&lt;/dd&gt;\n&lt;dt&gt;WooCommerce is awesome! Can I contribute?&lt;/dt&gt;\n&lt;dd&gt;\n&lt;p&gt;Yes you can! Join in on our &lt;a href="http://github.com/woocommerce/woocommerce/" rel="nofollow"&gt;GitHub repository&lt;/a&gt; &lt;img src="https://s.w.org/images/core/emoji/2.2.1/72x72/1f642.png" alt="🙂" class="wp-smiley" style="height: 1em; max-height: 1em;" /&gt;&lt;/p&gt;\n&lt;/dd&gt;\n&lt;/dl&gt;\n&lt;p&gt;&lt;!--section=changelog--&gt;&lt;/p&gt;\n&lt;h4&gt;3.0.5 &amp;#8211; 2017-04-28&lt;/h4&gt;\n&lt;ul&gt;\n&lt;li&gt;Fix &amp;#8211; Tooltip display within shipping zone modals.&lt;/li&gt;\n&lt;li&gt;Fix &amp;#8211; Fix missing title for actions column on mobile.&lt;/li&gt;\n&lt;li&gt;Fix &amp;#8211; Allow forward slash in telephone field.&lt;/li&gt;\n&lt;li&gt;Fix &amp;#8211; Sort grouped products by menu order when displaying.&lt;/li&gt;\n&lt;li&gt;Fix &amp;#8211; Fix term exclusion in term count queries.&lt;/li&gt;\n&lt;li&gt;Fix &amp;#8211; Filter invalid products before returning them for wc_get_products.&lt;/li&gt;\n&lt;li&gt;Fix &amp;#8211; Prevent orders being their own parent (causes errors).&lt;/li&gt;\n&lt;li&gt;Fix &amp;#8211; Correctly migrate legacy shipping taxes data.&lt;/li&gt;\n&lt;li&gt;Fix &amp;#8211; Make sure the meta data cache is not shared among instances.&lt;/li&gt;\n&lt;li&gt;Fix &amp;#8211; Correct the stock display notice when a variable product manages stock for it&amp;#8217;s children.&lt;/li&gt;\n&lt;li&gt;Fix &amp;#8211; On multisite, add user to blog during checkout if not a user to prevent errors.&lt;/li&gt;\n&lt;li&gt;Fix &amp;#8211; Correct sale price date handling with some timezone setups.&lt;/li&gt;\n&lt;li&gt;Fix &amp;#8211; wc_attribute_taxonomy_id_by_name needs to use lowercase <text:soft-page-break/>attribute slug to work.&lt;/li&gt;\n&lt;li&gt;Fix &amp;#8211; Make changes to the buyer&amp;#8217;s company name in the shipping section of checkout persist.&lt;/li&gt;\n&lt;li&gt;Tweak &amp;#8211; Add required placeholder for meta fields in backend.&lt;/li&gt;\n&lt;li&gt;Tweak &amp;#8211; Don&amp;#8217;t strtolower address strings on checkout validation messages.&lt;/li&gt;\n&lt;li&gt;REST API &amp;#8211; Prevent password change notification when creating a customer.&lt;/li&gt;\n&lt;li&gt;REST API &amp;#8211; Removed duplicated items returned in shipping and checkout endpoints.&lt;/li&gt;\n&lt;li&gt;CLI &amp;#8211; Fixed missing shipping zones route.&lt;/li&gt;\n&lt;li&gt;Dev &amp;#8211; Make get_price_html handling match 2.6 and pass all values through woocommerce_get_price_html filter.&lt;/li&gt;\n&lt;li&gt;Dev &amp;#8211; Legacy customer class missing get_address / get_address_2 functions.&lt;/li&gt;\n&lt;li&gt;Dev &amp;#8211; Restored filter &lt;code&gt;woocommerce_checkout_customer_id&lt;/code&gt; during checkout validation.&lt;/li&gt;\n&lt;li&gt;Dev &amp;#8211; Adds missing &lt;code&gt;$this&lt;/code&gt; argument for all &lt;code&gt;woocommerce_payment_complete_order_status&lt;/code&gt; filters.&lt;/li&gt;\n&lt;/ul&gt;\n&lt;h4&gt;3.0.4 &amp;#8211; 2017-04-20&lt;/h4&gt;\n&lt;ul&gt;\n&lt;li&gt;Fix &amp;#8211; Variations were not inheriting the product image and shipping class ID.&lt;/li&gt;\n&lt;li&gt;Fix &amp;#8211; Prevent rating/review counts being duplicated when duplicating products.&lt;/li&gt;\n&lt;li&gt;Fix &amp;#8211; Fixed gallery navigation between images with long captions.&lt;/li&gt;\n&lt;li&gt;Fix &amp;#8211; Support transparent PNG in the gallery by setting a background color.&lt;/li&gt;\n&lt;li&gt;Fix &amp;#8211; Removed name/company from the shipping address Google map links.&lt;/li&gt;\n&lt;li&gt;Fix &amp;#8211; Fixed the address field sorting script on the checkout.&lt;/li&gt;\n&lt;li&gt;Fix &amp;#8211; Fixed the upgrade routine for grouped products so that parents are unset.&lt;/li&gt;\n&lt;li&gt;Fix &amp;#8211; Fixed support for WordPress 4.7 user locale settings.&lt;/li&gt;\n&lt;li&gt;Fix &amp;#8211; Fixed default option filter for product types in the product meta box.&lt;/li&gt;\n&lt;li&gt;Fix &amp;#8211; Improved the css in Twenty Seventeen for dark color schemes.&lt;/li&gt;\n&lt;li&gt;Fix &amp;#8211; Fixed display of refunds in sales report.&lt;/li&gt;\n&lt;li&gt;Fix &amp;#8211; Updated &lt;code&gt;single-product/add-to-cart/variable.php&lt;/code&gt; template version to 3.0.0 since it had changes since 2.6.&lt;/li&gt;\n&lt;li&gt;Fix &amp;#8211; Fixed warnings when product attribute do not exists.&lt;/li&gt;\n&lt;li&gt;Fix &amp;#8211; Used a div for comment-form-rating to prevent invalid nested markup.&lt;/li&gt;\n&lt;li&gt;Fix &amp;#8211; Fixed some logic that checks if order taxes are compound.&lt;/li&gt;\n&lt;li&gt;Fix &amp;#8211; Fixed SKU checks to only exclude products that are trashed.&lt;/li&gt;\n&lt;li&gt;Fix &amp;#8211; Fixed display of download permissions</text:p>
      <text:p text:style-name="P1"><text:s/>in first email sent after checkout.&lt;/li&gt;\n&lt;li&gt;Fix &amp;#8211; Hidden the backorder notification stock text when notification is disabled.&lt;/li&gt;\n&lt;li&gt;Fix &amp;#8211; Fixed incorrect stock numbers in low stock emails.&lt;/li&gt;\n&lt;li&gt;Tweak &amp;#8211; Removed the non-functional order total input box, and combined the recalculation buttons into one working button.&lt;/li&gt;\n&lt;li&gt;Tweak &amp;#8211; Updated Guided Tour videos.&lt;/li&gt;\n&lt;li&gt;Tweak &amp;#8211; Updated js-cookie.js to 2.1.4.&lt;/li&gt;\n&lt;li&gt;Tweak &amp;#8211; Updated schema.org URLs to use HTTPS.&lt;/li&gt;\n&lt;li&gt;Tweak &amp;#8211; Status report request timeouts.&lt;/li&gt;\n&lt;li&gt;REST API &amp;#8211; Fixed an issue that prevented deleting a term if errors were thrown during creation.&lt;/li&gt;\n&lt;li&gt;REST API &amp;#8211; Fixed reports endpoint when querying by date.&lt;/li&gt;\n&lt;li&gt;REST API &amp;#8211; Fixed ignored order parameters when changing order status.&lt;/li&gt;\n&lt;li&gt;Dev &amp;#8211; Support guest orders in &lt;code&gt;wc_get_orders&lt;/code&gt; function.&lt;/li&gt;\n&lt;li&gt;Dev &amp;#8211; Fixed downloadable variation filters for download URLs.&lt;/li&gt;\n&lt;li&gt;Dev &amp;#8211; Added safeguards to prevent infinite loops while saving coupons, products and orders in admin.&lt;/li&gt;\n&lt;li&gt;Dev &amp;#8211; Added a fallback for &lt;code&gt;queue_transactional_email&lt;/code&gt; if background sending is disabled.&lt;/li&gt;\n&lt;li&gt;Dev &amp;#8211; Added &lt;code&gt;has_shipping_address&lt;/code&gt; helper method.&lt;/li&gt;\n&lt;li&gt;Dev &amp;#8211; Introduced &lt;code&gt;woocommerce_order_item_get_formatted_meta_data&lt;/code&gt; filter.&lt;/li&gt;\n&lt;li&gt;Dev &amp;#8211; Made wc_add_order_item pass correct values to woocommerce_new_order_item.&lt;/li&gt;\n&lt;li&gt;Dev &amp;#8211; Fixed &lt;code&gt;legacy_posted_data&lt;/code&gt; access in checkout class.&lt;/li&gt;\n&lt;li&gt;Dev &amp;#8211; Fixed undefined property notice in &lt;code&gt;WC_Order_Item::offsetGet&lt;/code&gt;.&lt;/li&gt;\n&lt;li&gt;Dev &amp;#8211; Fixed PHP 7.1 warnings when using non-float values to &lt;code&gt;wc_get_weight()&lt;/code&gt;.&lt;/li&gt;\n&lt;li&gt;Dev &amp;#8211; Fixed incorrect variable name in &lt;code&gt;wc_add_order_item()&lt;/code&gt;.&lt;/li&gt;\n&lt;/ul&gt;\n&lt;h4&gt;3.0.3 &amp;#8211; 2017-04-13&lt;/h4&gt;\n&lt;ul&gt;\n&lt;li&gt;Fix &amp;#8211; Fixed an issue with variation tax-classes when set to &amp;#8216;parent&amp;#8217;. This made taxes apply on top of the tax inclusive price in certain <text:soft-page-break/>setups.&lt;/li&gt;\n&lt;li&gt;Fix &amp;#8211; Escaped attribute translations in the &lt;code&gt;cart.php&lt;/code&gt; template and bumped the template version to match.&lt;/li&gt;\n&lt;li&gt;Fix &amp;#8211; Corrected the display of refund dates on the order screen.&lt;/li&gt;\n&lt;li&gt;Fix &amp;#8211; Fixed the grouped product visibility check in the grouped.php template and bumped the template version to match.&lt;/li&gt;\n&lt;li&gt;Fix &amp;#8211; Fixed the sale badge display for grouped products.&lt;/li&gt;\n&lt;li&gt;Fix &amp;#8211; Added the &lt;code&gt;itemReviewed&lt;/code&gt; structured data for product reviews to make it validate.&lt;/li&gt;\n&lt;li&gt;Fix &amp;#8211; Made the &lt;code&gt;get_attribute&lt;/code&gt; method work on variation objects.&lt;/li&gt;\n&lt;li&gt;Tweak &amp;#8211; Turned off the deferred email sending by default which was added in 3.0. Whilst it does improve performance, there were compatibility problems on some servers. It can be enabled with a filter if desired.&lt;/li&gt;\n&lt;li&gt;Dev &amp;#8211; Added backtrace information to the deprecation messages to help find problem plugins.&lt;/li&gt;\n&lt;/ul&gt;\n&lt;h4&gt;3.0.2 &amp;#8211; 2017-04-12&lt;/h4&gt;\n&lt;ul&gt;\n&lt;li&gt;Fix &amp;#8211; Removed required states for GP, GF, KW, LB, MQ, RE and YT countries.&lt;/li&gt;\n&lt;li&gt;Fix &amp;#8211; Made cache in the [products] shortcode respect filters from plugins.&lt;/li&gt;\n&lt;li&gt;Fix &amp;#8211; Added missing &lt;code&gt;woocommerce_cross_sells_columns&lt;/code&gt; filter.&lt;/li&gt;\n&lt;li&gt;Fix &amp;#8211; Fixed shortcode rendering on the shop page.&lt;/li&gt;\n&lt;li&gt;Fix &amp;#8211; Fixed incorrect sale dates when bulk editing variations.&lt;/li&gt;\n&lt;li&gt;Fix &amp;#8211; Fixed calls to wc_reduce_stock_levels in PayPal and Simplify gateways.&lt;/li&gt;\n&lt;li&gt;Fix &amp;#8211; Exclude &amp;#8220;location&amp;#8221; meta when reading customer meta data.&lt;/li&gt;\n&lt;li&gt;Fix &amp;#8211; Updated &lt;code&gt;emails/email-addresses.php&lt;/code&gt;, &lt;code&gt;emails/email-order-details.php&lt;/code&gt;, &lt;code&gt;content-single-product.php&lt;/code&gt;, &lt;code&gt;checkout/form-shipping.php&lt;/code&gt;, &lt;code&gt;myaccount/form-add-payment-method.php&lt;/code&gt;, &lt;code&gt;myaccount/form-edit-address.php&lt;/code&gt;, &lt;code&gt;myaccount/form-lost-password.php&lt;/code&gt;, &lt;code&gt;myaccount/form-reset-password.php&lt;/code&gt;, &lt;code&gt;myaccount/orders.php&lt;/code&gt; and &lt;code&gt;myaccount/view-order.php&lt;/code&gt; template version to 3.0.0 since they had changes since 2.6.&lt;/li&gt;\n&lt;li&gt;Fix &amp;#8211; Fixed default behavior of variation tax classes when originally set to &amp;#8220;parent&amp;#8221;.&lt;/li&gt;\n&lt;li&gt;Fix &amp;#8211; When duplicating products, do not copy slug, append &amp;#8220;(Copy)&amp;#8221; to the product name, correctly copy all meta data, and prevent children of grouped products being duplicated too.&lt;/li&gt;\n&lt;li&gt;Fix &amp;#8211; Removed duplicated items when outputting cross sells on the cart page.&lt;/li&gt;\n&lt;li&gt;Fix &amp;#8211; Fixed output of default &amp;#8220;add to cart&amp;#8221; text of external products in loops.&lt;/li&gt;\n&lt;li&gt;Fix &amp;#8211; Fixed backwards compatibility of guest checkout rules when being altered by plugins directly.&lt;/li&gt;\n&lt;li&gt;Fix &amp;#8211; Use correct thumbnail sizes for variation images in the new gallery.&lt;/li&gt;\n&lt;li&gt;Fix &amp;#8211; Fixed captions on thumbnails and main image in the new gallery.&lt;/li&gt;\n&lt;li&gt;Fix &amp;#8211; Trigger wc_fragments_loaded after add to cart fragment refresh.&lt;/li&gt;\n&lt;li&gt;Fix &amp;#8211; Download permissions; Convert dates to timestamp on read so UTC is preserved.&lt;/li&gt;\n&lt;li&gt;Fix &amp;#8211; Fixed notices under PHP 7.1 when sorting products by name (numeric).&lt;/li&gt;\n&lt;li&gt;Fix &amp;#8211; Added additional checks to ensure objects are read before using class methods to avoid errors.&lt;/li&gt;\n&lt;li&gt;Fix &amp;#8211; Removed legacy suggest.js code which was causing JS error on bulk edit.&lt;/li&gt;\n&lt;li&gt;Fix &amp;#8211; Fixed warnings on the &amp;#8220;Lost password&amp;#8221; page and when loading a product with invalid attributes.&lt;/li&gt;\n&lt;li&gt;Fix &amp;#8211; Made background emailer update the queue after a successful send so duplicate mails are less likely.&lt;/li&gt;\n&lt;li&gt;Fix &amp;#8211; Typo in flexslider_enabled option in new gallery script.&lt;/li&gt;\n&lt;li&gt;Fix &amp;#8211; woocommerce_notify_low_stock and woocommerce_notify_no_stock options had no effect.&lt;/li&gt;\n&lt;li&gt;Tweak &amp;#8211; For downloadable files, only validate file type when dealing with relative paths.&lt;/li&gt;\n&lt;li&gt;Tweak &amp;#8211; Improved automatic variation name generation.&lt;/li&gt;\n&lt;li&gt;Dev &amp;#8211; Added product visibility terms to system status report to help debug.&lt;/li&gt;\n&lt;li&gt;Dev &amp;#8211; Introduced &lt;code&gt;woocommerce_admin_order_date_format&lt;/code&gt; filter to replace missing &lt;code&gt;post_date_column_time&lt;/code&gt;.&lt;/li&gt;\n&lt;li&gt;Dev &amp;#8211; Introduced &lt;code&gt;woocommerce_update_customer_args&lt;/code&gt; filter to prevent updates to user objects if needed.&lt;/li&gt;\n&lt;li&gt;REST API &amp;#8211; Fixed saving of variations in legacy REST API v3.&lt;/li&gt;\n&lt;li&gt;REST API &amp;#8211; Fixed backwards compatibility of line_items meta in legacy <text:soft-page-break/>REST API.&lt;/li&gt;\n&lt;/ul&gt;\n&lt;h4&gt;3.0.1 &amp;#8211; 2017-04-06&lt;/h4&gt;\n&lt;ul&gt;\n&lt;li&gt;Fix &amp;#8211; Show catalog hidden products within grouped products.&lt;/li&gt;\n&lt;li&gt;Fix &amp;#8211; Fade in the gallery in if no images are set or it&amp;#8217;s custom.&lt;/li&gt;\n&lt;li&gt;Fix &amp;#8211; Use wc_deprecated_function in WC_Deprecated_Hooks so notices aren&amp;#8217;t output in ajax requests.&lt;/li&gt;\n&lt;li&gt;Fix &amp;#8211; Added back the ability to include extra items to the System Status using the &lt;code&gt;woocommerce_system_status_environment_rows&lt;/code&gt; filter.&lt;/li&gt;\n&lt;li&gt;Fix &amp;#8211; Coupon category restrictions and limits for variations.&lt;/li&gt;\n&lt;li&gt;Fix &amp;#8211; Allow shortcodes and HTML in variation descriptions like in 2.6.&lt;/li&gt;\n&lt;li&gt;Fix &amp;#8211; Unset post date when duplicating products.&lt;/li&gt;\n&lt;li&gt;Fix &amp;#8211; Show a sale price on variable products if on sale and all prices are the same.&lt;/li&gt;\n&lt;li&gt;Fix &amp;#8211; Corrected download links when a product has multiple downloads.&lt;/li&gt;\n&lt;li&gt;Fix &amp;#8211; Prevented potential errors if the product type was not posted for any reason on save.&lt;/li&gt;\n&lt;li&gt;Fix &amp;#8211; Updated &lt;code&gt;single-product/up-sells.php&lt;/code&gt;, &lt;code&gt;loop/add-to-cart.php&lt;/code&gt;, &lt;code&gt;loop/rating.php&lt;/code&gt;, &lt;code&gt;checkout/form-billing.php&lt;/code&gt;, and &lt;code&gt;content-product.php&lt;/code&gt; template version to 3.0.0.&lt;/li&gt;\n&lt;li&gt;Fix &amp;#8211; Included clearfixes on billing and shipping field wrappers,&lt;/li&gt;\n&lt;li&gt;Fix &amp;#8211; Fixed styling of logs table in some languages.&lt;/li&gt;\n&lt;li&gt;Fix &amp;#8211; Fixed display of variation attributes on old orders.&lt;/li&gt;\n&lt;li&gt;Fix &amp;#8211; Use placeholder text for external products add to cart button text if left blank.&lt;/li&gt;\n&lt;li&gt;Fix &amp;#8211; Fallback to home URL if no shop page is set for system status security check for HTTPS.&lt;/li&gt;\n&lt;li&gt;Fix &amp;#8211; For variations, pull tax status and sold individually from the parent since there is no UI to set this at variation level.&lt;/li&gt;\n&lt;li&gt;Fix &amp;#8211; Moved cron emails to background processing to avoid multiple sends.&lt;/li&gt;\n&lt;li&gt;Fix &amp;#8211; Wrapped structured data in a hidden element when added to emails.&lt;/li&gt;\n&lt;li&gt;Fix &amp;#8211; Missing gateway information in queued emails.&lt;/li&gt;\n&lt;li&gt;Fix &amp;#8211; Fixed a bug that caused pages to permanently reload if &amp;#8220;Default customer location&amp;#8221; was set to &amp;#8220;Geolocate (with page caching support)&amp;#8221;.&lt;/li&gt;\n&lt;li&gt;Fix &amp;#8211; When forcing shipping to billing, set the shipping fields in the order itself.&lt;/li&gt;\n&lt;li&gt;Fix &amp;#8211; Check for invalid objects in WC_Register_WP_Admin_Settings.&lt;/li&gt;\n&lt;li&gt;Fix &amp;#8211; Check for error object in wc_get_object_terms.&lt;/li&gt;\n&lt;li&gt;Fix &amp;#8211; Removed slashes in shipping meta data on the order edit screen.&lt;/li&gt;\n&lt;li&gt;Fix &amp;#8211; Prevented permalink rewrites for attributes with missing names.&lt;/li&gt;\n&lt;li&gt;Fix &amp;#8211; Fixed saving of meta data when multiple extensions use the &lt;code&gt;save_post&lt;/code&gt; action.&lt;/li&gt;\n&lt;li&gt;Fix &amp;#8211; Allow search customers by ID in edit order screen.&lt;/li&gt;\n&lt;li&gt;Fix &amp;#8211; Prevents session data overwriting customer data on login.&lt;/li&gt;\n&lt;li&gt;Fix &amp;#8211; Fixed cross-sell column display and variation support.&lt;/li&gt;\n&lt;li&gt;Fix &amp;#8211; Fixed variable product stock syncing on save.&lt;/li&gt;\n&lt;li&gt;Fix &amp;#8211; Included try/catch wrapper to prevent issues with Select2.&lt;/li&gt;\n&lt;li&gt;Fix</text:p>
      <text:p text:style-name="P1"><text:s/>&amp;#8211; Prevented a bug that deleted all variations when the product type was change from variable to simple.&lt;/li&gt;\n&lt;li&gt;Fix &amp;#8211; Switched to WPDB to quicker update when syncing titles for variations.&lt;/li&gt;\n&lt;li&gt;Fix &amp;#8211; Exclude deprecated properties when loading a customer object.&lt;/li&gt;\n&lt;li&gt;Fix &amp;#8211; Fixed notices while trying to order again.&lt;/li&gt;\n&lt;li&gt;Fix &amp;#8211; Fixed notices when &lt;code&gt;$wpdb-&amp;gt;prefix&lt;/code&gt; is empty.&lt;/li&gt;\n&lt;li&gt;Fix &amp;#8211; Prevent errors when loading a product with an invalid download file types.&lt;/li&gt;\n&lt;li&gt;REST API &amp;#8211; Fixed missing array declaration in CRUD controller.&lt;/li&gt;\n&lt;li&gt;REST API &amp;#8211; Removed extra &lt;code&gt;exclude&lt;/code&gt;, &lt;code&gt;include&lt;/code&gt; and &lt;code&gt;search&lt;/code&gt; parameters from taxes endpoint.&lt;/li&gt;\n&lt;li&gt;REST API &amp;#8211; Fixed variation description formatting.&lt;/li&gt;\n&lt;li&gt;REST API &amp;#8211; Fixed incorrect attribute check in products endpoint in Legacy REST API.&lt;/li&gt;\n&lt;li&gt;REST API &amp;#8211; Allow variation image to be unset.&lt;/li&gt;\n&lt;/ul&gt;\n&lt;h4&gt;3.0.0 &amp;#8211; 2017-04-04&lt;/h4&gt;\n&lt;ul&gt;\n&lt;li&gt;New gallery on single product pages with better mobile support, using PhotoSwipe and Zoom. Declare support with add_theme_support() &amp;#8211; wc-product-gallery-zoom, wc-product-gallery-lightbox, wc-product-gallery-slider&lt;/li&gt;\n&lt;li&gt;Made the store notice dismissible on the frontend.&lt;/li&gt;\n&lt;li&gt;Variable products no longer show striked out prices in combination with ranges for clarity when on sale.&lt;/li&gt;\n&lt;li&gt;Prices no longer display as <text:soft-page-break/>&amp;#8216;free&amp;#8217; instead of 0, to fix issues with ranges and localization and for consistency.&lt;/li&gt;\n&lt;li&gt;Improved structured product data by using JSON-LD instead of inline Microdata.&lt;/li&gt;\n&lt;li&gt;Improved downloads list layout (template file).&lt;/li&gt;\n&lt;li&gt;Respect stock status and prevent the &amp;#8220;out of stock threshold&amp;#8221; setting affecting existing in-stock products.&lt;/li&gt;\n&lt;li&gt;Improved handling of shop page rewrite rules to allow subpages.&lt;/li&gt;\n&lt;li&gt;Redirect to login after password reset.&lt;/li&gt;\n&lt;li&gt;When using authorizations in PayPal Standard, automatically capture funds when the order goes processing/completed.&lt;/li&gt;\n&lt;li&gt;On multisite, when a user logs into a store with an account on a site, but not the current site, rather than error, add the user to the current site as a customer.&lt;/li&gt;\n&lt;li&gt;Show variable weights/dimensions even when parent values are not set.&lt;/li&gt;\n&lt;li&gt;Automatically sort tax rates rather than allow clunky manual sorting.&lt;/li&gt;\n&lt;li&gt;When deleting a tax rate class, remove it&amp;#8217;s tax rates.&lt;/li&gt;\n&lt;li&gt;Made WC_Logger pluggable via wc_get_logger function.&lt;/li&gt;\n&lt;li&gt;Use &amp;#8216;average rating&amp;#8217; post meta for &amp;#8216;rating&amp;#8217; product sorting option.&lt;/li&gt;\n&lt;li&gt;Show better labels in nav menus metabox.&lt;/li&gt;\n&lt;li&gt;Sort “Recently Viewed” products by the view order.&lt;/li&gt;\n&lt;li&gt;Removed internal scroll from log viewer.&lt;/li&gt;\n&lt;li&gt;Add reply-to to admin emails.&lt;/li&gt;\n&lt;li&gt;Improved the zone setup flow.&lt;/li&gt;\n&lt;li&gt;Made wc_get_wildcard_postcodes return the orignal postcode plus * since wildcards should match empty strings too.&lt;/li&gt;\n&lt;li&gt;Use all paid statuses in $customer-&amp;gt;get_total_spent().&lt;/li&gt;\n&lt;li&gt;Move location of billing email field to work with password managers.&lt;/li&gt;\n&lt;li&gt;Option to restrict selling locations by country.&lt;/li&gt;\n&lt;li&gt;Added tool to clear orphaned variations in system status.&lt;/li&gt;\n&lt;li&gt;Remove checkbox options in system status tools and replace with constants.&lt;/li&gt;\n&lt;li&gt;Added security section in system status report.&lt;/li&gt;\n&lt;li&gt;Add image_url setting to PayPal Standard.&lt;/li&gt;\n&lt;li&gt;Fixed attribute registration. Attributes are non-hierarchical by default (parent is not supported).&lt;/li&gt;\n&lt;li&gt;Add sort parameter to checkout fields to aid with sorting per locale.&lt;/li&gt;\n&lt;li&gt;Merged percent and percent product coupon types (they provide the same discount).&lt;/li&gt;\n&lt;li&gt;Prevent payment details being cleared after update_checkout events.&lt;/li&gt;\n&lt;li&gt;Performance &amp;#8211; Converted _featured and _visibility meta data to terms for faster catalog queries. Upgrade routine handles migration. Developers may need to update queries to reflect this change.&lt;/li&gt;\n&lt;li&gt;Includes product attributes archives links in &amp;#8220;Additional Information&amp;#8221; tab.&lt;/li&gt;\n&lt;li&gt;Select2 has been upgraded to v4.&lt;/li&gt;\n&lt;li&gt;Improved logging system for extensions.&lt;/li&gt;\n&lt;li&gt;Tax suffix is now hidden on non-taxable products.&lt;/li&gt;\n&lt;li&gt;Grouped products are linked from the parent rather than the children. Children can be in more than one group.&lt;/li&gt;\n&lt;li&gt;Removed coupon usage link in coupons admin screen.&lt;/li&gt;\n&lt;li&gt;Performance &amp;#8211; Converted rating filters to visibility terms.&lt;/li&gt;\n&lt;li&gt;Performance &amp;#8211; Added visibility term for outofstock products to speed those queries up also.&lt;/li&gt;\n&lt;li&gt;Performance &amp;#8211; Introduced a new CRUD (create, read, update, delete) system for Products, Orders, Customers and Shipping Zones.&lt;/li&gt;\n&lt;li&gt;Performance &amp;#8211; Optimised variable product sync. Upper/lower price meta is no longer stored, just the main prices, if a child has weight, and if a child has dimensions.&lt;/li&gt;\n&lt;li&gt;Performance &amp;#8211; Removed WP_Query from up-sells.php and related.php and replaced with PHP foreach loop (since we already have the product IDs).&lt;/li&gt;\n&lt;li&gt;Performance &amp;#8211; Removed the feature where old orders get access to new downloads on product edit. Looping potentially thousands of orders to do this is too much of a performance burden for stores and this can sometimes be unexpected behavior too. This does however updates &lt;em&gt;edited&lt;/em&gt; downloads.&lt;/li&gt;\n&lt;li&gt;Performance &amp;#8211; Removed &amp;#8216;items&amp;#8217; column on orders screen due to loading excessive data.&lt;/li&gt;\n&lt;li&gt;Performance &amp;#8211; Deferred email sending for faster checkouts. Now uses CRON.&lt;/li&gt;\n&lt;li&gt;API &amp;#8211; New Rest API v2 with support for meta_data amongst other things.&lt;/li&gt;\n&lt;li&gt;API &amp;#8211; Removed last order from customers part of the API due to performance concerns &amp;#8211; use orders endpoint instead. Other order data on the endpoint is now transient cached.&lt;/li&gt;\n&lt;li&gt;API &amp;#8211; Allow oAuth1.0a authentication using headers.&lt;/li&gt;\n&lt;li&gt;API &amp;#8211; New Shipping Zones endpoints.&lt;/li&gt;\n&lt;li&gt;API &amp;#8211; New variations endpoints.&lt;/li&gt;\n&lt;li&gt;API &amp;#8211; New settings endpoints.&lt;/li&gt;\n&lt;li&gt;API &amp;#8211; <text:soft-page-break/>Payment gateways and shipping methods endpoints.&lt;/li&gt;\n&lt;li&gt;API &amp;#8211; Prevented the (broken) ability to manipulate variations directly on the products endpoints.&lt;/li&gt;\n&lt;li&gt;CLI &amp;#8211; New CLI which uses the REST API endpoints rather than it&amp;#8217;s own functions.&lt;/li&gt;\n&lt;li&gt;Localization &amp;#8211; Improved RTL support.&lt;/li&gt;\n&lt;li&gt;Localization &amp;#8211; Added a language independent permalink setting function.&lt;/li&gt;\n&lt;li&gt;Localization &amp;#8211; Added inline comments for placeholder strings.&lt;/li&gt;\n&lt;li&gt;Localization &amp;#8211; Added Nigerian and Pakistan Provinces to i18n/state.&lt;/li&gt;\n&lt;li&gt;Localization &amp;#8211; US and Poland postcode validation.&lt;/li&gt;\n&lt;li&gt;To read more about this release, see our dev blog announcement here: http://wp.me/p6wtcw-Uo&lt;/li&gt;\n&lt;/ul&gt;\n&lt;p&gt;&lt;a href="https://raw.githubusercontent.com/woocommerce/woocommerce/master/CHANGELOG.txt" rel="nofollow"&gt;See changelog for all versions&lt;/a&gt;.&lt;/p&gt;\n";s:7:"attribs";a:0:{}s:8:"xml_base";s:0:"";s:17:"xml_base_explicit";b:0;s:8:"xml_lang";s:0:"";}}}s:36:"http://wellformedweb.org/CommentAPI/";a:1:{s:10:"commentRss";a:1:{i:0;a:5:{s:4:"data";s:47:"https://wordpress.org/plugins/woocommerce/feed/";s:7:"attribs";a:0:{}s:8:"xml_base";s:0:"";s:17:"xml_base_explicit";b:0;s:8:"xml_lang";s:0:"";}}}s:38:"http://purl.org/rss/1.0/modules/slash/";a:1:{s:8:"comments";a:1:{i:0;a:5:{s:4:"data";s:1:"0";s:7:"attribs";a:0:{}s:8:"xml_base";s:0:"";s:17:"xml_base_explicit";b:0;s:8:"xml_lang";s:0:"";}}}}}i:7;a:6:{s:4:"data";s:39:"\n<text:tab/><text:tab/>\n<text:tab/><text:tab/>\n<text:tab/><text:tab/>\n<text:tab/><text:tab/>\n<text:tab/><text:tab/>\n<text:tab/><text:tab/>\n<text:tab/><text:tab/>\n<text:tab/><text:tab/>\n<text:tab/><text:tab/><text:tab/><text:tab/>\n<text:tab/><text:tab/><text:tab/>\n<text:tab/><text:tab/>\n<text:tab/><text:tab/>";s:7:"attribs";a:0:{}s:8:"xml_base";s:0:"";s:17:"xml_base_explicit";b:0;s:8:"xml_lang";s:0:"";s:5:"child";a:5:{s:0:"";a:6:{s:5:"title";a:1:{i:0;a:5:{s:4:"data";s:19:"Google XML Sitemaps";s:7:"attribs";a:0:{}s:8:"xml_base";s:0:"";s:17:"xml_base_explicit";b:0;s:8:"xml_lang";s:0:"";}}s:4:"link";a:1:{i:0;a:5:{s:4:"data";s:55:"https://wordpress.org/plugins/google-sitemap-generator/";s:7:"attribs";a:0:{}s:8:"xml_base";s:0:"";s:17:"xml_base_explicit";b:0;s:8:"xml_lang";s:0:"";}}s:8:"comments";a:1:{i:0;a:5:{s:4:"data";s:63:"https://wordpress.org/plugins/google-sitemap-generator/#respond";s:7:"attribs";a:0:{}s:8:"xml_base";s:0:"";s:17:"xml_base_explicit";b:0;s:8:"xml_lang";s:0:"";}}s:7:"pubDate";a:1:{i:0;a:5:{s:4:"data";s:31:"Thu, 16 Jun 2005 09:33:19 +0000";s:7:"attribs";a:0:{}s:8:"xml_base";s:0:"";s:17:"xml_base_explicit";b:0;s:8:"xml_lang";s:0:"";}}s:4:"guid";a:1:{i:0;a:5:{s:4:"data";s:58:"https://wordpress.org/plugins-wp/google-sitemap-generator/";s:7:"attribs";a:1:{s:0:"";a:1:{s:11:"isPermaLink";s:5:"false";}}s:8:"xml_base";s:0:"";s:17:"xml_base_explicit";b:0;s:8:"xml_lang";s:0:"";}}s:11:"description";a:1:{i:0;a:5:{s:4:"data";s:95:"This plugin will generate a special XML sitemap which will help search engines to better&amp;#8230;";s:7:"attribs";a:0:{}s:8:"xml_base";s:0:"";s:17:"xml_base_explicit";b:0;s:8:"xml_lang";s:0:"";}}}s:32:"http://purl.org/dc/elements/1.1/";a:1:{s:7:"creator";a:1:{i:0;a:5:{s:4:"data";s:14:"Arne Brachhold";s:7:"attribs";a:0:{}s:8:"xml_base";s:0:"";s:17:"xml_base_explicit";b:0;s:8:"xml_lang";s:0:"";}}}s:40:"http://purl.org/rss/1.0/modules/content/";a:1:{s:7:"encoded";a:1:{i:0;a:5:{s:4:"data";s:7643:"&lt;p&gt;&lt;!--section=description--&gt;&lt;/p&gt;\n&lt;p&gt;This plugin will generate a special XML sitemap which will help search engines like Google, Bing, Yahoo and Ask.com to better index your blog. With such a sitemap, it&amp;#8217;s much easier for the crawlers to see the complete structure of your site and retrieve it more efficiently. The plugin supports all kinds of WordPress generated pages as well as custom URLs. Additionally it notifies all major search engines every time you create a post about the new content.&lt;/p&gt;\n&lt;p&gt;Supported since &lt;em&gt;over 9 years&lt;/em&gt;</text:p>
      <text:p text:style-name="P1"><text:s/>and rated as the &lt;a href="https://wordpress.org/plugins/browse/top-rated/"&gt;best WordPress plugin&lt;/a&gt;, it will do exactly what it&amp;#8217;s supposed to do &amp;#8211; providing a complete XML sitemap for search engines. It will not break your site, slow it down or annoy you. Guaranteed!&lt;/p&gt;\n&lt;blockquote&gt;\n&lt;p&gt;If you like the plugin, feel free to rate it (on the right side of this page) or &lt;a href="http://www.arnebrachhold.de/redir/sitemap-paypal/" rel="nofollow"&gt;donate via PayPal&lt;/a&gt;. I&amp;#8217;m gladly supporting this plugin since over 9 years! Thanks a lot! &lt;img <text:soft-page-break/>src="https://s.w.org/images/core/emoji/2.2.1/72x72/1f642.png" alt="🙂" class="wp-smiley" style="height: 1em; max-height: 1em;" /&gt;&lt;/p&gt;\n&lt;/blockquote&gt;\n&lt;p&gt;Related Links:&lt;/p&gt;\n&lt;ul&gt;\n&lt;li&gt;&lt;a href="http://www.arnebrachhold.de/projects/wordpress-plugins/google-xml-sitemaps-generator/" title="Google XML Sitemaps Plugin for WordPress" rel="nofollow"&gt;Plugin Homepage&lt;/a&gt;&lt;/li&gt;\n&lt;li&gt;&lt;a href="http://www.arnebrachhold.de/projects/wordpress-plugins/google-xml-sitemaps-generator/changelog/" title="Changelog of the Google XML Sitemaps Plugin for WordPress" rel="nofollow"&gt;Changelog&lt;/a&gt;&lt;/li&gt;\n&lt;li&gt;&lt;a href="http://www.arnebrachhold.de/projects/wordpress-plugins/google-xml-sitemaps-generator/help/" title="Google Sitemaps FAQ" rel="nofollow"&gt;Plugin help and sitemaps FAQ&lt;/a&gt;&lt;/li&gt;\n&lt;li&gt;&lt;a href="https://wordpress.org/support/topic/read-before-opening-a-new-support-topic" rel="nofollow"&gt;Support Forum&lt;/a&gt;&lt;/li&gt;\n&lt;/ul&gt;\n&lt;h3&gt;License&lt;/h3&gt;\n&lt;p&gt;Good news, this plugin is free for everyone! Since it&amp;#8217;s released under the GPL, you can use it free of charge on your personal or commercial blog. But if you enjoy this plugin, you can thank me and leave a &lt;a href="http://www.arnebrachhold.de/redir/sitemap-paypal" title="Donate with PayPal" rel="nofollow"&gt;small donation&lt;/a&gt; for the time I&amp;#8217;ve spent writing and supporting this plugin. And I really don&amp;#8217;t want to know how many hours of my life this plugin has already eaten &lt;img src="https://s.w.org/images/core/emoji/2.2.1/72x72/1f609.png" alt="😉" class="wp-smiley" style="height: 1em; max-height: 1em;" /&gt;&lt;/p&gt;\n&lt;h3&gt;Translations&lt;/h3&gt;\n&lt;p&gt;The plugin comes with various translations, please refer to the &lt;a href="https://codex.wordpress.org/Installing_WordPress_in_Your_Language" title="Installing WordPress in Your Language" rel="nofollow"&gt;WordPress Codex&lt;/a&gt; for more information about activating the translation. If you want to help to translate the plugin to your language, please have a look at the sitemap.pot file which contains all definitions and may be used with a &lt;a href="http://www.gnu.org/software/gettext/" rel="nofollow"&gt;gettext&lt;/a&gt; editor like &lt;a href="http://www.poedit.net/" rel="nofollow"&gt;Poedit&lt;/a&gt; (Windows).&lt;/p&gt;\n&lt;p&gt;&lt;!--section=installation--&gt;&lt;/p&gt;\n&lt;ol&gt;\n&lt;li&gt;Install the plugin like you always install plugins, either by uploading it via FTP or by using the &amp;#8220;Add Plugin&amp;#8221; function of WordPress.&lt;/li&gt;\n&lt;li&gt;Activate the plugin at the plugin administration page&lt;/li&gt;\n&lt;li&gt;If you want: Open the plugin configuration page, which is located under Settings -&amp;gt; XML-Sitemap and customize settings like priorities and change frequencies.&lt;/li&gt;\n&lt;li&gt;The plugin will automatically update your sitemap of you publish a post, so there is nothing more to do &lt;img src="https://s.w.org/images/core/emoji/2.2.1/72x72/1f642.png" alt="🙂" class="wp-smiley" style="height: 1em; max-height: 1em;" /&gt;&lt;/li&gt;\n&lt;/ol&gt;\n&lt;p&gt;&lt;!--section=faq--&gt;&lt;/p&gt;\n&lt;dl&gt;\n&lt;dt&gt;Where can I find the options page of the plugin?&lt;/dt&gt;\n&lt;dd&gt;\n&lt;p&gt;It is under Settings &amp;gt; XML Sitemap. I know nowadays many plugins add top-level menu items, but in most of the cases it is just not necessary. I&amp;#8217;ve seen WP installations which looked like an Internet Explorer ten years ago with 20 toolbars installed. &lt;img src="https://s.w.org/images/core/emoji/2.2.1/72x72/1f609.png" alt="😉" class="wp-smiley" style="height: 1em; max-height: 1em;" /&gt;&lt;/p&gt;\n&lt;/dd&gt;\n&lt;dt&gt;Do I have to create a sitemap.xml and sitemap.xml.gz by myself?&lt;/dt&gt;\n&lt;dd&gt;\n&lt;p&gt;Not anymore. Since version 4, these files are dynamically generated. &lt;em&gt;There must be no sitemap.xml or sitemap.xml.gz in your blog directory anymore!&lt;/em&gt; The plugin will try to rename them to sitemap.xml.bak if they still exists.&lt;/p&gt;\n&lt;/dd&gt;\n&lt;dt&gt;Does this plugin use static files or &amp;#8220;I can&amp;#8217;t find the sitemap.xml file!&amp;#8221;&lt;/dt&gt;\n&lt;dd&gt;\n&lt;p&gt;Not anymore. Since version 4, these files are dynamically generated just like any other WordPress content.&lt;/p&gt;\n&lt;/dd&gt;\n&lt;dt&gt;There are no comments yet (or I&amp;#8217;ve disabled them) and all my postings have a priority of zero!&lt;/dt&gt;\n&lt;dd&gt;\n&lt;p&gt;Please disable automatic priority calculation and define a static priority for posts.&lt;/p&gt;\n&lt;/dd&gt;\n&lt;dt&gt;So many configuration options&amp;#8230; Do I need to change them?&lt;/dt&gt;\n&lt;dd&gt;\n&lt;p&gt;No, only if you want to. Default values are ok for most sites.&lt;/p&gt;\n&lt;/dd&gt;\n&lt;dt&gt;Does this plugin work with all WordPress versions?&lt;/dt&gt;\n&lt;dd&gt;\n&lt;p&gt;This version works with WordPress 3.3 and better. If you&amp;#8217;re using an older version, please check <text:soft-page-break/>the &lt;a href="http://www.arnebrachhold.de/projects/wordpress-plugins/google-xml-sitemaps-generator/" title="Google (XML) Sitemap Generator Plugin Homepage" rel="nofollow"&gt;Google Sitemaps Plugin Homepage&lt;/a&gt; for the legacy releases. There is a working release for every WordPress version since 1.5, but you really should consider updating your WordPress installation!&lt;/p&gt;\n&lt;/dd&gt;\n&lt;dt&gt;My question isn&amp;#8217;t answered here&lt;/dt&gt;\n&lt;dd&gt;\n&lt;p&gt;Most of the plugin options are described at the &lt;a href="http://www.arnebrachhold.de/projects/wordpress-plugins/google-xml-sitemaps-generator/" rel="nofollow"&gt;plugin homepage&lt;/a&gt; as well as the dedicated &lt;a href="http://www.arnebrachhold.de/projects/wordpress-plugins/google-xml-sitemaps-generator/help/" title="List of common questions / problems regarding Google (XML) Sitemaps" rel="nofollow"&gt;Google Sitemaps FAQ&lt;/a&gt;.&lt;/p&gt;\n&lt;/dd&gt;\n&lt;dt&gt;My question isn&amp;#8217;t even answered there&lt;/dt&gt;\n&lt;dd&gt;\n&lt;p&gt;Please post your question at the &lt;a href="https://wordpress.org/support/topic/read-before-opening-a-new-support-topic" rel="nofollow"&gt;WordPress support forum&lt;/a&gt; and tag your post with &amp;#8220;google-sitemap-generator&amp;#8221;.&lt;/p&gt;\n&lt;/dd&gt;\n&lt;dt&gt;What&amp;#8217;s new in the latest version?&lt;/dt&gt;\n&lt;dd&gt;\n&lt;p&gt;The changelog is maintained &lt;a href="http://www.arnebrachhold.de/projects/wordpress-plugins/google-xml-sitemaps-generator/changelog/" title="Google (XML) Sitemap Generator Plugin Changelog" rel="nofollow"&gt;here&lt;/a&gt;&lt;/p&gt;\n&lt;/dd&gt;\n&lt;dt&gt;Why is the changelog on a separate page and not here?&lt;/dt&gt;\n&lt;dd&gt;\n&lt;p&gt;The WordPress.org repository is just another place to download this plugin. I don&amp;#8217;t want to maintain too many pages with the same content. Thank you for your understanding!&lt;/p&gt;\n&lt;/dd&gt;\n&lt;/dl&gt;\n&lt;p&gt;&lt;!--section=changelog--&gt;&lt;/p&gt;\n&lt;p&gt;You can always find the changelog on &lt;a href="http://www.arnebrachhold.de/projects/wordpress-plugins/google-xml-sitemaps-generator/changelog/" title="Google (XML) Sitemap Generator Plugin Changelog" rel="nofollow"&gt;the plugin website&lt;/a&gt;, since I don&amp;#8217;t like to maintain the same content on different pages. Thank you for your understanding!&lt;/p&gt;\n";s:7:"attribs";a:0:{}s:8:"xml_base";s:0:"";s:17:"xml_base_explicit";b:0;s:8:"xml_lang";s:0:"";}}}s:36:"http://wellformedweb.org/CommentAPI/";a:1:{s:10:"commentRss";a:1:{i:0;a:5:{s:4:"data";s:60:"https://wordpress.org/plugins/google-sitemap-generator/feed/";s:7:"attribs";a:0:{}s:8:"xml_base";s:0:"";s:17:"xml_base_explicit";b:0;s:8:"xml_lang";s:0:"";}}}s:38:"http://purl.org/rss/1.0/modules/slash/";a:1:{s:8:"comments";a:1:{i:0;a:5:{s:4:"data";s:1:"0";s:7:"attribs";a:0:{}s:8:"xml_base";s:0:"";s:17:"xml_base_explicit";b:0;s:8:"xml_lang";s:0:"";}}}}}i:8;a:6:{s:4:"data";s:39:"\n<text:tab/><text:tab/>\n<text:tab/><text:tab/>\n<text:tab/><text:tab/>\n<text:tab/><text:tab/>\n<text:tab/><text:tab/>\n<text:tab/><text:tab/>\n<text:tab/><text:tab/>\n<text:tab/><text:tab/>\n<text:tab/><text:tab/><text:tab/><text:tab/>\n<text:tab/><text:tab/><text:tab/>\n<text:tab/><text:tab/>\n<text:tab/><text:tab/>";s:7:"attribs";a:0:{}s:8:"xml_base";s:0:"";s:17:"xml_base_explicit";b:0;s:8:"xml_lang";s:0:"";s:5:"child";a:5:{s:0:"";a:6:{s:5:"title";a:1:{i:0;a:5:{s:4:"data";s:20:"Limit Login Attempts";s:7:"attribs";a:0:{}s:8:"xml_base";s:0:"";s:17:"xml_base_explicit";b:0;s:8:"xml_lang";s:0:"";}}s:4:"link";a:1:{i:0;a:5:{s:4:"data";s:51:"https://wordpress.org/plugins/limit-login-attempts/";s:7:"attribs";a:0:{}s:8:"xml_base";s:0:"";s:17:"xml_base_explicit";b:0;s:8:"xml_lang";s:0:"";}}s:8:"comments";a:1:{i:0;a:5:{s:4:"data";s:59:"https://wordpress.org/plugins/limit-login-attempts/#respond";s:7:"attribs";a:0:{}s:8:"xml_base";s:0:"";s:17:"xml_base_explicit";b:0;s:8:"xml_lang";s:0:"";}}s:7:"pubDate";a:1:{i:0;a:5:{s:4:"data";s:31:"Thu, 15 Jan 2009 14:20:42 +0000";s:7:"attribs";a:0:{}s:8:"xml_base";s:0:"";s:17:"xml_base_explicit";b:0;s:8:"xml_lang";s:0:"";}}s:4:"guid";a:1:{i:0;a:5:{s:4:"data";s:54:"https://wordpress.org/plugins-wp/limit-login-attempts/";s:7:"attribs";a:1:{s:0:"";a:1:{s:11:"isPermaLink";s:5:"false";}}s:8:"xml_base";s:0:"";s:17:"xml_base_explicit";b:0;s:8:"xml_lang";s:0:"";}}s:11:"description";a:1:{i:0;a:5:{s:4:"data";s:91:"Limit rate of login attempts, including by way of cookies, for each IP. Fully customizable.";s:7:"attribs";a:0:{}s:8:"xml_base";s:0:"";s:17:"xml_base_explicit";b:0;s:8:"xml_lang";s:0:"";}}}s:32:"http://purl.org/dc/elements/1.1/";a:1:{s:7:"creator";a:1:{i:0;a:5:{s:4:"data";s:0:"";s:7:"attribs";a:0:{}s:8:"xml_base";s:0:"";s:17:"xml_base_explicit";b:0;s:8:"xml_lang";s:0:"";}}}s:40:"http://purl.org<text:soft-page-break/>/rss/1.0/modules/content/";a:1:{s:7:"encoded";a:1:{i:0;a:5:{s:4:"data";s:11761:"&lt;p&gt;&lt;!--section=description--&gt;&lt;/p&gt;\n&lt;p&gt;Limit the number of login attempts possible both through normal login as well as using auth cookies.&lt;/p&gt;\n&lt;p&gt;By default WordPress allows unlimited login attempts either through the login page or by sending special cookies. This allows passwords (or hashes) to be brute-force cracked with relative ease.&lt;/p&gt;\n&lt;p&gt;Limit Login Attempts blocks an Internet address from making further attempts after a specified limit on retries is reached, making a brute-force attack difficult</text:p>
      <text:p text:style-name="P1"><text:s/>or impossible.&lt;/p&gt;\n&lt;p&gt;Features&lt;/p&gt;\n&lt;ul&gt;\n&lt;li&gt;Limit the number of retry attempts when logging in (for each IP). Fully customizable&lt;/li&gt;\n&lt;li&gt;Limit the number of attempts to log in using auth cookies in same way&lt;/li&gt;\n&lt;li&gt;Informs user about remaining retries or lockout time on login page&lt;/li&gt;\n&lt;li&gt;Optional logging, optional email notification&lt;/li&gt;\n&lt;li&gt;Handles server behind reverse proxy&lt;/li&gt;\n&lt;li&gt;It is possible to whitelist IPs using a filter. But you probably shouldn&amp;#8217;t. &lt;img src="https://s.w.org/images/core/emoji/2.2.1/72x72/1f642.png" alt="🙂" class="wp-smiley" style="height: 1em; max-height: 1em;" /&gt;&lt;/li&gt;\n&lt;/ul&gt;\n&lt;p&gt;Translations: Bulgarian, Brazilian Portuguese, Catalan, Chinese (Traditional), Czech, Dutch, Finnish, French, German, Hungarian, Norwegian, Persian, Romanian, Russian, Spanish, Swedish, Turkish&lt;/p&gt;\n&lt;p&gt;Plugin uses standard actions and filters only.&lt;/p&gt;\n&lt;p&gt;&lt;!--section=installation--&gt;&lt;/p&gt;\n&lt;ol&gt;\n&lt;li&gt;Download and extract plugin files to a wp-content/plugin directory.&lt;/li&gt;\n&lt;li&gt;Activate the plugin through the WordPress admin interface.&lt;/li&gt;\n&lt;li&gt;Customize the settings on the options page, if desired. If your server is located behind a reverse proxy make sure to change this setting.&lt;/li&gt;\n&lt;/ol&gt;\n&lt;p&gt;If you have any questions or problems please make a post here: https://wordpress.org/tags/limit-login-attempts&lt;/p&gt;\n&lt;p&gt;&lt;!--section=faq--&gt;&lt;/p&gt;\n&lt;dl&gt;\n&lt;dt&gt;Why not reset failed attempts on a successful login?&lt;/dt&gt;\n&lt;dd&gt;\n&lt;p&gt;This is very much by design. Otherwise you could brute force the &amp;#8220;admin&amp;#8221; password by logging in as your own user every 4th attempt.&lt;/p&gt;\n&lt;/dd&gt;\n&lt;dt&gt;What is this option about site connection and reverse proxy?&lt;/dt&gt;\n&lt;dd&gt;\n&lt;p&gt;A reverse proxy is a server in between the site and the Internet (perhaps handling caching or load-balancing). This makes getting the correct client IP to block slightly more complicated.&lt;/p&gt;\n&lt;p&gt;The option default to NOT being behind a proxy &amp;#8212; which should be by far the common case.&lt;/p&gt;\n&lt;/dd&gt;\n&lt;dt&gt;How do I know if my site is behind a reverse proxy?&lt;/dt&gt;\n&lt;dd&gt;\n&lt;p&gt;You probably are not or you would know. We show a pretty good guess on the option page. Set the option using this unless you are sure you know better.&lt;/p&gt;\n&lt;/dd&gt;\n&lt;dt&gt;Can I whitelist my IP so I don&amp;#8217;t get locked out?&lt;/dt&gt;\n&lt;dd&gt;\n&lt;p&gt;First please consider if you really need this. Generally speaking it is not a good idea to have exceptions to your security policies.&lt;/p&gt;\n&lt;p&gt;That said, there is now a filter which allows you to do it: &amp;#8220;limit_login_whitelist_ip&amp;#8221;.&lt;/p&gt;\n&lt;p&gt;Example:&lt;br /&gt;\nfunction my_ip_whitelist($allow, $ip) {&lt;br /&gt;\n <text:s text:c="4"/>return ($ip == &amp;#8216;my-ip&amp;#8217;) ? true : $allow;&lt;br /&gt;\n}&lt;br /&gt;\nadd_filter(&amp;#8216;limit_login_whitelist_ip&amp;#8217;, &amp;#8216;my_ip_whitelist&amp;#8217;, 10, 2);&lt;/p&gt;\n&lt;p&gt;Note that we still do notification and logging as usual. This is meant to allow you to be aware of any suspicious activity from whitelisted IPs.&lt;/p&gt;\n&lt;/dd&gt;\n&lt;dt&gt;I locked myself out testing this thing, what do I do?&lt;/dt&gt;\n&lt;dd&gt;\n&lt;p&gt;Either wait, or:&lt;/p&gt;\n&lt;p&gt;If you know how to edit / add to PHP files you can use the IP whitelist functionality described above. You should then use the &amp;#8220;Restore Lockouts&amp;#8221; button on the plugin settings page and remove the whitelist function again.&lt;/p&gt;\n&lt;p&gt;If you have ftp / ssh access to the site rename the file &amp;#8220;wp-content/plugins/limit-login-attempts/limit-login-attempts.php&amp;#8221; to deactivate the plugin.&lt;/p&gt;\n&lt;p&gt;If you have access to the database (for example through phpMyAdmin) you can clear the limit_login_lockouts option in the wordpress options table. In a default setup this would work: &amp;#8220;UPDATE wp_options SET option_value = &amp;#8221; WHERE option_name = &amp;#8216;limit_login_lockouts''&amp;#8221;&lt;/p&gt;\n&lt;/dd&gt;\n&lt;/dl&gt;\n&lt;p&gt;&lt;!--section=changelog--&gt;&lt;/p&gt;\n&lt;h4&gt;1.7.1&lt;/h4&gt;\n&lt;p&gt;This version fixes a security bug in version 1.6.2 and 1.7.0. Please upgrade immediately.&lt;/p&gt;\n&lt;p&gt;&amp;#8220;Auth cookies&amp;#8221; are special cookies set at login that <text:soft-page-break/>authenticating you to the system. It is how WordPress &amp;#8220;remembers&amp;#8221; that you are logged in between page loads.&lt;/p&gt;\n&lt;p&gt;During lockout these are supposed to be cleared, but a change in 1.6.2 broke this. It allowed an attacker to keep trying to break these cookies during a lockout.&lt;/p&gt;\n&lt;p&gt;Lockout of normal password login attempts still worked as it should, and it appears that all &amp;#8220;auth cookie&amp;#8221; attempts would keep getting logged.&lt;/p&gt;\n&lt;p&gt;In theory the &amp;#8220;auth cookie&amp;#8221; is quite resistant to brute force attack. It contains a cryptographic hash of the user password, and the difficulty to break it is not based on the password strength but instead on the cryptographic operations used and the length of the hash value. In theory it should take many many years to break this hash. As theory and practice does not always agree it is still a good idea to have working lockouts of any such attempts.&lt;/p&gt;\n&lt;h4&gt;1.7.0&lt;/h4&gt;\n&lt;ul&gt;\n&lt;li&gt;Added filter that allows whitelisting IP. Please use with care!!&lt;/li&gt;\n&lt;li&gt;Update to Spanish translation, thanks to Marcelo Pedra&lt;/li&gt;\n&lt;li&gt;Updated Swedish translation&lt;/li&gt;\n&lt;li&gt;Tested against WordPress 3.3.2&lt;/li&gt;\n&lt;/ul&gt;\n&lt;h4&gt;1.6.2&lt;/h4&gt;\n&lt;ul&gt;\n&lt;li&gt;Fix bug where log would not get updated after it had been cleared&lt;/li&gt;\n&lt;li&gt;Do plugin setup in &amp;#8216;init&amp;#8217; action&lt;/li&gt;\n&lt;li&gt;Small update to Spanish translation file, thanks to Marcelo Pedra&lt;/li&gt;\n&lt;li&gt;Tested against WordPress 3.2.1&lt;/li&gt;\n&lt;/ul&gt;\n&lt;h4&gt;1.6.1&lt;/h4&gt;\n&lt;ul&gt;\n&lt;li&gt;(WordPress 3.0+) An invalid cookie can sometimes get sent multiple times before it gets cleared, resulting in multiple failed attempts or even a lockout from a single invalid cookie. Store the latest failed cookie to make sure we only count it as one failed attempt&lt;/li&gt;\n&lt;li&gt;Define &amp;#8220;Text Domain&amp;#8221; correctly&lt;/li&gt;\n&lt;li&gt;Include correct Dutch tranlation file. Thanks to Martin1 for noticing. Thanks again to Bjorn Wijers for the translation&lt;/li&gt;\n&lt;li&gt;Updated POT file for this version&lt;/li&gt;\n&lt;li&gt;Tested against WordPress 3.1-RC4&lt;/li&gt;\n&lt;/ul&gt;\n&lt;h4&gt;1.6.0&lt;/h4&gt;\n&lt;ul&gt;\n&lt;li&gt;Happy New Year&lt;/li&gt;\n&lt;li&gt;Tested against WordPress 3.1-RC1&lt;/li&gt;\n&lt;li&gt;Plugin now requires WordPress version 2.8+. Of course you should never ever use anything but the latest version&lt;/li&gt;\n&lt;li&gt;Fixed deprecation warnings that had been piling up with the old version requirement. Thanks to Johannes Ruthenberg for the report that prompted this&lt;/li&gt;\n&lt;li&gt;Removed auth cookie admin check for version 2.7.&lt;/li&gt;\n&lt;li&gt;Make sure relevant values in $_COOKIE get cleared right away on auth cookie validation failure. There are still some problems with cookie auth handling. The lockout can trigger prematurely in rare cases, but fixing it is plugin version 2 stuff unfortunately.&lt;/li&gt;\n&lt;li&gt;Changed default time for retries to reset from 24 hours to 12 hours. The security impact is very minor and it means the warning will disappear &amp;#8220;overnight&amp;#8221;&lt;/li&gt;\n&lt;li&gt;Added question to FAQ (&amp;#8220;Why not reset failed attempts on a successful login?&amp;#8221;)&lt;/li&gt;\n&lt;li&gt;Updated screenshots&lt;/li&gt;\n&lt;/ul&gt;\n&lt;h4&gt;1.5.2&lt;/h4&gt;\n&lt;ul&gt;\n&lt;li&gt;Reverted minor cookie-handling cleanup which might somehow be responsible for recently reported cookie related lockouts&lt;/li&gt;\n&lt;li&gt;Added version 1.x Brazilian Portuguese translation, thanks to Luciano Passuello&lt;/li&gt;\n&lt;li&gt;Added Finnish translation, thanks to Ari Kontiainen&lt;/li&gt;\n&lt;/ul&gt;\n&lt;h4&gt;1.5.1&lt;/h4&gt;\n&lt;ul&gt;\n&lt;li&gt;Further multisite &amp;amp; WPMU support (again thanks to &lt;a href="mailto:&amp;#101;&amp;#114;&amp;#105;&amp;#x6b;&amp;#x40;&amp;#101;&amp;#114;&amp;#105;&amp;#x6b;&amp;#x73;&amp;#x68;&amp;#111;&amp;#115;t&amp;#x69;&amp;#x6e;&amp;#103;&amp;#046;c&amp;#x6f;&amp;#x6d;" rel="nofollow"&gt;&amp;#101;&amp;#114;&amp;#105;&amp;#x6b;&amp;#x40;&amp;#101;&amp;#114;&amp;#105;&amp;#x6b;&amp;#x73;&amp;#x68;&amp;#111;&amp;#115;t&amp;#x69;&amp;#x6e;&amp;#103;&amp;#046;c&amp;#x6f;&amp;#x6d;&lt;/a&gt;)&lt;/li&gt;\n&lt;li&gt;Better error handling if option variables are damaged&lt;/li&gt;\n&lt;li&gt;Added Traditional Chinese translation, thanks to Denny Huang &lt;a href="mailto:&amp;#x62;&amp;#105;&amp;#x67;&amp;#101;&amp;#x78;&amp;#112;&amp;#x6c;&amp;#111;&amp;#114;&amp;#x61;&amp;#116;&amp;#x69;&amp;#111;&amp;#x6e;&amp;#115;&amp;#064;&amp;#x62;&amp;#105;&amp;#x67;&amp;#101;&amp;#x78;&amp;#112;&amp;#108;&amp;#x6f;&amp;#114;&amp;#x61;&amp;#116;&amp;#x69;&amp;#111;n&amp;#x73;&amp;#046;&amp;#x63;&amp;#111;&amp;#x6d;&amp;#046;t&amp;#x77;" rel="nofollow"&gt;&amp;#x62;&amp;#105;&amp;#x67;&amp;#101;&amp;#x78;&amp;#112;&amp;#x6c;&amp;#111;&amp;#114;&amp;#x61;&amp;#116;&amp;#x69;&amp;#111;&amp;#x6e;&amp;#115;&amp;#064;&amp;#x62;&amp;#105;&amp;#x67;&amp;#101;&amp;#x78;&amp;#112;&amp;#108;&amp;#x6f;&amp;#114;&amp;#x61;&amp;#116;&amp;#x69;&amp;#111;n&amp;#x73;&amp;#046;&amp;#x63;&amp;#111;&amp;#x6d;&amp;#046;t&amp;#x77;&lt;/a&gt;&lt;/li&gt;\n&lt;/ul&gt;\n&lt;h4&gt;1.5&lt;/h4&gt;\n&lt;ul&gt;\n&lt;li&gt;Tested against WordPress 3.0&lt;/li&gt;\n&lt;li&gt;Handle 3.0 login <text:soft-page-break/>page failure &amp;#8220;shake&amp;#8221;&lt;/li&gt;\n&lt;li&gt;Basic multisite support (parts thanks to &lt;a href="mailto:&amp;#101;&amp;#114;&amp;#105;&amp;#x6b;&amp;#x40;&amp;#101;&amp;#114;&amp;#105;&amp;#x6b;&amp;#x73;&amp;#x68;&amp;#111;&amp;#115;t&amp;#x69;&amp;#x6e;&amp;#103;&amp;#046;c&amp;#x6f;&amp;#x6d;" rel="nofollow"&gt;&amp;#101;&amp;#114;&amp;#105;&amp;#x6b;&amp;#x40;&amp;#101;&amp;#114;&amp;#105;&amp;#x6b;&amp;#x73;&amp;#x68;&amp;#111;&amp;#115;t&amp;#x69;&amp;#x6e;&amp;#103;&amp;#046;c&amp;#x6f;&amp;#x6d;&lt;/a&gt;)&lt;/li&gt;\n&lt;li&gt;Added Dutch translation, thanks to Bjorn Wijers &lt;a href="mailto:b&amp;#117;&amp;#x72;&amp;#111;&amp;#x62;&amp;#x6a;&amp;#111;&amp;#x72;n&amp;#064;&amp;#x62;&amp;#117;&amp;#x72;&amp;#x6f;&amp;#098;&amp;#x6a;&amp;#111;&amp;#114;&amp;#x6e;&amp;#046;&amp;#x6e;l" rel="nofollow"&gt;b&amp;#117;&amp;#x72;&amp;#111;&amp;#x62;&amp;#x6a;&amp;#111;&amp;#x72;n&amp;#064;&amp;#x62;&amp;#117;&amp;#x72;&amp;#x6f;&amp;#098;&amp;#x6a;&amp;#111;&amp;#114;&amp;#x6e;&amp;#046;&amp;#x6e;l&lt;/a&gt;&lt;/li&gt;\n&lt;li&gt;Added Hungarian translation, thanks to B?lint Vereskuti &lt;a href="mailto:&amp;#098;&amp;#097;&amp;#x6c;&amp;#x69;&amp;#110;&amp;#116;&amp;#x40;v&amp;#101;&amp;#x72;&amp;#x65;&amp;#115;&amp;#107;&amp;#x75;&amp;#x74;&amp;#105;&amp;#046;&amp;#x69;n&amp;#102;&amp;#x6f;" rel="nofollow"&gt;&amp;#098;&amp;#097;&amp;#x6c;&amp;#x69;&amp;#110;&amp;#116;&amp;#x40;v&amp;#101;&amp;#x72;&amp;#x65;&amp;#115;&amp;#107;&amp;#x75;&amp;#x74;&amp;#105;&amp;#046;&amp;#x69;n&amp;#102;&amp;#x6f;&lt;/a&gt;&lt;/li&gt;\n&lt;li&gt;Added French translation, thanks to oVa &lt;a href="mailto:&amp;#111;&amp;#118;&amp;#x61;&amp;#x31;&amp;#x33;l&amp;#097;&amp;#115;&amp;#x74;&amp;#x61;&amp;#x72;&amp;#064;&amp;#103;&amp;#109;&amp;#097;&amp;#x69;&amp;#x6c;&amp;#x2e;&amp;#099;&amp;#111;&amp;#109;" rel="nofollow"&gt;&amp;#111;&amp;#118;&amp;#x61;&amp;#x31;&amp;#x33;l&amp;#097;&amp;#115;&amp;#x74;&amp;#x61;&amp;#x72;&amp;#064;&amp;#103;&amp;#109;&amp;#097;&amp;#x69;&amp;#x6c;&amp;#x2e;&amp;#099;&amp;#111;&amp;#109;&lt;/a&gt;&lt;/li&gt;\n&lt;/ul&gt;\n&lt;h4&gt;1.4.1&lt;/h4&gt;\n&lt;ul&gt;\n&lt;li&gt;Added Turkish translation, thanks to Yazan Canarkadas&lt;/li&gt;\n&lt;/ul&gt;\n&lt;h4&gt;1.4&lt;/h4&gt;\n&lt;ul&gt;\n&lt;li&gt;Protect admin page update using</text:p>
      <text:p text:style-name="P1"><text:s/>wp_nonce&lt;/li&gt;\n&lt;li&gt;Added Czech translation, thanks to Jakub Jedelsky&lt;/li&gt;\n&lt;/ul&gt;\n&lt;h4&gt;1.3.2&lt;/h4&gt;\n&lt;ul&gt;\n&lt;li&gt;Added Bulgarian translation, thanks to Hristo Chakarov&lt;/li&gt;\n&lt;li&gt;Added Norwegian translation, thanks to Rune Gulbrands?y&lt;/li&gt;\n&lt;li&gt;Added Spanish translation, thanks to Marcelo Pedra&lt;/li&gt;\n&lt;li&gt;Added Persian translation, thanks to Mostafa Soufi&lt;/li&gt;\n&lt;li&gt;Added Russian translation, thanks to Jack Leonid (http://studio-xl.com)&lt;/li&gt;\n&lt;/ul&gt;\n&lt;h4&gt;1.3.1&lt;/h4&gt;\n&lt;ul&gt;\n&lt;li&gt;Added Catalan translation, thanks to Robert Buj&lt;/li&gt;\n&lt;li&gt;Added Romanian translation, thanks to Robert Tudor&lt;/li&gt;\n&lt;/ul&gt;\n&lt;h4&gt;1.3&lt;/h4&gt;\n&lt;ul&gt;\n&lt;li&gt;Support for getting the correct IP for clients while server is behind reverse proxy, thanks to Michael Skerwiderski&lt;/li&gt;\n&lt;li&gt;Added German translation, thanks to Michael Skerwiderski&lt;/li&gt;\n&lt;/ul&gt;\n&lt;h4&gt;1.2&lt;/h4&gt;\n&lt;ul&gt;\n&lt;li&gt;No longer replaces pluggable function when cookie handling active. Re-implemented using available actions and filters&lt;/li&gt;\n&lt;li&gt;Filter error messages during login to avoid information leak regarding available usernames&lt;/li&gt;\n&lt;li&gt;Do not show retries or lockout messages except for login (registration, lost password pages). No change in actual enforcement&lt;/li&gt;\n&lt;li&gt;Slightly more aggressive in trimming old retries data&lt;/li&gt;\n&lt;/ul&gt;\n&lt;h4&gt;1.1&lt;/h4&gt;\n&lt;ul&gt;\n&lt;li&gt;Added translation support&lt;/li&gt;\n&lt;li&gt;Added Swedish translation&lt;/li&gt;\n&lt;li&gt;During lockout, filter out all other login errors&lt;/li&gt;\n&lt;li&gt;Minor cleanups&lt;/li&gt;\n&lt;/ul&gt;\n&lt;h4&gt;1.0&lt;/h4&gt;\n&lt;ul&gt;\n&lt;li&gt;Initial version&lt;/li&gt;\n&lt;/ul&gt;\n";s:7:"attribs";a:0:{}s:8:"xml_base";s:0:"";s:17:"xml_base_explicit";b:0;s:8:"xml_lang";s:0:"";}}}s:36:"http://wellformedweb.org/CommentAPI/";a:1:{s:10:"commentRss";a:1:{i:0;a:5:{s:4:"data";s:56:"https://wordpress.org/plugins/limit-login-attempts/feed/";s:7:"attribs";a:0:{}s:8:"xml_base";s:0:"";s:17:"xml_base_explicit";b:0;s:8:"xml_lang";s:0:"";}}}s:38:"http://purl.org/rss/1.0/modules/slash/";a:1:{s:8:"comments";a:1:{i:0;a:5:{s:4:"data";s:1:"0";s:7:"attribs";a:0:{}s:8:"xml_base";s:0:"";s:17:"xml_base_explicit";b:0;s:8:"xml_lang";s:0:"";}}}}}i:9;a:6:{s:4:"data";s:39:"\n<text:tab/><text:tab/>\n<text:tab/><text:tab/>\n<text:tab/><text:tab/>\n<text:tab/><text:tab/>\n<text:tab/><text:tab/>\n<text:tab/><text:tab/>\n<text:tab/><text:tab/>\n<text:tab/><text:tab/>\n<text:tab/><text:tab/><text:tab/><text:tab/>\n<text:tab/><text:tab/><text:tab/>\n<text:tab/><text:tab/>\n<text:tab/><text:tab/>";s:7:"attribs";a:0:{}s:8:"xml_base";s:0:"";s:17:"xml_base_explicit";b:0;s:8:"xml_lang";s:0:"";s:5:"child";a:5:{s:0:"";a:6:{s:5:"title";a:1:{i:0;a:5:{s:4:"data";s:16:"TinyMCE Advanced";s:7:"attribs";a:0:{}s:8:"xml_base";s:0:"";s:17:"xml_base_explicit";b:0;s:8:"xml_lang";s:0:"";}}s:4:"link";a:1:<text:soft-page-break/>{i:0;a:5:{s:4:"data";s:47:"https://wordpress.org/plugins/tinymce-advanced/";s:7:"attribs";a:0:{}s:8:"xml_base";s:0:"";s:17:"xml_base_explicit";b:0;s:8:"xml_lang";s:0:"";}}s:8:"comments";a:1:{i:0;a:5:{s:4:"data";s:55:"https://wordpress.org/plugins/tinymce-advanced/#respond";s:7:"attribs";a:0:{}s:8:"xml_base";s:0:"";s:17:"xml_base_explicit";b:0;s:8:"xml_lang";s:0:"";}}s:7:"pubDate";a:1:{i:0;a:5:{s:4:"data";s:31:"Fri, 22 Jun 2007 06:02:53 +0000";s:7:"attribs";a:0:{}s:8:"xml_base";s:0:"";s:17:"xml_base_explicit";b:0;s:8:"xml_lang";s:0:"";}}s:4:"guid";a:1:{i:0;a:5:{s:4:"data";s:50:"https://wordpress.org/plugins-wp/tinymce-advanced/";s:7:"attribs";a:1:{s:0:"";a:1:{s:11:"isPermaLink";s:5:"false";}}s:8:"xml_base";s:0:"";s:17:"xml_base_explicit";b:0;s:8:"xml_lang";s:0:"";}}s:11:"description";a:1:{i:0;a:5:{s:4:"data";s:58:"Extends and enhances TinyMCE, the WordPress Visual Editor.";s:7:"attribs";a:0:{}s:8:"xml_base";s:0:"";s:17:"xml_base_explicit";b:0;s:8:"xml_lang";s:0:"";}}}s:32:"http://purl.org/dc/elements/1.1/";a:1:{s:7:"creator";a:1:{i:0;a:5:{s:4:"data";s:10:"Andrew Ozz";s:7:"attribs";a:0:{}s:8:"xml_base";s:0:"";s:17:"xml_base_explicit";b:0;s:8:"xml_lang";s:0:"";}}}s:40:"http://purl.org/rss/1.0/modules/content/";a:1:{s:7:"encoded";a:1:{i:0;a:5:{s:4:"data";s:10621:"&lt;p&gt;&lt;!--section=description--&gt;&lt;/p&gt;\n&lt;p&gt;This plugin will let you add, remove and arrange the buttons that are shown on the Visual Editor toolbar. You can configure up to four rows of buttons including Font Sizes, Font Family, text and background colors, tables, etc. It will also let you enable the editor menu, see the &lt;a href="screenshots" rel="nofollow"&gt;screenshots&lt;/a&gt;.&lt;/p&gt;\n&lt;p&gt;It includes 15 plugins for &lt;a href="http://tinymce.com/" rel="nofollow"&gt;TinyMCE&lt;/a&gt; that are automatically enabled or disabled depending on the buttons you have chosen. In addition this plugin adds some commonly used options as keeping the paragraph tags in the Text editor and importing the CSS classes from the theme&amp;#8217;s editor-style.css.&lt;/p&gt;\n&lt;h4&gt;Some of the features added by this plugin&lt;/h4&gt;\n&lt;ul&gt;\n&lt;li&gt;Support for creating and editing tables.&lt;/li&gt;\n&lt;li&gt;More options when inserting lists.&lt;/li&gt;\n&lt;li&gt;Search and Replace in the editor.&lt;/li&gt;\n&lt;li&gt;Ability to set Font Family and Font Sizes.&lt;/li&gt;\n&lt;li&gt;And many others.&lt;/li&gt;\n&lt;/ul&gt;\n&lt;p&gt;With this plugin you can also enable the TinyMCE menu above the toolbars. This will make the editor even more powerful and convenient.&lt;/p&gt;\n&lt;p&gt;&lt;!--section=installation--&gt;&lt;/p&gt;\n&lt;p&gt;Best is to install directly from WordPress. If manual installation is required, please make sure that the plugin files are in a folder named &amp;#8220;tinymce-advanced&amp;#8221; (not two nested folders) in the WordPress plugins folder, usually &amp;#8220;wp-content/plugins&amp;#8221;.&lt;/p&gt;\n&lt;p&gt;&lt;!--section=faq--&gt;&lt;/p&gt;\n&lt;dl&gt;\n&lt;dt&gt;Installation Instructions&lt;/dt&gt;\n&lt;dd&gt;\n&lt;p&gt;Best is to install directly from WordPress. If manual installation is required, please make sure that the plugin files are in a folder named &amp;#8220;tinymce-advanced&amp;#8221; (not two nested folders) in the WordPress plugins folder, usually &amp;#8220;wp-content/plugins&amp;#8221;.&lt;/p&gt;\n&lt;/dd&gt;\n&lt;dt&gt;No styles are imported in the Formats sub-menu.&lt;/dt&gt;\n&lt;dd&gt;\n&lt;p&gt;These styles are imported from your current theme editor-style.css file. However some themes do not have this functionality. For these themes TinyMCE Advanced has the option to let you add a customized editor-style.css and import it into the editor.&lt;/p&gt;\n&lt;/dd&gt;\n&lt;dt&gt;I have just installed this plugin, but it does not do anything.&lt;/dt&gt;\n&lt;dd&gt;\n&lt;p&gt;Change some buttons on one of the toolbars, save your changes, clear your browser cache, and try again. If that does not work try reloding the Edit page several times while holding down Shift or Ctrl. There may also be a network cache somewhere between you and your host. You may need to wait for a few hours until this cache expires.&lt;/p&gt;\n&lt;/dd&gt;\n&lt;dt&gt;When I add &amp;#8220;Smilies&amp;#8221;, they do not show in the editor.&lt;/dt&gt;\n&lt;dd&gt;\n&lt;p&gt;The &amp;#8220;Emoticons&amp;#8221; button in TinyMCE adds the codes for the smilies. The actual images are added by WordPress when viewing the Post. Make sure the checkbox &amp;#8220;Convert emoticons to graphics on display&amp;#8221; in &amp;#8220;Options &amp;#8211; Writing&amp;#8221; is checked.&lt;/p&gt;\n&lt;/dd&gt;\n&lt;dt&gt;The plugin does not add any buttons.&lt;/dt&gt;\n&lt;dd&gt;\n&lt;p&gt;Make sure the &amp;#8220;Disable the visual editor when writing&amp;#8221; checkbox under &amp;#8220;Users &amp;#8211; Your Profile&amp;#8221; is &lt;strong&gt;not&lt;/strong&gt; checked.&lt;/p&gt;\n&lt;/dd&gt;\n&lt;dt&gt;I still see the &amp;#8220;old&amp;#8221; buttons in the editor&lt;/dt&gt;\n&lt;dd&gt;\n&lt;p&gt;Click the &amp;#8220;Restore Default <text:soft-page-break/>Settings&amp;#8221; button on the plugin settings page and then set the buttons again and save.&lt;/p&gt;\n&lt;/dd&gt;\n&lt;dt&gt;Other questions? More screenshots?&lt;/dt&gt;\n&lt;dd&gt;\n&lt;p&gt;Please post on the support forum or visit the homepage for &lt;a href="http://www.laptoptips.ca/projects/tinymce-advanced/" rel="nofollow"&gt;TinyMCE Advanced&lt;/a&gt;.&lt;/p&gt;\n&lt;/dd&gt;\n&lt;/dl&gt;\n&lt;p&gt;&lt;!--section=changelog--&gt;&lt;/p&gt;\n&lt;h4&gt;4.5.6&lt;/h4&gt;\n&lt;ul&gt;\n&lt;li&gt;Updated for WordPress 4.7.4 and TinyMCE 4.5.6.&lt;/li&gt;\n&lt;li&gt;Fixed PHP notice after importing settings.&lt;/li&gt;\n&lt;/ul&gt;\n&lt;h4&gt;4.4.3&lt;/h4&gt;\n&lt;ul&gt;\n&lt;li&gt;Updated for WordPress 4.7 and TinyMCE 4.4.3.&lt;/li&gt;\n&lt;li&gt;Fixed missing &amp;#8220;Source code&amp;#8221; button bug.&lt;/li&gt;\n&lt;/ul&gt;\n&lt;h4&gt;4.4.1&lt;/h4&gt;\n&lt;ul&gt;\n&lt;li&gt;Updated for WordPress 4.6 and TinyMCE 4.4.1.&lt;/li&gt;\n&lt;li&gt;Fixed multisite saving bug.&lt;/li&gt;\n&lt;li&gt;Added new button in the Text editor to add or reset the line breaks. Adds line breaks only between tags. Works only when it detects that line breaks are missing so it doesn&amp;#8217;t reformat posts with removed paragraphs.&lt;/li&gt;\n&lt;/ul&gt;\n&lt;h4&gt;4.3.10.1&lt;/h4&gt;\n&lt;ul&gt;\n&lt;li&gt;Fixed adding paragraph tags when loading posts that were saved before turning autop off.&lt;/li&gt;\n&lt;li&gt;Disabled the (new) inline toolbar for tables as it was overlapping the table in some cases.&lt;/li&gt;\n&lt;/ul&gt;\n&lt;h4&gt;4.3.10&lt;/h4&gt;\n&lt;ul&gt;\n&lt;li&gt;Updated for WordPress 4.5.1 and TinyMCE 4.3.10.&lt;/li&gt;\n&lt;li&gt;Fixed support for adding editor-style.css to themes that don&amp;#8217;t have it.&lt;/li&gt;\n&lt;/ul&gt;\n&lt;h4&gt;4.3.8&lt;/h4&gt;\n&lt;ul&gt;\n&lt;li&gt;Updated for WordPress 4.5 and TinyMCE 4.3.8.&lt;/li&gt;\n&lt;li&gt;Separated standard options and admin options.&lt;/li&gt;\n&lt;li&gt;Added settings that can disable the plugin for the main editor, other editors in wp-admin or editors on the front-end.&lt;/li&gt;\n&lt;li&gt;Korean translation by Josh Kim and Greek translation by Stathis Mellios.&lt;/li&gt;\n&lt;/ul&gt;\n&lt;h4&gt;4.2.8&lt;/h4&gt;\n&lt;ul&gt;\n&lt;li&gt;Updated for WordPress 4.4 and TinyMCE 4.2.8.&lt;/li&gt;\n&lt;li&gt;Japanese translation by Manabu Miwa.&lt;/li&gt;\n&lt;/ul&gt;\n&lt;h4&gt;4.2.5&lt;/h4&gt;\n&lt;ul&gt;\n&lt;li&gt;Updated for WordPress 4.3.1 and TinyMCE 4.2.5.&lt;/li&gt;\n&lt;li&gt;Fixed text domain and plugin headers.&lt;/li&gt;\n&lt;/ul&gt;\n&lt;h4&gt;4.2.3.1&lt;/h4&gt;\n&lt;ul&gt;\n&lt;li&gt;Fix error with removing the &amp;#8216;textpattern&amp;#8217; plugin.&lt;/li&gt;\n&lt;/ul&gt;\n&lt;h4&gt;4.2.3&lt;/h4&gt;\n&lt;ul&gt;\n&lt;li&gt;Updated for WordPress 4.3 and TinyMCE 4.2.3.&lt;/li&gt;\n&lt;li&gt;Removed the &amp;#8216;textpattern&amp;#8217; plugin as WordPress 4.3 includes similar functionality by default.&lt;/li&gt;\n&lt;li&gt;French translation by Nicolas Schneider.&lt;/li&gt;\n&lt;/ul&gt;\n&lt;h4&gt;4.1.9&lt;/h4&gt;\n&lt;ul&gt;\n&lt;li&gt;Updated for WordPress 4.2 and TinyMCE 4.1.9.&lt;/li&gt;\n&lt;li&gt;Fixed bugs with showing oEmbed previews when pasting an URL.&lt;/li&gt;\n&lt;li&gt;Fixed bugs with getting the content from TinyMCE with line breaks.&lt;/li&gt;\n&lt;/ul&gt;\n&lt;h4&gt;4.1.7&lt;/h4&gt;\n&lt;ul&gt;\n&lt;li&gt;Updated for WordPress 4.1 and TinyMCE 4.1.7.&lt;/li&gt;\n&lt;li&gt;Fixed bug where consecutive caption shortcodes may be split with an empty paragraph tag.&lt;/li&gt;\n&lt;/ul&gt;\n&lt;h4&gt;4.1.1&lt;/h4&gt;\n&lt;ul&gt;\n&lt;li&gt;Fix bug with image captions when wpautop is disabled.&lt;/li&gt;\n&lt;li&gt;Add translation</text:p>
      <text:p text:style-name="P1"><text:s/>support to the settings page. Button names/descriptions are translated from JS using the existing WordPress translation, so this part of the settings page will be translated by default. The other text still needs separate translation.&lt;/li&gt;\n&lt;/ul&gt;\n&lt;h4&gt;4.1&lt;/h4&gt;\n&lt;ul&gt;\n&lt;li&gt;Updated for WordPress 4.0 and TinyMCE 4.1.&lt;/li&gt;\n&lt;li&gt;Add the &amp;#8216;textpattern&amp;#8217; plugin that supports some of the markdown syntax while typing, &lt;a href="http://www.tinymce.com/wiki.php/Configuration:textpattern_patterns" rel="nofollow"&gt;(more info)&lt;/a&gt;.&lt;/li&gt;\n&lt;li&gt;Add the updated &amp;#8216;table&amp;#8217; plugin that supports background and border color.&lt;/li&gt;\n&lt;/ul&gt;\n&lt;h4&gt;4.0.2&lt;/h4&gt;\n&lt;ul&gt;\n&lt;li&gt;Fix showing of the second, third and forth button rows when the Toolbar Toggle button is not used.&lt;/li&gt;\n&lt;li&gt;Fix adding the &amp;#8221;directionality&amp;#8221; plugin when RTL or LTR button is selected.&lt;/li&gt;\n&lt;li&gt;Show the &amp;#8221;Advanced Options&amp;#8221; to super admins on multisite installs.&lt;/li&gt;\n&lt;li&gt;Add the &amp;#8221;link&amp;#8221; plugin including link rel setting. Replaces the Insert/Edit Link dialog when enabled.&lt;/li&gt;\n&lt;li&gt;Include updated &amp;#8221;table&amp;#8221; plugin that has support for vertical align for cells.&lt;/li&gt;\n&lt;/ul&gt;\n&lt;h4&gt;4.0.1&lt;/h4&gt;\n&lt;p&gt;Fix warnings on pages other than Edit Post. Update the description.&lt;/p&gt;\n&lt;h4&gt;4.0&lt;/h4&gt;\n&lt;p&gt;Updated for WordPress 3.9 and TinyMCE 4.0. Refreshed the settings screen. Added support for exporting and importing of the <text:soft-page-break/>settings.&lt;/p&gt;\n&lt;h4&gt;3.5.9.1&lt;/h4&gt;\n&lt;p&gt;Updated for WordPress 3.8, fixed auto-embedding of single line URLs when not removing paragraph tags.&lt;/p&gt;\n&lt;h4&gt;3.5.9&lt;/h4&gt;\n&lt;p&gt;Updated for WordPress 3.7 and TinyMCE 3.5.9.&lt;/p&gt;\n&lt;h4&gt;3.5.8&lt;/h4&gt;\n&lt;p&gt;Updated for WordPress 3.5 and TinyMCE 3.5.8.&lt;/p&gt;\n&lt;h4&gt;3.4.9&lt;/h4&gt;\n&lt;p&gt;Updated for WordPress 3.4 and TinyMCE 3.4.9.&lt;/p&gt;\n&lt;h4&gt;3.4.5.1&lt;/h4&gt;\n&lt;p&gt;Fixed a bug preventing TinyMCE from importing CSS classes from editor-style.css.&lt;/p&gt;\n&lt;h4&gt;3.4.5&lt;/h4&gt;\n&lt;p&gt;Updated for WordPress 3.3 or later and TinyMCE 3.4.5.&lt;/p&gt;\n&lt;h4&gt;3.4.2.1&lt;/h4&gt;\n&lt;p&gt;Fix the removal of the &lt;em&gt;media&lt;/em&gt; plugin so it does not require re-saving the settings.&lt;/p&gt;\n&lt;h4&gt;3.4.2&lt;/h4&gt;\n&lt;p&gt;Compatibility with WordPress 3.2 and TinyMCE 3.4.2, removed the options for support for iframe and HTML 5.0 elements as they are supported by default in WordPress 3.2, removed the &lt;em&gt;media&lt;/em&gt; plugin as it is included by default.&lt;/p&gt;\n&lt;h4&gt;3.3.9.1&lt;/h4&gt;\n&lt;p&gt;Added advanced options: stop removing iframes, stop removing HTML 5.0 elements, moved the support for custom editor styles to editor-style.css in the current theme.&lt;/p&gt;\n&lt;p&gt;Attention: if you have a customized tadv-mce.css file and your theme doesn&amp;#8217;t have editor-style.css, please download tadv-mce.css, rename it to editor-style.css and upload it to your current theme directory. Alternatively you can add there the editor-style.css from the Twenty Ten theme. If your theme has editor-style.css you can add any custom styles there.&lt;/p&gt;\n&lt;h4&gt;3.3.9&lt;/h4&gt;\n&lt;p&gt;Compatibility with WordPress 3.1 and TinyMCE 3.3.9, improved P and BR tags option.&lt;/p&gt;\n&lt;h4&gt;3.2.7&lt;/h4&gt;\n&lt;p&gt;Compatibility with WordPress 2.9 and TinyMCE 3.2.7, several minor bug fixes.&lt;/p&gt;\n&lt;h4&gt;3.2.4&lt;/h4&gt;\n&lt;p&gt;Compatibility with WordPress 2.8 and TinyMCE 3.2.4, minor bug fixes.&lt;/p&gt;\n&lt;h4&gt;3.2&lt;/h4&gt;\n&lt;p&gt;Compatibility with WordPress 2.7 and TinyMCE 3.2, minor bug fixes.&lt;/p&gt;\n&lt;h4&gt;3.1&lt;/h4&gt;\n&lt;p&gt;Compatibility with WordPress 2.6 and TinyMCE 3.1, keeps empty paragraphs when disabling the removal of P and BR tags, the buttons for MCImageManager and MCFileManager can be arranged (if installed).&lt;/p&gt;\n&lt;h4&gt;3.0.1&lt;/h4&gt;\n&lt;p&gt;Compatibility with WordPress 2.5.1 and TinyMCE 3.0.7, added option to disable the removal of P and BR tags when saving and in the HTML editor (autop), added two more buttons to the HTML editor: autop and undo, fixed the removal of non-default TinyMCE buttons.&lt;/p&gt;\n&lt;h4&gt;3.0&lt;/h4&gt;\n&lt;p&gt;Support for WordPress 2.5 and TinyMCE 3.0.&lt;/p&gt;\n&lt;h4&gt;2.2&lt;/h4&gt;\n&lt;p&gt;Deactivate/Uninstall option page, font size drop-down menu and other small changes.&lt;/p&gt;\n&lt;h4&gt;2.1&lt;/h4&gt;\n&lt;p&gt;Improved language selection, improved compatibility with WordPress 2.3 and TinyMCE 2.1.1.1, option to override some of the imported css classes and other small improvements and bugfixes.&lt;/p&gt;\n&lt;h4&gt;2.0&lt;/h4&gt;\n&lt;p&gt;Includes an admin page for arranging the TinyMCE toolbar buttons, easy installation, a lot of bugfixes, customized &amp;#8220;Smilies&amp;#8221; plugin that uses the built-in WordPress smilies, etc. The admin page uses jQuery and jQuery UI that lets you &amp;#8220;drag and drop&amp;#8221; the TinyMCE buttons to arrange your own toolbars and enables/disables the corresponding plugins depending on the used buttons.&lt;/p&gt;\n";s:7:"attribs";a:0:{}s:8:"xml_base";s:0:"";s:17:"xml_base_explicit";b:0;s:8:"xml_lang";s:0:"";}}}s:36:"http://wellformedweb.org/CommentAPI/";a:1:{s:10:"commentRss";a:1:{i:0;a:5:{s:4:"data";s:52:"https://wordpress.org/plugins/tinymce-advanced/feed/";s:7:"attribs";a:0:{}s:8:"xml_base";s:0:"";s:17:"xml_base_explicit";b:0;s:8:"xml_lang";s:0:"";}}}s:38:"http://purl.org/rss/1.0/modules/slash/";a:1:{s:8:"comments";a:1:{i:0;a:5:{s:4:"data";s:1:"0";s:7:"attribs";a:0:{}s:8:"xml_base";s:0:"";s:17:"xml_base_explicit";b:0;s:8:"xml_lang";s:0:"";}}}}}}}s:27:"http://www.w3.org/2005/Atom";a:1:{s:4:"link";a:1:{i:0;a:5:{s:4:"data";s:0:"";s:7:"attribs";a:1:{s:0:"";a:3:{s:4:"href";s:50:"https://wordpress.org/plugins/browse/popular/feed/";s:3:"rel";s:4:"self";s:4:"type";s:19:"application/rss+xml";}}s:8:"xml_base";s:0:"";s:17:"xml_base_explicit";b:0;s:8:"xml_lang";s:0:"";}}}s:44:"http://purl.org/rss/1.0/modules/syndication/";a:2:{s:12:"updatePeriod";a:1:{i:0;a:5:{s:4:"data";s:6:"hourly";s:7:"attribs";a:0:{}s:8:"xml_base";s:0:"";s:17:"xml_base_explicit";b:0;s:8:"xml_lang";s:0:"";}}s:15:"updateFrequency";a:1:{i:0;a:5:{s:4:"data";s:1:"1";s:7:"attribs";a:0:{}s:8:"xml_base";s:0:"";s:17:"xml_base_explicit";b:0;s:8:"xml_lang";s:0:"";}}}}}}}}}}}}s:4:"type";i:128;s:7:"headers";O:42:"Requests_Utility_CaseInsensitiveDictionary":1:{s:7:"\0*\0data";a:9:{s:6:"server";s:5:"nginx";s:4:"date";s:29:"Wed, 03 May 2017 08:32:51 GMT";s:12:"content-<text:soft-page-break/>type";s:34:"application/rss+xml; charset=UTF-8";s:25:"strict-transport-security";s:11:"max-age=360";s:6:"x-olaf";s:3:"⛄";s:13:"last-modified";s:29:"Wed, 03 May 2017 08:13:52 GMT";s:4:"link";s:66:"&lt;https://wordpress.org/plugins/wp-json/&gt;; rel="https://api.w.org/"";s:15:"x-frame-options";s:10:"SAMEORIGIN";s:4:"x-nc";s:11:"HIT lax 250";}}s:5:"build";s:14:"20130911020210";}', 'no');</text:p>
      <text:p text:style-name="P1">INSERT INTO `wp_options` (`option_id`, `option_name`, `option_value`, `autoload`) VALUES</text:p>
      <text:p text:style-name="P1">(296, '_transient_timeout_feed_mod_b9388c83948825c1edaef0d856b7b109', '1493843571', 'no'),</text:p>
      <text:p text:style-name="P1">(297, '_transient_feed_mod_b9388c83948825c1edaef0d856b7b109', '1493800371', 'no'),</text:p>
      <text:p text:style-name="P1">(298, '_transient_timeout_dash_88ae138922fe95674369b1cb3d215a2b', '1493843571', 'no'),</text:p>
      <text:p text:style-name="P1">(299, '_transient_dash_88ae138922fe95674369b1cb3d215a2b', '&lt;div class="rss-widget"&gt;&lt;ul&gt;&lt;li&gt;&lt;a class=''rsswidget'' href=''https://wordpress.org/news/2017/04/wordpress-4-7-4/''&gt;WordPress 4.7.4 Maintenance Release&lt;/a&gt; &lt;span class="rss-date"&gt;April 20, 2017&lt;/span&gt;&lt;div class="rssSummary"&gt;After almost sixty million downloads of WordPress 4.7, we are pleased to announce the immediate availability of WordPress 4.7.4, a maintenance release. This release contains 47 bug fixes and enhancements, chief among them an incompatibility between the upcoming Chrome version and the visual editor, inconsistencies in media handling, and further improvements to the REST API.&lt;/div&gt;&lt;/li&gt;&lt;/ul&gt;&lt;/div&gt;&lt;div class="rss-widget"&gt;&lt;ul&gt;&lt;li&gt;&lt;a class=''rsswidget'' href=''https://wptavern.com/seattle-to-host-wooconf-2017-in-october-conference-to-focus-on-developers''&gt;WPTavern: Seattle to Host WooConf 2017 in October, Conference to Focus on Developers&lt;/a&gt;&lt;/li&gt;&lt;li&gt;&lt;a class=''rsswidget'' href=''https://blog.akismet.com/2017/05/02/akismet-wordpress-plugin-3-3-1/''&gt;Akismet: Akismet WordPress Plugin 3.3.1 Now Available&lt;/a&gt;&lt;/li&gt;&lt;li&gt;&lt;a class=''rsswidget'' href=''https://ma.tt/2017/05/longreads-and-original-journalism/''&gt;Matt: Longreads and Original Journalism&lt;/a&gt;&lt;/li&gt;&lt;/ul&gt;&lt;/div&gt;&lt;div class="rss-widget"&gt;&lt;ul&gt;&lt;li class="dashboard-news-plugin"&gt;&lt;span&gt;Popular Plugin:&lt;/span&gt; WooCommerce&amp;nbsp;&lt;a href="plugin-install.php?tab=plugin-information&amp;amp;plugin=woocommerce&amp;amp;_wpnonce=fc7b38ff20&amp;amp;TB_iframe=true&amp;amp;width=600&amp;amp;height=800" class="thickbox open-plugin-details-modal" aria-label="Install WooCommerce"&gt;(Install)&lt;/a&gt;&lt;/li&gt;&lt;/ul&gt;&lt;/div&gt;', 'no'),</text:p>
      <text:p text:style-name="P1">(302, 'duplicator_ui_view_state', 'a:3:{s:22:"dup-pack-storage-panel";s:1:"1";s:22:"dup-pack-archive-panel";s:1:"1";s:24:"dup-pack-installer-panel";s:1:"1";}', 'yes'),</text:p>
      <text:p text:style-name="P1">(303, 'duplicator_package_active', 'O:11:"DUP_Package":23:{s:7:"Created";s:19:"2017-05-03 09:30:23";s:7:"Version";s:5:"1.2.6";s:9:"VersionWP";s:5:"4.7.4";s:9:"VersionDB";s:6:"5.5.42";s:10:"VersionPHP";s:5:"7.0.0";s:9:"VersionOS";s:6:"Darwin";s:2:"ID";N;s:4:"Name";s:8:"20170503";s:4:"Hash";s:32:"b67ef35a7a3781946777170503093023";s:8:"NameHash";s:41:"20170503_b67ef35a7a3781946777170503093023";s:4:"Type";i:0;s:5:"Notes";s:0:"";s:9:"StorePath";s:55:"/Users/Dinah/Sites/wordpress/wordpress/wp-snapshots/tmp";s:8:"StoreURL";s:45:"http://localhost:8888/wordpress/wp-snapshots/";s:8:"ScanFile";s:51:"20170503_b67ef35a7a3781946777170503093023_scan.json";s:7:"Runtime";N;s:7:"ExeSize";N;s:7:"ZipSize";N;s:6:"Status";N;s:6:"WPUser";N;s:7:"Archive";O:11:"DUP_Archive":13:{s:10:"FilterDirs";s:0:"";s:10:"FilterExts";s:0:"";s:13:"FilterDirsAll";a:0:{}s:13:"FilterExtsAll";a:0:{}s:8:"FilterOn";i:0;s:4:"File";N;s:6:"Format";s:3:"ZIP";s:7:"PackDir";s:38:"/Users/Dinah/Sites/wordpress/wordpress";s:4:"Size";i:0;s:4:"Dirs";a:0:{}s:5:"Files";a:0:{}s:10:"FilterInfo";O:23:"DUP_Archive_Filter_Info":6:{s:4:"Dirs";O:34:"DUP_Archive_Filter_Scope_Directory":4:{s:7:"Warning";a:0:{}s:10:"Unreadable";a:0:{}s:4:"Core";a:0:{}s:8:"Instance";a:0:{}}s:5:"Files";O:29:"DUP_Archive_Filter_Scope_File":5:{s:4:"Size";a:0:{}s:7:"Warning";a:0:{}s:10:"Unreadable";a:0:{}s:4:"Core";a:0:{}s:8:"Instance";a:0:{}}s:4:"Exts";O:29:"DUP_Archive_Filter_Scope_Base":2:{s:4:"Core";a:0:{}s:8:"Instance";a:0:{}}s:9:"UDirCount";i:0;s:10:"UFileCount";i:0;s:9:"UExtCount";i:0;}s:10:"\0*\0Package";O:11:"DUP_Package":23:{s:7:"Created";s:19:"2017-05-03 <text:soft-page-break/>09:30:23";s:7:"Version";s:5:"1.2.6";s:9:"VersionWP";s:5:"4.7.4";s:9:"VersionDB";s:6:"5.5.42";s:10:"VersionPHP";s:5:"7.0.0";s:9:"VersionOS";s:6:"Darwin";s:2:"ID";N;s:4:"Name";s:8:"20170503";s:4:"Hash";s:32:"b67ef35a7a3781946777170503093023";s:8:"NameHash";s:41:"20170503_b67ef35a7a3781946777170503093023";s:4:"Type";i:0;s:5:"Notes";s:0:"";s:9:"StorePath";s:55:"/Users/Dinah/Sites/wordpress/wordpress/wp-snapshots/tmp";s:8:"StoreURL";s:45:"http://localhost:8888/wordpress/wp-snapshots/";s:8:"ScanFile";N;s:7:"Runtime";N;s:7:"ExeSize";N;s:7:"ZipSize";N;s:6:"Status";N;s:6:"WPUser";N;s:7:"Archive";r:22;s:9:"Installer";O:13:"DUP_Installer":12:{s:4:"File";N;s:4:"Size";i:0;s:10:"OptsDBHost";s:0:"";s:10:"OptsDBPort";s:0:"";s:10:"OptsDBName";s:0:"";s:10:"OptsDBUser";s:0:"";s:12:"OptsSSLAdmin";i:0;s:12:"OptsSSLLogin";i:0;s:11:"OptsCacheWP";i:0;s:13:"OptsCachePath";i:0;s:10:"OptsURLNew";s:0:"";s:10:"\0*\0Package";r:52;}s:8:"Database";O:12:"DUP_Database":13:{s:4:"Type";s:5:"MySQL";s:4:"Size";N;s:4:"File";N;s:4:"Path";N;s:12:"FilterTables";s:0:"";s:8:"FilterOn";i:0;s:4:"Name";N;s:10:"Compatible";s:0:"";s:8:"Comments";s:19:"Source distribution";s:10:"\0*\0Package";r:52;s:25:"\0DUP_Database\0dbStorePath";N;s:23:"\0DUP_Database\0EOFMarker";s:0:"";s:26:"\0DUP_Database\0networkFlush";b:0;}}}s:9:"Installer";r:74;s:8:"Database";r:87;}', 'yes'),</text:p>
      <text:p text:style-name="P1">(312, '_site_transient_timeout_browser_df1c97ad86596a0a3f28260dc5f53b33', '1494419836', 'no'),</text:p>
      <text:p text:style-name="P1">(313, '_site_transient_browser_df1c97ad86596a0a3f28260dc5f53b33', 'a:9:{s:8:"platform";s:9:"Macintosh";s:4:"name";s:6:"Chrome";s:7:"version";s:12:"58.0.3029.96";s:10:"update_url";s:28:"http://www.google.com/chrome";s:7:"img_src";s:49:"http://s.wordpress.org/images/browsers/chrome.png";s:11:"img_src_ssl";s:48:"https://wordpress.org/images/browsers/chrome.png";s:15:"current_version";s:2:"18";s:7:"upgrade";b:0;s:8:"insecure";b:0;}', 'no'),</text:p>
      <text:p text:style-name="P1">(316, '_site_transient_timeout_theme_roots', '1493819644', 'no'),</text:p>
      <text:p text:style-name="P1">(317, '_site_transient_theme_roots', 'a:6:{s:13:"charitize-pro";s:7:"/themes";s:9:"charitize";s:7:"/themes";s:8:"snapshot";s:7:"/themes";s:13:"twentyfifteen";s:7:"/themes";s:15:"twentyseventeen";s:7:"/themes";s:13:"twentysixteen";s:7:"/themes";}', 'no'),</text:p>
      <text:p text:style-name="P1">(318, '_transient_is_multi_author', '0', 'yes'),</text:p>
      <text:p text:style-name="P1">(319, '_site_transient_timeout_available_translations', '1493829270', 'no'),</text:p>
      <text:p text:style-name="P1">(320, '_site_transient_available_translations', 'a:108:{s:2:"af";a:8:{s:8:"language";s:2:"af";s:7:"version";s:5:"4.7.4";s:7:"updated";s:19:"2017-03-27 04:32:49";s:12:"english_name";s:9:"Afrikaans";s:11:"native_name";s:9:"Afrikaans";s:7:"package";s:61:"https://downloads.wordpress.org/translation/core/4.7.4/af.zip";s:3:"iso";a:2:{i:1;s:2:"af";i:2;s:3:"afr";}s:7:"strings";a:1:{s:8:"continue";s:10:"Gaan voort";}}s:2:"ar";a:8:{s:8:"language";s:2:"ar";s:7:"version";s:5:"4.7.4";s:7:"updated";s:19:"2017-01-26 15:49:08";s:12:"english_name";s:6:"Arabic";s:11:"native_name";s:14:"العربية";s:7:"package";s:61:"https://downloads.wordpress.org/translation/core/4.7.4/ar.zip";s:3:"iso";a:2:{i:1;s:2:"ar";i:2;s:3:"ara";}s:7:"strings";a:1:{s:8:"continue";s:16:"المتابعة";}}s:3:"ary";a:8:{s:8:"language";s:3:"ary";s:7:"version";s:5:"4.7.4";s:7:"updated";s:19:"2017-01-26 15:42:35";s:12:"english_name";s:15:"Moroccan Arabic";s:11:"native_name";s:31:"العربية المغربية";s:7:"package";s:62:"https://downloads.wordpress.org/translation/core/4.7.4/ary.zip";s:3:"iso";a:2:{i:1;s:2:"ar";i:3;s:3:"ary";}s:7:"strings";a:1:{s:8:"continue";s:16:"المتابعة";}}s:2:"as";a:8:{s:8:"language";s:2:"as";s:7:"version";s:5:"4.7.2";s:7:"updated";s:19:"2016-11-22 18:59:07";s:12:"english_name";s:8:"Assamese";s:11:"native_name";s:21:"অসমীয়া";s:7:"package";s:61:"https://downloads.wordpress.org/translation/core/4.7.2/as.zip";s:3:"iso";a:3:{i:1;s:2:"as";i:2;s:3:"asm";i:3;s:3:"asm";}s:7:"strings";a:1:{s:8:"continue";s:0:"";}}s:3:"azb";a:8:{s:8:"language";s:3:"azb";s:7:"version";s:5:"4.7.2";s:7:"updated";s:19:"2016-09-12 20:34:31";s:12:"english_name";s:17:"South Azerbaijani";s:11:"native_name";s:29:"گؤنئی آذربایجان";s:7:"package";s:62:"https://downloads.wordpress.org/translation/core/4.7.2/azb.zip";s:3:"iso";a:2:{i:1;s:2:"az";i:3;s:3:"azb";}s:7:"strings";a:1:{s:8:"continue";s:8:"Continue";}}s:2:"az";a:8:{s:8:"language";s:2:"az";s:7:"version";s:5:"4.7.2";s:7:"updated";s:19:"2016-11-06 <text:soft-page-break/>00:09:27";s:12:"english_name";s:11:"Azerbaijani";s:11:"native_name";s:16:"Azərbaycan dili";s:7:"package";s:61:"https://downloads.wordpress.org/translation/core/4.7.2/az.zip";s:3:"iso";a:2:{i:1;s:2:"az";i:2;s:3:"aze";}s:7:"strings";a:1:{s:8:"continue";s:5:"Davam";}}s:3:"bel";a:8:{s:8:"language";s:3:"bel";s:7:"version";s:5:"4.7.4";s:7:"updated";s:19:"2017-04-21 06:37:39";s:12:"english_name";s:10:"Belarusian";s:11:"native_name";s:29:"Беларуская мова";s:7:"package";s:62:"https://downloads.wordpress.org/translation/core/4.7.4/bel.zip";s:3:"iso";a:2:{i:1;s:2:"be";i:2;s:3:"bel";}s:7:"strings";a:1:{s:8:"continue";s:20:"Працягнуць";}}s:5:"bg_BG";a:8:{s:8:"language";s:5:"bg_BG";s:7:"version";s:5:"4.7.4";s:7:"updated";s:19:"2017-03-06 09:18:57";s:12:"english_name";s:9:"Bulgarian";s:11:"native_name";s:18:"Български";s:7:"package";s:64:"https://downloads.wordpress.org/translation/core/4.7.4/bg_BG.zip";s:3:"iso";a:2:{i:1;s:2:"bg";i:2;s:3:"bul";}s:7:"strings";a:1:{s:8:"continue";s:12:"Напред";}}s:5:"bn_BD";a:8:{s:8:"language";s:5:"bn_BD";s:7:"version";s:5:"4.7.2";s:7:"updated";s:19:"2017-01-04 16:58:43";s:12:"english_name";s:7:"Bengali";s:11:"native_name";s:15:"বাংলা";s:7:"package";s:64:"https://downloads.wordpress.org/translation/core/4.7.2/bn_BD.zip";s:3:"iso";a:1:{i:1;s:2:"bn";}s:7:"strings";a:1:{s:8:"continue";s:23:"এগিয়ে চল.";}}s:2:"bo";a:8:{s:8:"language";s:2:"bo";s:7:"version";s:5:"4.7.2";s:7:"updated";s:19:"2016-09-05 09:44:12";s:12:"english_name";s:7:"Tibetan";s:11:"native_name";s:21:"བོད་ཡིག";s:7:"package";s:61:"https://downloads.wordpress.org/translation/core/4.7.2/bo.zip";s:3:"iso";a:2:{i:1;s:2:"bo";i:2;s:3:"tib";}s:7:"strings";a:1:{s:8:"continue";s:24:"མུ་མཐུད།";}}s:5:"bs_BA";a:8:{s:8:"language";s:5:"bs_BA";s:7:"version";s:5:"4.7.2";s:7:"updated";s:19:"2016-09-04 20:20:28";s:12:"english_name";s:7:"Bosnian";s:11:"native_name";s:8:"Bosanski";s:7:"package";s:64:"https://downloads.wordpress.org/translation/core/4.7.2/bs_BA.zip";s:3:"iso";a:2:{i:1;s:2:"bs";i:2;s:3:"bos";}s:7:"strings";a:1:{s:8:"continue";s:7:"Nastavi";}}s:2:"ca";a:8:{s:8:"language";s:2:"ca";s:7:"version";s:5:"4.7.4";s:7:"updated";s:19:"2017-03-05 11:34:47";s:12:"english_name";s:7:"Catalan";s:11:"native_name";s:7:"Català";s:7:"package";s:61:"https://downloads.wordpress.org/translation/core/4.7.4/ca.zip";s:3:"iso";a:2:{i:1;s:2:"ca";i:2;s:3:"cat";}s:7:"strings";a:1:{s:8:"continue";s:8:"Continua";}}s:3:"ceb";a:8:{s:8:"language";s:3:"ceb";s:7:"version";s:5:"4.7.2";s:7:"updated";s:19:"2016-03-02 17:25:51";s:12:"english_name";s:7:"Cebuano";s:11:"native_name";s:7:"Cebuano";s:7:"package";s:62:"https://downloads.wordpress.org/translation/core/4.7.2/ceb.zip";s:3:"iso";a:2:{i:2;s:3:"ceb";i:3;s:3:"ceb";}s:7:"strings";a:1:{s:8:"continue";s:7:"Padayun";}}s:5:"cs_CZ";a:8:{s:8:"language";s:5:"cs_CZ";s:7:"version";s:5:"4.7.2";s:7:"updated";s:19:"2017-01-12 08:46:26";s:12:"english_name";s:5:"Czech";s:11:"native_name";s:12:"Čeština‎";s:7:"package";s:64:"https://downloads.wordpress.org/translation/core/4.7.2/cs_CZ.zip";s:3:"iso";a:2:{i:1;s:2:"cs";i:2;s:3:"ces";}s:7:"strings";a:1:{s:8:"continue";s:11:"Pokračovat";}}s:2:"cy";a:8:{s:8:"language";s:2:"cy";s:7:"version";s:5:"4.7.4";s:7:"updated";s:19:"2017-01-26 15:49:29";s:12:"english_name";s:5:"Welsh";s:11:"native_name";s:7:"Cymraeg";s:7:"package";s:61:"https://downloads.wordpress.org/translation/core/4.7.4/cy.zip";s:3:"iso";a:2:{i:1;s:2:"cy";i:2;s:3:"cym";}s:7:"strings";a:1:{s:8:"continue";s:6:"Parhau";}}s:5:"da_DK";a:8:{s:8:"language";s:5:"da_DK";s:7:"version";s:5:"4.7.4";s:7:"updated";s:19:"2017-04-05 09:50:06";s:12:"english_name";s:6:"Danish";s:11:"native_name";s:5:"Dansk";s:7:"package";s:64:"https://downloads.wordpress.org/translation/core/4.7.4/da_DK.zip";s:3:"iso";a:2:{i:1;s:2:"da";i:2;s:3:"dan";}s:7:"strings";a:1:{s:8:"continue";s:12:"Forts&amp;#230;t";}}s:14:"de_CH_informal";a:8:{s:8:"language";s:14:"de_CH_informal";s:7:"version";s:5:"4.7.4";s:7:"updated";s:19:"2017-01-26 15:39:59";s:12:"english_name";s:30:"German (Switzerland, Informal)";s:11:"native_name";s:21:"Deutsch (Schweiz, Du)";s:7:"package";s:73:"https://downloads.wordpress.org/translation/core/4.7.4/de_CH_informal.zip";s:3:"iso";a:1:{i:1;s:2:"de";}s:7:"strings";a:1:{s:8:"continue";s:6:"Weiter";}}s:5:"de_CH";a:8:<text:soft-page-break/>{s:8:"language";s:5:"de_CH";s:7:"version";s:5:"4.7.4";s:7:"updated";s:19:"2017-01-26 15:40:03";s:12:"english_name";s:20:"German (Switzerland)";s:11:"native_name";s:17:"Deutsch (Schweiz)";s:7:"package";s:64:"https://downloads.wordpress.org/translation/core/4.7.4/de_CH.zip";s:3:"iso";a:1:{i:1;s:2:"de";}s:7:"strings";a:1:{s:8:"continue";s:6:"Weiter";}}s:12:"de_DE_formal";a:8:{s:8:"language";s:12:"de_DE_formal";s:7:"version";s:5:"4.7.4";s:7:"updated";s:19:"2017-04-28 14:35:15";s:12:"english_name";s:15:"German (Formal)";s:11:"native_name";s:13:"Deutsch (Sie)";s:7:"package";s:71:"https://downloads.wordpress.org/translation/core/4.7.4/de_DE_formal.zip";s:3:"iso";a:1:{i:1;s:2:"de";}s:7:"strings";a:1:{s:8:"continue";s:6:"Weiter";}}s:5:"de_DE";a:8:{s:8:"language";s:5:"de_DE";s:7:"version";s:5:"4.7.4";s:7:"updated";s:19:"2017-03-18 13:57:42";s:12:"english_name";s:6:"German";s:11:"native_name";s:7:"Deutsch";s:7:"package";s:64:"https://downloads.wordpress.org/translation/core/4.7.4/de_DE.zip";s:3:"iso";a:1:{i:1;s:2:"de";}s:7:"strings";a:1:{s:8:"continue";s:6:"Weiter";}}s:3:"dzo";a:8:{s:8:"language";s:3:"dzo";s:7:"version";s:5:"4.7.2";s:7:"updated";s:19:"2016-06-29 08:59:03";s:12:"english_name";s:8:"Dzongkha";s:11:"native_name";s:18:"རྫོང་ཁ";s:7:"package";s:62:"https://downloads.wordpress.org/translation/core/4.7.2/dzo.zip";s:3:"iso";a:2:{i:1;s:2:"dz";i:2;s:3:"dzo";}s:7:"strings";a:1:{s:8:"continue";s:0:"";}}s:2:"el";a:8:{s:8:"language";s:2:"el";s:7:"version";s:5:"4.7.4";s:7:"updated";s:19:"2017-04-25 21:05:27";s:12:"english_name";s:5:"Greek";s:11:"native_name";s:16:"Ελληνικά";s:7:"package";s:61:"https://downloads.wordpress.org/translation/core/4.7.4/el.zip";s:3:"iso";a:2:{i:1;s:2:"el";i:2;s:3:"ell";}s:7:"strings";a:1:{s:8:"continue";s:16:"Συνέχεια";}}s:5:"en_AU";a:8:{s:8:"language";s:5:"en_AU";s:7:"version";s:5:"4.7.4";s:7:"updated";s:19:"2017-01-27 00:40:28";s:12:"english_name";s:19:"English (Australia)";s:11:"native_name";s:19:"English (Australia)";s:7:"package";s:64:"https://downloads.wordpress.org/translation/core/4.7.4/en_AU.zip";s:3:"iso";a:3:{i:1;s:2:"en";i:2;s:3:"eng";i:3;s:3:"eng";}s:7:"strings";a:1:{s:8:"continue";s:8:"Continue";}}s:5:"en_CA";a:8:{s:8:"language";s:5:"en_CA";s:7:"version";s:5:"4.7.4";s:7:"updated";s:19:"2017-01-26 15:49:34";s:12:"english_name";s:16:"English (Canada)";s:11:"native_name";s:16:"English (Canada)";s:7:"package";s:64:"https://downloads.wordpress.org/translation/core/4.7.4/en_CA.zip";s:3:"iso";a:3:{i:1;s:2:"en";i:2;s:3:"eng";i:3;s:3:"eng";}s:7:"strings";a:1:{s:8:"continue";s:8:"Continue";}}s:5:"en_NZ";a:8:{s:8:"language";s:5:"en_NZ";s:7:"version";s:5:"4.7.4";s:7:"updated";s:19:"2017-01-26 15:54:30";s:12:"english_name";s:21:"English (New Zealand)";s:11:"native_name";s:21:"English (New Zealand)";s:7:"package";s:64:"https://downloads.wordpress.org/translation/core/4.7.4/en_NZ.zip";s:3:"iso";a:3:{i:1;s:2:"en";i:2;s:3:"eng";i:3;s:3:"eng";}s:7:"strings";a:1:{s:8:"continue";s:8:"Continue";}}s:5:"en_ZA";a:8:{s:8:"language";s:5:"en_ZA";s:7:"version";s:5:"4.7.4";s:7:"updated";s:19:"2017-01-26 15:53:43";s:12:"english_name";s:22:"English (South Africa)";s:11:"native_name";s:22:"English (South Africa)";s:7:"package";s:64:"https://downloads.wordpress.org/translation/core/4.7.4/en_ZA.zip";s:3:"iso";a:3:{i:1;s:2:"en";i:2;s:3:"eng";i:3;s:3:"eng";}s:7:"strings";a:1:{s:8:"continue";s:8:"Continue";}}s:5:"en_GB";a:8:{s:8:"language";s:5:"en_GB";s:7:"version";s:5:"4.7.4";s:7:"updated";s:19:"2017-01-28 03:10:25";s:12:"english_name";s:12:"English (UK)";s:11:"native_name";s:12:"English (UK)";s:7:"package";s:64:"https://downloads.wordpress.org/translation/core/4.7.4/en_GB.zip";s:3:"iso";a:3:{i:1;s:2:"en";i:2;s:3:"eng";i:3;s:3:"eng";}s:7:"strings";a:1:{s:8:"continue";s:8:"Continue";}}s:2:"eo";a:8:{s:8:"language";s:2:"eo";s:7:"version";</text:p>
      <text:p text:style-name="P1">s:5:"4.7.4";s:7:"updated";s:19:"2017-01-26 15:47:07";s:12:"english_name";s:9:"Esperanto";s:11:"native_name";s:9:"Esperanto";s:7:"package";s:61:"https://downloads.wordpress.org/translation/core/4.7.4/eo.zip";s:3:"iso";a:2:{i:1;s:2:"eo";i:2;s:3:"epo";}s:7:"strings";a:1:{s:8:"continue";s:8:"Daŭrigi";}}s:5:"es_AR";a:8:<text:soft-page-break/>{s:8:"language";s:5:"es_AR";s:7:"version";s:5:"4.7.4";s:7:"updated";s:19:"2017-01-26 15:41:31";s:12:"english_name";s:19:"Spanish (Argentina)";s:11:"native_name";s:21:"Español de Argentina";s:7:"package";s:64:"https://downloads.wordpress.org/translation/core/4.7.4/es_AR.zip";s:3:"iso";a:2:{i:1;s:2:"es";i:2;s:3:"spa";}s:7:"strings";a:1:{s:8:"continue";s:9:"Continuar";}}s:5:"es_CO";a:8:{s:8:"language";s:5:"es_CO";s:7:"version";s:5:"4.7.4";s:7:"updated";s:19:"2017-01-26 15:54:37";s:12:"english_name";s:18:"Spanish (Colombia)";s:11:"native_name";s:20:"Español de Colombia";s:7:"package";s:64:"https://downloads.wordpress.org/translation/core/4.7.4/es_CO.zip";s:3:"iso";a:2:{i:1;s:2:"es";i:2;s:3:"spa";}s:7:"strings";a:1:{s:8:"continue";s:9:"Continuar";}}s:5:"es_GT";a:8:{s:8:"language";s:5:"es_GT";s:7:"version";s:5:"4.7.4";s:7:"updated";s:19:"2017-01-26 15:54:37";s:12:"english_name";s:19:"Spanish (Guatemala)";s:11:"native_name";s:21:"Español de Guatemala";s:7:"package";s:64:"https://downloads.wordpress.org/translation/core/4.7.4/es_GT.zip";s:3:"iso";a:2:{i:1;s:2:"es";i:2;s:3:"spa";}s:7:"strings";a:1:{s:8:"continue";s:9:"Continuar";}}s:5:"es_MX";a:8:{s:8:"language";s:5:"es_MX";s:7:"version";s:5:"4.7.4";s:7:"updated";s:19:"2017-01-26 15:42:28";s:12:"english_name";s:16:"Spanish (Mexico)";s:11:"native_name";s:19:"Español de México";s:7:"package";s:64:"https://downloads.wordpress.org/translation/core/4.7.4/es_MX.zip";s:3:"iso";a:2:{i:1;s:2:"es";i:2;s:3:"spa";}s:7:"strings";a:1:{s:8:"continue";s:9:"Continuar";}}s:5:"es_ES";a:8:{s:8:"language";s:5:"es_ES";s:7:"version";s:5:"4.7.4";s:7:"updated";s:19:"2017-04-23 11:29:34";s:12:"english_name";s:15:"Spanish (Spain)";s:11:"native_name";s:8:"Español";s:7:"package";s:64:"https://downloads.wordpress.org/translation/core/4.7.4/es_ES.zip";s:3:"iso";a:1:{i:1;s:2:"es";}s:7:"strings";a:1:{s:8:"continue";s:9:"Continuar";}}s:5:"es_VE";a:8:{s:8:"language";s:5:"es_VE";s:7:"version";s:5:"4.7.4";s:7:"updated";s:19:"2017-04-23 23:02:31";s:12:"english_name";s:19:"Spanish (Venezuela)";s:11:"native_name";s:21:"Español de Venezuela";s:7:"package";s:64:"https://downloads.wordpress.org/translation/core/4.7.4/es_VE.zip";s:3:"iso";a:2:{i:1;s:2:"es";i:2;s:3:"spa";}s:7:"strings";a:1:{s:8:"continue";s:9:"Continuar";}}s:5:"es_CL";a:8:{s:8:"language";s:5:"es_CL";s:7:"version";s:5:"4.7.2";s:7:"updated";s:19:"2016-11-28 20:09:49";s:12:"english_name";s:15:"Spanish (Chile)";s:11:"native_name";s:17:"Español de Chile";s:7:"package";s:64:"https://downloads.wordpress.org/translation/core/4.7.2/es_CL.zip";s:3:"iso";a:2:{i:1;s:2:"es";i:2;s:3:"spa";}s:7:"strings";a:1:{s:8:"continue";s:9:"Continuar";}}s:5:"es_PE";a:8:{s:8:"language";s:5:"es_PE";s:7:"version";s:5:"4.7.2";s:7:"updated";s:19:"2016-09-09 09:36:22";s:12:"english_name";s:14:"Spanish (Peru)";s:11:"native_name";s:17:"Español de Perú";s:7:"package";s:64:"https://downloads.wordpress.org/translation/core/4.7.2/es_PE.zip";s:3:"iso";a:2:{i:1;s:2:"es";i:2;s:3:"spa";}s:7:"strings";a:1:{s:8:"continue";s:9:"Continuar";}}s:2:"et";a:8:{s:8:"language";s:2:"et";s:7:"version";s:5:"4.7.2";s:7:"updated";s:19:"2017-01-27 16:37:11";s:12:"english_name";s:8:"Estonian";s:11:"native_name";s:5:"Eesti";s:7:"package";s:61:"https://downloads.wordpress.org/translation/core/4.7.2/et.zip";s:3:"iso";a:2:{i:1;s:2:"et";i:2;s:3:"est";}s:7:"strings";a:1:{s:8:"continue";s:6:"Jätka";}}s:2:"eu";a:8:{s:8:"language";s:2:"eu";s:7:"version";s:5:"4.7.4";s:7:"updated";s:19:"2017-01-26 15:54:33";s:12:"english_name";s:6:"Basque";s:11:"native_name";s:7:"Euskara";s:7:"package";s:61:"https://downloads.wordpress.org/translation/core/4.7.4/eu.zip";s:3:"iso";a:2:{i:1;s:2:"eu";i:2;s:3:"eus";}s:7:"strings";a:1:{s:8:"continue";s:8:"Jarraitu";}}s:5:"fa_IR";a:8:{s:8:"language";s:5:"fa_IR";s:7:"version";s:5:"4.7.4";s:7:"updated";s:19:"2017-02-02 15:21:03";s:12:"english_name";s:7:"Persian";s:11:"native_name";s:10:"فارسی";s:7:"package";s:64:"https://downloads.wordpress.org/translation/core/4.7.4/fa_IR.zip";s:3:"iso";a:2:{i:1;s:2:"fa";i:2;s:3:"fas";}s:7:"strings";a:1:{s:8:"continue";s:10:"ادامه";}}s:2:"fi";a:8:{s:8:"language";s:2:"fi";s:7:"version";s:5:"4.7.4";s:7:"updated";s:19:"2017-01-26 <text:soft-page-break/>15:42:25";s:12:"english_name";s:7:"Finnish";s:11:"native_name";s:5:"Suomi";s:7:"package";s:61:"https://downloads.wordpress.org/translation/core/4.7.4/fi.zip";s:3:"iso";a:2:{i:1;s:2:"fi";i:2;s:3:"fin";}s:7:"strings";a:1:{s:8:"continue";s:5:"Jatka";}}s:5:"fr_CA";a:8:{s:8:"language";s:5:"fr_CA";s:7:"version";s:5:"4.7.4";s:7:"updated";s:19:"2017-02-03 21:08:25";s:12:"english_name";s:15:"French (Canada)";s:11:"native_name";s:19:"Français du Canada";s:7:"package";s:64:"https://downloads.wordpress.org/translation/core/4.7.4/fr_CA.zip";s:3:"iso";a:2:{i:1;s:2:"fr";i:2;s:3:"fra";}s:7:"strings";a:1:{s:8:"continue";s:9:"Continuer";}}s:5:"fr_FR";a:8:{s:8:"language";s:5:"fr_FR";s:7:"version";s:5:"4.7.4";s:7:"updated";s:19:"2017-04-26 14:04:42";s:12:"english_name";s:15:"French (France)";s:11:"native_name";s:9:"Français";s:7:"package";s:64:"https://downloads.wordpress.org/translation/core/4.7.4/fr_FR.zip";s:3:"iso";a:1:{i:1;s:2:"fr";}s:7:"strings";a:1:{s:8:"continue";s:9:"Continuer";}}s:5:"fr_BE";a:8:{s:8:"language";s:5:"fr_BE";s:7:"version";s:5:"4.7.4";s:7:"updated";s:19:"2017-01-26 15:40:32";s:12:"english_name";s:16:"French (Belgium)";s:11:"native_name";s:21:"Français de Belgique";s:7:"package";s:64:"https://downloads.wordpress.org/translation/core/4.7.4/fr_BE.zip";s:3:"iso";a:2:{i:1;s:2:"fr";i:2;s:3:"fra";}s:7:"strings";a:1:{s:8:"continue";s:9:"Continuer";}}s:2:"gd";a:8:{s:8:"language";s:2:"gd";s:7:"version";s:5:"4.7.2";s:7:"updated";s:19:"2016-08-23 17:41:37";s:12:"english_name";s:15:"Scottish Gaelic";s:11:"native_name";s:9:"Gàidhlig";s:7:"package";s:61:"https://downloads.wordpress.org/translation/core/4.7.2/gd.zip";s:3:"iso";a:3:{i:1;s:2:"gd";i:2;s:3:"gla";i:3;s:3:"gla";}s:7:"strings";a:1:{s:8:"continue";s:15:"Lean air adhart";}}s:5:"gl_ES";a:8:{s:8:"language";s:5:"gl_ES";s:7:"version";s:5:"4.7.2";s:7:"updated";s:19:"2017-01-26 15:40:27";s:12:"english_name";s:8:"Galician";s:11:"native_name";s:6:"Galego";s:7:"package";s:64:"https://downloads.wordpress.org/translation/core/4.7.2/gl_ES.zip";s:3:"iso";a:2:{i:1;s:2:"gl";i:2;s:3:"glg";}s:7:"strings";a:1:{s:8:"continue";s:9:"Continuar";}}s:2:"gu";a:8:{s:8:"language";s:2:"gu";s:7:"version";s:5:"4.7.4";s:7:"updated";s:19:"2017-04-21 14:17:42";s:12:"english_name";s:8:"Gujarati";s:11:"native_name";s:21:"ગુજરાતી";s:7:"package";s:61:"https://downloads.wordpress.org/translation/core/4.7.4/gu.zip";s:3:"iso";a:2:{i:1;s:2:"gu";i:2;s:3:"guj";}s:7:"strings";a:1:{s:8:"continue";s:31:"ચાલુ રાખવું";}}s:3:"haz";a:8:{s:8:"language";s:3:"haz";s:7:"version";s:5:"4.4.2";s:7:"updated";s:19:"2015-12-05 00:59:09";s:12:"english_name";s:8:"Hazaragi";s:11:"native_name";s:15:"هزاره گی";s:7:"package";s:62:"https://downloads.wordpress.org/translation/core/4.4.2/haz.zip";s:3:"iso";a:1:{i:3;s:3:"haz";}s:7:"strings";a:1:{s:8:"continue";s:10:"ادامه";}}s:5:"he_IL";a:8:{s:8:"language";s:5:"he_IL";s:7:"version";s:5:"4.7.4";s:7:"updated";s:19:"2017-01-29 21:21:10";s:12:"english_name";s:6:"Hebrew";s:11:"native_name";s:16:"עִבְרִית";s:7:"package";s:64:"https://downloads.wordpress.org/translation/core/4.7.4/he_IL.zip";s:3:"iso";a:1:{i:1;s:2:"he";}s:7:"strings";a:1:{s:8:"continue";s:8:"המשך";}}s:5:"hi_IN";a:8:{s:8:"language";s:5:"hi_IN";s:7:"version";s:5:"4.7.4";s:7:"updated";s:19:"2017-05-01 10:53:22";s:12:"english_name";s:5:"Hindi";s:11:"native_name";s:18:"हिन्दी";s:7:"package";s:64:"https://downloads.wordpress.org/translation/core/4.7.4/hi_IN.zip";s:3:"iso";a:2:{i:1;s:2:"hi";i:2;s:3:"hin";}s:7:"strings";a:1:{s:8:"continue";s:12:"जारी";}}s:2:"hr";a:8:{s:8:"language";s:2:"hr";s:7:"version";s:5:"4.7.4";s:7:"updated";s:19:"2017-03-28 13:34:22";s:12:"english_name";s:8:"Croatian";s:11:"native_name";s:8:"Hrvatski";s:7:"package";s:61:"https://downloads.wordpress.org/translation/core/4.7.4/hr.zip";s:3:"iso";a:2:{i:1;s:2:"hr";i:2;s:3:"hrv";}s:7:"strings";a:1:{s:8:"continue";s:7:"Nastavi";}}s:5:"hu_HU";a:8:{s:8:"language";s:5:"hu_HU";s:7:"version";s:5:"4.7.2";s:7:"updated";s:19:"2017-01-26 15:48:39";s:12:"english_name";s:9:"Hungarian";s:11:"native_name";s:6:"Magyar";s:7:"package";s:64:"https://downloads.wordpress.org/translation/core/4.7.2/hu_HU.zip";s:3:"iso";a:2:{i:1;s:2:"hu";i:2;s:3:"hun";}s:7:"strings";a:1:{s:8:"continue";s:10:"Folytatás";}}s:2:"hy";a:8:<text:soft-page-break/>{s:8:"language";s:2:"hy";s:7:"version";s:5:"4.7.2";s:7:"updated";s:19:"2016-12-03 16:21:10";s:12:"english_name";s:8:"Armenian";s:11:"native_name";s:14:"Հայերեն";s:7:"package";s:61:"https://downloads.wordpress.org/translation/core/4.7.2/hy.zip";s:3:"iso";a:2:{i:1;s:2:"hy";i:2;s:3:"hye";}s:7:"strings";a:1:{s:8:"continue";s:20:"Շարունակել";}}s:5:"id_ID";a:8:{s:8:"language";s:5:"id_ID";s:7:"version";s:5:"4.7.4";s:7:"updated";s:19:"2017-05-02 14:01:52";s:12:"english_name";s:10:"Indonesian";s:11:"native_name";s:16:"Bahasa Indonesia";s:7:"package";s:64:"https://downloads.wordpress.org/translation/core/4.7.4/id_ID.zip";s:3:"iso";a:2:{i:1;s:2:"id";i:2;s:3:"ind";}s:7:"strings";a:1:{s:8:"continue";s:9:"Lanjutkan";}}s:5:"is_IS";a:8:{s:8:"language";s:5:"is_IS";s:7:"version";s:5:"4.7.4";s:7:"updated";s:19:"2017-04-13 13:55:54";s:12:"english_name";s:9:"Icelandic";s:11:"native_name";s:9:"Íslenska";s:7:"package";s:64:"https://downloads.wordpress.org/translation/core/4.7.4/is_IS.zip";s:3:"iso";a:2:{i:1;s:2:"is";i:2;s:3:"isl";}s:7:"strings";a:1:{s:8:"continue";s:6:"Áfram";}}s:5:"it_IT";a:8:{s:8:"language";s:5:"it_IT";s:7:"version";s:5:"4.7.4";s:7:"updated";s:19:"2017-04-08 04:57:54";s:12:"english_name";s:7:"Italian";s:11:"native_name";s:8:"Italiano";s:7:"package";s:64:"https://downloads.wordpress.org/tra</text:p>
      <text:p text:style-name="P1">nslation/core/4.7.4/it_IT.zip";s:3:"iso";a:2:{i:1;s:2:"it";i:2;s:3:"ita";}s:7:"strings";a:1:{s:8:"continue";s:8:"Continua";}}s:2:"ja";a:8:{s:8:"language";s:2:"ja";s:7:"version";s:5:"4.7.4";s:7:"updated";s:19:"2017-05-02 05:13:51";s:12:"english_name";s:8:"Japanese";s:11:"native_name";s:9:"日本語";s:7:"package";s:61:"https://downloads.wordpress.org/translation/core/4.7.4/ja.zip";s:3:"iso";a:1:{i:1;s:2:"ja";}s:7:"strings";a:1:{s:8:"continue";s:9:"続ける";}}s:5:"ka_GE";a:8:{s:8:"language";s:5:"ka_GE";s:7:"version";s:5:"4.7.4";s:7:"updated";s:19:"2017-04-05 06:17:00";s:12:"english_name";s:8:"Georgian";s:11:"native_name";s:21:"ქართული";s:7:"package";s:64:"https://downloads.wordpress.org/translation/core/4.7.4/ka_GE.zip";s:3:"iso";a:2:{i:1;s:2:"ka";i:2;s:3:"kat";}s:7:"strings";a:1:{s:8:"continue";s:30:"გაგრძელება";}}s:3:"kab";a:8:{s:8:"language";s:3:"kab";s:7:"version";s:5:"4.7.2";s:7:"updated";s:19:"2017-01-26 15:39:13";s:12:"english_name";s:6:"Kabyle";s:11:"native_name";s:9:"Taqbaylit";s:7:"package";s:62:"https://downloads.wordpress.org/translation/core/4.7.2/kab.zip";s:3:"iso";a:2:{i:2;s:3:"kab";i:3;s:3:"kab";}s:7:"strings";a:1:{s:8:"continue";s:6:"Kemmel";}}s:2:"km";a:8:{s:8:"language";s:2:"km";s:7:"version";s:5:"4.7.2";s:7:"updated";s:19:"2016-12-07 02:07:59";s:12:"english_name";s:5:"Khmer";s:11:"native_name";s:27:"ភាសាខ្មែរ";s:7:"package";s:61:"https://downloads.wordpress.org/translation/core/4.7.2/km.zip";s:3:"iso";a:2:{i:1;s:2:"km";i:2;s:3:"khm";}s:7:"strings";a:1:{s:8:"continue";s:12:"បន្ត";}}s:5:"ko_KR";a:8:{s:8:"language";s:5:"ko_KR";s:7:"version";s:5:"4.7.4";s:7:"updated";s:19:"2017-04-18 05:09:08";s:12:"english_name";s:6:"Korean";s:11:"native_name";s:9:"한국어";s:7:"package";s:64:"https://downloads.wordpress.org/translation/core/4.7.4/ko_KR.zip";s:3:"iso";a:2:{i:1;s:2:"ko";i:2;s:3:"kor";}s:7:"strings";a:1:{s:8:"continue";s:6:"계속";}}s:3:"ckb";a:8:{s:8:"language";s:3:"ckb";s:7:"version";s:5:"4.7.2";s:7:"updated";s:19:"2017-01-26 15:48:25";s:12:"english_name";s:16:"Kurdish (Sorani)";s:11:"native_name";s:13:"كوردی‎";s:7:"package";s:62:"https://downloads.wordpress.org/translation/core/4.7.2/ckb.zip";s:3:"iso";a:2:{i:1;s:2:"ku";i:3;s:3:"ckb";}s:7:"strings";a:1:{s:8:"continue";s:30:"به‌رده‌وام به‌";}}s:2:"lo";a:8:{s:8:"language";s:2:"lo";s:7:"version";s:5:"4.7.2";s:7:"updated";s:19:"2016-11-12 09:59:23";s:12:"english_name";s:3:"Lao";s:11:"native_name";s:21:"ພາສາລາວ";s:7:"package";s:61:"https://downloads.wordpress.org/translation/core/4.7.2/lo.zip";s:3:"iso";a:2:{i:1;s:2:"lo";i:2;s:3:"lao";}s:7:"strings";a:1:{s:8:"continue";s:18:"ຕໍ່​ໄປ";}}s:5:"lt_LT";a:8:{s:8:"language";s:5:"lt_LT";s:7:"version";s:5:"4.7.4";s:7:"updated";s:19:"2017-03-30 09:46:13";s:12:"english_name";s:10:"Lithuanian";s:11:"native_name";s:15:"Lietuvių kalba";s:7:"package";s:64:"https://downloads.wordpress.org/translation/core/4.7.4/lt_LT.zip";s:3:"iso";a:2:{i:1;s:2:"lt";i:2;s:3:"lit";}s:7:"strings";a:1:{s:8:"continue";s:6:"Tęsti";}}s:2:"lv";a:8:{s:8:"language";s:2:"lv";s:7:"version";s:5:"4.7.4";s:7:"updated";s:19:"2017-03-17 <text:soft-page-break/>20:40:40";s:12:"english_name";s:7:"Latvian";s:11:"native_name";s:16:"Latviešu valoda";s:7:"package";s:61:"https://downloads.wordpress.org/translation/core/4.7.4/lv.zip";s:3:"iso";a:2:{i:1;s:2:"lv";i:2;s:3:"lav";}s:7:"strings";a:1:{s:8:"continue";s:9:"Turpināt";}}s:5:"mk_MK";a:8:{s:8:"language";s:5:"mk_MK";s:7:"version";s:5:"4.7.4";s:7:"updated";s:19:"2017-01-26 15:54:41";s:12:"english_name";s:10:"Macedonian";s:11:"native_name";s:31:"Македонски јазик";s:7:"package";s:64:"https://downloads.wordpress.org/translation/core/4.7.4/mk_MK.zip";s:3:"iso";a:2:{i:1;s:2:"mk";i:2;s:3:"mkd";}s:7:"strings";a:1:{s:8:"continue";s:16:"Продолжи";}}s:5:"ml_IN";a:8:{s:8:"language";s:5:"ml_IN";s:7:"version";s:5:"4.7.2";s:7:"updated";s:19:"2017-01-27 03:43:32";s:12:"english_name";s:9:"Malayalam";s:11:"native_name";s:18:"മലയാളം";s:7:"package";s:64:"https://downloads.wordpress.org/translation/core/4.7.2/ml_IN.zip";s:3:"iso";a:2:{i:1;s:2:"ml";i:2;s:3:"mal";}s:7:"strings";a:1:{s:8:"continue";s:18:"തുടരുക";}}s:2:"mn";a:8:{s:8:"language";s:2:"mn";s:7:"version";s:5:"4.7.2";s:7:"updated";s:19:"2017-01-12 07:29:35";s:12:"english_name";s:9:"Mongolian";s:11:"native_name";s:12:"Монгол";s:7:"package";s:61:"https://downloads.wordpress.org/translation/core/4.7.2/mn.zip";s:3:"iso";a:2:{i:1;s:2:"mn";i:2;s:3:"mon";}s:7:"strings";a:1:{s:8:"continue";s:24:"Үргэлжлүүлэх";}}s:2:"mr";a:8:{s:8:"language";s:2:"mr";s:7:"version";s:5:"4.7.4";s:7:"updated";s:19:"2017-03-24 06:52:11";s:12:"english_name";s:7:"Marathi";s:11:"native_name";s:15:"मराठी";s:7:"package";s:61:"https://downloads.wordpress.org/translation/core/4.7.4/mr.zip";s:3:"iso";a:2:{i:1;s:2:"mr";i:2;s:3:"mar";}s:7:"strings";a:1:{s:8:"continue";s:25:"सुरु ठेवा";}}s:5:"ms_MY";a:8:{s:8:"language";s:5:"ms_MY";s:7:"version";s:5:"4.7.4";s:7:"updated";s:19:"2017-03-05 09:45:10";s:12:"english_name";s:5:"Malay";s:11:"native_name";s:13:"Bahasa Melayu";s:7:"package";s:64:"https://downloads.wordpress.org/translation/core/4.7.4/ms_MY.zip";s:3:"iso";a:2:{i:1;s:2:"ms";i:2;s:3:"msa";}s:7:"strings";a:1:{s:8:"continue";s:8:"Teruskan";}}s:5:"my_MM";a:8:{s:8:"language";s:5:"my_MM";s:7:"version";s:6:"4.1.17";s:7:"updated";s:19:"2015-03-26 15:57:42";s:12:"english_name";s:17:"Myanmar (Burmese)";s:11:"native_name";s:15:"ဗမာစာ";s:7:"package";s:65:"https://downloads.wordpress.org/translation/core/4.1.17/my_MM.zip";s:3:"iso";a:2:{i:1;s:2:"my";i:2;s:3:"mya";}s:7:"strings";a:1:{s:8:"continue";s:54:"ဆက်လက်လုပ်ဆောင်ပါ။";}}s:5:"nb_NO";a:8:{s:8:"language";s:5:"nb_NO";s:7:"version";s:5:"4.7.4";s:7:"updated";s:19:"2017-01-26 15:42:31";s:12:"english_name";s:19:"Norwegian (Bokmål)";s:11:"native_name";s:13:"Norsk bokmål";s:7:"package";s:64:"https://downloads.wordpress.org/translation/core/4.7.4/nb_NO.zip";s:3:"iso";a:2:{i:1;s:2:"nb";i:2;s:3:"nob";}s:7:"strings";a:1:{s:8:"continue";s:8:"Fortsett";}}s:5:"ne_NP";a:8:{s:8:"language";s:5:"ne_NP";s:7:"version";s:5:"4.7.2";s:7:"updated";s:19:"2017-01-26 15:48:31";s:12:"english_name";s:6:"Nepali";s:11:"native_name";s:18:"नेपाली";s:7:"package";s:64:"https://downloads.wordpress.org/translation/core/4.7.2/ne_NP.zip";s:3:"iso";a:2:{i:1;s:2:"ne";i:2;s:3:"nep";}s:7:"strings";a:1:{s:8:"continue";s:43:"जारी राख्नुहोस्";}}s:5:"nl_NL";a:8:{s:8:"language";s:5:"nl_NL";s:7:"version";s:5:"4.7.4";s:7:"updated";s:19:"2017-04-03 14:07:21";s:12:"english_name";s:5:"Dutch";s:11:"native_name";s:10:"Nederlands";s:7:"package";s:64:"https://downloads.wordpress.org/translation/core/4.7.4/nl_NL.zip";s:3:"iso";a:2:{i:1;s:2:"nl";i:2;s:3:"nld";}s:7:"strings";a:1:{s:8:"continue";s:8:"Doorgaan";}}s:5:"nl_BE";a:8:{s:8:"language";s:5:"nl_BE";s:7:"version";s:5:"4.7.4";s:7:"updated";s:19:"2017-04-22 16:33:56";s:12:"english_name";s:15:"Dutch (Belgium)";s:11:"native_name";s:20:"Nederlands (België)";s:7:"package";s:64:"https://downloads.wordpress.org/translation/core/4.7.4/nl_BE.zip";s:3:"iso";a:2:{i:1;s:2:"nl";i:2;s:3:"nld";}s:7:"strings";a:1:{s:8:"continue";s:8:"Doorgaan";}}s:12:"nl_NL_formal";a:8:<text:soft-page-break/>{s:8:"language";s:12:"nl_NL_formal";s:7:"version";s:5:"4.7.4";s:7:"updated";s:19:"2017-02-16 13:24:21";s:12:"english_name";s:14:"Dutch (Formal)";s:11:"native_name";s:20:"Nederlands (Formeel)";s:7:"package";s:71:"https://downloads.wordpress.org/translation/core/4.7.4/nl_NL_formal.zip";s:3:"iso";a:2:{i:1;s:2:"nl";i:2;s:3:"nld";}s:7:"strings";a:1:{s:8:"continue";s:8:"Doorgaan";}}s:5:"nn_NO";a:8:{s:8:"language";s:5:"nn_NO";s:7:"version";s:5:"4.7.4";s:7:"updated";s:19:"2017-01-26 15:40:57";s:12:"english_name";s:19:"Norwegian (Nynorsk)";s:11:"native_name";s:13:"Norsk nynorsk";s:7:"package";s:64:"https://downloads.wordpress.org/translation/core/4.7.4/nn_NO.zip";s:3:"iso";a:2:{i:1;s:2:"nn";i:2;s:3:"nno";}s:7:"strings";a:1:{s:8:"continue";s:9:"Hald fram";}}s:3:"oci";a:8:{s:8:"language";s:3:"oci";s:7:"version";s:5:"4.7.2";s:7:"updated";s:19:"2017-01-02 13:47:38";s:12:"english_name";s:7:"Occitan";s:11:"native_name";s:7:"Occitan";s:7:"package";s:62:"https://downloads.wordpress.org/translation/core/4.7.2/oci.zip";s:3:"iso";a:2:{i:1;s:2:"oc";i:2;s:3:"oci";}s:7:"strings";a:1:{s:8:"continue";s:9:"Contunhar";}}s:5:"pa_IN";a:8:{s:8:"language";s:5:"pa_IN";s:7:"version";s:5:"4.7.2";s:7:"updated";s:19:"2017-01-16 05:19:43";s:12:"english_name";s:7:"Punjabi";s:11:"native_name";s:18:"ਪੰਜਾਬੀ";s:7:"package";s:64:"https://downloads.wordpress.org/translation/core/4.7.2/pa_IN.zip";s:3:"iso";a:2:{i:1;s:2:"pa";i:2;s:3:"pan";}s:7:"strings";a:1:{s:8:"continue";s:25:"ਜਾਰੀ ਰੱਖੋ";}}s:5:"pl_PL";a:8:{s:8:"language";s:5:"pl_PL";s:7:"version";s:5:"4.7.4";s:7:"updated";s:19:"2017-04-23 09:31:28";s:12:"english_name";s:6:"Polish";s:11:"native_name";s:6:"Polski";s:7:"package";s:64:"https://downloads.wordpress.org/translation/core/4.7.4/pl_PL.zip";s:3:"iso";a:2:{i:1;s:2:"pl";i:2;s:3:"pol";}s:7:"strings";a:1:{s:8:"continue";s:9:"Kontynuuj";}}s:2:"ps";a:8:{s:8:"language";s:2:"ps";s:7:"version";s:6:"4.1.17";s:7:"updated";s:19:"2015-03-29 22:19:48";s:12:"english_name";s:6:"Pashto";s:11:"native_name";s:8:"پښتو";s:7:"package";s:62:"https://downloads.wordpress.org/translation/core/4.1.17/ps.zip";s:3:"iso";a:2:{i:1;s:2:"ps";i:2;s:3:"pus";}s:7:"strings";a:1:{s:8:"continue";s:19:"دوام ورکړه";}}s:5:"pt_PT";a:8:{s:8:"language";s:5:"pt_PT";s:7:"version";s:5:"4.7.4";s:7:"updated";s:19:"2017-04-07 00:19:52";s:12:"english_name";s:21:"Portuguese (Portugal)";s:11:"native_name";s:10:"Português";s:7:"package";s:64:"https://downloads.wordpress.org/translation/core/4.7.4/pt_PT.zip";s:3:"iso";a:1:{i:1;s:2:"pt";}s:7:"strings";a:1:{s:8:"continue";s:9:"Continuar";}}s:5:"pt_BR";a:8:{s:8:"language";s:5:"pt_BR";s:7:"version";s:5:"4.7.4";s:7:"updated";s:19:"2017-04-17 15:02:48";s:12:"english_name";s:19:"Portuguese (Brazil)";s:11:"native_name";s:20:"Português do Brasil";s:7:"package";s:64:"https://downloads.wordpress.org/translation/core/4.7.4/pt_BR.zip";s:3:"iso";a:2:{i:1;s:2:"pt";i:2;s:3:"por";}s:7:"strings";a:1:{s:8:"continue";s:9:"Continuar";}}s:3:"rhg";a:8:{s:8:"language";s:3:"rhg";s:7:"version";s:5:"4.7.2";s:7:"updated";s:19:"</text:p>
      <text:p text:style-name="P1">2016-03-16 13:03:18";s:12:"english_name";s:8:"Rohingya";s:11:"native_name";s:8:"Ruáinga";s:7:"package";s:62:"https://downloads.wordpress.org/translation/core/4.7.2/rhg.zip";s:3:"iso";a:1:{i:3;s:3:"rhg";}s:7:"strings";a:1:{s:8:"continue";s:0:"";}}s:5:"ro_RO";a:8:{s:8:"language";s:5:"ro_RO";s:7:"version";s:5:"4.7.4";s:7:"updated";s:19:"2017-04-15 14:53:36";s:12:"english_name";s:8:"Romanian";s:11:"native_name";s:8:"Română";s:7:"package";s:64:"https://downloads.wordpress.org/translation/core/4.7.4/ro_RO.zip";s:3:"iso";a:2:{i:1;s:2:"ro";i:2;s:3:"ron";}s:7:"strings";a:1:{s:8:"continue";s:9:"Continuă";}}s:5:"ru_RU";a:8:{s:8:"language";s:5:"ru_RU";s:7:"version";s:5:"4.7.4";s:7:"updated";s:19:"2017-04-20 10:13:53";s:12:"english_name";s:7:"Russian";s:11:"native_name";s:14:"Русский";s:7:"package";s:64:"https://downloads.wordpress.org/translation/core/4.7.4/ru_RU.zip";s:3:"iso";a:2:{i:1;s:2:"ru";i:2;s:3:"rus";}s:7:"strings";a:1:{s:8:"continue";s:20:"Продолжить";}}s:3:"sah";a:8:{s:8:"language";s:3:"sah";s:7:"version";s:5:"4.7.2";s:7:"updated";s:19:"2017-01-21 02:06:41";s:12:"english_name";s:5:"Sakha";s:11:"native_name";s:14:"Сахалыы";s:7:"package";s:62:"https://downloads.wordpress.org/translation/core/4.7.2/sah.zip";s:3:"iso";a:2:<text:soft-page-break/>{i:2;s:3:"sah";i:3;s:3:"sah";}s:7:"strings";a:1:{s:8:"continue";s:12:"Салҕаа";}}s:5:"si_LK";a:8:{s:8:"language";s:5:"si_LK";s:7:"version";s:5:"4.7.2";s:7:"updated";s:19:"2016-11-12 06:00:52";s:12:"english_name";s:7:"Sinhala";s:11:"native_name";s:15:"සිංහල";s:7:"package";s:64:"https://downloads.wordpress.org/translation/core/4.7.2/si_LK.zip";s:3:"iso";a:2:{i:1;s:2:"si";i:2;s:3:"sin";}s:7:"strings";a:1:{s:8:"continue";s:44:"දිගටම කරගෙන යන්න";}}s:5:"sk_SK";a:8:{s:8:"language";s:5:"sk_SK";s:7:"version";s:5:"4.7.4";s:7:"updated";s:19:"2017-04-20 11:49:35";s:12:"english_name";s:6:"Slovak";s:11:"native_name";s:11:"Slovenčina";s:7:"package";s:64:"https://downloads.wordpress.org/translation/core/4.7.4/sk_SK.zip";s:3:"iso";a:2:{i:1;s:2:"sk";i:2;s:3:"slk";}s:7:"strings";a:1:{s:8:"continue";s:12:"Pokračovať";}}s:5:"sl_SI";a:8:{s:8:"language";s:5:"sl_SI";s:7:"version";s:5:"4.7.4";s:7:"updated";s:19:"2017-02-08 17:57:45";s:12:"english_name";s:9:"Slovenian";s:11:"native_name";s:13:"Slovenščina";s:7:"package";s:64:"https://downloads.wordpress.org/translation/core/4.7.4/sl_SI.zip";s:3:"iso";a:2:{i:1;s:2:"sl";i:2;s:3:"slv";}s:7:"strings";a:1:{s:8:"continue";s:8:"Nadaljuj";}}s:2:"sq";a:8:{s:8:"language";s:2:"sq";s:7:"version";s:5:"4.7.4";s:7:"updated";s:19:"2017-04-24 08:35:30";s:12:"english_name";s:8:"Albanian";s:11:"native_name";s:5:"Shqip";s:7:"package";s:61:"https://downloads.wordpress.org/translation/core/4.7.4/sq.zip";s:3:"iso";a:2:{i:1;s:2:"sq";i:2;s:3:"sqi";}s:7:"strings";a:1:{s:8:"continue";s:6:"Vazhdo";}}s:5:"sr_RS";a:8:{s:8:"language";s:5:"sr_RS";s:7:"version";s:5:"4.7.4";s:7:"updated";s:19:"2017-01-26 15:41:03";s:12:"english_name";s:7:"Serbian";s:11:"native_name";s:23:"Српски језик";s:7:"package";s:64:"https://downloads.wordpress.org/translation/core/4.7.4/sr_RS.zip";s:3:"iso";a:2:{i:1;s:2:"sr";i:2;s:3:"srp";}s:7:"strings";a:1:{s:8:"continue";s:14:"Настави";}}s:5:"sv_SE";a:8:{s:8:"language";s:5:"sv_SE";s:7:"version";s:5:"4.7.4";s:7:"updated";s:19:"2017-04-03 00:34:10";s:12:"english_name";s:7:"Swedish";s:11:"native_name";s:7:"Svenska";s:7:"package";s:64:"https://downloads.wordpress.org/translation/core/4.7.4/sv_SE.zip";s:3:"iso";a:2:{i:1;s:2:"sv";i:2;s:3:"swe";}s:7:"strings";a:1:{s:8:"continue";s:9:"Fortsätt";}}s:3:"szl";a:8:{s:8:"language";s:3:"szl";s:7:"version";s:5:"4.7.2";s:7:"updated";s:19:"2016-09-24 19:58:14";s:12:"english_name";s:8:"Silesian";s:11:"native_name";s:17:"Ślōnskŏ gŏdka";s:7:"package";s:62:"https://downloads.wordpress.org/translation/core/4.7.2/szl.zip";s:3:"iso";a:1:{i:3;s:3:"szl";}s:7:"strings";a:1:{s:8:"continue";s:13:"Kōntynuować";}}s:5:"ta_IN";a:8:{s:8:"language";s:5:"ta_IN";s:7:"version";s:5:"4.7.2";s:7:"updated";s:19:"2017-01-27 03:22:47";s:12:"english_name";s:5:"Tamil";s:11:"native_name";s:15:"தமிழ்";s:7:"package";s:64:"https://downloads.wordpress.org/translation/core/4.7.2/ta_IN.zip";s:3:"iso";a:2:{i:1;s:2:"ta";i:2;s:3:"tam";}s:7:"strings";a:1:{s:8:"continue";s:24:"தொடரவும்";}}s:2:"te";a:8:{s:8:"language";s:2:"te";s:7:"version";s:5:"4.7.2";s:7:"updated";s:19:"2017-01-26 15:47:39";s:12:"english_name";s:6:"Telugu";s:11:"native_name";s:18:"తెలుగు";s:7:"package";s:61:"https://downloads.wordpress.org/translation/core/4.7.2/te.zip";s:3:"iso";a:2:{i:1;s:2:"te";i:2;s:3:"tel";}s:7:"strings";a:1:{s:8:"continue";s:30:"కొనసాగించు";}}s:2:"th";a:8:{s:8:"language";s:2:"th";s:7:"version";s:5:"4.7.2";s:7:"updated";s:19:"2017-01-26 15:48:43";s:12:"english_name";s:4:"Thai";s:11:"native_name";s:9:"ไทย";s:7:"package";s:61:"https://downloads.wordpress.org/translation/core/4.7.2/th.zip";s:3:"iso";a:2:{i:1;s:2:"th";i:2;s:3:"tha";}s:7:"strings";a:1:{s:8:"continue";s:15:"ต่อไป";}}s:2:"tl";a:8:{s:8:"language";s:2:"tl";s:7:"version";s:5:"4.7.2";s:7:"updated";s:19:"2016-12-30 02:38:08";s:12:"english_name";s:7:"Tagalog";s:11:"native_name";s:7:"Tagalog";s:7:"package";s:61:"https://downloads.wordpress.org/translation/core/4.7.2/tl.zip";s:3:"iso";a:2:{i:1;s:2:"tl";i:2;s:3:"tgl";}s:7:"strings";a:1:{s:8:"continue";s:10:"Magpatuloy";}}s:5:"tr_TR";a:8:{s:8:"language";s:5:"tr_TR";s:7:"version";s:5:"4.7.4";s:7:"updated";s:19:"2017-04-15 09:03:35";s:12:"english_name";s:7:"Turkish";s:11:"native_name";s:8:"Türkçe";s:7:"package";s:64:"https://downloads.wordpress.org/translation/core/4.7.4/tr_TR.zip";s:3:"iso";a:2:{i:1;s:2:"tr";i:2;s:3:"tur";}s:7:"strings";a:1:{s:8:"continue";s:5:"Devam";}}s:5:"tt_RU";a:8:<text:soft-page-break/>{s:8:"language";s:5:"tt_RU";s:7:"version";s:5:"4.7.2";s:7:"updated";s:19:"2016-11-20 20:20:50";s:12:"english_name";s:5:"Tatar";s:11:"native_name";s:19:"Татар теле";s:7:"package";s:64:"https://downloads.wordpress.org/translation/core/4.7.2/tt_RU.zip";s:3:"iso";a:2:{i:1;s:2:"tt";i:2;s:3:"tat";}s:7:"strings";a:1:{s:8:"continue";s:17:"дәвам итү";}}s:3:"tah";a:8:{s:8:"language";s:3:"tah";s:7:"version";s:5:"4.7.2";s:7:"updated";s:19:"2016-03-06 18:39:39";s:12:"english_name";s:8:"Tahitian";s:11:"native_name";s:10:"Reo Tahiti";s:7:"package";s:62:"https://downloads.wordpress.org/translation/core/4.7.2/tah.zip";s:3:"iso";a:3:{i:1;s:2:"ty";i:2;s:3:"tah";i:3;s:3:"tah";}s:7:"strings";a:1:{s:8:"continue";s:0:"";}}s:5:"ug_CN";a:8:{s:8:"language";s:5:"ug_CN";s:7:"version";s:5:"4.7.2";s:7:"updated";s:19:"2016-12-05 09:23:39";s:12:"english_name";s:6:"Uighur";s:11:"native_name";s:9:"Uyƣurqə";s:7:"package";s:64:"https://downloads.wordpress.org/translation/core/4.7.2/ug_CN.zip";s:3:"iso";a:2:{i:1;s:2:"ug";i:2;s:3:"uig";}s:7:"strings";a:1:{s:8:"continue";s:26:"داۋاملاشتۇرۇش";}}s:2:"uk";a:8:{s:8:"language";s:2:"uk";s:7:"version";s:5:"4.7.4";s:7:"updated";s:19:"2017-03-28 21:21:58";s:12:"english_name";s:9:"Ukrainian";s:11:"native_name";s:20:"Українська";s:7:"package";s:61:"https://downloads.wordpress.org/translation/core/4.7.4/uk.zip";s:3:"iso";a:2:{i:1;s:2:"uk";i:2;s:3:"ukr";}s:7:"strings";a:1:{s:8:"continue";s:20:"Продовжити";}}s:2:"ur";a:8:{s:8:"language";s:2:"ur";s:7:"version";s:5:"4.7.4";s:7:"updated";s:19:"2017-03-27 07:08:07";s:12:"english_name";s:4:"Urdu";s:11:"native_name";s:8:"اردو";s:7:"package";s:61:"https://downloads.wordpress.org/translation/core/4.7.4/ur.zip";s:3:"iso";a:2:{i:1;s:2:"ur";i:2;s:3:"urd";}s:7:"strings";a:1:{s:8:"continue";s:19:"جاری رکھیں";}}s:5:"uz_UZ";a:8:{s:8:"language";s:5:"uz_UZ";s:7:"version";s:5:"4.7.4";s:7:"updated";s:19:"2017-04-04 05:03:16";s:12:"english_name";s:5:"Uzbek";s:11:"native_name";s:11:"O‘zbekcha";s:7:"package";s:64:"https://downloads.wordpress.org/translation/core/4.7.4/uz_UZ.zip";s:3:"iso";a:2:{i:1;s:2:"uz";i:2;s:3:"uzb";}s:7:"strings";a:1:{s:8:"continue";s:11:"Davom etish";}}s:2:"vi";a:8:{s:8:"language";s:2:"vi";s:7:"version";s:5:"4.7.4";s:7:"updated";s:19:"2017-04-10 15:33:37";s:12:"english_name";s:10:"Vietnamese";s:11:"native_name";s:14:"Tiếng Việt";s:7:"package";s:61:"https://downloads.wordpress.org/translation/core/4.7.4/vi.zip";s:3:"iso";a:2:{i:1;s:2:"vi";i:2;s:3:"vie";}s:7:"strings";a:1:{s:8:"continue";s:12:"Tiếp tục";}}s:5:"zh_CN";a:8:{s:8:"language";s:5:"zh_CN";s:7:"version";s:5:"4.7.4";s:7:"updated";s:19:"2017-01-26 15:54:45";s:12:"english_name";s:15:"Chinese (China)";s:11:"native_name";s:12:"简体中文";s:7:"package";s:64:"https://downloads.wordpress.org/translation/core/4.7.4/zh_CN.zip";s:3:"iso";a:2:{i:1;s:2:"zh";i:2;s:3:"zho";}s:7:"strings";a:1:{s:8:"continue";s:6:"继续";}}s:5:"zh_HK";a:8:{s:8:"language";s:5:"zh_HK";s:7:"version";s:5:"4.7.4";s:7:"updated";s:19:"2017-03-28 12:03:30";s:12:"english_name";s:19:"Chinese (Hong Kong)";s:11:"native_name";s:16:"香港中文版<text:tab/>";s:7:"package";s:64:"https://downloads.wordpress.org/translation/core/4.7.4/zh_HK.zip";s:3:"iso";a:2:{i:1;s:2:"zh";i:2;s:3:"zho";}s:7:"strings";a:1:{s:8:"continue";s:6:"繼續";}}s:5:"zh_TW";a:8:{s:8:"language";s:5:"zh_TW";s:7:"version";s:5:"4.7.4";s:7:"updated";s:19:"2017-04-11 04:43:15";s:12:"english_name";s:16:"Chinese (Taiwan)";s:11:"native_name";s:12:"繁體中文";s:7:"package";s:64:"https://downloads.wordpress.org/translation/core/4.7.4/zh_TW.zip";s:3:"iso";a:2:{i:1;s:2:"zh";i:2;s:3:"zho";}s:7:"strings";a:1:{s:8:"continue";s:6:"繼續";}}}', 'no');</text:p>
      <text:p text:style-name="P1"/>
      <text:p text:style-name="P1">-- --------------------------------------------------------</text:p>
      <text:p text:style-name="P1"/>
      <text:p text:style-name="P1">--</text:p>
      <text:p text:style-name="P1">-- Table structure for table `wp_postmeta`</text:p>
      <text:p text:style-name="P1">--</text:p>
      <text:p text:style-name="P1"/>
      <text:p text:style-name="P1">CREATE TABLE `wp_postmeta` (</text:p>
      <text:p text:style-name="P1"><text:soft-page-break/><text:s text:c="2"/>`meta_id` bigint(20) unsigned NOT NULL,</text:p>
      <text:p text:style-name="P1"><text:s text:c="2"/>`post_id` bigint(20) unsigned NOT NULL DEFAULT '0',</text:p>
      <text:p text:style-name="P1"><text:s text:c="2"/>`meta_key` varchar(255) COLLATE utf8mb4_unicode_ci DEFAULT NULL,</text:p>
      <text:p text:style-name="P1"><text:s text:c="2"/>`meta_value` longtext COLLATE utf8mb4_unicode_ci</text:p>
      <text:p text:style-name="P1">) ENGINE=InnoDB AUTO_INCREMENT=225 DEFAULT CHARSET=utf8mb4 COLLATE=utf8mb4_unicode_ci;</text:p>
      <text:p text:style-name="P1"/>
      <text:p text:style-name="P1">--</text:p>
      <text:p text:style-name="P1">-- Dumping data for table `wp_postmeta`</text:p>
      <text:p text:style-name="P1">--</text:p>
      <text:p text:style-name="P1"/>
      <text:p text:style-name="P1">INSERT INTO `wp_postmeta` (`meta_id`, `post_id`, `meta_key`, `meta_value`) VALUES</text:p>
      <text:p text:style-name="P1">(1, 2, '_wp_page_template', 'default'),</text:p>
      <text:p text:style-name="P1">(4, 5, '_wp_trash_meta_status', 'publish'),</text:p>
      <text:p text:style-name="P1">(5, 5, '_wp_trash_meta_time', '1493359083'),</text:p>
      <text:p text:style-name="P1">(6, 6, '_edit_last', '1'),</text:p>
      <text:p text:style-name="P1">(7, 6, '_edit_lock', '1493717927:1'),</text:p>
      <text:p text:style-name="P1">(8, 6, 'charitize-single-post-image-align', 'full'),</text:p>
      <text:p text:style-name="P1">(9, 8, '_edit_last', '1'),</text:p>
      <text:p text:style-name="P1">(10, 8, 'charitize-single-post-image-align', 'full'),</text:p>
      <text:p text:style-name="P1">(11, 8, '_edit_lock', '1493717410:1'),</text:p>
      <text:p text:style-name="P1">(12, 12, '_edit_last', '1'),</text:p>
      <text:p text:style-name="P1">(13, 12, '_edit_lock', '1493802282:1'),</text:p>
      <text:p text:style-name="P1">(14, 12, 'charitize-single-post-image-align', 'full'),</text:p>
      <text:p text:style-name="P1">(15, 14, '_edit_last', '1'),</text:p>
      <text:p text:style-name="P1">(16, 14, '_edit_lock', '1493718199:1'),</text:p>
      <text:p text:style-name="P1">(17, 14, 'charitize-single-post-image-align', 'full'),</text:p>
      <text:p text:style-name="P1">(18, 16, '_edit_last', '1'),</text:p>
      <text:p text:style-name="P1">(19, 16, '_edit_lock', '1493644086:1'),</text:p>
      <text:p text:style-name="P1">(20, 16, 'charitize-single-post-image-align', 'full'),</text:p>
      <text:p text:style-name="P1">(21, 18, '_edit_last', '1'),</text:p>
      <text:p text:style-name="P1">(22, 18, '_edit_lock', '1493644193:1'),</text:p>
      <text:p text:style-name="P1">(23, 18, 'charitize-single-post-image-align', 'full'),</text:p>
      <text:p text:style-name="P1">(24, 20, '_edit_last', '1'),</text:p>
      <text:p text:style-name="P1">(25, 20, '_edit_lock', '1493644162:1'),</text:p>
      <text:p text:style-name="P1">(26, 20, 'charitize-single-post-image-align', 'full'),</text:p>
      <text:p text:style-name="P1">(27, 22, '_edit_last', '1'),</text:p>
      <text:p text:style-name="P1">(28, 22, '_edit_lock', '1493644139:1'),</text:p>
      <text:p text:style-name="P1">(29, 22, 'charitize-single-post-image-align', 'full'),</text:p>
      <text:p text:style-name="P1">(30, 2, '_edit_lock', '1493577838:1'),</text:p>
      <text:p text:style-name="P1">(31, 25, '_edit_last', '1'),</text:p>
      <text:p text:style-name="P1">(32, 25, '_edit_lock', '1493643972:1'),</text:p>
      <text:p text:style-name="P1">(33, 25, 'charitize-single-post-image-align', 'full'),</text:p>
      <text:p text:style-name="P1">(34, 27, '_menu_item_type', 'post_type'),</text:p>
      <text:p text:style-name="P1">(35, 27, '_menu_item_menu_item_parent', '0'),</text:p>
      <text:p text:style-name="P1">(36, 27, '_menu_item_object_id', '22'),</text:p>
      <text:p text:style-name="P1">(37, 27, '_menu_item_object', 'page'),</text:p>
      <text:p text:style-name="P1">(38, 27, '_menu_item_target', ''),</text:p>
      <text:p text:style-name="P1">(39, 27, '_menu_item_classes', 'a:1:{i:0;s:0:"";}'),</text:p>
      <text:p text:style-name="P1">(40, 27, '_menu_item_xfn', ''),</text:p>
      <text:p text:style-name="P1">(41, 27, '_menu_item_url', ''),</text:p>
      <text:p text:style-name="P1">(43, 28, '_menu_item_type', 'post_type'),</text:p>
      <text:p text:style-name="P1"><text:soft-page-break/>(44, 28, '_menu_item_menu_item_parent', '0'),</text:p>
      <text:p text:style-name="P1">(45, 28, '_menu_item_object_id', '20'),</text:p>
      <text:p text:style-name="P1">(46, 28, '_menu_item_object', 'page'),</text:p>
      <text:p text:style-name="P1">(47, 28, '_menu_item_target', ''),</text:p>
      <text:p text:style-name="P1">(48, 28, '_menu_item_classes', 'a:1:{i:0;s:0:"";}'),</text:p>
      <text:p text:style-name="P1">(49, 28, '_menu_item_xfn', ''),</text:p>
      <text:p text:style-name="P1">(50, 28, '_menu_item_url', ''),</text:p>
      <text:p text:style-name="P1">(52, 29, '_menu_item_type', 'post_type'),</text:p>
      <text:p text:style-name="P1">(53, 29, '_menu_item_menu_item_parent', '0'),</text:p>
      <text:p text:style-name="P1">(54, 29, '_menu_item_object_id', '18'),</text:p>
      <text:p text:style-name="P1">(55, 29, '_menu_item_object', 'page'),</text:p>
      <text:p text:style-name="P1">(56, 29, '_menu_item_target', ''),</text:p>
      <text:p text:style-name="P1">(57, 29, '_menu_item_classes', 'a:1:{i:0;s:0:"";}'),</text:p>
      <text:p text:style-name="P1">(58, 29, '_menu_item_xfn', ''),</text:p>
      <text:p text:style-name="P1">(59, 29, '_menu_item_url', ''),</text:p>
      <text:p text:style-name="P1">(61, 30, '_menu_item_type', 'post_type'),</text:p>
      <text:p text:style-name="P1">(62, 30, '_menu_item_menu_item_parent', '0'),</text:p>
      <text:p text:style-name="P1">(63, 30, '_menu_item_object_id', '16'),</text:p>
      <text:p text:style-name="P1">(64, 30, '_menu_item_object', 'page'),</text:p>
      <text:p text:style-name="P1">(65, 30, '_menu_item_target', ''),</text:p>
      <text:p text:style-name="P1">(66, 30, '_menu_item_classes', 'a:1:{i:0;s:0:"";}'),</text:p>
      <text:p text:style-name="P1">(67, 30, '_menu_item_xfn', ''),</text:p>
      <text:p text:style-name="P1">(68, 30, '_menu_item_url', ''),</text:p>
      <text:p text:style-name="P1">(70, 31, '_menu_item_type', 'post_type'),</text:p>
      <text:p text:style-name="P1">(71, 31, '_menu_item_menu_item_parent', '0'),</text:p>
      <text:p text:style-name="P1">(72, 31, '_menu_item_object_id', '14'),</text:p>
      <text:p text:style-name="P1">(73, 31, '_menu_item_object', 'page'),</text:p>
      <text:p text:style-name="P1">(74, 31, '_menu_item_target', ''),</text:p>
      <text:p text:style-name="P1">(75, 31, '_menu_item_classes', 'a:1:{i:0;s:0:"";}'),</text:p>
      <text:p text:style-name="P1">(76, 31, '_menu_item_xfn', ''),</text:p>
      <text:p text:style-name="P1">(77, 31, '_menu_item_url', ''),</text:p>
      <text:p text:style-name="P1">(79, 32, '_menu_item_type', 'post_type'),</text:p>
      <text:p text:style-name="P1">(80, 32, '_menu_item_menu_item_parent', '0'),</text:p>
      <text:p text:style-name="P1">(81, 32, '_menu_item_object_id', '12'),</text:p>
      <text:p text:style-name="P1">(82, 32, '_menu_item_object', 'page'),</text:p>
      <text:p text:style-name="P1">(83, 32, '_menu_item_target', ''),</text:p>
      <text:p text:style-name="P1">(84, 32, '_menu_item_classes', 'a:1:{i:0;s:0:"";}'),</text:p>
      <text:p text:style-name="P1">(85, 32, '_menu_item_xfn', ''),</text:p>
      <text:p text:style-name="P1">(86, 32, '_menu_item_url', ''),</text:p>
      <text:p text:style-name="P1">(88, 33, '_menu_item_type', 'post_type'),</text:p>
      <text:p text:style-name="P1">(89, 33, '_menu_item_menu_item_parent', '0'),</text:p>
      <text:p text:style-name="P1">(90, 33, '_menu_item_object_id', '8'),</text:p>
      <text:p text:style-name="P1">(91, 33, '_menu_item_object', 'page'),</text:p>
      <text:p text:style-name="P1">(92, 33, '_menu_item_target', ''),</text:p>
      <text:p text:style-name="P1">(93, 33, '_menu_item_classes', 'a:1:{i:0;s:0:"";}'),</text:p>
      <text:p text:style-name="P1">(94, 33, '_menu_item_xfn', ''),</text:p>
      <text:p text:style-name="P1">(95, 33, '_menu_item_url', ''),</text:p>
      <text:p text:style-name="P1">(97, 34, '_menu_item_type', 'post_type'),</text:p>
      <text:p text:style-name="P1">(98, 34, '_menu_item_menu_item_parent', '0'),</text:p>
      <text:p text:style-name="P1">(99, 34, '_menu_item_object_id', '6'),</text:p>
      <text:p text:style-name="P1">(100, 34, '_menu_item_object', 'page'),</text:p>
      <text:p text:style-name="P1">(101, 34, '_menu_item_target', ''),</text:p>
      <text:p text:style-name="P1"><text:soft-page-break/>(102, 34, '_menu_item_classes', 'a:1:{i:0;s:0:"";}'),</text:p>
      <text:p text:style-name="P1">(103, 34, '_menu_item_xfn', ''),</text:p>
      <text:p text:style-name="P1">(104, 34, '_menu_item_url', ''),</text:p>
      <text:p text:style-name="P1">(106, 36, '_wp_attached_file', '2017/04/CPNoord-kleur-07-e1493580095194.png'),</text:p>
      <text:p text:style-name="P1">(107, 36, '_wp_attachment_metadata', 'a:5:{s:5:"width";i:150;s:6:"height";i:150;s:4:"file";s:43:"2017/04/CPNoord-kleur-07-e1493580095194.png";s:5:"sizes";a:6:{s:9:"thumbnail";a:4:{s:4:"file";s:28:"CPNoord-kleur-07-150x150.png";s:5:"width";i:150;s:6:"height";i:150;s:9:"mime-type";s:9:"image/png";}s:6:"medium";a:4:{s:4:"file";s:28:"CPNoord-kleur-07-300x300.png";s:5:"width";i:300;s:6:"height";i:300;s:9:"mime-type";s:9:"image/png";}s:12:"medium_large";a:4:{s:4:"file";s:28:"CPNoord-kleur-07-768x768.png";s:5:"width";i:768;s:6:"height";i:768;s:9:"mime-type";s:9:"image/png";}s:26:"charitize-home-main-slider";a:4:{s:4:"file";s:28:"CPNoord-kleur-07-879x558.png";s:5:"width";i:879;s:6:"height";i:558;s:9:"mime-type";s:9:"image/png";}s:31:"charitize-home-activities-image";a:4:{s:4:"file";s:28:"CPNoord-kleur-07-340x231.png";s:5:"width";i:340;s:6:"height";i:231;s:9:"mime-type";s:9:"image/png";}s:21:"charitize-main-banner";a:4:{s:4:"file";s:28:"CPNoord-kleur-07-879x550.png";s:5:"width";i:879;s:6:"height";i:550;s:9:"mime-type";s:9:"image/png";}}s:10:"image_meta";a:12:{s:8:"aperture";s:1:"0";s:6:"credit";s:0:"";s:6:"camera";s:0:"";s:7:"caption";s:0:"";s:17:"created_timestamp";s:1:"0";s:9:"copyright";s:0:"";s:12:"focal_length";s:1:"0";s:3:"iso";s:1:"0";s:13:"shutter_speed";s:1:"0";s:5:"title";s:0:"";s:11:"orientation";s:1:"0";s:8:"keywords";a:0:{}}}'),</text:p>
      <text:p text:style-name="P1">(108, 36, '_edit_lock', '1493579992:1'),</text:p>
      <text:p text:style-name="P1">(109, 36, '_edit_last', '1'),</text:p>
      <text:p text:style-name="P1">(110, 35, '_wp_trash_meta_status', 'publish'),</text:p>
      <text:p text:style-name="P1">(111, 35, '_wp_trash_meta_time', '1493579951'),</text:p>
      <text:p text:style-name="P1">(112, 36, '_wp_attachment_backup_sizes', 'a:2:{s:9:"full-orig";a:3:{s:5:"width";i:879;s:6:"height";i:879;s:4:"file";s:20:"CPNoord-kleur-07.png";}s:18:"full-1493580095194";a:3:{s:5:"width";i:300;s:6:"height";i:300;s:4:"file";s:35:"CPNoord-kleur-07-e1493580032957.png";}}'),</text:p>
      <text:p text:style-name="P1">(113, 37, '_wp_trash_meta_status', 'publish'),</text:p>
      <text:p text:style-name="P1">(114, 37, '_wp_trash_meta_time', '1493580055'),</text:p>
      <text:p text:style-name="P1">(115, 38, '_wp_trash_meta_status', 'publish'),</text:p>
      <text:p text:style-name="P1">(116, 38, '_wp_trash_meta_time', '1493580257'),</text:p>
      <text:p text:style-name="P1">(117, 39, '_wp_trash_meta_status', 'publish'),</text:p>
      <text:p text:style-name="P1">(118, 39, '_wp_trash_meta_time', '1493584856'),</text:p>
      <text:p text:style-name="P1">(119, 41, '_wp_attached_file', '2017/04/Logo-Beeldlijn.jpg'),</text:p>
      <text:p text:style-name="P1">(120, 41, '_wp_attachment_metadata', 'a:5:{s:5:"width";i:659;s:6:"height";i:324;s:4:"file";s:26:"2017/04/Logo-Beeldlijn.jpg";s:5:"sizes";a:3:{s:9:"thumbnail";a:4:{s:4:"file";s:26:"Logo-Beeldlijn-150x150.jpg";s:5:"width";i:150;s:6:"height";i:150;s:9:"mime-type";s:10:"image/jpeg";}s:6:"medium";a:4:{s:4:"file";s:26:"Logo-Beeldlijn-300x147.jpg";s:5:"width";i:300;s:6:"height";i:147;s:9:"mime-type";s:10:"image/jpeg";}s:31:"charitize-home-activities-image";a:4:{s:4:"file";s:26:"Logo-Beeldlijn-340x231.jpg";s:5:"width";i:340;s:6:"height";i:231;s:9:"mime-type";s:10:"image/jpeg";}}s:10:"image_meta";a:12:{s:8:"aperture";s:1:"0";s:6:"credit";s:0:"";s:6:"camera";s:0:"";s:7:"caption";s:0:"";s:17:"created_timestamp";s:1:"0";s:9:"copyright";s:0:"";s:12:"focal_length";s:1:"0";s:3:"iso";s:1:"0";s:13:"shutter_speed";s:1:"0";s:5:"title";s:0:"";s:11:"orientation";s:1:"0";s:8:"keywords";a:0:{}}}'),</text:p>
      <text:p text:style-name="P1">(121, 42, '_wp_attached_file', '2017/04/logo-de-noorderlingen.jpg'),</text:p>
      <text:p text:style-name="P1">(122, 42, '_wp_attachment_metadata', 'a:5:{s:5:"width";i:709;s:6:"height";i:164;s:4:"file";s:33:"2017/04/logo-de-<text:soft-page-break/>noorderlingen.jpg";s:5:"sizes";a:3:{s:9:"thumbnail";a:4:{s:4:"file";s:33:"logo-de-noorderlingen-150x150.jpg";s:5:"width";i:150;s:6:"height";i:150;s:9:"mime-type";s:10:"image/jpeg";}s:6:"medium";a:4:{s:4:"file";s:32:"logo-de-noorderlingen-300x69.jpg";s:5:"width";i:300;s:6:"height";i:69;s:9:"mime-type";s:10:"image/jpeg";}s:31:"charitize-home-activities-image";a:4:{s:4:"file";s:33:"logo-de-noorderlingen-340x164.jpg";s:5:"width";i:340;s:6:"height";i:164;s:9:"mime-type";s:10:"image/jpeg";}}s:10:"image_meta";a:12:{s:8:"aperture";s:1:"0";s:6:"credit";s:0:"";s:6:"camera";s:0:"";s:7:"caption";s:0:"";s:17:"created_timestamp";s:10:"1318424997";s:9:"copyright";s:0:"";s:12:"focal_length";s:1:"0";s:3:"iso";s:1:"0";s:13:"shutter_speed";s:1:"0";s:5:"title";s:0:"";s:11:"orientation";s:1:"1";s:8:"keywords";a:0:{}}}'),</text:p>
      <text:p text:style-name="P1">(123, 43, '_wp_attached_file', '2017/04/Logo-Grand-Theatre.png'),</text:p>
      <text:p text:style-name="P1">(124, 43, '_wp_attachment_metadata', 'a:5:{s:5:"width";i:1024;s:6:"height";i:382;s:4:"file";s:30:"2017/04/Logo-Grand-Theatre.png";s:5:"sizes";a:5:{s:9:"thumbnail";a:4:{s:4:"file";s:30:"Logo-Grand-Theatre-150x150.png";s:5:"width";i:150;s:6:"height";i:150;s:9:"mime-type";s:9:"image/png";}s:6:"medium";a:4:{s:4:"file";s:30:"Logo-Grand-Theatre-300x112.png";s:5:"width";i:300;s:6:"height";i:112;s:9:"mime-type";s:9:"image/png";}s:12:"medium_large";a:4:{s:4:"file";s:30:"Logo-Grand-Theatre-768x287.png";s:5:"width";i:768;s:6:"height";i:287;s:9:"mime-type";s:9:"image/png";}s:5:"large";a:4:{s:4:"file";s:31:"Logo-Grand-Theatre-1024x382.png";s:5:"width";i:1024;s:6:"height";i:382;s:9:"mime-type";s:9:"image/png";}s:31:"charitize-home-activities-image";a:4:{s:4:"file";s:30:"Logo-Grand-Theatre-340x231.png";s:5:"width";i:340;s:6:"height";i:231;s:9:"mime-type";s:9:"image/png";}}s:10:"image_meta";a:12:{s:8:"aperture";s:1:"0";s:6:"credit";s:0:"";s:6:"camera";s:0:"";s:7:"caption";s:0:"";s:17:"created_timestamp";s:1:"0";s:9:"copyright";s:0:"";s:12:"focal_length";s:1:"0";s:3:"iso";s:1:"0";s:13:"shutter_speed";s:1:"0";s:5:"title";s:0:"";s:11:"orientation";s:1:"0";s:8:"keywords";a:0:{}}}'),</text:p>
      <text:p text:style-name="P1">(125, 44, '_wp_attached_file', '2017/04/Logo-Guy-Roni-2.png'),</text:p>
      <text:p text:style-name="P1">(126, 44, '_wp_attachment_metadata', 'a:5:{s:5:"width";i:3216;s:6:"height";i:1434;s:4:"file";s:27:"2017/04/Logo-Guy-Roni-2.png";s:5:"sizes";a:7:{s:9:"thumbnail";a:4:{s:4:"file";s:27:"Logo-Guy-Roni-2-150x150.png";s:5:"width";i:150;s:6:"height";i:150;s:9:"mime-type";s:9:"image/png";}s:6:"medium";a:4:{s:4:"file";s:27:"Logo-Guy-Roni-2-300x134.png";s:5:"width";i:300;s:6:"height";i:134;s:9:"mime-type";s:9:"image/png";}s:12:"medium_large";a:4:{s:4:"file";s:27:"Logo-Guy-Roni-2-768x342.png";s:5:"width";i:768;s:6:"height";i:342;s:9:"mime-type";s:9:"image/png";}s:5:"large";a:4:{s:4:"file";s:28:"Logo-Guy-Roni-2-1024x457.png";s:5:"width";i:1024;s:6:"height";i:457;s:9:"mime-type";s:9:"image/png";}s:26:"charitize-home-main-slider";a:4:{s:4:"file";s:28:"Logo-Guy-Roni-2-1366x558.png";s:5:"width";i:1366;s:6:"height";i:558;s:9:"mime-type";s:9:"image/png";}s:31:"charitize-home-activities-image";a:4:{s:4:"file";s:27:"Logo-Guy-Roni-2-340x231.png";s:5:"width";i:340;s:6:"height";i:231;s:9:"mime-type";s:9:"image/png";}s:21:"charitize-main-banner";a:4:{s:4:"file";s:28:"Logo-Guy-Roni-2-1370x550.png";s:5:"width";i:1370;s:6:"height";i:550;s:9:"mime-type";s:9:"image/png";}}s:10:"image_meta";a:12:{s:8:"aperture";s:1:"0";s:6:"credit";s:0:"";s:6:"camera";s:0:"";s:7:"caption";s:0:"";s:17:"created_timestamp";s:1:"0";s:9:"copyright";s:0:"";s:12:"focal_length";s:1:"0";s:3:"iso";s:1:"0";s:13:"shutter_speed";s:1:"0";s:5:"title";s:0:"";s:11:"orientation";s:1:"0";s:8:"keywords";a:0:{}}}'),</text:p>
      <text:p text:style-name="P1">(127, 45, '_wp_attached_file', '2017/04/logo-Guy-Roni.png'),</text:p>
      <text:p text:style-name="P1">(128, 45, '_wp_attachment_metadata', 'a:5:{s:5:"width";i:750;s:6:"height";i:334;s:4:"file";s:25:"2017/04/logo-Guy-Roni.png";s:5:"sizes";a:3:{s:9:"thumbnail";a:4:{s:4:"file";s:25:"logo-Guy-Roni-<text:soft-page-break/>150x150.png";s:5:"width";i:150;s:6:"height";i:150;s:9:"mime-type";s:9:"image/png";}s:6:"medium";a:4:{s:4:"file";s:25:"logo-Guy-Roni-300x134.png";s:5:"width";i:300;s:6:"height";i:134;s:9:"mime-type";s:9:"image/png";}s:31:"charitize-home-activities-image";a:4:{s:4:"file";s:25:"logo-Guy-Roni-340x231.png";s:5:"width";i:340;s:6:"height";i:231;s:9:"mime-type";s:9:"image/png";}}s:10:"image_meta";a:12:{s:8:"aperture";s:1:"0";s:6:"credit";s:0:"";s:6:"camera";s:0:"";s:7:"caption";s:0:"";s:17:"created_timestamp";s:1:"0";s:9:"copyright";s:0:"";s:12:"focal_length";s:1:"0";s:3:"iso";s:1:"0";s:13:"shutter_speed";s:1:"0";s:5:"title";s:0:"";s:11:"orientation";s:1:"0";s:8:"keywords";a:0:{}}}'),</text:p>
      <text:p text:style-name="P1">(129, 46, '_wp_attached_file', '2017/04/Logo-Jonge-Harten.jpg'),</text:p>
      <text:p text:style-name="P1">(130, 46, '_wp_attachment_metadata', 'a:5:{s:5:"width";i:1000;s:6:"height";i:912;s:4:"file";s:29:"2017/04/Logo-Jonge-Harten.jpg";s:5:"sizes";a:6:{s:9:"thumbnail";a:4:{s:4:"file";s:29:"Logo-Jonge-Harten-150x150.jpg";s:5:"width";i:150;s:6:"height";i:150;s:9:"mime-type";s:10:"image/jpeg";}s:6:"medium";a:4:{s:4:"file";s:29:"Logo-Jonge-Harten-300x274.jpg";s:5:"width";i:300;s:6:"height";i:274;s:9:"mime-type";s:10:"image/jpeg";}s:12:"medium_large";a:4:{s:4:"file";s:29:"Logo-Jonge-Harten-768x700.jpg";s:5:"width";i:768;s:6:"height";i:700;s:9:"mime-type";s:10:"image/jpeg";}s:26:"charitize-home-main-slider";a:4:{s:4:"file";s:30:"Logo-Jonge-Harten-1000x558.jpg";s:5:"width";i:1000;s:6:"height";i:558;s:9:"mime-type";s:10:"image/jpeg";}s:31:"charitize-home-activities-image";a:4:{s:4:"file";s:29:"Logo-Jonge-Harten-340x231.jpg";s:5:"width";i:340;s:6:"height";i:231;s:9:"mime-type";s:10:"image/jpeg";}s:21:"charitize-main-banner";a:4:{s:4:"file";s:30:"Logo-Jonge-Harten-1000x550.jpg";s:5:"width";i:1000;s:6:"height";i:550;s:9:"mime-type";s:10:"image/jpeg";}}s:10:"image_meta";a:12:{s:8:"aperture";s:1:"0";s:6:"credit";s:0:"";s:6:"camera";s:0:"";s:7:"caption";s:0:"";s:17:"created_timestamp";s:1:"0";s:9:"copyright";s:0:"";s:12:"focal_length";s:1:"0";s:3:"iso";s:1:"0";s:13:"shutter_speed";s:1:"0";s:5:"title";s:0:"";s:11:"orientation";s:1:"0";s:8:"keywords";a:0:{}}}'),</text:p>
      <text:p text:style-name="P1">(131, 47, '_wp_attached_file', '2017/04/logo-NNT.png'),</text:p>
      <text:p text:style-name="P1">(132, 47, '_wp_attachment_metadata', 'a:5:{s:5:"width";i:432;s:6:"height";i:230;s:4:"file";s:20:"2017/04/logo-NNT.png";s:5:"sizes";a:3:{s:9:"thumbnail";a:4:{s:4:"file";s:20:"logo-NNT-150x150.png";s:5:"width";i:150;s:6:"height";i:150;s:9:"mime-type";s:9:"image/png";}s:6:"medium";a:4:{s:4:"file";s:20:"logo-NNT-300x160.png";s:5:"width";i:300;s:6:"height";i:160;s:9:"mime-type";s:9:"image/png";}s:31:"charitize-home-activities-image";a:4:{s:4:"file";s:20:"logo-NNT-340x230.png";s:5:"width";i:340;s:6:"height";i:230;s:9:"mime-type";s:9:"image/png";}}s:10:"image_meta";a:12:{s:8:"aperture";s:1:"0";s:6:"credit";s:0:"";s:6:"camera";s:0:"";s:7:"caption";s:0:"";s:17:"created_timestamp";s:1:"0";s:9:"copyright";s:0:"";s:12:"focal_length";s:1:"0";s:3:"iso";s:1:"0";s:13:"shutter_speed";s:1:"0";s:5:"title";s:0:"";s:11:"orientation";s:1:"0";s:8:"keywords";a:0:{}}}'),</text:p>
      <text:p text:style-name="P1">(133, 48, '_wp_attached_file', '2017/04/logo-Noorderlicht.jpg'),</text:p>
      <text:p text:style-name="P1">(134, 48, '_wp_attachment_metadata', 'a:5:{s:5:"width";i:591;s:6:"height";i:591;s:4:"file";s:29:"2017/04/logo-Noorderlicht.jpg";s:5:"sizes";a:5:{s:9:"thumbnail";a:4:{s:4:"file";s:29:"logo-Noorderlicht-150x150.jpg";s:5:"width";i:150;s:6:"height";i:150;s:9:"mime-type";s:10:"image/jpeg";}s:6:"medium";a:4:{s:4:"file";s:29:"logo-Noorderlicht-300x300.jpg";s:5:"width";i:300;s:6:"height";i:300;s:9:"mime-type";s:10:"image/jpeg";}s:26:"charitize-home-main-slider";a:4:{s:4:"file";s:29:"logo-Noorderlicht-591x558.jpg";s:5:"width";i:591;s:6:"height";i:558;s:9:"mime-type";s:10:"image/jpeg";}s:31:"charitize-home-activities-image";a:4:{s:4:"file";s:29:"logo-Noorderlicht-340x231.jpg";s:5:"width";i:340;s:6:"height";i:231;s:9:"mime-<text:soft-page-break/>type";s:10:"image/jpeg";}s:21:"charitize-main-banner";a:4:{s:4:"file";s:29:"logo-Noorderlicht-591x550.jpg";s:5:"width";i:591;s:6:"height";i:550;s:9:"mime-type";s:10:"image/jpeg";}}s:10:"image_meta";a:12:{s:8:"aperture";s:1:"0";s:6:"credit";s:0:"";s:6:"camera";s:0:"";s:7:"caption";s:0:"";s:17:"created_timestamp";s:1:"0";s:9:"copyright";s:0:"";s:12:"focal_length";s:1:"0";s:3:"iso";s:1:"0";s:13:"shutter_speed";s:1:"0";s:5:"title";s:0:"";s:11:"orientation";s:1:"0";s:8:"keywords";a:0:{}}}'),</text:p>
      <text:p text:style-name="P1">(135, 49, '_wp_attached_file', '2017/04/logo-noorderzon.jpg'),</text:p>
      <text:p text:style-name="P1">(136, 49, '_wp_attachment_metadata', 'a:5:{s:5:"width";i:3543;s:6:"height";i:2480;s:4:"file";s:27:"2017/04/logo-noorderzon.jpg";s:5:"sizes";a:7:{s:9:"thumbnail";a:4:{s:4:"file";s:27:"logo-noorderzon-150x150.jpg";s:5:"width";i:150;s:6:"height";i:150;s:9:"mime-type";s:10:"image/jpeg";}s:6:"medium";a:4:{s:4:"file";s:27:"logo-noorderzon-300x210.jpg";s:5:"width";i:300;s:6:"height";i:210;s:9:"mime-type";s:10:"image/jpeg";}s:12:"medium_large";a:4:{s:4:"file";s:27:"logo-noorderzon-768x538.jpg";s:5:"width";i:768;s:6:"height";i:538;s:9:"mime-type";s:10:"image/jpeg";}s:5:"large";a:4:{s:4:"file";s:28:"logo-noorderzon-1024x717.jpg";s:5:"width";i:1024;s:6:"height";i:717;s:9:"mime-type";s:10:"image/jpeg";}s:26:"charitize-home-main-slider";a:4:{s:4:"file";s:28:"logo-noorderzon-1366x558.jpg";s:5:"width";i:1366;s:6:"height";i:558;s:9:"mime-type";s:10:"image/jpeg";}s:31:"charitize-home-activities-image";a:4:{s:4:"file";s:27:"logo-noorderzon-340x231.jpg";s:5:"width";i:340;s:6:"height";i:231;s:9:"mime-type";s:10:"image/jpeg";}s:21:"charitize-main-banner";a:4:{s:4:"file";s:28:"logo-noorderzon-1370x550.jpg";s:5:"width";i:1370;s:6:"height";i:550;s:9:"mime-type";s:10:"image/jpeg";}}s:10:"image_meta";a:12:{s:8:"aperture";s:1:"0";s:6:"credit";s:0:"";s:6:"camera";s:0:"";s:7:"caption";s:0:"";s:17:"created_timestamp";s:1:"0";s:9:"copyright";s:0:"";s:12:"focal_length";s:1:"0";s:3:"iso";s:1:"0";s:13:"shutter_speed";s:1:"0";s:5:"title";s:12:"logoNZzonder";s:11:"orientation";s:1:"1";s:8:"keywords";a:0:{}}}'),</text:p>
      <text:p text:style-name="P1">(137, 50, '_wp_attached_file', '2017/04/Logo-VERA.png'),</text:p>
      <text:p text:style-name="P1">(138, 50, '_wp_attachment_metadata', 'a:5:{s:5:"width";i:400;s:6:"height";i:400;s:4:"file";s:21:"2017/04/Logo-VERA.png";s:5:"sizes";a:3:{s:9:"thumbnail";a:4:{s:4:"file";s:21:"Logo-VERA-150x150.png";s:5:"width";i:150;s:6:"height";i:150;s:9:"mime-type";s:9:"image/png";}s:6:"medium";a:4:{s:4:"file";s:21:"Logo-VERA-300x300.png";s:5:"width";i:300;s:6:"height";i:300;s:9:"mime-type";s:9:"image/png";}s:31:"charitize-home-activities-image";a:4:{s:4:"file";s:21:"Logo-VERA-340x231.png";s:5:"width";i:340;s:6:"height";i:231;s:9:"mime-type";s:9:"image/png";}}s:10:"image_meta";a:12:{s:8:"aperture";s:1:"0";s:6:"credit";s:0:"";s:6:"camera";s:0:"";s:7:"caption";s:0:"";s:17:"created_timestamp";s:1:"0";s:9:"copyright";s:0:"";s:12:"focal_length";s:1:"0";s:3:"iso";s:1:"0";s:13:"shutter_speed";s:1:"0";s:5:"title";s:0:"";s:11:"orientation";s:1:"0";s:8:"keywords";a:0:{}}}'),</text:p>
      <text:p text:style-name="P1">(139, 55, '_wp_attached_file', '2017/04/Logo-Grand-Theatrebg.png'),</text:p>
      <text:p text:style-name="P1">(140, 55, '_wp_attachment_metadata', 'a:5:{s:5:"width";i:768;s:6:"height";i:287;s:4:"file";s:32:"2017/04/Logo-Grand-Theatrebg.png";s:5:"sizes";a:4:{s:9:"thumbnail";a:4:{s:4:"file";s:32:"Logo-Grand-Theatrebg-150x150.png";s:5:"width";i:150;s:6:"height";i:150;s:9:"mime-type";s:9:"image/png";}s:6:"medium";a:4:{s:4:"file";s:32:"Logo-Grand-Theatrebg-300x112.png";s:5:"width";i:300;s:6:"height";i:112;s:9:"mime-type";s:9:"image/png";}s:12:"medium_large";a:4:{s:4:"file";s:32:"Logo-Grand-Theatrebg-768x287.png";s:5:"width";i:768;s:6:"height";i:287;s:9:"mime-type";s:9:"image/png";}s:31:"charitize-home-activities-image";a:4:{s:4:"file";s:32:"Logo-Grand-Theatrebg-340x231.png";s:5:"width";i:340;s:6:"height";i:231;s:9:"mime-type";s:9:"image/png";}}s:10:"image_meta";a:12:<text:soft-page-break/>{s:8:"aperture";s:1:"0";s:6:"credit";s:0:"";s:6:"camera";s:0:"";s:7:"caption";s:0:"";s:17:"created_timestamp";s:1:"0";s:9:"copyright";s:0:"";s:12:"focal_length";s:1:"0";s:3:"iso";s:1:"0";s:13:"shutter_speed";s:1:"0";s:5:"title";s:0:"";s:11:"orientation";s:1:"0";s:8:"keywords";a:0:{}}}'),</text:p>
      <text:p text:style-name="P1">(141, 57, '_wp_trash_meta_status', 'publish'),</text:p>
      <text:p text:style-name="P1">(142, 57, '_wp_trash_meta_time', '1493629540'),</text:p>
      <text:p text:style-name="P1">(143, 58, '_edit_last', '1'),</text:p>
      <text:p text:style-name="P1">(144, 58, '_edit_lock', '1493644057:1'),</text:p>
      <text:p text:style-name="P1">(145, 58, 'charitize-single-post-image-align', 'full'),</text:p>
      <text:p text:style-name="P1">(146, 60, '_wp_trash_meta_status', 'publish'),</text:p>
      <text:p text:style-name="P1">(147, 60, '_wp_trash_meta_time', '1493632893'),</text:p>
      <text:p text:style-name="P1">(148, 61, '_wp_attached_file', '2017/04/beeldlijn-1.jpg'),</text:p>
      <text:p text:style-name="P1">(149, 61, '_wp_attachment_metadata', 'a:5:{s:5:"width";i:768;s:6:"height";i:384;s:4:"file";s:23:"2017/04/beeldlijn-1.jpg";s:5:"sizes";a:4:{s:9:"thumbnail";a:4:{s:4:"file";s:23:"beeldlijn-1-150x150.jpg";s:5:"width";i:150;s:6:"height";i:150;s:9:"mime-type";s:10:"image/jpeg";}s:6:"medium";a:4:{s:4:"file";s:23:"beeldlijn-1-300x150.jpg";s:5:"width";i:300;s:6:"height";i:150;s:9:"mime-type";s:10:"image/jpeg";}s:12:"medium_large";a:4:{s:4:"file";s:23:"beeldlijn-1-768x384.jpg";s:5:"width";i:768;s:6:"height";i:384;s:9:"mime-type";s:10:"image/jpeg";}s:31:"charitize-home-activities-image";a:4:{s:4:"file";s:23:"beeldlijn-1-340x231.jpg";s:5:"width";i:340;s:6:"height";i:231;s:9:"mime-type";s:10:"image/jpeg";}}s:10:"image_meta";a:12:{s:8:"aperture";s:1:"0";s:6:"credit";s:0:"";s:6:"camera";s:0:"";s:7:"caption";s:0:"";s:17:"created_timestamp";s:1:"0";s:9:"copyright";s:0:"";s:12:"focal_length";s:1:"0";s:3:"iso";s:1:"0";s:13:"shutter_speed";s:1:"0";s:5:"title";s:0:"";s:11:"orientation";s:1:"0";s:8:"keywords";a:0:{}}}'),</text:p>
      <text:p text:style-name="P1">(150, 62, '_wp_attached_file', '2017/04/beeldlijn-2.jpeg'),</text:p>
      <text:p text:style-name="P1">(151, 62, '_wp_attachment_metadata', 'a:5:{s:5:"width";i:1000;s:6:"height";i:750;s:4:"file";s:24:"2017/04/beeldlijn-2.jpeg";s:5:"sizes";a:6:{s:9:"thumbnail";a:4:{s:4:"file";s:24:"beeldlijn-2-150x150.jpeg";s:5:"width";i:150;s:6:"height";i:150;s:9:"mime-type";s:10:"image/jpeg";}s:6:"medium";a:4:{s:4:"file";s:24:"beeldlijn-2-300x225.jpeg";s:5:"width";i:300;s:6:"height";i:225;s:9:"mime-type";s:10:"image/jpeg";}s:12:"medium_large";a:4:{s:4:"file";s:24:"beeldlijn-2-768x576.jpeg";s:5:"width";i:768;s:6:"height";i:576;s:9:"mime-type";s:10:"image/jpeg";}s:26:"charitize-home-main-slider";a:4:{s:4:"file";s:25:"beeldlijn-2-1000x558.jpeg";s:5:"width";i:1000;s:6:"height";i:558;s:9:"mime-type";s:10:"image/jpeg";}s:31:"charitize-home-activities-image";a:4:{s:4:"file";s:24:"beeldlijn-2-340x231.jpeg";s:5:"width";i:340;s:6:"height";i:231;s:9:"mime-type";s:10:"image/jpeg";}s:21:"charitize-main-banner";a:4:{s:4:"file";s:25:"beeldlijn-2-1000x550.jpeg";s:5:"width";i:1000;s:6:"height";i:550;s:9:"mime-type";s:10:"image/jpeg";}}s:10:"image_meta";a:12:{s:8:"aperture";s:1:"0";s:6:"credit";s:0:"";s:6:"camera";s:0:"";s:7:"caption";s:0:"";s:17:"created_timestamp";s:1:"0";s:9:"copyright";s:0:"";s:12:"focal_length";s:1:"0";s:3:"iso";s:1:"0";s:13:"shutter_speed";s:1:"0";s:5:"title";s:0:"";s:11:"orientation";s:1:"0";s:8:"keywords";a:0:{}}}'),</text:p>
      <text:p text:style-name="P1">(152, 63, '_wp_attached_file', '2017/04/beeldlijn-3.jpg'),</text:p>
      <text:p text:style-name="P1">(153, 63, '_wp_attachment_metadata', 'a:5:{s:5:"width";i:1000;s:6:"height";i:1000;s:4:"file";s:23:"2017/04/beeldlijn-3.jpg";s:5:"sizes";a:6:{s:9:"thumbnail";a:4:{s:4:"file";s:23:"beeldlijn-3-150x150.jpg";s:5:"width";i:150;s:6:"height";i:150;s:9:"mime-type";s:10:"image/jpeg";}s:6:"medium";a:4:{s:4:"file";s:23:"beeldlijn-3-300x300.jpg";s:5:"width";i:300;s:6:"height";i:300;s:9:"mime-type";s:10:"image/jpeg";}s:12:"medium_large";a:4:{s:4:"file";s:23:"beeldlijn-3-<text:soft-page-break/>768x768.jpg";s:5:"width";i:768;s:6:"height";i:768;s:9:"mime-type";s:10:"image/jpeg";}s:26:"charitize-home-main-slider";a:4:{s:4:"file";s:24:"beeldlijn-3-1000x558.jpg";s:5:"width";i:1000;s:6:"height";i:558;s:9:"mime-type";s:10:"image/jpeg";}s:31:"charitize-home-activities-image";a:4:{s:4:"file";s:23:"beeldlijn-3-340x231.jpg";s:5:"width";i:340;s:6:"height";i:231;s:9:"mime-type";s:10:"image/jpeg";}s:21:"charitize-main-banner";a:4:{s:4:"file";s:24:"beeldlijn-3-1000x550.jpg";s:5:"width";i:1000;s:6:"height";i:550;s:9:"mime-type";s:10:"image/jpeg";}}s:10:"image_meta";a:12:{s:8:"aperture";s:1:"0";s:6:"credit";s:0:"";s:6:"camera";s:0:"";s:7:"caption";s:0:"";s:17:"created_timestamp";s:1:"0";s:9:"copyright";s:0:"";s:12:"focal_length";s:1:"0";s:3:"iso";s:1:"0";s:13:"shutter_speed";s:1:"0";s:5:"title";s:0:"";s:11:"orientation";s:1:"0";s:8:"keywords";a:0:{}}}'),</text:p>
      <text:p text:style-name="P1">(154, 64, '_wp_attached_file', '2017/04/CGB2.jpg'),</text:p>
      <text:p text:style-name="P1">(155, 64, '_wp_attachment_metadata', 'a:5:{s:5:"width";i:1500;s:6:"height";i:1060;s:4:"file";s:16:"2017/04/CGB2.jpg";s:5:"sizes";a:7:{s:9:"thumbnail";a:4:{s:4:"file";s:16:"CGB2-150x150.jpg";s:5:"width";i:150;s:6:"height";i:150;s:9:"mime-type";s:10:"image/jpeg";}s:6:"medium";a:4:{s:4:"file";s:16:"CGB2-300x212.jpg";s:5:"width";i:300;s:6:"height";i:212;s:9:"mime-type";s:10:"image/jpeg";}s:12:"medium_large";a:4:{s:4:"file";s:16:"CGB2-768x543.jpg";s:5:"width";i:768;s:6:"height";i:543;s:9:"mime-type";s:10:"image/jpeg";}s:5:"large";a:4:{s:4:"file";s:17:"CGB2-1024x724.jpg";s:5:"width";i:1024;s:6:"height";i:724;s:9:"mime-type";s:10:"image/jpeg";}s:26:"charitize-home-main-slider";a:4:{s:4:"file";s:17:"CGB2-1366x558.jpg";s:5:"width";i:1366;s:6:"height";i:558;s:9:"mime-type";s:10:"image/jpeg";}s:31:"charitize-home-activities-image";a:4:{s:4:"file";s:16:"CGB2-340x231.jpg";s:5:"width";i:340;s:6:"height";i:231;s:9:"mime-type";s:10:"image/jpeg";}s:21:"charitize-main-banner";a:4:{s:4:"file";s:17:"CGB2-1370x550.jpg";s:5:"width";i:1370;s:6:"height";i:550;s:9:"mime-type";s:10:"image/jpeg";}}s:10:"image_meta";a:12:{s:8:"aperture";s:1:"0";s:6:"credit";s:0:"";s:6:"camera";s:0:"";s:7:"caption";s:0:"";s:17:"created_timestamp";s:1:"0";s:9:"copyright";s:0:"";s:12:"focal_length";s:1:"0";s:3:"iso";s:1:"0";s:13:"shutter_speed";s:1:"0";s:5:"title";s:0:"";s:11:"orientation";s:1:"0";s:8:"keywords";a:0:{}}}'),</text:p>
      <text:p text:style-name="P1">(156, 65, '_wp_attached_file', '2017/04/CGR-1.jpg'),</text:p>
      <text:p text:style-name="P1">(157, 65, '_wp_attachment_metadata', 'a:5:{s:5:"width";i:2998;s:6:"height";i:2284;s:4:"file";s:17:"2017/04/CGR-1.jpg";s:5:"sizes";a:7:{s:9:"thumbnail";a:4:{s:4:"file";s:17:"CGR-1-150x150.jpg";s:5:"width";i:150;s:6:"height";i:150;s:9:"mime-type";s:10:"image/jpeg";}s:6:"medium";a:4:{s:4:"file";s:17:"CGR-1-300x229.jpg";s:5:"width";i:300;s:6:"height";i:229;s:9:"mime-type";s:10:"image/jpeg";}s:12:"medium_large";a:4:{s:4:"file";s:17:"CGR-1-768x585.jpg";s:5:"width";i:768;s:6:"height";i:585;s:9:"mime-type";s:10:"image/jpeg";}s:5:"large";a:4:{s:4:"file";s:18:"CGR-1-1024x780.jpg";s:5:"width";i:1024;s:6:"height";i:780;s:9:"mime-type";s:10:"image/jpeg";}s:26:"charitize-home-main-slider";a:4:{s:4:"file";s:18:"CGR-1-1366x558.jpg";s:5:"width";i:1366;s:6:"height";i:558;s:9:"mime-type";s:10:"image/jpeg";}s:31:"charitize-home-activities-image";a:4:{s:4:"file";s:17:"CGR-1-340x231.jpg";s:5:"width";i:340;s:6:"height";i:231;s:9:"mime-type";s:10:"image/jpeg";}s:21:"charitize-main-banner";a:4:{s:4:"file";s:18:"CGR-1-1370x550.jpg";s:5:"width";i:1370;s:6:"height";i:550;s:9:"mime-type";s:10:"image/jpeg";}}s:10:"image_meta";a:12:{s:8:"aperture";s:1:"0";s:6:"credit";s:0:"";s:6:"camera";s:0:"";s:7:"caption";s:0:"";s:17:"created_timestamp";s:1:"0";s:9:"copyright";s:0:"";s:12:"focal_length";s:1:"0";s:3:"iso";s:1:"0";s:13:"shutter_sp<text:soft-page-break/>eed";s:1:"0";s:5:"title";s:0:"";s:11:"orientation";s:1:"0";s:8:"keywords";a:0:{}}}'),</text:p>
      <text:p text:style-name="P1">(158, 66, '_wp_attached_file', '2017/04/CGR-3.jpg'),</text:p>
      <text:p text:style-name="P1">(159, 66, '_wp_attachment_metadata', 'a:5:{s:5:"width";i:1920;s:6:"height";i:984;s:4:"file";s:17:"2017/04/CGR-3.jpg";s:5:"sizes";a:7:{s:9:"thumbnail";a:4:{s:4:"file";s:17:"CGR-3-150x150.jpg";s:5:"width";i:150;s:6:"height";i:150;s:9:"mime-type";s:10:"image/jpeg";}s:6:"medium";a:4:{s:4:"file";s:17:"CGR-3-300x154.jpg";s:5:"width";i:300;s:6:"height";i:154;s:9:"mime-type";s:10:"image/jpeg";}s:12:"medium_large";a:4:{s:4:"file";s:17:"CGR-3-768x394.jpg";s:5:"width";i:768;s:6:"height";i:394;s:9:"mime-type";s:10:"image/jpeg";}s:5:"large";a:4:{s:4:"file";s:18:"CGR-3-1024x525.jpg";s:5:"width";i:1024;s:6:"height";i:525;s:9:"mime-type";s:10:"image/jpeg";}s:26:"charitize-home-main-slider";a:4:{s:4:"file";s:18:"CGR-3-1366x558.jpg";s:5:"width";i:1366;s:6:"height";i:558;s:9:"mime-type";s:10:"image/jpeg";}s:31:"charitize-home-activities-image";a:4:{s:4:"file";s:17:"CGR-3-340x231.jpg";s:5:"width";i:340;s:6:"height";i:231;s:9:"mime-type";s:10:"image/jpeg";}s:21:"charitize-main-banner";a:4:{s:4:"file";s:18:"CGR-3-1370x550.jpg";s:5:"width";i:1370;s:6:"height";i:550;s:9:"mime-type";s:10:"image/jpeg";}}s:10:"image_meta";a:12:{s:8:"aperture";s:1:"0";s:6:"credit";s:0:"";s:6:"camera";s:0:"";s:7:"caption";s:0:"";s:17:"created_timestamp";s:1:"0";s:9:"copyright";s:0:"";s:12:"focal_length";s:1:"0";s:3:"iso";s:1:"0";s:13:"shutter_speed";s:1:"0";s:5:"title";s:0:"";s:11:"orientation";s:1:"0";s:8:"keywords";a:0:{}}}'),</text:p>
      <text:p text:style-name="P1">(160, 67, '_wp_attached_file', '2017/04/CGR4-1.jpg'),</text:p>
      <text:p text:style-name="P1">(161, 67, '_wp_attachment_metadata', 'a:5:{s:5:"width";i:1366;s:6:"height";i:645;s:4:"file";s:18:"2017/04/CGR4-1.jpg";s:5:"sizes";a:7:{s:9:"thumbnail";a:4:{s:4:"file";s:18:"CGR4-1-150x150.jpg";s:5:"width";i:150;s:6:"height";i:150;s:9:"mime-type";s:10:"image/jpeg";}s:6:"medium";a:4:{s:4:"file";s:18:"CGR4-1-300x142.jpg";s:5:"width";i:300;s:6:"height";i:142;s:9:"mime-type";s:10:"image/jpeg";}s:12:"medium_large";a:4:{s:4:"file";s:18:"CGR4-1-768x363.jpg";s:5:"width";i:768;s:6:"height";i:363;s:9:"mime-type";s:10:"image/jpeg";}s:5:"large";a:4:{s:4:"file";s:19:"CGR4-1-1024x484.jpg";s:5:"width";i:1024;s:6:"height";i:484;s:9:"mime-type";s:10:"image/jpeg";}s:26:"charitize-home-main-slider";a:4:{s:4:"file";s:19:"CGR4-1-1366x558.jpg";s:5:"width";i:1366;s:6:"height";i:558;s:9:"mime-type";s:10:"image/jpeg";}s:31:"charitize-home-activities-image";a:4:{s:4:"file";s:18:"CGR4-1-340x231.jpg";s:5:"width";i:340;s:6:"height";i:231;s:9:"mime-type";s:10:"image/jpeg";}s:21:"charitize-main-banner";a:4:{s:4:"file";s:19:"CGR4-1-1366x550.jpg";s:5:"width";i:1366;s:6:"height";i:550;s:9:"mime-type";s:10:"image/jpeg";}}s:10:"image_meta";a:12:{s:8:"aperture";s:1:"0";s:6:"credit";s:0:"";s:6:"camera";s:0:"";s:7:"caption";s:0:"";s:17:"created_timestamp";s:1:"0";s:9:"copyright";s:0:"";s:12:"focal_length";s:1:"0";s:3:"iso";s:1:"0";s:13:"shutter_speed";s:1:"0";s:5:"title";s:0:"";s:11:"orientation";s:1:"0";s:8:"keywords";a:0:{}}}'),</text:p>
      <text:p text:style-name="P1">(162, 68, '_wp_attached_file', '2017/04/GT-jonge-harten-2.jpg'),</text:p>
      <text:p text:style-name="P1">(163, 68, '_wp_attachment_metadata', 'a:5:{s:5:"width";i:1627;s:6:"height";i:1080;s:4:"file";s:29:"2017/04/GT-jonge-harten-2.jpg";s:5:"sizes";a:7:{s:9:"thumbnail";a:4:{s:4:"file";s:29:"GT-jonge-harten-2-150x150.jpg";s:5:"width";i:150;s:6:"height";i:150;s:9:"mime-type";s:10:"image/jpeg";}s:6:"medium";a:4:{s:4:"file";s:29:"GT-jonge-harten-2-300x199.jpg";s:5:"width";i:300;s:6:"height";i:199;s:9:"mime-type";s:10:"image/jpeg";}s:12:"medium_large";a:4:{s:4:"file";s:29:"GT-jonge-harten-2-768x510.jpg";s:5:"width";i:768;s:6:"height";i:510;s:9:"mime-<text:soft-page-break/>type";s:10:"image/jpeg";}s:5:"large";a:4:{s:4:"file";s:30:"GT-jonge-harten-2-1024x680.jpg";s:5:"width";i:1024;s:6:"height";i:680;s:9:"mime-type";s:10:"image/jpeg";}s:26:"charitize-home-main-slider";a:4:{s:4:"file";s:30:"GT-jonge-harten-2-1366x558.jpg";s:5:"width";i:1366;s:6:"height";i:558;s:9:"mime-type";s:10:"image/jpeg";}s:31:"charitize-home-activities-image";a:4:{s:4:"file";s:29:"GT-jonge-harten-2-340x231.jpg";s:5:"width";i:340;s:6:"height";i:231;s:9:"mime-type";s:10:"image/jpeg";}s:21:"charitize-main-banner";a:4:{s:4:"file";s:30:"GT-jonge-harten-2-1370x550.jpg";s:5:"width";i:1370;s:6:"height";i:550;s:9:"mime-type";s:10:"image/jpeg";}}s:10:"image_meta";a:12:{s:8:"aperture";s:1:"0";s:6:"credit";s:0:"";s:6:"camera";s:0:"";s:7:"caption";s:0:"";s:17:"created_timestamp";s:1:"0";s:9:"copyright";s:0:"";s:12:"focal_length";s:1:"0";s:3:"iso";s:1:"0";s:13:"shutter_speed";s:1:"0";s:5:"title";s:0:"";s:11:"orientation";s:1:"0";s:8:"keywords";a:0:{}}}'),</text:p>
      <text:p text:style-name="P1">(164, 69, '_wp_attached_file', '2017/04/GT1.jpg'),</text:p>
      <text:p text:style-name="P1">(165, 69, '_wp_attachment_metadata', 'a:5:{s:5:"width";i:1280;s:6:"height";i:720;s:4:"file";s:15:"2017/04/GT1.jpg";s:5:"sizes";a:7:{s:9:"thumbnail";a:4:{s:4:"file";s:15:"GT1-150x150.jpg";s:5:"width";i:150;s:6:"height";i:150;s:9:"mime-type";s:10:"image/jpeg";}s:6:"medium";a:4:{s:4:"file";s:15:"GT1-300x169.jpg";s:5:"width";i:300;s:6:"height";i:169;s:9:"mime-type";s:10:"image/jpeg";}s:12:"medium_large";a:4:{s:4:"file";s:15:"GT1-768x432.jpg";s:5:"width";i:768;s:6:"height";i:432;s:9:"mime-type";s:10:"image/jpeg";}s:5:"large";a:4:{s:4:"file";s:16:"GT1-1024x576.jpg";s:5:"width";i:1024;s:6:"height";i:576;s:9:"mime-type";s:10:"image/jpeg";}s:26:"charitize-home-main-slider";a:4:{s:4:"file";s:16:"GT1-1280x558.jpg";s:5:"width";i:1280;s:6:"height";i:558;s:9:"mime-type";s:10:"image/jpeg";}s:31:"charitize-home-activities-image";a:4:{s:4:"file";s:15:"GT1-340x231.jpg";s:5:"width";i:340;s:6:"height";i:231;s:9:"mime-type";s:10:"image/jpeg";}s:21:"charitize-main-banner";a:4:{s:4:"file";s:16:"GT1-1280x550.jpg";s:5:"width";i:1280;s:6:"height";i:550;s:9:"mime-type";s:10:"image/jpeg";}}s:10:"image_meta";a:12:{s:8:"aperture";s:1:"0";s:6:"credit";s:0:"";s:6:"camera";s:0:"";s:7:"caption";s:0:"";s:17:"created_timestamp";s:1:"0";s:9:"copyright";s:0:"";s:12:"focal_length";s:1:"0";s:3:"iso";s:1:"0";s:13:"shutter_speed";s:1:"0";s:5:"title";s:0:"";s:11:"orientation";s:1:"0";s:8:"keywords";a:0:{}}}'),</text:p>
      <text:p text:style-name="P1">(166, 70, '_wp_attached_file', '2017/04/GT3.jpg'),</text:p>
      <text:p text:style-name="P1">(167, 70, '_wp_attachment_metadata', 'a:5:{s:5:"width";i:1878;s:6:"height";i:1080;s:4:"file";s:15:"2017/04/GT3.jpg";s:5:"sizes";a:7:{s:9:"thumbnail";a:4:{s:4:"file";s:15:"GT3-150x150.jpg";s:5:"width";i:150;s:6:"height";i:150;s:9:"mime-type";s:10:"image/jpeg";}s:6:"medium";a:4:{s:4:"file";s:15:"GT3-300x173.jpg";s:5:"width";i:300;s:6:"height";i:173;s:9:"mime-type";s:10:"image/jpeg";}s:12:"medium_large";a:4:{s:4:"file";s:15:"GT3-768x442.jpg";s:5:"width";i:768;s:6:"height";i:442;s:9:"mime-type";s:10:"image/jpeg";}s:5:"large";a:4:{s:4:"file";s:16:"GT3-1024x589.jpg";s:5:"width";i:1024;s:6:"height";i:589;s:9:"mime-type";s:10:"image/jpeg";}s:26:"charitize-home-main-slider";a:4:{s:4:"file";s:16:"GT3-1366x558.jpg";s:5:"width";i:1366;s:6:"height";i:558;s:9:"mime-type";s:10:"image/jpeg";}s:31:"charitize-home-activities-image";a:4:{s:4:"file";s:15:"GT3-340x231.jpg";s:5:"width";i:340;s:6:"height";i:231;s:9:"mime-type";s:10:"image/jpeg";}s:21:"charitize-main-banner";a:4:{s:4:"file";s:16:"GT3-1370x550.jpg";s:5:"width";i:1370;s:6:"height";i:550;s:9:"mime-type";s:10:"image/jpeg";}}s:10:"image_meta";a:12:{s:8:"aperture";s:1:"0";s:6:"credit";s:0:"";s:6:"camera";s:0:"";s:7:"caption";s:0:"";s:17:"created_tim<text:soft-page-break/>estamp";s:1:"0";s:9:"copyright";s:0:"";s:12:"focal_length";s:1:"0";s:3:"iso";s:1:"0";s:13:"shutter_speed";s:1:"0";s:5:"title";s:0:"";s:11:"orientation";s:1:"0";s:8:"keywords";a:0:{}}}'),</text:p>
      <text:p text:style-name="P1">(168, 71, '_wp_attached_file', '2017/04/Jonge-Harten-1.jpg'),</text:p>
      <text:p text:style-name="P1">(169, 71, '_wp_attachment_metadata', 'a:5:{s:5:"width";i:1600;s:6:"height";i:1000;s:4:"file";s:26:"2017/04/Jonge-Harten-1.jpg";s:5:"sizes";a:7:{s:9:"thumbnail";a:4:{s:4:"file";s:26:"Jonge-Harten-1-150x150.jpg";s:5:"width";i:150;s:6:"height";i:150;s:9:"mime-type";s:10:"image/jpeg";}s:6:"medium";a:4:{s:4:"file";s:26:"Jonge-Harten-1-300x188.jpg";s:5:"width";i:300;s:6:"height";i:188;s:9:"mime-type";s:10:"image/jpeg";}s:12:"medium_large";a:4:{s:4:"file";s:26:"Jonge-Harten-1-768x480.jpg";s:5:"width";i:768;s:6:"height";i:480;s:9:"mime-type";s:10:"image/jpeg";}s:5:"large";a:4:{s:4:"file";s:27:"Jonge-Harten-1-1024x640.jpg";s:5:"width";i:1024;s:6:"height";i:640;s:9:"mime-type";s:10:"image/jpeg";}s:26:"charitize-home-main-slider";a:4:{s:4:"file";s:27:"Jonge-Harten-1-1366x558.jpg";s:5:"width";i:1366;s:6:"height";i:558;s:9:"mime-type";s:10:"image/jpeg";}s:31:"charitize-home-activities-image";a:4:{s:4:"file";s:26:"Jonge-Harten-1-340x231.jpg";s:5:"width";i:340;s:6:"height";i:231;s:9:"mime-type";s:10:"image/jpeg";}s:21:"charitize-main-banner";a:4:{s:4:"file";s:27:"Jonge-Harten-1-1370x550.jpg";s:5:"width";i:1370;s:6:"height";i:550;s:9:"mime-type";s:10:"image/jpeg";}}s:10:"image_meta";a:12:{s:8:"aperture";s:1:"0";s:6:"credit";s:0:"";s:6:"camera";s:0:"";s:7:"caption";s:0:"";s:17:"created_timestamp";s:1:"0";s:9:"copyright";s:0:"";s:12:"focal_length";s:1:"0";s:3:"iso";s:1:"0";s:13:"shutter_speed";s:1:"0";s:5:"title";s:0:"";s:11:"orientation";s:1:"0";s:8:"keywords";a:0:{}}}'),</text:p>
      <text:p text:style-name="P1">(170, 72, '_wp_attached_file', '2017/04/Jonge-Harten-2.jpg'),</text:p>
      <text:p text:style-name="P1">(171, 72, '_wp_attachment_metadata', 'a:5:{s:5:"width";i:1280;s:6:"height";i:633;s:4:"file";s:26:"2017/04/Jonge-Harten-2.jpg";s:5:"sizes";a:7:{s:9:"thumbnail";a:4:{s:4:"file";s:26:"Jonge-Harten-2-150x150.jpg";s:5:"width";i:150;s:6:"height";i:150;s:9:"mime-type";s:10:"image/jpeg";}s:6:"medium";a:4:{s:4:"file";s:26:"Jonge-Harten-2-300x148.jpg";s:5:"width";i:300;s:6:"height";i:148;s:9:"mime-type";s:10:"image/jpeg";}s:12:"medium_large";a:4:{s:4:"file";s:26:"Jonge-Harten-2-768x380.jpg";s:5:"width";i:768;s:6:"height";i:380;s:9:"mime-type";s:10:"image/jpeg";}s:5:"large";a:4:{s:4:"file";s:27:"Jonge-Harten-2-1024x506.jpg";s:5:"width";i:1024;s:6:"height";i:506;s:9:"mime-type";s:10:"image/jpeg";}s:26:"charitize-home-main-slider";a:4:{s:4:"file";s:27:"Jonge-Harten-2-1280x558.jpg";s:5:"width";i:1280;s:6:"height";i:558;s:9:"mime-type";s:10:"image/jpeg";}s:31:"charitize-home-activities-image";a:4:{s:4:"file";s:26:"Jonge-Harten-2-340x231.jpg";s:5:"width";i:340;s:6:"height";i:231;s:9:"mime-type";s:10:"image/jpeg";}s:21:"charitize-main-banner";a:4:{s:4:"file";s:27:"Jonge-Harten-2-1280x550.jpg";s:5:"width";i:1280;s:6:"height";i:550;s:9:"mime-type";s:10:"image/jpeg";}}s:10:"image_meta";a:12:{s:8:"aperture";s:1:"0";s:6:"credit";s:0:"";s:6:"camera";s:0:"";s:7:"caption";s:0:"";s:17:"created_timestamp";s:1:"0";s:9:"copyright";s:0:"";s:12:"focal_length";s:1:"0";s:3:"iso";s:1:"0";s:13:"shutter_speed";s:1:"0";s:5:"title";s:0:"";s:11:"orientation";s:1:"0";s:8:"keywords";a:0:{}}}'),</text:p>
      <text:p text:style-name="P1">(172, 73, '_wp_attached_file', '2017/04/Jonge-Harten-3.jpg'),</text:p>
      <text:p text:style-name="P1">(173, 73, '_wp_attachment_metadata', 'a:5:{s:5:"width";i:1920;s:6:"height";i:1080;s:4:"file";s:26:"2017/04/Jonge-Harten-3.jpg";s:5:"sizes";a:7:{s:9:"thumbnail";a:4:{s:4:"file";s:26:"Jonge-Harten-3-150x150.jpg";s:5:"width";i:150;s:6:"height";i:150;s:9:"mime-type";s:10:"image/jpeg";}s:6:"medium";a:4:{s:4:"file";s:26:"Jonge-Harten-3-300x169.jpg";s:5:"width";i:300;s:6:"height";i:169;s:9:"mime-type";s:10:"image/jpeg";}s:12:"medium_large";a:4:{s:4:"file";s:26:"Jonge-Harten-3-<text:soft-page-break/>768x432.jpg";s:5:"width";i:768;s:6:"height";i:432;s:9:"mime-type";s:10:"image/jpeg";}s:5:"large";a:4:{s:4:"file";s:27:"Jonge-Harten-3-1024x576.jpg";s:5:"width";i:1024;s:6:"height";i:576;s:9:"mime-type";s:10:"image/jpeg";}s:26:"charitize-home-main-slider";a:4:{s:4:"file";s:27:"Jonge-Harten-3-1366x558.jpg";s:5:"width";i:1366;s:6:"height";i:558;s:9:"mime-type";s:10:"image/jpeg";}s:31:"charitize-home-activities-image";a:4:{s:4:"file";s:26:"Jonge-Harten-3-340x231.jpg";s:5:"width";i:340;s:6:"height";i:231;s:9:"mime-type";s:10:"image/jpeg";}s:21:"charitize-main-banner";a:4:{s:4:"file";s:27:"Jonge-Harten-3-1370x550.jpg";s:5:"width";i:1370;s:6:"height";i:550;s:9:"mime-type";s:10:"image/jpeg";}}s:10:"image_meta";a:12:{s:8:"aperture";s:1:"0";s:6:"credit";s:0:"";s:6:"camera";s:0:"";s:7:"caption";s:0:"";s:17:"created_timestamp";s:1:"0";s:9:"copyright";s:0:"";s:12:"focal_length";s:1:"0";s:3:"iso";s:1:"0";s:13:"shutter_speed";s:1:"0";s:5:"title";s:0:"";s:11:"orientation";s:1:"0";s:8:"keywords";a:0:{}}}'),</text:p>
      <text:p text:style-name="P1">(174, 74, '_wp_attached_file', '2017/04/NNT1.jpg'),</text:p>
      <text:p text:style-name="P1">(175, 74, '_wp_attachment_metadata', 'a:5:{s:5:"width";i:2000;s:6:"height";i:1333;s:4:"file";s:16:"2017/04/NNT1.jpg";s:5:"sizes";a:7:{s:9:"thumbnail";a:4:{s:4:"file";s:16:"NNT1-150x150.jpg";s:5:"width";i:150;s:6:"height";i:150;s:9:"mime-type";s:10:"image/jpeg";}s:6:"medium";a:4:{s:4:"file";s:16:"NNT1-300x200.jpg";s:5:"width";i:300;s:6:"height";i:200;s:9:"mime-type";s:10:"image/jpeg";}s:12:"medium_large";a:4:{s:4:"file";s:16:"NNT1-768x512.jpg";s:5:"width";i:768;s:6:"height";i:512;s:9:"mime-type";s:10:"image/jpeg";}s:5:"large";a:4:{s:4:"file";s:17:"NNT1-1024x682.jpg";s:5:"width";i:1024;s:6:"height";i:682;s:9:"mime-type";s:10:"image/jpeg";}s:26:"charitize-home-main-slider";a:4:{s:4:"file";s:17:"NNT1-1366x558.jpg";s:5:"width";i:1366;s:6:"height";i:558;s:9:"mime-type";s:10:"image/jpeg";}s:31:"charitize-home-activities-image";a:4:{s:4:"file";s:16:"NNT1-340x231.jpg";s:5:"width";i:340;s:6:"height";i:231;s:9:"mime-type";s:10:"image/jpeg";}s:21:"charitize-main-banner";a:4:{s:4:"file";s:17:"NNT1-1370x550.jpg";s:5:"width";i:1370;s:6:"height";i:550;s:9:"mime-type";s:10:"image/jpeg";}}s:10:"image_meta";a:12:{s:8:"aperture";s:1:"0";s:6:"credit";s:0:"";s:6:"camera";s:0:"";s:7:"caption";s:0:"";s:17:"created_timestamp";s:1:"0";s:9:"copyright";s:0:"";s:12:"focal_length";s:1:"0";s:3:"iso";s:1:"0";s:13:"shutter_speed";s:1:"0";s:5:"title";s:0:"";s:11:"orientation";s:1:"0";s:8:"keywords";a:0:{}}}'),</text:p>
      <text:p text:style-name="P1">(176, 75, '_wp_attached_file', '2017/04/NNT3-1.jpg'),</text:p>
      <text:p text:style-name="P1">(177, 75, '_wp_attachment_metadata', 'a:5:{s:5:"width";i:2000;s:6:"height";i:1198;s:4:"file";s:18:"2017/04/NNT3-1.jpg";s:5:"sizes";a:7:{s:9:"thumbnail";a:4:{s:4:"file";s:18:"NNT3-1-150x150.jpg";s:5:"width";i:150;s:6:"height";i:150;s:9:"mime-type";s:10:"image/jpeg";}s:6:"medium";a:4:{s:4:"file";s:18:"NNT3-1-300x180.jpg";s:5:"width";i:300;s:6:"height";i:180;s:9:"mime-type";s:10:"image/jpeg";}s:12:"medium_large";a:4:{s:4:"file";s:18:"NNT3-1-768x460.jpg";s:5:"width";i:768;s:6:"height";i:460;s:9:"mime-type";s:10:"image/jpeg";}s:5:"large";a:4:{s:4:"file";s:19:"NNT3-1-1024x613.jpg";s:5:"width";i:1024;s:6:"height";i:613;s:9:"mime-type";s:10:"image/jpeg";}s:26:"charitize-home-main-slider";a:4:{s:4:"file";s:19:"NNT3-1-1366x558.jpg";s:5:"width";i:1366;s:6:"height";i:558;s:9:"mime-type";s:10:"image/jpeg";}s:31:"charitize-home-activities-image";a:4:{s:4:"file";s:18:"NNT3-1-340x231.jpg";s:5:"width";i:340;s:6:"height";i:231;s:9:"mime-type";s:10:"image/jpeg";}s:21:"charitize-main-banner";a:4:{s:4:"file";s:19:"NNT3-1-1370x550.jpg";s:5:"width";i:1370;s:6:"height";i:550;s:9:"mime-type";s:10:"image/jpeg";}}s:10:"image_meta";a:12:<text:soft-page-break/>{s:8:"aperture";s:3:"3.2";s:6:"credit";s:0:"";s:6:"camera";s:8:"NIKON D4";s:7:"caption";s:0:"";s:17:"created_timestamp";s:10:"1487868113";s:9:"copyright";s:0:"";s:12:"focal_length";s:2:"36";s:3:"iso";s:4:"1000";s:13:"shutter_speed";s:15:"0.0166666666667";s:5:"title";s:0:"";s:11:"orientation";s:1:"1";s:8:"keywords";a:0:{}}}'),</text:p>
      <text:p text:style-name="P1">(178, 76, '_wp_attached_file', '2017/04/NNT4.jpg'),</text:p>
      <text:p text:style-name="P1">(179, 76, '_wp_attachment_metadata', 'a:5:{s:5:"width";i:2000;s:6:"height";i:1331;s:4:"file";s:16:"2017/04/NNT4.jpg";s:5:"sizes";a:7:{s:9:"thumbnail";a:4:{s:4:"file";s:16:"NNT4-150x150.jpg";s:5:"width";i:150;s:6:"height";i:150;s:9:"mime-type";s:10:"image/jpeg";}s:6:"medium";a:4:{s:4:"file";s:16:"NNT4-300x200.jpg";s:5:"width";i:300;s:6:"height";i:200;s:9:"mime-type";s:10:"image/jpeg";}s:12:"medium_large";a:4:{s:4:"file";s:16:"NNT4-768x511.jpg";s:5:"width";i:768;s:6:"height";i:511;s:9:"mime-type";s:10:"image/jpeg";}s:5:"large";a:4:{s:4:"file";s:17:"NNT4-1024x681.jpg";s:5:"width";i:1024;s:6:"height";i:681;s:9:"mime-type";s:10:"image/jpeg";}s:26:"charitize-home-main-slider";a:4:{s:4:"file";s:17:"NNT4-1366x558.jpg";s:5:"width";i:1366;s:6:"height";i:558;s:9:"mime-type";s:10:"image/jpeg";}s:31:"charitize-home-activities-image";a:4:{s:4:"file";s:16:"NNT4-340x231.jpg";s:5:"width";i:340;s:6:"height";i:231;s:9:"mime-type";s:10:"image/jpeg";}s:21:"charitize-main-banner";a:4:{s:4:"file";s:17:"NNT4-1370x550.jpg";s:5:"width";i:1370;s:6:"height";i:550;s:9:"mime-type";s:10:"image/jpeg";}}s:10:"image_meta";a:12:{s:8:"aperture";s:1:"0";s:6:"credit";s:0:"";s:6:"camera";s:0:"";s:7:"caption";s:0:"";s:17:"created_timestamp";s:1:"0";s:9:"copyright";s:0:"";s:12:"focal_length";s:1:"0";s:3:"iso";s:1:"0";s:13:"shutter_speed";s:1:"0";s:5:"title";s:0:"";s:11:"orientation";s:1:"0";s:8:"keywords";a:0:{}}}'),</text:p>
      <text:p text:style-name="P1">(180, 77, '_wp_attached_file', '2017/04/noord-3.jpg'),</text:p>
      <text:p text:style-name="P1">(181, 77, '_wp_attachment_metadata', 'a:5:{s:5:"width";i:1280;s:6:"height";i:1157;s:4:"file";s:19:"2017/04/noord-3.jpg";s:5:"sizes";a:7:{s:9:"thumbnail";a:4:{s:4:"file";s:19:"noord-3-150x150.jpg";s:5:"width";i:150;s:6:"height";i:150;s:9:"mime-type";s:10:"image/jpeg";}s:6:"medium";a:4:{s:4:"file";s:19:"noord-3-300x271.jpg";s:5:"width";i:300;s:6:"height";i:271;s:9:"mime-type";s:10:"image/jpeg";}s:12:"medium_large";a:4:{s:4:"file";s:19:"noord-3-768x694.jpg";s:5:"width";i:768;s:6:"height";i:694;s:9:"mime-type";s:10:"image/jpeg";}s:5:"large";a:4:{s:4:"file";s:20:"noord-3-1024x926.jpg";s:5:"width";i:1024;s:6:"height";i:926;s:9:"mime-type";s:10:"image/jpeg";}s:26:"charitize-home-main-slider";a:4:{s:4:"file";s:20:"noord-3-1280x558.jpg";s:5:"width";i:1280;s:6:"height";i:558;s:9:"mime-type";s:10:"image/jpeg";}s:31:"charitize-home-activities-image";a:4:{s:4:"file";s:19:"noord-3-340x231.jpg";s:5:"width";i:340;s:6:"height";i:231;s:9:"mime-type";s:10:"image/jpeg";}s:21:"charitize-main-banner";a:4:{s:4:"file";s:20:"noord-3-1280x550.jpg";s:5:"width";i:1280;s:6:"height";i:550;s:9:"mime-type";s:10:"image/jpeg";}}s:10:"image_meta";a:12:{s:8:"aperture";s:1:"0";s:6:"credit";s:0:"";s:6:"camera";s:0:"";s:7:"caption";s:0:"";s:17:"created_timestamp";s:1:"0";s:9:"copyright";s:0:"";s:12:"focal_length";s:1:"0";s:3:"iso";s:1:"0";s:13:"shutter_speed";s:1:"0";s:5:"title";s:0:"";s:11:"orientation";s:1:"0";s:8:"keywords";a:0:{}}}'),</text:p>
      <text:p text:style-name="P1">(182, 79, '_wp_attached_file', '2017/04/noord-4.jpg'),</text:p>
      <text:p text:style-name="P1">(183, 79, '_wp_attachment_metadata', 'a:5:{s:5:"width";i:1119;s:6:"height";i:714;s:4:"file";s:19:"2017/04/noord-4.jpg";s:5:"sizes";a:7:{s:9:"thumbnail";a:4:{s:4:"file";s:19:"noord-4-150x150.jpg";s:5:"width";i:150;s:6:"height";i:150;s:9:"mime-type";s:10:"image/jpeg";}s:6:"medium";a:4:{s:4:"file";s:19:"noord-4-<text:soft-page-break/>300x191.jpg";s:5:"width";i:300;s:6:"height";i:191;s:9:"mime-type";s:10:"image/jpeg";}s:12:"medium_large";a:4:{s:4:"file";s:19:"noord-4-768x490.jpg";s:5:"width";i:768;s:6:"height";i:490;s:9:"mime-type";s:10:"image/jpeg";}s:5:"large";a:4:{s:4:"file";s:20:"noord-4-1024x653.jpg";s:5:"width";i:1024;s:6:"height";i:653;s:9:"mime-type";s:10:"image/jpeg";}s:26:"charitize-home-main-slider";a:4:{s:4:"file";s:20:"noord-4-1119x558.jpg";s:5:"width";i:1119;s:6:"height";i:558;s:9:"mime-type";s:10:"image/jpeg";}s:31:"charitize-home-activities-image";a:4:{s:4:"file";s:19:"noord-4-340x231.jpg";s:5:"width";i:340;s:6:"height";i:231;s:9:"mime-type";s:10:"image/jpeg";}s:21:"charitize-main-banner";a:4:{s:4:"file";s:20:"noord-4-1119x550.jpg";s:5:"width";i:1119;s:6:"height";i:550;s:9:"mime-type";s:10:"image/jpeg";}}s:10:"image_meta";a:12:{s:8:"aperture";s:1:"0";s:6:"credit";s:0:"";s:6:"camera";s:0:"";s:7:"caption";s:0:"";s:17:"created_timestamp";s:10:"1488656887";s:9:"copyright";s:0:"";s:12:"focal_length";s:1:"0";s:3:"iso";s:1:"0";s:13:"shutter_speed";s:1:"0";s:5:"title";s:0:"";s:11:"orientation";s:1:"0";s:8:"keywords";a:0:{}}}'),</text:p>
      <text:p text:style-name="P1">(184, 80, '_wp_attached_file', '2017/04/noord1.jpg'),</text:p>
      <text:p text:style-name="P1">(185, 80, '_wp_attachment_metadata', 'a:5:{s:5:"width";i:267;s:6:"height";i:189;s:4:"file";s:18:"2017/04/noord1.jpg";s:5:"sizes";a:1:{s:9:"thumbnail";a:4:{s:4:"file";s:18:"noord1-150x150.jpg";s:5:"width";i:150;s:6:"height";i:150;s:9:"mime-type";s:10:"image/jpeg";}}s:10:"image_meta";a:12:{s:8:"aperture";s:1:"0";s:6:"credit";s:0:"";s:6:"camera";s:0:"";s:7:"caption";s:0:"";s:17:"created_timestamp";s:1:"0";s:9:"copyright";s:0:"";s:12:"focal_length";s:1:"0";s:3:"iso";s:1:"0";s:13:"shutter_speed";s:1:"0";s:5:"title";s:0:"";s:11:"orientation";s:1:"0";s:8:"keywords";a:0:{}}}'),</text:p>
      <text:p text:style-name="P1">(186, 81, '_wp_attached_file', '2017/04/noorderlicht-3.jpg'),</text:p>
      <text:p text:style-name="P1">(187, 81, '_wp_attachment_metadata', 'a:5:{s:5:"width";i:1600;s:6:"height";i:1066;s:4:"file";s:26:"2017/04/noorderlicht-3.jpg";s:5:"sizes";a:7:{s:9:"thumbnail";a:4:{s:4:"file";s:26:"noorderlicht-3-150x150.jpg";s:5:"width";i:150;s:6:"height";i:150;s:9:"mime-type";s:10:"image/jpeg";}s:6:"medium";a:4:{s:4:"file";s:26:"noorderlicht-3-300x200.jpg";s:5:"width";i:300;s:6:"height";i:200;s:9:"mime-type";s:10:"image/jpeg";}s:12:"medium_large";a:4:{s:4:"file";s:26:"noorderlicht-3-768x512.jpg";s:5:"width";i:768;s:6:"height";i:512;s:9:"mime-type";s:10:"image/jpeg";}s:5:"large";a:4:{s:4:"file";s:27:"noorderlicht-3-1024x682.jpg";s:5:"width";i:1024;s:6:"height";i:682;s:9:"mime-type";s:10:"image/jpeg";}s:26:"charitize-home-main-slider";a:4:{s:4:"file";s:27:"noorderlicht-3-1366x558.jpg";s:5:"width";i:1366;s:6:"height";i:558;s:9:"mime-type";s:10:"image/jpeg";}s:31:"charitize-home-activities-image";a:4:{s:4:"file";s:26:"noorderlicht-3-340x231.jpg";s:5:"width";i:340;s:6:"height";i:231;s:9:"mime-type";s:10:"image/jpeg";}s:21:"charitize-main-banner";a:4:{s:4:"file";s:27:"noorderlicht-3-1370x550.jpg";s:5:"width";i:1370;s:6:"height";i:550;s:9:"mime-type";s:10:"image/jpeg";}}s:10:"image_meta";a:12:{s:8:"aperture";s:1:"0";s:6:"credit";s:36:"Antoon Tychon (Guillaume Fotography)";s:6:"camera";s:0:"";s:7:"caption";s:0:"";s:17:"created_timestamp";s:1:"0";s:9:"copyright";s:59:"Copyright © 2011-2013 Antoon Tychon (Guillaume Fotography)";s:12:"focal_length";s:1:"0";s:3:"iso";s:1:"0";s:13:"shutter_speed";s:1:"0";s:5:"title";s:0:"";s:11:"orientation";s:1:"0";s:8:"keywords";a:0:{}}}'),</text:p>
      <text:p text:style-name="P1">(188, 82, '_wp_attached_file', '2017/04/noorderlicht-4.jpg'),</text:p>
      <text:p text:style-name="P1">(189, 82, '_wp_attachment_metadata', 'a:5:{s:5:"width";i:1600;s:6:"height";i:1066;s:4:"file";s:26:"2017/04/noorderlicht-4.jpg";s:5:"sizes";a:7:{s:9:"thumbnail";a:4:{s:4:"file";s:26:"noorderlicht-4-150x150.jpg";s:5:"width";i:150;s:6:"height";i:150;s:9:"mime-<text:soft-page-break/>type";s:10:"image/jpeg";}s:6:"medium";a:4:{s:4:"file";s:26:"noorderlicht-4-300x200.jpg";s:5:"width";i:300;s:6:"height";i:200;s:9:"mime-type";s:10:"image/jpeg";}s:12:"medium_large";a:4:{s:4:"file";s:26:"noorderlicht-4-768x512.jpg";s:5:"width";i:768;s:6:"height";i:512;s:9:"mime-type";s:10:"image/jpeg";}s:5:"large";a:4:{s:4:"file";s:27:"noorderlicht-4-1024x682.jpg";s:5:"width";i:1024;s:6:"height";i:682;s:9:"mime-type";s:10:"image/jpeg";}s:26:"charitize-home-main-slider";a:4:{s:4:"file";s:27:"noorderlicht-4-1366x558.jpg";s:5:"width";i:1366;s:6:"height";i:558;s:9:"mime-type";s:10:"image/jpeg";}s:31:"charitize-home-activities-image";a:4:{s:4:"file";s:26:"noorderlicht-4-340x231.jpg";s:5:"width";i:340;s:6:"height";i:231;s:9:"mime-type";s:10:"image/jpeg";}s:21:"charitize-main-banner";a:4:{s:4:"file";s:27:"noorderlicht-4-1370x550.jpg";s:5:"width";i:1370;s:6:"height";i:550;s:9:"mime-type";s:10:"image/jpeg";}}s:10:"image_meta";a:12:{s:8:"aperture";s:1:"0";s:6:"credit";s:36:"Antoon Tychon (Guillaume Fotography)";s:6:"camera";s:0:"";s:7:"caption";s:0:"";s:17:"created_timestamp";s:1:"0";s:9:"copyright";s:59:"Copyright © 2011-2013 Antoon Tychon (Guillaume Fotography)";s:12:"focal_length";s:1:"0";s:3:"iso";s:1:"0";s:13:"shutter_speed";s:1:"0";s:5:"title";s:0:"";s:11:"orientation";s:1:"0";s:8:"keywords";a:0:{}}}'),</text:p>
      <text:p text:style-name="P1">(190, 83, '_wp_attached_file', '2017/04/noorderlicht1.jpg'),</text:p>
      <text:p text:style-name="P1">(191, 83, '_wp_attachment_metadata', 'a:5:{s:5:"width";i:470;s:6:"height";i:313;s:4:"file";s:25:"2017/04/noorderlicht1.jpg";s:5:"sizes";a:3:{s:9:"thumbnail";a:4:{s:4:"file";s:25:"noorderlicht1-150x150.jpg";s:5:"width";i:150;s:6:"height";i:150;s:9:"mime-type";s:10:"image/jpeg";}s:6:"medium";a:4:{s:4:"file";s:25:"noorderlicht1-300x200.jpg";s:5:"width";i:300;s:6:"height";i:200;s:9:"mime-type";s:10:"image/jpeg";}s:31:"charitize-home-activities-image";a:4:{s:4:"file";s:25:"noorderlicht1-340x231.jpg";s:5:"width";i:340;s:6:"height";i:231;s:9:"mime-type";s:10:"image/jpeg";}}s:10:"image_meta";a:12:{s:8:"aperture";s:1:"0";s:6:"credit";s:0:"";s:6:"camera";s:0:"";s:7:"caption";s:0:"";s:17:"created_timestamp";s:1:"0";s:9:"copyright";s:0:"";s:12:"focal_length";s:1:"0";s:3:"iso";s:1:"0";s:13:"shutter_speed";s:1:"0";s:5:"title";s:0:"";s:11:"orientation";s:1:"0";s:8:"keywords";a:0:{}}}'),</text:p>
      <text:p text:style-name="P1">(192, 84, '_wp_attached_file', '2017/04/noorderlicht2.jpg');</text:p>
      <text:p text:style-name="P1">INSERT INTO `wp_postmeta` (`meta_id`, `post_id`, `meta_key`, `meta_value`) VALUES</text:p>
      <text:p text:style-name="P1">(193, 84, '_wp_attachment_metadata', 'a:5:{s:5:"width";i:3775;s:6:"height";i:2978;s:4:"file";s:25:"2017/04/noorderlicht2.jpg";s:5:"sizes";a:7:{s:9:"thumbnail";a:4:{s:4:"file";s:25:"noorderlicht2-150x150.jpg";s:5:"width";i:150;s:6:"height";i:150;s:9:"mime-type";s:10:"image/jpeg";}s:6:"medium";a:4:{s:4:"file";s:25:"noorderlicht2-300x237.jpg";s:5:"width";i:300;s:6:"height";i:237;s:9:"mime-type";s:10:"image/jpeg";}s:12:"medium_large";a:4:{s:4:"file";s:25:"noorderlicht2-768x606.jpg";s:5:"width";i:768;s:6:"height";i:606;s:9:"mime-type";s:10:"image/jpeg";}s:5:"large";a:4:{s:4:"file";s:26:"noorderlicht2-1024x808.jpg";s:5:"width";i:1024;s:6:"height";i:808;s:9:"mime-type";s:10:"image/jpeg";}s:26:"charitize-home-main-slider";a:4:{s:4:"file";s:26:"noorderlicht2-1366x558.jpg";s:5:"width";i:1366;s:6:"height";i:558;s:9:"mime-type";s:10:"image/jpeg";}s:31:"charitize-home-activities-image";a:4:{s:4:"file";s:25:"noorderlicht2-340x231.jpg";s:5:"width";i:340;s:6:"height";i:231;s:9:"mime-type";s:10:"image/jpeg";}s:21:"charitize-main-banner";a:4:{s:4:"file";s:26:"noorderlicht2-1370x550.jpg";s:5:"width";i:1370;s:6:"height";i:550;s:9:"mime-type";s:10:"image/jpeg";}}s:10:"image_meta";a:12:{s:8:"aperture";s:1:"0";s:6:"credit";s:0:"";s:6:"camera";s:0:"";s:7:"caption";s:0:"";s:17:"created_timestamp";s:1:"0";s:9:"copyright";s:0:"";s:12:"focal_length";s:1:"0";s:3:"iso";s:1:"0";s:13:"shutter_sp<text:soft-page-break/>eed";s:1:"0";s:5:"title";s:0:"";s:11:"orientation";s:1:"0";s:8:"keywords";a:0:{}}}'),</text:p>
      <text:p text:style-name="P1">(194, 85, '_wp_attached_file', '2017/04/noorderzon-3.jpg'),</text:p>
      <text:p text:style-name="P1">(195, 85, '_wp_attachment_metadata', 'a:5:{s:5:"width";i:1304;s:6:"height";i:978;s:4:"file";s:24:"2017/04/noorderzon-3.jpg";s:5:"sizes";a:7:{s:9:"thumbnail";a:4:{s:4:"file";s:24:"noorderzon-3-150x150.jpg";s:5:"width";i:150;s:6:"height";i:150;s:9:"mime-type";s:10:"image/jpeg";}s:6:"medium";a:4:{s:4:"file";s:24:"noorderzon-3-300x225.jpg";s:5:"width";i:300;s:6:"height";i:225;s:9:"mime-type";s:10:"image/jpeg";}s:12:"medium_large";a:4:{s:4:"file";s:24:"noorderzon-3-768x576.jpg";s:5:"width";i:768;s:6:"height";i:576;s:9:"mime-type";s:10:"image/jpeg";}s:5:"large";a:4:{s:4:"file";s:25:"noorderzon-3-1024x768.jpg";s:5:"width";i:1024;s:6:"height";i:768;s:9:"mime-type";s:10:"image/jpeg";}s:26:"charitize-home-main-slider";a:4:{s:4:"file";s:25:"noorderzon-3-1304x558.jpg";s:5:"width";i:1304;s:6:"height";i:558;s:9:"mime-type";s:10:"image/jpeg";}s:31:"charitize-home-activities-image";a:4:{s:4:"file";s:24:"noorderzon-3-340x231.jpg";s:5:"width";i:340;s:6:"height";i:231;s:9:"mime-type";s:10:"image/jpeg";}s:21:"charitize-main-banner";a:4:{s:4:"file";s:25:"noorderzon-3-1304x550.jpg";s:5:"width";i:1304;s:6:"height";i:550;s:9:"mime-type";s:10:"image/jpeg";}}s:10:"image_meta";a:12:{s:8:"aperture";s:1:"0";s:6:"credit";s:0:"";s:6:"camera";s:0:"";s:7:"caption";s:0:"";s:17:"created_timestamp";s:1:"0";s:9:"copyright";s:0:"";s:12:"focal_length";s:1:"0";s:3:"iso";s:1:"0";s:13:"shutter_speed";s:1:"0";s:5:"title";s:0:"";s:11:"orientation";s:1:"0";s:8:"keywords";a:0:{}}}'),</text:p>
      <text:p text:style-name="P1">(196, 86, '_wp_attached_file', '2017/04/Vera2.jpg'),</text:p>
      <text:p text:style-name="P1">(197, 86, '_wp_attachment_metadata', 'a:5:{s:5:"width";i:1500;s:6:"height";i:1001;s:4:"file";s:17:"2017/04/Vera2.jpg";s:5:"sizes";a:7:{s:9:"thumbnail";a:4:{s:4:"file";s:17:"Vera2-150x150.jpg";s:5:"width";i:150;s:6:"height";i:150;s:9:"mime-type";s:10:"image/jpeg";}s:6:"medium";a:4:{s:4:"file";s:17:"Vera2-300x200.jpg";s:5:"width";i:300;s:6:"height";i:200;s:9:"mime-type";s:10:"image/jpeg";}s:12:"medium_large";a:4:{s:4:"file";s:17:"Vera2-768x513.jpg";s:5:"width";i:768;s:6:"height";i:513;s:9:"mime-type";s:10:"image/jpeg";}s:5:"large";a:4:{s:4:"file";s:18:"Vera2-1024x683.jpg";s:5:"width";i:1024;s:6:"height";i:683;s:9:"mime-type";s:10:"image/jpeg";}s:26:"charitize-home-main-slider";a:4:{s:4:"file";s:18:"Vera2-1366x558.jpg";s:5:"width";i:1366;s:6:"height";i:558;s:9:"mime-type";s:10:"image/jpeg";}s:31:"charitize-home-activities-image";a:4:{s:4:"file";s:17:"Vera2-340x231.jpg";s:5:"width";i:340;s:6:"height";i:231;s:9:"mime-type";s:10:"image/jpeg";}s:21:"charitize-main-banner";a:4:{s:4:"file";s:18:"Vera2-1370x550.jpg";s:5:"width";i:1370;s:6:"height";i:550;s:9:"mime-type";s:10:"image/jpeg";}}s:10:"image_meta";a:12:{s:8:"aperture";s:1:"0";s:6:"credit";s:0:"";s:6:"camera";s:0:"";s:7:"caption";s:0:"";s:17:"created_timestamp";s:1:"0";s:9:"copyright";s:0:"";s:12:"focal_length";s:1:"0";s:3:"iso";s:1:"0";s:13:"shutter_speed";s:1:"0";s:5:"title";s:0:"";s:11:"orientation";s:1:"0";s:8:"keywords";a:0:{}}}'),</text:p>
      <text:p text:style-name="P1">(198, 87, '_wp_attached_file', '2017/04/vera4.jpg'),</text:p>
      <text:p text:style-name="P1">(199, 87, '_wp_attachment_metadata', 'a:5:{s:5:"width";i:1200;s:6:"height";i:800;s:4:"file";s:17:"2017/04/vera4.jpg";s:5:"sizes";a:7:{s:9:"thumbnail";a:4:{s:4:"file";s:17:"vera4-150x150.jpg";s:5:"width";i:150;s:6:"height";i:150;s:9:"mime-type";s:10:"image/jpeg";}s:6:"medium";a:4:{s:4:"file";s:17:"vera4-300x200.jpg";s:5:"width";i:300;s:6:"height";i:200;s:9:"mime-type";s:10:"image/jpeg";}s:12:"medium_large";a:4:{s:4:"file";s:17:"vera4-768x512.jpg";s:5:"width";i:768;s:6:"height";i:512;s:9:"mime-<text:soft-page-break/>type";s:10:"image/jpeg";}s:5:"large";a:4:{s:4:"file";s:18:"vera4-1024x683.jpg";s:5:"width";i:1024;s:6:"height";i:683;s:9:"mime-type";s:10:"image/jpeg";}s:26:"charitize-home-main-slider";a:4:{s:4:"file";s:18:"vera4-1200x558.jpg";s:5:"width";i:1200;s:6:"height";i:558;s:9:"mime-type";s:10:"image/jpeg";}s:31:"charitize-home-activities-image";a:4:{s:4:"file";s:17:"vera4-340x231.jpg";s:5:"width";i:340;s:6:"height";i:231;s:9:"mime-type";s:10:"image/jpeg";}s:21:"charitize-main-banner";a:4:{s:4:"file";s:18:"vera4-1200x550.jpg";s:5:"width";i:1200;s:6:"height";i:550;s:9:"mime-type";s:10:"image/jpeg";}}s:10:"image_meta";a:12:{s:8:"aperture";s:1:"0";s:6:"credit";s:0:"";s:6:"camera";s:0:"";s:7:"caption";s:0:"";s:17:"created_timestamp";s:1:"0";s:9:"copyright";s:0:"";s:12:"focal_length";s:1:"0";s:3:"iso";s:1:"0";s:13:"shutter_speed";s:1:"0";s:5:"title";s:0:"";s:11:"orientation";s:1:"0";s:8:"keywords";a:0:{}}}'),</text:p>
      <text:p text:style-name="P1">(200, 88, '_wp_attached_file', '2017/04/vera-3.jpg'),</text:p>
      <text:p text:style-name="P1">(201, 88, '_wp_attachment_metadata', 'a:5:{s:5:"width";i:1600;s:6:"height";i:1067;s:4:"file";s:18:"2017/04/vera-3.jpg";s:5:"sizes";a:7:{s:9:"thumbnail";a:4:{s:4:"file";s:18:"vera-3-150x150.jpg";s:5:"width";i:150;s:6:"height";i:150;s:9:"mime-type";s:10:"image/jpeg";}s:6:"medium";a:4:{s:4:"file";s:18:"vera-3-300x200.jpg";s:5:"width";i:300;s:6:"height";i:200;s:9:"mime-type";s:10:"image/jpeg";}s:12:"medium_large";a:4:{s:4:"file";s:18:"vera-3-768x512.jpg";s:5:"width";i:768;s:6:"height";i:512;s:9:"mime-type";s:10:"image/jpeg";}s:5:"large";a:4:{s:4:"file";s:19:"vera-3-1024x683.jpg";s:5:"width";i:1024;s:6:"height";i:683;s:9:"mime-type";s:10:"image/jpeg";}s:26:"charitize-home-main-slider";a:4:{s:4:"file";s:19:"vera-3-1366x558.jpg";s:5:"width";i:1366;s:6:"height";i:558;s:9:"mime-type";s:10:"image/jpeg";}s:31:"charitize-home-activities-image";a:4:{s:4:"file";s:18:"vera-3-340x231.jpg";s:5:"width";i:340;s:6:"height";i:231;s:9:"mime-type";s:10:"image/jpeg";}s:21:"charitize-main-banner";a:4:{s:4:"file";s:19:"vera-3-1370x550.jpg";s:5:"width";i:1370;s:6:"height";i:550;s:9:"mime-type";s:10:"image/jpeg";}}s:10:"image_meta";a:12:{s:8:"aperture";s:1:"0";s:6:"credit";s:0:"";s:6:"camera";s:0:"";s:7:"caption";s:0:"";s:17:"created_timestamp";s:1:"0";s:9:"copyright";s:0:"";s:12:"focal_length";s:1:"0";s:3:"iso";s:1:"0";s:13:"shutter_speed";s:1:"0";s:5:"title";s:0:"";s:11:"orientation";s:1:"0";s:8:"keywords";a:0:{}}}'),</text:p>
      <text:p text:style-name="P1">(202, 90, '_wp_trash_meta_status', 'publish'),</text:p>
      <text:p text:style-name="P1">(203, 90, '_wp_trash_meta_time', '1493634248'),</text:p>
      <text:p text:style-name="P1">(204, 92, '_wp_trash_meta_status', 'publish'),</text:p>
      <text:p text:style-name="P1">(205, 92, '_wp_trash_meta_time', '1493643439'),</text:p>
      <text:p text:style-name="P1">(206, 93, '_wp_trash_meta_status', 'publish'),</text:p>
      <text:p text:style-name="P1">(207, 93, '_wp_trash_meta_time', '1493643514'),</text:p>
      <text:p text:style-name="P1">(208, 94, '_wp_trash_meta_status', 'publish'),</text:p>
      <text:p text:style-name="P1">(209, 94, '_wp_trash_meta_time', '1493643939'),</text:p>
      <text:p text:style-name="P1">(210, 14, '_thumbnail_id', '70'),</text:p>
      <text:p text:style-name="P1">(211, 58, '_thumbnail_id', '71'),</text:p>
      <text:p text:style-name="P1">(212, 16, '_thumbnail_id', '62'),</text:p>
      <text:p text:style-name="P1">(213, 12, '_thumbnail_id', '75'),</text:p>
      <text:p text:style-name="P1">(214, 22, '_thumbnail_id', '87'),</text:p>
      <text:p text:style-name="P1">(215, 20, '_thumbnail_id', '67'),</text:p>
      <text:p text:style-name="P1">(216, 18, '_thumbnail_id', '76'),</text:p>
      <text:p text:style-name="P1">(217, 6, '_thumbnail_id', '83'),</text:p>
      <text:p text:style-name="P1">(218, 8, '_thumbnail_id', '61'),</text:p>
      <text:p text:style-name="P1">(219, 97, '_wp_trash_meta_status', 'publish'),</text:p>
      <text:p text:style-name="P1">(220, 97, '_wp_trash_meta_time', '1493644430'),</text:p>
      <text:p text:style-name="P1"><text:soft-page-break/>(221, 107, '_wp_trash_meta_status', 'publish'),</text:p>
      <text:p text:style-name="P1">(222, 107, '_wp_trash_meta_time', '1493818071'),</text:p>
      <text:p text:style-name="P1">(223, 108, '_wp_trash_meta_status', 'publish'),</text:p>
      <text:p text:style-name="P1">(224, 108, '_wp_trash_meta_time', '1493818138');</text:p>
      <text:p text:style-name="P1"/>
      <text:p text:style-name="P1">-- --------------------------------------------------------</text:p>
      <text:p text:style-name="P1"/>
      <text:p text:style-name="P1">--</text:p>
      <text:p text:style-name="P1">-- Table structure for table `wp_posts`</text:p>
      <text:p text:style-name="P1">--</text:p>
      <text:p text:style-name="P1"/>
      <text:p text:style-name="P1">CREATE TABLE `wp_posts` (</text:p>
      <text:p text:style-name="P1"><text:s text:c="2"/>`ID` bigint(20) unsigned NOT NULL,</text:p>
      <text:p text:style-name="P1"><text:s text:c="2"/>`post_author` bigint(20) unsigned NOT NULL DEFAULT '0',</text:p>
      <text:p text:style-name="P1"><text:s text:c="2"/>`post_date` datetime NOT NULL DEFAULT '0000-00-00 00:00:00',</text:p>
      <text:p text:style-name="P1"><text:s text:c="2"/>`post_date_gmt` datetime NOT NULL DEFAULT '0000-00-00 00:00:00',</text:p>
      <text:p text:style-name="P1"><text:s text:c="2"/>`post_content` longtext COLLATE utf8mb4_unicode_ci NOT NULL,</text:p>
      <text:p text:style-name="P1"><text:s text:c="2"/>`post_title` text COLLATE utf8mb4_unicode_ci NOT NULL,</text:p>
      <text:p text:style-name="P1"><text:s text:c="2"/>`post_excerpt` text COLLATE utf8mb4_unicode_ci NOT NULL,</text:p>
      <text:p text:style-name="P1"><text:s text:c="2"/>`post_status` varchar(20) COLLATE utf8mb4_unicode_ci NOT NULL DEFAULT 'publish',</text:p>
      <text:p text:style-name="P1"><text:s text:c="2"/>`comment_status` varchar(20) COLLATE utf8mb4_unicode_ci NOT NULL DEFAULT 'open',</text:p>
      <text:p text:style-name="P1"><text:s text:c="2"/>`ping_status` varchar(20) COLLATE utf8mb4_unicode_ci NOT NULL DEFAULT 'open',</text:p>
      <text:p text:style-name="P1"><text:s text:c="2"/>`post_password` varchar(255) COLLATE utf8mb4_unicode_ci NOT NULL DEFAULT '',</text:p>
      <text:p text:style-name="P1"><text:s text:c="2"/>`post_name` varchar(200) COLLATE utf8mb4_unicode_ci NOT NULL DEFAULT '',</text:p>
      <text:p text:style-name="P1"><text:s text:c="2"/>`to_ping` text COLLATE utf8mb4_unicode_ci NOT NULL,</text:p>
      <text:p text:style-name="P1"><text:s text:c="2"/>`pinged` text COLLATE utf8mb4_unicode_ci NOT NULL,</text:p>
      <text:p text:style-name="P1"><text:s text:c="2"/>`post_modified` datetime NOT NULL DEFAULT '0000-00-00 00:00:00',</text:p>
      <text:p text:style-name="P1"><text:s text:c="2"/>`post_modified_gmt` datetime NOT NULL DEFAULT '0000-00-00 00:00:00',</text:p>
      <text:p text:style-name="P1"><text:s text:c="2"/>`post_content_filtered` longtext COLLATE utf8mb4_unicode_ci NOT NULL,</text:p>
      <text:p text:style-name="P1"><text:s text:c="2"/>`post_parent` bigint(20) unsigned NOT NULL DEFAULT '0',</text:p>
      <text:p text:style-name="P1"><text:s text:c="2"/>`guid` varchar(255) COLLATE utf8mb4_unicode_ci NOT NULL DEFAULT '',</text:p>
      <text:p text:style-name="P1"><text:s text:c="2"/>`menu_order` int(11) NOT NULL DEFAULT '0',</text:p>
      <text:p text:style-name="P1"><text:s text:c="2"/>`post_type` varchar(20) COLLATE utf8mb4_unicode_ci NOT NULL DEFAULT 'post',</text:p>
      <text:p text:style-name="P1"><text:s text:c="2"/>`post_mime_type` varchar(100) COLLATE utf8mb4_unicode_ci NOT NULL DEFAULT '',</text:p>
      <text:p text:style-name="P1"><text:s text:c="2"/>`comment_count` bigint(20) NOT NULL DEFAULT '0'</text:p>
      <text:p text:style-name="P1">) ENGINE=InnoDB AUTO_INCREMENT=109 DEFAULT CHARSET=utf8mb4 COLLATE=utf8mb4_unicode_ci;</text:p>
      <text:p text:style-name="P1"/>
      <text:p text:style-name="P1">--</text:p>
      <text:p text:style-name="P1">-- Dumping data for table `wp_posts`</text:p>
      <text:p text:style-name="P1">--</text:p>
      <text:p text:style-name="P1"/>
      <text:p text:style-name="P1">INSERT INTO `wp_posts` (`ID`, `post_author`, `post_date`, `post_date_gmt`, `post_content`, `post_title`, `post_excerpt`, `post_status`, `comment_status`, `ping_status`, `post_password`, `post_name`, `to_ping`, `pinged`, `post_modified`, `post_modified_gmt`, `post_content_filtered`, `post_parent`, `guid`, `menu_order`, `post_type`, `post_mime_type`, `comment_count`) VALUES</text:p>
      <text:p text:style-name="P1">(1, 1, '2017-04-26 20:24:10', '2017-04-26 20:24:10', 'Welcome to WordPress. This is your first post. Edit or delete it, then start writing!', 'Hello world!', '', 'publish', 'open', 'open', '', 'hello-world', '', '', '2017-04-26 20:24:10', '2017-04-26 20:24:10', '', 0, 'http://localhost:8888/wordpress/?p=1', 0, 'post', '', 1),</text:p>
      <text:p text:style-name="P1">(2, 1, '2017-04-26 20:24:10', '2017-04-26 20:24:10', 'This is an example page. It''s different from a blog post because it will stay in one place and will show up in your site navigation (in most <text:soft-page-break/>themes). Most people start with an About page that introduces them to potential site visitors. It might say something like this:\n\n&lt;blockquote&gt;Hi there! I''m a bike messenger by day, aspiring actor by night, and this is my website. I live in Los Angeles, have a great dog named Jack, and I like pi&amp;#241;a coladas. (And gettin'' caught in the rain.)&lt;/blockquote&gt;\n\n...or something like this:\n\n&lt;blockquote&gt;The XYZ Doohickey Company was founded in 1971, and has been providing quality doohickeys to the public ever since. Located in Gotham City, XYZ employs over 2,000 people and does all kinds of awesome things for the Gotham community.&lt;/blockquote&gt;\n\nAs a new WordPress user, you should go to &lt;a href="http://localhost:8888/wordpress/wp-admin/"&gt;your dashboard&lt;/a&gt; to delete this page and create new pages for your content. Have fun!', 'Sample Page', '', 'publish', 'closed', 'open', '', 'sample-page', '', '', '2017-04-26 20:24:10', '2017-04-26 20:24:10', '', 0, 'http://localhost:8888/wordpress/?page_id=2', 0, 'page', '', 0),</text:p>
      <text:p text:style-name="P1">(3, 1, '2017-04-26 20:24:42', '0000-00-00 00:00:00', '', 'Auto Draft', '', 'auto-draft', 'open', 'open', '', '', '', '', '2017-04-26 20:24:42', '0000-00-00 00:00:00', '', 0, 'http://localhost:8888/wordpress/?p=3', 0, 'post', '', 0),</text:p>
      <text:p text:style-name="P1">(5, 1, '2017-04-28 05:58:01', '2017-04-28 05:58:01', '{\n <text:s text:c="3"/>"show_on_front": {\n <text:s text:c="7"/>"value": "page",\n <text:s text:c="7"/>"type": "option",\n <text:s text:c="7"/>"user_id": 1\n <text:s text:c="3"/>},\n <text:s text:c="3"/>"page_on_front": {\n <text:s text:c="7"/>"value": "2",\n <text:s text:c="7"/>"type": "option",\n <text:s text:c="7"/>"user_id": 1\n <text:s text:c="3"/>}\n}', '', '', 'trash', 'closed', 'closed', '', '05d2aea1-0b22-4068-919a-66b9ad47e4f5', '', '', '2017-04-28 05:58:01', '2017-04-28 05:58:01', '', 0, 'http://localhost:8888/wordpress/?p=5', 0, 'customize_changeset', '', 0),</text:p>
      <text:p text:style-name="P1">(6, 1, '2017-04-30 15:27:43', '2017-04-30 15:27:43', '&lt;p style="text-align: left;"&gt;Motor achter cultureel Noord Nederland&lt;/p&gt;\r\n&amp;nbsp;\r\n&lt;h3&gt;Beleef. Verras. Draag bij.&lt;/h3&gt;\r\n&amp;nbsp;\r\n\r\nIn het noorden hebben wij een divers en mooi cultuuraanbod: van theater en muziek tot dansvoorstellingen. Schurend, prikkelend, met diepgang of vol entertainment: cultuur heeft het allemaal. Cultuur Pakt Noord neemt je mee in deze wereld en verrast je zes keer per jaar met een bijzonder kijkje in de keuken van deze cultuurmakers. Zo zijn we al bij de generale repetitie van Happiness van Club Guy &amp;amp; Roni geweest, waar zakelijk leider Harmen de voorstelling toelichtte. Of dan sluip je door de bijzondere gangen van het Grand Theatre en zie je de prachtige voorstelling Hope She Was Worth It van Jonge Harten. Na afloop gingen we in gesprek met de maakster en regisseur, waardoor je in het maakproces wordt betrokken.\r\n\r\n&amp;nbsp;\r\n\r\nWij bieden bijzondere kijkjes achter de schermen. Samen met filter Groningen laten we zien welke voorstellingen er nog meer in Groningen plaatsvinden in de cultuuragenda. Je bijdrage (€ 50,00) aan Cultuur Pakt Noord gaat voor 100% naar alle Cultuurmakers toe en blijft er niets aan de strijkstok hangen. Samen zijn we hierin opgetrokken en maken we dit initiatief met hulp van Gemeente en provincie Groningen mogelijk.\r\n\r\n&amp;nbsp;\r\n\r\n&lt;img class="alignnone wp-image-47" src="http://localhost:8888/wordpress/wp-content/uploads/2017/04/logo-NNT-300x160.png" alt="" width="130" height="69" /&gt; &lt;img class="alignnone wp-image-49" src="http://localhost:8888/wordpress/wp-content/uploads/2017/04/logo-noorderzon-300x210.jpg" alt="" width="198" height="139" /&gt; &lt;img class="alignnone wp-image-50" src="http://localhost:8888/wordpress/wp-content/uploads/2017/04/Logo-VERA-300x300.png" alt="" width="130" height="130" /&gt; &lt;img class="alignnone <text:s/>wp-image-55" src="http://localhost:8888/wordpress/wp-content/uploads/2017/04/Logo-Grand-Theatrebg-300x112.png" alt="" width="184" height="69" /&gt; &lt;img class="alignnone wp-image-48" src="http://localhost:8888/wordpress/wp-content/uploads/2017/04/logo-Noorderlicht-300x300.jpg" alt="" width="87" height="87" /&gt; &lt;img class="alignnone <text:s/>wp-image-42" src="http://localhost:8888/wordpress/wp-content/uploads/2017/04/logo-de-noorderlingen-300x69.jpg" alt="" width="296" height="68" /&gt; &lt;img class="alignnone wp-image-45" src="http://localhost:8888/wordpress/wp-content/uploads/2017/04/logo-Guy-Roni-300x134.png" alt="" width="155" height="69" /&gt; &lt;img class="alignnone wp-image-46" src="http://localhost:8888/wordpress/wp-content/uploads/2017/04/Logo-Jonge-Harten-300x274.jpg" alt="" width="96" height="88" /&gt; &lt;img class="alignnone wp-image-41" src="http://localhost:8888/wordpress/wp-content/uploads/2017/04/Logo-Beeldlijn-300x147.jpg" <text:soft-page-break/>alt="" width="225" height="110" /&gt;', 'Over ons', '', 'publish', 'closed', 'closed', '', 'over-ons', '', '', '2017-05-02 09:39:16', '2017-05-02 09:39:16', '', 0, 'http://localhost:8888/wordpress/?page_id=6', 0, 'page', '', 0),</text:p>
      <text:p text:style-name="P1">(7, 1, '2017-04-30 15:27:43', '2017-04-30 15:27:43', 'Motor achter cultureel Noord Nederland\r\n\r\n&amp;nbsp;\r\n&lt;h3&gt;Beleef. Verras. Draag bij.&lt;/h3&gt;\r\n&amp;nbsp;\r\n\r\nIn het noorden hebben wij een divers en mooi cultuuraanbod: van theater en muziek tot dansvoorstellingen. Schurend, prikkelend, met diepgang of vol entertainment: cultuur heeft het allemaal. Cultuur Pakt Noord neemt je mee in deze wereld en verrast je zes keer per jaar met een bijzonder kijkje in de keuken van deze cultuurmakers. Zo zijn we al bij de generale repetitie van Happiness van Club Guy &amp;amp; Roni geweest, waar zakelijk leider Harmen de voorstelling toelichtte. Of dan sluip je door de bijzondere gangen van het Grand Theatre en zie je de prachtige voorstelling Hope She Was Worth It van Jonge Harten. Na afloop gingen we in gesprek met de maakster en regisseur, waardoor je in het maakproces wordt betrokken.\r\n\r\n&amp;nbsp;\r\n\r\nWij bieden bijzondere kijkjes achter de schermen. Samen met filter Groningen laten we zien welke voorstellingen er nog meer in Groningen plaatsvinden in de cultuuragenda. Je bijdrage (€ 50,00) aan Cultuur Pakt Noord gaat voor 100% naar alle Cultuurmakers toe en blijft er niets aan de strijkstok hangen. Samen zijn we hierin opgetrokken en maken we dit initiatief met hulp van Gemeente en provincie Groningen mogelijk.', 'Over ons', '', 'inherit', 'closed', 'closed', '', '6-revision-v1', '', '', '2017-04-30 15:27:43', '2017-04-30 15:27:43', '', 6, 'http://localhost:8888/wordpress/index.php/2017/04/30/6-revision-v1/', 0, 'revision', '', 0),</text:p>
      <text:p text:style-name="P1">(8, 1, '2017-04-30 15:28:43', '2017-04-30 15:28:43', '&lt;h3&gt;&lt;strong&gt; I love Cultuur!&lt;/strong&gt;&lt;/h3&gt;\r\n&amp;nbsp;\r\n\r\nVoor slechts € 5,00 per maand krijg je exclusieve kijkjes achter de schermen en ontdek je wat cultureel Groningen te bieden heeft.\r\n\r\n&amp;nbsp;\r\n\r\nWij bieden jou:\r\n\r\n&amp;nbsp;\r\n\r\n-       6x per jaar een expeditie achter de schermen\r\n\r\n-       Een gecureerde agenda met de do and don’ts\r\n\r\n-       Kortingen op leuke voorstellingen\r\n\r\n&amp;nbsp;\r\n\r\n&lt;em&gt;&lt;strong&gt;Met jouw bijdrage ondersteunen wij cultureel Groningen en maken we bijzondere voorstellingen mogelijk!&lt;/strong&gt;&lt;/em&gt;\r\n\r\n&amp;nbsp;', 'Wat krijgt de donateur?', '', 'publish', 'closed', 'closed', '', '8-2', '', '', '2017-05-02 08:59:17', '2017-05-02 08:59:17', '', 0, 'http://localhost:8888/wordpress/?page_id=8', 0, 'page', '', 0),</text:p>
      <text:p text:style-name="P1">(9, 1, '2017-04-30 15:28:43', '2017-04-30 15:28:43', '&lt;strong&gt;Laat je verrassen door cultuur! We nemen je mee in de krochten, hoekjes en gaten van panden en laten je zien welke bijzondere cultuur daar te vinden is.&lt;/strong&gt;\r\n\r\n&amp;nbsp;\r\n\r\n12 mei Mr and Mississippi\r\n\r\n&amp;nbsp;\r\n\r\nOp 12 mei neemt Cultuur Pakt Noord een kijkje in de keuken van Vera. Van gereformeerde studentenvereniging naar underground poppodium kent één van de oudste woonhuizen in Groningen een bewogen geschiedenis. In de jaren zeventig is het poppodium ontstaan. Vera programmeert vooruitstrevend en biedt bekende en onbekende bands uit binnen- en buitenland een podium. Van grote band als U2 en Pearl Jam wist VERA het talent al vroeg te (h)erkennen.\r\n\r\n&amp;nbsp;\r\n\r\nOp 12 mei treden Mister and Mississippi op. Deze Nederlandse folkband had een knallend debuutalbum waarvoor ze ook de 3FM Award voor Beste Nieuwkomer hebben gewonnen. Na hun tweede en kritisch ontvangen twee album heeft Mister and Mississippi zich herpakt en een derde en nieuw album uitgebracht. Met sterke songstructuren en veel aandacht voor arrangement en productie kan dit album tot de verrassingen van 2017 gaan behoren.\r\n\r\n&amp;nbsp;\r\n\r\n&lt;strong&gt;Het programma is als volgt:&lt;/strong&gt;\r\n\r\n19:15 uur ontvangst in de Kemenade (eerste verdieping)\r\n\r\n19:30 uur Rondleiding VERA, meet &amp;amp; greet met Olaf Veenstra, nieuwe directeur van VERA\r\n\r\n20:30  Optreden Mister and Mississippi (optioneel)\r\n\r\n&amp;nbsp;\r\n\r\nWe hopen jou er te zien en we maken er een bijzondere belevenis van. Tot dan!\r\n\r\n&amp;nbsp;\r\n\r\n&lt;em&gt;&lt;strong&gt;Laat je verrassen en meld je aan!&lt;/strong&gt;&lt;/em&gt;', '', '', 'inherit', 'closed', 'closed', '', '8-revision-v1', '', '', '2017-04-30 15:28:43', '2017-04-30 15:28:43', '', 8, 'http://localhost:8888/wordpress/index.php/2017/04/30/8-revision-v1/', 0, 'revision', '', 0),</text:p>
      <text:p text:style-name="P1">(10, 1, '2017-05-02 08:05:38', '2017-05-02 08:05:38', '&amp;nbsp;\n\nI love Cultuur! Voor slechts € 5,00 per maand krijg je exclusieve kijkjes achter de schermen en ontdek je wat cultureel Groningen te bieden heeft.\n\n&amp;nbsp;\n\nWij bieden jou:\n\n&amp;nbsp;\n\n-       6x per jaar een expeditie achter de <text:soft-page-break/>schermen\n\n-       Een gecureerde agenda met de do and don’ts\n\n-       Kortingen op leuke voorstellingen\n\n&amp;nbsp;\n\nMet jouw bijdrage ondersteunen wij cultureel Groningen en maken we bijzondere voorstellingen mogelijk!\n\n&amp;nbsp;\n\nBedrijven\n\n&amp;nbsp;\n\nHet Noorden is een bedrijvige regio en dit is mede te danken aan de cultuur. Of je nu maatschappelijk verantwoord wilt ondernemen of je wilt met je medewerkers unieke dingen beleven: via Cultuur Pakt Noord kan het.\n\n&amp;nbsp;\n\nZo kunnen wij een strippenkaart aanbieden of een cadeaubon waarbij uw medewerkers verrast worden door de Groninse cultuur. Er zijn tal van mogelijkheden en het mooiste is dat u ook nog eens gebruik kan maken van belasting voordeel.\n\n&amp;nbsp;\n\nMet de Geefwet kunt u een groot bedrag van de belasting aftrekken.\n\n&amp;nbsp;\n\nHoe werkt het?\n\n&amp;nbsp;\n\nVoor ondernemingen die over de winst vennootschapsbelasting verschuldigd zijn, zijn giften aftrekbaar tot 50% van de winst, met een maximum van € 100.000. Ook voor ondernemingen mag de aftrek worden verhoogd, in dit geval zelfs met 50% (!) van het bedrag van de gift, tot een maximale verhoging van € 2.500.\n\n&amp;nbsp;\n\nVoorbeeld\n\n&amp;nbsp;\n\nStel uw bedrijf doet een gift van € 5.000. Bij een vennootschapsbelastingtarief van 25% bedraagt de teruggave € 1.250 + de extra aftrek van (in dit voorbeeld) € 625 (25% van € 2.500***). Tezamen bedraagt de fiscale teruggave dan € 1.875. Het bedrijf betaalt dan van de oorspronkelijke gift van € 5.000 slechts € 3.125 zelf.\n\n&amp;nbsp;\n\n* De gift van € 1.000 wordt verhoogd met 25%, oftewel 250\n\n&amp;nbsp;\n\n** De gift van € 5.000 wordt verhoogd met 50%, oftewel € 2.500', 'Wat krijgt de donateur?', '', 'inherit', 'closed', 'closed', '', '8-autosave-v1', '', '', '2017-05-02 08:05:38', '2017-05-02 08:05:38', '', 8, 'http://localhost:8888/wordpress/index.php/2017/04/30/8-autosave-v1/', 0, 'revision', '', 0),</text:p>
      <text:p text:style-name="P1">(11, 1, '2017-04-30 15:29:56', '2017-04-30 15:29:56', '&lt;strong&gt;Laat je verrassen door cultuur! We nemen je mee in de krochten, hoekjes en gaten van panden en laten je zien welke bijzondere cultuur daar te vinden is.&lt;/strong&gt;\r\n\r\n&amp;nbsp;\r\n\r\n12 mei Mr and Mississippi\r\n\r\n&amp;nbsp;\r\n\r\nOp 12 mei neemt Cultuur Pakt Noord een kijkje in de keuken van Vera. Van gereformeerde studentenvereniging naar underground poppodium kent één van de oudste woonhuizen in Groningen een bewogen geschiedenis. In de jaren zeventig is het poppodium ontstaan. Vera programmeert vooruitstrevend en biedt bekende en onbekende bands uit binnen- en buitenland een podium. Van grote band als U2 en Pearl Jam wist VERA het talent al vroeg te (h)erkennen.\r\n\r\n&amp;nbsp;\r\n\r\nOp 12 mei treden Mister and Mississippi op. Deze Nederlandse folkband had een knallend debuutalbum waarvoor ze ook de 3FM Award voor Beste Nieuwkomer hebben gewonnen. Na hun tweede en kritisch ontvangen twee album heeft Mister and Mississippi zich herpakt en een derde en nieuw album uitgebracht. Met sterke songstructuren en veel aandacht voor arrangement en productie kan dit album tot de verrassingen van 2017 gaan behoren.\r\n\r\n&amp;nbsp;\r\n\r\n&lt;strong&gt;Het programma is als volgt:&lt;/strong&gt;\r\n\r\n19:15 uur ontvangst in de Kemenade (eerste verdieping)\r\n\r\n19:30 uur Rondleiding VERA, meet &amp;amp; greet met Olaf Veenstra, nieuwe directeur van VERA\r\n\r\n20:30  Optreden Mister and Mississippi (optioneel)\r\n\r\n&amp;nbsp;\r\n\r\nWe hopen jou er te zien en we maken er een bijzondere belevenis van. Tot dan!\r\n\r\n&amp;nbsp;\r\n\r\n&lt;em&gt;&lt;strong&gt;Laat je verrassen en meld je aan!&lt;/strong&gt;&lt;/em&gt;', 'Wat krijgt de donateur?', '', 'inherit', 'closed', 'closed', '', '8-revision-v1', '', '', '2017-04-30 15:29:56', '2017-04-30 15:29:56', '', 8, 'http://localhost:8888/wordpress/index.php/2017/04/30/8-revision-v1/', 0, 'revision', '', 0),</text:p>
      <text:p text:style-name="P1">(12, 1, '2017-04-30 15:30:47', '2017-04-30 15:30:47', '&lt;strong&gt;ANBI&lt;/strong&gt;&lt;strong&gt; Cultuur Pakt Noord&lt;/strong&gt;\r\n\r\n&lt;strong&gt;Adres&lt;/strong&gt;\r\n\r\nPostbus 780\r\n9700 AT Groningen\r\n\r\n&amp;nbsp;\r\n\r\nIn het Noorden hebben we een mooi cultuuraanbod en dat willen we graag zo houden. Geef je om cultuur, geef dan aan cultuur. Via &lt;a href="http://www.cultuurpaktnoord.nl/" data-saferedirecturl="https://www.google.com/url?hl=nl&amp;amp;q=http://www.cultuurpaktnoord.nl/&amp;amp;source=gmail&amp;amp;ust=1493652270631000&amp;amp;usg=AFQjCNF2CYpWiLfqajs6JtlClmKB7RZh4Q"&gt;Cultuur Pakt Noord&lt;/a&gt;, waarin het Groninger Forum samenwerkt met stichting Beeldlijn, De Noorderlingen, Noorderzon, NNT, Guy &amp;amp; Roni, Noorderlicht, Vera, Grand Theatre Groningen en het Jonge Harten Festival kun je een of alle deelnemende instellingen een gift geven.\r\n\r\nDe Geefwet maakt dat heel aantrekkelijk: <text:soft-page-break/>geef je periodiek voor een periode van vijf jaar dan kun je tot 65% van je gift via de belastingdienst terugkrijgen.', 'ANBI', '', 'publish', 'closed', 'closed', '', 'anbi', '', '', '2017-05-03 09:04:41', '2017-05-03 09:04:41', '', 0, 'http://localhost:8888/wordpress/?page_id=12', 0, 'page', '', 0),</text:p>
      <text:p text:style-name="P1">(13, 1, '2017-04-30 15:30:47', '2017-04-30 15:30:47', '&lt;strong&gt;ANBI&lt;/strong&gt;&lt;strong&gt; Cultuur Pakt Noord&lt;/strong&gt;\r\n\r\n&lt;strong&gt;Adres&lt;/strong&gt;\r\nPostbus 780\r\n9700 AT Groningen\r\nIn het Noorden hebben we een mooi cultuuraanbod en dat willen we graag zo houden. Geef je om cultuur, geef dan aan cultuur. Via &lt;a href="http://www.cultuurpaktnoord.nl/" data-saferedirecturl="https://www.google.com/url?hl=nl&amp;amp;q=http://www.cultuurpaktnoord.nl/&amp;amp;source=gmail&amp;amp;ust=1493652270631000&amp;amp;usg=AFQjCNF2CYpWiLfqajs6JtlClmKB7RZh4Q"&gt;Cultuur Pakt Noord&lt;/a&gt;, waarin het Groninger Forum samenwerkt met stichting Beeldlijn, De Noorderlingen, Noorderzon, NNT, Guy &amp;amp; Roni, Noorderlicht, Vera, Grand Theatre Groningen en het Jonge Harten Festival kun je een of alle deelnemende instellingen een gift geven. De Geefwet maakt dat heel aantrekkelijk: geef je periodiek voor een periode van vijf jaar dan kun je tot 65% van je gift via de belastingdienst terugkrijgen.', 'ANBI', '', 'inherit', 'closed', 'closed', '', '12-revision-v1', '', '', '2017-04-30 15:30:47', '2017-04-30 15:30:47', '', 12, 'http://localhost:8888/wordpress/index.php/2017/04/30/12-revision-v1/', 0, 'revision', '', 0),</text:p>
      <text:p text:style-name="P1">(14, 1, '2017-04-30 15:31:54', '2017-04-30 15:31:54', '&lt;strong&gt;We zijn in de media geweest en misschien kunnen we daarnaar verwijzen:&lt;/strong&gt;\r\n\r\n&amp;nbsp;\r\n\r\n&lt;a href="http://www.sikkom.nl/cultuur-pakt-noord-gelanceerd/" target="_blank" rel="noopener noreferrer" data-saferedirecturl="https://www.google.com/url?hl=nl&amp;amp;q=http://www.sikkom.nl/cultuur-pakt-noord-gelanceerd/&amp;amp;source=gmail&amp;amp;ust=1493652270462000&amp;amp;usg=AFQjCNEEibQiQiFZQd-2UQC8Aicwy7mWuw"&gt;Sikkom&lt;/a&gt;\r\n\r\n&lt;a href="http://www.gezinsbode.nl/cookies/?ref=http%3A%2F%2Fwww.gezinsbode.nl%2Fnieuws%2F64557%2Fcultuur-pakt-noord-nieuwe-vorm-van-cultureel-ondernemerschap%2F" target="_blank" rel="noopener noreferrer" data-saferedirecturl="https://www.google.com/url?hl=nl&amp;amp;q=http://www.gezinsbode.nl/cookies/?ref%3Dhttp%253A%252F%252Fwww.gezinsbode.nl%252Fnieuws%252F64557%252Fcultuur-pakt-noord-nieuwe-vorm-van-cultureel-ondernemerschap%252F&amp;amp;source=gmail&amp;amp;ust=1493652270463000&amp;amp;usg=AFQjCNGwysVWf1tDnn-Fy8nrk7CfnN2KdA"&gt;Gezinsbode&lt;/a&gt;\r\n\r\n&amp;nbsp;\r\n\r\nHier staan ook nieuwsberichten die overgenomen kunnen worden muv culturele expeditie jonge harten en staande ovatie voor club guy &amp;amp; roni.', 'Nieuws', '', 'publish', 'closed', 'closed', '', 'nieuws', '', '', '2017-05-02 09:42:32', '2017-05-02 09:42:32', '', 0, 'http://localhost:8888/wordpress/?page_id=14', 0, 'page', '', 0),</text:p>
      <text:p text:style-name="P1">(15, 1, '2017-04-30 15:31:54', '2017-04-30 15:31:54', '&lt;strong&gt;We zijn in de media geweest en misschien kunnen we daarnaar verwijzen:&lt;/strong&gt;\r\n\r\n&amp;nbsp;\r\n\r\n&lt;a href="http://www.sikkom.nl/cultuur-pakt-noord-gelanceerd/" data-saferedirecturl="https://www.google.com/url?hl=nl&amp;amp;q=http://www.sikkom.nl/cultuur-pakt-noord-gelanceerd/&amp;amp;source=gmail&amp;amp;ust=1493652270462000&amp;amp;usg=AFQjCNEEibQiQiFZQd-2UQC8Aicwy7mWuw"&gt;http://www.sikkom.nl/cultuur-pakt-noord-gelanceerd/&lt;/a&gt;\r\n\r\n&lt;a href="http://www.gezinsbode.nl/cookies/?ref=http%3A%2F%2Fwww.gezinsbode.nl%2Fnieuws%2F64557%2Fcultuur-pakt-noord-nieuwe-vorm-van-cultureel-ondernemerschap%2F" data-saferedirecturl="https://www.google.com/url?hl=nl&amp;amp;q=http://www.gezinsbode.nl/cookies/?ref%3Dhttp%253A%252F%252Fwww.gezinsbode.nl%252Fnieuws%252F64557%252Fcultuur-pakt-noord-nieuwe-vorm-van-cultureel-ondernemerschap%252F&amp;amp;source=gmail&amp;amp;ust=1493652270463000&amp;amp;usg=AFQjCNGwysVWf1tDnn-Fy8nrk7CfnN2KdA"&gt;http://www.gezinsbode.nl/cookies/?ref=http%3A%2F%2Fwww.gezinsbode.nl%2Fnieuws%2F64557%2Fcultuur-pakt-noord-nieuwe-vorm-van-cultureel-ondernemerschap%2F&lt;/a&gt;\r\n\r\n&amp;nbsp;\r\n\r\n&lt;a href="http://www.cultuurpaktnoord.nl/nieuws" data-saferedirecturl="https://www.google.com/url?hl=nl&amp;amp;q=http://www.cultuurpaktnoord.nl/nieuws&amp;amp;source=gmail&amp;amp;ust=14936522704<text:soft-page-break/>63000&amp;amp;usg=AFQjCNFSb00pVn1AqUrCOKaUS3dCGAIFxw"&gt;http://www.cultuurpaktnoord.nl/nieuws&lt;/a&gt;\r\n\r\n&amp;nbsp;\r\n\r\nHier staan ook nieuwsberichten die overgenomen kunnen worden muv culturele expeditie jonge harten en staande ovatie voor club guy &amp;amp; roni.', 'Nieuws', '', 'inherit', 'closed', 'closed', '', '14-revision-v1', '', '', '2017-04-30 15:31:54', '2017-04-30 15:31:54', '', 14, 'http://localhost:8888/wordpress/index.php/2017/04/30/14-revision-v1/', 0, 'revision', '', 0),</text:p>
      <text:p text:style-name="P1">(16, 1, '2017-04-30 15:33:17', '2017-04-30 15:33:17', 'Het Noorden is een bedrijvige regio en dit is mede te danken aan de cultuur. Of je nu maatschappelijk verantwoord wilt ondernemen of je wilt met je medewerkers unieke dingen beleven: via Cultuur Pakt Noord kan het.\r\n\r\n&amp;nbsp;\r\n\r\nZo kunnen wij een strippenkaart aanbieden of een cadeaubon waarbij uw medewerkers verrast worden door de Groninse cultuur. Er zijn tal van mogelijkheden en het mooiste is dat u ook nog eens gebruik kan maken van belasting voordeel.\r\n\r\n&amp;nbsp;\r\n\r\nMet de Geefwet kunt u een groot bedrag van de belasting aftrekken.\r\n\r\n&amp;nbsp;\r\n\r\n&lt;em&gt;&lt;strong&gt;Hoe werkt het?&lt;/strong&gt;&lt;/em&gt;\r\n\r\nVoor ondernemingen die over de winst vennootschapsbelasting verschuldigd zijn, zijn giften aftrekbaar tot 50% van de winst, met een maximum van € 100.000. Ook voor ondernemingen mag de aftrek worden verhoogd, in dit geval zelfs met 50% (!) van het bedrag van de gift, tot een maximale verhoging van € 2.500.\r\n\r\n&amp;nbsp;\r\n\r\n&lt;em&gt;&lt;strong&gt;Voorbeeld&lt;/strong&gt;&lt;/em&gt;\r\n\r\nStel uw bedrijf doet een gift van € 5.000. Bij een vennootschapsbelastingtarief van 25% bedraagt de teruggave € 1.250 + de extra aftrek van (in dit voorbeeld) € 625 (25% van € 2.500***). Tezamen bedraagt de fiscale teruggave dan € 1.875. Het bedrijf betaalt dan van de oorspronkelijke gift van € 5.000 slechts € 3.125 zelf.\r\n\r\n&amp;nbsp;\r\n\r\n* De gift van € 1.000 wordt verhoogd met 25%, oftewel 250\r\n\r\n&amp;nbsp;\r\n\r\n** De gift van € 5.000 wordt verhoogd met 50%, oftewel € 2.500\r\n\r\n&amp;nbsp;\r\n\r\n&lt;em&gt;Voor meer informatie neem contact op met Joyce Hondong (zie contactgegevens boven).&lt;/em&gt;', 'Bedrijven', '', 'publish', 'closed', 'closed', '', 'bedrijven', '', '', '2017-05-01 13:10:29', '2017-05-01 13:10:29', '', 0, 'http://localhost:8888/wordpress/?page_id=16', 0, 'page', '', 0),</text:p>
      <text:p text:style-name="P1">(17, 1, '2017-04-30 15:33:17', '2017-04-30 15:33:17', 'Het Noorden is een bedrijvige regio en dit is mede te danken aan de cultuur. Of je nu maatschappelijk verantwoord wilt ondernemen of je wilt met je medewerkers unieke dingen beleven: via Cultuur Pakt Noord kan het.\r\n\r\n&amp;nbsp;\r\n\r\nZo kunnen wij een strippenkaart aanbieden of een cadeaubon waarbij uw medewerkers verrast worden door de Groninse cultuur. Er zijn tal van mogelijkheden en het mooiste is dat u ook nog eens gebruik kan maken van belasting voordeel.\r\n\r\n&amp;nbsp;\r\n\r\nMet de Geefwet kunt u een groot bedrag van de belasting aftrekken.\r\n\r\n&amp;nbsp;\r\n\r\n&lt;em&gt;&lt;strong&gt;Hoe werkt het?&lt;/strong&gt;&lt;/em&gt;\r\n\r\nVoor ondernemingen die over de winst vennootschapsbelasting verschuldigd zijn, zijn giften aftrekbaar tot 50% van de winst, met een maximum van € 100.000. Ook voor ondernemingen mag de aftrek worden verhoogd, in dit geval zelfs met 50% (!) van het bedrag van de gift, tot een maximale verhoging van € 2.500.\r\n\r\n&amp;nbsp;\r\n\r\n&lt;em&gt;&lt;strong&gt;Voorbeeld&lt;/strong&gt;&lt;/em&gt;\r\n\r\nStel uw bedrijf doet een gift van € 5.000. Bij een vennootschapsbelastingtarief van 25% bedraagt de teruggave € 1.250 + de extra aftrek van (in dit voorbeeld) € 625 (25% van € 2.500***). Tezamen bedraagt de fiscale teruggave dan € 1.875. Het bedrijf betaalt dan van de oorspronkelijke gift van € 5.000 slechts € 3.125 zelf.\r\n\r\n&amp;nbsp;\r\n\r\n* De gift van € 1.000 wordt verhoogd met 25%, oftewel 250\r\n\r\n&amp;nbsp;\r\n\r\n** De gift van € 5.000 wordt verhoogd met 50%, oftewel € 2.500\r\n\r\n&amp;nbsp;\r\n\r\n&lt;em&gt;Voor meer informatie neem contact op met Joyce Hondong (zie contactgegevens boven).&lt;/em&gt;', 'Bedrijven', '', 'inherit', 'closed', 'closed', '', '16-revision-v1', '', '', '2017-04-30 15:33:17', '2017-04-30 15:33:17', '', 16, 'http://localhost:8888/wordpress/index.php/2017/04/30/16-revision-v1/', 0, 'revision', '', 0),</text:p>
      <text:p text:style-name="P1">(18, 1, '2017-04-30 15:38:59', '2017-04-30 15:38:59', '&lt;strong&gt;Laat je verrassen door cultuur! We nemen je mee in de krochten, hoekjes en gaten van panden en laten je zien welke bijzondere cultuur daar te vinden is.&lt;/strong&gt;\r\n\r\n12 mei Mr and Mississippi\r\n\r\nOp 12 mei neemt Cultuur Pakt Noord een kijkje in de keuken van Vera. Van gereformeerde studentenvereniging naar underground <text:soft-page-break/>poppodium kent één van de oudste woonhuizen in Groningen een bewogen geschiedenis. In de jaren zeventig is het poppodium ontstaan. Vera programmeert vooruitstrevend en biedt bekende en onbekende bands uit binnen- en buitenland een podium. Van grote band als U2 en Pearl Jam wist VERA het talent al vroeg te (h)erkennen.\r\n\r\nOp 12 mei treden Mister and Mississippi op. Deze Nederlandse folkband had een knallend debuutalbum waarvoor ze ook de 3FM Award voor Beste Nieuwkomer hebben gewonnen. Na hun tweede en kritisch ontvangen twee album heeft Mister and Mississippi zich herpakt en een derde en nieuw album uitgebracht. Met sterke songstructuren en veel aandacht voor arrangement en productie kan dit album tot de verrassingen van 2017 gaan behoren.\r\n\r\n&lt;strong&gt;Het programma is als volgt:&lt;/strong&gt;\r\n\r\n19:15 uur ontvangst in de Kemenade (eerste verdieping)\r\n\r\n19:30 uur Rondleiding VERA, meet &amp;amp; greet met Olaf Veenstra, nieuwe directeur van VERA\r\n\r\n20:30  Optreden Mister and Mississippi (optioneel)\r\n\r\nWe hopen jou er te zien en we maken er een bijzondere belevenis van. Tot dan!\r\n\r\n&lt;em&gt;&lt;strong&gt;Laat je verrassen en meld je aan!&lt;/strong&gt;&lt;/em&gt;', 'Expedities uitgelicht', '', 'publish', 'closed', 'closed', '', 'expedities-uitgelicht', '', '', '2017-05-01 13:12:15', '2017-05-01 13:12:15', '', 0, 'http://localhost:8888/wordpress/?page_id=18', 0, 'page', '', 0),</text:p>
      <text:p text:style-name="P1">(19, 1, '2017-04-30 15:38:59', '2017-04-30 15:38:59', '&lt;strong&gt;Laat je verrassen door cultuur! We nemen je mee in de krochten, hoekjes en gaten van panden en laten je zien welke bijzondere cultuur daar te vinden is.&lt;/strong&gt;\r\n\r\n12 mei Mr and Mississippi\r\n\r\nOp 12 mei neemt Cultuur Pakt Noord een kijkje in de keuken van Vera. Van gereformeerde studentenvereniging naar underground poppodium kent één van de oudste woonhuizen in Groningen een bewogen geschiedenis. In de jaren zeventig is het poppodium ontstaan. Vera programmeert vooruitstrevend en biedt bekende en onbekende bands uit binnen- en buitenland een podium. Van grote band als U2 en Pearl Jam wist VERA het talent al vroeg te (h)erkennen.\r\n\r\nOp 12 mei treden Mister and Mississippi op. Deze Nederlandse folkband had een knallend debuutalbum waarvoor ze ook de 3FM Award voor Beste Nieuwkomer hebben gewonnen. Na hun tweede en kritisch ontvangen twee album heeft Mister and Mississippi zich herpakt en een derde en nieuw album uitgebracht. Met sterke songstructuren en veel aandacht voor arrangement en productie kan dit album tot de verrassingen van 2017 gaan behoren.\r\n\r\n&lt;strong&gt;Het programma is als volgt:&lt;/strong&gt;\r\n\r\n19:15 uur ontvangst in de Kemenade (eerste verdieping)\r\n\r\n19:30 uur Rondleiding VERA, meet &amp;amp; greet met Olaf Veenstra, nieuwe directeur van VERA\r\n\r\n20:30  Optreden Mister and Mississippi (optioneel)\r\n\r\nWe hopen jou er te zien en we maken er een bijzondere belevenis van. Tot dan!\r\n\r\n&lt;em&gt;&lt;strong&gt;Laat je verrassen en meld je aan!&lt;/strong&gt;&lt;/em&gt;', 'Expedities uitgelicht', '', 'inherit', 'closed', 'closed', '', '18-revision-v1', '', '', '2017-04-30 15:38:59', '2017-04-30 15:38:59', '', 18, 'http://localhost:8888/wordpress/index.php/2017/04/30/18-revision-v1/', 0, 'revision', '', 0),</text:p>
      <text:p text:style-name="P1">(20, 1, '2017-04-30 15:41:16', '2017-04-30 15:41:16', '(Filter)', 'Cultureel agenda', '', 'publish', 'closed', 'closed', '', 'cultureel-agenda', '', '', '2017-05-01 13:11:44', '2017-05-01 13:11:44', '', 0, 'http://localhost:8888/wordpress/?page_id=20', 0, 'page', '', 0),</text:p>
      <text:p text:style-name="P1">(21, 1, '2017-04-30 15:41:16', '2017-04-30 15:41:16', '(Filter)', 'Cultureel agenda', '', 'inherit', 'closed', 'closed', '', '20-revision-v1', '', '', '2017-04-30 15:41:16', '2017-04-30 15:41:16', '', 20, 'http://localhost:8888/wordpress/index.php/2017/04/30/20-revision-v1/', 0, 'revision', '', 0),</text:p>
      <text:p text:style-name="P1">(22, 1, '2017-04-30 15:42:07', '2017-04-30 15:42:07', 'Cultuur Pakt Noord\r\n\r\nPostbus 780\r\n\r\n9700 AT Groningen\r\n\r\n&amp;nbsp;\r\n\r\n&lt;a href="mailto:info@cultuurpaktnoord.nl"&gt;info@cultuurpaktnoord.nl&lt;/a&gt;\r\n\r\n06-19069606\r\n\r\n&amp;nbsp;\r\n\r\nFacebook: &lt;a href="https://nl-nl.facebook.com/CultuurPaktNoord/" data-saferedirecturl="https://www.google.com/url?hl=nl&amp;amp;q=https://nl-nl.facebook.com/CultuurPaktNoord/&amp;amp;source=gmail&amp;amp;ust=1493652270462000&amp;amp;usg=AFQjCNFnzoKSSXaITOjTUr1OhOn6cvbNtQ"&gt;https://nl-nl.facebook.com/CultuurPaktNoord/&lt;/a&gt;\r\n\r\nTwitter: &lt;a href="https://twitter.com/cultuurpakt" data-saferedirecturl="https://www.google.com/url?hl=nl&amp;amp;q=https://twitter.com/cultuurpakt&amp;amp;source=gmail&amp;amp;ust=1493652270462000&amp;amp;usg=AFQjCNHB3iQc7TCB1hEiRjxwVDRd3t9WiQ"&gt;https://twitter.com/cultuurpakt&lt;/a&gt;\r\n\r\n&amp;nbsp;', 'Contact', '', 'publish', 'closed', 'closed', '', 'contact', '', '', '2017-05-01 13:11:21', '2017-05-01 <text:soft-page-break/>13:11:21', '', 0, 'http://localhost:8888/wordpress/?page_id=22', 0, 'page', '', 0),</text:p>
      <text:p text:style-name="P1">(23, 1, '2017-04-30 15:42:07', '2017-04-30 15:42:07', 'Cultuur Pakt Noord\r\n\r\nPostbus 780\r\n\r\n9700 AT Groningen\r\n\r\n&amp;nbsp;\r\n\r\n&lt;a href="mailto:info@cultuurpaktnoord.nl"&gt;info@cultuurpaktnoord.nl&lt;/a&gt;\r\n\r\n06-19069606\r\n\r\n&amp;nbsp;\r\n\r\nFacebook: &lt;a href="https://nl-nl.facebook.com/CultuurPaktNoord/" data-saferedirecturl="https://www.google.com/url?hl=nl&amp;amp;q=https://nl-nl.facebook.com/CultuurPaktNoord/&amp;amp;source=gmail&amp;amp;ust=1493652270462000&amp;amp;usg=AFQjCNFnzoKSSXaITOjTUr1OhOn6cvbNtQ"&gt;https://nl-nl.facebook.com/CultuurPaktNoord/&lt;/a&gt;\r\n\r\nTwitter: &lt;a href="https://twitter.com/cultuurpakt" data-saferedirecturl="https://www.google.com/url?hl=nl&amp;amp;q=https://twitter.com/cultuurpakt&amp;amp;source=gmail&amp;amp;ust=1493652270462000&amp;amp;usg=AFQjCNHB3iQc7TCB1hEiRjxwVDRd3t9WiQ"&gt;https://twitter.com/cultuurpakt&lt;/a&gt;\r\n\r\n&amp;nbsp;', 'Contact', '', 'inherit', 'closed', 'closed', '', '22-revision-v1', '', '', '2017-04-30 15:42:07', '2017-04-30 15:42:07', '', 22, 'http://localhost:8888/wordpress/index.php/2017/04/30/22-revision-v1/', 0, 'revision', '', 0),</text:p>
      <text:p text:style-name="P1">(24, 1, '2017-04-30 15:42:27', '0000-00-00 00:00:00', '', 'Auto Draft', '', 'auto-draft', 'closed', 'closed', '', '', '', '', '2017-04-30 15:42:27', '0000-00-00 00:00:00', '', 0, 'http://localhost:8888/wordpress/?page_id=24', 0, 'page', '', 0),</text:p>
      <text:p text:style-name="P1">(25, 1, '2017-04-30 18:48:28', '2017-04-30 18:48:28', '&lt;em&gt;&lt;strong&gt;Verrassen, ontdekken, prikkelen! Dat is cultuur.&lt;/strong&gt;&lt;/em&gt;\r\n\r\n&amp;nbsp;\r\n\r\nCultuur Pakt Noord neemt je mee achter de schermen bij cultuurmakers en brengt je in contact met de bijzondere cultuur van het noorden. Met je bijdrage stimuleer je tegelijkertijd deze cultuur.\r\n\r\n&amp;nbsp;', 'Front page', '', 'publish', 'closed', 'closed', '', 'front-page', '', '', '2017-05-01 08:33:21', '2017-05-01 08:33:21', '', 0, 'http://localhost:8888/wordpress/?page_id=25', 0, 'page', '', 0),</text:p>
      <text:p text:style-name="P1">(26, 1, '2017-04-30 18:48:28', '2017-04-30 18:48:28', '&lt;em&gt;&lt;strong&gt;Verrassen, ontdekken, prikkelen! Dat is cultuur.&lt;/strong&gt;&lt;/em&gt;\r\n\r\n&amp;nbsp;\r\n\r\nCultuur Pakt Noord neemt je mee achter de schermen bij cultuurmakers en brengt je in contact met de bijzondere cultuur van het noorden. Met je bijdrage stimuleer je tegelijkertijd deze cultuur.', 'Front page', '', 'inherit', 'closed', 'closed', '', '25-revision-v1', '', '', '2017-04-30 18:48:28', '2017-04-30 18:48:28', '', 25, 'http://localhost:8888/wordpress/index.php/2017/04/30/25-revision-v1/', 0, 'revision', '', 0),</text:p>
      <text:p text:style-name="P1">(27, 1, '2017-04-30 18:49:51', '2017-04-30 18:49:51', ' ', '', '', 'publish', 'closed', 'closed', '', '27', '', '', '2017-04-30 18:49:51', '2017-04-30 18:49:51', '', 0, 'http://localhost:8888/wordpress/?p=27', 8, 'nav_menu_item', '', 0),</text:p>
      <text:p text:style-name="P1">(28, 1, '2017-04-30 18:49:51', '2017-04-30 18:49:51', ' ', '', '', 'publish', 'closed', 'closed', '', '28', '', '', '2017-04-30 18:49:51', '2017-04-30 18:49:51', '', 0, 'http://localhost:8888/wordpress/?p=28', 7, 'nav_menu_item', '', 0),</text:p>
      <text:p text:style-name="P1">(29, 1, '2017-04-30 18:49:51', '2017-04-30 18:49:51', ' ', '', '', 'publish', 'closed', 'closed', '', '29', '', '', '2017-04-30 18:49:51', '2017-04-30 18:49:51', '', 0, 'http://localhost:8888/wordpress/?p=29', 3, 'nav_menu_item', '', 0),</text:p>
      <text:p text:style-name="P1">(30, 1, '2017-04-30 18:49:51', '2017-04-30 18:49:51', ' ', '', '', 'publish', 'closed', 'closed', '', '30', '', '', '2017-04-30 18:49:51', '2017-04-30 18:49:51', '', 0, 'http://localhost:8888/wordpress/?p=30', 5, 'nav_menu_item', '', 0),</text:p>
      <text:p text:style-name="P1">(31, 1, '2017-04-30 18:49:51', '2017-04-30 18:49:51', ' ', '', '', 'publish', 'closed', 'closed', '', '31', '', '', '2017-04-30 18:49:51', '2017-04-30 18:49:51', '', 0, 'http://localhost:8888/wordpress/?p=31', 4, 'nav_menu_item', '', 0),</text:p>
      <text:p text:style-name="P1">(32, 1, '2017-04-30 18:49:51', '2017-04-30 18:49:51', ' ', '', '', 'publish', 'closed', 'closed', '', '32', '', '', '2017-04-30 18:49:51', '2017-04-30 18:49:51', '', 0, 'http://localhost:8888/wordpress/?p=32', 6, 'nav_menu_item', '', 0),</text:p>
      <text:p text:style-name="P1">(33, 1, '2017-04-30 18:49:51', '2017-04-30 18:49:51', ' ', '', '', 'publish', 'closed', 'closed', '', '33', '', '', '2017-04-30 18:49:51', '2017-04-30 18:49:51', '', 0, 'http://localhost:8888/wordpress/?p=33', 2, 'nav_menu_item', '', 0),</text:p>
      <text:p text:style-name="P1">(34, 1, '2017-04-30 18:49:51', '2017-04-30 18:49:51', ' ', '', '', 'publish', 'closed', 'closed', '', '34', '', '', <text:soft-page-break/>'2017-04-30 18:49:51', '2017-04-30 18:49:51', '', 0, 'http://localhost:8888/wordpress/?p=34', 1, 'nav_menu_item', '', 0),</text:p>
      <text:p text:style-name="P1">(35, 1, '2017-04-30 19:19:11', '2017-04-30 19:19:11', '{\n <text:s text:c="3"/>"page_on_front": {\n <text:s text:c="7"/>"value": "25",\n <text:s text:c="7"/>"type": "option",\n <text:s text:c="7"/>"user_id": 1\n <text:s text:c="3"/>},\n <text:s text:c="3"/>"charitize-pro::charitize_options[charitize-feature-slider-pages-ids_1]": {\n <text:s text:c="7"/>"value": "18",\n <text:s text:c="7"/>"type": "theme_mod",\n <text:s text:c="7"/>"user_id": 1\n <text:s text:c="3"/>},\n <text:s text:c="3"/>"charitize-pro::charitize_options[charitize-fs-enable-arrow]": {\n <text:s text:c="7"/>"value": true,\n <text:s text:c="7"/>"type": "theme_mod",\n <text:s text:c="7"/>"user_id": 1\n <text:s text:c="3"/>},\n <text:s text:c="3"/>"charitize-pro::charitize_options[charitize-feature-slider-pages-ids_2]": {\n <text:s text:c="7"/>"value": "8",\n <text:s text:c="7"/>"type": "theme_mod",\n <text:s text:c="7"/>"user_id": 1\n <text:s text:c="3"/>},\n <text:s text:c="3"/>"charitize-pro::charitize_options[charitize-feature-slider-pages-ids_3]": {\n <text:s text:c="7"/>"value": "14",\n <text:s text:c="7"/>"type": "theme_mod",\n <text:s text:c="7"/>"user_id": 1\n <text:s text:c="3"/>},\n <text:s text:c="3"/>"charitize-pro::charitize_options[charitize-feature-slider-pages-ids_4]": {\n <text:s text:c="7"/>"value": "20",\n <text:s text:c="7"/>"type": "theme_mod",\n <text:s text:c="7"/>"user_id": 1\n <text:s text:c="3"/>},\n <text:s text:c="3"/>"charitize-pro::charitize_options[charitize-activities-pages-ids_1]": {\n <text:s text:c="7"/>"value": "6",\n <text:s text:c="7"/>"type": "theme_mod",\n <text:s text:c="7"/>"user_id": 1\n <text:s text:c="3"/>},\n <text:s text:c="3"/>"charitize-pro::charitize_options[charitize-activities-pages-ids_2]": {\n <text:s text:c="7"/>"value": "12",\n <text:s text:c="7"/>"type": "theme_mod",\n <text:s text:c="7"/>"user_id": 1\n <text:s text:c="3"/>},\n <text:s text:c="3"/>"charitize-pro::charitize_options[charitize-activities-pages-ids_3]": {\n <text:s text:c="7"/>"value": "22",\n <text:s text:c="7"/>"type": "theme_mod",\n <text:s text:c="7"/>"user_id": 1\n <text:s text:c="3"/>},\n <text:s text:c="3"/>"charitize-pro::charitize_options[charitize-primary-color]": {\n <text:s text:c="7"/>"value": "#005b66",\n <text:s text:c="7"/>"type": "theme_mod",\n <text:s text:c="7"/>"user_id": 1\n <text:s text:c="3"/>},\n <text:s text:c="3"/>"charitize-pro::custom_logo": {\n <text:s text:c="7"/>"value": 36,\n <text:s text:c="7"/>"type": "theme_mod",\n <text:s text:c="7"/>"user_id": 1\n <text:s text:c="3"/>}\n}', '', '', 'trash', 'closed', 'closed', '', 'b5e02eda-f7b2-4993-b177-9297f56b4332', '', '', '2017-04-30 19:19:11', '2017-04-30 19:19:11', '', 0, 'http://localhost:8888/wordpress/?p=35', 0, 'customize_changeset', '', 0),</text:p>
      <text:p text:style-name="P1">(36, 1, '2017-04-30 19:17:36', '2017-04-30 19:17:36', '', 'CPNoord-kleur-07', '', 'inherit', 'open', 'closed', '', 'cpnoord-kleur-07', '', '', '2017-04-30 19:19:42', '2017-04-30 19:19:42', '', 0, 'http://localhost:8888/wordpress/wp-content/uploads/2017/04/CPNoord-kleur-07.png', 0, 'attachment', 'image/png', 0),</text:p>
      <text:p text:style-name="P1">(37, 1, '2017-04-30 19:20:55', '2017-04-30 19:20:55', '{\n <text:s text:c="3"/>"blogname": {\n <text:s text:c="7"/>"value": "",\n <text:s text:c="7"/>"type": "option",\n <text:s text:c="7"/>"user_id": 1\n <text:s text:c="3"/>}\n}', '', '', 'trash', 'closed', 'closed', '', 'da9f8745-fff2-4cc9-a79a-e686d7ec81b3', '', '', '2017-04-30 19:20:55', '2017-04-30 19:20:55', '', 0, 'http://localhost:8888/wordpress/index.php/2017/04/30/da9f8745-fff2-4cc9-a79a-e686d7ec81b3/', 0, 'customize_changeset', '', 0),</text:p>
      <text:p text:style-name="P1">(38, 1, '2017-04-30 19:24:16', '2017-04-30 19:24:16', '{\n <text:s text:c="3"/>"blogdescription": {\n <text:s text:c="7"/>"value": "",\n <text:s text:c="7"/>"type": "option",\n <text:s text:c="7"/>"user_id": 1\n <text:s text:c="3"/>},\n <text:s text:c="3"/>"charitize-pro::charitize_options[charitize-button-standard-color]": {\n <text:s text:c="7"/>"value": "#ad6161",\n <text:s text:c="7"/>"type": "theme_mod",\n <text:s text:c="7"/>"user_id": 1\n <text:s text:c="3"/>},\n <text:s text:c="3"/>"charitize-pro::charitize_options[charitize-primary-hover-color]": {\n <text:s text:c="7"/>"value": "#76bfb5",\n <text:s text:c="7"/>"type": "theme_mod",\n <text:s text:c="7"/>"user_id": 1\n <text:s text:c="3"/>}\n}', '', '', 'trash', 'closed', 'closed', '', '26ae4eb3-407e-4563-9427-7196a3a87dc3', '', '', '2017-04-30 19:24:16', '2017-04-30 19:24:16', '', 0, 'http://localhost:8888/wordpress/?p=38', 0, 'customize_changeset', '', 0),</text:p>
      <text:p text:style-name="P1">(39, 1, '2017-04-30 20:40:56', '2017-04-30 20:40:56', '{\n <text:s text:c="3"/>"charitize-pro::charitize_options[charitize-primary-color]": {\n <text:s text:c="7"/>"value": "#1e414e",\n <text:s text:c="7"/>"type": "theme_mod",\n <text:s text:c="7"/>"user_id": 1\n <text:s text:c="3"/>},\n <text:s text:c="3"/>"sidebars_widgets[footer-col-one]": {\n <text:s text:c="7"/>"value": [\n <text:s text:c="11"/>"nav_menu-3"\n <text:s text:c="7"/>],\n <text:s text:c="7"/>"type": "option",\n <text:s text:c="7"/>"user_id": 1\n <text:s text:c="3"/>},\n <text:s text:c="3"/>"sidebars_widgets[footer-col-two]": {\n <text:s text:c="7"/>"value": [\n <text:s text:c="11"/>"nav_menu-4"\n <text:s text:c="7"/>],\n <text:s text:c="7"/>"type": "option",\n <text:s text:c="7"/>"user_id": 1\n <text:s text:c="3"/>},\n <text:s text:c="3"/>"widget_nav_menu[3]": {\n <text:s text:c="7"/>"value": {\n <text:s text:c="11"/>"encoded_serialized_instance": "YTowOnt9",\n <text:s text:c="11"/>"title": "",\n <text:s text:c="11"/>"is_widget_customizer_js_value": true,\n <text:s text:c="11"/>"instance_hash_key": "0c1c7573cae5dfbd724d7ef08cad9a5d"\n <text:s text:c="7"/>},\n <text:s text:c="7"/>"type": "option",\n <text:s text:c="7"/>"user_id": 1\n <text:s text:c="3"/>},\n <text:s text:c="3"/>"widget_nav_menu[4]": {\n <text:s text:c="7"/>"value": {\n <text:s text:c="11"/>"encoded_serialized_instance": "YTowOnt9",\n <text:s text:c="11"/>"title": "",\n <text:s text:c="11"/>"is_widget_customizer_js_value": true,\n <text:s text:c="11"/>"instance_hash_key": "0c1c7573cae5dfbd724d7ef08cad9a5d"\n <text:s text:c="7"/>},\n <text:s text:c="7"/>"type": "option",\n <text:s text:c="7"/>"user_id": 1\n <text:s text:c="3"/>},\n <text:s text:c="3"/>"sidebars_widgets[footer-col-three]": {\n <text:s text:c="7"/>"value": [\n <text:s text:c="11"/>"nav_menu-5"\n <text:s text:c="7"/>],\n <text:s text:c="7"/>"type": "option",\n <text:s text:c="7"/>"user_id": 1\n <text:s text:c="3"/>},\n <text:s text:c="3"/>"widget_nav_menu[5]": {\n <text:s text:c="7"/>"value": {\n <text:s text:c="11"/><text:soft-page-break/>"encoded_serialized_instance": "YTowOnt9",\n <text:s text:c="11"/>"title": "",\n <text:s text:c="11"/>"is_widget_customizer_js_value": true,\n <text:s text:c="11"/>"instance_hash_key": "0c1c7573cae5dfbd724d7ef08cad9a5d"\n <text:s text:c="7"/>},\n <text:s text:c="7"/>"type": "option",\n <text:s text:c="7"/>"user_id": 1\n <text:s text:c="3"/>},\n <text:s text:c="3"/>"charitize-pro::nav_menu_locations[primary]": {\n <text:s text:c="7"/>"value": 2,\n <text:s text:c="7"/>"type": "theme_mod",\n <text:s text:c="7"/>"user_id": 1\n <text:s text:c="3"/>}\n}', '', '', 'trash', 'closed', 'closed', '', 'f32475f6-f8c6-4015-99f8-e3a4565ad7e7', '', '', '2017-04-30 20:40:56', '2017-04-30 20:40:56', '', 0, 'http://localhost:8888/wordpress/?p=39', 0, 'customize_changeset', '', 0),</text:p>
      <text:p text:style-name="P1">(40, 1, '2017-05-01 04:24:59', '2017-05-01 04:24:59', '&lt;p style="text-align: left;"&gt;Motor achter cultureel Noord Nederland&lt;/p&gt;\r\n&amp;nbsp;\r\n&lt;h3&gt;Beleef. Verras. Draag bij.&lt;/h3&gt;\r\n&amp;nbsp;\r\n\r\nIn het noorden hebben wij een divers en mooi cultuuraanbod: van theater en muziek tot dansvoorstellingen. Schurend, prikkelend, met diepgang of vol entertainment: cultuur heeft het allemaal. Cultuur Pakt Noord neemt je mee in deze wereld en verrast je zes keer per jaar met een bijzonder kijkje in de keuken van deze cultuurmakers. Zo zijn we al bij de generale repetitie van Happiness van Club Guy &amp;amp; Roni geweest, waar zakelijk leider Harmen de voorstelling toelichtte. Of dan sluip je door de bijzondere gangen van het Grand Theatre en zie je de prachtige voorstelling Hope She Was Worth It van Jonge Harten. Na afloop gingen we in gesprek met de maakster en regisseur, waardoor je in het maakproces wordt betrokken.\r\n\r\n&amp;nbsp;\r\n\r\nWij bieden bijzondere kijkjes achter de schermen. Samen met filter Groningen laten we zien welke voorstellingen er nog meer in Groningen plaatsvinden in de cultuuragenda. Je bijdrage (€ 50,00) aan Cultuur Pakt Noord gaat voor 100% naar alle Cultuurmakers toe en blijft er niets aan de strijkstok hangen. Samen zijn we hierin opgetrokken en maken we dit initiatief met hulp van Gemeente en provincie Groningen mogelijk.', 'Over ons', '', 'inherit', 'closed', 'closed', '', '6-revision-v1', '', '', '2017-05-01 04:24:59', '2017-05-01 04:24:59', '', 6, 'http://localhost:8888/wordpress/index.php/2017/05/01/6-revision-v1/', 0, 'revision', '', 0),</text:p>
      <text:p text:style-name="P1">(41, 1, '2017-05-01 08:07:22', '2017-05-01 08:07:22', '', 'Logo Beeldlijn', '', 'inherit', 'open', 'closed', '', 'logo-beeldlijn', '', '', '2017-05-01 08:07:22', '2017-05-01 08:07:22', '', 25, 'http://localhost:8888/wordpress/wp-content/uploads/2017/04/Logo-Beeldlijn.jpg', 0, 'attachment', 'image/jpeg', 0),</text:p>
      <text:p text:style-name="P1">(42, 1, '2017-05-01 08:07:23', '2017-05-01 08:07:23', '', 'logo de noorderlingen', '', 'inherit', 'open', 'closed', '', 'logo-de-noorderlingen', '', '', '2017-05-01 08:07:23', '2017-05-01 08:07:23', '', 25, 'http://localhost:8888/wordpress/wp-content/uploads/2017/04/logo-de-noorderlingen.jpg', 0, 'attachment', 'image/jpeg', 0),</text:p>
      <text:p text:style-name="P1">(43, 1, '2017-05-01 08:07:23', '2017-05-01 08:07:23', '', 'Logo Grand Theatre', '', 'inherit', 'open', 'closed', '', 'logo-grand-theatre', '', '', '2017-05-01 08:07:23', '2017-05-01 08:07:23', '', 25, 'http://localhost:8888/wordpress/wp-content/uploads/2017/04/Logo-Grand-Theatre.png', 0, 'attachment', 'image/png', 0),</text:p>
      <text:p text:style-name="P1">(44, 1, '2017-05-01 08:07:24', '2017-05-01 08:07:24', '', 'Logo Guy &amp; Roni 2', '', 'inherit', 'open', 'closed', '', 'logo-guy-roni-2', '', '', '2017-05-01 08:07:24', '2017-05-01 08:07:24', '', 25, 'http://localhost:8888/wordpress/wp-content/uploads/2017/04/Logo-Guy-Roni-2.png', 0, 'attachment', 'image/png', 0),</text:p>
      <text:p text:style-name="P1">(45, 1, '2017-05-01 08:07:28', '2017-05-01 08:07:28', '', 'logo Guy &amp; Roni', '', 'inherit', 'open', 'closed', '', 'logo-guy-roni', '', '', '2017-05-01 08:07:28', '2017-05-01 08:07:28', '', 25, 'http://localhost:8888/wordpress/wp-content/uploads/2017/04/logo-Guy-Roni.png', 0, 'attachment', 'image/png', 0),</text:p>
      <text:p text:style-name="P1">(46, 1, '2017-05-01 08:07:29', '2017-05-01 08:07:29', '', 'Logo Jonge Harten', '', 'inherit', 'open', 'closed', '', 'logo-jonge-harten', '', '', '2017-05-01 08:07:29', '2017-05-01 08:07:29', '', 25, 'http://localhost:8888/wordpress/wp-content/uploads/2017/04/Logo-Jonge-Harten.jpg', 0, 'attachment', 'image/jpeg', 0),</text:p>
      <text:p text:style-name="P1">(47, 1, '2017-05-01 08:07:30', '2017-05-01 08:07:30', '', 'logo NNT', '', 'inherit', 'open', 'closed', '', 'logo-nnt', '', '', '2017-05-01 08:07:30', '2017-05-01 08:07:30', '', 25, 'http://localhost:8888/wordpress/wp-content/uploads/2017/04/logo-NNT.png', 0, 'attachment', 'image/png', 0),</text:p>
      <text:p text:style-name="P1"><text:soft-page-break/>(48, 1, '2017-05-01 08:07:30', '2017-05-01 08:07:30', '', 'logo Noorderlicht', '', 'inherit', 'open', 'closed', '', 'logo-noorderlicht', '', '', '2017-05-01 08:07:30', '2017-05-01 08:07:30', '', 25, 'http://localhost:8888/wordpress/wp-content/uploads/2017/04/logo-Noorderlicht.jpg', 0, 'attachment', 'image/jpeg', 0),</text:p>
      <text:p text:style-name="P1">(49, 1, '2017-05-01 08:07:31', '2017-05-01 08:07:31', '', 'logoNZzonder', '', 'inherit', 'open', 'closed', '', 'logonzzonder', '', '', '2017-05-01 08:07:31', '2017-05-01 08:07:31', '', 25, 'http://localhost:8888/wordpress/wp-content/uploads/2017/04/logo-noorderzon.jpg', 0, 'attachment', 'image/jpeg', 0),</text:p>
      <text:p text:style-name="P1">(50, 1, '2017-05-01 08:07:35', '2017-05-01 08:07:35', '', 'Logo VERA', '', 'inherit', 'open', 'closed', '', 'logo-vera', '', '', '2017-05-01 08:07:35', '2017-05-01 08:07:35', '', 25, 'http://localhost:8888/wordpress/wp-content/uploads/2017/04/Logo-VERA.png', 0, 'attachment', 'image/png', 0),</text:p>
      <text:p text:style-name="P1">(51, 1, '2017-05-01 08:07:45', '2017-05-01 08:07:45', '&lt;em&gt;&lt;strong&gt;Verrassen, ontdekken, prikkelen! Dat is cultuur.&lt;/strong&gt;&lt;/em&gt;\n\n&amp;nbsp;\n\nCultuur Pakt Noord neemt je mee achter de schermen bij cultuurmakers en brengt je in contact met de bijzondere cultuur van het noorden. Met je bijdrage stimuleer je tegelijkertijd deze cultuur.\n\n&amp;nbsp;', 'Front page', '', 'inherit', 'closed', 'closed', '', '25-autosave-v1', '', '', '2017-05-01 08:07:45', '2017-05-01 08:07:45', '', 25, 'http://localhost:8888/wordpress/index.php/2017/05/01/25-autosave-v1/', 0, 'revision', '', 0),</text:p>
      <text:p text:style-name="P1">(52, 1, '2017-05-01 08:09:06', '2017-05-01 08:09:06', '&lt;em&gt;&lt;strong&gt;Verrassen, ontdekken, prikkelen! Dat is cultuur.&lt;/strong&gt;&lt;/em&gt;\r\n\r\n&amp;nbsp;\r\n\r\nCultuur Pakt Noord neemt je mee achter de schermen bij cultuurmakers en brengt je in contact met de bijzondere cultuur van het noorden. Met je bijdrage stimuleer je tegelijkertijd deze cultuur.\r\n\r\n&lt;img class="alignnone <text:s/>wp-image-41" src="http://localhost:8888/wordpress/wp-content/uploads/2017/04/Logo-Beeldlijn-300x147.jpg" alt="" width="208" height="102" /&gt; &lt;img class="alignnone <text:s/>wp-image-42" src="http://localhost:8888/wordpress/wp-content/uploads/2017/04/logo-de-noorderlingen-300x69.jpg" alt="" width="257" height="59" /&gt; &lt;img class="alignnone <text:s/>wp-image-43" src="http://localhost:8888/wordpress/wp-content/uploads/2017/04/Logo-Grand-Theatre-300x112.png" alt="" width="214" height="80" /&gt; &lt;img class="alignnone <text:s/>wp-image-44" src="http://localhost:8888/wordpress/wp-content/uploads/2017/04/Logo-Guy-Roni-2-300x134.png" alt="" width="208" height="93" /&gt; &lt;img class="alignnone <text:s/>wp-image-46" src="http://localhost:8888/wordpress/wp-content/uploads/2017/04/Logo-Jonge-Harten-300x274.jpg" alt="" width="126" height="115" /&gt; &lt;img class="alignnone <text:s/>wp-image-47" src="http://localhost:8888/wordpress/wp-content/uploads/2017/04/logo-NNT-300x160.png" alt="" width="193" height="103" /&gt; &lt;img class="alignnone <text:s/>wp-image-48" src="http://localhost:8888/wordpress/wp-content/uploads/2017/04/logo-Noorderlicht-300x300.jpg" alt="" width="110" height="110" /&gt; &lt;img class="alignnone <text:s/>wp-image-49" src="http://localhost:8888/wordpress/wp-content/uploads/2017/04/logo-noorderzon-300x210.jpg" alt="" width="163" height="114" /&gt; &lt;img class="alignnone <text:s/>wp-image-50" src="http://localhost:8888/wordpress/wp-content/uploads/2017/04/Logo-VERA-300x300.png" alt="" width="141" height="141" /&gt;', 'Front page', '', 'inherit', 'closed', 'closed', '', '25-revision-v1', '', '', '2017-05-01 08:09:06', '2017-05-01 08:09:06', '', 25, 'http://localhost:8888/wordpress/index.php/2017/05/01/25-revision-v1/', 0, 'revision', '', 0),</text:p>
      <text:p text:style-name="P1">(53, 1, '2017-05-01 08:33:21', '2017-05-01 08:33:21', '&lt;em&gt;&lt;strong&gt;Verrassen, ontdekken, prikkelen! Dat is cultuur.&lt;/strong&gt;&lt;/em&gt;\r\n\r\n&amp;nbsp;\r\n\r\nCultuur Pakt Noord neemt je mee achter de schermen bij cultuurmakers en brengt je in contact met de bijzondere cultuur van het noorden. Met je bijdrage stimuleer je tegelijkertijd deze cultuur.\r\n\r\n&amp;nbsp;', 'Front page', '', 'inherit', 'closed', 'closed', '', '25-revision-v1', '', '', '2017-05-01 08:33:21', '2017-05-01 08:33:21', '', 25, 'http://localhost:8888/wordpress/index.php/2017/05/01/25-revision-v1/', 0, 'revision', '', 0),</text:p>
      <text:p text:style-name="P1">(54, 1, '2017-05-02 09:38:20', '2017-05-02 09:38:20', '&lt;p style="text-align: left;"&gt;Motor achter cultureel Noord Nederland&lt;/p&gt;\n&amp;nbsp;\n&lt;h3&gt;Beleef. Verras. Draag bij.&lt;/h3&gt;\n&amp;nbsp;\n\nIn het noorden hebben wij een divers en mooi cultuuraanbod: van theater en muziek tot dansvoorstellingen. Schurend, prikkelend, met diepgang of vol entertainment: cultuur heeft het <text:soft-page-break/>allemaal. Cultuur Pakt Noord neemt je mee in deze wereld en verrast je zes keer per jaar met een bijzonder kijkje in de keuken van deze cultuurmakers. Zo zijn we al bij de generale repetitie van Happiness van Club Guy &amp;amp; Roni geweest, waar zakelijk leider Harmen de voorstelling toelichtte. Of dan sluip je door de bijzondere gangen van het Grand Theatre en zie je de prachtige voorstelling Hope She Was Worth It van Jonge Harten. Na afloop gingen we in gesprek met de maakster en regisseur, waardoor je in het maakproces wordt betrokken.\n\n&amp;nbsp;\n\nWij bieden bijzondere kijkjes achter de schermen. Samen met filter Groningen laten we zien welke voorstellingen er nog meer in Groningen plaatsvinden in de cultuuragenda. Je bijdrage (€ 50,00) aan Cultuur Pakt Noord gaat voor 100% naar alle Cultuurmakers toe en blijft er niets aan de strijkstok hangen. Samen zijn we hierin opgetrokken en maken we dit initiatief met hulp van Gemeente en provincie Groningen mogelijk.\n\n&amp;nbsp;\n\n&lt;img class="alignnone wp-image-47" src="http://localhost:8888/wordpress/wp-content/uploads/2017/04/logo-NNT-300x160.png" alt="" width="130" height="69" /&gt; &lt;img class="alignnone wp-image-49" src="http://localhost:8888/wordpress/wp-content/uploads/2017/04/logo-noorderzon-300x210.jpg" alt="" width="197" height="138" /&gt; &lt;img class="alignnone wp-image-50" src="http://localhost:8888/wordpress/wp-content/uploads/2017/04/Logo-VERA-300x300.png" alt="" width="130" height="130" /&gt; &lt;img class="alignnone <text:s/>wp-image-55" src="http://localhost:8888/wordpress/wp-content/uploads/2017/04/Logo-Grand-Theatrebg-300x112.png" alt="" width="184" height="69" /&gt; &lt;img class="alignnone wp-image-48" src="http://localhost:8888/wordpress/wp-content/uploads/2017/04/logo-Noorderlicht-300x300.jpg" alt="" width="108" height="108" /&gt; &lt;img class="alignnone size-medium wp-image-42" src="http://localhost:8888/wordpress/wp-content/uploads/2017/04/logo-de-noorderlingen-300x69.jpg" alt="" width="300" height="69" /&gt; &lt;img class="alignnone wp-image-45" src="http://localhost:8888/wordpress/wp-content/uploads/2017/04/logo-Guy-Roni-300x134.png" alt="" width="262" height="117" /&gt; &lt;img class="alignnone wp-image-46" src="http://localhost:8888/wordpress/wp-content/uploads/2017/04/Logo-Jonge-Harten-300x274.jpg" alt="" width="154" height="140" /&gt; &lt;img class="alignnone wp-image-41" src="http://localhost:8888/wordpress/wp-content/uploads/2017/04/Logo-Beeldlijn-300x147.jpg" alt="" width="300" height="147" /&gt;', 'Over ons', '', 'inherit', 'closed', 'closed', '', '6-autosave-v1', '', '', '2017-05-02 09:38:20', '2017-05-02 09:38:20', '', 6, 'http://localhost:8888/wordpress/index.php/2017/05/01/6-autosave-v1/', 0, 'revision', '', 0),</text:p>
      <text:p text:style-name="P1">(55, 1, '2017-05-01 08:43:34', '2017-05-01 08:43:34', '', 'Logo Grand Theatrebg', '', 'inherit', 'open', 'closed', '', 'logo-grand-theatrebg', '', '', '2017-05-01 08:43:34', '2017-05-01 08:43:34', '', 6, 'http://localhost:8888/wordpress/wp-content/uploads/2017/04/Logo-Grand-Theatrebg.png', 0, 'attachment', 'image/png', 0);</text:p>
      <text:p text:style-name="P1">INSERT INTO `wp_posts` (`ID`, `post_author`, `post_date`, `post_date_gmt`, `post_content`, `post_title`, `post_excerpt`, `post_status`, `comment_status`, `ping_status`, `post_password`, `post_name`, `to_ping`, `pinged`, `post_modified`, `post_modified_gmt`, `post_content_filtered`, `post_parent`, `guid`, `menu_order`, `post_type`, `post_mime_type`, `comment_count`) VALUES</text:p>
      <text:p text:style-name="P1">(56, 1, '2017-05-01 08:47:10', '2017-05-01 08:47:10', '&lt;p style="text-align: left;"&gt;Motor achter cultureel Noord Nederland&lt;/p&gt;\r\n&amp;nbsp;\r\n&lt;h3&gt;Beleef. Verras. Draag bij.&lt;/h3&gt;\r\n&amp;nbsp;\r\n\r\nIn het noorden hebben wij een divers en mooi cultuuraanbod: van theater en muziek tot dansvoorstellingen. Schurend, prikkelend, met diepgang of vol entertainment: cultuur heeft het allemaal. Cultuur Pakt Noord neemt je mee in deze wereld en verrast je zes keer per jaar met een bijzonder kijkje in de keuken van deze cultuurmakers. Zo zijn we al bij de generale repetitie van Happiness van Club Guy &amp;amp; Roni geweest, waar zakelijk leider Harmen de voorstelling toelichtte. Of dan sluip je door de bijzondere gangen van het Grand Theatre en zie je de prachtige voorstelling Hope She Was Worth It van Jonge Harten. Na afloop gingen we in gesprek met de maakster en regisseur, waardoor je in het maakproces wordt betrokken.\r\n\r\n&amp;nbsp;\r\n\r\nWij bieden bijzondere kijkjes achter de schermen. Samen met filter Groningen laten we zien welke voorstellingen er nog meer in Groningen plaatsvinden in de cultuuragenda. Je bijdrage (€ 50,00) aan Cultuur Pakt Noord gaat voor 100% naar alle <text:soft-page-break/>Cultuurmakers toe en blijft er niets aan de strijkstok hangen. Samen zijn we hierin opgetrokken en maken we dit initiatief met hulp van Gemeente en provincie Groningen mogelijk.\r\n\r\n&amp;nbsp;\r\n\r\n&lt;img class="alignnone <text:s/>wp-image-47" src="http://localhost:8888/wordpress/wp-content/uploads/2017/04/logo-NNT-300x160.png" alt="" width="203" height="108" /&gt; &lt;img class="alignnone <text:s/>wp-image-49" src="http://localhost:8888/wordpress/wp-content/uploads/2017/04/logo-noorderzon-300x210.jpg" alt="" width="256" height="179" /&gt; &lt;img class="alignnone <text:s/>wp-image-50" src="http://localhost:8888/wordpress/wp-content/uploads/2017/04/Logo-VERA-300x300.png" alt="" width="195" height="195" /&gt; &lt;img class="alignnone size-medium wp-image-55" src="http://localhost:8888/wordpress/wp-content/uploads/2017/04/Logo-Grand-Theatrebg-300x112.png" alt="" width="300" height="112" /&gt; &lt;img class="alignnone <text:s/>wp-image-48" src="http://localhost:8888/wordpress/wp-content/uploads/2017/04/logo-Noorderlicht-300x300.jpg" alt="" width="108" height="108" /&gt; &lt;img class="alignnone size-medium wp-image-42" src="http://localhost:8888/wordpress/wp-content/uploads/2017/04/logo-de-noorderlingen-300x69.jpg" alt="" width="300" height="69" /&gt; &lt;img class="alignnone size-medium wp-image-45" src="http://localhost:8888/wordpress/wp-content/uploads/2017/04/logo-Guy-Roni-300x134.png" alt="" width="300" height="134" /&gt; &lt;img class="alignnone size-medium wp-image-46" src="http://localhost:8888/wordpress/wp-content/uploads/2017/04/Logo-Jonge-Harten-300x274.jpg" alt="" width="300" height="274" /&gt; &lt;img class="alignnone size-medium wp-image-41" src="http://localhost:8888/wordpress/wp-content/uploads/2017/04/Logo-Beeldlijn-300x147.jpg" alt="" width="300" height="147" /&gt;', 'Over ons', '', 'inherit', 'closed', 'closed', '', '6-revision-v1', '', '', '2017-05-01 08:47:10', '2017-05-01 08:47:10', '', 6, 'http://localhost:8888/wordpress/index.php/2017/05/01/6-revision-v1/', 0, 'revision', '', 0),</text:p>
      <text:p text:style-name="P1">(57, 1, '2017-05-01 09:05:40', '2017-05-01 09:05:40', '{\n <text:s text:c="3"/>"charitize-pro::charitize_options[charitize-donate-page]": {\n <text:s text:c="7"/>"value": "6",\n <text:s text:c="7"/>"type": "theme_mod",\n <text:s text:c="7"/>"user_id": 1\n <text:s text:c="3"/>}\n}', '', '', 'trash', 'closed', 'closed', '', '18ca764a-982e-40df-ad05-0044d7cebbd3', '', '', '2017-05-01 09:05:40', '2017-05-01 09:05:40', '', 0, 'http://localhost:8888/wordpress/index.php/2017/05/01/18ca764a-982e-40df-ad05-0044d7cebbd3/', 0, 'customize_changeset', '', 0),</text:p>
      <text:p text:style-name="P1">(58, 1, '2017-05-01 09:06:22', '2017-05-01 09:06:22', '', 'Donate', '', 'publish', 'closed', 'closed', '', 'donate', '', '', '2017-05-01 13:09:59', '2017-05-01 13:09:59', '', 0, 'http://localhost:8888/wordpress/?page_id=58', 0, 'page', '', 0),</text:p>
      <text:p text:style-name="P1">(59, 1, '2017-05-01 09:06:22', '2017-05-01 09:06:22', '', 'Donate', '', 'inherit', 'closed', 'closed', '', '58-revision-v1', '', '', '2017-05-01 09:06:22', '2017-05-01 09:06:22', '', 58, 'http://localhost:8888/wordpress/index.php/2017/05/01/58-revision-v1/', 0, 'revision', '', 0),</text:p>
      <text:p text:style-name="P1">(60, 1, '2017-05-01 10:01:33', '2017-05-01 10:01:33', '{\n <text:s text:c="3"/>"charitize-pro::charitize_options[charitize-donate-page]": {\n <text:s text:c="7"/>"value": "58",\n <text:s text:c="7"/>"type": "theme_mod",\n <text:s text:c="7"/>"user_id": 1\n <text:s text:c="3"/>}\n}', '', '', 'trash', 'closed', 'closed', '', '923c6611-0db1-4c53-b176-d1dd089f87a3', '', '', '2017-05-01 10:01:33', '2017-05-01 10:01:33', '', 0, 'http://localhost:8888/wordpress/?p=60', 0, 'customize_changeset', '', 0),</text:p>
      <text:p text:style-name="P1">(61, 1, '2017-05-01 10:07:05', '2017-05-01 10:07:05', '', 'beeldlijn 1', '', 'inherit', 'open', 'closed', '', 'beeldlijn-1', '', '', '2017-05-01 10:07:05', '2017-05-01 10:07:05', '', 18, 'http://localhost:8888/wordpress/wp-content/uploads/2017/04/beeldlijn-1.jpg', 0, 'attachment', 'image/jpeg', 0),</text:p>
      <text:p text:style-name="P1">(62, 1, '2017-05-01 10:07:06', '2017-05-01 10:07:06', '', 'beeldlijn 2', '', 'inherit', 'open', 'closed', '', 'beeldlijn-2', '', '', '2017-05-01 10:07:06', '2017-05-01 10:07:06', '', 18, 'http://localhost:8888/wordpress/wp-content/uploads/2017/04/beeldlijn-2.jpeg', 0, 'attachment', 'image/jpeg', 0),</text:p>
      <text:p text:style-name="P1">(63, 1, '2017-05-01 10:07:07', '2017-05-01 10:07:07', '', 'beeldlijn 3', '', 'inherit', 'open', 'closed', '', 'beeldlijn-3', '', '', '2017-05-01 10:07:07', '2017-05-01 10:07:07', '', 18, 'http://localhost:8888/wordpress/wp-content/uploads/2017/04/beeldlijn-3.jpg', 0, 'attachment', 'image/jpeg', 0),</text:p>
      <text:p text:style-name="P1"><text:soft-page-break/>(64, 1, '2017-05-01 10:07:08', '2017-05-01 10:07:08', '', 'CGB2', '', 'inherit', 'open', 'closed', '', 'cgb2', '', '', '2017-05-01 10:07:08', '2017-05-01 10:07:08', '', 18, 'http://localhost:8888/wordpress/wp-content/uploads/2017/04/CGB2.jpg', 0, 'attachment', 'image/jpeg', 0),</text:p>
      <text:p text:style-name="P1">(65, 1, '2017-05-01 10:07:10', '2017-05-01 10:07:10', '', 'CGR 1', '', 'inherit', 'open', 'closed', '', 'cgr-1', '', '', '2017-05-01 10:07:10', '2017-05-01 10:07:10', '', 18, 'http://localhost:8888/wordpress/wp-content/uploads/2017/04/CGR-1.jpg', 0, 'attachment', 'image/jpeg', 0),</text:p>
      <text:p text:style-name="P1">(66, 1, '2017-05-01 10:07:13', '2017-05-01 10:07:13', '', 'CGR 3', '', 'inherit', 'open', 'closed', '', 'cgr-3', '', '', '2017-05-01 10:07:13', '2017-05-01 10:07:13', '', 18, 'http://localhost:8888/wordpress/wp-content/uploads/2017/04/CGR-3.jpg', 0, 'attachment', 'image/jpeg', 0),</text:p>
      <text:p text:style-name="P1">(67, 1, '2017-05-01 10:07:15', '2017-05-01 10:07:15', '', 'CGR4 (1)', '', 'inherit', 'open', 'closed', '', 'cgr4-1', '', '', '2017-05-01 10:07:15', '2017-05-01 10:07:15', '', 18, 'http://localhost:8888/wordpress/wp-content/uploads/2017/04/CGR4-1.jpg', 0, 'attachment', 'image/jpeg', 0),</text:p>
      <text:p text:style-name="P1">(68, 1, '2017-05-01 10:07:16', '2017-05-01 10:07:16', '', 'GT-jonge harten 2', '', 'inherit', 'open', 'closed', '', 'gt-jonge-harten-2', '', '', '2017-05-01 10:07:16', '2017-05-01 10:07:16', '', 18, 'http://localhost:8888/wordpress/wp-content/uploads/2017/04/GT-jonge-harten-2.jpg', 0, 'attachment', 'image/jpeg', 0),</text:p>
      <text:p text:style-name="P1">(69, 1, '2017-05-01 10:07:18', '2017-05-01 10:07:18', '', 'GT1', '', 'inherit', 'open', 'closed', '', 'gt1', '', '', '2017-05-01 10:07:18', '2017-05-01 10:07:18', '', 18, 'http://localhost:8888/wordpress/wp-content/uploads/2017/04/GT1.jpg', 0, 'attachment', 'image/jpeg', 0),</text:p>
      <text:p text:style-name="P1">(70, 1, '2017-05-01 10:07:19', '2017-05-01 10:07:19', '', 'GT3', '', 'inherit', 'open', 'closed', '', 'gt3', '', '', '2017-05-01 10:07:19', '2017-05-01 10:07:19', '', 18, 'http://localhost:8888/wordpress/wp-content/uploads/2017/04/GT3.jpg', 0, 'attachment', 'image/jpeg', 0),</text:p>
      <text:p text:style-name="P1">(71, 1, '2017-05-01 10:07:21', '2017-05-01 10:07:21', '', 'Jonge Harten 1', '', 'inherit', 'open', 'closed', '', 'jonge-harten-1', '', '', '2017-05-01 10:07:21', '2017-05-01 10:07:21', '', 18, 'http://localhost:8888/wordpress/wp-content/uploads/2017/04/Jonge-Harten-1.jpg', 0, 'attachment', 'image/jpeg', 0),</text:p>
      <text:p text:style-name="P1">(72, 1, '2017-05-01 10:07:22', '2017-05-01 10:07:22', '', 'Jonge Harten 2', '', 'inherit', 'open', 'closed', '', 'jonge-harten-2', '', '', '2017-05-01 10:07:22', '2017-05-01 10:07:22', '', 18, 'http://localhost:8888/wordpress/wp-content/uploads/2017/04/Jonge-Harten-2.jpg', 0, 'attachment', 'image/jpeg', 0),</text:p>
      <text:p text:style-name="P1">(73, 1, '2017-05-01 10:07:23', '2017-05-01 10:07:23', '', 'Jonge Harten 3', '', 'inherit', 'open', 'closed', '', 'jonge-harten-3', '', '', '2017-05-01 10:07:23', '2017-05-01 10:07:23', '', 18, 'http://localhost:8888/wordpress/wp-content/uploads/2017/04/Jonge-Harten-3.jpg', 0, 'attachment', 'image/jpeg', 0),</text:p>
      <text:p text:style-name="P1">(74, 1, '2017-05-01 10:07:26', '2017-05-01 10:07:26', '', 'NNT1', '', 'inherit', 'open', 'closed', '', 'nnt1', '', '', '2017-05-01 10:07:26', '2017-05-01 10:07:26', '', 18, 'http://localhost:8888/wordpress/wp-content/uploads/2017/04/NNT1.jpg', 0, 'attachment', 'image/jpeg', 0),</text:p>
      <text:p text:style-name="P1">(75, 1, '2017-05-01 10:07:28', '2017-05-01 10:07:28', '', 'NNT3 (1)', '', 'inherit', 'open', 'closed', '', 'nnt3-1', '', '', '2017-05-01 10:07:28', '2017-05-01 10:07:28', '', 18, 'http://localhost:8888/wordpress/wp-content/uploads/2017/04/NNT3-1.jpg', 0, 'attachment', 'image/jpeg', 0),</text:p>
      <text:p text:style-name="P1">(76, 1, '2017-05-01 10:07:30', '2017-05-01 10:07:30', '', 'NNT4', '', 'inherit', 'open', 'closed', '', 'nnt4', '', '', '2017-05-01 10:07:30', '2017-05-01 10:07:30', '', 18, 'http://localhost:8888/wordpress/wp-content/uploads/2017/04/NNT4.jpg', 0, 'attachment', 'image/jpeg', 0),</text:p>
      <text:p text:style-name="P1">(77, 1, '2017-05-01 10:07:32', '2017-05-01 10:07:32', '', 'noord 3', '', 'inherit', 'open', 'closed', '', 'noord-3', '', '', '2017-05-01 10:07:32', '2017-05-01 10:07:32', '', 18, 'http://localhost:8888/wordpress/wp-content/uploads/2017/04/noord-3.jpg', 0, 'attachment', 'image/jpeg', 0),</text:p>
      <text:p text:style-name="P1">(78, 1, '2017-05-01 10:07:32', '2017-05-01 10:07:32', '&amp;nbsp;\n\n&amp;nbsp;\n\n&lt;strong&gt;Laat je verrassen door cultuur! We nemen je mee in de krochten, hoekjes en gaten van panden en laten je zien welke bijzondere cultuur daar te vinden is.&lt;/strong&gt;\n\n12 mei Mr and Mississippi\n\nOp 12 <text:soft-page-break/>mei neemt Cultuur Pakt Noord een kijkje in de keuken van Vera. Van gereformeerde studentenvereniging naar underground poppodium kent één van de oudste woonhuizen in Groningen een bewogen geschiedenis. In de jaren zeventig is het poppodium ontstaan. Vera programmeert vooruitstrevend en biedt bekende en onbekende bands uit binnen- en buitenland een podium. Van grote band als U2 en Pearl Jam wist VERA het talent al vroeg te (h)erkennen.\n\nOp 12 mei treden Mister and Mississippi op. Deze Nederlandse folkband had een knallend debuutalbum waarvoor ze ook de 3FM Award voor Beste Nieuwkomer hebben gewonnen. Na hun tweede en kritisch ontvangen twee album heeft Mister and Mississippi zich herpakt en een derde en nieuw album uitgebracht. Met sterke songstructuren en veel aandacht voor arrangement en productie kan dit album tot de verrassingen van 2017 gaan behoren.\n\n&lt;strong&gt;Het programma is als volgt:&lt;/strong&gt;\n\n19:15 uur ontvangst in de Kemenade (eerste verdieping)\n\n19:30 uur Rondleiding VERA, meet &amp;amp; greet met Olaf Veenstra, nieuwe directeur van VERA\n\n20:30  Optreden Mister and Mississippi (optioneel)\n\nWe hopen jou er te zien en we maken er een bijzondere belevenis van. Tot dan!\n\n&lt;em&gt;&lt;strong&gt;Laat je verrassen en meld je aan!&lt;/strong&gt;&lt;/em&gt;', 'Expedities uitgelicht', '', 'inherit', 'closed', 'closed', '', '18-autosave-v1', '', '', '2017-05-01 10:07:32', '2017-05-01 10:07:32', '', 18, 'http://localhost:8888/wordpress/index.php/2017/05/01/18-autosave-v1/', 0, 'revision', '', 0),</text:p>
      <text:p text:style-name="P1">(79, 1, '2017-05-01 10:07:33', '2017-05-01 10:07:33', '', 'noord 4', '', 'inherit', 'open', 'closed', '', 'noord-4', '', '', '2017-05-01 10:07:33', '2017-05-01 10:07:33', '', 18, 'http://localhost:8888/wordpress/wp-content/uploads/2017/04/noord-4.jpg', 0, 'attachment', 'image/jpeg', 0),</text:p>
      <text:p text:style-name="P1">(80, 1, '2017-05-01 10:07:34', '2017-05-01 10:07:34', '', 'noord1', '', 'inherit', 'open', 'closed', '', 'noord1', '', '', '2017-05-01 10:07:34', '2017-05-01 10:07:34', '', 18, 'http://localhost:8888/wordpress/wp-content/uploads/2017/04/noord1.jpg', 0, 'attachment', 'image/jpeg', 0),</text:p>
      <text:p text:style-name="P1">(81, 1, '2017-05-01 10:07:35', '2017-05-01 10:07:35', '', 'noorderlicht 3', '', 'inherit', 'open', 'closed', '', 'noorderlicht-3', '', '', '2017-05-01 10:07:35', '2017-05-01 10:07:35', '', 18, 'http://localhost:8888/wordpress/wp-content/uploads/2017/04/noorderlicht-3.jpg', 0, 'attachment', 'image/jpeg', 0),</text:p>
      <text:p text:style-name="P1">(82, 1, '2017-05-01 10:07:36', '2017-05-01 10:07:36', '', 'noorderlicht 4', '', 'inherit', 'open', 'closed', '', 'noorderlicht-4', '', '', '2017-05-01 10:07:36', '2017-05-01 10:07:36', '', 18, 'http://localhost:8888/wordpress/wp-content/uploads/2017/04/noorderlicht-4.jpg', 0, 'attachment', 'image/jpeg', 0),</text:p>
      <text:p text:style-name="P1">(83, 1, '2017-05-01 10:07:38', '2017-05-01 10:07:38', '', 'noorderlicht1', '', 'inherit', 'open', 'closed', '', 'noorderlicht1', '', '', '2017-05-01 10:07:38', '2017-05-01 10:07:38', '', 18, 'http://localhost:8888/wordpress/wp-content/uploads/2017/04/noorderlicht1.jpg', 0, 'attachment', 'image/jpeg', 0),</text:p>
      <text:p text:style-name="P1">(84, 1, '2017-05-01 10:07:39', '2017-05-01 10:07:39', '', 'noorderlicht2', '', 'inherit', 'open', 'closed', '', 'noorderlicht2', '', '', '2017-05-01 10:07:39', '2017-05-01 10:07:39', '', 18, 'http://localhost:8888/wordpress/wp-content/uploads/2017/04/noorderlicht2.jpg', 0, 'attachment', 'image/jpeg', 0),</text:p>
      <text:p text:style-name="P1">(85, 1, '2017-05-01 10:07:43', '2017-05-01 10:07:43', '', 'noorderzon 3', '', 'inherit', 'open', 'closed', '', 'noorderzon-3', '', '', '2017-05-01 10:07:43', '2017-05-01 10:07:43', '', 18, 'http://localhost:8888/wordpress/wp-content/uploads/2017/04/noorderzon-3.jpg', 0, 'attachment', 'image/jpeg', 0),</text:p>
      <text:p text:style-name="P1">(86, 1, '2017-05-01 10:07:44', '2017-05-01 10:07:44', '', 'Vera2', '', 'inherit', 'open', 'closed', '', 'vera2', '', '', '2017-05-01 10:07:44', '2017-05-01 10:07:44', '', 18, 'http://localhost:8888/wordpress/wp-content/uploads/2017/04/Vera2.jpg', 0, 'attachment', 'image/jpeg', 0),</text:p>
      <text:p text:style-name="P1">(87, 1, '2017-05-01 10:07:46', '2017-05-01 10:07:46', '', 'vera4', '', 'inherit', 'open', 'closed', '', 'vera4', '', '', '2017-05-01 10:07:46', '2017-05-01 10:07:46', '', 18, 'http://localhost:8888/wordpress/wp-content/uploads/2017/04/vera4.jpg', 0, 'attachment', 'image/jpeg', 0),</text:p>
      <text:p text:style-name="P1">(88, 1, '2017-05-01 10:07:47', '2017-05-01 10:07:47', '', 'vera 3', '', 'inherit', 'open', 'closed', '', 'vera-<text:soft-page-break/>3', '', '', '2017-05-01 10:07:47', '2017-05-01 10:07:47', '', 18, 'http://localhost:8888/wordpress/wp-content/uploads/2017/04/vera-3.jpg', 0, 'attachment', 'image/jpeg', 0),</text:p>
      <text:p text:style-name="P1">(89, 1, '2017-05-01 10:21:50', '2017-05-01 10:21:50', '&lt;img class="alignnone size-medium wp-image-75" src="http://localhost:8888/wordpress/wp-content/uploads/2017/04/NNT3-1-300x180.jpg" alt="" width="300" height="180" /&gt;\r\n\r\n&amp;nbsp;\r\n\r\n&lt;strong&gt;Laat je verrassen door cultuur! We nemen je mee in de krochten, hoekjes en gaten van panden en laten je zien welke bijzondere cultuur daar te vinden is.&lt;/strong&gt;\r\n\r\n12 mei Mr and Mississippi\r\n\r\nOp 12 mei neemt Cultuur Pakt Noord een kijkje in de keuken van Vera. Van gereformeerde studentenvereniging naar underground poppodium kent één van de oudste woonhuizen in Groningen een bewogen geschiedenis. In de jaren zeventig is het poppodium ontstaan. Vera programmeert vooruitstrevend en biedt bekende en onbekende bands uit binnen- en buitenland een podium. Van grote band als U2 en Pearl Jam wist VERA het talent al vroeg te (h)erkennen.\r\n\r\nOp 12 mei treden Mister and Mississippi op. Deze Nederlandse folkband had een knallend debuutalbum waarvoor ze ook de 3FM Award voor Beste Nieuwkomer hebben gewonnen. Na hun tweede en kritisch ontvangen twee album heeft Mister and Mississippi zich herpakt en een derde en nieuw album uitgebracht. Met sterke songstructuren en veel aandacht voor arrangement en productie kan dit album tot de verrassingen van 2017 gaan behoren.\r\n\r\n&lt;strong&gt;Het programma is als volgt:&lt;/strong&gt;\r\n\r\n19:15 uur ontvangst in de Kemenade (eerste verdieping)\r\n\r\n19:30 uur Rondleiding VERA, meet &amp;amp; greet met Olaf Veenstra, nieuwe directeur van VERA\r\n\r\n20:30  Optreden Mister and Mississippi (optioneel)\r\n\r\nWe hopen jou er te zien en we maken er een bijzondere belevenis van. Tot dan!\r\n\r\n&lt;em&gt;&lt;strong&gt;Laat je verrassen en meld je aan!&lt;/strong&gt;&lt;/em&gt;', 'Expedities uitgelicht', '', 'inherit', 'closed', 'closed', '', '18-revision-v1', '', '', '2017-05-01 10:21:50', '2017-05-01 10:21:50', '', 18, 'http://localhost:8888/wordpress/index.php/2017/05/01/18-revision-v1/', 0, 'revision', '', 0),</text:p>
      <text:p text:style-name="P1">(90, 1, '2017-05-01 10:24:06', '2017-05-01 10:24:06', '{\n <text:s text:c="3"/>"charitize-pro::charitize_options[charitize-default-banner-image]": {\n <text:s text:c="7"/>"value": "http://localhost:8888/wordpress/wp-content/uploads/2017/04/Jonge-Harten-1.jpg",\n <text:s text:c="7"/>"type": "theme_mod",\n <text:s text:c="7"/>"user_id": 1\n <text:s text:c="3"/>}\n}', '', '', 'trash', 'closed', 'closed', '', '25089311-bc24-48a4-8688-a52e90a33c39', '', '', '2017-05-01 10:24:06', '2017-05-01 10:24:06', '', 0, 'http://localhost:8888/wordpress/?p=90', 0, 'customize_changeset', '', 0),</text:p>
      <text:p text:style-name="P1">(91, 1, '2017-05-01 10:25:26', '2017-05-01 10:25:26', '&lt;img class="alignnone size-medium wp-image-70" src="http://localhost:8888/wordpress/wp-content/uploads/2017/04/GT3-300x173.jpg" alt="" width="300" height="173" /&gt;', 'Donate', '', 'inherit', 'closed', 'closed', '', '58-revision-v1', '', '', '2017-05-01 10:25:26', '2017-05-01 10:25:26', '', 58, 'http://localhost:8888/wordpress/index.php/2017/05/01/58-revision-v1/', 0, 'revision', '', 0),</text:p>
      <text:p text:style-name="P1">(92, 1, '2017-05-01 12:57:19', '2017-05-01 12:57:19', '{\n <text:s text:c="3"/>"sidebars_widgets[sidebar-1]": {\n <text:s text:c="7"/>"value": [\n <text:s text:c="11"/>"search-2",\n <text:s text:c="11"/>"recent-posts-2",\n <text:s text:c="11"/>"nav_menu-7"\n <text:s text:c="7"/>],\n <text:s text:c="7"/>"type": "option",\n <text:s text:c="7"/>"user_id": 1\n <text:s text:c="3"/>},\n <text:s text:c="3"/>"widget_nav_menu[7]": {\n <text:s text:c="7"/>"value": {\n <text:s text:c="11"/>"encoded_serialized_instance": "YToxOntzOjg6Im5hdl9tZW51IjtpOjI7fQ==",\n <text:s text:c="11"/>"title": "",\n <text:s text:c="11"/>"is_widget_customizer_js_value": true,\n <text:s text:c="11"/>"instance_hash_key": "0429992fbfa215d75b4961c9c316380a"\n <text:s text:c="7"/>},\n <text:s text:c="7"/>"type": "option",\n <text:s text:c="7"/>"user_id": 1\n <text:s text:c="3"/>},\n <text:s text:c="3"/>"charitize-pro::nav_menu_locations[primary]": {\n <text:s text:c="7"/>"value": 0,\n <text:s text:c="7"/>"type": "theme_mod",\n <text:s text:c="7"/>"user_id": 1\n <text:s text:c="3"/>}\n}', '', '', 'trash', 'closed', 'closed', '', '2264a579-2dd2-4dc2-a14a-af72ae707694', '', '', '2017-05-01 12:57:19', '2017-05-01 12:57:19', '', 0, 'http://localhost:8888/wordpress/?p=92', 0, 'customize_changeset', '', 0),</text:p>
      <text:p text:style-name="P1">(93, 1, '2017-05-01 12:58:34', '2017-05-01 12:58:34', '{\n <text:s text:c="3"/>"charitize-pro::nav_menu_locations[primary]": {\n <text:s text:c="7"/>"value": 2,\n <text:s text:c="7"/>"type": "theme_mod",\n <text:s text:c="7"/>"user_id": 1\n <text:s text:c="3"/>},\n <text:s text:c="3"/>"charitize-pro::nav_menu_locations[footer]": {\n <text:s text:c="7"/>"value": 0,\n <text:s text:c="7"/>"type": "theme_mod",\n <text:s text:c="7"/>"user_id": 1\n <text:s text:c="3"/>},\n <text:s text:c="3"/>"charitize-pro::nav_menu_locations[social]": {\n <text:s text:c="7"/>"value": 3,\n <text:s text:c="7"/>"type": "theme_mod",\n <text:s text:c="7"/>"user_id": 1\n <text:s text:c="3"/>}\n}', '', '', 'trash', 'closed', 'closed', '', 'baf2fd12-44da-42fc-99b7-d26239370c78', '', '', '2017-05-01 12:58:34', '2017-05-01 12:58:34', '', 0, 'http://localhost:8888/wordpress/?p=93', 0, 'customize_changeset', '', 0),</text:p>
      <text:p text:style-name="P1"><text:soft-page-break/>(94, 1, '2017-05-01 13:05:39', '2017-05-01 13:05:39', '{\n <text:s text:c="3"/>"charitize-pro::charitize_options[charitize-fs-single-words]": {\n <text:s text:c="7"/>"value": "6",\n <text:s text:c="7"/>"type": "theme_mod",\n <text:s text:c="7"/>"user_id": 1\n <text:s text:c="3"/>},\n <text:s text:c="3"/>"charitize-pro::charitize_options[charitize-fs-enable-button-text]": {\n <text:s text:c="7"/>"value": "View more",\n <text:s text:c="7"/>"type": "theme_mod",\n <text:s text:c="7"/>"user_id": 1\n <text:s text:c="3"/>},\n <text:s text:c="3"/>"charitize-pro::charitize_options[charitize-fs-enable-pager]": {\n <text:s text:c="7"/>"value": true,\n <text:s text:c="7"/>"type": "theme_mod",\n <text:s text:c="7"/>"user_id": 1\n <text:s text:c="3"/>}\n}', '', '', 'trash', 'closed', 'closed', '', '8fd77c03-afb6-4b45-9ee3-634dfee0fd47', '', '', '2017-05-01 13:05:39', '2017-05-01 13:05:39', '', 0, 'http://localhost:8888/wordpress/?p=94', 0, 'customize_changeset', '', 0),</text:p>
      <text:p text:style-name="P1">(95, 1, '2017-05-01 13:09:59', '2017-05-01 13:09:59', '', 'Donate', '', 'inherit', 'closed', 'closed', '', '58-revision-v1', '', '', '2017-05-01 13:09:59', '2017-05-01 13:09:59', '', 58, 'http://localhost:8888/wordpress/index.php/2017/05/01/58-revision-v1/', 0, 'revision', '', 0),</text:p>
      <text:p text:style-name="P1">(96, 1, '2017-05-01 13:12:15', '2017-05-01 13:12:15', '&lt;strong&gt;Laat je verrassen door cultuur! We nemen je mee in de krochten, hoekjes en gaten van panden en laten je zien welke bijzondere cultuur daar te vinden is.&lt;/strong&gt;\r\n\r\n12 mei Mr and Mississippi\r\n\r\nOp 12 mei neemt Cultuur Pakt Noord een kijkje in de keuken van Vera. Van gereformeerde studentenvereniging naar underground poppodium kent één van de oudste woonhuizen in Groningen een bewogen geschiedenis. In de jaren zeventig is het poppodium ontstaan. Vera programmeert vooruitstrevend en biedt bekende en onbekende bands uit binnen- en buitenland een podium. Van grote band als U2 en Pearl Jam wist VERA het talent al vroeg te (h)erkennen.\r\n\r\nOp 12 mei treden Mister and Mississippi op. Deze Nederlandse folkband had een knallend debuutalbum waarvoor ze ook de 3FM Award voor Beste Nieuwkomer hebben gewonnen. Na hun tweede en kritisch ontvangen twee album heeft Mister and Mississippi zich herpakt en een derde en nieuw album uitgebracht. Met sterke songstructuren en veel aandacht voor arrangement en productie kan dit album tot de verrassingen van 2017 gaan behoren.\r\n\r\n&lt;strong&gt;Het programma is als volgt:&lt;/strong&gt;\r\n\r\n19:15 uur ontvangst in de Kemenade (eerste verdieping)\r\n\r\n19:30 uur Rondleiding VERA, meet &amp;amp; greet met Olaf Veenstra, nieuwe directeur van VERA\r\n\r\n20:30  Optreden Mister and Mississippi (optioneel)\r\n\r\nWe hopen jou er te zien en we maken er een bijzondere belevenis van. Tot dan!\r\n\r\n&lt;em&gt;&lt;strong&gt;Laat je verrassen en meld je aan!&lt;/strong&gt;&lt;/em&gt;', 'Expedities uitgelicht', '', 'inherit', 'closed', 'closed', '', '18-revision-v1', '', '', '2017-05-01 13:12:15', '2017-05-01 13:12:15', '', 18, 'http://localhost:8888/wordpress/index.php/2017/05/01/18-revision-v1/', 0, 'revision', '', 0),</text:p>
      <text:p text:style-name="P1">(97, 1, '2017-05-01 13:13:50', '2017-05-01 13:13:50', '{\n <text:s text:c="3"/>"charitize-pro::charitize_options[charitize-activities-pages-ids_3]": {\n <text:s text:c="7"/>"value": "16",\n <text:s text:c="7"/>"type": "theme_mod",\n <text:s text:c="7"/>"user_id": 1\n <text:s text:c="3"/>},\n <text:s text:c="3"/>"charitize-pro::charitize_options[charitize-activities-pages-ids_4]": {\n <text:s text:c="7"/>"value": "22",\n <text:s text:c="7"/>"type": "theme_mod",\n <text:s text:c="7"/>"user_id": 1\n <text:s text:c="3"/>}\n}', '', '', 'trash', 'closed', 'closed', '', '9cd976dd-2e47-4a35-abb5-7500e152ff21', '', '', '2017-05-01 13:13:50', '2017-05-01 13:13:50', '', 0, 'http://localhost:8888/wordpress/?p=97', 0, 'customize_changeset', '', 0),</text:p>
      <text:p text:style-name="P1">(98, 1, '2017-05-02 08:06:26', '2017-05-02 08:06:26', '&lt;h3&gt;&lt;strong&gt; I love Cultuur!&lt;/strong&gt;&lt;/h3&gt;\r\n&amp;nbsp;\r\n\r\nVoor slechts € 5,00 per maand krijg je exclusieve kijkjes achter de schermen en ontdek je wat cultureel Groningen te bieden heeft.\r\n\r\n&amp;nbsp;\r\n\r\nWij bieden jou:\r\n\r\n&amp;nbsp;\r\n\r\n-       6x per jaar een expeditie achter de schermen\r\n\r\n-       Een gecureerde agenda met de do and don’ts\r\n\r\n-       Kortingen op leuke voorstellingen\r\n\r\n&amp;nbsp;\r\n\r\n&lt;em&gt;&lt;strong&gt;Met jouw bijdrage ondersteunen wij cultureel Groningen en maken we bijzondere voorstellingen mogelijk!&lt;/strong&gt;&lt;/em&gt;\r\n\r\n&amp;nbsp;', 'Wat krijgt de donateur?', '', 'inherit', 'closed', 'closed', '', '8-revision-v1', '', '', '2017-05-02 08:06:26', '2017-05-02 08:06:26', '', 8, 'http://localhost:8888/wordpress/index.php/2017/05/02/8-revision-v1/', 0, 'revision', '', 0),</text:p>
      <text:p text:style-name="P1">(99, 1, '2017-05-02 09:33:04', '2017-05-02 09:33:04', '&lt;p style="text-align: left;"&gt;Motor achter cultureel Noord Nederland&lt;/p&gt;\r\n&amp;nbsp;\r\n&lt;h3&gt;Beleef. Verras. Draag bij.&lt;/h3&gt;\r\n&amp;nbsp;\r\n\r\nIn het noorden hebben wij een divers en mooi cultuuraanbod: van theater en muziek tot dansvoorstellingen. Schurend, prikkelend, met diepgang of vol entertainment: cultuur heeft het allemaal. Cultuur Pakt Noord neemt je mee in deze wereld en verrast je zes keer per jaar met een bijzonder kijkje in de keuken van deze cultuurmakers. Zo zijn we al bij de generale <text:soft-page-break/>repetitie van Happiness van Club Guy &amp;amp; Roni geweest, waar zakelijk leider Harmen de voorstelling toelichtte. Of dan sluip je door de bijzondere gangen van het Grand Theatre en zie je de prachtige voorstelling Hope She Was Worth It van Jonge Harten. Na afloop gingen we in gesprek met de maakster en regisseur, waardoor je in het maakproces wordt betrokken.\r\n\r\n&amp;nbsp;\r\n\r\nWij bieden bijzondere kijkjes achter de schermen. Samen met filter Groningen laten we zien welke voorstellingen er nog meer in Groningen plaatsvinden in de cultuuragenda. Je bijdrage (€ 50,00) aan Cultuur Pakt Noord gaat voor 100% naar alle Cultuurmakers toe en blijft er niets aan de strijkstok hangen. Samen zijn we hierin opgetrokken en maken we dit initiatief met hulp van Gemeente en provincie Groningen mogelijk.\r\n\r\n&amp;nbsp;\r\n\r\n&lt;img class="alignnone wp-image-47" src="http://localhost:8888/wordpress/wp-content/uploads/2017/04/logo-NNT-300x160.png" alt="" width="203" height="108" /&gt; &lt;img class="alignnone wp-image-49" src="http://localhost:8888/wordpress/wp-content/uploads/2017/04/logo-noorderzon-300x210.jpg" alt="" width="256" height="179" /&gt; &lt;img class="alignnone wp-image-50" src="http://localhost:8888/wordpress/wp-content/uploads/2017/04/Logo-VERA-300x300.png" alt="" width="195" height="195" /&gt; &lt;img class="alignnone size-medium wp-image-55" src="http://localhost:8888/wordpress/wp-content/uploads/2017/04/Logo-Grand-Theatrebg-300x112.png" alt="" width="300" height="112" /&gt; &lt;img class="alignnone wp-image-48" src="http://localhost:8888/wordpress/wp-content/uploads/2017/04/logo-Noorderlicht-300x300.jpg" alt="" width="108" height="108" /&gt; &lt;img class="alignnone size-medium wp-image-42" src="http://localhost:8888/wordpress/wp-content/uploads/2017/04/logo-de-noorderlingen-300x69.jpg" alt="" width="300" height="69" /&gt; &lt;img class="alignnone size-medium wp-image-45" src="http://localhost:8888/wordpress/wp-content/uploads/2017/04/logo-Guy-Roni-300x134.png" alt="" width="300" height="134" /&gt; &lt;img class="alignnone <text:s/>wp-image-46" src="http://localhost:8888/wordpress/wp-content/uploads/2017/04/Logo-Jonge-Harten-300x274.jpg" alt="" width="154" height="140" /&gt; &lt;img class="alignnone <text:s/>wp-image-41" src="http://localhost:8888/wordpress/wp-content/uploads/2017/04/Logo-Beeldlijn-300x147.jpg" alt="" width="300" height="147" /&gt;', 'Over ons', '', 'inherit', 'closed', 'closed', '', '6-revision-v1', '', '', '2017-05-02 09:33:04', '2017-05-02 09:33:04', '', 6, 'http://localhost:8888/wordpress/index.php/2017/05/02/6-revision-v1/', 0, 'revision', '', 0),</text:p>
      <text:p text:style-name="P1">(100, 1, '2017-05-02 09:34:02', '2017-05-02 09:34:02', '&lt;p style="text-align: left;"&gt;Motor achter cultureel Noord Nederland&lt;/p&gt;\r\n&amp;nbsp;\r\n&lt;h3&gt;Beleef. Verras. Draag bij.&lt;/h3&gt;\r\n&amp;nbsp;\r\n\r\nIn het noorden hebben wij een divers en mooi cultuuraanbod: van theater en muziek tot dansvoorstellingen. Schurend, prikkelend, met diepgang of vol entertainment: cultuur heeft het allemaal. Cultuur Pakt Noord neemt je mee in deze wereld en verrast je zes keer per jaar met een bijzonder kijkje in de keuken van deze cultuurmakers. Zo zijn we al bij de generale repetitie van Happiness van Club Guy &amp;amp; Roni geweest, waar zakelijk leider Harmen de voorstelling toelichtte. Of dan sluip je door de bijzondere gangen van het Grand Theatre en zie je de prachtige voorstelling Hope She Was Worth It van Jonge Harten. Na afloop gingen we in gesprek met de maakster en regisseur, waardoor je in het maakproces wordt betrokken.\r\n\r\n&amp;nbsp;\r\n\r\nWij bieden bijzondere kijkjes achter de schermen. Samen met filter Groningen laten we zien welke voorstellingen er nog meer in Groningen plaatsvinden in de cultuuragenda. Je bijdrage (€ 50,00) aan Cultuur Pakt Noord gaat voor 100% naar alle Cultuurmakers toe en blijft er niets aan de strijkstok hangen. Samen zijn we hierin opgetrokken en maken we dit initiatief met hulp van Gemeente en provincie Groningen mogelijk.\r\n\r\n&amp;nbsp;\r\n\r\n&lt;img class="alignnone wp-image-47" src="http://localhost:8888/wordpress/wp-content/uploads/2017/04/logo-NNT-300x160.png" alt="" width="203" height="108" /&gt; &lt;img class="alignnone wp-image-49" src="http://localhost:8888/wordpress/wp-content/uploads/2017/04/logo-noorderzon-300x210.jpg" alt="" width="256" height="179" /&gt; &lt;img class="alignnone wp-image-50" src="http://localhost:8888/wordpress/wp-content/uploads/2017/04/Logo-VERA-300x300.png" alt="" width="166" height="166" /&gt; &lt;img class="alignnone size-medium wp-image-55" <text:soft-page-break/>src="http://localhost:8888/wordpress/wp-content/uploads/2017/04/Logo-Grand-Theatrebg-300x112.png" alt="" width="300" height="112" /&gt; &lt;img class="alignnone wp-image-48" src="http://localhost:8888/wordpress/wp-content/uploads/2017/04/logo-Noorderlicht-300x300.jpg" alt="" width="108" height="108" /&gt; &lt;img class="alignnone size-medium wp-image-42" src="http://localhost:8888/wordpress/wp-content/uploads/2017/04/logo-de-noorderlingen-300x69.jpg" alt="" width="300" height="69" /&gt; &lt;img class="alignnone <text:s/>wp-image-45" src="http://localhost:8888/wordpress/wp-content/uploads/2017/04/logo-Guy-Roni-300x134.png" alt="" width="262" height="117" /&gt; &lt;img class="alignnone wp-image-46" src="http://localhost:8888/wordpress/wp-content/uploads/2017/04/Logo-Jonge-Harten-300x274.jpg" alt="" width="154" height="140" /&gt; &lt;img class="alignnone wp-image-41" src="http://localhost:8888/wordpress/wp-content/uploads/2017/04/Logo-Beeldlijn-300x147.jpg" alt="" width="300" height="147" /&gt;', 'Over ons', '', 'inherit', 'closed', 'closed', '', '6-revision-v1', '', '', '2017-05-02 09:34:02', '2017-05-02 09:34:02', '', 6, 'http://localhost:8888/wordpress/index.php/2017/05/02/6-revision-v1/', 0, 'revision', '', 0),</text:p>
      <text:p text:style-name="P1">(101, 1, '2017-05-02 09:39:16', '2017-05-02 09:39:16', '&lt;p style="text-align: left;"&gt;Motor achter cultureel Noord Nederland&lt;/p&gt;\r\n&amp;nbsp;\r\n&lt;h3&gt;Beleef. Verras. Draag bij.&lt;/h3&gt;\r\n&amp;nbsp;\r\n\r\nIn het noorden hebben wij een divers en mooi cultuuraanbod: van theater en muziek tot dansvoorstellingen. Schurend, prikkelend, met diepgang of vol entertainment: cultuur heeft het allemaal. Cultuur Pakt Noord neemt je mee in deze wereld en verrast je zes keer per jaar met een bijzonder kijkje in de keuken van deze cultuurmakers. Zo zijn we al bij de generale repetitie van Happiness van Club Guy &amp;amp; Roni geweest, waar zakelijk leider Harmen de voorstelling toelichtte. Of dan sluip je door de bijzondere gangen van het Grand Theatre en zie je de prachtige voorstelling Hope She Was Worth It van Jonge Harten. Na afloop gingen we in gesprek met de maakster en regisseur, waardoor je in het maakproces wordt betrokken.\r\n\r\n&amp;nbsp;\r\n\r\nWij bieden bijzondere kijkjes achter de schermen. Samen met filter Groningen laten we zien welke voorstellingen er nog meer in Groningen plaatsvinden in de cultuuragenda. Je bijdrage (€ 50,00) aan Cultuur Pakt Noord gaat voor 100% naar alle Cultuurmakers toe en blijft er niets aan de strijkstok hangen. Samen zijn we hierin opgetrokken en maken we dit initiatief met hulp van Gemeente en provincie Groningen mogelijk.\r\n\r\n&amp;nbsp;\r\n\r\n&lt;img class="alignnone wp-image-47" src="http://localhost:8888/wordpress/wp-content/uploads/2017/04/logo-NNT-300x160.png" alt="" width="130" height="69" /&gt; &lt;img class="alignnone wp-image-49" src="http://localhost:8888/wordpress/wp-content/uploads/2017/04/logo-noorderzon-300x210.jpg" alt="" width="198" height="139" /&gt; &lt;img class="alignnone wp-image-50" src="http://localhost:8888/wordpress/wp-content/uploads/2017/04/Logo-VERA-300x300.png" alt="" width="130" height="130" /&gt; &lt;img class="alignnone <text:s/>wp-image-55" src="http://localhost:8888/wordpress/wp-content/uploads/2017/04/Logo-Grand-Theatrebg-300x112.png" alt="" width="184" height="69" /&gt; &lt;img class="alignnone wp-image-48" src="http://localhost:8888/wordpress/wp-content/uploads/2017/04/logo-Noorderlicht-300x300.jpg" alt="" width="87" height="87" /&gt; &lt;img class="alignnone <text:s/>wp-image-42" src="http://localhost:8888/wordpress/wp-content/uploads/2017/04/logo-de-noorderlingen-300x69.jpg" alt="" width="296" height="68" /&gt; &lt;img class="alignnone wp-image-45" src="http://localhost:8888/wordpress/wp-content/uploads/2017/04/logo-Guy-Roni-300x134.png" alt="" width="155" height="69" /&gt; &lt;img class="alignnone wp-image-46" src="http://localhost:8888/wordpress/wp-content/uploads/2017/04/Logo-Jonge-Harten-300x274.jpg" alt="" width="96" height="88" /&gt; &lt;img class="alignnone wp-image-41" src="http://localhost:8888/wordpress/wp-content/uploads/2017/04/Logo-Beeldlijn-300x147.jpg" alt="" width="225" height="110" /&gt;', 'Over ons', '', 'inherit', 'closed', 'closed', '', '6-revision-v1', '', '', '2017-05-02 09:39:16', '2017-05-02 09:39:16', '', 6, 'http://localhost:8888/wordpress/index.php/2017/05/02/6-revision-v1/', 0, 'revision', '', 0),</text:p>
      <text:p text:style-name="P1">(102, 1, '2017-05-02 09:42:18', '2017-05-02 09:42:18', '&lt;strong&gt;We zijn in de media geweest en misschien kunnen we daarnaar verwijzen:&lt;/strong&gt;\n\n&amp;nbsp;\n\n&lt;a <text:soft-page-break/>href="http://www.sikkom.nl/cultuur-pakt-noord-gelanceerd/" target="_blank" rel="noopener noreferrer" data-saferedirecturl="https://www.google.com/url?hl=nl&amp;amp;q=http://www.sikkom.nl/cultuur-pakt-noord-gelanceerd/&amp;amp;source=gmail&amp;amp;ust=1493652270462000&amp;amp;usg=AFQjCNEEibQiQiFZQd-2UQC8Aicwy7mWuw"&gt;Sikkom&lt;/a&gt;\n\n&lt;a href="http://www.gezinsbode.nl/cookies/?ref=http%3A%2F%2Fwww.gezinsbode.nl%2Fnieuws%2F64557%2Fcultuur-pakt-noord-nieuwe-vorm-van-cultureel-ondernemerschap%2F" target="_blank" rel="noopener noreferrer" data-saferedirecturl="https://www.google.com/url?hl=nl&amp;amp;q=http://www.gezinsbode.nl/cookies/?ref%3Dhttp%253A%252F%252Fwww.gezinsbode.nl%252Fnieuws%252F64557%252Fcultuur-pakt-noord-nieuwe-vorm-van-cultureel-ondernemerschap%252F&amp;amp;source=gmail&amp;amp;ust=1493652270463000&amp;amp;usg=AFQjCNGwysVWf1tDnn-Fy8nrk7CfnN2KdA"&gt;Gezinsbode&lt;/a&gt;\n\n&amp;nbsp;\n\n&lt;a href="http://www.cultuurpaktnoord.nl/nieuws" data-saferedirecturl="https://www.google.com/url?hl=nl&amp;amp;q=http://www.cultuurpaktnoord.nl/nieuws&amp;amp;source=gmail&amp;amp;ust=1493652270463000&amp;amp;usg=AFQjCNFSb00pVn1AqUrCOKaUS3dCGAIFxw"&gt;http://www.cultuurpaktnoord.nl/nieuws&lt;/a&gt;\n\n&amp;nbsp;\n\nHier staan ook nieuwsberichten die overgenomen kunnen worden muv culturele expeditie jonge harten en staande ovatie voor club guy &amp;amp; roni.', 'Nieuws', '', 'inherit', 'closed', 'closed', '', '14-autosave-v1', '', '', '2017-05-02 09:42:18', '2017-05-02 09:42:18', '', 14, 'http://localhost:8888/wordpress/index.php/2017/05/02/14-autosave-v1/', 0, 'revision', '', 0),</text:p>
      <text:p text:style-name="P1">(103, 1, '2017-05-02 09:42:32', '2017-05-02 09:42:32', '&lt;strong&gt;We zijn in de media geweest en misschien kunnen we daarnaar verwijzen:&lt;/strong&gt;\r\n\r\n&amp;nbsp;\r\n\r\n&lt;a href="http://www.sikkom.nl/cultuur-pakt-noord-gelanceerd/" target="_blank" rel="noopener noreferrer" data-saferedirecturl="https://www.google.com/url?hl=nl&amp;amp;q=http://www.sikkom.nl/cultuur-pakt-noord-gelanceerd/&amp;amp;source=gmail&amp;amp;ust=1493652270462000&amp;amp;usg=AFQjCNEEibQiQiFZQd-2UQC8Aicwy7mWuw"&gt;Sikkom&lt;/a&gt;\r\n\r\n&lt;a href="http://www.gezinsbode.nl/cookies/?ref=http%3A%2F%2Fwww.gezinsbode.nl%2Fnieuws%2F64557%2Fcultuur-pakt-noord-nieuwe-vorm-van-cultureel-ondernemerschap%2F" target="_blank" rel="noopener noreferrer" data-saferedirecturl="https://www.google.com/url?hl=nl&amp;amp;q=http://www.gezinsbode.nl/cookies/?ref%3Dhttp%253A%252F%252Fwww.gezinsbode.nl%252Fnieuws%252F64557%252Fcultuur-pakt-noord-nieuwe-vorm-van-cultureel-ondernemerschap%252F&amp;amp;source=gmail&amp;amp;ust=1493652270463000&amp;amp;usg=AFQjCNGwysVWf1tDnn-Fy8nrk7CfnN2KdA"&gt;Gezinsbode&lt;/a&gt;\r\n\r\n&amp;nbsp;\r\n\r\nHier staan ook nieuwsberichten die overgenomen kunnen worden muv culturele expeditie jonge harten en staande ovatie voor club guy &amp;amp; roni.', 'Nieuws', '', 'inherit', 'closed', 'closed', '', '14-revision-v1', '', '', '2017-05-02 09:42:32', '2017-05-02 09:42:32', '', 14, 'http://localhost:8888/wordpress/index.php/2017/05/02/14-revision-v1/', 0, 'revision', '', 0),</text:p>
      <text:p text:style-name="P1">(104, 1, '2017-05-03 09:04:25', '2017-05-03 09:04:25', '&lt;strong&gt;ANBI&lt;/strong&gt;&lt;strong&gt; Cultuur Pakt Noord&lt;/strong&gt;\r\n\r\n&lt;strong&gt;Adres&lt;/strong&gt;\r\n\r\nPostbus 780\r\n9700 AT Groningen\r\n\r\n&amp;nbsp;\r\n\r\nIn het Noorden hebben we een mooi cultuuraanbod en dat willen we graag zo houden. Geef je om cultuur, geef dan aan cultuur. Via &lt;a href="http://www.cultuurpaktnoord.nl/" data-saferedirecturl="https://www.google.com/url?hl=nl&amp;amp;q=http://www.cultuurpaktnoord.nl/&amp;amp;source=gmail&amp;amp;ust=1493652270631000&amp;amp;usg=AFQjCNF2CYpWiLfqajs6JtlClmKB7RZh4Q"&gt;Cultuur Pakt Noord&lt;/a&gt;, waarin het Groninger Forum samenwerkt met stichting Beeldlijn, De Noorderlingen, Noorderzon, NNT, Guy &amp;amp; Roni, Noorderlicht, Vera, Grand Theatre Groningen en het Jonge Harten Festival kun je een of alle deelnemende instellingen een gift geven. De Geefwet maakt dat heel aantrekkelijk: geef je periodiek voor een periode van vijf jaar dan kun je tot 65% van je gift via de belastingdienst terugkrijgen.', 'ANBI', '', 'inherit', 'closed', 'closed', '', '12-revision-v1', '', '', '2017-05-03 09:04:25', '2017-05-03 09:04:25', '', 12, 'http://localhost:8888/wordpress/index.php/2017/05/03/12-revision-v1/', 0, 'revision', '', 0),</text:p>
      <text:p text:style-name="P1">(105, 1, '2017-05-03 09:04:41', '2017-05-03 09:04:41', '&lt;strong&gt;ANBI&lt;/strong&gt;&lt;strong&gt; Cultuur <text:soft-page-break/>Pakt Noord&lt;/strong&gt;\r\n\r\n&lt;strong&gt;Adres&lt;/strong&gt;\r\n\r\nPostbus 780\r\n9700 AT Groningen\r\n\r\n&amp;nbsp;\r\n\r\nIn het Noorden hebben we een mooi cultuuraanbod en dat willen we graag zo houden. Geef je om cultuur, geef dan aan cultuur. Via &lt;a href="http://www.cultuurpaktnoord.nl/" data-saferedirecturl="https://www.google.com/url?hl=nl&amp;amp;q=http://www.cultuurpaktnoord.nl/&amp;amp;source=gmail&amp;amp;ust=1493652270631000&amp;amp;usg=AFQjCNF2CYpWiLfqajs6JtlClmKB7RZh4Q"&gt;Cultuur Pakt Noord&lt;/a&gt;, waarin het Groninger Forum samenwerkt met stichting Beeldlijn, De Noorderlingen, Noorderzon, NNT, Guy &amp;amp; Roni, Noorderlicht, Vera, Grand Theatre Groningen en het Jonge Harten Festival kun je een of alle deelnemende instellingen een gift geven.\r\n\r\nDe Geefwet maakt dat heel aantrekkelijk: geef je periodiek voor een periode van vijf jaar dan kun je tot 65% van je gift via de belastingdienst terugkrijgen.', 'ANBI', '', 'inherit', 'closed', 'closed', '', '12-revision-v1', '', '', '2017-05-03 09:04:41', '2017-05-03 09:04:41', '', 12, 'http://localhost:8888/wordpress/index.php/2017/05/03/12-revision-v1/', 0, 'revision', '', 0),</text:p>
      <text:p text:style-name="P1">(106, 1, '2017-05-03 12:20:00', '0000-00-00 00:00:00', '{\n <text:s text:c="3"/>"sidebars_widgets[sidebar-1]": {\n <text:s text:c="7"/>"value": [\n <text:s text:c="11"/>"search-2",\n <text:s text:c="11"/>"recent-posts-2",\n <text:s text:c="11"/>"nav_menu-7",\n <text:s text:c="11"/>"rss-3"\n <text:s text:c="7"/>],\n <text:s text:c="7"/>"type": "option",\n <text:s text:c="7"/>"user_id": 1\n <text:s text:c="3"/>},\n <text:s text:c="3"/>"widget_rss[3]": {\n <text:s text:c="7"/>"value": [],\n <text:s text:c="7"/>"type": "option",\n <text:s text:c="7"/>"user_id": 1\n <text:s text:c="3"/>},\n <text:s text:c="3"/>"charitize-pro::charitize_options[charitize-button-standard-color]": {\n <text:s text:c="7"/>"value": "#a84f4f",\n <text:s text:c="7"/>"type": "theme_mod",\n <text:s text:c="7"/>"user_id": 1\n <text:s text:c="3"/>}\n}', '', '', 'auto-draft', 'closed', 'closed', '', 'f29f8538-5f4d-4320-8a8d-89f485764521', '', '', '2017-05-03 12:20:00', '2017-05-03 12:20:00', '', 0, 'http://localhost:8888/wordpress/?p=106', 0, 'customize_changeset', '', 0),</text:p>
      <text:p text:style-name="P1">(107, 1, '2017-05-03 13:27:51', '2017-05-03 13:27:51', '{\n <text:s text:c="3"/>"charitize-pro::charitize_options[charitize-fs-enable-button-text]": {\n <text:s text:c="7"/>"value": "Lees verder",\n <text:s text:c="7"/>"type": "theme_mod",\n <text:s text:c="7"/>"user_id": 1\n <text:s text:c="3"/>},\n <text:s text:c="3"/>"charitize-pro::charitize_options[charitize-home-donate-button-text]": {\n <text:s text:c="7"/>"value": "Geef nu",\n <text:s text:c="7"/>"type": "theme_mod",\n <text:s text:c="7"/>"user_id": 1\n <text:s text:c="3"/>}\n}', '', '', 'trash', 'closed', 'closed', '', '1449725b-19d6-4f49-8e56-c65b2dd050c9', '', '', '2017-05-03 13:27:51', '2017-05-03 13:27:51', '', 0, 'http://localhost:8888/wordpress/?p=107', 0, 'customize_changeset', '', 0),</text:p>
      <text:p text:style-name="P1">(108, 1, '2017-05-03 13:28:58', '2017-05-03 13:28:58', '{\n <text:s text:c="3"/>"charitize-pro::charitize_options[charitize-donate-button-text]": {\n <text:s text:c="7"/>"value": "Geef nu",\n <text:s text:c="7"/>"type": "theme_mod",\n <text:s text:c="7"/>"user_id": 1\n <text:s text:c="3"/>}\n}', '', '', 'trash', 'closed', 'closed', '', '240ea99f-7462-49a1-ab9a-ffe4ff2799b6', '', '', '2017-05-03 13:28:58', '2017-05-03 13:28:58', '', 0, 'http://localhost:8888/wordpress/index.php/2017/05/03/240ea99f-7462-49a1-ab9a-ffe4ff2799b6/', 0, 'customize_changeset', '', 0);</text:p>
      <text:p text:style-name="P1"/>
      <text:p text:style-name="P1">-- --------------------------------------------------------</text:p>
      <text:p text:style-name="P1"/>
      <text:p text:style-name="P1">--</text:p>
      <text:p text:style-name="P1">-- Table structure for table `wp_termmeta`</text:p>
      <text:p text:style-name="P1">--</text:p>
      <text:p text:style-name="P1"/>
      <text:p text:style-name="P1">CREATE TABLE `wp_termmeta` (</text:p>
      <text:p text:style-name="P1"><text:s text:c="2"/>`meta_id` bigint(20) unsigned NOT NULL,</text:p>
      <text:p text:style-name="P1"><text:s text:c="2"/>`term_id` bigint(20) unsigned NOT NULL DEFAULT '0',</text:p>
      <text:p text:style-name="P1"><text:s text:c="2"/>`meta_key` varchar(255) COLLATE utf8mb4_unicode_ci DEFAULT NULL,</text:p>
      <text:p text:style-name="P1"><text:s text:c="2"/>`meta_value` longtext COLLATE utf8mb4_unicode_ci</text:p>
      <text:p text:style-name="P1">) ENGINE=InnoDB DEFAULT CHARSET=utf8mb4 COLLATE=utf8mb4_unicode_ci;</text:p>
      <text:p text:style-name="P1"/>
      <text:p text:style-name="P1">-- --------------------------------------------------------</text:p>
      <text:p text:style-name="P1"/>
      <text:p text:style-name="P1">--</text:p>
      <text:p text:style-name="P1">-- Table structure for table `wp_terms`</text:p>
      <text:p text:style-name="P1"><text:soft-page-break/>--</text:p>
      <text:p text:style-name="P1"/>
      <text:p text:style-name="P1">CREATE TABLE `wp_terms` (</text:p>
      <text:p text:style-name="P1"><text:s text:c="2"/>`term_id` bigint(20) unsigned NOT NULL,</text:p>
      <text:p text:style-name="P1"><text:s text:c="2"/>`name` varchar(200) COLLATE utf8mb4_unicode_ci NOT NULL DEFAULT '',</text:p>
      <text:p text:style-name="P1"><text:s text:c="2"/>`slug` varchar(200) COLLATE utf8mb4_unicode_ci NOT NULL DEFAULT '',</text:p>
      <text:p text:style-name="P1"><text:s text:c="2"/>`term_group` bigint(10) NOT NULL DEFAULT '0'</text:p>
      <text:p text:style-name="P1">) ENGINE=InnoDB AUTO_INCREMENT=4 DEFAULT CHARSET=utf8mb4 COLLATE=utf8mb4_unicode_ci;</text:p>
      <text:p text:style-name="P1"/>
      <text:p text:style-name="P1">--</text:p>
      <text:p text:style-name="P1">-- Dumping data for table `wp_terms`</text:p>
      <text:p text:style-name="P1">--</text:p>
      <text:p text:style-name="P1"/>
      <text:p text:style-name="P1">INSERT INTO `wp_terms` (`term_id`, `name`, `slug`, `term_group`) VALUES</text:p>
      <text:p text:style-name="P1">(1, 'Uncategorized', 'uncategorized', 0),</text:p>
      <text:p text:style-name="P1">(2, 'Menu', 'menu', 0),</text:p>
      <text:p text:style-name="P1">(3, 'Empty', 'empty', 0);</text:p>
      <text:p text:style-name="P1"/>
      <text:p text:style-name="P1">-- --------------------------------------------------------</text:p>
      <text:p text:style-name="P1"/>
      <text:p text:style-name="P1">--</text:p>
      <text:p text:style-name="P1">-- Table structure for table `wp_term_relationships`</text:p>
      <text:p text:style-name="P1">--</text:p>
      <text:p text:style-name="P1"/>
      <text:p text:style-name="P1">CREATE TABLE `wp_term_relationships` (</text:p>
      <text:p text:style-name="P1"><text:s text:c="2"/>`object_id` bigint(20) unsigned NOT NULL DEFAULT '0',</text:p>
      <text:p text:style-name="P1"><text:s text:c="2"/>`term_taxonomy_id` bigint(20) unsigned NOT NULL DEFAULT '0',</text:p>
      <text:p text:style-name="P1"><text:s text:c="2"/>`term_order` int(11) NOT NULL DEFAULT '0'</text:p>
      <text:p text:style-name="P1">) ENGINE=InnoDB DEFAULT CHARSET=utf8mb4 COLLATE=utf8mb4_unicode_ci;</text:p>
      <text:p text:style-name="P1"/>
      <text:p text:style-name="P1">--</text:p>
      <text:p text:style-name="P1">-- Dumping data for table `wp_term_relationships`</text:p>
      <text:p text:style-name="P1">--</text:p>
      <text:p text:style-name="P1"/>
      <text:p text:style-name="P1">INSERT INTO `wp_term_relationships` (`object_id`, `term_taxonomy_id`, `term_order`) VALUES</text:p>
      <text:p text:style-name="P1">(1, 1, 0),</text:p>
      <text:p text:style-name="P1">(27, 2, 0),</text:p>
      <text:p text:style-name="P1">(28, 2, 0),</text:p>
      <text:p text:style-name="P1">(29, 2, 0),</text:p>
      <text:p text:style-name="P1">(30, 2, 0),</text:p>
      <text:p text:style-name="P1">(31, 2, 0),</text:p>
      <text:p text:style-name="P1">(32, 2, 0),</text:p>
      <text:p text:style-name="P1">(33, 2, 0),</text:p>
      <text:p text:style-name="P1">(34, 2, 0);</text:p>
      <text:p text:style-name="P1"/>
      <text:p text:style-name="P1">-- --------------------------------------------------------</text:p>
      <text:p text:style-name="P1"/>
      <text:p text:style-name="P1">--</text:p>
      <text:p text:style-name="P1">-- Table structure for table `wp_term_taxonomy`</text:p>
      <text:p text:style-name="P1">--</text:p>
      <text:p text:style-name="P1"/>
      <text:p text:style-name="P1"><text:soft-page-break/>CREATE TABLE `wp_term_taxonomy` (</text:p>
      <text:p text:style-name="P1"><text:s text:c="2"/>`term_taxonomy_id` bigint(20) unsigned NOT NULL,</text:p>
      <text:p text:style-name="P1"><text:s text:c="2"/>`term_id` bigint(20) unsigned NOT NULL DEFAULT '0',</text:p>
      <text:p text:style-name="P1"><text:s text:c="2"/>`taxonomy` varchar(32) COLLATE utf8mb4_unicode_ci NOT NULL DEFAULT '',</text:p>
      <text:p text:style-name="P1"><text:s text:c="2"/>`description` longtext COLLATE utf8mb4_unicode_ci NOT NULL,</text:p>
      <text:p text:style-name="P1"><text:s text:c="2"/>`parent` bigint(20) unsigned NOT NULL DEFAULT '0',</text:p>
      <text:p text:style-name="P1"><text:s text:c="2"/>`count` bigint(20) NOT NULL DEFAULT '0'</text:p>
      <text:p text:style-name="P1">) ENGINE=InnoDB AUTO_INCREMENT=4 DEFAULT CHARSET=utf8mb4 COLLATE=utf8mb4_unicode_ci;</text:p>
      <text:p text:style-name="P1"/>
      <text:p text:style-name="P1">--</text:p>
      <text:p text:style-name="P1">-- Dumping data for table `wp_term_taxonomy`</text:p>
      <text:p text:style-name="P1">--</text:p>
      <text:p text:style-name="P1"/>
      <text:p text:style-name="P1">INSERT INTO `wp_term_taxonomy` (`term_taxonomy_id`, `term_id`, `taxonomy`, `description`, `parent`, `count`) VALUES</text:p>
      <text:p text:style-name="P1">(1, 1, 'category', '', 0, 1),</text:p>
      <text:p text:style-name="P1">(2, 2, 'nav_menu', '', 0, 8),</text:p>
      <text:p text:style-name="P1">(3, 3, 'nav_menu', '', 0, 0);</text:p>
      <text:p text:style-name="P1"/>
      <text:p text:style-name="P1">-- --------------------------------------------------------</text:p>
      <text:p text:style-name="P1"/>
      <text:p text:style-name="P1">--</text:p>
      <text:p text:style-name="P1">-- Table structure for table `wp_usermeta`</text:p>
      <text:p text:style-name="P1">--</text:p>
      <text:p text:style-name="P1"/>
      <text:p text:style-name="P1">CREATE TABLE `wp_usermeta` (</text:p>
      <text:p text:style-name="P1"><text:s text:c="2"/>`umeta_id` bigint(20) unsigned NOT NULL,</text:p>
      <text:p text:style-name="P1"><text:s text:c="2"/>`user_id` bigint(20) unsigned NOT NULL DEFAULT '0',</text:p>
      <text:p text:style-name="P1"><text:s text:c="2"/>`meta_key` varchar(255) COLLATE utf8mb4_unicode_ci DEFAULT NULL,</text:p>
      <text:p text:style-name="P1"><text:s text:c="2"/>`meta_value` longtext COLLATE utf8mb4_unicode_ci</text:p>
      <text:p text:style-name="P1">) ENGINE=InnoDB AUTO_INCREMENT=24 DEFAULT CHARSET=utf8mb4 COLLATE=utf8mb4_unicode_ci;</text:p>
      <text:p text:style-name="P1"/>
      <text:p text:style-name="P1">--</text:p>
      <text:p text:style-name="P1">-- Dumping data for table `wp_usermeta`</text:p>
      <text:p text:style-name="P1">--</text:p>
      <text:p text:style-name="P1"/>
      <text:p text:style-name="P1">INSERT INTO `wp_usermeta` (`umeta_id`, `user_id`, `meta_key`, `meta_value`) VALUES</text:p>
      <text:p text:style-name="P1">(1, 1, 'nickname', 'DinahJ'),</text:p>
      <text:p text:style-name="P1">(2, 1, 'first_name', ''),</text:p>
      <text:p text:style-name="P1">(3, 1, 'last_name', ''),</text:p>
      <text:p text:style-name="P1">(4, 1, 'description', ''),</text:p>
      <text:p text:style-name="P1">(5, 1, 'rich_editing', 'true'),</text:p>
      <text:p text:style-name="P1">(6, 1, 'comment_shortcuts', 'false'),</text:p>
      <text:p text:style-name="P1">(7, 1, 'admin_color', 'fresh'),</text:p>
      <text:p text:style-name="P1">(8, 1, 'use_ssl', '0'),</text:p>
      <text:p text:style-name="P1">(9, 1, 'show_admin_bar_front', 'true'),</text:p>
      <text:p text:style-name="P1">(10, 1, 'locale', ''),</text:p>
      <text:p text:style-name="P1">(11, 1, 'wp_capabilities', 'a:1:{s:13:"administrator";b:1;}'),</text:p>
      <text:p text:style-name="P1">(12, 1, 'wp_user_level', '10'),</text:p>
      <text:p text:style-name="P1">(13, 1, 'dismissed_wp_pointers', ''),</text:p>
      <text:p text:style-name="P1"><text:soft-page-break/>(14, 1, 'show_welcome_panel', '1'),</text:p>
      <text:p text:style-name="P1">(15, 1, 'session_tokens', 'a:3:{s:64:"f794da3bb02f795db628c8268cdd23768d6a5413594bccd4894e520fd94c5f38";a:4:{s:10:"expiration";i:1493885054;s:2:"ip";s:3:"::1";s:2:"ua";s:120:"Mozilla/5.0 (Macintosh; Intel Mac OS X 10_12_4) AppleWebKit/537.36 (KHTML, like Gecko) Chrome/58.0.3029.81 Safari/537.36";s:5:"login";i:1493712254;}s:64:"9c89bed4b27a965a7dada01d2441c70d25938d06bb6e65dfcf919b9e018a3e21";a:4:{s:10:"expiration";i:1493978434;s:2:"ip";s:3:"::1";s:2:"ua";s:120:"Mozilla/5.0 (Macintosh; Intel Mac OS X 10_12_4) AppleWebKit/537.36 (KHTML, like Gecko) Chrome/58.0.3029.81 Safari/537.36";s:5:"login";i:1493805634;}s:64:"36b1d09d9d5810b9c98af297a9faad0a87158cde4325e73818607cd76e373ef0";a:4:{s:10:"expiration";i:1493983398;s:2:"ip";s:3:"::1";s:2:"ua";s:120:"Mozilla/5.0 (Macintosh; Intel Mac OS X 10_12_4) AppleWebKit/537.36 (KHTML, like Gecko) Chrome/58.0.3029.96 Safari/537.36";s:5:"login";i:1493810598;}}'),</text:p>
      <text:p text:style-name="P1">(16, 1, 'wp_user-settings', 'libraryContent=browse&amp;editor=tinymce&amp;advImgDetails=show'),</text:p>
      <text:p text:style-name="P1">(17, 1, 'wp_user-settings-time', '1493626142'),</text:p>
      <text:p text:style-name="P1">(18, 1, 'wp_dashboard_quick_press_last_post_id', '3'),</text:p>
      <text:p text:style-name="P1">(19, 1, 'managenav-menuscolumnshidden', 'a:5:{i:0;s:11:"link-target";i:1;s:11:"css-classes";i:2;s:3:"xfn";i:3;s:11:"description";i:4;s:15:"title-attribute";}'),</text:p>
      <text:p text:style-name="P1">(20, 1, 'metaboxhidden_nav-menus', 'a:2:{i:0;s:12:"add-post_tag";i:1;s:15:"add-post_format";}'),</text:p>
      <text:p text:style-name="P1">(21, 1, 'nav_menu_recently_edited', '3'),</text:p>
      <text:p text:style-name="P1">(22, 1, 'closedpostboxes_attachment', 'a:1:{i:0;s:9:"submitdiv";}'),</text:p>
      <text:p text:style-name="P1">(23, 1, 'metaboxhidden_attachment', 'a:4:{i:0;s:16:"commentstatusdiv";i:1;s:11:"commentsdiv";i:2;s:7:"slugdiv";i:3;s:9:"authordiv";}');</text:p>
      <text:p text:style-name="P1"/>
      <text:p text:style-name="P1">-- --------------------------------------------------------</text:p>
      <text:p text:style-name="P1"/>
      <text:p text:style-name="P1">--</text:p>
      <text:p text:style-name="P1">-- Table structure for table `wp_users`</text:p>
      <text:p text:style-name="P1">--</text:p>
      <text:p text:style-name="P1"/>
      <text:p text:style-name="P1">CREATE TABLE `wp_users` (</text:p>
      <text:p text:style-name="P1"><text:s text:c="2"/>`ID` bigint(20) unsigned NOT NULL,</text:p>
      <text:p text:style-name="P1"><text:s text:c="2"/>`user_login` varchar(60) COLLATE utf8mb4_unicode_ci NOT NULL DEFAULT '',</text:p>
      <text:p text:style-name="P1"><text:s text:c="2"/>`user_pass` varchar(255) COLLATE utf8mb4_unicode_ci NOT NULL DEFAULT '',</text:p>
      <text:p text:style-name="P1"><text:s text:c="2"/>`user_nicename` varchar(50) COLLATE utf8mb4_unicode_ci NOT NULL DEFAULT '',</text:p>
      <text:p text:style-name="P1"><text:s text:c="2"/>`user_email` varchar(100) COLLATE utf8mb4_unicode_ci NOT NULL DEFAULT '',</text:p>
      <text:p text:style-name="P1"><text:s text:c="2"/>`user_url` varchar(100) COLLATE utf8mb4_unicode_ci NOT NULL DEFAULT '',</text:p>
      <text:p text:style-name="P1"><text:s text:c="2"/>`user_registered` datetime NOT NULL DEFAULT '0000-00-00 00:00:00',</text:p>
      <text:p text:style-name="P1"><text:s text:c="2"/>`user_activation_key` varchar(255) COLLATE utf8mb4_unicode_ci NOT NULL DEFAULT '',</text:p>
      <text:p text:style-name="P1"><text:s text:c="2"/>`user_status` int(11) NOT NULL DEFAULT '0',</text:p>
      <text:p text:style-name="P1"><text:s text:c="2"/>`display_name` varchar(250) COLLATE utf8mb4_unicode_ci NOT NULL DEFAULT ''</text:p>
      <text:p text:style-name="P1">) ENGINE=InnoDB AUTO_INCREMENT=2 DEFAULT CHARSET=utf8mb4 COLLATE=utf8mb4_unicode_ci;</text:p>
      <text:p text:style-name="P1"/>
      <text:p text:style-name="P1">--</text:p>
      <text:p text:style-name="P1">-- Dumping data for table `wp_users`</text:p>
      <text:p text:style-name="P1">--</text:p>
      <text:p text:style-name="P1"/>
      <text:p text:style-name="P1">INSERT INTO `wp_users` (`ID`, `user_login`, `user_pass`, `user_nicename`, `user_email`, `user_url`, `user_registered`, `user_activation_key`, `user_status`, `display_name`) VALUES</text:p>
      <text:p text:style-name="P1">(1, 'DinahJ', '$P$B.u/zBPJl9abhYpeUMnsrdJ5jGRbkE/', 'dinahj', 'dinahjellema@gmail.com', '', <text:soft-page-break/>'2017-04-26 20:24:09', '', 0, 'DinahJ');</text:p>
      <text:p text:style-name="P1"/>
      <text:p text:style-name="P1">--</text:p>
      <text:p text:style-name="P1">-- Indexes for dumped tables</text:p>
      <text:p text:style-name="P1">--</text:p>
      <text:p text:style-name="P1"/>
      <text:p text:style-name="P1">--</text:p>
      <text:p text:style-name="P1">-- Indexes for table `wp_commentmeta`</text:p>
      <text:p text:style-name="P1">--</text:p>
      <text:p text:style-name="P1">ALTER TABLE `wp_commentmeta`</text:p>
      <text:p text:style-name="P1"><text:s text:c="2"/>ADD PRIMARY KEY (`meta_id`),</text:p>
      <text:p text:style-name="P1"><text:s text:c="2"/>ADD KEY `comment_id` (`comment_id`),</text:p>
      <text:p text:style-name="P1"><text:s text:c="2"/>ADD KEY `meta_key` (`meta_key`(191));</text:p>
      <text:p text:style-name="P1"/>
      <text:p text:style-name="P1">--</text:p>
      <text:p text:style-name="P1">-- Indexes for table `wp_comments`</text:p>
      <text:p text:style-name="P1">--</text:p>
      <text:p text:style-name="P1">ALTER TABLE `wp_comments`</text:p>
      <text:p text:style-name="P1"><text:s text:c="2"/>ADD PRIMARY KEY (`comment_ID`),</text:p>
      <text:p text:style-name="P1"><text:s text:c="2"/>ADD KEY `comment_post_ID` (`comment_post_ID`),</text:p>
      <text:p text:style-name="P1"><text:s text:c="2"/>ADD KEY `comment_approved_date_gmt` (`comment_approved`,`comment_date_gmt`),</text:p>
      <text:p text:style-name="P1"><text:s text:c="2"/>ADD KEY `comment_date_gmt` (`comment_date_gmt`),</text:p>
      <text:p text:style-name="P1"><text:s text:c="2"/>ADD KEY `comment_parent` (`comment_parent`),</text:p>
      <text:p text:style-name="P1"><text:s text:c="2"/>ADD KEY `comment_author_email` (`comment_author_email`(10));</text:p>
      <text:p text:style-name="P1"/>
      <text:p text:style-name="P1">--</text:p>
      <text:p text:style-name="P1">-- Indexes for table `wp_duplicator_packages`</text:p>
      <text:p text:style-name="P1">--</text:p>
      <text:p text:style-name="P1">ALTER TABLE `wp_duplicator_packages`</text:p>
      <text:p text:style-name="P1"><text:s text:c="2"/>ADD PRIMARY KEY (`id`),</text:p>
      <text:p text:style-name="P1"><text:s text:c="2"/>ADD KEY `hash` (`hash`);</text:p>
      <text:p text:style-name="P1"/>
      <text:p text:style-name="P1">--</text:p>
      <text:p text:style-name="P1">-- Indexes for table `wp_links`</text:p>
      <text:p text:style-name="P1">--</text:p>
      <text:p text:style-name="P1">ALTER TABLE `wp_links`</text:p>
      <text:p text:style-name="P1"><text:s text:c="2"/>ADD PRIMARY KEY (`link_id`),</text:p>
      <text:p text:style-name="P1"><text:s text:c="2"/>ADD KEY `link_visible` (`link_visible`);</text:p>
      <text:p text:style-name="P1"/>
      <text:p text:style-name="P1">--</text:p>
      <text:p text:style-name="P1">-- Indexes for table `wp_options`</text:p>
      <text:p text:style-name="P1">--</text:p>
      <text:p text:style-name="P1">ALTER TABLE `wp_options`</text:p>
      <text:p text:style-name="P1"><text:s text:c="2"/>ADD PRIMARY KEY (`option_id`),</text:p>
      <text:p text:style-name="P1"><text:s text:c="2"/>ADD UNIQUE KEY `option_name` (`option_name`);</text:p>
      <text:p text:style-name="P1"/>
      <text:p text:style-name="P1">--</text:p>
      <text:p text:style-name="P1">-- Indexes for table `wp_postmeta`</text:p>
      <text:p text:style-name="P1">--</text:p>
      <text:p text:style-name="P1">ALTER TABLE `wp_postmeta`</text:p>
      <text:p text:style-name="P1"><text:s text:c="2"/>ADD PRIMARY KEY (`meta_id`),</text:p>
      <text:p text:style-name="P1"><text:s text:c="2"/>ADD KEY `post_id` (`post_id`),</text:p>
      <text:p text:style-name="P1"><text:soft-page-break/><text:s text:c="2"/>ADD KEY `meta_key` (`meta_key`(191));</text:p>
      <text:p text:style-name="P1"/>
      <text:p text:style-name="P1">--</text:p>
      <text:p text:style-name="P1">-- Indexes for table `wp_posts`</text:p>
      <text:p text:style-name="P1">--</text:p>
      <text:p text:style-name="P1">ALTER TABLE `wp_posts`</text:p>
      <text:p text:style-name="P1"><text:s text:c="2"/>ADD PRIMARY KEY (`ID`),</text:p>
      <text:p text:style-name="P1"><text:s text:c="2"/>ADD KEY `post_name` (`post_name`(191)),</text:p>
      <text:p text:style-name="P1"><text:s text:c="2"/>ADD KEY `type_status_date` (`post_type`,`post_status`,`post_date`,`ID`),</text:p>
      <text:p text:style-name="P1"><text:s text:c="2"/>ADD KEY `post_parent` (`post_parent`),</text:p>
      <text:p text:style-name="P1"><text:s text:c="2"/>ADD KEY `post_author` (`post_author`);</text:p>
      <text:p text:style-name="P1"/>
      <text:p text:style-name="P1">--</text:p>
      <text:p text:style-name="P1">-- Indexes for table `wp_termmeta`</text:p>
      <text:p text:style-name="P1">--</text:p>
      <text:p text:style-name="P1">ALTER TABLE `wp_termmeta`</text:p>
      <text:p text:style-name="P1"><text:s text:c="2"/>ADD PRIMARY KEY (`meta_id`),</text:p>
      <text:p text:style-name="P1"><text:s text:c="2"/>ADD KEY `term_id` (`term_id`),</text:p>
      <text:p text:style-name="P1"><text:s text:c="2"/>ADD KEY `meta_key` (`meta_key`(191));</text:p>
      <text:p text:style-name="P1"/>
      <text:p text:style-name="P1">--</text:p>
      <text:p text:style-name="P1">-- Indexes for table `wp_terms`</text:p>
      <text:p text:style-name="P1">--</text:p>
      <text:p text:style-name="P1">ALTER TABLE `wp_terms`</text:p>
      <text:p text:style-name="P1"><text:s text:c="2"/>ADD PRIMARY KEY (`term_id`),</text:p>
      <text:p text:style-name="P1"><text:s text:c="2"/>ADD KEY `slug` (`slug`(191)),</text:p>
      <text:p text:style-name="P1"><text:s text:c="2"/>ADD KEY `name` (`name`(191));</text:p>
      <text:p text:style-name="P1"/>
      <text:p text:style-name="P1">--</text:p>
      <text:p text:style-name="P1">-- Indexes for table `wp_term_relationships`</text:p>
      <text:p text:style-name="P1">--</text:p>
      <text:p text:style-name="P1">ALTER TABLE `wp_term_relationships`</text:p>
      <text:p text:style-name="P1"><text:s text:c="2"/>ADD PRIMARY KEY (`object_id`,`term_taxonomy_id`),</text:p>
      <text:p text:style-name="P1"><text:s text:c="2"/>ADD KEY `term_taxonomy_id` (`term_taxonomy_id`);</text:p>
      <text:p text:style-name="P1"/>
      <text:p text:style-name="P1">--</text:p>
      <text:p text:style-name="P1">-- Indexes for table `wp_term_taxonomy`</text:p>
      <text:p text:style-name="P1">--</text:p>
      <text:p text:style-name="P1">ALTER TABLE `wp_term_taxonomy`</text:p>
      <text:p text:style-name="P1"><text:s text:c="2"/>ADD PRIMARY KEY (`term_taxonomy_id`),</text:p>
      <text:p text:style-name="P1"><text:s text:c="2"/>ADD UNIQUE KEY `term_id_taxonomy` (`term_id`,`taxonomy`),</text:p>
      <text:p text:style-name="P1"><text:s text:c="2"/>ADD KEY `taxonomy` (`taxonomy`);</text:p>
      <text:p text:style-name="P1"/>
      <text:p text:style-name="P1">--</text:p>
      <text:p text:style-name="P1">-- Indexes for table `wp_usermeta`</text:p>
      <text:p text:style-name="P1">--</text:p>
      <text:p text:style-name="P1">ALTER TABLE `wp_usermeta`</text:p>
      <text:p text:style-name="P1"><text:s text:c="2"/>ADD PRIMARY KEY (`umeta_id`),</text:p>
      <text:p text:style-name="P1"><text:s text:c="2"/>ADD KEY `user_id` (`user_id`),</text:p>
      <text:p text:style-name="P1"><text:s text:c="2"/>ADD KEY `meta_key` (`meta_key`(191));</text:p>
      <text:p text:style-name="P1"/>
      <text:p text:style-name="P1">--</text:p>
      <text:p text:style-name="P1"><text:soft-page-break/>-- Indexes for table `wp_users`</text:p>
      <text:p text:style-name="P1">--</text:p>
      <text:p text:style-name="P1">ALTER TABLE `wp_users`</text:p>
      <text:p text:style-name="P1"><text:s text:c="2"/>ADD PRIMARY KEY (`ID`),</text:p>
      <text:p text:style-name="P1"><text:s text:c="2"/>ADD KEY `user_login_key` (`user_login`),</text:p>
      <text:p text:style-name="P1"><text:s text:c="2"/>ADD KEY `user_nicename` (`user_nicename`),</text:p>
      <text:p text:style-name="P1"><text:s text:c="2"/>ADD KEY `user_email` (`user_email`);</text:p>
      <text:p text:style-name="P1"/>
      <text:p text:style-name="P1">--</text:p>
      <text:p text:style-name="P1">-- AUTO_INCREMENT for dumped tables</text:p>
      <text:p text:style-name="P1">--</text:p>
      <text:p text:style-name="P1"/>
      <text:p text:style-name="P1">--</text:p>
      <text:p text:style-name="P1">-- AUTO_INCREMENT for table `wp_commentmeta`</text:p>
      <text:p text:style-name="P1">--</text:p>
      <text:p text:style-name="P1">ALTER TABLE `wp_commentmeta`</text:p>
      <text:p text:style-name="P1"><text:s text:c="2"/>MODIFY `meta_id` bigint(20) unsigned NOT NULL AUTO_INCREMENT;</text:p>
      <text:p text:style-name="P1">--</text:p>
      <text:p text:style-name="P1">-- AUTO_INCREMENT for table `wp_comments`</text:p>
      <text:p text:style-name="P1">--</text:p>
      <text:p text:style-name="P1">ALTER TABLE `wp_comments`</text:p>
      <text:p text:style-name="P1"><text:s text:c="2"/>MODIFY `comment_ID` bigint(20) unsigned NOT NULL AUTO_INCREMENT,AUTO_INCREMENT=2;</text:p>
      <text:p text:style-name="P1">--</text:p>
      <text:p text:style-name="P1">-- AUTO_INCREMENT for table `wp_duplicator_packages`</text:p>
      <text:p text:style-name="P1">--</text:p>
      <text:p text:style-name="P1">ALTER TABLE `wp_duplicator_packages`</text:p>
      <text:p text:style-name="P1"><text:s text:c="2"/>MODIFY `id` bigint(20) unsigned NOT NULL AUTO_INCREMENT,AUTO_INCREMENT=2;</text:p>
      <text:p text:style-name="P1">--</text:p>
      <text:p text:style-name="P1">-- AUTO_INCREMENT for table `wp_links`</text:p>
      <text:p text:style-name="P1">--</text:p>
      <text:p text:style-name="P1">ALTER TABLE `wp_links`</text:p>
      <text:p text:style-name="P1"><text:s text:c="2"/>MODIFY `link_id` bigint(20) unsigned NOT NULL AUTO_INCREMENT;</text:p>
      <text:p text:style-name="P1">--</text:p>
      <text:p text:style-name="P1">-- AUTO_INCREMENT for table `wp_options`</text:p>
      <text:p text:style-name="P1">--</text:p>
      <text:p text:style-name="P1">ALTER TABLE `wp_options`</text:p>
      <text:p text:style-name="P1"><text:s text:c="2"/>MODIFY `option_id` bigint(20) unsigned NOT NULL AUTO_INCREMENT,AUTO_INCREMENT=321;</text:p>
      <text:p text:style-name="P1">--</text:p>
      <text:p text:style-name="P1">-- AUTO_INCREMENT for table `wp_postmeta`</text:p>
      <text:p text:style-name="P1">--</text:p>
      <text:p text:style-name="P1">ALTER TABLE `wp_postmeta`</text:p>
      <text:p text:style-name="P1"><text:s text:c="2"/>MODIFY `meta_id` bigint(20) unsigned NOT NULL AUTO_INCREMENT,AUTO_INCREMENT=225;</text:p>
      <text:p text:style-name="P1">--</text:p>
      <text:p text:style-name="P1">-- AUTO_INCREMENT for table `wp_posts`</text:p>
      <text:p text:style-name="P1">--</text:p>
      <text:p text:style-name="P1">ALTER TABLE `wp_posts`</text:p>
      <text:p text:style-name="P1"><text:s text:c="2"/>MODIFY `ID` bigint(20) unsigned NOT NULL AUTO_INCREMENT,AUTO_INCREMENT=109;</text:p>
      <text:p text:style-name="P1">--</text:p>
      <text:p text:style-name="P1"><text:soft-page-break/>-- AUTO_INCREMENT for table `wp_termmeta`</text:p>
      <text:p text:style-name="P1">--</text:p>
      <text:p text:style-name="P1">ALTER TABLE `wp_termmeta`</text:p>
      <text:p text:style-name="P1"><text:s text:c="2"/>MODIFY `meta_id` bigint(20) unsigned NOT NULL AUTO_INCREMENT;</text:p>
      <text:p text:style-name="P1">--</text:p>
      <text:p text:style-name="P1">-- AUTO_INCREMENT for table `wp_terms`</text:p>
      <text:p text:style-name="P1">--</text:p>
      <text:p text:style-name="P1">ALTER TABLE `wp_terms`</text:p>
      <text:p text:style-name="P1"><text:s text:c="2"/>MODIFY `term_id` bigint(20) unsigned NOT NULL AUTO_INCREMENT,AUTO_INCREMENT=4;</text:p>
      <text:p text:style-name="P1">--</text:p>
      <text:p text:style-name="P1">-- AUTO_INCREMENT for table `wp_term_taxonomy`</text:p>
      <text:p text:style-name="P1">--</text:p>
      <text:p text:style-name="P1">ALTER TABLE `wp_term_taxonomy`</text:p>
      <text:p text:style-name="P1"><text:s text:c="2"/>MODIFY `term_taxonomy_id` bigint(20) unsigned NOT NULL AUTO_INCREMENT,AUTO_INCREMENT=4;</text:p>
      <text:p text:style-name="P1">--</text:p>
      <text:p text:style-name="P1">-- AUTO_INCREMENT for table `wp_usermeta`</text:p>
      <text:p text:style-name="P1">--</text:p>
      <text:p text:style-name="P1">ALTER TABLE `wp_usermeta`</text:p>
      <text:p text:style-name="P1"><text:s text:c="2"/>MODIFY `umeta_id` bigint(20) unsigned NOT NULL AUTO_INCREMENT,AUTO_INCREMENT=24;</text:p>
      <text:p text:style-name="P1">--</text:p>
      <text:p text:style-name="P1">-- AUTO_INCREMENT for table `wp_users`</text:p>
      <text:p text:style-name="P1">--</text:p>
      <text:p text:style-name="P1">ALTER TABLE `wp_users`</text:p>
      <text:p text:style-name="P1"><text:s text:c="2"/>MODIFY `ID` bigint(20) unsigned NOT NULL AUTO_INCREMENT,AUTO_INCREMEN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5:41:39.204409000</meta:creation-date>
    <dc:date>2017-05-03T15:43:05.034604000</dc:date>
    <meta:editing-duration>PT1M39S</meta:editing-duration>
    <meta:editing-cycles>1</meta:editing-cycles>
    <meta:document-statistic meta:table-count="0" meta:image-count="0" meta:object-count="0" meta:page-count="200" meta:paragraph-count="970" meta:word-count="62860" meta:character-count="825381" meta:non-whitespace-character-count="753899"/>
    <meta:generator>LibreOffice/5.0.4.2$MacOSX_X86_64 LibreOffice_project/2b9802c1994aa0b7dc6079e128979269cf95bc78</meta:generator>
  </office:meta>
</office:document-meta>
</file>